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30.5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16">
      <style:table-cell-properties fo:wrap-option="wrap"/>
    </style:style>
    <style:style style:name="ce3" style:family="table-cell" style:parent-style-name="Default" style:data-style-name="N116"/>
    <style:style style:name="ce16" style:family="table-cell" style:parent-style-name="Default" style:data-style-name="N114">
      <style:table-cell-properties fo:wrap-option="wrap"/>
    </style:style>
    <style:style style:name="ce5" style:family="table-cell" style:parent-style-name="Default" style:data-style-name="N114"/>
    <style:style style:name="ce18" style:family="table-cell" style:parent-style-name="Default" style:data-style-name="N2">
      <style:table-cell-properties fo:wrap-option="wrap"/>
    </style:style>
    <style:style style:name="ce7" style:family="table-cell" style:parent-style-name="Default" style:data-style-name="N2"/>
    <style:style style:name="ce20" style:family="table-cell" style:parent-style-name="Default" style:data-style-name="N108">
      <style:table-cell-properties fo:wrap-option="wrap"/>
    </style:style>
    <style:style style:name="ce9" style:family="table-cell" style:parent-style-name="Default" style:data-style-name="N108"/>
    <style:style style:name="ce22" style:family="table-cell" style:parent-style-name="Default" style:data-style-name="N109">
      <style:table-cell-properties fo:wrap-option="wrap"/>
    </style:style>
    <style:style style:name="ce11" style:family="table-cell" style:parent-style-name="Default" style:data-style-name="N109"/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ertex_metr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3" table:default-cell-style-name="Default"/>
        <table:table-column table:style-name="co6" table:default-cell-style-name="ce5"/>
        <table:table-column table:style-name="co7" table:default-cell-style-name="ce9"/>
        <table:table-column table:style-name="co5" table:default-cell-style-name="ce11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3" office:value-type="string" calcext:value-type="string">
            <text:p>node</text:p>
          </table:table-cell>
          <table:table-cell table:style-name="ce14" office:value-type="string" calcext:value-type="string">
            <text:p>degree</text:p>
          </table:table-cell>
          <table:table-cell table:style-name="ce13" office:value-type="string" calcext:value-type="string">
            <text:p>unweighted_degree</text:p>
          </table:table-cell>
          <table:table-cell table:style-name="ce16" office:value-type="string" calcext:value-type="string">
            <text:p>degree_ centrality</text:p>
          </table:table-cell>
          <table:table-cell table:style-name="ce18" office:value-type="string" calcext:value-type="string">
            <text:p>weighted_ eccentricity</text:p>
          </table:table-cell>
          <table:table-cell table:style-name="ce13" office:value-type="string" calcext:value-type="string">
            <text:p>unweighted_eccentricity</text:p>
          </table:table-cell>
          <table:table-cell table:style-name="ce16" office:value-type="string" calcext:value-type="string">
            <text:p>closeness</text:p>
          </table:table-cell>
          <table:table-cell table:style-name="ce20" office:value-type="string" calcext:value-type="string">
            <text:p>betweenness</text:p>
          </table:table-cell>
          <table:table-cell table:style-name="ce22" office:value-type="string" calcext:value-type="string">
            <text:p>eigenvector</text:p>
          </table:table-cell>
          <table:table-cell table:style-name="ce13" office:value-type="string" calcext:value-type="string">
            <text:p>community</text:p>
          </table:table-cell>
          <table:table-cell table:style-name="ce22" office:value-type="string" calcext:value-type="string">
            <text:p>clustering</text:p>
          </table:table-cell>
          <table:table-cell table:style-name="ce13" office:value-type="string" calcext:value-type="string">
            <text:p>triangles</text:p>
          </table:table-cell>
          <table:table-cell table:style-name="ce13" office:value-type="string" calcext:value-type="string">
            <text:p>album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989.89999999999" calcext:value-type="float">
            <text:p>1989,9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19248898674416" calcext:value-type="float">
            <text:p>0,0019248899</text:p>
          </table:table-cell>
          <table:table-cell office:value-type="float" office:value="0.0609397679910969" calcext:value-type="float">
            <text:p>0,060939768</text:p>
          </table:table-cell>
          <table:table-cell office:value-type="float" office:value="3" calcext:value-type="float">
            <text:p>3</text:p>
          </table:table-cell>
          <table:table-cell office:value-type="float" office:value="0.0306068512643712" calcext:value-type="float">
            <text:p>0,030606851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Rust Never Sleeps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955.89999999998" calcext:value-type="float">
            <text:p>1955,9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6514864898298" calcext:value-type="float">
            <text:p>0,0006514865</text:p>
          </table:table-cell>
          <table:table-cell office:value-type="float" office:value="0.0594151642524411" calcext:value-type="float">
            <text:p>0,059415164</text:p>
          </table:table-cell>
          <table:table-cell office:value-type="float" office:value="3" calcext:value-type="float">
            <text:p>3</text:p>
          </table:table-cell>
          <table:table-cell office:value-type="float" office:value="0.0350360041055458" calcext:value-type="float">
            <text:p>0,035036004</text:p>
          </table:table-cell>
          <table:table-cell office:value-type="float" office:value="165840" calcext:value-type="float">
            <text:p>165840</text:p>
          </table:table-cell>
          <table:table-cell office:value-type="string" calcext:value-type="string">
            <text:p>Artaud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950.39999999999" calcext:value-type="float">
            <text:p>1950,4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12661291886408" calcext:value-type="float">
            <text:p>0,0012661292</text:p>
          </table:table-cell>
          <table:table-cell office:value-type="float" office:value="0.0593632763789447" calcext:value-type="float">
            <text:p>0,059363276</text:p>
          </table:table-cell>
          <table:table-cell office:value-type="float" office:value="3" calcext:value-type="float">
            <text:p>3</text:p>
          </table:table-cell>
          <table:table-cell office:value-type="float" office:value="0.0307817943180924" calcext:value-type="float">
            <text:p>0,030781794</text:p>
          </table:table-cell>
          <table:table-cell office:value-type="float" office:value="204482" calcext:value-type="float">
            <text:p>204482</text:p>
          </table:table-cell>
          <table:table-cell office:value-type="string" calcext:value-type="string">
            <text:p>Live Rus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914.09999999999" calcext:value-type="float">
            <text:p>1914,1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1652955560771" calcext:value-type="float">
            <text:p>0,0001652956</text:p>
          </table:table-cell>
          <table:table-cell office:value-type="float" office:value="0.0588713565417704" calcext:value-type="float">
            <text:p>0,058871357</text:p>
          </table:table-cell>
          <table:table-cell office:value-type="float" office:value="3" calcext:value-type="float">
            <text:p>3</text:p>
          </table:table-cell>
          <table:table-cell office:value-type="float" office:value="0.0341635292331179" calcext:value-type="float">
            <text:p>0,034163529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Zum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910.49999999999" calcext:value-type="float">
            <text:p>1910,5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05768627679115" calcext:value-type="float">
            <text:p>0,0005768628</text:p>
          </table:table-cell>
          <table:table-cell office:value-type="float" office:value="0.0587200089858548" calcext:value-type="float">
            <text:p>0,058720009</text:p>
          </table:table-cell>
          <table:table-cell office:value-type="float" office:value="3" calcext:value-type="float">
            <text:p>3</text:p>
          </table:table-cell>
          <table:table-cell office:value-type="float" office:value="0.0357473696204393" calcext:value-type="float">
            <text:p>0,035747370</text:p>
          </table:table-cell>
          <table:table-cell office:value-type="float" office:value="161546" calcext:value-type="float">
            <text:p>161546</text:p>
          </table:table-cell>
          <table:table-cell office:value-type="string" calcext:value-type="string">
            <text:p>Harvest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901.49999999999" calcext:value-type="float">
            <text:p>1901,5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8502705396492" calcext:value-type="float">
            <text:p>0,0008502705</text:p>
          </table:table-cell>
          <table:table-cell office:value-type="float" office:value="0.0584990692568506" calcext:value-type="float">
            <text:p>0,058499069</text:p>
          </table:table-cell>
          <table:table-cell office:value-type="float" office:value="3" calcext:value-type="float">
            <text:p>3</text:p>
          </table:table-cell>
          <table:table-cell office:value-type="float" office:value="0.036553855342188" calcext:value-type="float">
            <text:p>0,036553855</text:p>
          </table:table-cell>
          <table:table-cell office:value-type="float" office:value="147604" calcext:value-type="float">
            <text:p>147604</text:p>
          </table:table-cell>
          <table:table-cell office:value-type="string" calcext:value-type="string">
            <text:p>After the Gold Rush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830.19999999999" calcext:value-type="float">
            <text:p>1830,2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563506057828" calcext:value-type="float">
            <text:p>0,0005635061</text:p>
          </table:table-cell>
          <table:table-cell office:value-type="float" office:value="0.0574782553341842" calcext:value-type="float">
            <text:p>0,057478255</text:p>
          </table:table-cell>
          <table:table-cell office:value-type="float" office:value="3" calcext:value-type="float">
            <text:p>3</text:p>
          </table:table-cell>
          <table:table-cell office:value-type="float" office:value="0.0408403617808506" calcext:value-type="float">
            <text:p>0,040840362</text:p>
          </table:table-cell>
          <table:table-cell office:value-type="float" office:value="118183" calcext:value-type="float">
            <text:p>118183</text:p>
          </table:table-cell>
          <table:table-cell office:value-type="string" calcext:value-type="string">
            <text:p>On the Beach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874.49999999999" calcext:value-type="float">
            <text:p>1874,5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12146414952026" calcext:value-type="float">
            <text:p>0,0012146415</text:p>
          </table:table-cell>
          <table:table-cell office:value-type="float" office:value="0.0566462624485581" calcext:value-type="float">
            <text:p>0,056646262</text:p>
          </table:table-cell>
          <table:table-cell office:value-type="float" office:value="3" calcext:value-type="float">
            <text:p>3</text:p>
          </table:table-cell>
          <table:table-cell office:value-type="float" office:value="0.0345823832514752" calcext:value-type="float">
            <text:p>0,034582383</text:p>
          </table:table-cell>
          <table:table-cell office:value-type="float" office:value="161100" calcext:value-type="float">
            <text:p>161100</text:p>
          </table:table-cell>
          <table:table-cell office:value-type="string" calcext:value-type="string">
            <text:p>Desire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783.09999999999" calcext:value-type="float">
            <text:p>1783,1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7799048213209" calcext:value-type="float">
            <text:p>0,0007799048</text:p>
          </table:table-cell>
          <table:table-cell office:value-type="float" office:value="0.0562353903577675" calcext:value-type="float">
            <text:p>0,056235390</text:p>
          </table:table-cell>
          <table:table-cell office:value-type="float" office:value="3" calcext:value-type="float">
            <text:p>3</text:p>
          </table:table-cell>
          <table:table-cell office:value-type="float" office:value="0.0376547630812381" calcext:value-type="float">
            <text:p>0,037654763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Tonight's the Night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61.79999999999" calcext:value-type="float">
            <text:p>1861,8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008018038078" calcext:value-type="float">
            <text:p>0,0003008018</text:p>
          </table:table-cell>
          <table:table-cell office:value-type="float" office:value="0.0561645916861662" calcext:value-type="float">
            <text:p>0,056164592</text:p>
          </table:table-cell>
          <table:table-cell office:value-type="float" office:value="3" calcext:value-type="float">
            <text:p>3</text:p>
          </table:table-cell>
          <table:table-cell office:value-type="float" office:value="0.0332502097542374" calcext:value-type="float">
            <text:p>0,033250210</text:p>
          </table:table-cell>
          <table:table-cell office:value-type="float" office:value="176580" calcext:value-type="float">
            <text:p>176580</text:p>
          </table:table-cell>
          <table:table-cell office:value-type="string" calcext:value-type="string">
            <text:p>Horses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816.19999999999" calcext:value-type="float">
            <text:p>1816,2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4357062473294" calcext:value-type="float">
            <text:p>0,0004357062</text:p>
          </table:table-cell>
          <table:table-cell office:value-type="float" office:value="0.0560710817499931" calcext:value-type="float">
            <text:p>0,056071082</text:p>
          </table:table-cell>
          <table:table-cell office:value-type="float" office:value="0" calcext:value-type="float">
            <text:p>0</text:p>
          </table:table-cell>
          <table:table-cell office:value-type="float" office:value="0.0295183187732052" calcext:value-type="float">
            <text:p>0,029518319</text:p>
          </table:table-cell>
          <table:table-cell office:value-type="float" office:value="203913" calcext:value-type="float">
            <text:p>203913</text:p>
          </table:table-cell>
          <table:table-cell office:value-type="string" calcext:value-type="string">
            <text:p>El jardÃ­n de los presentes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838.99999999998" calcext:value-type="float">
            <text:p>1839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01636573112859" calcext:value-type="float">
            <text:p>0,0001636573</text:p>
          </table:table-cell>
          <table:table-cell office:value-type="float" office:value="0.0557401138510766" calcext:value-type="float">
            <text:p>0,055740114</text:p>
          </table:table-cell>
          <table:table-cell office:value-type="float" office:value="3" calcext:value-type="float">
            <text:p>3</text:p>
          </table:table-cell>
          <table:table-cell office:value-type="float" office:value="0.0355238740672596" calcext:value-type="float">
            <text:p>0,035523874</text:p>
          </table:table-cell>
          <table:table-cell office:value-type="float" office:value="165061" calcext:value-type="float">
            <text:p>165061</text:p>
          </table:table-cell>
          <table:table-cell office:value-type="string" calcext:value-type="string">
            <text:p>All Things Must Pas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830.79999999999" calcext:value-type="float">
            <text:p>1830,8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0125531104155" calcext:value-type="float">
            <text:p>0,0001255311</text:p>
          </table:table-cell>
          <table:table-cell office:value-type="float" office:value="0.0555924448056761" calcext:value-type="float">
            <text:p>0,055592445</text:p>
          </table:table-cell>
          <table:table-cell office:value-type="float" office:value="3" calcext:value-type="float">
            <text:p>3</text:p>
          </table:table-cell>
          <table:table-cell office:value-type="float" office:value="0.035292218893923" calcext:value-type="float">
            <text:p>0,035292219</text:p>
          </table:table-cell>
          <table:table-cell office:value-type="float" office:value="156892" calcext:value-type="float">
            <text:p>156892</text:p>
          </table:table-cell>
          <table:table-cell office:value-type="string" calcext:value-type="string">
            <text:p>Blood on the Tracks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808.19999999999" calcext:value-type="float">
            <text:p>1808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640937339668" calcext:value-type="float">
            <text:p>0,0004640937</text:p>
          </table:table-cell>
          <table:table-cell office:value-type="float" office:value="0.0555613311963285" calcext:value-type="float">
            <text:p>0,055561331</text:p>
          </table:table-cell>
          <table:table-cell office:value-type="float" office:value="3" calcext:value-type="float">
            <text:p>3</text:p>
          </table:table-cell>
          <table:table-cell office:value-type="float" office:value="0.0373036302090911" calcext:value-type="float">
            <text:p>0,037303630</text:p>
          </table:table-cell>
          <table:table-cell office:value-type="float" office:value="141460" calcext:value-type="float">
            <text:p>141460</text:p>
          </table:table-cell>
          <table:table-cell office:value-type="string" calcext:value-type="string">
            <text:p>Hejira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792.39999999998" calcext:value-type="float">
            <text:p>1792,4</text:p>
          </table:table-cell>
          <table:table-cell office:value-type="float" office:value="804" calcext:value-type="float">
            <text:p>804</text:p>
          </table:table-cell>
          <table:table-cell office:value-type="float" office:value="0.804804804804805" calcext:value-type="float">
            <text:p>0,80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36683417085427" calcext:value-type="float">
            <text:p>0,8367</text:p>
          </table:table-cell>
          <table:table-cell office:value-type="float" office:value="0.0004621880206382" calcext:value-type="float">
            <text:p>0,0004621880</text:p>
          </table:table-cell>
          <table:table-cell office:value-type="float" office:value="0.0544710871528388" calcext:value-type="float">
            <text:p>0,054471087</text:p>
          </table:table-cell>
          <table:table-cell office:value-type="float" office:value="3" calcext:value-type="float">
            <text:p>3</text:p>
          </table:table-cell>
          <table:table-cell office:value-type="float" office:value="0.0281857001745709" calcext:value-type="float">
            <text:p>0,028185700</text:p>
          </table:table-cell>
          <table:table-cell office:value-type="float" office:value="217766" calcext:value-type="float">
            <text:p>217766</text:p>
          </table:table-cell>
          <table:table-cell office:value-type="string" calcext:value-type="string">
            <text:p>Transa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780.89999999999" calcext:value-type="float">
            <text:p>1780,9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02532592712953" calcext:value-type="float">
            <text:p>0,0002532593</text:p>
          </table:table-cell>
          <table:table-cell office:value-type="float" office:value="0.0542584899703819" calcext:value-type="float">
            <text:p>0,054258490</text:p>
          </table:table-cell>
          <table:table-cell office:value-type="float" office:value="1" calcext:value-type="float">
            <text:p>1</text:p>
          </table:table-cell>
          <table:table-cell office:value-type="float" office:value="0.0296496083070396" calcext:value-type="float">
            <text:p>0,029649608</text:p>
          </table:table-cell>
          <table:table-cell office:value-type="float" office:value="207854" calcext:value-type="float">
            <text:p>207854</text:p>
          </table:table-cell>
          <table:table-cell office:value-type="string" calcext:value-type="string">
            <text:p>Houses of the Holy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779.69999999999" calcext:value-type="float">
            <text:p>1779,7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11546282421365" calcext:value-type="float">
            <text:p>0,0011546282</text:p>
          </table:table-cell>
          <table:table-cell office:value-type="float" office:value="0.0541211425210904" calcext:value-type="float">
            <text:p>0,054121143</text:p>
          </table:table-cell>
          <table:table-cell office:value-type="float" office:value="4" calcext:value-type="float">
            <text:p>4</text:p>
          </table:table-cell>
          <table:table-cell office:value-type="float" office:value="0.0335039807267876" calcext:value-type="float">
            <text:p>0,033503981</text:p>
          </table:table-cell>
          <table:table-cell office:value-type="float" office:value="162999" calcext:value-type="float">
            <text:p>162999</text:p>
          </table:table-cell>
          <table:table-cell office:value-type="string" calcext:value-type="string">
            <text:p>Hunky Dory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716.59999999999" calcext:value-type="float">
            <text:p>1716,6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3.5" calcext:value-type="float">
            <text:p>63,50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4770635699159" calcext:value-type="float">
            <text:p>0,0004770636</text:p>
          </table:table-cell>
          <table:table-cell office:value-type="float" office:value="0.0541200762428164" calcext:value-type="float">
            <text:p>0,054120076</text:p>
          </table:table-cell>
          <table:table-cell office:value-type="float" office:value="0" calcext:value-type="float">
            <text:p>0</text:p>
          </table:table-cell>
          <table:table-cell office:value-type="float" office:value="0.0420938135351133" calcext:value-type="float">
            <text:p>0,042093814</text:p>
          </table:table-cell>
          <table:table-cell office:value-type="float" office:value="107276" calcext:value-type="float">
            <text:p>107276</text:p>
          </table:table-cell>
          <table:table-cell office:value-type="string" calcext:value-type="string">
            <text:p>Apostrophe ('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7.49999999999" calcext:value-type="float">
            <text:p>1717,5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10824451706215" calcext:value-type="float">
            <text:p>0,0010824452</text:p>
          </table:table-cell>
          <table:table-cell office:value-type="float" office:value="0.0540834145170841" calcext:value-type="float">
            <text:p>0,054083415</text:p>
          </table:table-cell>
          <table:table-cell office:value-type="float" office:value="0" calcext:value-type="float">
            <text:p>0</text:p>
          </table:table-cell>
          <table:table-cell office:value-type="float" office:value="0.0307299221182778" calcext:value-type="float">
            <text:p>0,030729922</text:p>
          </table:table-cell>
          <table:table-cell office:value-type="float" office:value="156665" calcext:value-type="float">
            <text:p>156665</text:p>
          </table:table-cell>
          <table:table-cell office:value-type="string" calcext:value-type="string">
            <text:p>The Dark Side of the Moon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17.99999999999" calcext:value-type="float">
            <text:p>1718,0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10191888615402" calcext:value-type="float">
            <text:p>0,0010191889</text:p>
          </table:table-cell>
          <table:table-cell office:value-type="float" office:value="0.0540471688431376" calcext:value-type="float">
            <text:p>0,054047169</text:p>
          </table:table-cell>
          <table:table-cell office:value-type="float" office:value="0" calcext:value-type="float">
            <text:p>0</text:p>
          </table:table-cell>
          <table:table-cell office:value-type="float" office:value="0.0381570192891565" calcext:value-type="float">
            <text:p>0,038157019</text:p>
          </table:table-cell>
          <table:table-cell office:value-type="float" office:value="116497" calcext:value-type="float">
            <text:p>116497</text:p>
          </table:table-cell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723.49999999998" calcext:value-type="float">
            <text:p>1723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107986409923" calcext:value-type="float">
            <text:p>0,0002107986</text:p>
          </table:table-cell>
          <table:table-cell office:value-type="float" office:value="0.0537020924980119" calcext:value-type="float">
            <text:p>0,053702092</text:p>
          </table:table-cell>
          <table:table-cell office:value-type="float" office:value="1" calcext:value-type="float">
            <text:p>1</text:p>
          </table:table-cell>
          <table:table-cell office:value-type="float" office:value="0.0299899496585586" calcext:value-type="float">
            <text:p>0,029989950</text:p>
          </table:table-cell>
          <table:table-cell office:value-type="float" office:value="195809" calcext:value-type="float">
            <text:p>195809</text:p>
          </table:table-cell>
          <table:table-cell office:value-type="string" calcext:value-type="string">
            <text:p>Led Zeppelin III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703.59999999999" calcext:value-type="float">
            <text:p>1703,6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5403724174599" calcext:value-type="float">
            <text:p>0,0005403724</text:p>
          </table:table-cell>
          <table:table-cell office:value-type="float" office:value="0.0535921165745763" calcext:value-type="float">
            <text:p>0,053592117</text:p>
          </table:table-cell>
          <table:table-cell office:value-type="float" office:value="0" calcext:value-type="float">
            <text:p>0</text:p>
          </table:table-cell>
          <table:table-cell office:value-type="float" office:value="0.0319716429806587" calcext:value-type="float">
            <text:p>0,031971643</text:p>
          </table:table-cell>
          <table:table-cell office:value-type="float" office:value="170823" calcext:value-type="float">
            <text:p>170823</text:p>
          </table:table-cell>
          <table:table-cell office:value-type="string" calcext:value-type="string">
            <text:p>La MÃ¡quina de Hacer PÃ¡jaros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773.99999999999" calcext:value-type="float">
            <text:p>1774,0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13123033330114" calcext:value-type="float">
            <text:p>0,0013123033</text:p>
          </table:table-cell>
          <table:table-cell office:value-type="float" office:value="0.0535211849567557" calcext:value-type="float">
            <text:p>0,053521185</text:p>
          </table:table-cell>
          <table:table-cell office:value-type="float" office:value="3" calcext:value-type="float">
            <text:p>3</text:p>
          </table:table-cell>
          <table:table-cell office:value-type="float" office:value="0.0331925029429181" calcext:value-type="float">
            <text:p>0,033192503</text:p>
          </table:table-cell>
          <table:table-cell office:value-type="float" office:value="159033" calcext:value-type="float">
            <text:p>159033</text:p>
          </table:table-cell>
          <table:table-cell office:value-type="string" calcext:value-type="string">
            <text:p>Live at The Old Quarter, Houston, Texas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748.19999999999" calcext:value-type="float">
            <text:p>1748,2</text:p>
          </table:table-cell>
          <table:table-cell office:value-type="float" office:value="796" calcext:value-type="float">
            <text:p>796</text:p>
          </table:table-cell>
          <table:table-cell office:value-type="float" office:value="0.796796796796797" calcext:value-type="float">
            <text:p>0,796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31114808652246" calcext:value-type="float">
            <text:p>0,8311</text:p>
          </table:table-cell>
          <table:table-cell office:value-type="float" office:value="0.0003209622448099" calcext:value-type="float">
            <text:p>0,0003209622</text:p>
          </table:table-cell>
          <table:table-cell office:value-type="float" office:value="0.0533145684541138" calcext:value-type="float">
            <text:p>0,053314568</text:p>
          </table:table-cell>
          <table:table-cell office:value-type="float" office:value="1" calcext:value-type="float">
            <text:p>1</text:p>
          </table:table-cell>
          <table:table-cell office:value-type="float" office:value="0.0280059239197418" calcext:value-type="float">
            <text:p>0,028005924</text:p>
          </table:table-cell>
          <table:table-cell office:value-type="float" office:value="214161" calcext:value-type="float">
            <text:p>214161</text:p>
          </table:table-cell>
          <table:table-cell office:value-type="string" calcext:value-type="string">
            <text:p>Physical Graffiti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8.39999999999" calcext:value-type="float">
            <text:p>1688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495029654459" calcext:value-type="float">
            <text:p>0,0005495030</text:p>
          </table:table-cell>
          <table:table-cell office:value-type="float" office:value="0.0532558292652012" calcext:value-type="float">
            <text:p>0,053255829</text:p>
          </table:table-cell>
          <table:table-cell office:value-type="float" office:value="0" calcext:value-type="float">
            <text:p>0</text:p>
          </table:table-cell>
          <table:table-cell office:value-type="float" office:value="0.0329153434113707" calcext:value-type="float">
            <text:p>0,032915343</text:p>
          </table:table-cell>
          <table:table-cell office:value-type="float" office:value="141355" calcext:value-type="float">
            <text:p>141355</text:p>
          </table:table-cell>
          <table:table-cell office:value-type="string" calcext:value-type="string">
            <text:p>Wish You Were Here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733.89999999999" calcext:value-type="float">
            <text:p>1733,9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713137987687" calcext:value-type="float">
            <text:p>0,0007131380</text:p>
          </table:table-cell>
          <table:table-cell office:value-type="float" office:value="0.0532338288766808" calcext:value-type="float">
            <text:p>0,053233829</text:p>
          </table:table-cell>
          <table:table-cell office:value-type="float" office:value="4" calcext:value-type="float">
            <text:p>4</text:p>
          </table:table-cell>
          <table:table-cell office:value-type="float" office:value="0.0304231373229633" calcext:value-type="float">
            <text:p>0,030423137</text:p>
          </table:table-cell>
          <table:table-cell office:value-type="float" office:value="192025" calcext:value-type="float">
            <text:p>192025</text:p>
          </table:table-cell>
          <table:table-cell office:value-type="string" calcext:value-type="string">
            <text:p>Aladdin Sane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733.29999999999" calcext:value-type="float">
            <text:p>1733,3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10263603616977" calcext:value-type="float">
            <text:p>0,0010263604</text:p>
          </table:table-cell>
          <table:table-cell office:value-type="float" office:value="0.0531651195983399" calcext:value-type="float">
            <text:p>0,053165120</text:p>
          </table:table-cell>
          <table:table-cell office:value-type="float" office:value="18" calcext:value-type="float">
            <text:p>18</text:p>
          </table:table-cell>
          <table:table-cell office:value-type="float" office:value="0.0296801066054669" calcext:value-type="float">
            <text:p>0,029680107</text:p>
          </table:table-cell>
          <table:table-cell office:value-type="float" office:value="176095" calcext:value-type="float">
            <text:p>176095</text:p>
          </table:table-cell>
          <table:table-cell office:value-type="string" calcext:value-type="string">
            <text:p>A Tribute to Jack Johnson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722.59999999999" calcext:value-type="float">
            <text:p>1722,6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1341354714768" calcext:value-type="float">
            <text:p>0,0001341355</text:p>
          </table:table-cell>
          <table:table-cell office:value-type="float" office:value="0.0531608116400215" calcext:value-type="float">
            <text:p>0,053160812</text:p>
          </table:table-cell>
          <table:table-cell office:value-type="float" office:value="3" calcext:value-type="float">
            <text:p>3</text:p>
          </table:table-cell>
          <table:table-cell office:value-type="float" office:value="0.0357783872255449" calcext:value-type="float">
            <text:p>0,035778387</text:p>
          </table:table-cell>
          <table:table-cell office:value-type="float" office:value="149020" calcext:value-type="float">
            <text:p>149020</text:p>
          </table:table-cell>
          <table:table-cell office:value-type="string" calcext:value-type="string">
            <text:p>Moondance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683.19999999999" calcext:value-type="float">
            <text:p>1683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7339679684369" calcext:value-type="float">
            <text:p>0,0007339680</text:p>
          </table:table-cell>
          <table:table-cell office:value-type="float" office:value="0.0531323604596528" calcext:value-type="float">
            <text:p>0,053132360</text:p>
          </table:table-cell>
          <table:table-cell office:value-type="float" office:value="0" calcext:value-type="float">
            <text:p>0</text:p>
          </table:table-cell>
          <table:table-cell office:value-type="float" office:value="0.0290871983685044" calcext:value-type="float">
            <text:p>0,029087198</text:p>
          </table:table-cell>
          <table:table-cell office:value-type="float" office:value="189870" calcext:value-type="float">
            <text:p>189870</text:p>
          </table:table-cell>
          <table:table-cell office:value-type="string" calcext:value-type="string">
            <text:p>PelÃ­culas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746.79999999999" calcext:value-type="float">
            <text:p>1746,8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73212491048" calcext:value-type="float">
            <text:p>0,0003573212</text:p>
          </table:table-cell>
          <table:table-cell office:value-type="float" office:value="0.0530637638965177" calcext:value-type="float">
            <text:p>0,053063764</text:p>
          </table:table-cell>
          <table:table-cell office:value-type="float" office:value="3" calcext:value-type="float">
            <text:p>3</text:p>
          </table:table-cell>
          <table:table-cell office:value-type="float" office:value="0.0324631993581332" calcext:value-type="float">
            <text:p>0,032463199</text:p>
          </table:table-cell>
          <table:table-cell office:value-type="float" office:value="175921" calcext:value-type="float">
            <text:p>175921</text:p>
          </table:table-cell>
          <table:table-cell office:value-type="string" calcext:value-type="string">
            <text:p>Darkness on the Edge of Town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47.99999999999" calcext:value-type="float">
            <text:p>1748,0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1662149791742" calcext:value-type="float">
            <text:p>0,0001662150</text:p>
          </table:table-cell>
          <table:table-cell office:value-type="float" office:value="0.0529874758602571" calcext:value-type="float">
            <text:p>0,052987476</text:p>
          </table:table-cell>
          <table:table-cell office:value-type="float" office:value="3" calcext:value-type="float">
            <text:p>3</text:p>
          </table:table-cell>
          <table:table-cell office:value-type="float" office:value="0.0355968567031234" calcext:value-type="float">
            <text:p>0,035596857</text:p>
          </table:table-cell>
          <table:table-cell office:value-type="float" office:value="150814" calcext:value-type="float">
            <text:p>150814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713.09999999999" calcext:value-type="float">
            <text:p>1713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6361404824998" calcext:value-type="float">
            <text:p>0,0006361405</text:p>
          </table:table-cell>
          <table:table-cell office:value-type="float" office:value="0.0529813070965409" calcext:value-type="float">
            <text:p>0,052981307</text:p>
          </table:table-cell>
          <table:table-cell office:value-type="float" office:value="1" calcext:value-type="float">
            <text:p>1</text:p>
          </table:table-cell>
          <table:table-cell office:value-type="float" office:value="0.0309339051769339" calcext:value-type="float">
            <text:p>0,030933905</text:p>
          </table:table-cell>
          <table:table-cell office:value-type="float" office:value="182707" calcext:value-type="float">
            <text:p>182707</text:p>
          </table:table-cell>
          <table:table-cell office:value-type="string" calcext:value-type="string">
            <text:p>Rising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718.79999999999" calcext:value-type="float">
            <text:p>1718,8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3113190487939" calcext:value-type="float">
            <text:p>0,0003113190</text:p>
          </table:table-cell>
          <table:table-cell office:value-type="float" office:value="0.0529193978826051" calcext:value-type="float">
            <text:p>0,052919398</text:p>
          </table:table-cell>
          <table:table-cell office:value-type="float" office:value="1" calcext:value-type="float">
            <text:p>1</text:p>
          </table:table-cell>
          <table:table-cell office:value-type="float" office:value="0.0296109053322695" calcext:value-type="float">
            <text:p>0,029610905</text:p>
          </table:table-cell>
          <table:table-cell office:value-type="float" office:value="198296" calcext:value-type="float">
            <text:p>198296</text:p>
          </table:table-cell>
          <table:table-cell office:value-type="string" calcext:value-type="string">
            <text:p>Led Zeppelin [IV]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725.69999999999" calcext:value-type="float">
            <text:p>1725,7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475692793662" calcext:value-type="float">
            <text:p>0,0004756928</text:p>
          </table:table-cell>
          <table:table-cell office:value-type="float" office:value="0.052894313088419" calcext:value-type="float">
            <text:p>0,052894313</text:p>
          </table:table-cell>
          <table:table-cell office:value-type="float" office:value="1" calcext:value-type="float">
            <text:p>1</text:p>
          </table:table-cell>
          <table:table-cell office:value-type="float" office:value="0.0291425145151142" calcext:value-type="float">
            <text:p>0,029142515</text:p>
          </table:table-cell>
          <table:table-cell office:value-type="float" office:value="206297" calcext:value-type="float">
            <text:p>206297</text:p>
          </table:table-cell>
          <table:table-cell office:value-type="string" calcext:value-type="string">
            <text:p>Machine Head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702.19999999999" calcext:value-type="float">
            <text:p>1702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1226677579382" calcext:value-type="float">
            <text:p>0,0001226678</text:p>
          </table:table-cell>
          <table:table-cell office:value-type="float" office:value="0.0527240897012823" calcext:value-type="float">
            <text:p>0,052724090</text:p>
          </table:table-cell>
          <table:table-cell office:value-type="float" office:value="3" calcext:value-type="float">
            <text:p>3</text:p>
          </table:table-cell>
          <table:table-cell office:value-type="float" office:value="0.0350797537662972" calcext:value-type="float">
            <text:p>0,035079754</text:p>
          </table:table-cell>
          <table:table-cell office:value-type="float" office:value="139728" calcext:value-type="float">
            <text:p>139728</text:p>
          </table:table-cell>
          <table:table-cell office:value-type="string" calcext:value-type="string">
            <text:p>No Other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720.39999999999" calcext:value-type="float">
            <text:p>1720,4</text:p>
          </table:table-cell>
          <table:table-cell office:value-type="float" office:value="663" calcext:value-type="float">
            <text:p>663</text:p>
          </table:table-cell>
          <table:table-cell office:value-type="float" office:value="0.663663663663664" calcext:value-type="float">
            <text:p>0,66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8314606741573" calcext:value-type="float">
            <text:p>0,7483</text:p>
          </table:table-cell>
          <table:table-cell office:value-type="float" office:value="0.0000677029735145968" calcext:value-type="float">
            <text:p>0,0000677030</text:p>
          </table:table-cell>
          <table:table-cell office:value-type="float" office:value="0.052666315320044" calcext:value-type="float">
            <text:p>0,052666315</text:p>
          </table:table-cell>
          <table:table-cell office:value-type="float" office:value="3" calcext:value-type="float">
            <text:p>3</text:p>
          </table:table-cell>
          <table:table-cell office:value-type="float" office:value="0.0350678209177074" calcext:value-type="float">
            <text:p>0,035067821</text:p>
          </table:table-cell>
          <table:table-cell office:value-type="float" office:value="154859" calcext:value-type="float">
            <text:p>154859</text:p>
          </table:table-cell>
          <table:table-cell office:value-type="string" calcext:value-type="string">
            <text:p>Bridge Over Troubled Water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713.19999999999" calcext:value-type="float">
            <text:p>1713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5.1" calcext:value-type="float">
            <text:p>65,1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11614041117492" calcext:value-type="float">
            <text:p>0,0011614041</text:p>
          </table:table-cell>
          <table:table-cell office:value-type="float" office:value="0.0525194131302154" calcext:value-type="float">
            <text:p>0,052519413</text:p>
          </table:table-cell>
          <table:table-cell office:value-type="float" office:value="18" calcext:value-type="float">
            <text:p>18</text:p>
          </table:table-cell>
          <table:table-cell office:value-type="float" office:value="0.0306923367244615" calcext:value-type="float">
            <text:p>0,030692337</text:p>
          </table:table-cell>
          <table:table-cell office:value-type="float" office:value="155606" calcext:value-type="float">
            <text:p>155606</text:p>
          </table:table-cell>
          <table:table-cell office:value-type="string" calcext:value-type="string">
            <text:p>Get Up With It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40.19999999999" calcext:value-type="float">
            <text:p>1640,2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505173175847" calcext:value-type="float">
            <text:p>0,0004505173</text:p>
          </table:table-cell>
          <table:table-cell office:value-type="float" office:value="0.0524193826829702" calcext:value-type="float">
            <text:p>0,052419383</text:p>
          </table:table-cell>
          <table:table-cell office:value-type="float" office:value="0" calcext:value-type="float">
            <text:p>0</text:p>
          </table:table-cell>
          <table:table-cell office:value-type="float" office:value="0.034711782870122" calcext:value-type="float">
            <text:p>0,034711783</text:p>
          </table:table-cell>
          <table:table-cell office:value-type="float" office:value="121737" calcext:value-type="float">
            <text:p>121737</text:p>
          </table:table-cell>
          <table:table-cell office:value-type="string" calcext:value-type="string">
            <text:p>Animals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701.29999999999" calcext:value-type="float">
            <text:p>1701,3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424291836449" calcext:value-type="float">
            <text:p>0,0002424292</text:p>
          </table:table-cell>
          <table:table-cell office:value-type="float" office:value="0.0522942378432541" calcext:value-type="float">
            <text:p>0,052294238</text:p>
          </table:table-cell>
          <table:table-cell office:value-type="float" office:value="3" calcext:value-type="float">
            <text:p>3</text:p>
          </table:table-cell>
          <table:table-cell office:value-type="float" office:value="0.035798384001924" calcext:value-type="float">
            <text:p>0,035798384</text:p>
          </table:table-cell>
          <table:table-cell office:value-type="float" office:value="147303" calcext:value-type="float">
            <text:p>147303</text:p>
          </table:table-cell>
          <table:table-cell office:value-type="string" calcext:value-type="string">
            <text:p>Court and Spark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711.69999999999" calcext:value-type="float">
            <text:p>1711,7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0937811559054044" calcext:value-type="float">
            <text:p>0,0000937812</text:p>
          </table:table-cell>
          <table:table-cell office:value-type="float" office:value="0.052293294554665" calcext:value-type="float">
            <text:p>0,052293295</text:p>
          </table:table-cell>
          <table:table-cell office:value-type="float" office:value="3" calcext:value-type="float">
            <text:p>3</text:p>
          </table:table-cell>
          <table:table-cell office:value-type="float" office:value="0.036695549265803" calcext:value-type="float">
            <text:p>0,036695549</text:p>
          </table:table-cell>
          <table:table-cell office:value-type="float" office:value="142513" calcext:value-type="float">
            <text:p>142513</text:p>
          </table:table-cell>
          <table:table-cell office:value-type="string" calcext:value-type="string">
            <text:p>The Stranger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693.19999999999" calcext:value-type="float">
            <text:p>1693,2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5" calcext:value-type="float">
            <text:p>65,0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4924119653578" calcext:value-type="float">
            <text:p>0,0004924120</text:p>
          </table:table-cell>
          <table:table-cell office:value-type="float" office:value="0.0522346949317298" calcext:value-type="float">
            <text:p>0,052234695</text:p>
          </table:table-cell>
          <table:table-cell office:value-type="float" office:value="1" calcext:value-type="float">
            <text:p>1</text:p>
          </table:table-cell>
          <table:table-cell office:value-type="float" office:value="0.0304620288326638" calcext:value-type="float">
            <text:p>0,030462029</text:p>
          </table:table-cell>
          <table:table-cell office:value-type="float" office:value="185863" calcext:value-type="float">
            <text:p>185863</text:p>
          </table:table-cell>
          <table:table-cell office:value-type="string" calcext:value-type="string">
            <text:p>Live at Leed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9.89999999999" calcext:value-type="float">
            <text:p>1699,9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02239447196" calcext:value-type="float">
            <text:p>0,0003022394</text:p>
          </table:table-cell>
          <table:table-cell office:value-type="float" office:value="0.0521728398292472" calcext:value-type="float">
            <text:p>0,052172840</text:p>
          </table:table-cell>
          <table:table-cell office:value-type="float" office:value="3" calcext:value-type="float">
            <text:p>3</text:p>
          </table:table-cell>
          <table:table-cell office:value-type="float" office:value="0.0378513120124705" calcext:value-type="float">
            <text:p>0,037851312</text:p>
          </table:table-cell>
          <table:table-cell office:value-type="float" office:value="124091" calcext:value-type="float">
            <text:p>124091</text:p>
          </table:table-cell>
          <table:table-cell office:value-type="string" calcext:value-type="string">
            <text:p>Pink Moon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640.59999999999" calcext:value-type="float">
            <text:p>1640,6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15998630561088" calcext:value-type="float">
            <text:p>0,0015998631</text:p>
          </table:table-cell>
          <table:table-cell office:value-type="float" office:value="0.052076760424474" calcext:value-type="float">
            <text:p>0,052076760</text:p>
          </table:table-cell>
          <table:table-cell office:value-type="float" office:value="1" calcext:value-type="float">
            <text:p>1</text:p>
          </table:table-cell>
          <table:table-cell office:value-type="float" office:value="0.0310057663923252" calcext:value-type="float">
            <text:p>0,031005766</text:p>
          </table:table-cell>
          <table:table-cell office:value-type="float" office:value="148478" calcext:value-type="float">
            <text:p>148478</text:p>
          </table:table-cell>
          <table:table-cell office:value-type="string" calcext:value-type="string">
            <text:p>Sabbath Bloody Sabbath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680.39999999999" calcext:value-type="float">
            <text:p>1680,4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9440302025472" calcext:value-type="float">
            <text:p>0,0009440302</text:p>
          </table:table-cell>
          <table:table-cell office:value-type="float" office:value="0.052071996496897" calcext:value-type="float">
            <text:p>0,052071996</text:p>
          </table:table-cell>
          <table:table-cell office:value-type="float" office:value="1" calcext:value-type="float">
            <text:p>1</text:p>
          </table:table-cell>
          <table:table-cell office:value-type="float" office:value="0.0275177057365586" calcext:value-type="float">
            <text:p>0,027517706</text:p>
          </table:table-cell>
          <table:table-cell office:value-type="float" office:value="201348" calcext:value-type="float">
            <text:p>201348</text:p>
          </table:table-cell>
          <table:table-cell office:value-type="string" calcext:value-type="string">
            <text:p>Sad Wings of Destiny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698.19999999999" calcext:value-type="float">
            <text:p>1698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785350480741" calcext:value-type="float">
            <text:p>0,0002785350</text:p>
          </table:table-cell>
          <table:table-cell office:value-type="float" office:value="0.0520650779890267" calcext:value-type="float">
            <text:p>0,052065078</text:p>
          </table:table-cell>
          <table:table-cell office:value-type="float" office:value="1" calcext:value-type="float">
            <text:p>1</text:p>
          </table:table-cell>
          <table:table-cell office:value-type="float" office:value="0.0321951290980732" calcext:value-type="float">
            <text:p>0,032195129</text:p>
          </table:table-cell>
          <table:table-cell office:value-type="float" office:value="179258" calcext:value-type="float">
            <text:p>179258</text:p>
          </table:table-cell>
          <table:table-cell office:value-type="string" calcext:value-type="string">
            <text:p>Who's Next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708.89999999999" calcext:value-type="float">
            <text:p>1708,9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6449335106649" calcext:value-type="float">
            <text:p>0,0006449335</text:p>
          </table:table-cell>
          <table:table-cell office:value-type="float" office:value="0.0519700691248017" calcext:value-type="float">
            <text:p>0,051970069</text:p>
          </table:table-cell>
          <table:table-cell office:value-type="float" office:value="3" calcext:value-type="float">
            <text:p>3</text:p>
          </table:table-cell>
          <table:table-cell office:value-type="float" office:value="0.0352800974511533" calcext:value-type="float">
            <text:p>0,035280097</text:p>
          </table:table-cell>
          <table:table-cell office:value-type="float" office:value="141992" calcext:value-type="float">
            <text:p>141992</text:p>
          </table:table-cell>
          <table:table-cell office:value-type="string" calcext:value-type="string">
            <text:p>Bryter Layter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678.69999999999" calcext:value-type="float">
            <text:p>1678,7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6761270288324" calcext:value-type="float">
            <text:p>0,0006761270</text:p>
          </table:table-cell>
          <table:table-cell office:value-type="float" office:value="0.0518561309678516" calcext:value-type="float">
            <text:p>0,051856131</text:p>
          </table:table-cell>
          <table:table-cell office:value-type="float" office:value="18" calcext:value-type="float">
            <text:p>18</text:p>
          </table:table-cell>
          <table:table-cell office:value-type="float" office:value="0.031822439475426" calcext:value-type="float">
            <text:p>0,031822439</text:p>
          </table:table-cell>
          <table:table-cell office:value-type="float" office:value="154078" calcext:value-type="float">
            <text:p>154078</text:p>
          </table:table-cell>
          <table:table-cell office:value-type="string" calcext:value-type="string">
            <text:p>Agharta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642.19999999999" calcext:value-type="float">
            <text:p>1642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150634077153" calcext:value-type="float">
            <text:p>0,0004150634</text:p>
          </table:table-cell>
          <table:table-cell office:value-type="float" office:value="0.0517695466051516" calcext:value-type="float">
            <text:p>0,051769547</text:p>
          </table:table-cell>
          <table:table-cell office:value-type="float" office:value="0" calcext:value-type="float">
            <text:p>0</text:p>
          </table:table-cell>
          <table:table-cell office:value-type="float" office:value="0.0285793635942442" calcext:value-type="float">
            <text:p>0,028579364</text:p>
          </table:table-cell>
          <table:table-cell office:value-type="float" office:value="180938" calcext:value-type="float">
            <text:p>180938</text:p>
          </table:table-cell>
          <table:table-cell office:value-type="string" calcext:value-type="string">
            <text:p>Grasa de las capitales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691.09999999999" calcext:value-type="float">
            <text:p>1691,1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9235187090898" calcext:value-type="float">
            <text:p>0,0009235187</text:p>
          </table:table-cell>
          <table:table-cell office:value-type="float" office:value="0.0517411472372853" calcext:value-type="float">
            <text:p>0,051741147</text:p>
          </table:table-cell>
          <table:table-cell office:value-type="float" office:value="3" calcext:value-type="float">
            <text:p>3</text:p>
          </table:table-cell>
          <table:table-cell office:value-type="float" office:value="0.0342575418435991" calcext:value-type="float">
            <text:p>0,034257542</text:p>
          </table:table-cell>
          <table:table-cell office:value-type="float" office:value="130908" calcext:value-type="float">
            <text:p>130908</text:p>
          </table:table-cell>
          <table:table-cell office:value-type="string" calcext:value-type="string">
            <text:p>Songs of Love and Hate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609.39999999999" calcext:value-type="float">
            <text:p>1609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2834832160149" calcext:value-type="float">
            <text:p>0,0002834832</text:p>
          </table:table-cell>
          <table:table-cell office:value-type="float" office:value="0.0516569377721238" calcext:value-type="float">
            <text:p>0,051656938</text:p>
          </table:table-cell>
          <table:table-cell office:value-type="float" office:value="0" calcext:value-type="float">
            <text:p>0</text:p>
          </table:table-cell>
          <table:table-cell office:value-type="float" office:value="0.0461057483923392" calcext:value-type="float">
            <text:p>0,046105748</text:p>
          </table:table-cell>
          <table:table-cell office:value-type="float" office:value="89574" calcext:value-type="float">
            <text:p>89574</text:p>
          </table:table-cell>
          <table:table-cell office:value-type="string" calcext:value-type="string">
            <text:p>A Farewell to Kings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662.69999999999" calcext:value-type="float">
            <text:p>1662,7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6656288887417" calcext:value-type="float">
            <text:p>0,0006656289</text:p>
          </table:table-cell>
          <table:table-cell office:value-type="float" office:value="0.0515955531745397" calcext:value-type="float">
            <text:p>0,051595553</text:p>
          </table:table-cell>
          <table:table-cell office:value-type="float" office:value="18" calcext:value-type="float">
            <text:p>18</text:p>
          </table:table-cell>
          <table:table-cell office:value-type="float" office:value="0.0320180238835441" calcext:value-type="float">
            <text:p>0,032018024</text:p>
          </table:table-cell>
          <table:table-cell office:value-type="float" office:value="152167" calcext:value-type="float">
            <text:p>152167</text:p>
          </table:table-cell>
          <table:table-cell office:value-type="string" calcext:value-type="string">
            <text:p>Live-Evil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637.19999999999" calcext:value-type="float">
            <text:p>1637,2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7020046098202" calcext:value-type="float">
            <text:p>0,0007020046</text:p>
          </table:table-cell>
          <table:table-cell office:value-type="float" office:value="0.0515716229500684" calcext:value-type="float">
            <text:p>0,051571623</text:p>
          </table:table-cell>
          <table:table-cell office:value-type="float" office:value="0" calcext:value-type="float">
            <text:p>0</text:p>
          </table:table-cell>
          <table:table-cell office:value-type="float" office:value="0.0285230351954414" calcext:value-type="float">
            <text:p>0,028523035</text:p>
          </table:table-cell>
          <table:table-cell office:value-type="float" office:value="180163" calcext:value-type="float">
            <text:p>180163</text:p>
          </table:table-cell>
          <table:table-cell office:value-type="string" calcext:value-type="string">
            <text:p>Moonmadness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603.99999999999" calcext:value-type="float">
            <text:p>1604,0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0227013921068697" calcext:value-type="float">
            <text:p>0,0000227014</text:p>
          </table:table-cell>
          <table:table-cell office:value-type="float" office:value="0.0515424595139082" calcext:value-type="float">
            <text:p>0,051542460</text:p>
          </table:table-cell>
          <table:table-cell office:value-type="float" office:value="0" calcext:value-type="float">
            <text:p>0</text:p>
          </table:table-cell>
          <table:table-cell office:value-type="float" office:value="0.0462598043612166" calcext:value-type="float">
            <text:p>0,046259804</text:p>
          </table:table-cell>
          <table:table-cell office:value-type="float" office:value="89065" calcext:value-type="float">
            <text:p>89065</text:p>
          </table:table-cell>
          <table:table-cell office:value-type="string" calcext:value-type="string">
            <text:p>Hemispheres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653.19999999999" calcext:value-type="float">
            <text:p>1653,2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00601804209018638" calcext:value-type="float">
            <text:p>0,0000060180</text:p>
          </table:table-cell>
          <table:table-cell office:value-type="float" office:value="0.0515090360659399" calcext:value-type="float">
            <text:p>0,051509036</text:p>
          </table:table-cell>
          <table:table-cell office:value-type="float" office:value="3" calcext:value-type="float">
            <text:p>3</text:p>
          </table:table-cell>
          <table:table-cell office:value-type="float" office:value="0.0323367641196687" calcext:value-type="float">
            <text:p>0,032336764</text:p>
          </table:table-cell>
          <table:table-cell office:value-type="float" office:value="153226" calcext:value-type="float">
            <text:p>153226</text:p>
          </table:table-cell>
          <table:table-cell office:value-type="string" calcext:value-type="string">
            <text:p>John Lennon / Plastic Ono Band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657.29999999999" calcext:value-type="float">
            <text:p>1657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9370314424867" calcext:value-type="float">
            <text:p>0,0009370314</text:p>
          </table:table-cell>
          <table:table-cell office:value-type="float" office:value="0.0514122555794" calcext:value-type="float">
            <text:p>0,051412256</text:p>
          </table:table-cell>
          <table:table-cell office:value-type="float" office:value="18" calcext:value-type="float">
            <text:p>18</text:p>
          </table:table-cell>
          <table:table-cell office:value-type="float" office:value="0.0303031235872686" calcext:value-type="float">
            <text:p>0,030303124</text:p>
          </table:table-cell>
          <table:table-cell office:value-type="float" office:value="153158" calcext:value-type="float">
            <text:p>153158</text:p>
          </table:table-cell>
          <table:table-cell office:value-type="string" calcext:value-type="string">
            <text:p>Dark Magus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649.49999999999" calcext:value-type="float">
            <text:p>1649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264559816998" calcext:value-type="float">
            <text:p>0,0002645598</text:p>
          </table:table-cell>
          <table:table-cell office:value-type="float" office:value="0.0514038339618021" calcext:value-type="float">
            <text:p>0,051403834</text:p>
          </table:table-cell>
          <table:table-cell office:value-type="float" office:value="1" calcext:value-type="float">
            <text:p>1</text:p>
          </table:table-cell>
          <table:table-cell office:value-type="float" office:value="0.0333407308307901" calcext:value-type="float">
            <text:p>0,033340731</text:p>
          </table:table-cell>
          <table:table-cell office:value-type="float" office:value="157900" calcext:value-type="float">
            <text:p>157900</text:p>
          </table:table-cell>
          <table:table-cell office:value-type="string" calcext:value-type="string">
            <text:p>Made in Japan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600.59999999999" calcext:value-type="float">
            <text:p>1600,6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86820354088" calcext:value-type="float">
            <text:p>0,0003386820</text:p>
          </table:table-cell>
          <table:table-cell office:value-type="float" office:value="0.0513346506964779" calcext:value-type="float">
            <text:p>0,051334651</text:p>
          </table:table-cell>
          <table:table-cell office:value-type="float" office:value="0" calcext:value-type="float">
            <text:p>0</text:p>
          </table:table-cell>
          <table:table-cell office:value-type="float" office:value="0.0339998349637508" calcext:value-type="float">
            <text:p>0,033999835</text:p>
          </table:table-cell>
          <table:table-cell office:value-type="float" office:value="128375" calcext:value-type="float">
            <text:p>128375</text:p>
          </table:table-cell>
          <table:table-cell office:value-type="string" calcext:value-type="string">
            <text:p>Meddle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612.09999999999" calcext:value-type="float">
            <text:p>1612,1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31413511039" calcext:value-type="float">
            <text:p>0,0007031414</text:p>
          </table:table-cell>
          <table:table-cell office:value-type="float" office:value="0.0513243945297413" calcext:value-type="float">
            <text:p>0,051324395</text:p>
          </table:table-cell>
          <table:table-cell office:value-type="float" office:value="0" calcext:value-type="float">
            <text:p>0</text:p>
          </table:table-cell>
          <table:table-cell office:value-type="float" office:value="0.0322016957465887" calcext:value-type="float">
            <text:p>0,032201696</text:p>
          </table:table-cell>
          <table:table-cell office:value-type="float" office:value="152143" calcext:value-type="float">
            <text:p>152143</text:p>
          </table:table-cell>
          <table:table-cell office:value-type="string" calcext:value-type="string">
            <text:p>Foxtrot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642.89999999999" calcext:value-type="float">
            <text:p>1642,9</text:p>
          </table:table-cell>
          <table:table-cell office:value-type="float" office:value="725" calcext:value-type="float">
            <text:p>725</text:p>
          </table:table-cell>
          <table:table-cell office:value-type="float" office:value="0.725725725725726" calcext:value-type="float">
            <text:p>0,72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4760408483896" calcext:value-type="float">
            <text:p>0,7848</text:p>
          </table:table-cell>
          <table:table-cell office:value-type="float" office:value="0.0003419919585584" calcext:value-type="float">
            <text:p>0,0003419920</text:p>
          </table:table-cell>
          <table:table-cell office:value-type="float" office:value="0.0512875602842225" calcext:value-type="float">
            <text:p>0,051287560</text:p>
          </table:table-cell>
          <table:table-cell office:value-type="float" office:value="4" calcext:value-type="float">
            <text:p>4</text:p>
          </table:table-cell>
          <table:table-cell office:value-type="float" office:value="0.0292493629704811" calcext:value-type="float">
            <text:p>0,029249363</text:p>
          </table:table-cell>
          <table:table-cell office:value-type="float" office:value="178242" calcext:value-type="float">
            <text:p>178242</text:p>
          </table:table-cell>
          <table:table-cell office:value-type="string" calcext:value-type="string">
            <text:p>Station to Station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667.19999999999" calcext:value-type="float">
            <text:p>1667,2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700433232163359" calcext:value-type="float">
            <text:p>0,0000700433</text:p>
          </table:table-cell>
          <table:table-cell office:value-type="float" office:value="0.0512824885651147" calcext:value-type="float">
            <text:p>0,051282489</text:p>
          </table:table-cell>
          <table:table-cell office:value-type="float" office:value="1" calcext:value-type="float">
            <text:p>1</text:p>
          </table:table-cell>
          <table:table-cell office:value-type="float" office:value="0.0316363765554804" calcext:value-type="float">
            <text:p>0,031636377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Jailbreak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637.49999999999" calcext:value-type="float">
            <text:p>1637,5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9038955932743" calcext:value-type="float">
            <text:p>0,0009038956</text:p>
          </table:table-cell>
          <table:table-cell office:value-type="float" office:value="0.0512428244515115" calcext:value-type="float">
            <text:p>0,051242824</text:p>
          </table:table-cell>
          <table:table-cell office:value-type="float" office:value="0" calcext:value-type="float">
            <text:p>0</text:p>
          </table:table-cell>
          <table:table-cell office:value-type="float" office:value="0.0318163231726266" calcext:value-type="float">
            <text:p>0,031816323</text:p>
          </table:table-cell>
          <table:table-cell office:value-type="float" office:value="163275" calcext:value-type="float">
            <text:p>163275</text:p>
          </table:table-cell>
          <table:table-cell office:value-type="string" calcext:value-type="string">
            <text:p>The Inner Mounting Flame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599.99999999999" calcext:value-type="float">
            <text:p>160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947493251434" calcext:value-type="float">
            <text:p>0,0007947493</text:p>
          </table:table-cell>
          <table:table-cell office:value-type="float" office:value="0.0511583715783341" calcext:value-type="float">
            <text:p>0,051158372</text:p>
          </table:table-cell>
          <table:table-cell office:value-type="float" office:value="0" calcext:value-type="float">
            <text:p>0</text:p>
          </table:table-cell>
          <table:table-cell office:value-type="float" office:value="0.0318486165880205" calcext:value-type="float">
            <text:p>0,031848617</text:p>
          </table:table-cell>
          <table:table-cell office:value-type="float" office:value="162931" calcext:value-type="float">
            <text:p>162931</text:p>
          </table:table-cell>
          <table:table-cell office:value-type="string" calcext:value-type="string">
            <text:p>The Yes Album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653.49999999999" calcext:value-type="float">
            <text:p>1653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1580070384345" calcext:value-type="float">
            <text:p>0,0001580070</text:p>
          </table:table-cell>
          <table:table-cell office:value-type="float" office:value="0.0511236348164107" calcext:value-type="float">
            <text:p>0,051123635</text:p>
          </table:table-cell>
          <table:table-cell office:value-type="float" office:value="1" calcext:value-type="float">
            <text:p>1</text:p>
          </table:table-cell>
          <table:table-cell office:value-type="float" office:value="0.0299166811330689" calcext:value-type="float">
            <text:p>0,029916681</text:p>
          </table:table-cell>
          <table:table-cell office:value-type="float" office:value="189323" calcext:value-type="float">
            <text:p>189323</text:p>
          </table:table-cell>
          <table:table-cell office:value-type="string" calcext:value-type="string">
            <text:p>Live and Dangerous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602.19999999999" calcext:value-type="float">
            <text:p>1602,2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310249461218" calcext:value-type="float">
            <text:p>0,0007310249</text:p>
          </table:table-cell>
          <table:table-cell office:value-type="float" office:value="0.0511234458260001" calcext:value-type="float">
            <text:p>0,051123446</text:p>
          </table:table-cell>
          <table:table-cell office:value-type="float" office:value="0" calcext:value-type="float">
            <text:p>0</text:p>
          </table:table-cell>
          <table:table-cell office:value-type="float" office:value="0.0368083170414381" calcext:value-type="float">
            <text:p>0,036808317</text:p>
          </table:table-cell>
          <table:table-cell office:value-type="float" office:value="125620" calcext:value-type="float">
            <text:p>125620</text:p>
          </table:table-cell>
          <table:table-cell office:value-type="string" calcext:value-type="string">
            <text:p>One Size Fits All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677.59999999999" calcext:value-type="float">
            <text:p>1677,6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270135198658" calcext:value-type="float">
            <text:p>0,0004270135</text:p>
          </table:table-cell>
          <table:table-cell office:value-type="float" office:value="0.0510244914710431" calcext:value-type="float">
            <text:p>0,051024491</text:p>
          </table:table-cell>
          <table:table-cell office:value-type="float" office:value="1" calcext:value-type="float">
            <text:p>1</text:p>
          </table:table-cell>
          <table:table-cell office:value-type="float" office:value="0.029280573599704" calcext:value-type="float">
            <text:p>0,029280574</text:p>
          </table:table-cell>
          <table:table-cell office:value-type="float" office:value="198998" calcext:value-type="float">
            <text:p>198998</text:p>
          </table:table-cell>
          <table:table-cell office:value-type="string" calcext:value-type="string">
            <text:p>Stained Class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643.19999999998" calcext:value-type="float">
            <text:p>1643,2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05835829149122" calcext:value-type="float">
            <text:p>0,0005835829</text:p>
          </table:table-cell>
          <table:table-cell office:value-type="float" office:value="0.0507506135647694" calcext:value-type="float">
            <text:p>0,050750614</text:p>
          </table:table-cell>
          <table:table-cell office:value-type="float" office:value="4" calcext:value-type="float">
            <text:p>4</text:p>
          </table:table-cell>
          <table:table-cell office:value-type="float" office:value="0.0282489947378388" calcext:value-type="float">
            <text:p>0,028248995</text:p>
          </table:table-cell>
          <table:table-cell office:value-type="float" office:value="188922" calcext:value-type="float">
            <text:p>188922</text:p>
          </table:table-cell>
          <table:table-cell office:value-type="string" calcext:value-type="string">
            <text:p>The Royal Scam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653.69999999999" calcext:value-type="float">
            <text:p>1653,7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191739501692" calcext:value-type="float">
            <text:p>0,0001191740</text:p>
          </table:table-cell>
          <table:table-cell office:value-type="float" office:value="0.0507478230302254" calcext:value-type="float">
            <text:p>0,050747823</text:p>
          </table:table-cell>
          <table:table-cell office:value-type="float" office:value="1" calcext:value-type="float">
            <text:p>1</text:p>
          </table:table-cell>
          <table:table-cell office:value-type="float" office:value="0.0307927614966242" calcext:value-type="float">
            <text:p>0,030792761</text:p>
          </table:table-cell>
          <table:table-cell office:value-type="float" office:value="172286" calcext:value-type="float">
            <text:p>172286</text:p>
          </table:table-cell>
          <table:table-cell office:value-type="string" calcext:value-type="string">
            <text:p>Strangers in the Night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41.29999999999" calcext:value-type="float">
            <text:p>1641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492468420324" calcext:value-type="float">
            <text:p>0,0004492468</text:p>
          </table:table-cell>
          <table:table-cell office:value-type="float" office:value="0.050681535686431" calcext:value-type="float">
            <text:p>0,050681536</text:p>
          </table:table-cell>
          <table:table-cell office:value-type="float" office:value="18" calcext:value-type="float">
            <text:p>18</text:p>
          </table:table-cell>
          <table:table-cell office:value-type="float" office:value="0.0328147796457842" calcext:value-type="float">
            <text:p>0,032814780</text:p>
          </table:table-cell>
          <table:table-cell office:value-type="float" office:value="138283" calcext:value-type="float">
            <text:p>138283</text:p>
          </table:table-cell>
          <table:table-cell office:value-type="string" calcext:value-type="string">
            <text:p>Bitches Brew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578.29999999999" calcext:value-type="float">
            <text:p>1578,3</text:p>
          </table:table-cell>
          <table:table-cell office:value-type="float" office:value="723" calcext:value-type="float">
            <text:p>723</text:p>
          </table:table-cell>
          <table:table-cell office:value-type="float" office:value="0.723723723723724" calcext:value-type="float">
            <text:p>0,72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83529411764706" calcext:value-type="float">
            <text:p>0,7835</text:p>
          </table:table-cell>
          <table:table-cell office:value-type="float" office:value="0.0004391164711805" calcext:value-type="float">
            <text:p>0,0004391165</text:p>
          </table:table-cell>
          <table:table-cell office:value-type="float" office:value="0.0506200670687669" calcext:value-type="float">
            <text:p>0,050620067</text:p>
          </table:table-cell>
          <table:table-cell office:value-type="float" office:value="0" calcext:value-type="float">
            <text:p>0</text:p>
          </table:table-cell>
          <table:table-cell office:value-type="float" office:value="0.0278198093062758" calcext:value-type="float">
            <text:p>0,027819809</text:p>
          </table:table-cell>
          <table:table-cell office:value-type="float" office:value="171909" calcext:value-type="float">
            <text:p>171909</text:p>
          </table:table-cell>
          <table:table-cell office:value-type="string" calcext:value-type="string">
            <text:p>Godbluff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623.19999999999" calcext:value-type="float">
            <text:p>1623,2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451229675455" calcext:value-type="float">
            <text:p>0,0006451230</text:p>
          </table:table-cell>
          <table:table-cell office:value-type="float" office:value="0.0505632779224831" calcext:value-type="float">
            <text:p>0,050563278</text:p>
          </table:table-cell>
          <table:table-cell office:value-type="float" office:value="4" calcext:value-type="float">
            <text:p>4</text:p>
          </table:table-cell>
          <table:table-cell office:value-type="float" office:value="0.0347766840590657" calcext:value-type="float">
            <text:p>0,034776684</text:p>
          </table:table-cell>
          <table:table-cell office:value-type="float" office:value="126543" calcext:value-type="float">
            <text:p>12654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622.59999999999" calcext:value-type="float">
            <text:p>1622,6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712461292287" calcext:value-type="float">
            <text:p>0,0004712461</text:p>
          </table:table-cell>
          <table:table-cell office:value-type="float" office:value="0.0505579358989349" calcext:value-type="float">
            <text:p>0,050557936</text:p>
          </table:table-cell>
          <table:table-cell office:value-type="float" office:value="18" calcext:value-type="float">
            <text:p>18</text:p>
          </table:table-cell>
          <table:table-cell office:value-type="float" office:value="0.0344812760701767" calcext:value-type="float">
            <text:p>0,034481276</text:p>
          </table:table-cell>
          <table:table-cell office:value-type="float" office:value="123874" calcext:value-type="float">
            <text:p>123874</text:p>
          </table:table-cell>
          <table:table-cell office:value-type="string" calcext:value-type="string">
            <text:p>On the Corner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567.39999999999" calcext:value-type="float">
            <text:p>1567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506585409725" calcext:value-type="float">
            <text:p>0,0005065854</text:p>
          </table:table-cell>
          <table:table-cell office:value-type="float" office:value="0.0505073222275447" calcext:value-type="float">
            <text:p>0,050507322</text:p>
          </table:table-cell>
          <table:table-cell office:value-type="float" office:value="0" calcext:value-type="float">
            <text:p>0</text:p>
          </table:table-cell>
          <table:table-cell office:value-type="float" office:value="0.0359627778833157" calcext:value-type="float">
            <text:p>0,035962778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Relayer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651.19999999999" calcext:value-type="float">
            <text:p>1651,2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2341018373082" calcext:value-type="float">
            <text:p>0,0002341018</text:p>
          </table:table-cell>
          <table:table-cell office:value-type="float" office:value="0.0504974778929804" calcext:value-type="float">
            <text:p>0,050497478</text:p>
          </table:table-cell>
          <table:table-cell office:value-type="float" office:value="1" calcext:value-type="float">
            <text:p>1</text:p>
          </table:table-cell>
          <table:table-cell office:value-type="float" office:value="0.0304371173631603" calcext:value-type="float">
            <text:p>0,030437117</text:p>
          </table:table-cell>
          <table:table-cell office:value-type="float" office:value="184505" calcext:value-type="float">
            <text:p>184505</text:p>
          </table:table-cell>
          <table:table-cell office:value-type="string" calcext:value-type="string">
            <text:p>Unleashed in the East: Live in Japan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611.19999999999" calcext:value-type="float">
            <text:p>1611,2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4.5" calcext:value-type="float">
            <text:p>64,5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7031859291934" calcext:value-type="float">
            <text:p>0,0007031859</text:p>
          </table:table-cell>
          <table:table-cell office:value-type="float" office:value="0.0504423852811877" calcext:value-type="float">
            <text:p>0,050442385</text:p>
          </table:table-cell>
          <table:table-cell office:value-type="float" office:value="4" calcext:value-type="float">
            <text:p>4</text:p>
          </table:table-cell>
          <table:table-cell office:value-type="float" office:value="0.0340026216683514" calcext:value-type="float">
            <text:p>0,034002622</text:p>
          </table:table-cell>
          <table:table-cell office:value-type="float" office:value="127123" calcext:value-type="float">
            <text:p>127123</text:p>
          </table:table-cell>
          <table:table-cell office:value-type="string" calcext:value-type="string">
            <text:p>"Heroes"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70.39999999999" calcext:value-type="float">
            <text:p>1570,4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38801039803" calcext:value-type="float">
            <text:p>0,0005388010</text:p>
          </table:table-cell>
          <table:table-cell office:value-type="float" office:value="0.0504041506849495" calcext:value-type="float">
            <text:p>0,050404151</text:p>
          </table:table-cell>
          <table:table-cell office:value-type="float" office:value="0" calcext:value-type="float">
            <text:p>0</text:p>
          </table:table-cell>
          <table:table-cell office:value-type="float" office:value="0.0362220672084778" calcext:value-type="float">
            <text:p>0,036222067</text:p>
          </table:table-cell>
          <table:table-cell office:value-type="float" office:value="120525" calcext:value-type="float">
            <text:p>120525</text:p>
          </table:table-cell>
          <table:table-cell office:value-type="string" calcext:value-type="string">
            <text:p>Close to the Edge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577.89999999999" calcext:value-type="float">
            <text:p>1577,9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025142042510112" calcext:value-type="float">
            <text:p>0,0000251420</text:p>
          </table:table-cell>
          <table:table-cell office:value-type="float" office:value="0.0503318181569077" calcext:value-type="float">
            <text:p>0,050331818</text:p>
          </table:table-cell>
          <table:table-cell office:value-type="float" office:value="0" calcext:value-type="float">
            <text:p>0</text:p>
          </table:table-cell>
          <table:table-cell office:value-type="float" office:value="0.0284719414528918" calcext:value-type="float">
            <text:p>0,028471941</text:p>
          </table:table-cell>
          <table:table-cell office:value-type="float" office:value="183297" calcext:value-type="float">
            <text:p>183297</text:p>
          </table:table-cell>
          <table:table-cell office:value-type="string" calcext:value-type="string">
            <text:p>Los Jaivas [El indio]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474083970409" calcext:value-type="float">
            <text:p>0,0002474084</text:p>
          </table:table-cell>
          <table:table-cell office:value-type="float" office:value="0.0503015969781153" calcext:value-type="float">
            <text:p>0,050301597</text:p>
          </table:table-cell>
          <table:table-cell office:value-type="float" office:value="4" calcext:value-type="float">
            <text:p>4</text:p>
          </table:table-cell>
          <table:table-cell office:value-type="float" office:value="0.0340654452469539" calcext:value-type="float">
            <text:p>0,034065445</text:p>
          </table:table-cell>
          <table:table-cell office:value-type="float" office:value="165550" calcext:value-type="float">
            <text:p>165550</text:p>
          </table:table-cell>
          <table:table-cell office:value-type="string" calcext:value-type="string">
            <text:p>The Kick Inside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612.19999999999" calcext:value-type="float">
            <text:p>1612,2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398185760911" calcext:value-type="float">
            <text:p>0,0004398186</text:p>
          </table:table-cell>
          <table:table-cell office:value-type="float" office:value="0.0502950365670316" calcext:value-type="float">
            <text:p>0,050295037</text:p>
          </table:table-cell>
          <table:table-cell office:value-type="float" office:value="1" calcext:value-type="float">
            <text:p>1</text:p>
          </table:table-cell>
          <table:table-cell office:value-type="float" office:value="0.0277340827907341" calcext:value-type="float">
            <text:p>0,027734083</text:p>
          </table:table-cell>
          <table:table-cell office:value-type="float" office:value="194269" calcext:value-type="float">
            <text:p>194269</text:p>
          </table:table-cell>
          <table:table-cell office:value-type="string" calcext:value-type="string">
            <text:p>Quadrophenia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562.59999999999" calcext:value-type="float">
            <text:p>1562,6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0940151908755783" calcext:value-type="float">
            <text:p>0,0000940152</text:p>
          </table:table-cell>
          <table:table-cell office:value-type="float" office:value="0.0502715884877843" calcext:value-type="float">
            <text:p>0,050271588</text:p>
          </table:table-cell>
          <table:table-cell office:value-type="float" office:value="0" calcext:value-type="float">
            <text:p>0</text:p>
          </table:table-cell>
          <table:table-cell office:value-type="float" office:value="0.0339454095064144" calcext:value-type="float">
            <text:p>0,033945410</text:p>
          </table:table-cell>
          <table:table-cell office:value-type="float" office:value="136263" calcext:value-type="float">
            <text:p>136263</text:p>
          </table:table-cell>
          <table:table-cell office:value-type="string" calcext:value-type="string">
            <text:p>Selling England by the Pound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732" calcext:value-type="float">
            <text:p>732</text:p>
          </table:table-cell>
          <table:table-cell office:value-type="float" office:value="0.732732732732733" calcext:value-type="float">
            <text:p>0,732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89099526066351" calcext:value-type="float">
            <text:p>0,7891</text:p>
          </table:table-cell>
          <table:table-cell office:value-type="float" office:value="0.0006486780701877" calcext:value-type="float">
            <text:p>0,0006486781</text:p>
          </table:table-cell>
          <table:table-cell office:value-type="float" office:value="0.0502446310372197" calcext:value-type="float">
            <text:p>0,050244631</text:p>
          </table:table-cell>
          <table:table-cell office:value-type="float" office:value="0" calcext:value-type="float">
            <text:p>0</text:p>
          </table:table-cell>
          <table:table-cell office:value-type="float" office:value="0.027445547823659" calcext:value-type="float">
            <text:p>0,027445548</text:p>
          </table:table-cell>
          <table:table-cell office:value-type="float" office:value="179509" calcext:value-type="float">
            <text:p>179509</text:p>
          </table:table-cell>
          <table:table-cell office:value-type="string" calcext:value-type="string">
            <text:p>Mirage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623.49999999999" calcext:value-type="float">
            <text:p>1623,5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11626522982568" calcext:value-type="float">
            <text:p>0,0011626523</text:p>
          </table:table-cell>
          <table:table-cell office:value-type="float" office:value="0.0502379942900729" calcext:value-type="float">
            <text:p>0,050237994</text:p>
          </table:table-cell>
          <table:table-cell office:value-type="float" office:value="4" calcext:value-type="float">
            <text:p>4</text:p>
          </table:table-cell>
          <table:table-cell office:value-type="float" office:value="0.0318639724954149" calcext:value-type="float">
            <text:p>0,031863972</text:p>
          </table:table-cell>
          <table:table-cell office:value-type="float" office:value="144319" calcext:value-type="float">
            <text:p>144319</text:p>
          </table:table-cell>
          <table:table-cell office:value-type="string" calcext:value-type="string">
            <text:p>Before and After Scienc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38.49999999999" calcext:value-type="float">
            <text:p>1638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3238040980191" calcext:value-type="float">
            <text:p>0,0003238041</text:p>
          </table:table-cell>
          <table:table-cell office:value-type="float" office:value="0.0502284353223673" calcext:value-type="float">
            <text:p>0,050228435</text:p>
          </table:table-cell>
          <table:table-cell office:value-type="float" office:value="4" calcext:value-type="float">
            <text:p>4</text:p>
          </table:table-cell>
          <table:table-cell office:value-type="float" office:value="0.031091861557292" calcext:value-type="float">
            <text:p>0,031091862</text:p>
          </table:table-cell>
          <table:table-cell office:value-type="float" office:value="180262" calcext:value-type="float">
            <text:p>180262</text:p>
          </table:table-cell>
          <table:table-cell office:value-type="string" calcext:value-type="string">
            <text:p>The Rise and Fall of Ziggy Stardust and the Spiders From Mars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66.79999999999" calcext:value-type="float">
            <text:p>1566,8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9222315167538" calcext:value-type="float">
            <text:p>0,0009222315</text:p>
          </table:table-cell>
          <table:table-cell office:value-type="float" office:value="0.0499683745572367" calcext:value-type="float">
            <text:p>0,049968375</text:p>
          </table:table-cell>
          <table:table-cell office:value-type="float" office:value="1" calcext:value-type="float">
            <text:p>1</text:p>
          </table:table-cell>
          <table:table-cell office:value-type="float" office:value="0.0287238687687112" calcext:value-type="float">
            <text:p>0,028723869</text:p>
          </table:table-cell>
          <table:table-cell office:value-type="float" office:value="156920" calcext:value-type="float">
            <text:p>156920</text:p>
          </table:table-cell>
          <table:table-cell office:value-type="string" calcext:value-type="string">
            <text:p>Black Sabbath Vol. 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615.19999999999" calcext:value-type="float">
            <text:p>1615,2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0852535902636" calcext:value-type="float">
            <text:p>0,0010852536</text:p>
          </table:table-cell>
          <table:table-cell office:value-type="float" office:value="0.0499097550506867" calcext:value-type="float">
            <text:p>0,049909755</text:p>
          </table:table-cell>
          <table:table-cell office:value-type="float" office:value="7" calcext:value-type="float">
            <text:p>7</text:p>
          </table:table-cell>
          <table:table-cell office:value-type="float" office:value="0.0323350113562984" calcext:value-type="float">
            <text:p>0,032335011</text:p>
          </table:table-cell>
          <table:table-cell office:value-type="float" office:value="140675" calcext:value-type="float">
            <text:p>140675</text:p>
          </table:table-cell>
          <table:table-cell office:value-type="string" calcext:value-type="string">
            <text:p>Marquee Moon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583.79999999999" calcext:value-type="float">
            <text:p>1583,8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1424269961344" calcext:value-type="float">
            <text:p>0,0001424270</text:p>
          </table:table-cell>
          <table:table-cell office:value-type="float" office:value="0.0498956312076444" calcext:value-type="float">
            <text:p>0,049895631</text:p>
          </table:table-cell>
          <table:table-cell office:value-type="float" office:value="3" calcext:value-type="float">
            <text:p>3</text:p>
          </table:table-cell>
          <table:table-cell office:value-type="float" office:value="0.0399892578497079" calcext:value-type="float">
            <text:p>0,039989258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ConstruÃ§Ã£o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946.39999999998" calcext:value-type="float">
            <text:p>1946,4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21622490894367" calcext:value-type="float">
            <text:p>0,0021622491</text:p>
          </table:table-cell>
          <table:table-cell office:value-type="float" office:value="0.0498461379154194" calcext:value-type="float">
            <text:p>0,049846138</text:p>
          </table:table-cell>
          <table:table-cell office:value-type="float" office:value="11" calcext:value-type="float">
            <text:p>11</text:p>
          </table:table-cell>
          <table:table-cell office:value-type="float" office:value="0.029054249432229" calcext:value-type="float">
            <text:p>0,029054249</text:p>
          </table:table-cell>
          <table:table-cell office:value-type="float" office:value="205693" calcext:value-type="float">
            <text:p>205693</text:p>
          </table:table-cell>
          <table:table-cell office:value-type="string" calcext:value-type="string">
            <text:p>The Bootleg Series Vol. 4: Live 1966 - The "Royal Albert Hall" Concert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0643261832306588" calcext:value-type="float">
            <text:p>0,0000643262</text:p>
          </table:table-cell>
          <table:table-cell office:value-type="float" office:value="0.0498235974243717" calcext:value-type="float">
            <text:p>0,049823597</text:p>
          </table:table-cell>
          <table:table-cell office:value-type="float" office:value="7" calcext:value-type="float">
            <text:p>7</text:p>
          </table:table-cell>
          <table:table-cell office:value-type="float" office:value="0.028988008154661" calcext:value-type="float">
            <text:p>0,028988008</text:p>
          </table:table-cell>
          <table:table-cell office:value-type="float" office:value="196214" calcext:value-type="float">
            <text:p>196214</text:p>
          </table:table-cell>
          <table:table-cell office:value-type="string" calcext:value-type="string">
            <text:p>At Fillmore East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564.39999999999" calcext:value-type="float">
            <text:p>1564,4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3375285773415" calcext:value-type="float">
            <text:p>0,0003375286</text:p>
          </table:table-cell>
          <table:table-cell office:value-type="float" office:value="0.0496371306356706" calcext:value-type="float">
            <text:p>0,049637131</text:p>
          </table:table-cell>
          <table:table-cell office:value-type="float" office:value="1" calcext:value-type="float">
            <text:p>1</text:p>
          </table:table-cell>
          <table:table-cell office:value-type="float" office:value="0.0350449306516338" calcext:value-type="float">
            <text:p>0,035044931</text:p>
          </table:table-cell>
          <table:table-cell office:value-type="float" office:value="130684" calcext:value-type="float">
            <text:p>130684</text:p>
          </table:table-cell>
          <table:table-cell office:value-type="string" calcext:value-type="string">
            <text:p>Deep Purple in Rock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598.89999999999" calcext:value-type="float">
            <text:p>1598,9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465729590646" calcext:value-type="float">
            <text:p>0,0004657296</text:p>
          </table:table-cell>
          <table:table-cell office:value-type="float" office:value="0.0494270779797799" calcext:value-type="float">
            <text:p>0,049427078</text:p>
          </table:table-cell>
          <table:table-cell office:value-type="float" office:value="18" calcext:value-type="float">
            <text:p>18</text:p>
          </table:table-cell>
          <table:table-cell office:value-type="float" office:value="0.0304770074329222" calcext:value-type="float">
            <text:p>0,030477007</text:p>
          </table:table-cell>
          <table:table-cell office:value-type="float" office:value="168334" calcext:value-type="float">
            <text:p>168334</text:p>
          </table:table-cell>
          <table:table-cell office:value-type="string" calcext:value-type="string">
            <text:p>Head Hunters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563.39999999999" calcext:value-type="float">
            <text:p>1563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423603296014786" calcext:value-type="float">
            <text:p>0,0000423603</text:p>
          </table:table-cell>
          <table:table-cell office:value-type="float" office:value="0.0492283418624848" calcext:value-type="float">
            <text:p>0,049228342</text:p>
          </table:table-cell>
          <table:table-cell office:value-type="float" office:value="0" calcext:value-type="float">
            <text:p>0</text:p>
          </table:table-cell>
          <table:table-cell office:value-type="float" office:value="0.0312320302817172" calcext:value-type="float">
            <text:p>0,031232030</text:p>
          </table:table-cell>
          <table:table-cell office:value-type="float" office:value="145384" calcext:value-type="float">
            <text:p>145384</text:p>
          </table:table-cell>
          <table:table-cell office:value-type="string" calcext:value-type="string">
            <text:p>Rock Bottom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585.49999999999" calcext:value-type="float">
            <text:p>1585,5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5270801863988" calcext:value-type="float">
            <text:p>0,0005270802</text:p>
          </table:table-cell>
          <table:table-cell office:value-type="float" office:value="0.0491828052421569" calcext:value-type="float">
            <text:p>0,049182805</text:p>
          </table:table-cell>
          <table:table-cell office:value-type="float" office:value="4" calcext:value-type="float">
            <text:p>4</text:p>
          </table:table-cell>
          <table:table-cell office:value-type="float" office:value="0.0425110217538517" calcext:value-type="float">
            <text:p>0,042511022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Taking Tiger Mountain (By Strategy)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523.29999999999" calcext:value-type="float">
            <text:p>1523,3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420259939298" calcext:value-type="float">
            <text:p>0,0004202599</text:p>
          </table:table-cell>
          <table:table-cell office:value-type="float" office:value="0.0491572565528457" calcext:value-type="float">
            <text:p>0,049157257</text:p>
          </table:table-cell>
          <table:table-cell office:value-type="float" office:value="0" calcext:value-type="float">
            <text:p>0</text:p>
          </table:table-cell>
          <table:table-cell office:value-type="float" office:value="0.0324311025287403" calcext:value-type="float">
            <text:p>0,032431103</text:p>
          </table:table-cell>
          <table:table-cell office:value-type="float" office:value="140183" calcext:value-type="float">
            <text:p>140183</text:p>
          </table:table-cell>
          <table:table-cell office:value-type="string" calcext:value-type="string">
            <text:p>The Lamb Lies Down on Broadway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581.19999999999" calcext:value-type="float">
            <text:p>1581,2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8342009344013" calcext:value-type="float">
            <text:p>0,0008342009</text:p>
          </table:table-cell>
          <table:table-cell office:value-type="float" office:value="0.049052259607493" calcext:value-type="float">
            <text:p>0,049052260</text:p>
          </table:table-cell>
          <table:table-cell office:value-type="float" office:value="4" calcext:value-type="float">
            <text:p>4</text:p>
          </table:table-cell>
          <table:table-cell office:value-type="float" office:value="0.0389906032624166" calcext:value-type="float">
            <text:p>0,038990603</text:p>
          </table:table-cell>
          <table:table-cell office:value-type="float" office:value="102566" calcext:value-type="float">
            <text:p>102566</text:p>
          </table:table-cell>
          <table:table-cell office:value-type="string" calcext:value-type="string">
            <text:p>Another Green World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646.89999999999" calcext:value-type="float">
            <text:p>1646,9</text:p>
          </table:table-cell>
          <table:table-cell office:value-type="float" office:value="805" calcext:value-type="float">
            <text:p>805</text:p>
          </table:table-cell>
          <table:table-cell office:value-type="float" office:value="0.805805805805806" calcext:value-type="float">
            <text:p>0,805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37384744341995" calcext:value-type="float">
            <text:p>0,8374</text:p>
          </table:table-cell>
          <table:table-cell office:value-type="float" office:value="0.0007119686812405" calcext:value-type="float">
            <text:p>0,0007119687</text:p>
          </table:table-cell>
          <table:table-cell office:value-type="float" office:value="0.0489860104462604" calcext:value-type="float">
            <text:p>0,048986010</text:p>
          </table:table-cell>
          <table:table-cell office:value-type="float" office:value="20" calcext:value-type="float">
            <text:p>20</text:p>
          </table:table-cell>
          <table:table-cell office:value-type="float" office:value="0.0266265660261248" calcext:value-type="float">
            <text:p>0,026626566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Complete / SÃ¤mtliche / Les 21 nocturne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434964690809" calcext:value-type="float">
            <text:p>0,0003434965</text:p>
          </table:table-cell>
          <table:table-cell office:value-type="float" office:value="0.0489024191717428" calcext:value-type="float">
            <text:p>0,048902419</text:p>
          </table:table-cell>
          <table:table-cell office:value-type="float" office:value="1" calcext:value-type="float">
            <text:p>1</text:p>
          </table:table-cell>
          <table:table-cell office:value-type="float" office:value="0.0384537360696486" calcext:value-type="float">
            <text:p>0,038453736</text:p>
          </table:table-cell>
          <table:table-cell office:value-type="float" office:value="97331" calcext:value-type="float">
            <text:p>97331</text:p>
          </table:table-cell>
          <table:table-cell office:value-type="string" calcext:value-type="string">
            <text:p>Black Sabbath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494.39999999999" calcext:value-type="float">
            <text:p>1494,4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708978660882" calcext:value-type="float">
            <text:p>0,0002708979</text:p>
          </table:table-cell>
          <table:table-cell office:value-type="float" office:value="0.0488786339465918" calcext:value-type="float">
            <text:p>0,048878634</text:p>
          </table:table-cell>
          <table:table-cell office:value-type="float" office:value="0" calcext:value-type="float">
            <text:p>0</text:p>
          </table:table-cell>
          <table:table-cell office:value-type="float" office:value="0.0367547729245638" calcext:value-type="float">
            <text:p>0,036754773</text:p>
          </table:table-cell>
          <table:table-cell office:value-type="float" office:value="110428" calcext:value-type="float">
            <text:p>110428</text:p>
          </table:table-cell>
          <table:table-cell office:value-type="string" calcext:value-type="string">
            <text:p>Fragile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580.99999999999" calcext:value-type="float">
            <text:p>1581,0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5549972149838" calcext:value-type="float">
            <text:p>0,0005549972</text:p>
          </table:table-cell>
          <table:table-cell office:value-type="float" office:value="0.0488491874713235" calcext:value-type="float">
            <text:p>0,048849187</text:p>
          </table:table-cell>
          <table:table-cell office:value-type="float" office:value="9" calcext:value-type="float">
            <text:p>9</text:p>
          </table:table-cell>
          <table:table-cell office:value-type="float" office:value="0.0416118977712104" calcext:value-type="float">
            <text:p>0,041611898</text:p>
          </table:table-cell>
          <table:table-cell office:value-type="float" office:value="106709" calcext:value-type="float">
            <text:p>106709</text:p>
          </table:table-cell>
          <table:table-cell office:value-type="string" calcext:value-type="string">
            <text:p>Europe '7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513.79999999999" calcext:value-type="float">
            <text:p>1513,8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4754405222007" calcext:value-type="float">
            <text:p>0,0004754405</text:p>
          </table:table-cell>
          <table:table-cell office:value-type="float" office:value="0.0488454033150921" calcext:value-type="float">
            <text:p>0,048845403</text:p>
          </table:table-cell>
          <table:table-cell office:value-type="float" office:value="0" calcext:value-type="float">
            <text:p>0</text:p>
          </table:table-cell>
          <table:table-cell office:value-type="float" office:value="0.0460523519622121" calcext:value-type="float">
            <text:p>0,046052352</text:p>
          </table:table-cell>
          <table:table-cell office:value-type="float" office:value="82370" calcext:value-type="float">
            <text:p>82370</text:p>
          </table:table-cell>
          <table:table-cell office:value-type="string" calcext:value-type="string">
            <text:p>Larks' Tongues in Aspic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504.79999999999" calcext:value-type="float">
            <text:p>1504,8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392832378136" calcext:value-type="float">
            <text:p>0,0006392832</text:p>
          </table:table-cell>
          <table:table-cell office:value-type="float" office:value="0.0487912673000246" calcext:value-type="float">
            <text:p>0,048791267</text:p>
          </table:table-cell>
          <table:table-cell office:value-type="float" office:value="0" calcext:value-type="float">
            <text:p>0</text:p>
          </table:table-cell>
          <table:table-cell office:value-type="float" office:value="0.0337391017073338" calcext:value-type="float">
            <text:p>0,033739102</text:p>
          </table:table-cell>
          <table:table-cell office:value-type="float" office:value="114006" calcext:value-type="float">
            <text:p>114006</text:p>
          </table:table-cell>
          <table:table-cell office:value-type="string" calcext:value-type="string">
            <text:p>Pawn Hearts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602.29999999999" calcext:value-type="float">
            <text:p>1602,3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1152502822509" calcext:value-type="float">
            <text:p>0,0001152503</text:p>
          </table:table-cell>
          <table:table-cell office:value-type="float" office:value="0.0487909692068056" calcext:value-type="float">
            <text:p>0,048790969</text:p>
          </table:table-cell>
          <table:table-cell office:value-type="float" office:value="4" calcext:value-type="float">
            <text:p>4</text:p>
          </table:table-cell>
          <table:table-cell office:value-type="float" office:value="0.029921534597015" calcext:value-type="float">
            <text:p>0,029921535</text:p>
          </table:table-cell>
          <table:table-cell office:value-type="float" office:value="176405" calcext:value-type="float">
            <text:p>176405</text:p>
          </table:table-cell>
          <table:table-cell office:value-type="string" calcext:value-type="string">
            <text:p>Breakfast in Americ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580.89999999999" calcext:value-type="float">
            <text:p>1580,9</text:p>
          </table:table-cell>
          <table:table-cell office:value-type="float" office:value="704" calcext:value-type="float">
            <text:p>704</text:p>
          </table:table-cell>
          <table:table-cell office:value-type="float" office:value="0.704704704704705" calcext:value-type="float">
            <text:p>0,70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2024729520866" calcext:value-type="float">
            <text:p>0,7720</text:p>
          </table:table-cell>
          <table:table-cell office:value-type="float" office:value="0.0005037960949784" calcext:value-type="float">
            <text:p>0,0005037961</text:p>
          </table:table-cell>
          <table:table-cell office:value-type="float" office:value="0.0487425684009822" calcext:value-type="float">
            <text:p>0,048742568</text:p>
          </table:table-cell>
          <table:table-cell office:value-type="float" office:value="7" calcext:value-type="float">
            <text:p>7</text:p>
          </table:table-cell>
          <table:table-cell office:value-type="float" office:value="0.0303239733538668" calcext:value-type="float">
            <text:p>0,030323973</text:p>
          </table:table-cell>
          <table:table-cell office:value-type="float" office:value="175287" calcext:value-type="float">
            <text:p>175287</text:p>
          </table:table-cell>
          <table:table-cell office:value-type="string" calcext:value-type="string">
            <text:p>Sticky Fingers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626.49999999999" calcext:value-type="float">
            <text:p>1626,5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2247890691444" calcext:value-type="float">
            <text:p>0,0002247891</text:p>
          </table:table-cell>
          <table:table-cell office:value-type="float" office:value="0.0487168994790885" calcext:value-type="float">
            <text:p>0,048716899</text:p>
          </table:table-cell>
          <table:table-cell office:value-type="float" office:value="20" calcext:value-type="float">
            <text:p>20</text:p>
          </table:table-cell>
          <table:table-cell office:value-type="float" office:value="0.027333198812546" calcext:value-type="float">
            <text:p>0,027333199</text:p>
          </table:table-cell>
          <table:table-cell office:value-type="float" office:value="205369" calcext:value-type="float">
            <text:p>205369</text:p>
          </table:table-cell>
          <table:table-cell office:value-type="string" calcext:value-type="string">
            <text:p>24 PrÃ©ludes, Op. 28; PrÃ©ludes Nr. 25, Op. 45; Nr. 26, Op. Posth.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8768621661073" calcext:value-type="float">
            <text:p>0,0008768622</text:p>
          </table:table-cell>
          <table:table-cell office:value-type="float" office:value="0.048562292952269" calcext:value-type="float">
            <text:p>0,048562293</text:p>
          </table:table-cell>
          <table:table-cell office:value-type="float" office:value="18" calcext:value-type="float">
            <text:p>18</text:p>
          </table:table-cell>
          <table:table-cell office:value-type="float" office:value="0.0309665063303452" calcext:value-type="float">
            <text:p>0,030966506</text:p>
          </table:table-cell>
          <table:table-cell office:value-type="float" office:value="161774" calcext:value-type="float">
            <text:p>161774</text:p>
          </table:table-cell>
          <table:table-cell office:value-type="string" calcext:value-type="string">
            <text:p>Sun Ship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0113674128370187" calcext:value-type="float">
            <text:p>0,0000113674</text:p>
          </table:table-cell>
          <table:table-cell office:value-type="float" office:value="0.0485453746263788" calcext:value-type="float">
            <text:p>0,048545375</text:p>
          </table:table-cell>
          <table:table-cell office:value-type="float" office:value="7" calcext:value-type="float">
            <text:p>7</text:p>
          </table:table-cell>
          <table:table-cell office:value-type="float" office:value="0.0294058039545092" calcext:value-type="float">
            <text:p>0,029405804</text:p>
          </table:table-cell>
          <table:table-cell office:value-type="float" office:value="173255" calcext:value-type="float">
            <text:p>173255</text:p>
          </table:table-cell>
          <table:table-cell office:value-type="string" calcext:value-type="string">
            <text:p>DÃ©jÃ  vu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557.49999999999" calcext:value-type="float">
            <text:p>1557,5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206953780768" calcext:value-type="float">
            <text:p>0,0002069538</text:p>
          </table:table-cell>
          <table:table-cell office:value-type="float" office:value="0.048540371850088" calcext:value-type="float">
            <text:p>0,048540372</text:p>
          </table:table-cell>
          <table:table-cell office:value-type="float" office:value="4" calcext:value-type="float">
            <text:p>4</text:p>
          </table:table-cell>
          <table:table-cell office:value-type="float" office:value="0.0306207354058754" calcext:value-type="float">
            <text:p>0,030620735</text:p>
          </table:table-cell>
          <table:table-cell office:value-type="float" office:value="162702" calcext:value-type="float">
            <text:p>162702</text:p>
          </table:table-cell>
          <table:table-cell office:value-type="string" calcext:value-type="string">
            <text:p>Can't Buy a Thrill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540.19999999999" calcext:value-type="float">
            <text:p>1540,2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5.5" calcext:value-type="float">
            <text:p>65,5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531583687896" calcext:value-type="float">
            <text:p>0,0005531584</text:p>
          </table:table-cell>
          <table:table-cell office:value-type="float" office:value="0.0485384223457296" calcext:value-type="float">
            <text:p>0,048538422</text:p>
          </table:table-cell>
          <table:table-cell office:value-type="float" office:value="4" calcext:value-type="float">
            <text:p>4</text:p>
          </table:table-cell>
          <table:table-cell office:value-type="float" office:value="0.0477168457945394" calcext:value-type="float">
            <text:p>0,047716846</text:p>
          </table:table-cell>
          <table:table-cell office:value-type="float" office:value="79696" calcext:value-type="float">
            <text:p>79696</text:p>
          </table:table-cell>
          <table:table-cell office:value-type="string" calcext:value-type="string">
            <text:p>Here Come the Warm Jets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542.39999999999" calcext:value-type="float">
            <text:p>1542,4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02364612919055" calcext:value-type="float">
            <text:p>0,0002364613</text:p>
          </table:table-cell>
          <table:table-cell office:value-type="float" office:value="0.0485258270348521" calcext:value-type="float">
            <text:p>0,048525827</text:p>
          </table:table-cell>
          <table:table-cell office:value-type="float" office:value="7" calcext:value-type="float">
            <text:p>7</text:p>
          </table:table-cell>
          <table:table-cell office:value-type="float" office:value="0.0258993879460054" calcext:value-type="float">
            <text:p>0,025899388</text:p>
          </table:table-cell>
          <table:table-cell office:value-type="float" office:value="205623" calcext:value-type="float">
            <text:p>205623</text:p>
          </table:table-cell>
          <table:table-cell office:value-type="string" calcext:value-type="string">
            <text:p>Abraxas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530.6" calcext:value-type="float">
            <text:p>1530,6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2534264391311" calcext:value-type="float">
            <text:p>0,0002534264</text:p>
          </table:table-cell>
          <table:table-cell office:value-type="float" office:value="0.048490329373941" calcext:value-type="float">
            <text:p>0,048490329</text:p>
          </table:table-cell>
          <table:table-cell office:value-type="float" office:value="1" calcext:value-type="float">
            <text:p>1</text:p>
          </table:table-cell>
          <table:table-cell office:value-type="float" office:value="0.0372485824788283" calcext:value-type="float">
            <text:p>0,037248582</text:p>
          </table:table-cell>
          <table:table-cell office:value-type="float" office:value="121353" calcext:value-type="float">
            <text:p>121353</text:p>
          </table:table-cell>
          <table:table-cell office:value-type="string" calcext:value-type="string">
            <text:p>Overkill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573.59999999999" calcext:value-type="float">
            <text:p>1573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5859980921214" calcext:value-type="float">
            <text:p>0,0005859981</text:p>
          </table:table-cell>
          <table:table-cell office:value-type="float" office:value="0.0484832606985339" calcext:value-type="float">
            <text:p>0,048483261</text:p>
          </table:table-cell>
          <table:table-cell office:value-type="float" office:value="18" calcext:value-type="float">
            <text:p>18</text:p>
          </table:table-cell>
          <table:table-cell office:value-type="float" office:value="0.0278448038023466" calcext:value-type="float">
            <text:p>0,027844804</text:p>
          </table:table-cell>
          <table:table-cell office:value-type="float" office:value="181323" calcext:value-type="float">
            <text:p>181323</text:p>
          </table:table-cell>
          <table:table-cell office:value-type="string" calcext:value-type="string">
            <text:p>Deaf Dumb Blind (Summun bukmun umyun)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504.99999999999" calcext:value-type="float">
            <text:p>1505,0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796381551892" calcext:value-type="float">
            <text:p>0,0003796382</text:p>
          </table:table-cell>
          <table:table-cell office:value-type="float" office:value="0.0482663832384099" calcext:value-type="float">
            <text:p>0,048266383</text:p>
          </table:table-cell>
          <table:table-cell office:value-type="float" office:value="0" calcext:value-type="float">
            <text:p>0</text:p>
          </table:table-cell>
          <table:table-cell office:value-type="float" office:value="0.0422903784382727" calcext:value-type="float">
            <text:p>0,042290378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Roxy &amp; Elsewher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81.79999999999" calcext:value-type="float">
            <text:p>1481,8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510526558622" calcext:value-type="float">
            <text:p>0,0002510527</text:p>
          </table:table-cell>
          <table:table-cell office:value-type="float" office:value="0.0482358855868505" calcext:value-type="float">
            <text:p>0,048235886</text:p>
          </table:table-cell>
          <table:table-cell office:value-type="float" office:value="1" calcext:value-type="float">
            <text:p>1</text:p>
          </table:table-cell>
          <table:table-cell office:value-type="float" office:value="0.0416071258619783" calcext:value-type="float">
            <text:p>0,041607126</text:p>
          </table:table-cell>
          <table:table-cell office:value-type="float" office:value="83326" calcext:value-type="float">
            <text:p>83326</text:p>
          </table:table-cell>
          <table:table-cell office:value-type="string" calcext:value-type="string">
            <text:p>Paranoid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537.39999999999" calcext:value-type="float">
            <text:p>1537,4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1265014736401" calcext:value-type="float">
            <text:p>0,0001265015</text:p>
          </table:table-cell>
          <table:table-cell office:value-type="float" office:value="0.0481956291020785" calcext:value-type="float">
            <text:p>0,048195629</text:p>
          </table:table-cell>
          <table:table-cell office:value-type="float" office:value="7" calcext:value-type="float">
            <text:p>7</text:p>
          </table:table-cell>
          <table:table-cell office:value-type="float" office:value="0.029257128893506" calcext:value-type="float">
            <text:p>0,029257129</text:p>
          </table:table-cell>
          <table:table-cell office:value-type="float" office:value="185098" calcext:value-type="float">
            <text:p>185098</text:p>
          </table:table-cell>
          <table:table-cell office:value-type="string" calcext:value-type="string">
            <text:p>Santana III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560.69999999999" calcext:value-type="float">
            <text:p>1560,7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.0001935469203338" calcext:value-type="float">
            <text:p>0,0001935469</text:p>
          </table:table-cell>
          <table:table-cell office:value-type="float" office:value="0.0481547255807037" calcext:value-type="float">
            <text:p>0,048154726</text:p>
          </table:table-cell>
          <table:table-cell office:value-type="float" office:value="4" calcext:value-type="float">
            <text:p>4</text:p>
          </table:table-cell>
          <table:table-cell office:value-type="float" office:value="0.0294852729668255" calcext:value-type="float">
            <text:p>0,029485273</text:p>
          </table:table-cell>
          <table:table-cell office:value-type="float" office:value="185997" calcext:value-type="float">
            <text:p>185997</text:p>
          </table:table-cell>
          <table:table-cell office:value-type="string" calcext:value-type="string">
            <text:p>Rumours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448.09999999999" calcext:value-type="float">
            <text:p>1448,1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2422930612643" calcext:value-type="float">
            <text:p>0,0002422931</text:p>
          </table:table-cell>
          <table:table-cell office:value-type="float" office:value="0.0481376270021271" calcext:value-type="float">
            <text:p>0,048137627</text:p>
          </table:table-cell>
          <table:table-cell office:value-type="float" office:value="0" calcext:value-type="float">
            <text:p>0</text:p>
          </table:table-cell>
          <table:table-cell office:value-type="float" office:value="0.0454210506847206" calcext:value-type="float">
            <text:p>0,045421051</text:p>
          </table:table-cell>
          <table:table-cell office:value-type="float" office:value="76658" calcext:value-type="float">
            <text:p>76658</text:p>
          </table:table-cell>
          <table:table-cell office:value-type="string" calcext:value-type="string">
            <text:p>H to He Who Am the Only One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502.79999999999" calcext:value-type="float">
            <text:p>1502,8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795016125" calcext:value-type="float">
            <text:p>0,0001779502</text:p>
          </table:table-cell>
          <table:table-cell office:value-type="float" office:value="0.0480898424549608" calcext:value-type="float">
            <text:p>0,048089842</text:p>
          </table:table-cell>
          <table:table-cell office:value-type="float" office:value="7" calcext:value-type="float">
            <text:p>7</text:p>
          </table:table-cell>
          <table:table-cell office:value-type="float" office:value="0.0305504340747914" calcext:value-type="float">
            <text:p>0,030550434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Gentleman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13" calcext:value-type="float">
            <text:p>513</text:p>
          </table:table-cell>
          <table:table-cell office:value-type="float" office:value="0.513513513513514" calcext:value-type="float">
            <text:p>0,513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2727272727273" calcext:value-type="float">
            <text:p>0,6727</text:p>
          </table:table-cell>
          <table:table-cell office:value-type="float" office:value="0.0001869939411689" calcext:value-type="float">
            <text:p>0,0001869939</text:p>
          </table:table-cell>
          <table:table-cell office:value-type="float" office:value="0.0480606465915003" calcext:value-type="float">
            <text:p>0,048060647</text:p>
          </table:table-cell>
          <table:table-cell office:value-type="float" office:value="0" calcext:value-type="float">
            <text:p>0</text:p>
          </table:table-cell>
          <table:table-cell office:value-type="float" office:value="0.0416438689990305" calcext:value-type="float">
            <text:p>0,041643869</text:p>
          </table:table-cell>
          <table:table-cell office:value-type="float" office:value="89805" calcext:value-type="float">
            <text:p>89805</text:p>
          </table:table-cell>
          <table:table-cell office:value-type="string" calcext:value-type="string">
            <text:p>Aqualung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557.59999999999" calcext:value-type="float">
            <text:p>1557,6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3781002110995" calcext:value-type="float">
            <text:p>0,0003781002</text:p>
          </table:table-cell>
          <table:table-cell office:value-type="float" office:value="0.0479703992137187" calcext:value-type="float">
            <text:p>0,047970399</text:p>
          </table:table-cell>
          <table:table-cell office:value-type="float" office:value="18" calcext:value-type="float">
            <text:p>18</text:p>
          </table:table-cell>
          <table:table-cell office:value-type="float" office:value="0.0317423329110497" calcext:value-type="float">
            <text:p>0,031742333</text:p>
          </table:table-cell>
          <table:table-cell office:value-type="float" office:value="153493" calcext:value-type="float">
            <text:p>153493</text:p>
          </table:table-cell>
          <table:table-cell office:value-type="string" calcext:value-type="string">
            <text:p>Love in Us All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576.59999999999" calcext:value-type="float">
            <text:p>1576,6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4307469348662" calcext:value-type="float">
            <text:p>0,0004307469</text:p>
          </table:table-cell>
          <table:table-cell office:value-type="float" office:value="0.0479371691272535" calcext:value-type="float">
            <text:p>0,047937169</text:p>
          </table:table-cell>
          <table:table-cell office:value-type="float" office:value="7" calcext:value-type="float">
            <text:p>7</text:p>
          </table:table-cell>
          <table:table-cell office:value-type="float" office:value="0.0340253402967165" calcext:value-type="float">
            <text:p>0,034025340</text:p>
          </table:table-cell>
          <table:table-cell office:value-type="float" office:value="137150" calcext:value-type="float">
            <text:p>137150</text:p>
          </table:table-cell>
          <table:table-cell office:value-type="string" calcext:value-type="string">
            <text:p>More Songs About Buildings and Food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0221147849738364" calcext:value-type="float">
            <text:p>0,0000221148</text:p>
          </table:table-cell>
          <table:table-cell office:value-type="float" office:value="0.0478996316266022" calcext:value-type="float">
            <text:p>0,047899632</text:p>
          </table:table-cell>
          <table:table-cell office:value-type="float" office:value="7" calcext:value-type="float">
            <text:p>7</text:p>
          </table:table-cell>
          <table:table-cell office:value-type="float" office:value="0.0274495334778677" calcext:value-type="float">
            <text:p>0,027449533</text:p>
          </table:table-cell>
          <table:table-cell office:value-type="float" office:value="201126" calcext:value-type="float">
            <text:p>201126</text:p>
          </table:table-cell>
          <table:table-cell office:value-type="string" calcext:value-type="string">
            <text:p>"Al final de este viaje..."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1423935625672" calcext:value-type="float">
            <text:p>0,0001423936</text:p>
          </table:table-cell>
          <table:table-cell office:value-type="float" office:value="0.0478987130201982" calcext:value-type="float">
            <text:p>0,047898713</text:p>
          </table:table-cell>
          <table:table-cell office:value-type="float" office:value="7" calcext:value-type="float">
            <text:p>7</text:p>
          </table:table-cell>
          <table:table-cell office:value-type="float" office:value="0.028079306582176" calcext:value-type="float">
            <text:p>0,028079307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Maggot Brain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491.69999999999" calcext:value-type="float">
            <text:p>1491,7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66128185633" calcext:value-type="float">
            <text:p>0,0001766128</text:p>
          </table:table-cell>
          <table:table-cell office:value-type="float" office:value="0.0478604253414067" calcext:value-type="float">
            <text:p>0,047860425</text:p>
          </table:table-cell>
          <table:table-cell office:value-type="float" office:value="7" calcext:value-type="float">
            <text:p>7</text:p>
          </table:table-cell>
          <table:table-cell office:value-type="float" office:value="0.0303135569166776" calcext:value-type="float">
            <text:p>0,030313557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Roforofo Fight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458.29999999999" calcext:value-type="float">
            <text:p>1458,3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796719899592" calcext:value-type="float">
            <text:p>0,0001796720</text:p>
          </table:table-cell>
          <table:table-cell office:value-type="float" office:value="0.0478571789182697" calcext:value-type="float">
            <text:p>0,047857179</text:p>
          </table:table-cell>
          <table:table-cell office:value-type="float" office:value="0" calcext:value-type="float">
            <text:p>0</text:p>
          </table:table-cell>
          <table:table-cell office:value-type="float" office:value="0.0412312889117693" calcext:value-type="float">
            <text:p>0,041231289</text:p>
          </table:table-cell>
          <table:table-cell office:value-type="float" office:value="92439" calcext:value-type="float">
            <text:p>92439</text:p>
          </table:table-cell>
          <table:table-cell office:value-type="string" calcext:value-type="string">
            <text:p>Thick as a Brick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552.09999999999" calcext:value-type="float">
            <text:p>1552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13575699948445" calcext:value-type="float">
            <text:p>0,0013575700</text:p>
          </table:table-cell>
          <table:table-cell office:value-type="float" office:value="0.0478478938670175" calcext:value-type="float">
            <text:p>0,047847894</text:p>
          </table:table-cell>
          <table:table-cell office:value-type="float" office:value="18" calcext:value-type="float">
            <text:p>18</text:p>
          </table:table-cell>
          <table:table-cell office:value-type="float" office:value="0.0307260841620053" calcext:value-type="float">
            <text:p>0,030726084</text:p>
          </table:table-cell>
          <table:table-cell office:value-type="float" office:value="146471" calcext:value-type="float">
            <text:p>146471</text:p>
          </table:table-cell>
          <table:table-cell office:value-type="string" calcext:value-type="string">
            <text:p>Black Unity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486.89999999999" calcext:value-type="float">
            <text:p>1486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1486790731947" calcext:value-type="float">
            <text:p>0,0001486791</text:p>
          </table:table-cell>
          <table:table-cell office:value-type="float" office:value="0.0477558854115442" calcext:value-type="float">
            <text:p>0,047755885</text:p>
          </table:table-cell>
          <table:table-cell office:value-type="float" office:value="7" calcext:value-type="float">
            <text:p>7</text:p>
          </table:table-cell>
          <table:table-cell office:value-type="float" office:value="0.0313913231491427" calcext:value-type="float">
            <text:p>0,031391323</text:p>
          </table:table-cell>
          <table:table-cell office:value-type="float" office:value="154237" calcext:value-type="float">
            <text:p>154237</text:p>
          </table:table-cell>
          <table:table-cell office:value-type="string" calcext:value-type="string">
            <text:p>Zombie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498.09999999999" calcext:value-type="float">
            <text:p>1498,1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288860002286" calcext:value-type="float">
            <text:p>0,0003288860</text:p>
          </table:table-cell>
          <table:table-cell office:value-type="float" office:value="0.0477361159143843" calcext:value-type="float">
            <text:p>0,047736116</text:p>
          </table:table-cell>
          <table:table-cell office:value-type="float" office:value="18" calcext:value-type="float">
            <text:p>18</text:p>
          </table:table-cell>
          <table:table-cell office:value-type="float" office:value="0.0336789982756095" calcext:value-type="float">
            <text:p>0,033678998</text:p>
          </table:table-cell>
          <table:table-cell office:value-type="float" office:value="125383" calcext:value-type="float">
            <text:p>125383</text:p>
          </table:table-cell>
          <table:table-cell office:value-type="string" calcext:value-type="string">
            <text:p>Third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524.99999999999" calcext:value-type="float">
            <text:p>1525,0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534929050627" calcext:value-type="float">
            <text:p>0,0004534929</text:p>
          </table:table-cell>
          <table:table-cell office:value-type="float" office:value="0.0477352692073668" calcext:value-type="float">
            <text:p>0,047735269</text:p>
          </table:table-cell>
          <table:table-cell office:value-type="float" office:value="7" calcext:value-type="float">
            <text:p>7</text:p>
          </table:table-cell>
          <table:table-cell office:value-type="float" office:value="0.0283575830851268" calcext:value-type="float">
            <text:p>0,028357583</text:p>
          </table:table-cell>
          <table:table-cell office:value-type="float" office:value="185673" calcext:value-type="float">
            <text:p>185673</text:p>
          </table:table-cell>
          <table:table-cell office:value-type="string" calcext:value-type="string">
            <text:p>Innervisions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481.59999999999" calcext:value-type="float">
            <text:p>1481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3941817569072" calcext:value-type="float">
            <text:p>0,0003941818</text:p>
          </table:table-cell>
          <table:table-cell office:value-type="float" office:value="0.0477306581298029" calcext:value-type="float">
            <text:p>0,047730658</text:p>
          </table:table-cell>
          <table:table-cell office:value-type="float" office:value="0" calcext:value-type="float">
            <text:p>0</text:p>
          </table:table-cell>
          <table:table-cell office:value-type="float" office:value="0.0361803073581437" calcext:value-type="float">
            <text:p>0,036180307</text:p>
          </table:table-cell>
          <table:table-cell office:value-type="float" office:value="102731" calcext:value-type="float">
            <text:p>102731</text:p>
          </table:table-cell>
          <table:table-cell office:value-type="string" calcext:value-type="string">
            <text:p>The Wall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570.69999999999" calcext:value-type="float">
            <text:p>1570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3170696223468" calcext:value-type="float">
            <text:p>0,0003170696</text:p>
          </table:table-cell>
          <table:table-cell office:value-type="float" office:value="0.0477126022565496" calcext:value-type="float">
            <text:p>0,047712602</text:p>
          </table:table-cell>
          <table:table-cell office:value-type="float" office:value="18" calcext:value-type="float">
            <text:p>18</text:p>
          </table:table-cell>
          <table:table-cell office:value-type="float" office:value="0.0303018408726258" calcext:value-type="float">
            <text:p>0,030301841</text:p>
          </table:table-cell>
          <table:table-cell office:value-type="float" office:value="169131" calcext:value-type="float">
            <text:p>169131</text:p>
          </table:table-cell>
          <table:table-cell office:value-type="string" calcext:value-type="string">
            <text:p>Enlightenment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23.49999999999" calcext:value-type="float">
            <text:p>1523,5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281168275824" calcext:value-type="float">
            <text:p>0,0004281168</text:p>
          </table:table-cell>
          <table:table-cell office:value-type="float" office:value="0.0476507337049364" calcext:value-type="float">
            <text:p>0,047650734</text:p>
          </table:table-cell>
          <table:table-cell office:value-type="float" office:value="7" calcext:value-type="float">
            <text:p>7</text:p>
          </table:table-cell>
          <table:table-cell office:value-type="float" office:value="0.0309918245941811" calcext:value-type="float">
            <text:p>0,030991825</text:p>
          </table:table-cell>
          <table:table-cell office:value-type="float" office:value="172918" calcext:value-type="float">
            <text:p>172918</text:p>
          </table:table-cell>
          <table:table-cell office:value-type="string" calcext:value-type="string">
            <text:p>Clube da Esquina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505.29999999999" calcext:value-type="float">
            <text:p>1505,3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7127033513139" calcext:value-type="float">
            <text:p>0,0007127034</text:p>
          </table:table-cell>
          <table:table-cell office:value-type="float" office:value="0.0476312201680649" calcext:value-type="float">
            <text:p>0,047631220</text:p>
          </table:table-cell>
          <table:table-cell office:value-type="float" office:value="7" calcext:value-type="float">
            <text:p>7</text:p>
          </table:table-cell>
          <table:table-cell office:value-type="float" office:value="0.0301050827806653" calcext:value-type="float">
            <text:p>0,030105083</text:p>
          </table:table-cell>
          <table:table-cell office:value-type="float" office:value="171577" calcext:value-type="float">
            <text:p>171577</text:p>
          </table:table-cell>
          <table:table-cell office:value-type="string" calcext:value-type="string">
            <text:p>Ãfrica Brasil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532.69999999999" calcext:value-type="float">
            <text:p>1532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2099150395743" calcext:value-type="float">
            <text:p>0,0002099150</text:p>
          </table:table-cell>
          <table:table-cell office:value-type="float" office:value="0.047604885832736" calcext:value-type="float">
            <text:p>0,047604886</text:p>
          </table:table-cell>
          <table:table-cell office:value-type="float" office:value="7" calcext:value-type="float">
            <text:p>7</text:p>
          </table:table-cell>
          <table:table-cell office:value-type="float" office:value="0.0290417706849378" calcext:value-type="float">
            <text:p>0,029041771</text:p>
          </table:table-cell>
          <table:table-cell office:value-type="float" office:value="188634" calcext:value-type="float">
            <text:p>188634</text:p>
          </table:table-cell>
          <table:table-cell office:value-type="string" calcext:value-type="string">
            <text:p>Cosmo's Factory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0280364341820588" calcext:value-type="float">
            <text:p>0,0000280364</text:p>
          </table:table-cell>
          <table:table-cell office:value-type="float" office:value="0.0475787766526028" calcext:value-type="float">
            <text:p>0,047578777</text:p>
          </table:table-cell>
          <table:table-cell office:value-type="float" office:value="7" calcext:value-type="float">
            <text:p>7</text:p>
          </table:table-cell>
          <table:table-cell office:value-type="float" office:value="0.0307684848472456" calcext:value-type="float">
            <text:p>0,030768485</text:p>
          </table:table-cell>
          <table:table-cell office:value-type="float" office:value="169829" calcext:value-type="float">
            <text:p>169829</text:p>
          </table:table-cell>
          <table:table-cell office:value-type="string" calcext:value-type="string">
            <text:p>Irish Tour '7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475.19999999999" calcext:value-type="float">
            <text:p>1475,2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0412904554521121" calcext:value-type="float">
            <text:p>0,0000412905</text:p>
          </table:table-cell>
          <table:table-cell office:value-type="float" office:value="0.0475446623229683" calcext:value-type="float">
            <text:p>0,047544662</text:p>
          </table:table-cell>
          <table:table-cell office:value-type="float" office:value="7" calcext:value-type="float">
            <text:p>7</text:p>
          </table:table-cell>
          <table:table-cell office:value-type="float" office:value="0.0311581999906567" calcext:value-type="float">
            <text:p>0,031158200</text:p>
          </table:table-cell>
          <table:table-cell office:value-type="float" office:value="154463" calcext:value-type="float">
            <text:p>154463</text:p>
          </table:table-cell>
          <table:table-cell office:value-type="string" calcext:value-type="string">
            <text:p>Expensive Shit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598.79999999999" calcext:value-type="float">
            <text:p>1598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8341675008341" calcext:value-type="float">
            <text:p>0,0008341675</text:p>
          </table:table-cell>
          <table:table-cell office:value-type="float" office:value="0.0474999128144296" calcext:value-type="float">
            <text:p>0,047499913</text:p>
          </table:table-cell>
          <table:table-cell office:value-type="float" office:value="21" calcext:value-type="float">
            <text:p>21</text:p>
          </table:table-cell>
          <table:table-cell office:value-type="float" office:value="0.0295597222408615" calcext:value-type="float">
            <text:p>0,029559722</text:p>
          </table:table-cell>
          <table:table-cell office:value-type="float" office:value="176735" calcext:value-type="float">
            <text:p>176735</text:p>
          </table:table-cell>
          <table:table-cell office:value-type="string" calcext:value-type="string">
            <text:p>Mingus at Antibe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501.49999999999" calcext:value-type="float">
            <text:p>1501,5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167067535137" calcext:value-type="float">
            <text:p>0,0001670675</text:p>
          </table:table-cell>
          <table:table-cell office:value-type="float" office:value="0.0474982260903491" calcext:value-type="float">
            <text:p>0,047498226</text:p>
          </table:table-cell>
          <table:table-cell office:value-type="float" office:value="4" calcext:value-type="float">
            <text:p>4</text:p>
          </table:table-cell>
          <table:table-cell office:value-type="float" office:value="0.0285401895200851" calcext:value-type="float">
            <text:p>0,028540190</text:p>
          </table:table-cell>
          <table:table-cell office:value-type="float" office:value="175666" calcext:value-type="float">
            <text:p>175666</text:p>
          </table:table-cell>
          <table:table-cell office:value-type="string" calcext:value-type="string">
            <text:p>Aja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520.59999999999" calcext:value-type="float">
            <text:p>1520,6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1322631917154" calcext:value-type="float">
            <text:p>0,0001322632</text:p>
          </table:table-cell>
          <table:table-cell office:value-type="float" office:value="0.0474419893749246" calcext:value-type="float">
            <text:p>0,047441989</text:p>
          </table:table-cell>
          <table:table-cell office:value-type="float" office:value="4" calcext:value-type="float">
            <text:p>4</text:p>
          </table:table-cell>
          <table:table-cell office:value-type="float" office:value="0.0336424070706493" calcext:value-type="float">
            <text:p>0,033642407</text:p>
          </table:table-cell>
          <table:table-cell office:value-type="float" office:value="146392" calcext:value-type="float">
            <text:p>146392</text:p>
          </table:table-cell>
          <table:table-cell office:value-type="string" calcext:value-type="string">
            <text:p>Band on the Run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537.59999999999" calcext:value-type="float">
            <text:p>1537,6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453351146737" calcext:value-type="float">
            <text:p>0,0004453351</text:p>
          </table:table-cell>
          <table:table-cell office:value-type="float" office:value="0.0474299982284972" calcext:value-type="float">
            <text:p>0,047429998</text:p>
          </table:table-cell>
          <table:table-cell office:value-type="float" office:value="7" calcext:value-type="float">
            <text:p>7</text:p>
          </table:table-cell>
          <table:table-cell office:value-type="float" office:value="0.036987805209511" calcext:value-type="float">
            <text:p>0,036987805</text:p>
          </table:table-cell>
          <table:table-cell office:value-type="float" office:value="112151" calcext:value-type="float">
            <text:p>112151</text:p>
          </table:table-cell>
          <table:table-cell office:value-type="string" calcext:value-type="string">
            <text:p>Tago Mago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521.89999999999" calcext:value-type="float">
            <text:p>1521,9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1100298695489" calcext:value-type="float">
            <text:p>0,0001100299</text:p>
          </table:table-cell>
          <table:table-cell office:value-type="float" office:value="0.0473963035169565" calcext:value-type="float">
            <text:p>0,047396304</text:p>
          </table:table-cell>
          <table:table-cell office:value-type="float" office:value="4" calcext:value-type="float">
            <text:p>4</text:p>
          </table:table-cell>
          <table:table-cell office:value-type="float" office:value="0.0375706622238354" calcext:value-type="float">
            <text:p>0,037570662</text:p>
          </table:table-cell>
          <table:table-cell office:value-type="float" office:value="128996" calcext:value-type="float">
            <text:p>128996</text:p>
          </table:table-cell>
          <table:table-cell office:value-type="string" calcext:value-type="string">
            <text:p>Ram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551.19999999999" calcext:value-type="float">
            <text:p>1551,2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1237710656548" calcext:value-type="float">
            <text:p>0,0001237711</text:p>
          </table:table-cell>
          <table:table-cell office:value-type="float" office:value="0.0472817301822272" calcext:value-type="float">
            <text:p>0,047281730</text:p>
          </table:table-cell>
          <table:table-cell office:value-type="float" office:value="7" calcext:value-type="float">
            <text:p>7</text:p>
          </table:table-cell>
          <table:table-cell office:value-type="float" office:value="0.0340913636954356" calcext:value-type="float">
            <text:p>0,034091364</text:p>
          </table:table-cell>
          <table:table-cell office:value-type="float" office:value="135226" calcext:value-type="float">
            <text:p>135226</text:p>
          </table:table-cell>
          <table:table-cell office:value-type="string" calcext:value-type="string">
            <text:p>Fear of Music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519.59999999999" calcext:value-type="float">
            <text:p>1519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74809154034" calcext:value-type="float">
            <text:p>0,0002874809</text:p>
          </table:table-cell>
          <table:table-cell office:value-type="float" office:value="0.0472777340907061" calcext:value-type="float">
            <text:p>0,047277734</text:p>
          </table:table-cell>
          <table:table-cell office:value-type="float" office:value="7" calcext:value-type="float">
            <text:p>7</text:p>
          </table:table-cell>
          <table:table-cell office:value-type="float" office:value="0.0296534266266646" calcext:value-type="float">
            <text:p>0,029653427</text:p>
          </table:table-cell>
          <table:table-cell office:value-type="float" office:value="182372" calcext:value-type="float">
            <text:p>182372</text:p>
          </table:table-cell>
          <table:table-cell office:value-type="string" calcext:value-type="string">
            <text:p>Born to Run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473.99999999999" calcext:value-type="float">
            <text:p>1474,0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04102633027148" calcext:value-type="float">
            <text:p>0,0004102633</text:p>
          </table:table-cell>
          <table:table-cell office:value-type="float" office:value="0.0472705439215552" calcext:value-type="float">
            <text:p>0,047270544</text:p>
          </table:table-cell>
          <table:table-cell office:value-type="float" office:value="0" calcext:value-type="float">
            <text:p>0</text:p>
          </table:table-cell>
          <table:table-cell office:value-type="float" office:value="0.0343932253470252" calcext:value-type="float">
            <text:p>0,034393225</text:p>
          </table:table-cell>
          <table:table-cell office:value-type="float" office:value="123275" calcext:value-type="float">
            <text:p>123275</text:p>
          </table:table-cell>
          <table:table-cell office:value-type="string" calcext:value-type="string">
            <text:p>The Grand Wazoo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491.49999999999" calcext:value-type="float">
            <text:p>1491,5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626667638469" calcext:value-type="float">
            <text:p>0,0006266676</text:p>
          </table:table-cell>
          <table:table-cell office:value-type="float" office:value="0.0472245890990711" calcext:value-type="float">
            <text:p>0,047224589</text:p>
          </table:table-cell>
          <table:table-cell office:value-type="float" office:value="7" calcext:value-type="float">
            <text:p>7</text:p>
          </table:table-cell>
          <table:table-cell office:value-type="float" office:value="0.0295160322127195" calcext:value-type="float">
            <text:p>0,029516032</text:p>
          </table:table-cell>
          <table:table-cell office:value-type="float" office:value="154421" calcext:value-type="float">
            <text:p>154421</text:p>
          </table:table-cell>
          <table:table-cell office:value-type="string" calcext:value-type="string">
            <text:p>Future Days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864.29999999999" calcext:value-type="float">
            <text:p>1864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684578828867" calcext:value-type="float">
            <text:p>0,0006684579</text:p>
          </table:table-cell>
          <table:table-cell office:value-type="float" office:value="0.0470970050275241" calcext:value-type="float">
            <text:p>0,047097005</text:p>
          </table:table-cell>
          <table:table-cell office:value-type="float" office:value="6" calcext:value-type="float">
            <text:p>6</text:p>
          </table:table-cell>
          <table:table-cell office:value-type="float" office:value="0.0310673785428178" calcext:value-type="float">
            <text:p>0,031067379</text:p>
          </table:table-cell>
          <table:table-cell office:value-type="float" office:value="192164" calcext:value-type="float">
            <text:p>192164</text:p>
          </table:table-cell>
          <table:table-cell office:value-type="string" calcext:value-type="string">
            <text:p>When the Pawn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504.69999999999" calcext:value-type="float">
            <text:p>1504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0247408397040996" calcext:value-type="float">
            <text:p>0,0000247408</text:p>
          </table:table-cell>
          <table:table-cell office:value-type="float" office:value="0.0470774275356611" calcext:value-type="float">
            <text:p>0,047077428</text:p>
          </table:table-cell>
          <table:table-cell office:value-type="float" office:value="7" calcext:value-type="float">
            <text:p>7</text:p>
          </table:table-cell>
          <table:table-cell office:value-type="float" office:value="0.0284173587123838" calcext:value-type="float">
            <text:p>0,028417359</text:p>
          </table:table-cell>
          <table:table-cell office:value-type="float" office:value="193827" calcext:value-type="float">
            <text:p>193827</text:p>
          </table:table-cell>
          <table:table-cell office:value-type="string" calcext:value-type="string">
            <text:p>Siembra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540.39999999999" calcext:value-type="float">
            <text:p>1540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1136072612358" calcext:value-type="float">
            <text:p>0,0001136073</text:p>
          </table:table-cell>
          <table:table-cell office:value-type="float" office:value="0.0470066524841564" calcext:value-type="float">
            <text:p>0,047006652</text:p>
          </table:table-cell>
          <table:table-cell office:value-type="float" office:value="21" calcext:value-type="float">
            <text:p>21</text:p>
          </table:table-cell>
          <table:table-cell office:value-type="float" office:value="0.0323789651301" calcext:value-type="float">
            <text:p>0,032378965</text:p>
          </table:table-cell>
          <table:table-cell office:value-type="float" office:value="146214" calcext:value-type="float">
            <text:p>146214</text:p>
          </table:table-cell>
          <table:table-cell office:value-type="string" calcext:value-type="string">
            <text:p>Let My Children Hear Music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76.79999999999" calcext:value-type="float">
            <text:p>1476,8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5551309492525" calcext:value-type="float">
            <text:p>0,0005551309</text:p>
          </table:table-cell>
          <table:table-cell office:value-type="float" office:value="0.0469000168822353" calcext:value-type="float">
            <text:p>0,046900017</text:p>
          </table:table-cell>
          <table:table-cell office:value-type="float" office:value="7" calcext:value-type="float">
            <text:p>7</text:p>
          </table:table-cell>
          <table:table-cell office:value-type="float" office:value="0.0315396787167784" calcext:value-type="float">
            <text:p>0,031539679</text:p>
          </table:table-cell>
          <table:table-cell office:value-type="float" office:value="155545" calcext:value-type="float">
            <text:p>155545</text:p>
          </table:table-cell>
          <table:table-cell office:value-type="string" calcext:value-type="string">
            <text:p>FÃ´rÃ§a bruta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495.19999999999" calcext:value-type="float">
            <text:p>1495,2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68337489664475" calcext:value-type="float">
            <text:p>0,046833749</text:p>
          </table:table-cell>
          <table:table-cell office:value-type="float" office:value="7" calcext:value-type="float">
            <text:p>7</text:p>
          </table:table-cell>
          <table:table-cell office:value-type="float" office:value="0.0289522750379935" calcext:value-type="float">
            <text:p>0,028952275</text:p>
          </table:table-cell>
          <table:table-cell office:value-type="float" office:value="186949" calcext:value-type="float">
            <text:p>186949</text:p>
          </table:table-cell>
          <table:table-cell office:value-type="string" calcext:value-type="string">
            <text:p>Electric Warrior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487.89999999999" calcext:value-type="float">
            <text:p>1487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643596167978266" calcext:value-type="float">
            <text:p>0,0000643596</text:p>
          </table:table-cell>
          <table:table-cell office:value-type="float" office:value="0.0468028725498887" calcext:value-type="float">
            <text:p>0,046802873</text:p>
          </table:table-cell>
          <table:table-cell office:value-type="float" office:value="4" calcext:value-type="float">
            <text:p>4</text:p>
          </table:table-cell>
          <table:table-cell office:value-type="float" office:value="0.0319239971015429" calcext:value-type="float">
            <text:p>0,031923997</text:p>
          </table:table-cell>
          <table:table-cell office:value-type="float" office:value="142266" calcext:value-type="float">
            <text:p>142266</text:p>
          </table:table-cell>
          <table:table-cell office:value-type="string" calcext:value-type="string">
            <text:p>Transformer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466.69999999999" calcext:value-type="float">
            <text:p>1466,7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3049364216142" calcext:value-type="float">
            <text:p>0,0003049364</text:p>
          </table:table-cell>
          <table:table-cell office:value-type="float" office:value="0.046747862667402" calcext:value-type="float">
            <text:p>0,046747863</text:p>
          </table:table-cell>
          <table:table-cell office:value-type="float" office:value="18" calcext:value-type="float">
            <text:p>18</text:p>
          </table:table-cell>
          <table:table-cell office:value-type="float" office:value="0.0297553398056968" calcext:value-type="float">
            <text:p>0,029755340</text:p>
          </table:table-cell>
          <table:table-cell office:value-type="float" office:value="143556" calcext:value-type="float">
            <text:p>143556</text:p>
          </table:table-cell>
          <table:table-cell office:value-type="string" calcext:value-type="string">
            <text:p>Lanquidity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460.69999999999" calcext:value-type="float">
            <text:p>1460,7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873284774420379" calcext:value-type="float">
            <text:p>0,0000873285</text:p>
          </table:table-cell>
          <table:table-cell office:value-type="float" office:value="0.0467239612036516" calcext:value-type="float">
            <text:p>0,046723961</text:p>
          </table:table-cell>
          <table:table-cell office:value-type="float" office:value="1" calcext:value-type="float">
            <text:p>1</text:p>
          </table:table-cell>
          <table:table-cell office:value-type="float" office:value="0.0360738642980917" calcext:value-type="float">
            <text:p>0,036073864</text:p>
          </table:table-cell>
          <table:table-cell office:value-type="float" office:value="113835" calcext:value-type="float">
            <text:p>113835</text:p>
          </table:table-cell>
          <table:table-cell office:value-type="string" calcext:value-type="string">
            <text:p>Raw Power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851.59999999999" calcext:value-type="float">
            <text:p>185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694076842373" calcext:value-type="float">
            <text:p>0,0002694077</text:p>
          </table:table-cell>
          <table:table-cell office:value-type="float" office:value="0.0467227244023199" calcext:value-type="float">
            <text:p>0,046722724</text:p>
          </table:table-cell>
          <table:table-cell office:value-type="float" office:value="6" calcext:value-type="float">
            <text:p>6</text:p>
          </table:table-cell>
          <table:table-cell office:value-type="float" office:value="0.0339282738355193" calcext:value-type="float">
            <text:p>0,033928274</text:p>
          </table:table-cell>
          <table:table-cell office:value-type="float" office:value="168509" calcext:value-type="float">
            <text:p>168509</text:p>
          </table:table-cell>
          <table:table-cell office:value-type="string" calcext:value-type="string">
            <text:p>Grace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483.39999999999" calcext:value-type="float">
            <text:p>1483,4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1719154023763" calcext:value-type="float">
            <text:p>0,0001719154</text:p>
          </table:table-cell>
          <table:table-cell office:value-type="float" office:value="0.0466362312062495" calcext:value-type="float">
            <text:p>0,046636231</text:p>
          </table:table-cell>
          <table:table-cell office:value-type="float" office:value="7" calcext:value-type="float">
            <text:p>7</text:p>
          </table:table-cell>
          <table:table-cell office:value-type="float" office:value="0.0314796077541396" calcext:value-type="float">
            <text:p>0,031479608</text:p>
          </table:table-cell>
          <table:table-cell office:value-type="float" office:value="161623" calcext:value-type="float">
            <text:p>161623</text:p>
          </table:table-cell>
          <table:table-cell office:value-type="string" calcext:value-type="string">
            <text:p>Talking Book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490.59999999999" calcext:value-type="float">
            <text:p>1490,6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1973806360357" calcext:value-type="float">
            <text:p>0,0001973806</text:p>
          </table:table-cell>
          <table:table-cell office:value-type="float" office:value="0.0465877716250632" calcext:value-type="float">
            <text:p>0,046587772</text:p>
          </table:table-cell>
          <table:table-cell office:value-type="float" office:value="7" calcext:value-type="float">
            <text:p>7</text:p>
          </table:table-cell>
          <table:table-cell office:value-type="float" office:value="0.0337808495013175" calcext:value-type="float">
            <text:p>0,033780850</text:p>
          </table:table-cell>
          <table:table-cell office:value-type="float" office:value="143304" calcext:value-type="float">
            <text:p>143304</text:p>
          </table:table-cell>
          <table:table-cell office:value-type="string" calcext:value-type="string">
            <text:p>Arthur Verocai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56.49999999999" calcext:value-type="float">
            <text:p>1456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48144336721491" calcext:value-type="float">
            <text:p>0,0000481443</text:p>
          </table:table-cell>
          <table:table-cell office:value-type="float" office:value="0.0465356367845605" calcext:value-type="float">
            <text:p>0,046535637</text:p>
          </table:table-cell>
          <table:table-cell office:value-type="float" office:value="1" calcext:value-type="float">
            <text:p>1</text:p>
          </table:table-cell>
          <table:table-cell office:value-type="float" office:value="0.0381724617569857" calcext:value-type="float">
            <text:p>0,038172462</text:p>
          </table:table-cell>
          <table:table-cell office:value-type="float" office:value="106961" calcext:value-type="float">
            <text:p>106961</text:p>
          </table:table-cell>
          <table:table-cell office:value-type="string" calcext:value-type="string">
            <text:p>Fun House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492.79999999999" calcext:value-type="float">
            <text:p>1492,8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1284517650583" calcext:value-type="float">
            <text:p>0,0001284518</text:p>
          </table:table-cell>
          <table:table-cell office:value-type="float" office:value="0.0465092717742313" calcext:value-type="float">
            <text:p>0,046509272</text:p>
          </table:table-cell>
          <table:table-cell office:value-type="float" office:value="7" calcext:value-type="float">
            <text:p>7</text:p>
          </table:table-cell>
          <table:table-cell office:value-type="float" office:value="0.0315778234943622" calcext:value-type="float">
            <text:p>0,031577823</text:p>
          </table:table-cell>
          <table:table-cell office:value-type="float" office:value="161074" calcext:value-type="float">
            <text:p>161074</text:p>
          </table:table-cell>
          <table:table-cell office:value-type="string" calcext:value-type="string">
            <text:p>London Calling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556.09999999999" calcext:value-type="float">
            <text:p>1556,1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25059127263536" calcext:value-type="float">
            <text:p>0,0025059127</text:p>
          </table:table-cell>
          <table:table-cell office:value-type="float" office:value="0.0464816830532799" calcext:value-type="float">
            <text:p>0,046481683</text:p>
          </table:table-cell>
          <table:table-cell office:value-type="float" office:value="20" calcext:value-type="float">
            <text:p>20</text:p>
          </table:table-cell>
          <table:table-cell office:value-type="float" office:value="0.0292398461341359" calcext:value-type="float">
            <text:p>0,029239846</text:p>
          </table:table-cell>
          <table:table-cell office:value-type="float" office:value="155126" calcext:value-type="float">
            <text:p>155126</text:p>
          </table:table-cell>
          <table:table-cell office:value-type="string" calcext:value-type="string">
            <text:p>Symphonie Nr.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461.99999999999" calcext:value-type="float">
            <text:p>1462,0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749910899543" calcext:value-type="float">
            <text:p>0,0002749911</text:p>
          </table:table-cell>
          <table:table-cell office:value-type="float" office:value="0.0464441501145598" calcext:value-type="float">
            <text:p>0,046444150</text:p>
          </table:table-cell>
          <table:table-cell office:value-type="float" office:value="18" calcext:value-type="float">
            <text:p>18</text:p>
          </table:table-cell>
          <table:table-cell office:value-type="float" office:value="0.029802991478738" calcext:value-type="float">
            <text:p>0,029802991</text:p>
          </table:table-cell>
          <table:table-cell office:value-type="float" office:value="152328" calcext:value-type="float">
            <text:p>152328</text:p>
          </table:table-cell>
          <table:table-cell office:value-type="string" calcext:value-type="string">
            <text:p>Bronca Buenos Air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68.29999999999" calcext:value-type="float">
            <text:p>1468,3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1454694507466" calcext:value-type="float">
            <text:p>0,0001454695</text:p>
          </table:table-cell>
          <table:table-cell office:value-type="float" office:value="0.0464392918750841" calcext:value-type="float">
            <text:p>0,046439292</text:p>
          </table:table-cell>
          <table:table-cell office:value-type="float" office:value="7" calcext:value-type="float">
            <text:p>7</text:p>
          </table:table-cell>
          <table:table-cell office:value-type="float" office:value="0.0317052016430418" calcext:value-type="float">
            <text:p>0,031705202</text:p>
          </table:table-cell>
          <table:table-cell office:value-type="float" office:value="159906" calcext:value-type="float">
            <text:p>159906</text:p>
          </table:table-cell>
          <table:table-cell office:value-type="string" calcext:value-type="string">
            <text:p>Songs in the Key of Life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465.59999999999" calcext:value-type="float">
            <text:p>1465,6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2291393406957" calcext:value-type="float">
            <text:p>0,0002291393</text:p>
          </table:table-cell>
          <table:table-cell office:value-type="float" office:value="0.0463981041057573" calcext:value-type="float">
            <text:p>0,046398104</text:p>
          </table:table-cell>
          <table:table-cell office:value-type="float" office:value="7" calcext:value-type="float">
            <text:p>7</text:p>
          </table:table-cell>
          <table:table-cell office:value-type="float" office:value="0.0275095820072418" calcext:value-type="float">
            <text:p>0,027509582</text:p>
          </table:table-cell>
          <table:table-cell office:value-type="float" office:value="186265" calcext:value-type="float">
            <text:p>186265</text:p>
          </table:table-cell>
          <table:table-cell office:value-type="string" calcext:value-type="string">
            <text:p>Superfly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492.19999999999" calcext:value-type="float">
            <text:p>1492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607676958378" calcext:value-type="float">
            <text:p>0,0001607677</text:p>
          </table:table-cell>
          <table:table-cell office:value-type="float" office:value="0.0463744021513455" calcext:value-type="float">
            <text:p>0,046374402</text:p>
          </table:table-cell>
          <table:table-cell office:value-type="float" office:value="7" calcext:value-type="float">
            <text:p>7</text:p>
          </table:table-cell>
          <table:table-cell office:value-type="float" office:value="0.0312364144155018" calcext:value-type="float">
            <text:p>0,031236414</text:p>
          </table:table-cell>
          <table:table-cell office:value-type="float" office:value="155649" calcext:value-type="float">
            <text:p>155649</text:p>
          </table:table-cell>
          <table:table-cell office:value-type="string" calcext:value-type="string">
            <text:p>Exile on Main St.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453.49999999999" calcext:value-type="float">
            <text:p>1453,5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1801066263324" calcext:value-type="float">
            <text:p>0,0001801066</text:p>
          </table:table-cell>
          <table:table-cell office:value-type="float" office:value="0.0463557372776005" calcext:value-type="float">
            <text:p>0,046355737</text:p>
          </table:table-cell>
          <table:table-cell office:value-type="float" office:value="7" calcext:value-type="float">
            <text:p>7</text:p>
          </table:table-cell>
          <table:table-cell office:value-type="float" office:value="0.0417355619472699" calcext:value-type="float">
            <text:p>0,041735562</text:p>
          </table:table-cell>
          <table:table-cell office:value-type="float" office:value="83375" calcext:value-type="float">
            <text:p>83375</text:p>
          </table:table-cell>
          <table:table-cell office:value-type="string" calcext:value-type="string">
            <text:p>The Idiot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485.09999999999" calcext:value-type="float">
            <text:p>1485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800061250295" calcext:value-type="float">
            <text:p>0,0002800061</text:p>
          </table:table-cell>
          <table:table-cell office:value-type="float" office:value="0.0463497457298175" calcext:value-type="float">
            <text:p>0,046349746</text:p>
          </table:table-cell>
          <table:table-cell office:value-type="float" office:value="7" calcext:value-type="float">
            <text:p>7</text:p>
          </table:table-cell>
          <table:table-cell office:value-type="float" office:value="0.0304711246655828" calcext:value-type="float">
            <text:p>0,030471125</text:p>
          </table:table-cell>
          <table:table-cell office:value-type="float" office:value="156918" calcext:value-type="float">
            <text:p>156918</text:p>
          </table:table-cell>
          <table:table-cell office:value-type="string" calcext:value-type="string">
            <text:p>Fare Forward Voyagers (Soldier's Choice)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469.39999999999" calcext:value-type="float">
            <text:p>1469,4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192798231319" calcext:value-type="float">
            <text:p>0,0001192798</text:p>
          </table:table-cell>
          <table:table-cell office:value-type="float" office:value="0.046338824645641" calcext:value-type="float">
            <text:p>0,046338825</text:p>
          </table:table-cell>
          <table:table-cell office:value-type="float" office:value="7" calcext:value-type="float">
            <text:p>7</text:p>
          </table:table-cell>
          <table:table-cell office:value-type="float" office:value="0.0284960043832032" calcext:value-type="float">
            <text:p>0,028496004</text:p>
          </table:table-cell>
          <table:table-cell office:value-type="float" office:value="172487" calcext:value-type="float">
            <text:p>172487</text:p>
          </table:table-cell>
          <table:table-cell office:value-type="string" calcext:value-type="string">
            <text:p>Pieces of a Man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824.39999999998" calcext:value-type="float">
            <text:p>1824,4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9372599051957" calcext:value-type="float">
            <text:p>0,0009372599</text:p>
          </table:table-cell>
          <table:table-cell office:value-type="float" office:value="0.046285382829388" calcext:value-type="float">
            <text:p>0,046285383</text:p>
          </table:table-cell>
          <table:table-cell office:value-type="float" office:value="11" calcext:value-type="float">
            <text:p>11</text:p>
          </table:table-cell>
          <table:table-cell office:value-type="float" office:value="0.0284098904809923" calcext:value-type="float">
            <text:p>0,028409890</text:p>
          </table:table-cell>
          <table:table-cell office:value-type="float" office:value="205035" calcext:value-type="float">
            <text:p>205035</text:p>
          </table:table-cell>
          <table:table-cell office:value-type="string" calcext:value-type="string">
            <text:p>Dream Letter: Live in London 1968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465.39999999999" calcext:value-type="float">
            <text:p>1465,4</text:p>
          </table:table-cell>
          <table:table-cell office:value-type="float" office:value="686" calcext:value-type="float">
            <text:p>686</text:p>
          </table:table-cell>
          <table:table-cell office:value-type="float" office:value="0.686686686686687" calcext:value-type="float">
            <text:p>0,686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1432926829268" calcext:value-type="float">
            <text:p>0,7614</text:p>
          </table:table-cell>
          <table:table-cell office:value-type="float" office:value="0.0001751807474363" calcext:value-type="float">
            <text:p>0,0001751807</text:p>
          </table:table-cell>
          <table:table-cell office:value-type="float" office:value="0.0462571373024036" calcext:value-type="float">
            <text:p>0,046257137</text:p>
          </table:table-cell>
          <table:table-cell office:value-type="float" office:value="7" calcext:value-type="float">
            <text:p>7</text:p>
          </table:table-cell>
          <table:table-cell office:value-type="float" office:value="0.0291695007509933" calcext:value-type="float">
            <text:p>0,029169501</text:p>
          </table:table-cell>
          <table:table-cell office:value-type="float" office:value="155210" calcext:value-type="float">
            <text:p>155210</text:p>
          </table:table-cell>
          <table:table-cell office:value-type="string" calcext:value-type="string">
            <text:p>King Tubbys Meets Rockers Uptow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455.79999999999" calcext:value-type="float">
            <text:p>145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233867802338" calcext:value-type="float">
            <text:p>0,0002338678</text:p>
          </table:table-cell>
          <table:table-cell office:value-type="float" office:value="0.0462183816300331" calcext:value-type="float">
            <text:p>0,046218382</text:p>
          </table:table-cell>
          <table:table-cell office:value-type="float" office:value="7" calcext:value-type="float">
            <text:p>7</text:p>
          </table:table-cell>
          <table:table-cell office:value-type="float" office:value="0.0284054454374231" calcext:value-type="float">
            <text:p>0,028405445</text:p>
          </table:table-cell>
          <table:table-cell office:value-type="float" office:value="174003" calcext:value-type="float">
            <text:p>174003</text:p>
          </table:table-cell>
          <table:table-cell office:value-type="string" calcext:value-type="string">
            <text:p>Curtis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451.39999999999" calcext:value-type="float">
            <text:p>1451,4</text:p>
          </table:table-cell>
          <table:table-cell office:value-type="float" office:value="522" calcext:value-type="float">
            <text:p>522</text:p>
          </table:table-cell>
          <table:table-cell office:value-type="float" office:value="0.522522522522523" calcext:value-type="float">
            <text:p>0,522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6829268292683" calcext:value-type="float">
            <text:p>0,6768</text:p>
          </table:table-cell>
          <table:table-cell office:value-type="float" office:value="0.0001386490030444" calcext:value-type="float">
            <text:p>0,0001386490</text:p>
          </table:table-cell>
          <table:table-cell office:value-type="float" office:value="0.0462135511498559" calcext:value-type="float">
            <text:p>0,046213551</text:p>
          </table:table-cell>
          <table:table-cell office:value-type="float" office:value="18" calcext:value-type="float">
            <text:p>18</text:p>
          </table:table-cell>
          <table:table-cell office:value-type="float" office:value="0.0405527136207043" calcext:value-type="float">
            <text:p>0,040552714</text:p>
          </table:table-cell>
          <table:table-cell office:value-type="float" office:value="94838" calcext:value-type="float">
            <text:p>94838</text:p>
          </table:table-cell>
          <table:table-cell office:value-type="string" calcext:value-type="string">
            <text:p>Sextant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430.99999999999" calcext:value-type="float">
            <text:p>1431,0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2223332216652" calcext:value-type="float">
            <text:p>0,0002223332</text:p>
          </table:table-cell>
          <table:table-cell office:value-type="float" office:value="0.0461257023257769" calcext:value-type="float">
            <text:p>0,046125702</text:p>
          </table:table-cell>
          <table:table-cell office:value-type="float" office:value="18" calcext:value-type="float">
            <text:p>18</text:p>
          </table:table-cell>
          <table:table-cell office:value-type="float" office:value="0.0370048698885333" calcext:value-type="float">
            <text:p>0,037004870</text:p>
          </table:table-cell>
          <table:table-cell office:value-type="float" office:value="105300" calcext:value-type="float">
            <text:p>105300</text:p>
          </table:table-cell>
          <table:table-cell office:value-type="string" calcext:value-type="string">
            <text:p>Sleeping Beauty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546.89999999999" calcext:value-type="float">
            <text:p>1546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11311244444176" calcext:value-type="float">
            <text:p>0,0011311244</text:p>
          </table:table-cell>
          <table:table-cell office:value-type="float" office:value="0.0461039635937294" calcext:value-type="float">
            <text:p>0,046103964</text:p>
          </table:table-cell>
          <table:table-cell office:value-type="float" office:value="20" calcext:value-type="float">
            <text:p>20</text:p>
          </table:table-cell>
          <table:table-cell office:value-type="float" office:value="0.0346519945132342" calcext:value-type="float">
            <text:p>0,034651995</text:p>
          </table:table-cell>
          <table:table-cell office:value-type="float" office:value="121919" calcext:value-type="float">
            <text:p>121919</text:p>
          </table:table-cell>
          <table:table-cell office:value-type="string" calcext:value-type="string">
            <text:p>Â»Aus der Neuen WeltÂ«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482.29999999999" calcext:value-type="float">
            <text:p>1482,3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2624726071619" calcext:value-type="float">
            <text:p>0,0002624726</text:p>
          </table:table-cell>
          <table:table-cell office:value-type="float" office:value="0.0460460063149135" calcext:value-type="float">
            <text:p>0,046046006</text:p>
          </table:table-cell>
          <table:table-cell office:value-type="float" office:value="7" calcext:value-type="float">
            <text:p>7</text:p>
          </table:table-cell>
          <table:table-cell office:value-type="float" office:value="0.0275355348447672" calcext:value-type="float">
            <text:p>0,027535535</text:p>
          </table:table-cell>
          <table:table-cell office:value-type="float" office:value="188160" calcext:value-type="float">
            <text:p>188160</text:p>
          </table:table-cell>
          <table:table-cell office:value-type="string" calcext:value-type="string">
            <text:p>Off the Wall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18.49999999999" calcext:value-type="float">
            <text:p>1818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6221986849909" calcext:value-type="float">
            <text:p>0,0006221987</text:p>
          </table:table-cell>
          <table:table-cell office:value-type="float" office:value="0.0460028839413535" calcext:value-type="float">
            <text:p>0,046002884</text:p>
          </table:table-cell>
          <table:table-cell office:value-type="float" office:value="11" calcext:value-type="float">
            <text:p>11</text:p>
          </table:table-cell>
          <table:table-cell office:value-type="float" office:value="0.0321721449063858" calcext:value-type="float">
            <text:p>0,032172145</text:p>
          </table:table-cell>
          <table:table-cell office:value-type="float" office:value="171318" calcext:value-type="float">
            <text:p>171318</text:p>
          </table:table-cell>
          <table:table-cell office:value-type="string" calcext:value-type="string">
            <text:p>Either / Or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810.79999999998" calcext:value-type="float">
            <text:p>1810,8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4270420547418" calcext:value-type="float">
            <text:p>0,0004270421</text:p>
          </table:table-cell>
          <table:table-cell office:value-type="float" office:value="0.0459949382720833" calcext:value-type="float">
            <text:p>0,045994938</text:p>
          </table:table-cell>
          <table:table-cell office:value-type="float" office:value="6" calcext:value-type="float">
            <text:p>6</text:p>
          </table:table-cell>
          <table:table-cell office:value-type="float" office:value="0.0305506560962293" calcext:value-type="float">
            <text:p>0,030550656</text:p>
          </table:table-cell>
          <table:table-cell office:value-type="float" office:value="177926" calcext:value-type="float">
            <text:p>177926</text:p>
          </table:table-cell>
          <table:table-cell office:value-type="string" calcext:value-type="string">
            <text:p>To Bring You My Lov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50.69999999999" calcext:value-type="float">
            <text:p>1450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2107174451863" calcext:value-type="float">
            <text:p>0,0002107174</text:p>
          </table:table-cell>
          <table:table-cell office:value-type="float" office:value="0.045962562701178" calcext:value-type="float">
            <text:p>0,045962563</text:p>
          </table:table-cell>
          <table:table-cell office:value-type="float" office:value="7" calcext:value-type="float">
            <text:p>7</text:p>
          </table:table-cell>
          <table:table-cell office:value-type="float" office:value="0.0283426791264372" calcext:value-type="float">
            <text:p>0,028342679</text:p>
          </table:table-cell>
          <table:table-cell office:value-type="float" office:value="175459" calcext:value-type="float">
            <text:p>175459</text:p>
          </table:table-cell>
          <table:table-cell office:value-type="string" calcext:value-type="string">
            <text:p>What's Going On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480.99999999999" calcext:value-type="float">
            <text:p>1481,0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912878324367" calcext:value-type="float">
            <text:p>0,0005912878</text:p>
          </table:table-cell>
          <table:table-cell office:value-type="float" office:value="0.0459609349220359" calcext:value-type="float">
            <text:p>0,045960935</text:p>
          </table:table-cell>
          <table:table-cell office:value-type="float" office:value="18" calcext:value-type="float">
            <text:p>18</text:p>
          </table:table-cell>
          <table:table-cell office:value-type="float" office:value="0.0315330299240065" calcext:value-type="float">
            <text:p>0,031533030</text:p>
          </table:table-cell>
          <table:table-cell office:value-type="float" office:value="151146" calcext:value-type="float">
            <text:p>151146</text:p>
          </table:table-cell>
          <table:table-cell office:value-type="string" calcext:value-type="string">
            <text:p>Science Fiction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481.19999999999" calcext:value-type="float">
            <text:p>1481,2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695410173032" calcext:value-type="float">
            <text:p>0,0004695410</text:p>
          </table:table-cell>
          <table:table-cell office:value-type="float" office:value="0.0459408195346035" calcext:value-type="float">
            <text:p>0,045940820</text:p>
          </table:table-cell>
          <table:table-cell office:value-type="float" office:value="7" calcext:value-type="float">
            <text:p>7</text:p>
          </table:table-cell>
          <table:table-cell office:value-type="float" office:value="0.0315768041034307" calcext:value-type="float">
            <text:p>0,031576804</text:p>
          </table:table-cell>
          <table:table-cell office:value-type="float" office:value="125067" calcext:value-type="float">
            <text:p>125067</text:p>
          </table:table-cell>
          <table:table-cell office:value-type="string" calcext:value-type="string">
            <text:p>L.A. Woman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22.19999999999" calcext:value-type="float">
            <text:p>1422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794045214218" calcext:value-type="float">
            <text:p>0,0001794045</text:p>
          </table:table-cell>
          <table:table-cell office:value-type="float" office:value="0.0459350034747386" calcext:value-type="float">
            <text:p>0,045935003</text:p>
          </table:table-cell>
          <table:table-cell office:value-type="float" office:value="1" calcext:value-type="float">
            <text:p>1</text:p>
          </table:table-cell>
          <table:table-cell office:value-type="float" office:value="0.0305680204134281" calcext:value-type="float">
            <text:p>0,030568020</text:p>
          </table:table-cell>
          <table:table-cell office:value-type="float" office:value="127089" calcext:value-type="float">
            <text:p>127089</text:p>
          </table:table-cell>
          <table:table-cell office:value-type="string" calcext:value-type="string">
            <text:p>Master of Reality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445.19999999999" calcext:value-type="float">
            <text:p>1445,2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07952412762032" calcext:value-type="float">
            <text:p>0,0000795241</text:p>
          </table:table-cell>
          <table:table-cell office:value-type="float" office:value="0.0457853501775263" calcext:value-type="float">
            <text:p>0,045785350</text:p>
          </table:table-cell>
          <table:table-cell office:value-type="float" office:value="7" calcext:value-type="float">
            <text:p>7</text:p>
          </table:table-cell>
          <table:table-cell office:value-type="float" office:value="0.0316421627620348" calcext:value-type="float">
            <text:p>0,031642163</text:p>
          </table:table-cell>
          <table:table-cell office:value-type="float" office:value="153720" calcext:value-type="float">
            <text:p>153720</text:p>
          </table:table-cell>
          <table:table-cell office:value-type="string" calcext:value-type="string">
            <text:p>Cartola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458.09999999999" calcext:value-type="float">
            <text:p>1458,1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574382665899" calcext:value-type="float">
            <text:p>0,0003574383</text:p>
          </table:table-cell>
          <table:table-cell office:value-type="float" office:value="0.0457790703182102" calcext:value-type="float">
            <text:p>0,045779070</text:p>
          </table:table-cell>
          <table:table-cell office:value-type="float" office:value="7" calcext:value-type="float">
            <text:p>7</text:p>
          </table:table-cell>
          <table:table-cell office:value-type="float" office:value="0.0284339227276763" calcext:value-type="float">
            <text:p>0,028433923</text:p>
          </table:table-cell>
          <table:table-cell office:value-type="float" office:value="181021" calcext:value-type="float">
            <text:p>181021</text:p>
          </table:table-cell>
          <table:table-cell office:value-type="string" calcext:value-type="string">
            <text:p>The KÃ¶ln Concert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478.49999999999" calcext:value-type="float">
            <text:p>1478,5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2997653632256" calcext:value-type="float">
            <text:p>0,0002997654</text:p>
          </table:table-cell>
          <table:table-cell office:value-type="float" office:value="0.0457723664414132" calcext:value-type="float">
            <text:p>0,045772366</text:p>
          </table:table-cell>
          <table:table-cell office:value-type="float" office:value="18" calcext:value-type="float">
            <text:p>18</text:p>
          </table:table-cell>
          <table:table-cell office:value-type="float" office:value="0.0320574007715742" calcext:value-type="float">
            <text:p>0,032057401</text:p>
          </table:table-cell>
          <table:table-cell office:value-type="float" office:value="131640" calcext:value-type="float">
            <text:p>131640</text:p>
          </table:table-cell>
          <table:table-cell office:value-type="string" calcext:value-type="string">
            <text:p>Ptah, the El Daoud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420.09999999999" calcext:value-type="float">
            <text:p>1420,1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092268621326" calcext:value-type="float">
            <text:p>0,0004092269</text:p>
          </table:table-cell>
          <table:table-cell office:value-type="float" office:value="0.0457663289279608" calcext:value-type="float">
            <text:p>0,045766329</text:p>
          </table:table-cell>
          <table:table-cell office:value-type="float" office:value="7" calcext:value-type="float">
            <text:p>7</text:p>
          </table:table-cell>
          <table:table-cell office:value-type="float" office:value="0.0315238305935539" calcext:value-type="float">
            <text:p>0,031523831</text:p>
          </table:table-cell>
          <table:table-cell office:value-type="float" office:value="148513" calcext:value-type="float">
            <text:p>148513</text:p>
          </table:table-cell>
          <table:table-cell office:value-type="string" calcext:value-type="string">
            <text:p>Catch a Fire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449.79999999999" calcext:value-type="float">
            <text:p>1449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7940472202329" calcext:value-type="float">
            <text:p>0,0007940472</text:p>
          </table:table-cell>
          <table:table-cell office:value-type="float" office:value="0.0457443987136587" calcext:value-type="float">
            <text:p>0,045744399</text:p>
          </table:table-cell>
          <table:table-cell office:value-type="float" office:value="18" calcext:value-type="float">
            <text:p>18</text:p>
          </table:table-cell>
          <table:table-cell office:value-type="float" office:value="0.0360679111654804" calcext:value-type="float">
            <text:p>0,036067911</text:p>
          </table:table-cell>
          <table:table-cell office:value-type="float" office:value="109617" calcext:value-type="float">
            <text:p>109617</text:p>
          </table:table-cell>
          <table:table-cell office:value-type="string" calcext:value-type="string">
            <text:p>Journey in Satchidanan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21.39999999999" calcext:value-type="float">
            <text:p>1421,4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40982732899" calcext:value-type="float">
            <text:p>0,0003440983</text:p>
          </table:table-cell>
          <table:table-cell office:value-type="float" office:value="0.0457356703372705" calcext:value-type="float">
            <text:p>0,045735670</text:p>
          </table:table-cell>
          <table:table-cell office:value-type="float" office:value="7" calcext:value-type="float">
            <text:p>7</text:p>
          </table:table-cell>
          <table:table-cell office:value-type="float" office:value="0.0328055455627529" calcext:value-type="float">
            <text:p>0,032805546</text:p>
          </table:table-cell>
          <table:table-cell office:value-type="float" office:value="123523" calcext:value-type="float">
            <text:p>123523</text:p>
          </table:table-cell>
          <table:table-cell office:value-type="string" calcext:value-type="string">
            <text:p>Ege BamyasÄ±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208625459126461" calcext:value-type="float">
            <text:p>0,0000208625</text:p>
          </table:table-cell>
          <table:table-cell office:value-type="float" office:value="0.0456992619692096" calcext:value-type="float">
            <text:p>0,045699262</text:p>
          </table:table-cell>
          <table:table-cell office:value-type="float" office:value="7" calcext:value-type="float">
            <text:p>7</text:p>
          </table:table-cell>
          <table:table-cell office:value-type="float" office:value="0.0317306465354828" calcext:value-type="float">
            <text:p>0,031730647</text:p>
          </table:table-cell>
          <table:table-cell office:value-type="float" office:value="146039" calcext:value-type="float">
            <text:p>146039</text:p>
          </table:table-cell>
          <table:table-cell office:value-type="string" calcext:value-type="string">
            <text:p>In the Land of Grey and Pink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427.79999999999" calcext:value-type="float">
            <text:p>1427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183104502855115" calcext:value-type="float">
            <text:p>0,0000183105</text:p>
          </table:table-cell>
          <table:table-cell office:value-type="float" office:value="0.0456735947374109" calcext:value-type="float">
            <text:p>0,045673595</text:p>
          </table:table-cell>
          <table:table-cell office:value-type="float" office:value="7" calcext:value-type="float">
            <text:p>7</text:p>
          </table:table-cell>
          <table:table-cell office:value-type="float" office:value="0.0285179189898869" calcext:value-type="float">
            <text:p>0,028517919</text:p>
          </table:table-cell>
          <table:table-cell office:value-type="float" office:value="152295" calcext:value-type="float">
            <text:p>152295</text:p>
          </table:table-cell>
          <table:table-cell office:value-type="string" calcext:value-type="string">
            <text:p>NEU! '75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444.19999999999" calcext:value-type="float">
            <text:p>1444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1518552620757" calcext:value-type="float">
            <text:p>0,0001518553</text:p>
          </table:table-cell>
          <table:table-cell office:value-type="float" office:value="0.0455899941639629" calcext:value-type="float">
            <text:p>0,045589994</text:p>
          </table:table-cell>
          <table:table-cell office:value-type="float" office:value="7" calcext:value-type="float">
            <text:p>7</text:p>
          </table:table-cell>
          <table:table-cell office:value-type="float" office:value="0.030284212071915" calcext:value-type="float">
            <text:p>0,030284212</text:p>
          </table:table-cell>
          <table:table-cell office:value-type="float" office:value="160314" calcext:value-type="float">
            <text:p>160314</text:p>
          </table:table-cell>
          <table:table-cell office:value-type="string" calcext:value-type="string">
            <text:p>It's Alive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415.89999999999" calcext:value-type="float">
            <text:p>141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567601669806" calcext:value-type="float">
            <text:p>0,0005676017</text:p>
          </table:table-cell>
          <table:table-cell office:value-type="float" office:value="0.045574297873944" calcext:value-type="float">
            <text:p>0,045574298</text:p>
          </table:table-cell>
          <table:table-cell office:value-type="float" office:value="7" calcext:value-type="float">
            <text:p>7</text:p>
          </table:table-cell>
          <table:table-cell office:value-type="float" office:value="0.0303068035274257" calcext:value-type="float">
            <text:p>0,030306804</text:p>
          </table:table-cell>
          <table:table-cell office:value-type="float" office:value="134995" calcext:value-type="float">
            <text:p>134995</text:p>
          </table:table-cell>
          <table:table-cell office:value-type="string" calcext:value-type="string">
            <text:p>Milagre dos peixes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434.29999999999" calcext:value-type="float">
            <text:p>1434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0336007350035406" calcext:value-type="float">
            <text:p>0,0000336007</text:p>
          </table:table-cell>
          <table:table-cell office:value-type="float" office:value="0.0455676445057643" calcext:value-type="float">
            <text:p>0,045567645</text:p>
          </table:table-cell>
          <table:table-cell office:value-type="float" office:value="7" calcext:value-type="float">
            <text:p>7</text:p>
          </table:table-cell>
          <table:table-cell office:value-type="float" office:value="0.0293374302916207" calcext:value-type="float">
            <text:p>0,029337430</text:p>
          </table:table-cell>
          <table:table-cell office:value-type="float" office:value="165362" calcext:value-type="float">
            <text:p>165362</text:p>
          </table:table-cell>
          <table:table-cell office:value-type="string" calcext:value-type="string">
            <text:p>Live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423.79999999999" calcext:value-type="float">
            <text:p>1423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665660316294" calcext:value-type="float">
            <text:p>0,0001665660</text:p>
          </table:table-cell>
          <table:table-cell office:value-type="float" office:value="0.0455067423069062" calcext:value-type="float">
            <text:p>0,045506742</text:p>
          </table:table-cell>
          <table:table-cell office:value-type="float" office:value="18" calcext:value-type="float">
            <text:p>18</text:p>
          </table:table-cell>
          <table:table-cell office:value-type="float" office:value="0.0366001063415045" calcext:value-type="float">
            <text:p>0,036600106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Don Cherry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423.69999999999" calcext:value-type="float">
            <text:p>1423,7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0159812451061616" calcext:value-type="float">
            <text:p>0,0000159812</text:p>
          </table:table-cell>
          <table:table-cell office:value-type="float" office:value="0.0454535673876392" calcext:value-type="float">
            <text:p>0,045453567</text:p>
          </table:table-cell>
          <table:table-cell office:value-type="float" office:value="7" calcext:value-type="float">
            <text:p>7</text:p>
          </table:table-cell>
          <table:table-cell office:value-type="float" office:value="0.0331364416976129" calcext:value-type="float">
            <text:p>0,033136442</text:p>
          </table:table-cell>
          <table:table-cell office:value-type="float" office:value="145920" calcext:value-type="float">
            <text:p>145920</text:p>
          </table:table-cell>
          <table:table-cell office:value-type="string" calcext:value-type="string">
            <text:p>Acabou chorare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745568547839757" calcext:value-type="float">
            <text:p>0,0000745569</text:p>
          </table:table-cell>
          <table:table-cell office:value-type="float" office:value="0.0454264469040521" calcext:value-type="float">
            <text:p>0,045426447</text:p>
          </table:table-cell>
          <table:table-cell office:value-type="float" office:value="7" calcext:value-type="float">
            <text:p>7</text:p>
          </table:table-cell>
          <table:table-cell office:value-type="float" office:value="0.031163955877313" calcext:value-type="float">
            <text:p>0,031163956</text:p>
          </table:table-cell>
          <table:table-cell office:value-type="float" office:value="160432" calcext:value-type="float">
            <text:p>160432</text:p>
          </table:table-cell>
          <table:table-cell office:value-type="string" calcext:value-type="string">
            <text:p>Let's Get It On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440.09999999999" calcext:value-type="float">
            <text:p>1440,1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6557994199944" calcext:value-type="float">
            <text:p>0,0006557994</text:p>
          </table:table-cell>
          <table:table-cell office:value-type="float" office:value="0.0453493917564315" calcext:value-type="float">
            <text:p>0,045349392</text:p>
          </table:table-cell>
          <table:table-cell office:value-type="float" office:value="7" calcext:value-type="float">
            <text:p>7</text:p>
          </table:table-cell>
          <table:table-cell office:value-type="float" office:value="0.0357943762850455" calcext:value-type="float">
            <text:p>0,035794376</text:p>
          </table:table-cell>
          <table:table-cell office:value-type="float" office:value="105506" calcext:value-type="float">
            <text:p>105506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784.79999999999" calcext:value-type="float">
            <text:p>1784,8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5401192775942" calcext:value-type="float">
            <text:p>0,0005401193</text:p>
          </table:table-cell>
          <table:table-cell office:value-type="float" office:value="0.0453329461670936" calcext:value-type="float">
            <text:p>0,045332946</text:p>
          </table:table-cell>
          <table:table-cell office:value-type="float" office:value="11" calcext:value-type="float">
            <text:p>11</text:p>
          </table:table-cell>
          <table:table-cell office:value-type="float" office:value="0.0323829202702655" calcext:value-type="float">
            <text:p>0,032382920</text:p>
          </table:table-cell>
          <table:table-cell office:value-type="float" office:value="171608" calcext:value-type="float">
            <text:p>171608</text:p>
          </table:table-cell>
          <table:table-cell office:value-type="string" calcext:value-type="string">
            <text:p>X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441.79999999999" calcext:value-type="float">
            <text:p>1441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8318271511324" calcext:value-type="float">
            <text:p>0,0008318272</text:p>
          </table:table-cell>
          <table:table-cell office:value-type="float" office:value="0.0452628318121894" calcext:value-type="float">
            <text:p>0,045262832</text:p>
          </table:table-cell>
          <table:table-cell office:value-type="float" office:value="7" calcext:value-type="float">
            <text:p>7</text:p>
          </table:table-cell>
          <table:table-cell office:value-type="float" office:value="0.0322730964454988" calcext:value-type="float">
            <text:p>0,032273096</text:p>
          </table:table-cell>
          <table:table-cell office:value-type="float" office:value="123419" calcext:value-type="float">
            <text:p>123419</text:p>
          </table:table-cell>
          <table:table-cell office:value-type="string" calcext:value-type="string">
            <text:p>Unknown Pleasures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34.39999999999" calcext:value-type="float">
            <text:p>1434,4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7553311494527" calcext:value-type="float">
            <text:p>0,0007553311</text:p>
          </table:table-cell>
          <table:table-cell office:value-type="float" office:value="0.0451967274823217" calcext:value-type="float">
            <text:p>0,045196727</text:p>
          </table:table-cell>
          <table:table-cell office:value-type="float" office:value="7" calcext:value-type="float">
            <text:p>7</text:p>
          </table:table-cell>
          <table:table-cell office:value-type="float" office:value="0.0312755467153547" calcext:value-type="float">
            <text:p>0,031275547</text:p>
          </table:table-cell>
          <table:table-cell office:value-type="float" office:value="130603" calcext:value-type="float">
            <text:p>130603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431.69999999999" calcext:value-type="float">
            <text:p>1431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0637801016335864" calcext:value-type="float">
            <text:p>0,0000637801</text:p>
          </table:table-cell>
          <table:table-cell office:value-type="float" office:value="0.0451474900066076" calcext:value-type="float">
            <text:p>0,045147490</text:p>
          </table:table-cell>
          <table:table-cell office:value-type="float" office:value="7" calcext:value-type="float">
            <text:p>7</text:p>
          </table:table-cell>
          <table:table-cell office:value-type="float" office:value="0.0365266778054094" calcext:value-type="float">
            <text:p>0,036526678</text:p>
          </table:table-cell>
          <table:table-cell office:value-type="float" office:value="117929" calcext:value-type="float">
            <text:p>117929</text:p>
          </table:table-cell>
          <table:table-cell office:value-type="string" calcext:value-type="string">
            <text:p>Entertainment!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420.79999999999" calcext:value-type="float">
            <text:p>1420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558999212973" calcext:value-type="float">
            <text:p>0,0005558999</text:p>
          </table:table-cell>
          <table:table-cell office:value-type="float" office:value="0.0451033276865416" calcext:value-type="float">
            <text:p>0,045103328</text:p>
          </table:table-cell>
          <table:table-cell office:value-type="float" office:value="7" calcext:value-type="float">
            <text:p>7</text:p>
          </table:table-cell>
          <table:table-cell office:value-type="float" office:value="0.0356123129704527" calcext:value-type="float">
            <text:p>0,035612313</text:p>
          </table:table-cell>
          <table:table-cell office:value-type="float" office:value="102445" calcext:value-type="float">
            <text:p>102445</text:p>
          </table:table-cell>
          <table:table-cell office:value-type="string" calcext:value-type="string">
            <text:p>Chairs Missing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419.39999999999" calcext:value-type="float">
            <text:p>1419,4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2574384671913" calcext:value-type="float">
            <text:p>0,0002574385</text:p>
          </table:table-cell>
          <table:table-cell office:value-type="float" office:value="0.0450778374507588" calcext:value-type="float">
            <text:p>0,045077837</text:p>
          </table:table-cell>
          <table:table-cell office:value-type="float" office:value="7" calcext:value-type="float">
            <text:p>7</text:p>
          </table:table-cell>
          <table:table-cell office:value-type="float" office:value="0.0280476207365526" calcext:value-type="float">
            <text:p>0,028047621</text:p>
          </table:table-cell>
          <table:table-cell office:value-type="float" office:value="166102" calcext:value-type="float">
            <text:p>166102</text:p>
          </table:table-cell>
          <table:table-cell office:value-type="string" calcext:value-type="string">
            <text:p>Lo mato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400.09999999999" calcext:value-type="float">
            <text:p>1400,1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984944864704" calcext:value-type="float">
            <text:p>0,0004984945</text:p>
          </table:table-cell>
          <table:table-cell office:value-type="float" office:value="0.0449484938379077" calcext:value-type="float">
            <text:p>0,044948494</text:p>
          </table:table-cell>
          <table:table-cell office:value-type="float" office:value="7" calcext:value-type="float">
            <text:p>7</text:p>
          </table:table-cell>
          <table:table-cell office:value-type="float" office:value="0.02940229125888" calcext:value-type="float">
            <text:p>0,029402291</text:p>
          </table:table-cell>
          <table:table-cell office:value-type="float" office:value="136725" calcext:value-type="float">
            <text:p>136725</text:p>
          </table:table-cell>
          <table:table-cell office:value-type="string" calcext:value-type="string">
            <text:p>Magma Live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343.79999999999" calcext:value-type="float">
            <text:p>1343,8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1786522661606" calcext:value-type="float">
            <text:p>0,0001786523</text:p>
          </table:table-cell>
          <table:table-cell office:value-type="float" office:value="0.0448299862180526" calcext:value-type="float">
            <text:p>0,044829986</text:p>
          </table:table-cell>
          <table:table-cell office:value-type="float" office:value="7" calcext:value-type="float">
            <text:p>7</text:p>
          </table:table-cell>
          <table:table-cell office:value-type="float" office:value="0.0402725108845213" calcext:value-type="float">
            <text:p>0,040272511</text:p>
          </table:table-cell>
          <table:table-cell office:value-type="float" office:value="85836" calcext:value-type="float">
            <text:p>85836</text:p>
          </table:table-cell>
          <table:table-cell office:value-type="string" calcext:value-type="string">
            <text:p>Sorrow Tears and Blood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391.39999999999" calcext:value-type="float">
            <text:p>1391,4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4327975269859" calcext:value-type="float">
            <text:p>0,0004327975</text:p>
          </table:table-cell>
          <table:table-cell office:value-type="float" office:value="0.0448157402894899" calcext:value-type="float">
            <text:p>0,044815740</text:p>
          </table:table-cell>
          <table:table-cell office:value-type="float" office:value="7" calcext:value-type="float">
            <text:p>7</text:p>
          </table:table-cell>
          <table:table-cell office:value-type="float" office:value="0.029706525396478" calcext:value-type="float">
            <text:p>0,029706525</text:p>
          </table:table-cell>
          <table:table-cell office:value-type="float" office:value="142239" calcext:value-type="float">
            <text:p>142239</text:p>
          </table:table-cell>
          <table:table-cell office:value-type="string" calcext:value-type="string">
            <text:p>There's a Riot Goin' On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417.99999999999" calcext:value-type="float">
            <text:p>1418,0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0279838957193667" calcext:value-type="float">
            <text:p>0,0000279839</text:p>
          </table:table-cell>
          <table:table-cell office:value-type="float" office:value="0.0447997626331326" calcext:value-type="float">
            <text:p>0,044799763</text:p>
          </table:table-cell>
          <table:table-cell office:value-type="float" office:value="7" calcext:value-type="float">
            <text:p>7</text:p>
          </table:table-cell>
          <table:table-cell office:value-type="float" office:value="0.0445046588117841" calcext:value-type="float">
            <text:p>0,044504659</text:p>
          </table:table-cell>
          <table:table-cell office:value-type="float" office:value="88540" calcext:value-type="float">
            <text:p>88540</text:p>
          </table:table-cell>
          <table:table-cell office:value-type="string" calcext:value-type="string">
            <text:p>A divina comÃ©dia ou ando meio desligado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683.09999999998" calcext:value-type="float">
            <text:p>1683,1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9385359530093" calcext:value-type="float">
            <text:p>0,0009385360</text:p>
          </table:table-cell>
          <table:table-cell office:value-type="float" office:value="0.0447846451723455" calcext:value-type="float">
            <text:p>0,044784645</text:p>
          </table:table-cell>
          <table:table-cell office:value-type="float" office:value="19" calcext:value-type="float">
            <text:p>19</text:p>
          </table:table-cell>
          <table:table-cell office:value-type="float" office:value="0.0298834795108458" calcext:value-type="float">
            <text:p>0,029883480</text:p>
          </table:table-cell>
          <table:table-cell office:value-type="float" office:value="174221" calcext:value-type="float">
            <text:p>174221</text:p>
          </table:table-cell>
          <table:table-cell office:value-type="string" calcext:value-type="string">
            <text:p>Weld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401.09999999999" calcext:value-type="float">
            <text:p>1401,1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521563647816153" calcext:value-type="float">
            <text:p>0,0000521564</text:p>
          </table:table-cell>
          <table:table-cell office:value-type="float" office:value="0.0447800956171227" calcext:value-type="float">
            <text:p>0,044780096</text:p>
          </table:table-cell>
          <table:table-cell office:value-type="float" office:value="7" calcext:value-type="float">
            <text:p>7</text:p>
          </table:table-cell>
          <table:table-cell office:value-type="float" office:value="0.0311545614062318" calcext:value-type="float">
            <text:p>0,031154561</text:p>
          </table:table-cell>
          <table:table-cell office:value-type="float" office:value="149036" calcext:value-type="float">
            <text:p>149036</text:p>
          </table:table-cell>
          <table:table-cell office:value-type="string" calcext:value-type="string">
            <text:p>Cartola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69.79999999999" calcext:value-type="float">
            <text:p>1369,8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891336894676" calcext:value-type="float">
            <text:p>0,0001891337</text:p>
          </table:table-cell>
          <table:table-cell office:value-type="float" office:value="0.0446955872726582" calcext:value-type="float">
            <text:p>0,044695587</text:p>
          </table:table-cell>
          <table:table-cell office:value-type="float" office:value="7" calcext:value-type="float">
            <text:p>7</text:p>
          </table:table-cell>
          <table:table-cell office:value-type="float" office:value="0.0403496555719611" calcext:value-type="float">
            <text:p>0,040349656</text:p>
          </table:table-cell>
          <table:table-cell office:value-type="float" office:value="95680" calcext:value-type="float">
            <text:p>95680</text:p>
          </table:table-cell>
          <table:table-cell office:value-type="string" calcext:value-type="string">
            <text:p>Live!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376.59999999999" calcext:value-type="float">
            <text:p>1376,6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00568370641850936" calcext:value-type="float">
            <text:p>0,0000056837</text:p>
          </table:table-cell>
          <table:table-cell office:value-type="float" office:value="0.044599078863267" calcext:value-type="float">
            <text:p>0,044599079</text:p>
          </table:table-cell>
          <table:table-cell office:value-type="float" office:value="7" calcext:value-type="float">
            <text:p>7</text:p>
          </table:table-cell>
          <table:table-cell office:value-type="float" office:value="0.0348397257400161" calcext:value-type="float">
            <text:p>0,034839726</text:p>
          </table:table-cell>
          <table:table-cell office:value-type="float" office:value="113481" calcext:value-type="float">
            <text:p>113481</text:p>
          </table:table-cell>
          <table:table-cell office:value-type="string" calcext:value-type="string">
            <text:p>Faust IV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383.09999999999" calcext:value-type="float">
            <text:p>1383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569705978523" calcext:value-type="float">
            <text:p>0,0001569706</text:p>
          </table:table-cell>
          <table:table-cell office:value-type="float" office:value="0.0443470534803606" calcext:value-type="float">
            <text:p>0,044347053</text:p>
          </table:table-cell>
          <table:table-cell office:value-type="float" office:value="7" calcext:value-type="float">
            <text:p>7</text:p>
          </table:table-cell>
          <table:table-cell office:value-type="float" office:value="0.032912910222179" calcext:value-type="float">
            <text:p>0,032912910</text:p>
          </table:table-cell>
          <table:table-cell office:value-type="float" office:value="122343" calcext:value-type="float">
            <text:p>122343</text:p>
          </table:table-cell>
          <table:table-cell office:value-type="string" calcext:value-type="string">
            <text:p>Sun Bear Concerts Piano Solo: Recorded in Japan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374.89999999999" calcext:value-type="float">
            <text:p>1374,9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4383140655685" calcext:value-type="float">
            <text:p>0,0004383141</text:p>
          </table:table-cell>
          <table:table-cell office:value-type="float" office:value="0.0443086069139636" calcext:value-type="float">
            <text:p>0,044308607</text:p>
          </table:table-cell>
          <table:table-cell office:value-type="float" office:value="7" calcext:value-type="float">
            <text:p>7</text:p>
          </table:table-cell>
          <table:table-cell office:value-type="float" office:value="0.0354419621763198" calcext:value-type="float">
            <text:p>0,035441962</text:p>
          </table:table-cell>
          <table:table-cell office:value-type="float" office:value="114436" calcext:value-type="float">
            <text:p>114436</text:p>
          </table:table-cell>
          <table:table-cell office:value-type="string" calcext:value-type="string">
            <text:p>Pink Flag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730.09999999999" calcext:value-type="float">
            <text:p>1730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68091538432" calcext:value-type="float">
            <text:p>0,0006368092</text:p>
          </table:table-cell>
          <table:table-cell office:value-type="float" office:value="0.0442367939798479" calcext:value-type="float">
            <text:p>0,044236794</text:p>
          </table:table-cell>
          <table:table-cell office:value-type="float" office:value="11" calcext:value-type="float">
            <text:p>11</text:p>
          </table:table-cell>
          <table:table-cell office:value-type="float" office:value="0.0378767138375107" calcext:value-type="float">
            <text:p>0,037876714</text:p>
          </table:table-cell>
          <table:table-cell office:value-type="float" office:value="119090" calcext:value-type="float">
            <text:p>119090</text:p>
          </table:table-cell>
          <table:table-cell office:value-type="string" calcext:value-type="string">
            <text:p>Elliott Smith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351.29999999999" calcext:value-type="float">
            <text:p>1351,3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771642718202" calcext:value-type="float">
            <text:p>0,0002771643</text:p>
          </table:table-cell>
          <table:table-cell office:value-type="float" office:value="0.0441191735425048" calcext:value-type="float">
            <text:p>0,044119174</text:p>
          </table:table-cell>
          <table:table-cell office:value-type="float" office:value="7" calcext:value-type="float">
            <text:p>7</text:p>
          </table:table-cell>
          <table:table-cell office:value-type="float" office:value="0.0411625557966308" calcext:value-type="float">
            <text:p>0,041162556</text:p>
          </table:table-cell>
          <table:table-cell office:value-type="float" office:value="93785" calcext:value-type="float">
            <text:p>93785</text:p>
          </table:table-cell>
          <table:table-cell office:value-type="string" calcext:value-type="string">
            <text:p>A TÃ¡bua de Esmeralda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422.99999999999" calcext:value-type="float">
            <text:p>1423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380806324026" calcext:value-type="float">
            <text:p>0,0001380806</text:p>
          </table:table-cell>
          <table:table-cell office:value-type="float" office:value="0.0441025490919941" calcext:value-type="float">
            <text:p>0,044102549</text:p>
          </table:table-cell>
          <table:table-cell office:value-type="float" office:value="20" calcext:value-type="float">
            <text:p>20</text:p>
          </table:table-cell>
          <table:table-cell office:value-type="float" office:value="0.0378275387446559" calcext:value-type="float">
            <text:p>0,037827539</text:p>
          </table:table-cell>
          <table:table-cell office:value-type="float" office:value="99356" calcext:value-type="float">
            <text:p>99356</text:p>
          </table:table-cell>
          <table:table-cell office:value-type="string" calcext:value-type="string">
            <text:p>Symphonie Nr.7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345.29999999999" calcext:value-type="float">
            <text:p>1345,3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196585362918" calcext:value-type="float">
            <text:p>0,0002196585</text:p>
          </table:table-cell>
          <table:table-cell office:value-type="float" office:value="0.0440881494240624" calcext:value-type="float">
            <text:p>0,044088149</text:p>
          </table:table-cell>
          <table:table-cell office:value-type="float" office:value="7" calcext:value-type="float">
            <text:p>7</text:p>
          </table:table-cell>
          <table:table-cell office:value-type="float" office:value="0.0328858334252875" calcext:value-type="float">
            <text:p>0,032885833</text:p>
          </table:table-cell>
          <table:table-cell office:value-type="float" office:value="120837" calcext:value-type="float">
            <text:p>120837</text:p>
          </table:table-cell>
          <table:table-cell office:value-type="string" calcext:value-type="string">
            <text:p>Heart of The Congos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733.49999999999" calcext:value-type="float">
            <text:p>1733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4517209260028" calcext:value-type="float">
            <text:p>0,0004517209</text:p>
          </table:table-cell>
          <table:table-cell office:value-type="float" office:value="0.0440804396688053" calcext:value-type="float">
            <text:p>0,044080440</text:p>
          </table:table-cell>
          <table:table-cell office:value-type="float" office:value="11" calcext:value-type="float">
            <text:p>11</text:p>
          </table:table-cell>
          <table:table-cell office:value-type="float" office:value="0.0319314440482899" calcext:value-type="float">
            <text:p>0,031931444</text:p>
          </table:table-cell>
          <table:table-cell office:value-type="float" office:value="164790" calcext:value-type="float">
            <text:p>164790</text:p>
          </table:table-cell>
          <table:table-cell office:value-type="string" calcext:value-type="string">
            <text:p>The Good Son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339.09999999999" calcext:value-type="float">
            <text:p>1339,1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16349014345" calcext:value-type="float">
            <text:p>0,0001634901</text:p>
          </table:table-cell>
          <table:table-cell office:value-type="float" office:value="0.0440387327801685" calcext:value-type="float">
            <text:p>0,044038733</text:p>
          </table:table-cell>
          <table:table-cell office:value-type="float" office:value="7" calcext:value-type="float">
            <text:p>7</text:p>
          </table:table-cell>
          <table:table-cell office:value-type="float" office:value="0.0358684434537901" calcext:value-type="float">
            <text:p>0,035868443</text:p>
          </table:table-cell>
          <table:table-cell office:value-type="float" office:value="109722" calcext:value-type="float">
            <text:p>109722</text:p>
          </table:table-cell>
          <table:table-cell office:value-type="string" calcext:value-type="string">
            <text:p>Exodus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335.69999999999" calcext:value-type="float">
            <text:p>1335,7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0342694063468947" calcext:value-type="float">
            <text:p>0,0000342694</text:p>
          </table:table-cell>
          <table:table-cell office:value-type="float" office:value="0.0439965491403735" calcext:value-type="float">
            <text:p>0,043996549</text:p>
          </table:table-cell>
          <table:table-cell office:value-type="float" office:value="0" calcext:value-type="float">
            <text:p>0</text:p>
          </table:table-cell>
          <table:table-cell office:value-type="float" office:value="0.0330078856266266" calcext:value-type="float">
            <text:p>0,033007886</text:p>
          </table:table-cell>
          <table:table-cell office:value-type="float" office:value="122978" calcext:value-type="float">
            <text:p>122978</text:p>
          </table:table-cell>
          <table:table-cell office:value-type="string" calcext:value-type="string">
            <text:p>Scheherazade and Other Stories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366.19999999999" calcext:value-type="float">
            <text:p>1366,2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3967561415791" calcext:value-type="float">
            <text:p>0,0003967561</text:p>
          </table:table-cell>
          <table:table-cell office:value-type="float" office:value="0.0439218555986392" calcext:value-type="float">
            <text:p>0,043921856</text:p>
          </table:table-cell>
          <table:table-cell office:value-type="float" office:value="4" calcext:value-type="float">
            <text:p>4</text:p>
          </table:table-cell>
          <table:table-cell office:value-type="float" office:value="0.0404934995641373" calcext:value-type="float">
            <text:p>0,040493500</text:p>
          </table:table-cell>
          <table:table-cell office:value-type="float" office:value="87599" calcext:value-type="float">
            <text:p>87599</text:p>
          </table:table-cell>
          <table:table-cell office:value-type="string" calcext:value-type="string">
            <text:p>Ambient 1: Music for Airports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363.19999999999" calcext:value-type="float">
            <text:p>1363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037713063765168" calcext:value-type="float">
            <text:p>0,0000377131</text:p>
          </table:table-cell>
          <table:table-cell office:value-type="float" office:value="0.0438665802270717" calcext:value-type="float">
            <text:p>0,043866580</text:p>
          </table:table-cell>
          <table:table-cell office:value-type="float" office:value="7" calcext:value-type="float">
            <text:p>7</text:p>
          </table:table-cell>
          <table:table-cell office:value-type="float" office:value="0.031538530007306" calcext:value-type="float">
            <text:p>0,031538530</text:p>
          </table:table-cell>
          <table:table-cell office:value-type="float" office:value="139450" calcext:value-type="float">
            <text:p>139450</text:p>
          </table:table-cell>
          <table:table-cell office:value-type="string" calcext:value-type="string">
            <text:p>Mother Earth's Plantasia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368.19999999999" calcext:value-type="float">
            <text:p>1368,2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05701808307" calcext:value-type="float">
            <text:p>0,0005057018</text:p>
          </table:table-cell>
          <table:table-cell office:value-type="float" office:value="0.0437674580227369" calcext:value-type="float">
            <text:p>0,043767458</text:p>
          </table:table-cell>
          <table:table-cell office:value-type="float" office:value="7" calcext:value-type="float">
            <text:p>7</text:p>
          </table:table-cell>
          <table:table-cell office:value-type="float" office:value="0.032453432424606" calcext:value-type="float">
            <text:p>0,032453432</text:p>
          </table:table-cell>
          <table:table-cell office:value-type="float" office:value="122428" calcext:value-type="float">
            <text:p>122428</text:p>
          </table:table-cell>
          <table:table-cell office:value-type="string" calcext:value-type="string">
            <text:p>Die Mensch-Maschine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342.99999999999" calcext:value-type="float">
            <text:p>1343,0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534600732997" calcext:value-type="float">
            <text:p>0,0001534601</text:p>
          </table:table-cell>
          <table:table-cell office:value-type="float" office:value="0.0434928591052245" calcext:value-type="float">
            <text:p>0,043492859</text:p>
          </table:table-cell>
          <table:table-cell office:value-type="float" office:value="7" calcext:value-type="float">
            <text:p>7</text:p>
          </table:table-cell>
          <table:table-cell office:value-type="float" office:value="0.0339855775277531" calcext:value-type="float">
            <text:p>0,033985578</text:p>
          </table:table-cell>
          <table:table-cell office:value-type="float" office:value="125024" calcext:value-type="float">
            <text:p>125024</text:p>
          </table:table-cell>
          <table:table-cell office:value-type="string" calcext:value-type="string">
            <text:p>Mothership Connection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346.29999999999" calcext:value-type="float">
            <text:p>1346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194768391829" calcext:value-type="float">
            <text:p>0,0003194768</text:p>
          </table:table-cell>
          <table:table-cell office:value-type="float" office:value="0.0434851206387303" calcext:value-type="float">
            <text:p>0,043485121</text:p>
          </table:table-cell>
          <table:table-cell office:value-type="float" office:value="7" calcext:value-type="float">
            <text:p>7</text:p>
          </table:table-cell>
          <table:table-cell office:value-type="float" office:value="0.0399596741030752" calcext:value-type="float">
            <text:p>0,039959674</text:p>
          </table:table-cell>
          <table:table-cell office:value-type="float" office:value="87440" calcext:value-type="float">
            <text:p>87440</text:p>
          </table:table-cell>
          <table:table-cell office:value-type="string" calcext:value-type="string">
            <text:p>Trans Europa Express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322.49999999999" calcext:value-type="float">
            <text:p>1322,5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5717139985677" calcext:value-type="float">
            <text:p>0,0005717140</text:p>
          </table:table-cell>
          <table:table-cell office:value-type="float" office:value="0.0434353847889299" calcext:value-type="float">
            <text:p>0,043435385</text:p>
          </table:table-cell>
          <table:table-cell office:value-type="float" office:value="7" calcext:value-type="float">
            <text:p>7</text:p>
          </table:table-cell>
          <table:table-cell office:value-type="float" office:value="0.0309327340634584" calcext:value-type="float">
            <text:p>0,030932734</text:p>
          </table:table-cell>
          <table:table-cell office:value-type="float" office:value="132592" calcext:value-type="float">
            <text:p>132592</text:p>
          </table:table-cell>
          <table:table-cell office:value-type="string" calcext:value-type="string">
            <text:p>Peace and Love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649.69999999999" calcext:value-type="float">
            <text:p>1649,7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10388477990348" calcext:value-type="float">
            <text:p>0,0010388478</text:p>
          </table:table-cell>
          <table:table-cell office:value-type="float" office:value="0.0433104996853081" calcext:value-type="float">
            <text:p>0,043310500</text:p>
          </table:table-cell>
          <table:table-cell office:value-type="float" office:value="15" calcext:value-type="float">
            <text:p>15</text:p>
          </table:table-cell>
          <table:table-cell office:value-type="float" office:value="0.0331780109684507" calcext:value-type="float">
            <text:p>0,033178011</text:p>
          </table:table-cell>
          <table:table-cell office:value-type="float" office:value="146853" calcext:value-type="float">
            <text:p>146853</text:p>
          </table:table-cell>
          <table:table-cell office:value-type="string" calcext:value-type="string">
            <text:p>Absent Lovers: Live in Montreal 198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686.49999999999" calcext:value-type="float">
            <text:p>1686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9708104898485" calcext:value-type="float">
            <text:p>0,0009708105</text:p>
          </table:table-cell>
          <table:table-cell office:value-type="float" office:value="0.0431755742531693" calcext:value-type="float">
            <text:p>0,043175574</text:p>
          </table:table-cell>
          <table:table-cell office:value-type="float" office:value="11" calcext:value-type="float">
            <text:p>11</text:p>
          </table:table-cell>
          <table:table-cell office:value-type="float" office:value="0.0379016233872184" calcext:value-type="float">
            <text:p>0,037901623</text:p>
          </table:table-cell>
          <table:table-cell office:value-type="float" office:value="117078" calcext:value-type="float">
            <text:p>117078</text:p>
          </table:table-cell>
          <table:table-cell office:value-type="string" calcext:value-type="string">
            <text:p>Rear View Mirror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721.79999999999" calcext:value-type="float">
            <text:p>1721,8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6825462737286" calcext:value-type="float">
            <text:p>0,0006825463</text:p>
          </table:table-cell>
          <table:table-cell office:value-type="float" office:value="0.0430264567607938" calcext:value-type="float">
            <text:p>0,043026457</text:p>
          </table:table-cell>
          <table:table-cell office:value-type="float" office:value="6" calcext:value-type="float">
            <text:p>6</text:p>
          </table:table-cell>
          <table:table-cell office:value-type="float" office:value="0.0285400422302391" calcext:value-type="float">
            <text:p>0,028540042</text:p>
          </table:table-cell>
          <table:table-cell office:value-type="float" office:value="199757" calcext:value-type="float">
            <text:p>199757</text:p>
          </table:table-cell>
          <table:table-cell office:value-type="string" calcext:value-type="string">
            <text:p>Automatic for the People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6.19999999999" calcext:value-type="float">
            <text:p>1326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1474420312095" calcext:value-type="float">
            <text:p>0,0001474420</text:p>
          </table:table-cell>
          <table:table-cell office:value-type="float" office:value="0.0427591226765231" calcext:value-type="float">
            <text:p>0,042759123</text:p>
          </table:table-cell>
          <table:table-cell office:value-type="float" office:value="7" calcext:value-type="float">
            <text:p>7</text:p>
          </table:table-cell>
          <table:table-cell office:value-type="float" office:value="0.0390667155190561" calcext:value-type="float">
            <text:p>0,039066716</text:p>
          </table:table-cell>
          <table:table-cell office:value-type="float" office:value="82400" calcext:value-type="float">
            <text:p>82400</text:p>
          </table:table-cell>
          <table:table-cell office:value-type="string" calcext:value-type="string">
            <text:p>Desertshore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305.39999999999" calcext:value-type="float">
            <text:p>1305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00200601403006213" calcext:value-type="float">
            <text:p>0,0000020060</text:p>
          </table:table-cell>
          <table:table-cell office:value-type="float" office:value="0.042748122895035" calcext:value-type="float">
            <text:p>0,042748123</text:p>
          </table:table-cell>
          <table:table-cell office:value-type="float" office:value="7" calcext:value-type="float">
            <text:p>7</text:p>
          </table:table-cell>
          <table:table-cell office:value-type="float" office:value="0.0334958555624007" calcext:value-type="float">
            <text:p>0,033495856</text:p>
          </table:table-cell>
          <table:table-cell office:value-type="float" office:value="121461" calcext:value-type="float">
            <text:p>121461</text:p>
          </table:table-cell>
          <table:table-cell office:value-type="string" calcext:value-type="string">
            <text:p>Visions of the Country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299.49999999999" calcext:value-type="float">
            <text:p>1299,5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0621864349319259" calcext:value-type="float">
            <text:p>0,0000621864</text:p>
          </table:table-cell>
          <table:table-cell office:value-type="float" office:value="0.0426309022699381" calcext:value-type="float">
            <text:p>0,042630902</text:p>
          </table:table-cell>
          <table:table-cell office:value-type="float" office:value="7" calcext:value-type="float">
            <text:p>7</text:p>
          </table:table-cell>
          <table:table-cell office:value-type="float" office:value="0.0378306633132937" calcext:value-type="float">
            <text:p>0,037830663</text:p>
          </table:table-cell>
          <table:table-cell office:value-type="float" office:value="100814" calcext:value-type="float">
            <text:p>100814</text:p>
          </table:table-cell>
          <table:table-cell office:value-type="string" calcext:value-type="string">
            <text:p>Funkentelechy vs. The Placebo Syndrome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282.69999999999" calcext:value-type="float">
            <text:p>1282,7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24137262453126" calcext:value-type="float">
            <text:p>0,042413726</text:p>
          </table:table-cell>
          <table:table-cell office:value-type="float" office:value="7" calcext:value-type="float">
            <text:p>7</text:p>
          </table:table-cell>
          <table:table-cell office:value-type="float" office:value="0.0384607883911141" calcext:value-type="float">
            <text:p>0,038460788</text:p>
          </table:table-cell>
          <table:table-cell office:value-type="float" office:value="106912" calcext:value-type="float">
            <text:p>106912</text:p>
          </table:table-cell>
          <table:table-cell office:value-type="string" calcext:value-type="string">
            <text:p>Live at Carnegie Hall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309.49999999999" calcext:value-type="float">
            <text:p>1309,5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4596264449303" calcext:value-type="float">
            <text:p>0,0004596264</text:p>
          </table:table-cell>
          <table:table-cell office:value-type="float" office:value="0.0423248385191597" calcext:value-type="float">
            <text:p>0,042324839</text:p>
          </table:table-cell>
          <table:table-cell office:value-type="float" office:value="7" calcext:value-type="float">
            <text:p>7</text:p>
          </table:table-cell>
          <table:table-cell office:value-type="float" office:value="0.0424780799443838" calcext:value-type="float">
            <text:p>0,042478080</text:p>
          </table:table-cell>
          <table:table-cell office:value-type="float" office:value="76933" calcext:value-type="float">
            <text:p>76933</text:p>
          </table:table-cell>
          <table:table-cell office:value-type="string" calcext:value-type="string">
            <text:p>Requiem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648.89999999999" calcext:value-type="float">
            <text:p>1648,9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3107650068237" calcext:value-type="float">
            <text:p>0,0003107650</text:p>
          </table:table-cell>
          <table:table-cell office:value-type="float" office:value="0.0423106333356415" calcext:value-type="float">
            <text:p>0,042310633</text:p>
          </table:table-cell>
          <table:table-cell office:value-type="float" office:value="13" calcext:value-type="float">
            <text:p>13</text:p>
          </table:table-cell>
          <table:table-cell office:value-type="float" office:value="0.0316831413437432" calcext:value-type="float">
            <text:p>0,031683141</text:p>
          </table:table-cell>
          <table:table-cell office:value-type="float" office:value="155161" calcext:value-type="float">
            <text:p>155161</text:p>
          </table:table-cell>
          <table:table-cell office:value-type="string" calcext:value-type="string">
            <text:p>The Mollusk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690.19999999999" calcext:value-type="float">
            <text:p>1690,2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080793775293" calcext:value-type="float">
            <text:p>0,0002080794</text:p>
          </table:table-cell>
          <table:table-cell office:value-type="float" office:value="0.0422791983894913" calcext:value-type="float">
            <text:p>0,042279198</text:p>
          </table:table-cell>
          <table:table-cell office:value-type="float" office:value="6" calcext:value-type="float">
            <text:p>6</text:p>
          </table:table-cell>
          <table:table-cell office:value-type="float" office:value="0.0270790493725589" calcext:value-type="float">
            <text:p>0,027079049</text:p>
          </table:table-cell>
          <table:table-cell office:value-type="float" office:value="203414" calcext:value-type="float">
            <text:p>203414</text:p>
          </table:table-cell>
          <table:table-cell office:value-type="string" calcext:value-type="string">
            <text:p>Comfort y mÃºsica para volar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278.89999999999" calcext:value-type="float">
            <text:p>1278,9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21524430278614" calcext:value-type="float">
            <text:p>0,042152443</text:p>
          </table:table-cell>
          <table:table-cell office:value-type="float" office:value="7" calcext:value-type="float">
            <text:p>7</text:p>
          </table:table-cell>
          <table:table-cell office:value-type="float" office:value="0.0304937822195134" calcext:value-type="float">
            <text:p>0,030493782</text:p>
          </table:table-cell>
          <table:table-cell office:value-type="float" office:value="132590" calcext:value-type="float">
            <text:p>132590</text:p>
          </table:table-cell>
          <table:table-cell office:value-type="string" calcext:value-type="string">
            <text:p>Le mystÃ¨re des voix bulgares : volume 1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273.59999999999" calcext:value-type="float">
            <text:p>1273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173518207586" calcext:value-type="float">
            <text:p>0,0001173518</text:p>
          </table:table-cell>
          <table:table-cell office:value-type="float" office:value="0.0421335430030168" calcext:value-type="float">
            <text:p>0,042133543</text:p>
          </table:table-cell>
          <table:table-cell office:value-type="float" office:value="7" calcext:value-type="float">
            <text:p>7</text:p>
          </table:table-cell>
          <table:table-cell office:value-type="float" office:value="0.0340314091214494" calcext:value-type="float">
            <text:p>0,034031409</text:p>
          </table:table-cell>
          <table:table-cell office:value-type="float" office:value="115512" calcext:value-type="float">
            <text:p>115512</text:p>
          </table:table-cell>
          <table:table-cell office:value-type="string" calcext:value-type="string">
            <text:p>Exuma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829" calcext:value-type="float">
            <text:p>829</text:p>
          </table:table-cell>
          <table:table-cell office:value-type="float" office:value="0.82982982982983" calcext:value-type="float">
            <text:p>0,829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54576561163388" calcext:value-type="float">
            <text:p>0,8546</text:p>
          </table:table-cell>
          <table:table-cell office:value-type="float" office:value="0.0011851196553935" calcext:value-type="float">
            <text:p>0,0011851197</text:p>
          </table:table-cell>
          <table:table-cell office:value-type="float" office:value="0.0421117193365354" calcext:value-type="float">
            <text:p>0,042111719</text:p>
          </table:table-cell>
          <table:table-cell office:value-type="float" office:value="13" calcext:value-type="float">
            <text:p>13</text:p>
          </table:table-cell>
          <table:table-cell office:value-type="float" office:value="0.0257095016625023" calcext:value-type="float">
            <text:p>0,025709502</text:p>
          </table:table-cell>
          <table:table-cell office:value-type="float" office:value="227239" calcext:value-type="float">
            <text:p>227239</text:p>
          </table:table-cell>
          <table:table-cell office:value-type="string" calcext:value-type="string">
            <text:p>98.12.28 ç”·é”ã®åˆ¥ã‚Œ (98.12.28 Otokotachi no wakare)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647.29999999999" calcext:value-type="float">
            <text:p>1647,3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946498268475" calcext:value-type="float">
            <text:p>0,0003946498</text:p>
          </table:table-cell>
          <table:table-cell office:value-type="float" office:value="0.0420369061350264" calcext:value-type="float">
            <text:p>0,042036906</text:p>
          </table:table-cell>
          <table:table-cell office:value-type="float" office:value="6" calcext:value-type="float">
            <text:p>6</text:p>
          </table:table-cell>
          <table:table-cell office:value-type="float" office:value="0.0377138749445996" calcext:value-type="float">
            <text:p>0,037713875</text:p>
          </table:table-cell>
          <table:table-cell office:value-type="float" office:value="113577" calcext:value-type="float">
            <text:p>113577</text:p>
          </table:table-cell>
          <table:table-cell office:value-type="string" calcext:value-type="string">
            <text:p>The Fragile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643.49999999999" calcext:value-type="float">
            <text:p>1643,5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4653952549744" calcext:value-type="float">
            <text:p>0,0004653953</text:p>
          </table:table-cell>
          <table:table-cell office:value-type="float" office:value="0.0418465243493611" calcext:value-type="float">
            <text:p>0,041846524</text:p>
          </table:table-cell>
          <table:table-cell office:value-type="float" office:value="11" calcext:value-type="float">
            <text:p>11</text:p>
          </table:table-cell>
          <table:table-cell office:value-type="float" office:value="0.0374442416925407" calcext:value-type="float">
            <text:p>0,037444242</text:p>
          </table:table-cell>
          <table:table-cell office:value-type="float" office:value="106401" calcext:value-type="float">
            <text:p>106401</text:p>
          </table:table-cell>
          <table:table-cell office:value-type="string" calcext:value-type="string">
            <text:p>Bone Machine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625.49999999999" calcext:value-type="float">
            <text:p>1625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719490365448949" calcext:value-type="float">
            <text:p>0,0000719490</text:p>
          </table:table-cell>
          <table:table-cell office:value-type="float" office:value="0.0416789472039842" calcext:value-type="float">
            <text:p>0,041678947</text:p>
          </table:table-cell>
          <table:table-cell office:value-type="float" office:value="13" calcext:value-type="float">
            <text:p>13</text:p>
          </table:table-cell>
          <table:table-cell office:value-type="float" office:value="0.0316139167195385" calcext:value-type="float">
            <text:p>0,031613917</text:p>
          </table:table-cell>
          <table:table-cell office:value-type="float" office:value="144477" calcext:value-type="float">
            <text:p>144477</text:p>
          </table:table-cell>
          <table:table-cell office:value-type="string" calcext:value-type="string">
            <text:p>Ladies and Gentlemen We Are Floating in Space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260.29999999999" calcext:value-type="float">
            <text:p>1260,3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0591774138868327" calcext:value-type="float">
            <text:p>0,0000591774</text:p>
          </table:table-cell>
          <table:table-cell office:value-type="float" office:value="0.0416699931015405" calcext:value-type="float">
            <text:p>0,041669993</text:p>
          </table:table-cell>
          <table:table-cell office:value-type="float" office:value="7" calcext:value-type="float">
            <text:p>7</text:p>
          </table:table-cell>
          <table:table-cell office:value-type="float" office:value="0.0396297250838429" calcext:value-type="float">
            <text:p>0,039629725</text:p>
          </table:table-cell>
          <table:table-cell office:value-type="float" office:value="86798" calcext:value-type="float">
            <text:p>86798</text:p>
          </table:table-cell>
          <table:table-cell office:value-type="string" calcext:value-type="string">
            <text:p>JoÃ£o Gilberto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548.69999999999" calcext:value-type="float">
            <text:p>1548,7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5382661027283" calcext:value-type="float">
            <text:p>0,0005382661</text:p>
          </table:table-cell>
          <table:table-cell office:value-type="float" office:value="0.0416428192438445" calcext:value-type="float">
            <text:p>0,041642819</text:p>
          </table:table-cell>
          <table:table-cell office:value-type="float" office:value="15" calcext:value-type="float">
            <text:p>15</text:p>
          </table:table-cell>
          <table:table-cell office:value-type="float" office:value="0.0381890319813036" calcext:value-type="float">
            <text:p>0,038189032</text:p>
          </table:table-cell>
          <table:table-cell office:value-type="float" office:value="106459" calcext:value-type="float">
            <text:p>106459</text:p>
          </table:table-cell>
          <table:table-cell office:value-type="string" calcext:value-type="string">
            <text:p>The Nightwatch: Live at the Amsterdam Concertgebouw November 23rd 1973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591.19999999999" calcext:value-type="float">
            <text:p>1591,2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5985165749138" calcext:value-type="float">
            <text:p>0,0005985166</text:p>
          </table:table-cell>
          <table:table-cell office:value-type="float" office:value="0.0416183565640371" calcext:value-type="float">
            <text:p>0,041618357</text:p>
          </table:table-cell>
          <table:table-cell office:value-type="float" office:value="19" calcext:value-type="float">
            <text:p>19</text:p>
          </table:table-cell>
          <table:table-cell office:value-type="float" office:value="0.0315727446202569" calcext:value-type="float">
            <text:p>0,031572745</text:p>
          </table:table-cell>
          <table:table-cell office:value-type="float" office:value="157647" calcext:value-type="float">
            <text:p>157647</text:p>
          </table:table-cell>
          <table:table-cell office:value-type="string" calcext:value-type="string">
            <text:p>Live at the Isle of Wight Festival 197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636.49999999999" calcext:value-type="float">
            <text:p>1636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11280485562382" calcext:value-type="float">
            <text:p>0,0011280486</text:p>
          </table:table-cell>
          <table:table-cell office:value-type="float" office:value="0.0416024948191381" calcext:value-type="float">
            <text:p>0,041602495</text:p>
          </table:table-cell>
          <table:table-cell office:value-type="float" office:value="9" calcext:value-type="float">
            <text:p>9</text:p>
          </table:table-cell>
          <table:table-cell office:value-type="float" office:value="0.0282975256026478" calcext:value-type="float">
            <text:p>0,028297526</text:p>
          </table:table-cell>
          <table:table-cell office:value-type="float" office:value="185804" calcext:value-type="float">
            <text:p>185804</text:p>
          </table:table-cell>
          <table:table-cell office:value-type="string" calcext:value-type="string">
            <text:p>Dick's Picks Volume Twelve: Providence Civic, June 26, 1974 - Boston Garden, June 28, 1974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242.29999999999" calcext:value-type="float">
            <text:p>1242,3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0773987079932304" calcext:value-type="float">
            <text:p>0,0000773987</text:p>
          </table:table-cell>
          <table:table-cell office:value-type="float" office:value="0.0414541562008516" calcext:value-type="float">
            <text:p>0,041454156</text:p>
          </table:table-cell>
          <table:table-cell office:value-type="float" office:value="7" calcext:value-type="float">
            <text:p>7</text:p>
          </table:table-cell>
          <table:table-cell office:value-type="float" office:value="0.0379955492317206" calcext:value-type="float">
            <text:p>0,037995549</text:p>
          </table:table-cell>
          <table:table-cell office:value-type="float" office:value="82990" calcext:value-type="float">
            <text:p>82990</text:p>
          </table:table-cell>
          <table:table-cell office:value-type="string" calcext:value-type="string">
            <text:p>First Utterance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616.69999999999" calcext:value-type="float">
            <text:p>1616,7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91875041374" calcext:value-type="float">
            <text:p>0,0002918750</text:p>
          </table:table-cell>
          <table:table-cell office:value-type="float" office:value="0.0414157605770621" calcext:value-type="float">
            <text:p>0,041415761</text:p>
          </table:table-cell>
          <table:table-cell office:value-type="float" office:value="9" calcext:value-type="float">
            <text:p>9</text:p>
          </table:table-cell>
          <table:table-cell office:value-type="float" office:value="0.0285380861341955" calcext:value-type="float">
            <text:p>0,028538086</text:p>
          </table:table-cell>
          <table:table-cell office:value-type="float" office:value="170110" calcext:value-type="float">
            <text:p>170110</text:p>
          </table:table-cell>
          <table:table-cell office:value-type="string" calcext:value-type="string">
            <text:p>Dick's Picks Volume Eight: Harpur College, Binghamton, NY, May 2, 197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643.99999999999" calcext:value-type="float">
            <text:p>1644,0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0409541137664" calcext:value-type="float">
            <text:p>0,0010409541</text:p>
          </table:table-cell>
          <table:table-cell office:value-type="float" office:value="0.0414118292746535" calcext:value-type="float">
            <text:p>0,041411829</text:p>
          </table:table-cell>
          <table:table-cell office:value-type="float" office:value="14" calcext:value-type="float">
            <text:p>14</text:p>
          </table:table-cell>
          <table:table-cell office:value-type="float" office:value="0.0282041426185877" calcext:value-type="float">
            <text:p>0,028204143</text:p>
          </table:table-cell>
          <table:table-cell office:value-type="float" office:value="162328" calcext:value-type="float">
            <text:p>162328</text:p>
          </table:table-cell>
          <table:table-cell office:value-type="string" calcext:value-type="string">
            <text:p>The Main Ingredi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6.49999999999" calcext:value-type="float">
            <text:p>1606,5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603475887377" calcext:value-type="float">
            <text:p>0,0006034759</text:p>
          </table:table-cell>
          <table:table-cell office:value-type="float" office:value="0.0414063477480172" calcext:value-type="float">
            <text:p>0,041406348</text:p>
          </table:table-cell>
          <table:table-cell office:value-type="float" office:value="6" calcext:value-type="float">
            <text:p>6</text:p>
          </table:table-cell>
          <table:table-cell office:value-type="float" office:value="0.0403002563921768" calcext:value-type="float">
            <text:p>0,040300256</text:p>
          </table:table-cell>
          <table:table-cell office:value-type="float" office:value="103783" calcext:value-type="float">
            <text:p>103783</text:p>
          </table:table-cell>
          <table:table-cell office:value-type="string" calcext:value-type="string">
            <text:p>OK Computer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634.19999999999" calcext:value-type="float">
            <text:p>1634,2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3964089468431" calcext:value-type="float">
            <text:p>0,0003964089</text:p>
          </table:table-cell>
          <table:table-cell office:value-type="float" office:value="0.0413907704777264" calcext:value-type="float">
            <text:p>0,041390770</text:p>
          </table:table-cell>
          <table:table-cell office:value-type="float" office:value="6" calcext:value-type="float">
            <text:p>6</text:p>
          </table:table-cell>
          <table:table-cell office:value-type="float" office:value="0.0274338698794458" calcext:value-type="float">
            <text:p>0,027433870</text:p>
          </table:table-cell>
          <table:table-cell office:value-type="float" office:value="198318" calcext:value-type="float">
            <text:p>198318</text:p>
          </table:table-cell>
          <table:table-cell office:value-type="string" calcext:value-type="string">
            <text:p>MTV Unplugged in New York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525.59999999999" calcext:value-type="float">
            <text:p>1525,6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2592629847138" calcext:value-type="float">
            <text:p>0,0002592630</text:p>
          </table:table-cell>
          <table:table-cell office:value-type="float" office:value="0.0411608376624778" calcext:value-type="float">
            <text:p>0,041160838</text:p>
          </table:table-cell>
          <table:table-cell office:value-type="float" office:value="15" calcext:value-type="float">
            <text:p>15</text:p>
          </table:table-cell>
          <table:table-cell office:value-type="float" office:value="0.0402501942890575" calcext:value-type="float">
            <text:p>0,040250194</text:p>
          </table:table-cell>
          <table:table-cell office:value-type="float" office:value="95789" calcext:value-type="float">
            <text:p>95789</text:p>
          </table:table-cell>
          <table:table-cell office:value-type="string" calcext:value-type="string">
            <text:p>The Great Deceiver: Live 1973-1974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632.19999999998" calcext:value-type="float">
            <text:p>1632,2</text:p>
          </table:table-cell>
          <table:table-cell office:value-type="float" office:value="807" calcext:value-type="float">
            <text:p>807</text:p>
          </table:table-cell>
          <table:table-cell office:value-type="float" office:value="0.807807807807808" calcext:value-type="float">
            <text:p>0,807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38790931989924" calcext:value-type="float">
            <text:p>0,8388</text:p>
          </table:table-cell>
          <table:table-cell office:value-type="float" office:value="0.0001860003641344" calcext:value-type="float">
            <text:p>0,0001860004</text:p>
          </table:table-cell>
          <table:table-cell office:value-type="float" office:value="0.0410942459353804" calcext:value-type="float">
            <text:p>0,041094246</text:p>
          </table:table-cell>
          <table:table-cell office:value-type="float" office:value="6" calcext:value-type="float">
            <text:p>6</text:p>
          </table:table-cell>
          <table:table-cell office:value-type="float" office:value="0.0254327596353177" calcext:value-type="float">
            <text:p>0,025432760</text:p>
          </table:table-cell>
          <table:table-cell office:value-type="float" office:value="211304" calcext:value-type="float">
            <text:p>211304</text:p>
          </table:table-cell>
          <table:table-cell office:value-type="string" calcext:value-type="string">
            <text:p>Mellon Collie and the Infinite Sadness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631.29999999999" calcext:value-type="float">
            <text:p>1631,3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1389144655677" calcext:value-type="float">
            <text:p>0,0011389145</text:p>
          </table:table-cell>
          <table:table-cell office:value-type="float" office:value="0.0410258072182336" calcext:value-type="float">
            <text:p>0,041025807</text:p>
          </table:table-cell>
          <table:table-cell office:value-type="float" office:value="14" calcext:value-type="float">
            <text:p>14</text:p>
          </table:table-cell>
          <table:table-cell office:value-type="float" office:value="0.0303923036760533" calcext:value-type="float">
            <text:p>0,030392304</text:p>
          </table:table-cell>
          <table:table-cell office:value-type="float" office:value="149721" calcext:value-type="float">
            <text:p>149721</text:p>
          </table:table-cell>
          <table:table-cell office:value-type="string" calcext:value-type="string">
            <text:p>Buhloone Mindstat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621.79999999999" calcext:value-type="float">
            <text:p>1621,8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02461919295586" calcext:value-type="float">
            <text:p>0,0002461919</text:p>
          </table:table-cell>
          <table:table-cell office:value-type="float" office:value="0.040916851183252" calcext:value-type="float">
            <text:p>0,040916851</text:p>
          </table:table-cell>
          <table:table-cell office:value-type="float" office:value="6" calcext:value-type="float">
            <text:p>6</text:p>
          </table:table-cell>
          <table:table-cell office:value-type="float" office:value="0.0262265207232157" calcext:value-type="float">
            <text:p>0,026226521</text:p>
          </table:table-cell>
          <table:table-cell office:value-type="float" office:value="208526" calcext:value-type="float">
            <text:p>208526</text:p>
          </table:table-cell>
          <table:table-cell office:value-type="string" calcext:value-type="string">
            <text:p>Siamese Dream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623.39999999999" calcext:value-type="float">
            <text:p>1623,4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10539932049618" calcext:value-type="float">
            <text:p>0,0010539932</text:p>
          </table:table-cell>
          <table:table-cell office:value-type="float" office:value="0.04091260507909" calcext:value-type="float">
            <text:p>0,040912605</text:p>
          </table:table-cell>
          <table:table-cell office:value-type="float" office:value="14" calcext:value-type="float">
            <text:p>14</text:p>
          </table:table-cell>
          <table:table-cell office:value-type="float" office:value="0.0283493258458325" calcext:value-type="float">
            <text:p>0,028349326</text:p>
          </table:table-cell>
          <table:table-cell office:value-type="float" office:value="174489" calcext:value-type="float">
            <text:p>174489</text:p>
          </table:table-cell>
          <table:table-cell office:value-type="string" calcext:value-type="string">
            <text:p>Black on Both Sides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634.99999999999" calcext:value-type="float">
            <text:p>1635,0</text:p>
          </table:table-cell>
          <table:table-cell office:value-type="float" office:value="778" calcext:value-type="float">
            <text:p>778</text:p>
          </table:table-cell>
          <table:table-cell office:value-type="float" office:value="0.778778778778779" calcext:value-type="float">
            <text:p>0,778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18852459016394" calcext:value-type="float">
            <text:p>0,8189</text:p>
          </table:table-cell>
          <table:table-cell office:value-type="float" office:value="0.0002065860115292" calcext:value-type="float">
            <text:p>0,0002065860</text:p>
          </table:table-cell>
          <table:table-cell office:value-type="float" office:value="0.040880300976824" calcext:value-type="float">
            <text:p>0,040880301</text:p>
          </table:table-cell>
          <table:table-cell office:value-type="float" office:value="6" calcext:value-type="float">
            <text:p>6</text:p>
          </table:table-cell>
          <table:table-cell office:value-type="float" office:value="0.0264069541668536" calcext:value-type="float">
            <text:p>0,026406954</text:p>
          </table:table-cell>
          <table:table-cell office:value-type="float" office:value="198199" calcext:value-type="float">
            <text:p>198199</text:p>
          </table:table-cell>
          <table:table-cell office:value-type="string" calcext:value-type="string">
            <text:p>Dynamo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625.09999999999" calcext:value-type="float">
            <text:p>1625,1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2319477603378" calcext:value-type="float">
            <text:p>0,0002319478</text:p>
          </table:table-cell>
          <table:table-cell office:value-type="float" office:value="0.0408350292762949" calcext:value-type="float">
            <text:p>0,040835029</text:p>
          </table:table-cell>
          <table:table-cell office:value-type="float" office:value="5" calcext:value-type="float">
            <text:p>5</text:p>
          </table:table-cell>
          <table:table-cell office:value-type="float" office:value="0.0273642504028255" calcext:value-type="float">
            <text:p>0,027364250</text:p>
          </table:table-cell>
          <table:table-cell office:value-type="float" office:value="195003" calcext:value-type="float">
            <text:p>195003</text:p>
          </table:table-cell>
          <table:table-cell office:value-type="string" calcext:value-type="string">
            <text:p>Perfect From Now On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643.89999999999" calcext:value-type="float">
            <text:p>1643,9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2562125697284" calcext:value-type="float">
            <text:p>0,0002562126</text:p>
          </table:table-cell>
          <table:table-cell office:value-type="float" office:value="0.0408303510318727" calcext:value-type="float">
            <text:p>0,040830351</text:p>
          </table:table-cell>
          <table:table-cell office:value-type="float" office:value="13" calcext:value-type="float">
            <text:p>13</text:p>
          </table:table-cell>
          <table:table-cell office:value-type="float" office:value="0.0297265339314379" calcext:value-type="float">
            <text:p>0,029726534</text:p>
          </table:table-cell>
          <table:table-cell office:value-type="float" office:value="169110" calcext:value-type="float">
            <text:p>169110</text:p>
          </table:table-cell>
          <table:table-cell office:value-type="string" calcext:value-type="string">
            <text:p>Vision Creation Newsun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613.29999999998" calcext:value-type="float">
            <text:p>1613,3</text:p>
          </table:table-cell>
          <table:table-cell office:value-type="float" office:value="792" calcext:value-type="float">
            <text:p>792</text:p>
          </table:table-cell>
          <table:table-cell office:value-type="float" office:value="0.792792792792793" calcext:value-type="float">
            <text:p>0,792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28358208955224" calcext:value-type="float">
            <text:p>0,8284</text:p>
          </table:table-cell>
          <table:table-cell office:value-type="float" office:value="0.0010989613528023" calcext:value-type="float">
            <text:p>0,0010989614</text:p>
          </table:table-cell>
          <table:table-cell office:value-type="float" office:value="0.0407475548543963" calcext:value-type="float">
            <text:p>0,040747555</text:p>
          </table:table-cell>
          <table:table-cell office:value-type="float" office:value="2" calcext:value-type="float">
            <text:p>2</text:p>
          </table:table-cell>
          <table:table-cell office:value-type="float" office:value="0.0253040755198228" calcext:value-type="float">
            <text:p>0,025304076</text:p>
          </table:table-cell>
          <table:table-cell office:value-type="float" office:value="205188" calcext:value-type="float">
            <text:p>205188</text:p>
          </table:table-cell>
          <table:table-cell office:value-type="string" calcext:value-type="string">
            <text:p>The Complete Live at the Plugged Nickel 1965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618.29999999999" calcext:value-type="float">
            <text:p>1618,3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3.4" calcext:value-type="float">
            <text:p>63,4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12243372296812" calcext:value-type="float">
            <text:p>0,0012243372</text:p>
          </table:table-cell>
          <table:table-cell office:value-type="float" office:value="0.0406951225562865" calcext:value-type="float">
            <text:p>0,040695123</text:p>
          </table:table-cell>
          <table:table-cell office:value-type="float" office:value="9" calcext:value-type="float">
            <text:p>9</text:p>
          </table:table-cell>
          <table:table-cell office:value-type="float" office:value="0.0296668068576573" calcext:value-type="float">
            <text:p>0,029666807</text:p>
          </table:table-cell>
          <table:table-cell office:value-type="float" office:value="166814" calcext:value-type="float">
            <text:p>166814</text:p>
          </table:table-cell>
          <table:table-cell office:value-type="string" calcext:value-type="string">
            <text:p>Woodstock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13560654843219" calcext:value-type="float">
            <text:p>0,0013560655</text:p>
          </table:table-cell>
          <table:table-cell office:value-type="float" office:value="0.040659281713281" calcext:value-type="float">
            <text:p>0,040659282</text:p>
          </table:table-cell>
          <table:table-cell office:value-type="float" office:value="14" calcext:value-type="float">
            <text:p>14</text:p>
          </table:table-cell>
          <table:table-cell office:value-type="float" office:value="0.0297685815508697" calcext:value-type="float">
            <text:p>0,029768582</text:p>
          </table:table-cell>
          <table:table-cell office:value-type="float" office:value="148045" calcext:value-type="float">
            <text:p>148045</text:p>
          </table:table-cell>
          <table:table-cell office:value-type="string" calcext:value-type="string">
            <text:p>Midnight Marauders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636.79999999999" calcext:value-type="float">
            <text:p>1636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896353935766" calcext:value-type="float">
            <text:p>0,0008963539</text:p>
          </table:table-cell>
          <table:table-cell office:value-type="float" office:value="0.0406566099229046" calcext:value-type="float">
            <text:p>0,040656610</text:p>
          </table:table-cell>
          <table:table-cell office:value-type="float" office:value="13" calcext:value-type="float">
            <text:p>13</text:p>
          </table:table-cell>
          <table:table-cell office:value-type="float" office:value="0.0281754653016846" calcext:value-type="float">
            <text:p>0,028175465</text:p>
          </table:table-cell>
          <table:table-cell office:value-type="float" office:value="187130" calcext:value-type="float">
            <text:p>187130</text:p>
          </table:table-cell>
          <table:table-cell office:value-type="string" calcext:value-type="string">
            <text:p>Post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621.29999999999" calcext:value-type="float">
            <text:p>1621,3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7606805201995" calcext:value-type="float">
            <text:p>0,0007606805</text:p>
          </table:table-cell>
          <table:table-cell office:value-type="float" office:value="0.0404892270266643" calcext:value-type="float">
            <text:p>0,040489227</text:p>
          </table:table-cell>
          <table:table-cell office:value-type="float" office:value="13" calcext:value-type="float">
            <text:p>13</text:p>
          </table:table-cell>
          <table:table-cell office:value-type="float" office:value="0.0287491511083137" calcext:value-type="float">
            <text:p>0,028749151</text:p>
          </table:table-cell>
          <table:table-cell office:value-type="float" office:value="164053" calcext:value-type="float">
            <text:p>164053</text:p>
          </table:table-cell>
          <table:table-cell office:value-type="string" calcext:value-type="string">
            <text:p>Cobra and Phases Group Play Voltage in the Milky Night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6001993977945" calcext:value-type="float">
            <text:p>0,0006001994</text:p>
          </table:table-cell>
          <table:table-cell office:value-type="float" office:value="0.0404535977441141" calcext:value-type="float">
            <text:p>0,040453598</text:p>
          </table:table-cell>
          <table:table-cell office:value-type="float" office:value="14" calcext:value-type="float">
            <text:p>14</text:p>
          </table:table-cell>
          <table:table-cell office:value-type="float" office:value="0.0342458503816688" calcext:value-type="float">
            <text:p>0,034245850</text:p>
          </table:table-cell>
          <table:table-cell office:value-type="float" office:value="122346" calcext:value-type="float">
            <text:p>122346</text:p>
          </table:table-cell>
          <table:table-cell office:value-type="string" calcext:value-type="string">
            <text:p>Enter the Wu-Tang (36 Chambers)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595.69999999999" calcext:value-type="float">
            <text:p>1595,7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05300892074439" calcext:value-type="float">
            <text:p>0,0005300892</text:p>
          </table:table-cell>
          <table:table-cell office:value-type="float" office:value="0.0404089149518429" calcext:value-type="float">
            <text:p>0,040408915</text:p>
          </table:table-cell>
          <table:table-cell office:value-type="float" office:value="14" calcext:value-type="float">
            <text:p>14</text:p>
          </table:table-cell>
          <table:table-cell office:value-type="float" office:value="0.0350809898204377" calcext:value-type="float">
            <text:p>0,035080990</text:p>
          </table:table-cell>
          <table:table-cell office:value-type="float" office:value="116290" calcext:value-type="float">
            <text:p>116290</text:p>
          </table:table-cell>
          <table:table-cell office:value-type="string" calcext:value-type="string">
            <text:p>Mos Def &amp; Talib Kweli Are Black Star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613.99999999999" calcext:value-type="float">
            <text:p>1614,0</text:p>
          </table:table-cell>
          <table:table-cell office:value-type="float" office:value="744" calcext:value-type="float">
            <text:p>744</text:p>
          </table:table-cell>
          <table:table-cell office:value-type="float" office:value="0.744744744744745" calcext:value-type="float">
            <text:p>0,74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96650717703349" calcext:value-type="float">
            <text:p>0,7967</text:p>
          </table:table-cell>
          <table:table-cell office:value-type="float" office:value="0.0017856017188014" calcext:value-type="float">
            <text:p>0,0017856017</text:p>
          </table:table-cell>
          <table:table-cell office:value-type="float" office:value="0.0403096684822054" calcext:value-type="float">
            <text:p>0,040309668</text:p>
          </table:table-cell>
          <table:table-cell office:value-type="float" office:value="20" calcext:value-type="float">
            <text:p>20</text:p>
          </table:table-cell>
          <table:table-cell office:value-type="float" office:value="0.0276170920124817" calcext:value-type="float">
            <text:p>0,027617092</text:p>
          </table:table-cell>
          <table:table-cell office:value-type="float" office:value="188819" calcext:value-type="float">
            <text:p>188819</text:p>
          </table:table-cell>
          <table:table-cell office:value-type="string" calcext:value-type="string">
            <text:p>Symphonie No. 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95.89999999999" calcext:value-type="float">
            <text:p>1595,9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03931787498921" calcext:value-type="float">
            <text:p>0,0003931787</text:p>
          </table:table-cell>
          <table:table-cell office:value-type="float" office:value="0.0402056699430425" calcext:value-type="float">
            <text:p>0,040205670</text:p>
          </table:table-cell>
          <table:table-cell office:value-type="float" office:value="14" calcext:value-type="float">
            <text:p>14</text:p>
          </table:table-cell>
          <table:table-cell office:value-type="float" office:value="0.0324708482493291" calcext:value-type="float">
            <text:p>0,032470848</text:p>
          </table:table-cell>
          <table:table-cell office:value-type="float" office:value="131155" calcext:value-type="float">
            <text:p>131155</text:p>
          </table:table-cell>
          <table:table-cell office:value-type="string" calcext:value-type="string">
            <text:p>The Low End Theory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14.09999999999" calcext:value-type="float">
            <text:p>1614,1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2574384671913" calcext:value-type="float">
            <text:p>0,0002574385</text:p>
          </table:table-cell>
          <table:table-cell office:value-type="float" office:value="0.0401224040446963" calcext:value-type="float">
            <text:p>0,040122404</text:p>
          </table:table-cell>
          <table:table-cell office:value-type="float" office:value="5" calcext:value-type="float">
            <text:p>5</text:p>
          </table:table-cell>
          <table:table-cell office:value-type="float" office:value="0.026762348658528" calcext:value-type="float">
            <text:p>0,026762349</text:p>
          </table:table-cell>
          <table:table-cell office:value-type="float" office:value="201307" calcext:value-type="float">
            <text:p>201307</text:p>
          </table:table-cell>
          <table:table-cell office:value-type="string" calcext:value-type="string">
            <text:p>In the Aeroplane Over the Sea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607.29999999999" calcext:value-type="float">
            <text:p>1607,3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2937138875682" calcext:value-type="float">
            <text:p>0,0002937139</text:p>
          </table:table-cell>
          <table:table-cell office:value-type="float" office:value="0.0401006840399292" calcext:value-type="float">
            <text:p>0,040100684</text:p>
          </table:table-cell>
          <table:table-cell office:value-type="float" office:value="13" calcext:value-type="float">
            <text:p>13</text:p>
          </table:table-cell>
          <table:table-cell office:value-type="float" office:value="0.0334633026821019" calcext:value-type="float">
            <text:p>0,033463303</text:p>
          </table:table-cell>
          <table:table-cell office:value-type="float" office:value="132350" calcext:value-type="float">
            <text:p>132350</text:p>
          </table:table-cell>
          <table:table-cell office:value-type="string" calcext:value-type="string">
            <text:p>Emperor Tomato Ketchup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579.19999999999" calcext:value-type="float">
            <text:p>1579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2973103841507" calcext:value-type="float">
            <text:p>0,0002973104</text:p>
          </table:table-cell>
          <table:table-cell office:value-type="float" office:value="0.040087081272192" calcext:value-type="float">
            <text:p>0,040087081</text:p>
          </table:table-cell>
          <table:table-cell office:value-type="float" office:value="14" calcext:value-type="float">
            <text:p>14</text:p>
          </table:table-cell>
          <table:table-cell office:value-type="float" office:value="0.0306873893752735" calcext:value-type="float">
            <text:p>0,030687389</text:p>
          </table:table-cell>
          <table:table-cell office:value-type="float" office:value="168741" calcext:value-type="float">
            <text:p>168741</text:p>
          </table:table-cell>
          <table:table-cell office:value-type="string" calcext:value-type="string">
            <text:p>Repeater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588.99999999999" calcext:value-type="float">
            <text:p>1589,0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587929278644" calcext:value-type="float">
            <text:p>0,0005879293</text:p>
          </table:table-cell>
          <table:table-cell office:value-type="float" office:value="0.040061270915334" calcext:value-type="float">
            <text:p>0,040061271</text:p>
          </table:table-cell>
          <table:table-cell office:value-type="float" office:value="14" calcext:value-type="float">
            <text:p>14</text:p>
          </table:table-cell>
          <table:table-cell office:value-type="float" office:value="0.0286297498517043" calcext:value-type="float">
            <text:p>0,028629750</text:p>
          </table:table-cell>
          <table:table-cell office:value-type="float" office:value="156360" calcext:value-type="float">
            <text:p>156360</text:p>
          </table:table-cell>
          <table:table-cell office:value-type="string" calcext:value-type="string">
            <text:p>Things Fall Apart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587.59999999999" calcext:value-type="float">
            <text:p>1587,6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16023045749164" calcext:value-type="float">
            <text:p>0,0016023046</text:p>
          </table:table-cell>
          <table:table-cell office:value-type="float" office:value="0.0400531324162301" calcext:value-type="float">
            <text:p>0,040053132</text:p>
          </table:table-cell>
          <table:table-cell office:value-type="float" office:value="14" calcext:value-type="float">
            <text:p>14</text:p>
          </table:table-cell>
          <table:table-cell office:value-type="float" office:value="0.0282366558162549" calcext:value-type="float">
            <text:p>0,028236656</text:p>
          </table:table-cell>
          <table:table-cell office:value-type="float" office:value="173240" calcext:value-type="float">
            <text:p>173240</text:p>
          </table:table-cell>
          <table:table-cell office:value-type="string" calcext:value-type="string">
            <text:p>Die Kunst der Fuge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613.49999999999" calcext:value-type="float">
            <text:p>1613,5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3786351481742" calcext:value-type="float">
            <text:p>0,0003786351</text:p>
          </table:table-cell>
          <table:table-cell office:value-type="float" office:value="0.0400342763893315" calcext:value-type="float">
            <text:p>0,040034276</text:p>
          </table:table-cell>
          <table:table-cell office:value-type="float" office:value="13" calcext:value-type="float">
            <text:p>13</text:p>
          </table:table-cell>
          <table:table-cell office:value-type="float" office:value="0.0297674331264066" calcext:value-type="float">
            <text:p>0,029767433</text:p>
          </table:table-cell>
          <table:table-cell office:value-type="float" office:value="152924" calcext:value-type="float">
            <text:p>152924</text:p>
          </table:table-cell>
          <table:table-cell office:value-type="string" calcext:value-type="string">
            <text:p>Bocanada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557.39999999999" calcext:value-type="float">
            <text:p>1557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4738396187961" calcext:value-type="float">
            <text:p>0,0004738396</text:p>
          </table:table-cell>
          <table:table-cell office:value-type="float" office:value="0.0400101843085344" calcext:value-type="float">
            <text:p>0,040010184</text:p>
          </table:table-cell>
          <table:table-cell office:value-type="float" office:value="14" calcext:value-type="float">
            <text:p>14</text:p>
          </table:table-cell>
          <table:table-cell office:value-type="float" office:value="0.035538713856781" calcext:value-type="float">
            <text:p>0,035538714</text:p>
          </table:table-cell>
          <table:table-cell office:value-type="float" office:value="112466" calcext:value-type="float">
            <text:p>112466</text:p>
          </table:table-cell>
          <table:table-cell office:value-type="string" calcext:value-type="string">
            <text:p>Only Built 4 Cuban Linx...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572.89999999999" calcext:value-type="float">
            <text:p>1572,9</text:p>
          </table:table-cell>
          <table:table-cell office:value-type="float" office:value="764" calcext:value-type="float">
            <text:p>764</text:p>
          </table:table-cell>
          <table:table-cell office:value-type="float" office:value="0.764764764764765" calcext:value-type="float">
            <text:p>0,76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9562398703404" calcext:value-type="float">
            <text:p>0,8096</text:p>
          </table:table-cell>
          <table:table-cell office:value-type="float" office:value="0.0002970906778522" calcext:value-type="float">
            <text:p>0,0002970907</text:p>
          </table:table-cell>
          <table:table-cell office:value-type="float" office:value="0.0399822064286866" calcext:value-type="float">
            <text:p>0,039982206</text:p>
          </table:table-cell>
          <table:table-cell office:value-type="float" office:value="6" calcext:value-type="float">
            <text:p>6</text:p>
          </table:table-cell>
          <table:table-cell office:value-type="float" office:value="0.0268747017450568" calcext:value-type="float">
            <text:p>0,026874702</text:p>
          </table:table-cell>
          <table:table-cell office:value-type="float" office:value="195816" calcext:value-type="float">
            <text:p>195816</text:p>
          </table:table-cell>
          <table:table-cell office:value-type="string" calcext:value-type="string">
            <text:p>Weezer [Blue Album]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564.09999999999" calcext:value-type="float">
            <text:p>1564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272809884032" calcext:value-type="float">
            <text:p>0,0004272810</text:p>
          </table:table-cell>
          <table:table-cell office:value-type="float" office:value="0.039950959377366" calcext:value-type="float">
            <text:p>0,039950959</text:p>
          </table:table-cell>
          <table:table-cell office:value-type="float" office:value="9" calcext:value-type="float">
            <text:p>9</text:p>
          </table:table-cell>
          <table:table-cell office:value-type="float" office:value="0.0272118261255959" calcext:value-type="float">
            <text:p>0,027211826</text:p>
          </table:table-cell>
          <table:table-cell office:value-type="float" office:value="179872" calcext:value-type="float">
            <text:p>179872</text:p>
          </table:table-cell>
          <table:table-cell office:value-type="string" calcext:value-type="string">
            <text:p>Dick's Picks Volume Four: Fillmore East, 2/13-14/7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569.29999999999" calcext:value-type="float">
            <text:p>1569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577966075628" calcext:value-type="float">
            <text:p>0,0005779661</text:p>
          </table:table-cell>
          <table:table-cell office:value-type="float" office:value="0.0398660632540366" calcext:value-type="float">
            <text:p>0,039866063</text:p>
          </table:table-cell>
          <table:table-cell office:value-type="float" office:value="14" calcext:value-type="float">
            <text:p>14</text:p>
          </table:table-cell>
          <table:table-cell office:value-type="float" office:value="0.0328853854419698" calcext:value-type="float">
            <text:p>0,032885385</text:p>
          </table:table-cell>
          <table:table-cell office:value-type="float" office:value="125707" calcext:value-type="float">
            <text:p>125707</text:p>
          </table:table-cell>
          <table:table-cell office:value-type="string" calcext:value-type="string">
            <text:p>Liquid Swords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561.39999999999" calcext:value-type="float">
            <text:p>1561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4142418972078" calcext:value-type="float">
            <text:p>0,0004142419</text:p>
          </table:table-cell>
          <table:table-cell office:value-type="float" office:value="0.039852771829853" calcext:value-type="float">
            <text:p>0,039852772</text:p>
          </table:table-cell>
          <table:table-cell office:value-type="float" office:value="14" calcext:value-type="float">
            <text:p>14</text:p>
          </table:table-cell>
          <table:table-cell office:value-type="float" office:value="0.0329276241919057" calcext:value-type="float">
            <text:p>0,032927624</text:p>
          </table:table-cell>
          <table:table-cell office:value-type="float" office:value="125219" calcext:value-type="float">
            <text:p>125219</text:p>
          </table:table-cell>
          <table:table-cell office:value-type="string" calcext:value-type="string">
            <text:p>The Infamou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01.09999999998" calcext:value-type="float">
            <text:p>1601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1113986397887" calcext:value-type="float">
            <text:p>0,0011113986</text:p>
          </table:table-cell>
          <table:table-cell office:value-type="float" office:value="0.0397659220203464" calcext:value-type="float">
            <text:p>0,039765922</text:p>
          </table:table-cell>
          <table:table-cell office:value-type="float" office:value="13" calcext:value-type="float">
            <text:p>13</text:p>
          </table:table-cell>
          <table:table-cell office:value-type="float" office:value="0.0274480609174925" calcext:value-type="float">
            <text:p>0,027448061</text:p>
          </table:table-cell>
          <table:table-cell office:value-type="float" office:value="177675" calcext:value-type="float">
            <text:p>177675</text:p>
          </table:table-cell>
          <table:table-cell office:value-type="string" calcext:value-type="string">
            <text:p>Homogenic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58.09999999999" calcext:value-type="float">
            <text:p>1558,1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6320615873054" calcext:value-type="float">
            <text:p>0,0006320616</text:p>
          </table:table-cell>
          <table:table-cell office:value-type="float" office:value="0.0397175573575383" calcext:value-type="float">
            <text:p>0,039717557</text:p>
          </table:table-cell>
          <table:table-cell office:value-type="float" office:value="14" calcext:value-type="float">
            <text:p>14</text:p>
          </table:table-cell>
          <table:table-cell office:value-type="float" office:value="0.0350752070276285" calcext:value-type="float">
            <text:p>0,035075207</text:p>
          </table:table-cell>
          <table:table-cell office:value-type="float" office:value="114674" calcext:value-type="float">
            <text:p>114674</text:p>
          </table:table-cell>
          <table:table-cell office:value-type="string" calcext:value-type="string">
            <text:p>Illmatic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567.99999999999" calcext:value-type="float">
            <text:p>1568,0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5746767269813" calcext:value-type="float">
            <text:p>0,0005746767</text:p>
          </table:table-cell>
          <table:table-cell office:value-type="float" office:value="0.0396945579008533" calcext:value-type="float">
            <text:p>0,039694558</text:p>
          </table:table-cell>
          <table:table-cell office:value-type="float" office:value="6" calcext:value-type="float">
            <text:p>6</text:p>
          </table:table-cell>
          <table:table-cell office:value-type="float" office:value="0.0264600293263085" calcext:value-type="float">
            <text:p>0,026460029</text:p>
          </table:table-cell>
          <table:table-cell office:value-type="float" office:value="184854" calcext:value-type="float">
            <text:p>184854</text:p>
          </table:table-cell>
          <table:table-cell office:value-type="string" calcext:value-type="string">
            <text:p>Let Love In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023063143303" calcext:value-type="float">
            <text:p>0,0003023063</text:p>
          </table:table-cell>
          <table:table-cell office:value-type="float" office:value="0.0396740369176819" calcext:value-type="float">
            <text:p>0,039674037</text:p>
          </table:table-cell>
          <table:table-cell office:value-type="float" office:value="14" calcext:value-type="float">
            <text:p>14</text:p>
          </table:table-cell>
          <table:table-cell office:value-type="float" office:value="0.0349708381658292" calcext:value-type="float">
            <text:p>0,034970838</text:p>
          </table:table-cell>
          <table:table-cell office:value-type="float" office:value="115477" calcext:value-type="float">
            <text:p>115477</text:p>
          </table:table-cell>
          <table:table-cell office:value-type="string" calcext:value-type="string">
            <text:p>Blowout Comb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601.49999999999" calcext:value-type="float">
            <text:p>1601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5359400816982" calcext:value-type="float">
            <text:p>0,0005359401</text:p>
          </table:table-cell>
          <table:table-cell office:value-type="float" office:value="0.0396595382621463" calcext:value-type="float">
            <text:p>0,039659538</text:p>
          </table:table-cell>
          <table:table-cell office:value-type="float" office:value="13" calcext:value-type="float">
            <text:p>13</text:p>
          </table:table-cell>
          <table:table-cell office:value-type="float" office:value="0.0266013098554534" calcext:value-type="float">
            <text:p>0,026601310</text:p>
          </table:table-cell>
          <table:table-cell office:value-type="float" office:value="182535" calcext:value-type="float">
            <text:p>182535</text:p>
          </table:table-cell>
          <table:table-cell office:value-type="string" calcext:value-type="string">
            <text:p>æ•‘æ¸ˆã®æŠ€æ³• (Kyuusai no gihou)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510.69999999999" calcext:value-type="float">
            <text:p>1510,7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5434626343109" calcext:value-type="float">
            <text:p>0,0005434626</text:p>
          </table:table-cell>
          <table:table-cell office:value-type="float" office:value="0.0395709659179738" calcext:value-type="float">
            <text:p>0,039570966</text:p>
          </table:table-cell>
          <table:table-cell office:value-type="float" office:value="9" calcext:value-type="float">
            <text:p>9</text:p>
          </table:table-cell>
          <table:table-cell office:value-type="float" office:value="0.0376539885856558" calcext:value-type="float">
            <text:p>0,037653989</text:p>
          </table:table-cell>
          <table:table-cell office:value-type="float" office:value="102702" calcext:value-type="float">
            <text:p>102702</text:p>
          </table:table-cell>
          <table:table-cell office:value-type="string" calcext:value-type="string">
            <text:p>Live at the Fillmore East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547.19999999999" calcext:value-type="float">
            <text:p>1547,2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3543958119776" calcext:value-type="float">
            <text:p>0,0003543958</text:p>
          </table:table-cell>
          <table:table-cell office:value-type="float" office:value="0.0394752517862929" calcext:value-type="float">
            <text:p>0,039475252</text:p>
          </table:table-cell>
          <table:table-cell office:value-type="float" office:value="6" calcext:value-type="float">
            <text:p>6</text:p>
          </table:table-cell>
          <table:table-cell office:value-type="float" office:value="0.0310475238472054" calcext:value-type="float">
            <text:p>0,031047524</text:p>
          </table:table-cell>
          <table:table-cell office:value-type="float" office:value="152863" calcext:value-type="float">
            <text:p>152863</text:p>
          </table:table-cell>
          <table:table-cell office:value-type="string" calcext:value-type="string">
            <text:p>The Bends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529.99999999999" calcext:value-type="float">
            <text:p>153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868459642" calcext:value-type="float">
            <text:p>0,0007286846</text:p>
          </table:table-cell>
          <table:table-cell office:value-type="float" office:value="0.0394729703276158" calcext:value-type="float">
            <text:p>0,039472970</text:p>
          </table:table-cell>
          <table:table-cell office:value-type="float" office:value="14" calcext:value-type="float">
            <text:p>14</text:p>
          </table:table-cell>
          <table:table-cell office:value-type="float" office:value="0.0300058350083569" calcext:value-type="float">
            <text:p>0,030005835</text:p>
          </table:table-cell>
          <table:table-cell office:value-type="float" office:value="155481" calcext:value-type="float">
            <text:p>155481</text:p>
          </table:table-cell>
          <table:table-cell office:value-type="string" calcext:value-type="string">
            <text:p>The Sound of Perseverance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607.89999999999" calcext:value-type="float">
            <text:p>1607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16880608062972" calcext:value-type="float">
            <text:p>0,0016880608</text:p>
          </table:table-cell>
          <table:table-cell office:value-type="float" office:value="0.0394711841735062" calcext:value-type="float">
            <text:p>0,039471184</text:p>
          </table:table-cell>
          <table:table-cell office:value-type="float" office:value="14" calcext:value-type="float">
            <text:p>14</text:p>
          </table:table-cell>
          <table:table-cell office:value-type="float" office:value="0.0322672911755993" calcext:value-type="float">
            <text:p>0,032267291</text:p>
          </table:table-cell>
          <table:table-cell office:value-type="float" office:value="132094" calcext:value-type="float">
            <text:p>132094</text:p>
          </table:table-cell>
          <table:table-cell office:value-type="string" calcext:value-type="string">
            <text:p>Swans Are Dead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533.99999999999" calcext:value-type="float">
            <text:p>1534,0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6083906217506" calcext:value-type="float">
            <text:p>0,0006083906</text:p>
          </table:table-cell>
          <table:table-cell office:value-type="float" office:value="0.0393486547207892" calcext:value-type="float">
            <text:p>0,039348655</text:p>
          </table:table-cell>
          <table:table-cell office:value-type="float" office:value="14" calcext:value-type="float">
            <text:p>14</text:p>
          </table:table-cell>
          <table:table-cell office:value-type="float" office:value="0.0349780382535175" calcext:value-type="float">
            <text:p>0,034978038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Reasonable Doub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53.29999999999" calcext:value-type="float">
            <text:p>1553,3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2122028508134" calcext:value-type="float">
            <text:p>0,0002122029</text:p>
          </table:table-cell>
          <table:table-cell office:value-type="float" office:value="0.0393377171862286" calcext:value-type="float">
            <text:p>0,039337717</text:p>
          </table:table-cell>
          <table:table-cell office:value-type="float" office:value="13" calcext:value-type="float">
            <text:p>13</text:p>
          </table:table-cell>
          <table:table-cell office:value-type="float" office:value="0.0309321907800183" calcext:value-type="float">
            <text:p>0,030932191</text:p>
          </table:table-cell>
          <table:table-cell office:value-type="float" office:value="142855" calcext:value-type="float">
            <text:p>142855</text:p>
          </table:table-cell>
          <table:table-cell office:value-type="string" calcext:value-type="string">
            <text:p>LONG SEASON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543.99999999999" calcext:value-type="float">
            <text:p>1544,0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1503029893143" calcext:value-type="float">
            <text:p>0,0001503030</text:p>
          </table:table-cell>
          <table:table-cell office:value-type="float" office:value="0.0393178557197575" calcext:value-type="float">
            <text:p>0,039317856</text:p>
          </table:table-cell>
          <table:table-cell office:value-type="float" office:value="6" calcext:value-type="float">
            <text:p>6</text:p>
          </table:table-cell>
          <table:table-cell office:value-type="float" office:value="0.0282363189150129" calcext:value-type="float">
            <text:p>0,028236319</text:p>
          </table:table-cell>
          <table:table-cell office:value-type="float" office:value="178143" calcext:value-type="float">
            <text:p>178143</text:p>
          </table:table-cell>
          <table:table-cell office:value-type="string" calcext:value-type="string">
            <text:p>Pinkerton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565.29999999999" calcext:value-type="float">
            <text:p>1565,3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10735518417549" calcext:value-type="float">
            <text:p>0,0010735518</text:p>
          </table:table-cell>
          <table:table-cell office:value-type="float" office:value="0.039221990681261" calcext:value-type="float">
            <text:p>0,039221991</text:p>
          </table:table-cell>
          <table:table-cell office:value-type="float" office:value="13" calcext:value-type="float">
            <text:p>13</text:p>
          </table:table-cell>
          <table:table-cell office:value-type="float" office:value="0.0296804860047799" calcext:value-type="float">
            <text:p>0,029680486</text:p>
          </table:table-cell>
          <table:table-cell office:value-type="float" office:value="165332" calcext:value-type="float">
            <text:p>165332</text:p>
          </table:table-cell>
          <table:table-cell office:value-type="string" calcext:value-type="string">
            <text:p>The Soft Bulletin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671678358385" calcext:value-type="float">
            <text:p>0,0001671678</text:p>
          </table:table-cell>
          <table:table-cell office:value-type="float" office:value="0.0391506806771358" calcext:value-type="float">
            <text:p>0,039150681</text:p>
          </table:table-cell>
          <table:table-cell office:value-type="float" office:value="13" calcext:value-type="float">
            <text:p>13</text:p>
          </table:table-cell>
          <table:table-cell office:value-type="float" office:value="0.0361216932549521" calcext:value-type="float">
            <text:p>0,036121693</text:p>
          </table:table-cell>
          <table:table-cell office:value-type="float" office:value="107970" calcext:value-type="float">
            <text:p>107970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568.49999999999" calcext:value-type="float">
            <text:p>1568,5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4261442471195" calcext:value-type="float">
            <text:p>0,0004261442</text:p>
          </table:table-cell>
          <table:table-cell office:value-type="float" office:value="0.039140970342675" calcext:value-type="float">
            <text:p>0,039140970</text:p>
          </table:table-cell>
          <table:table-cell office:value-type="float" office:value="5" calcext:value-type="float">
            <text:p>5</text:p>
          </table:table-cell>
          <table:table-cell office:value-type="float" office:value="0.0323536120358934" calcext:value-type="float">
            <text:p>0,032353612</text:p>
          </table:table-cell>
          <table:table-cell office:value-type="float" office:value="137822" calcext:value-type="float">
            <text:p>137822</text:p>
          </table:table-cell>
          <table:table-cell office:value-type="string" calcext:value-type="string">
            <text:p>Painful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71.39999999999" calcext:value-type="float">
            <text:p>1571,4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7616835272145" calcext:value-type="float">
            <text:p>0,0007616835</text:p>
          </table:table-cell>
          <table:table-cell office:value-type="float" office:value="0.0391376134657101" calcext:value-type="float">
            <text:p>0,039137613</text:p>
          </table:table-cell>
          <table:table-cell office:value-type="float" office:value="14" calcext:value-type="float">
            <text:p>14</text:p>
          </table:table-cell>
          <table:table-cell office:value-type="float" office:value="0.0283095213378648" calcext:value-type="float">
            <text:p>0,028309521</text:p>
          </table:table-cell>
          <table:table-cell office:value-type="float" office:value="163877" calcext:value-type="float">
            <text:p>163877</text:p>
          </table:table-cell>
          <table:table-cell office:value-type="string" calcext:value-type="string">
            <text:p>Aquemini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543.79999999999" calcext:value-type="float">
            <text:p>1543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4757596607964" calcext:value-type="float">
            <text:p>0,0004757597</text:p>
          </table:table-cell>
          <table:table-cell office:value-type="float" office:value="0.0390549921247727" calcext:value-type="float">
            <text:p>0,039054992</text:p>
          </table:table-cell>
          <table:table-cell office:value-type="float" office:value="13" calcext:value-type="float">
            <text:p>13</text:p>
          </table:table-cell>
          <table:table-cell office:value-type="float" office:value="0.0295255302106039" calcext:value-type="float">
            <text:p>0,029525530</text:p>
          </table:table-cell>
          <table:table-cell office:value-type="float" office:value="150378" calcext:value-type="float">
            <text:p>150378</text:p>
          </table:table-cell>
          <table:table-cell office:value-type="string" calcext:value-type="string">
            <text:p>Dots and Loops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535.79999999999" calcext:value-type="float">
            <text:p>1535,8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3928444142204" calcext:value-type="float">
            <text:p>0,0003928444</text:p>
          </table:table-cell>
          <table:table-cell office:value-type="float" office:value="0.0390321993048014" calcext:value-type="float">
            <text:p>0,039032199</text:p>
          </table:table-cell>
          <table:table-cell office:value-type="float" office:value="5" calcext:value-type="float">
            <text:p>5</text:p>
          </table:table-cell>
          <table:table-cell office:value-type="float" office:value="0.0328679835937499" calcext:value-type="float">
            <text:p>0,032867984</text:p>
          </table:table-cell>
          <table:table-cell office:value-type="float" office:value="138347" calcext:value-type="float">
            <text:p>138347</text:p>
          </table:table-cell>
          <table:table-cell office:value-type="string" calcext:value-type="string">
            <text:p>American Water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514.59999999999" calcext:value-type="float">
            <text:p>1514,6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2457367186826" calcext:value-type="float">
            <text:p>0,0002457367</text:p>
          </table:table-cell>
          <table:table-cell office:value-type="float" office:value="0.0390236268962986" calcext:value-type="float">
            <text:p>0,039023627</text:p>
          </table:table-cell>
          <table:table-cell office:value-type="float" office:value="14" calcext:value-type="float">
            <text:p>14</text:p>
          </table:table-cell>
          <table:table-cell office:value-type="float" office:value="0.0370346211117293" calcext:value-type="float">
            <text:p>0,037034621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Stress: The Extinction Agenda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548.09999999999" calcext:value-type="float">
            <text:p>1548,1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0979603518013672" calcext:value-type="float">
            <text:p>0,0000979604</text:p>
          </table:table-cell>
          <table:table-cell office:value-type="float" office:value="0.0390171056796186" calcext:value-type="float">
            <text:p>0,039017106</text:p>
          </table:table-cell>
          <table:table-cell office:value-type="float" office:value="5" calcext:value-type="float">
            <text:p>5</text:p>
          </table:table-cell>
          <table:table-cell office:value-type="float" office:value="0.027235877767971" calcext:value-type="float">
            <text:p>0,027235878</text:p>
          </table:table-cell>
          <table:table-cell office:value-type="float" office:value="181223" calcext:value-type="float">
            <text:p>181223</text:p>
          </table:table-cell>
          <table:table-cell office:value-type="string" calcext:value-type="string">
            <text:p>Emergency &amp; I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557.29999999999" calcext:value-type="float">
            <text:p>1557,3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2" calcext:value-type="float">
            <text:p>68,2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4101295684462" calcext:value-type="float">
            <text:p>0,0004101296</text:p>
          </table:table-cell>
          <table:table-cell office:value-type="float" office:value="0.0389842343865576" calcext:value-type="float">
            <text:p>0,038984234</text:p>
          </table:table-cell>
          <table:table-cell office:value-type="float" office:value="2" calcext:value-type="float">
            <text:p>2</text:p>
          </table:table-cell>
          <table:table-cell office:value-type="float" office:value="0.0285058245497351" calcext:value-type="float">
            <text:p>0,028505825</text:p>
          </table:table-cell>
          <table:table-cell office:value-type="float" office:value="173774" calcext:value-type="float">
            <text:p>173774</text:p>
          </table:table-cell>
          <table:table-cell office:value-type="string" calcext:value-type="string">
            <text:p>Ask the Ages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528.09999999999" calcext:value-type="float">
            <text:p>1528,1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402538142685" calcext:value-type="float">
            <text:p>0,0001402538</text:p>
          </table:table-cell>
          <table:table-cell office:value-type="float" office:value="0.0389488837619955" calcext:value-type="float">
            <text:p>0,038948884</text:p>
          </table:table-cell>
          <table:table-cell office:value-type="float" office:value="14" calcext:value-type="float">
            <text:p>14</text:p>
          </table:table-cell>
          <table:table-cell office:value-type="float" office:value="0.036497736624916" calcext:value-type="float">
            <text:p>0,036497737</text:p>
          </table:table-cell>
          <table:table-cell office:value-type="float" office:value="106975" calcext:value-type="float">
            <text:p>106975</text:p>
          </table:table-cell>
          <table:table-cell office:value-type="string" calcext:value-type="string">
            <text:p>Stakes Is High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507.49999999999" calcext:value-type="float">
            <text:p>1507,5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2006014030062" calcext:value-type="float">
            <text:p>0,0002006014</text:p>
          </table:table-cell>
          <table:table-cell office:value-type="float" office:value="0.0389050396867117" calcext:value-type="float">
            <text:p>0,038905040</text:p>
          </table:table-cell>
          <table:table-cell office:value-type="float" office:value="14" calcext:value-type="float">
            <text:p>14</text:p>
          </table:table-cell>
          <table:table-cell office:value-type="float" office:value="0.0354673224982956" calcext:value-type="float">
            <text:p>0,035467322</text:p>
          </table:table-cell>
          <table:table-cell office:value-type="float" office:value="111165" calcext:value-type="float">
            <text:p>111165</text:p>
          </table:table-cell>
          <table:table-cell office:value-type="string" calcext:value-type="string">
            <text:p>Moment of Truth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548.89999999999" calcext:value-type="float">
            <text:p>1548,9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1987625568119" calcext:value-type="float">
            <text:p>0,0001987626</text:p>
          </table:table-cell>
          <table:table-cell office:value-type="float" office:value="0.0389041374183648" calcext:value-type="float">
            <text:p>0,038904137</text:p>
          </table:table-cell>
          <table:table-cell office:value-type="float" office:value="5" calcext:value-type="float">
            <text:p>5</text:p>
          </table:table-cell>
          <table:table-cell office:value-type="float" office:value="0.0305244965810983" calcext:value-type="float">
            <text:p>0,030524497</text:p>
          </table:table-cell>
          <table:table-cell office:value-type="float" office:value="159717" calcext:value-type="float">
            <text:p>159717</text:p>
          </table:table-cell>
          <table:table-cell office:value-type="string" calcext:value-type="string">
            <text:p>Keep It Like a Secret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555.39999999999" calcext:value-type="float">
            <text:p>155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350250272539" calcext:value-type="float">
            <text:p>0,0011350250</text:p>
          </table:table-cell>
          <table:table-cell office:value-type="float" office:value="0.0388929134326404" calcext:value-type="float">
            <text:p>0,038892913</text:p>
          </table:table-cell>
          <table:table-cell office:value-type="float" office:value="14" calcext:value-type="float">
            <text:p>14</text:p>
          </table:table-cell>
          <table:table-cell office:value-type="float" office:value="0.0294695301990163" calcext:value-type="float">
            <text:p>0,029469530</text:p>
          </table:table-cell>
          <table:table-cell office:value-type="float" office:value="164834" calcext:value-type="float">
            <text:p>164834</text:p>
          </table:table-cell>
          <table:table-cell office:value-type="string" calcext:value-type="string">
            <text:p>Yank Crime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558.39999999999" calcext:value-type="float">
            <text:p>1558,4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2561011245045" calcext:value-type="float">
            <text:p>0,0002561011</text:p>
          </table:table-cell>
          <table:table-cell office:value-type="float" office:value="0.0388699667312794" calcext:value-type="float">
            <text:p>0,038869967</text:p>
          </table:table-cell>
          <table:table-cell office:value-type="float" office:value="13" calcext:value-type="float">
            <text:p>13</text:p>
          </table:table-cell>
          <table:table-cell office:value-type="float" office:value="0.0278627882456174" calcext:value-type="float">
            <text:p>0,027862788</text:p>
          </table:table-cell>
          <table:table-cell office:value-type="float" office:value="166866" calcext:value-type="float">
            <text:p>166866</text:p>
          </table:table-cell>
          <table:table-cell office:value-type="string" calcext:value-type="string">
            <text:p>Siren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493.79999999999" calcext:value-type="float">
            <text:p>1493,8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748529806646" calcext:value-type="float">
            <text:p>0,0007485298</text:p>
          </table:table-cell>
          <table:table-cell office:value-type="float" office:value="0.038728812883115" calcext:value-type="float">
            <text:p>0,038728813</text:p>
          </table:table-cell>
          <table:table-cell office:value-type="float" office:value="14" calcext:value-type="float">
            <text:p>14</text:p>
          </table:table-cell>
          <table:table-cell office:value-type="float" office:value="0.0300836589871934" calcext:value-type="float">
            <text:p>0,030083659</text:p>
          </table:table-cell>
          <table:table-cell office:value-type="float" office:value="154954" calcext:value-type="float">
            <text:p>154954</text:p>
          </table:table-cell>
          <table:table-cell office:value-type="string" calcext:value-type="string">
            <text:p>Painkiller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7459568915814" calcext:value-type="float">
            <text:p>0,0007459569</text:p>
          </table:table-cell>
          <table:table-cell office:value-type="float" office:value="0.0387259017636157" calcext:value-type="float">
            <text:p>0,038725902</text:p>
          </table:table-cell>
          <table:table-cell office:value-type="float" office:value="6" calcext:value-type="float">
            <text:p>6</text:p>
          </table:table-cell>
          <table:table-cell office:value-type="float" office:value="0.0322360200551147" calcext:value-type="float">
            <text:p>0,032236020</text:p>
          </table:table-cell>
          <table:table-cell office:value-type="float" office:value="145232" calcext:value-type="float">
            <text:p>145232</text:p>
          </table:table-cell>
          <table:table-cell office:value-type="string" calcext:value-type="string">
            <text:p>Nevermind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1521.09999999999" calcext:value-type="float">
            <text:p>1521,1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7627868349311" calcext:value-type="float">
            <text:p>0,0007627868</text:p>
          </table:table-cell>
          <table:table-cell office:value-type="float" office:value="0.0386938380775586" calcext:value-type="float">
            <text:p>0,038693838</text:p>
          </table:table-cell>
          <table:table-cell office:value-type="float" office:value="14" calcext:value-type="float">
            <text:p>14</text:p>
          </table:table-cell>
          <table:table-cell office:value-type="float" office:value="0.0423902455180985" calcext:value-type="float">
            <text:p>0,042390246</text:p>
          </table:table-cell>
          <table:table-cell office:value-type="float" office:value="88605" calcext:value-type="float">
            <text:p>88605</text:p>
          </table:table-cell>
          <table:table-cell office:value-type="string" calcext:value-type="string">
            <text:p>Ironman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533.29999999999" calcext:value-type="float">
            <text:p>1533,3</text:p>
          </table:table-cell>
          <table:table-cell office:value-type="float" office:value="789" calcext:value-type="float">
            <text:p>789</text:p>
          </table:table-cell>
          <table:table-cell office:value-type="float" office:value="0.78978978978979" calcext:value-type="float">
            <text:p>0,789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6302729528536" calcext:value-type="float">
            <text:p>0,8263</text:p>
          </table:table-cell>
          <table:table-cell office:value-type="float" office:value="0.0004073880159384" calcext:value-type="float">
            <text:p>0,0004073880</text:p>
          </table:table-cell>
          <table:table-cell office:value-type="float" office:value="0.0386868198893474" calcext:value-type="float">
            <text:p>0,038686820</text:p>
          </table:table-cell>
          <table:table-cell office:value-type="float" office:value="14" calcext:value-type="float">
            <text:p>14</text:p>
          </table:table-cell>
          <table:table-cell office:value-type="float" office:value="0.024709277420654" calcext:value-type="float">
            <text:p>0,024709277</text:p>
          </table:table-cell>
          <table:table-cell office:value-type="float" office:value="206789" calcext:value-type="float">
            <text:p>206789</text:p>
          </table:table-cell>
          <table:table-cell office:value-type="string" calcext:value-type="string">
            <text:p>Die Kunst der Fuge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524.09999999999" calcext:value-type="float">
            <text:p>1524,1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1731818659" calcext:value-type="float">
            <text:p>0,0002173182</text:p>
          </table:table-cell>
          <table:table-cell office:value-type="float" office:value="0.0386845307774928" calcext:value-type="float">
            <text:p>0,038684531</text:p>
          </table:table-cell>
          <table:table-cell office:value-type="float" office:value="14" calcext:value-type="float">
            <text:p>14</text:p>
          </table:table-cell>
          <table:table-cell office:value-type="float" office:value="0.0299804009590101" calcext:value-type="float">
            <text:p>0,029980401</text:p>
          </table:table-cell>
          <table:table-cell office:value-type="float" office:value="152780" calcext:value-type="float">
            <text:p>152780</text:p>
          </table:table-cell>
          <table:table-cell office:value-type="string" calcext:value-type="string">
            <text:p>The Miseducation of Lauryn Hill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555.29999999999" calcext:value-type="float">
            <text:p>1555,3</text:p>
          </table:table-cell>
          <table:table-cell office:value-type="float" office:value="510" calcext:value-type="float">
            <text:p>510</text:p>
          </table:table-cell>
          <table:table-cell office:value-type="float" office:value="0.510510510510511" calcext:value-type="float">
            <text:p>0,510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71370967741936" calcext:value-type="float">
            <text:p>0,6714</text:p>
          </table:table-cell>
          <table:table-cell office:value-type="float" office:value="0.0006128372861839" calcext:value-type="float">
            <text:p>0,0006128373</text:p>
          </table:table-cell>
          <table:table-cell office:value-type="float" office:value="0.0386722238108643" calcext:value-type="float">
            <text:p>0,038672224</text:p>
          </table:table-cell>
          <table:table-cell office:value-type="float" office:value="14" calcext:value-type="float">
            <text:p>14</text:p>
          </table:table-cell>
          <table:table-cell office:value-type="float" office:value="0.0427934993056213" calcext:value-type="float">
            <text:p>0,042793499</text:p>
          </table:table-cell>
          <table:table-cell office:value-type="float" office:value="87396" calcext:value-type="float">
            <text:p>87396</text:p>
          </table:table-cell>
          <table:table-cell office:value-type="string" calcext:value-type="string">
            <text:p>The Great Annihilator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542.19999999999" calcext:value-type="float">
            <text:p>1542,2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11841389374232" calcext:value-type="float">
            <text:p>0,0011841389</text:p>
          </table:table-cell>
          <table:table-cell office:value-type="float" office:value="0.0386398036162615" calcext:value-type="float">
            <text:p>0,038639804</text:p>
          </table:table-cell>
          <table:table-cell office:value-type="float" office:value="14" calcext:value-type="float">
            <text:p>14</text:p>
          </table:table-cell>
          <table:table-cell office:value-type="float" office:value="0.0302952362486444" calcext:value-type="float">
            <text:p>0,030295236</text:p>
          </table:table-cell>
          <table:table-cell office:value-type="float" office:value="138862" calcext:value-type="float">
            <text:p>138862</text:p>
          </table:table-cell>
          <table:table-cell office:value-type="string" calcext:value-type="string">
            <text:p>Operation: Doomsday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531.39999999999" calcext:value-type="float">
            <text:p>1531,4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1633229756142" calcext:value-type="float">
            <text:p>0,0001633230</text:p>
          </table:table-cell>
          <table:table-cell office:value-type="float" office:value="0.0386243200322693" calcext:value-type="float">
            <text:p>0,038624320</text:p>
          </table:table-cell>
          <table:table-cell office:value-type="float" office:value="13" calcext:value-type="float">
            <text:p>13</text:p>
          </table:table-cell>
          <table:table-cell office:value-type="float" office:value="0.0286638946339213" calcext:value-type="float">
            <text:p>0,028663895</text:p>
          </table:table-cell>
          <table:table-cell office:value-type="float" office:value="169697" calcext:value-type="float">
            <text:p>169697</text:p>
          </table:table-cell>
          <table:table-cell office:value-type="string" calcext:value-type="string">
            <text:p>Debut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518.19999999999" calcext:value-type="float">
            <text:p>1518,2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019757232182" calcext:value-type="float">
            <text:p>0,0010197572</text:p>
          </table:table-cell>
          <table:table-cell office:value-type="float" office:value="0.0385018973089155" calcext:value-type="float">
            <text:p>0,038501897</text:p>
          </table:table-cell>
          <table:table-cell office:value-type="float" office:value="14" calcext:value-type="float">
            <text:p>14</text:p>
          </table:table-cell>
          <table:table-cell office:value-type="float" office:value="0.0266447325805785" calcext:value-type="float">
            <text:p>0,026644733</text:p>
          </table:table-cell>
          <table:table-cell office:value-type="float" office:value="173657" calcext:value-type="float">
            <text:p>173657</text:p>
          </table:table-cell>
          <table:table-cell office:value-type="string" calcext:value-type="string">
            <text:p>Still Lif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85.69999999999" calcext:value-type="float">
            <text:p>1485,7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7726497372455" calcext:value-type="float">
            <text:p>0,0007726497</text:p>
          </table:table-cell>
          <table:table-cell office:value-type="float" office:value="0.038492845365491" calcext:value-type="float">
            <text:p>0,038492845</text:p>
          </table:table-cell>
          <table:table-cell office:value-type="float" office:value="14" calcext:value-type="float">
            <text:p>14</text:p>
          </table:table-cell>
          <table:table-cell office:value-type="float" office:value="0.0274453611188392" calcext:value-type="float">
            <text:p>0,027445361</text:p>
          </table:table-cell>
          <table:table-cell office:value-type="float" office:value="171297" calcext:value-type="float">
            <text:p>171297</text:p>
          </table:table-cell>
          <table:table-cell office:value-type="string" calcext:value-type="string">
            <text:p>Symbolic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518.09999999999" calcext:value-type="float">
            <text:p>1518,1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7470730583623" calcext:value-type="float">
            <text:p>0,0007470731</text:p>
          </table:table-cell>
          <table:table-cell office:value-type="float" office:value="0.038465055174677" calcext:value-type="float">
            <text:p>0,038465055</text:p>
          </table:table-cell>
          <table:table-cell office:value-type="float" office:value="14" calcext:value-type="float">
            <text:p>14</text:p>
          </table:table-cell>
          <table:table-cell office:value-type="float" office:value="0.0290853794453939" calcext:value-type="float">
            <text:p>0,029085379</text:p>
          </table:table-cell>
          <table:table-cell office:value-type="float" office:value="169402" calcext:value-type="float">
            <text:p>169402</text:p>
          </table:table-cell>
          <table:table-cell office:value-type="string" calcext:value-type="string">
            <text:p>Around the Fur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511.69999999999" calcext:value-type="float">
            <text:p>1511,7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3236369301833" calcext:value-type="float">
            <text:p>0,0003236369</text:p>
          </table:table-cell>
          <table:table-cell office:value-type="float" office:value="0.0384510040940983" calcext:value-type="float">
            <text:p>0,038451004</text:p>
          </table:table-cell>
          <table:table-cell office:value-type="float" office:value="13" calcext:value-type="float">
            <text:p>13</text:p>
          </table:table-cell>
          <table:table-cell office:value-type="float" office:value="0.0287558018858984" calcext:value-type="float">
            <text:p>0,028755802</text:p>
          </table:table-cell>
          <table:table-cell office:value-type="float" office:value="154857" calcext:value-type="float">
            <text:p>154857</text:p>
          </table:table-cell>
          <table:table-cell office:value-type="string" calcext:value-type="string">
            <text:p>å®‡å®™ æ—¥æœ¬ ä¸–ç”°è°· (Uchu Nippon Setagaya)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510.49999999999" calcext:value-type="float">
            <text:p>1510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4282919557913" calcext:value-type="float">
            <text:p>0,0004282920</text:p>
          </table:table-cell>
          <table:table-cell office:value-type="float" office:value="0.0383507620060909" calcext:value-type="float">
            <text:p>0,038350762</text:p>
          </table:table-cell>
          <table:table-cell office:value-type="float" office:value="14" calcext:value-type="float">
            <text:p>14</text:p>
          </table:table-cell>
          <table:table-cell office:value-type="float" office:value="0.0298063262394548" calcext:value-type="float">
            <text:p>0,029806326</text:p>
          </table:table-cell>
          <table:table-cell office:value-type="float" office:value="152141" calcext:value-type="float">
            <text:p>152141</text:p>
          </table:table-cell>
          <table:table-cell office:value-type="string" calcext:value-type="string">
            <text:p>The IVth Crusade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511.49999999999" calcext:value-type="float">
            <text:p>1511,5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13913044641167" calcext:value-type="float">
            <text:p>0,0013913045</text:p>
          </table:table-cell>
          <table:table-cell office:value-type="float" office:value="0.0383192782380611" calcext:value-type="float">
            <text:p>0,038319278</text:p>
          </table:table-cell>
          <table:table-cell office:value-type="float" office:value="14" calcext:value-type="float">
            <text:p>14</text:p>
          </table:table-cell>
          <table:table-cell office:value-type="float" office:value="0.0284996004616013" calcext:value-type="float">
            <text:p>0,028499600</text:p>
          </table:table-cell>
          <table:table-cell office:value-type="float" office:value="161506" calcext:value-type="float">
            <text:p>161506</text:p>
          </table:table-cell>
          <table:table-cell office:value-type="string" calcext:value-type="string">
            <text:p>MatthÃ¤us-Passion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527.39999999999" calcext:value-type="float">
            <text:p>1527,4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2128046550224" calcext:value-type="float">
            <text:p>0,0002128047</text:p>
          </table:table-cell>
          <table:table-cell office:value-type="float" office:value="0.03831318931933" calcext:value-type="float">
            <text:p>0,038313189</text:p>
          </table:table-cell>
          <table:table-cell office:value-type="float" office:value="14" calcext:value-type="float">
            <text:p>14</text:p>
          </table:table-cell>
          <table:table-cell office:value-type="float" office:value="0.0268469459723445" calcext:value-type="float">
            <text:p>0,026846946</text:p>
          </table:table-cell>
          <table:table-cell office:value-type="float" office:value="182090" calcext:value-type="float">
            <text:p>182090</text:p>
          </table:table-cell>
          <table:table-cell office:value-type="string" calcext:value-type="string">
            <text:p>Symphony No. 3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38.49999999999" calcext:value-type="float">
            <text:p>1538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987147945731" calcext:value-type="float">
            <text:p>0,0001987148</text:p>
          </table:table-cell>
          <table:table-cell office:value-type="float" office:value="0.0382933116327716" calcext:value-type="float">
            <text:p>0,038293312</text:p>
          </table:table-cell>
          <table:table-cell office:value-type="float" office:value="14" calcext:value-type="float">
            <text:p>14</text:p>
          </table:table-cell>
          <table:table-cell office:value-type="float" office:value="0.0265448529183578" calcext:value-type="float">
            <text:p>0,026544853</text:p>
          </table:table-cell>
          <table:table-cell office:value-type="float" office:value="176934" calcext:value-type="float">
            <text:p>176934</text:p>
          </table:table-cell>
          <table:table-cell office:value-type="string" calcext:value-type="string">
            <text:p>Mother 2: ã‚®ãƒ¼ã‚°ã®é€†è¥²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527.99999999999" calcext:value-type="float">
            <text:p>1528,0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5758931944636" calcext:value-type="float">
            <text:p>0,0005758932</text:p>
          </table:table-cell>
          <table:table-cell office:value-type="float" office:value="0.0382670147960242" calcext:value-type="float">
            <text:p>0,038267015</text:p>
          </table:table-cell>
          <table:table-cell office:value-type="float" office:value="14" calcext:value-type="float">
            <text:p>14</text:p>
          </table:table-cell>
          <table:table-cell office:value-type="float" office:value="0.0261271075305626" calcext:value-type="float">
            <text:p>0,026127108</text:p>
          </table:table-cell>
          <table:table-cell office:value-type="float" office:value="190223" calcext:value-type="float">
            <text:p>190223</text:p>
          </table:table-cell>
          <table:table-cell office:value-type="string" calcext:value-type="string">
            <text:p>Donkey Kong Country 2: Diddy's Kong Quest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2525905999519" calcext:value-type="float">
            <text:p>0,0002525906</text:p>
          </table:table-cell>
          <table:table-cell office:value-type="float" office:value="0.0382405885521202" calcext:value-type="float">
            <text:p>0,038240589</text:p>
          </table:table-cell>
          <table:table-cell office:value-type="float" office:value="14" calcext:value-type="float">
            <text:p>14</text:p>
          </table:table-cell>
          <table:table-cell office:value-type="float" office:value="0.0261737679901396" calcext:value-type="float">
            <text:p>0,026173768</text:p>
          </table:table-cell>
          <table:table-cell office:value-type="float" office:value="194321" calcext:value-type="float">
            <text:p>194321</text:p>
          </table:table-cell>
          <table:table-cell office:value-type="string" calcext:value-type="string">
            <text:p>Burritos, Inspiration Point, Fork Balloon Sports, Cards in the Spokes, Automatic Biographies, Kites, Kung Fu, Trophies, Banana Peels We've Slipped On and Egg Shells We've Tippy Toed Over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505.39999999999" calcext:value-type="float">
            <text:p>150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9845182523873" calcext:value-type="float">
            <text:p>0,0009845183</text:p>
          </table:table-cell>
          <table:table-cell office:value-type="float" office:value="0.0382226532640165" calcext:value-type="float">
            <text:p>0,038222653</text:p>
          </table:table-cell>
          <table:table-cell office:value-type="float" office:value="14" calcext:value-type="float">
            <text:p>14</text:p>
          </table:table-cell>
          <table:table-cell office:value-type="float" office:value="0.0282642805039111" calcext:value-type="float">
            <text:p>0,028264281</text:p>
          </table:table-cell>
          <table:table-cell office:value-type="float" office:value="156692" calcext:value-type="float">
            <text:p>156692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1383.59999999999" calcext:value-type="float">
            <text:p>1383,6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41289452445" calcext:value-type="float">
            <text:p>0,0005412895</text:p>
          </table:table-cell>
          <table:table-cell office:value-type="float" office:value="0.0382218771290282" calcext:value-type="float">
            <text:p>0,038221877</text:p>
          </table:table-cell>
          <table:table-cell office:value-type="float" office:value="14" calcext:value-type="float">
            <text:p>14</text:p>
          </table:table-cell>
          <table:table-cell office:value-type="float" office:value="0.0432069572284068" calcext:value-type="float">
            <text:p>0,043206957</text:p>
          </table:table-cell>
          <table:table-cell office:value-type="float" office:value="79665" calcext:value-type="float">
            <text:p>79665</text:p>
          </table:table-cell>
          <table:table-cell office:value-type="string" calcext:value-type="string">
            <text:p>Archive 1967-7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98.19999999999" calcext:value-type="float">
            <text:p>1498,2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5045125285606" calcext:value-type="float">
            <text:p>0,0005045125</text:p>
          </table:table-cell>
          <table:table-cell office:value-type="float" office:value="0.0381459707798232" calcext:value-type="float">
            <text:p>0,038145971</text:p>
          </table:table-cell>
          <table:table-cell office:value-type="float" office:value="14" calcext:value-type="float">
            <text:p>14</text:p>
          </table:table-cell>
          <table:table-cell office:value-type="float" office:value="0.0277483622178659" calcext:value-type="float">
            <text:p>0,027748362</text:p>
          </table:table-cell>
          <table:table-cell office:value-type="float" office:value="158814" calcext:value-type="float">
            <text:p>158814</text:p>
          </table:table-cell>
          <table:table-cell office:value-type="string" calcext:value-type="string">
            <text:p>Music Has the Right to Children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515.69999999999" calcext:value-type="float">
            <text:p>1515,7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513201243996" calcext:value-type="float">
            <text:p>0,0002513201</text:p>
          </table:table-cell>
          <table:table-cell office:value-type="float" office:value="0.0381173691838205" calcext:value-type="float">
            <text:p>0,038117369</text:p>
          </table:table-cell>
          <table:table-cell office:value-type="float" office:value="5" calcext:value-type="float">
            <text:p>5</text:p>
          </table:table-cell>
          <table:table-cell office:value-type="float" office:value="0.0312110186931384" calcext:value-type="float">
            <text:p>0,031211019</text:p>
          </table:table-cell>
          <table:table-cell office:value-type="float" office:value="133835" calcext:value-type="float">
            <text:p>133835</text:p>
          </table:table-cell>
          <table:table-cell office:value-type="string" calcext:value-type="string">
            <text:p>I Can Hear the Heart Beating as One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493.39999999999" calcext:value-type="float">
            <text:p>1493,4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7024392461934" calcext:value-type="float">
            <text:p>0,0007024392</text:p>
          </table:table-cell>
          <table:table-cell office:value-type="float" office:value="0.0381073952650815" calcext:value-type="float">
            <text:p>0,038107395</text:p>
          </table:table-cell>
          <table:table-cell office:value-type="float" office:value="14" calcext:value-type="float">
            <text:p>14</text:p>
          </table:table-cell>
          <table:table-cell office:value-type="float" office:value="0.0314289160188483" calcext:value-type="float">
            <text:p>0,031428916</text:p>
          </table:table-cell>
          <table:table-cell office:value-type="float" office:value="134754" calcext:value-type="float">
            <text:p>134754</text:p>
          </table:table-cell>
          <table:table-cell office:value-type="string" calcext:value-type="string">
            <text:p>Human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488.99999999999" calcext:value-type="float">
            <text:p>1489,0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6542471472331" calcext:value-type="float">
            <text:p>0,0006542471</text:p>
          </table:table-cell>
          <table:table-cell office:value-type="float" office:value="0.0380941997709042" calcext:value-type="float">
            <text:p>0,038094200</text:p>
          </table:table-cell>
          <table:table-cell office:value-type="float" office:value="14" calcext:value-type="float">
            <text:p>14</text:p>
          </table:table-cell>
          <table:table-cell office:value-type="float" office:value="0.0418647794927564" calcext:value-type="float">
            <text:p>0,041864779</text:p>
          </table:table-cell>
          <table:table-cell office:value-type="float" office:value="82085" calcext:value-type="float">
            <text:p>82085</text:p>
          </table:table-cell>
          <table:table-cell office:value-type="string" calcext:value-type="string">
            <text:p>Lifestylez ov da Poor &amp; Dangerous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525.39999999999" calcext:value-type="float">
            <text:p>1525,4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6765153725741" calcext:value-type="float">
            <text:p>0,0006765154</text:p>
          </table:table-cell>
          <table:table-cell office:value-type="float" office:value="0.0380846943794865" calcext:value-type="float">
            <text:p>0,038084694</text:p>
          </table:table-cell>
          <table:table-cell office:value-type="float" office:value="6" calcext:value-type="float">
            <text:p>6</text:p>
          </table:table-cell>
          <table:table-cell office:value-type="float" office:value="0.0377776595334778" calcext:value-type="float">
            <text:p>0,037777660</text:p>
          </table:table-cell>
          <table:table-cell office:value-type="float" office:value="109633" calcext:value-type="float">
            <text:p>109633</text:p>
          </table:table-cell>
          <table:table-cell office:value-type="string" calcext:value-type="string">
            <text:p>Go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37.09999999999" calcext:value-type="float">
            <text:p>1537,1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2151450047241" calcext:value-type="float">
            <text:p>0,0002151450</text:p>
          </table:table-cell>
          <table:table-cell office:value-type="float" office:value="0.0380757270294028" calcext:value-type="float">
            <text:p>0,038075727</text:p>
          </table:table-cell>
          <table:table-cell office:value-type="float" office:value="14" calcext:value-type="float">
            <text:p>14</text:p>
          </table:table-cell>
          <table:table-cell office:value-type="float" office:value="0.0435121933576744" calcext:value-type="float">
            <text:p>0,043512193</text:p>
          </table:table-cell>
          <table:table-cell office:value-type="float" office:value="85894" calcext:value-type="float">
            <text:p>85894</text:p>
          </table:table-cell>
          <table:table-cell office:value-type="string" calcext:value-type="string">
            <text:p>Soundtracks for the Blind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493.59999999999" calcext:value-type="float">
            <text:p>1493,6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8006224884425" calcext:value-type="float">
            <text:p>0,0008006225</text:p>
          </table:table-cell>
          <table:table-cell office:value-type="float" office:value="0.0379950319297505" calcext:value-type="float">
            <text:p>0,037995032</text:p>
          </table:table-cell>
          <table:table-cell office:value-type="float" office:value="14" calcext:value-type="float">
            <text:p>14</text:p>
          </table:table-cell>
          <table:table-cell office:value-type="float" office:value="0.0250048202365192" calcext:value-type="float">
            <text:p>0,025004820</text:p>
          </table:table-cell>
          <table:table-cell office:value-type="float" office:value="194586" calcext:value-type="float">
            <text:p>194586</text:p>
          </table:table-cell>
          <table:table-cell office:value-type="string" calcext:value-type="string">
            <text:p>Richard D. James Album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500.59999999999" calcext:value-type="float">
            <text:p>1500,6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11650595150929" calcext:value-type="float">
            <text:p>0,0011650595</text:p>
          </table:table-cell>
          <table:table-cell office:value-type="float" office:value="0.0379130050337748" calcext:value-type="float">
            <text:p>0,037913005</text:p>
          </table:table-cell>
          <table:table-cell office:value-type="float" office:value="14" calcext:value-type="float">
            <text:p>14</text:p>
          </table:table-cell>
          <table:table-cell office:value-type="float" office:value="0.0303692023034183" calcext:value-type="float">
            <text:p>0,030369202</text:p>
          </table:table-cell>
          <table:table-cell office:value-type="float" office:value="135700" calcext:value-type="float">
            <text:p>135700</text:p>
          </table:table-cell>
          <table:table-cell office:value-type="string" calcext:value-type="string">
            <text:p>Repetition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500.99999999999" calcext:value-type="float">
            <text:p>1501,0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153458067285" calcext:value-type="float">
            <text:p>0,0001153458</text:p>
          </table:table-cell>
          <table:table-cell office:value-type="float" office:value="0.0378874376999561" calcext:value-type="float">
            <text:p>0,037887438</text:p>
          </table:table-cell>
          <table:table-cell office:value-type="float" office:value="14" calcext:value-type="float">
            <text:p>14</text:p>
          </table:table-cell>
          <table:table-cell office:value-type="float" office:value="0.0320540014176664" calcext:value-type="float">
            <text:p>0,032054001</text:p>
          </table:table-cell>
          <table:table-cell office:value-type="float" office:value="136041" calcext:value-type="float">
            <text:p>136041</text:p>
          </table:table-cell>
          <table:table-cell office:value-type="string" calcext:value-type="string">
            <text:p>Just for a Day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471.59999999999" calcext:value-type="float">
            <text:p>147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0889221441436984" calcext:value-type="float">
            <text:p>0,0000889221</text:p>
          </table:table-cell>
          <table:table-cell office:value-type="float" office:value="0.0378532740095202" calcext:value-type="float">
            <text:p>0,037853274</text:p>
          </table:table-cell>
          <table:table-cell office:value-type="float" office:value="14" calcext:value-type="float">
            <text:p>14</text:p>
          </table:table-cell>
          <table:table-cell office:value-type="float" office:value="0.0277432133971431" calcext:value-type="float">
            <text:p>0,027743213</text:p>
          </table:table-cell>
          <table:table-cell office:value-type="float" office:value="161412" calcext:value-type="float">
            <text:p>161412</text:p>
          </table:table-cell>
          <table:table-cell office:value-type="string" calcext:value-type="string">
            <text:p>Crimson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471.79999999999" calcext:value-type="float">
            <text:p>1471,8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8376780253867" calcext:value-type="float">
            <text:p>0,0008376780</text:p>
          </table:table-cell>
          <table:table-cell office:value-type="float" office:value="0.0378409353647813" calcext:value-type="float">
            <text:p>0,037840935</text:p>
          </table:table-cell>
          <table:table-cell office:value-type="float" office:value="14" calcext:value-type="float">
            <text:p>14</text:p>
          </table:table-cell>
          <table:table-cell office:value-type="float" office:value="0.0272029887897416" calcext:value-type="float">
            <text:p>0,027202989</text:p>
          </table:table-cell>
          <table:table-cell office:value-type="float" office:value="167814" calcext:value-type="float">
            <text:p>167814</text:p>
          </table:table-cell>
          <table:table-cell office:value-type="string" calcext:value-type="string">
            <text:p>MTV Unplugged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493.99999999999" calcext:value-type="float">
            <text:p>1494,0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4401752008075" calcext:value-type="float">
            <text:p>0,0004401752</text:p>
          </table:table-cell>
          <table:table-cell office:value-type="float" office:value="0.0378319304051342" calcext:value-type="float">
            <text:p>0,037831930</text:p>
          </table:table-cell>
          <table:table-cell office:value-type="float" office:value="14" calcext:value-type="float">
            <text:p>14</text:p>
          </table:table-cell>
          <table:table-cell office:value-type="float" office:value="0.0304864722537452" calcext:value-type="float">
            <text:p>0,030486472</text:p>
          </table:table-cell>
          <table:table-cell office:value-type="float" office:value="146546" calcext:value-type="float">
            <text:p>146546</text:p>
          </table:table-cell>
          <table:table-cell office:value-type="string" calcext:value-type="string">
            <text:p>Seasons in the Abyss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441.99999999999" calcext:value-type="float">
            <text:p>1442,0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1721828709136" calcext:value-type="float">
            <text:p>0,0001721829</text:p>
          </table:table-cell>
          <table:table-cell office:value-type="float" office:value="0.0376408598724878" calcext:value-type="float">
            <text:p>0,037640860</text:p>
          </table:table-cell>
          <table:table-cell office:value-type="float" office:value="14" calcext:value-type="float">
            <text:p>14</text:p>
          </table:table-cell>
          <table:table-cell office:value-type="float" office:value="0.0448771703332744" calcext:value-type="float">
            <text:p>0,044877170</text:p>
          </table:table-cell>
          <table:table-cell office:value-type="float" office:value="80798" calcext:value-type="float">
            <text:p>80798</text:p>
          </table:table-cell>
          <table:table-cell office:value-type="string" calcext:value-type="string">
            <text:p>Ready to Die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488.69999999999" calcext:value-type="float">
            <text:p>1488,7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7611151565727" calcext:value-type="float">
            <text:p>0,0007611152</text:p>
          </table:table-cell>
          <table:table-cell office:value-type="float" office:value="0.0376315803740531" calcext:value-type="float">
            <text:p>0,037631580</text:p>
          </table:table-cell>
          <table:table-cell office:value-type="float" office:value="14" calcext:value-type="float">
            <text:p>14</text:p>
          </table:table-cell>
          <table:table-cell office:value-type="float" office:value="0.0314144349365421" calcext:value-type="float">
            <text:p>0,031414435</text:p>
          </table:table-cell>
          <table:table-cell office:value-type="float" office:value="135589" calcext:value-type="float">
            <text:p>135589</text:p>
          </table:table-cell>
          <table:table-cell office:value-type="string" calcext:value-type="string">
            <text:p>Epidemic of Violence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473.19999999999" calcext:value-type="float">
            <text:p>1473,2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1100824080115" calcext:value-type="float">
            <text:p>0,0001100824</text:p>
          </table:table-cell>
          <table:table-cell office:value-type="float" office:value="0.0375981782597121" calcext:value-type="float">
            <text:p>0,037598178</text:p>
          </table:table-cell>
          <table:table-cell office:value-type="float" office:value="14" calcext:value-type="float">
            <text:p>14</text:p>
          </table:table-cell>
          <table:table-cell office:value-type="float" office:value="0.0248700677323476" calcext:value-type="float">
            <text:p>0,024870068</text:p>
          </table:table-cell>
          <table:table-cell office:value-type="float" office:value="203894" calcext:value-type="float">
            <text:p>203894</text:p>
          </table:table-cell>
          <table:table-cell office:value-type="string" calcext:value-type="string">
            <text:p>Violator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1461.79999999999" calcext:value-type="float">
            <text:p>1461,8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2424825181449" calcext:value-type="float">
            <text:p>0,0002424825</text:p>
          </table:table-cell>
          <table:table-cell office:value-type="float" office:value="0.0374888084699002" calcext:value-type="float">
            <text:p>0,037488808</text:p>
          </table:table-cell>
          <table:table-cell office:value-type="float" office:value="14" calcext:value-type="float">
            <text:p>14</text:p>
          </table:table-cell>
          <table:table-cell office:value-type="float" office:value="0.0316154676045143" calcext:value-type="float">
            <text:p>0,031615468</text:p>
          </table:table-cell>
          <table:table-cell office:value-type="float" office:value="135906" calcext:value-type="float">
            <text:p>135906</text:p>
          </table:table-cell>
          <table:table-cell office:value-type="string" calcext:value-type="string">
            <text:p>Bizarre Ride II the Pharcyde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433.59999999999" calcext:value-type="float">
            <text:p>1433,6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884317851585721" calcext:value-type="float">
            <text:p>0,0000884318</text:p>
          </table:table-cell>
          <table:table-cell office:value-type="float" office:value="0.0374608300342075" calcext:value-type="float">
            <text:p>0,037460830</text:p>
          </table:table-cell>
          <table:table-cell office:value-type="float" office:value="14" calcext:value-type="float">
            <text:p>14</text:p>
          </table:table-cell>
          <table:table-cell office:value-type="float" office:value="0.027063040204894" calcext:value-type="float">
            <text:p>0,027063040</text:p>
          </table:table-cell>
          <table:table-cell office:value-type="float" office:value="166931" calcext:value-type="float">
            <text:p>166931</text:p>
          </table:table-cell>
          <table:table-cell office:value-type="string" calcext:value-type="string">
            <text:p>Superunknow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80.79999999999" calcext:value-type="float">
            <text:p>1480,8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1801066263324" calcext:value-type="float">
            <text:p>0,0001801066</text:p>
          </table:table-cell>
          <table:table-cell office:value-type="float" office:value="0.0374597158924651" calcext:value-type="float">
            <text:p>0,037459716</text:p>
          </table:table-cell>
          <table:table-cell office:value-type="float" office:value="14" calcext:value-type="float">
            <text:p>14</text:p>
          </table:table-cell>
          <table:table-cell office:value-type="float" office:value="0.0370516782072658" calcext:value-type="float">
            <text:p>0,037051678</text:p>
          </table:table-cell>
          <table:table-cell office:value-type="float" office:value="102066" calcext:value-type="float">
            <text:p>102066</text:p>
          </table:table-cell>
          <table:table-cell office:value-type="string" calcext:value-type="string">
            <text:p>Spiderland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77.09999999999" calcext:value-type="float">
            <text:p>1477,1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1280028000134" calcext:value-type="float">
            <text:p>0,0001280028</text:p>
          </table:table-cell>
          <table:table-cell office:value-type="float" office:value="0.0374519090706313" calcext:value-type="float">
            <text:p>0,037451909</text:p>
          </table:table-cell>
          <table:table-cell office:value-type="float" office:value="14" calcext:value-type="float">
            <text:p>14</text:p>
          </table:table-cell>
          <table:table-cell office:value-type="float" office:value="0.0339005607787335" calcext:value-type="float">
            <text:p>0,033900561</text:p>
          </table:table-cell>
          <table:table-cell office:value-type="float" office:value="125202" calcext:value-type="float">
            <text:p>125202</text:p>
          </table:table-cell>
          <table:table-cell office:value-type="string" calcext:value-type="string">
            <text:p>Souvlaki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490.29999999999" calcext:value-type="float">
            <text:p>1490,3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965557407775" calcext:value-type="float">
            <text:p>0,0002965557</text:p>
          </table:table-cell>
          <table:table-cell office:value-type="float" office:value="0.0374106767889119" calcext:value-type="float">
            <text:p>0,037410677</text:p>
          </table:table-cell>
          <table:table-cell office:value-type="float" office:value="14" calcext:value-type="float">
            <text:p>14</text:p>
          </table:table-cell>
          <table:table-cell office:value-type="float" office:value="0.0354291589374174" calcext:value-type="float">
            <text:p>0,035429159</text:p>
          </table:table-cell>
          <table:table-cell office:value-type="float" office:value="116499" calcext:value-type="float">
            <text:p>116499</text:p>
          </table:table-cell>
          <table:table-cell office:value-type="string" calcext:value-type="string">
            <text:p>ÃgÃ¦tis byrjun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99.49999999999" calcext:value-type="float">
            <text:p>1499,5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5302563752797" calcext:value-type="float">
            <text:p>0,0005302564</text:p>
          </table:table-cell>
          <table:table-cell office:value-type="float" office:value="0.0373998394936672" calcext:value-type="float">
            <text:p>0,037399839</text:p>
          </table:table-cell>
          <table:table-cell office:value-type="float" office:value="14" calcext:value-type="float">
            <text:p>14</text:p>
          </table:table-cell>
          <table:table-cell office:value-type="float" office:value="0.031857294827672" calcext:value-type="float">
            <text:p>0,031857295</text:p>
          </table:table-cell>
          <table:table-cell office:value-type="float" office:value="125279" calcext:value-type="float">
            <text:p>125279</text:p>
          </table:table-cell>
          <table:table-cell office:value-type="string" calcext:value-type="string">
            <text:p>Fâ™¯Aâ™¯âˆž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435.09999999999" calcext:value-type="float">
            <text:p>1435,1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373925375983089" calcext:value-type="float">
            <text:p>0,037392538</text:p>
          </table:table-cell>
          <table:table-cell office:value-type="float" office:value="14" calcext:value-type="float">
            <text:p>14</text:p>
          </table:table-cell>
          <table:table-cell office:value-type="float" office:value="0.0318393040957926" calcext:value-type="float">
            <text:p>0,031839304</text:p>
          </table:table-cell>
          <table:table-cell office:value-type="float" office:value="134757" calcext:value-type="float">
            <text:p>134757</text:p>
          </table:table-cell>
          <table:table-cell office:value-type="string" calcext:value-type="string">
            <text:p>Unquestionable Presence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463.19999999999" calcext:value-type="float">
            <text:p>1463,2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18045615908" calcext:value-type="float">
            <text:p>0,0001804562</text:p>
          </table:table-cell>
          <table:table-cell office:value-type="float" office:value="0.0373841015291529" calcext:value-type="float">
            <text:p>0,037384102</text:p>
          </table:table-cell>
          <table:table-cell office:value-type="float" office:value="14" calcext:value-type="float">
            <text:p>14</text:p>
          </table:table-cell>
          <table:table-cell office:value-type="float" office:value="0.0330126876319439" calcext:value-type="float">
            <text:p>0,033012688</text:p>
          </table:table-cell>
          <table:table-cell office:value-type="float" office:value="125215" calcext:value-type="float">
            <text:p>125215</text:p>
          </table:table-cell>
          <table:table-cell office:value-type="string" calcext:value-type="string">
            <text:p>Left Hand Path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456.39999999999" calcext:value-type="float">
            <text:p>1456,4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7166150786725" calcext:value-type="float">
            <text:p>0,0007166151</text:p>
          </table:table-cell>
          <table:table-cell office:value-type="float" office:value="0.0373030138640365" calcext:value-type="float">
            <text:p>0,037303014</text:p>
          </table:table-cell>
          <table:table-cell office:value-type="float" office:value="14" calcext:value-type="float">
            <text:p>14</text:p>
          </table:table-cell>
          <table:table-cell office:value-type="float" office:value="0.0267674736651545" calcext:value-type="float">
            <text:p>0,026767474</text:p>
          </table:table-cell>
          <table:table-cell office:value-type="float" office:value="169126" calcext:value-type="float">
            <text:p>169126</text:p>
          </table:table-cell>
          <table:table-cell office:value-type="string" calcext:value-type="string">
            <text:p>Times of Grace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455.19999999999" calcext:value-type="float">
            <text:p>1455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153454055257" calcext:value-type="float">
            <text:p>0,0003153454</text:p>
          </table:table-cell>
          <table:table-cell office:value-type="float" office:value="0.0372561132143408" calcext:value-type="float">
            <text:p>0,037256113</text:p>
          </table:table-cell>
          <table:table-cell office:value-type="float" office:value="14" calcext:value-type="float">
            <text:p>14</text:p>
          </table:table-cell>
          <table:table-cell office:value-type="float" office:value="0.0313057817171416" calcext:value-type="float">
            <text:p>0,031305782</text:p>
          </table:table-cell>
          <table:table-cell office:value-type="float" office:value="137496" calcext:value-type="float">
            <text:p>137496</text:p>
          </table:table-cell>
          <table:table-cell office:value-type="string" calcext:value-type="string">
            <text:p>Stratosphere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0438648401240252" calcext:value-type="float">
            <text:p>0,0000438648</text:p>
          </table:table-cell>
          <table:table-cell office:value-type="float" office:value="0.0372337907977384" calcext:value-type="float">
            <text:p>0,037233791</text:p>
          </table:table-cell>
          <table:table-cell office:value-type="float" office:value="14" calcext:value-type="float">
            <text:p>14</text:p>
          </table:table-cell>
          <table:table-cell office:value-type="float" office:value="0.0272837718732378" calcext:value-type="float">
            <text:p>0,027283772</text:p>
          </table:table-cell>
          <table:table-cell office:value-type="float" office:value="179574" calcext:value-type="float">
            <text:p>179574</text:p>
          </table:table-cell>
          <table:table-cell office:value-type="string" calcext:value-type="string">
            <text:p>Love Power Peace: Live at the Olympia, Paris, 197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464.59999999999" calcext:value-type="float">
            <text:p>1464,6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894674233351" calcext:value-type="float">
            <text:p>0,0004894674</text:p>
          </table:table-cell>
          <table:table-cell office:value-type="float" office:value="0.0371952647966875" calcext:value-type="float">
            <text:p>0,037195265</text:p>
          </table:table-cell>
          <table:table-cell office:value-type="float" office:value="14" calcext:value-type="float">
            <text:p>14</text:p>
          </table:table-cell>
          <table:table-cell office:value-type="float" office:value="0.0262533156717116" calcext:value-type="float">
            <text:p>0,026253316</text:p>
          </table:table-cell>
          <table:table-cell office:value-type="float" office:value="179303" calcext:value-type="float">
            <text:p>179303</text:p>
          </table:table-cell>
          <table:table-cell office:value-type="string" calcext:value-type="string">
            <text:p>Cowboy Bebop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426.19999999999" calcext:value-type="float">
            <text:p>1426,2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323971265855" calcext:value-type="float">
            <text:p>0,0003239713</text:p>
          </table:table-cell>
          <table:table-cell office:value-type="float" office:value="0.0371857910528395" calcext:value-type="float">
            <text:p>0,037185791</text:p>
          </table:table-cell>
          <table:table-cell office:value-type="float" office:value="14" calcext:value-type="float">
            <text:p>14</text:p>
          </table:table-cell>
          <table:table-cell office:value-type="float" office:value="0.0367366499665161" calcext:value-type="float">
            <text:p>0,036736650</text:p>
          </table:table-cell>
          <table:table-cell office:value-type="float" office:value="102021" calcext:value-type="float">
            <text:p>102021</text:p>
          </table:table-cell>
          <table:table-cell office:value-type="string" calcext:value-type="string">
            <text:p>Individual Thought Patterns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716813674061" calcext:value-type="float">
            <text:p>0,0001716814</text:p>
          </table:table-cell>
          <table:table-cell office:value-type="float" office:value="0.0371709162316798" calcext:value-type="float">
            <text:p>0,037170916</text:p>
          </table:table-cell>
          <table:table-cell office:value-type="float" office:value="14" calcext:value-type="float">
            <text:p>14</text:p>
          </table:table-cell>
          <table:table-cell office:value-type="float" office:value="0.0291022794774328" calcext:value-type="float">
            <text:p>0,029102279</text:p>
          </table:table-cell>
          <table:table-cell office:value-type="float" office:value="143601" calcext:value-type="float">
            <text:p>143601</text:p>
          </table:table-cell>
          <table:table-cell office:value-type="string" calcext:value-type="string">
            <text:p>ATLiens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454.19999999999" calcext:value-type="float">
            <text:p>1454,2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535104242519" calcext:value-type="float">
            <text:p>0,0005351042</text:p>
          </table:table-cell>
          <table:table-cell office:value-type="float" office:value="0.0371680652125962" calcext:value-type="float">
            <text:p>0,037168065</text:p>
          </table:table-cell>
          <table:table-cell office:value-type="float" office:value="14" calcext:value-type="float">
            <text:p>14</text:p>
          </table:table-cell>
          <table:table-cell office:value-type="float" office:value="0.0400884764980087" calcext:value-type="float">
            <text:p>0,040088476</text:p>
          </table:table-cell>
          <table:table-cell office:value-type="float" office:value="85914" calcext:value-type="float">
            <text:p>85914</text:p>
          </table:table-cell>
          <table:table-cell office:value-type="string" calcext:value-type="string">
            <text:p>Sobrevivendo no inferno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465.49999999999" calcext:value-type="float">
            <text:p>1465,5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662285532025" calcext:value-type="float">
            <text:p>0,0006622855</text:p>
          </table:table-cell>
          <table:table-cell office:value-type="float" office:value="0.0371550702390411" calcext:value-type="float">
            <text:p>0,037155070</text:p>
          </table:table-cell>
          <table:table-cell office:value-type="float" office:value="14" calcext:value-type="float">
            <text:p>14</text:p>
          </table:table-cell>
          <table:table-cell office:value-type="float" office:value="0.0431281999548943" calcext:value-type="float">
            <text:p>0,043128200</text:p>
          </table:table-cell>
          <table:table-cell office:value-type="float" office:value="83501" calcext:value-type="float">
            <text:p>83501</text:p>
          </table:table-cell>
          <table:table-cell office:value-type="string" calcext:value-type="string">
            <text:p>New Plastic Ideas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462.19999999999" calcext:value-type="float">
            <text:p>1462,2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960206031014" calcext:value-type="float">
            <text:p>0,0003960206</text:p>
          </table:table-cell>
          <table:table-cell office:value-type="float" office:value="0.0371438841364306" calcext:value-type="float">
            <text:p>0,037143884</text:p>
          </table:table-cell>
          <table:table-cell office:value-type="float" office:value="14" calcext:value-type="float">
            <text:p>14</text:p>
          </table:table-cell>
          <table:table-cell office:value-type="float" office:value="0.0328050443778342" calcext:value-type="float">
            <text:p>0,032805044</text:p>
          </table:table-cell>
          <table:table-cell office:value-type="float" office:value="122487" calcext:value-type="float">
            <text:p>122487</text:p>
          </table:table-cell>
          <table:table-cell office:value-type="string" calcext:value-type="string">
            <text:p>Laughing Stock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460.19999999999" calcext:value-type="float">
            <text:p>146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140416970076" calcext:value-type="float">
            <text:p>0,0002140417</text:p>
          </table:table-cell>
          <table:table-cell office:value-type="float" office:value="0.0370936472734692" calcext:value-type="float">
            <text:p>0,037093647</text:p>
          </table:table-cell>
          <table:table-cell office:value-type="float" office:value="5" calcext:value-type="float">
            <text:p>5</text:p>
          </table:table-cell>
          <table:table-cell office:value-type="float" office:value="0.0308891427646723" calcext:value-type="float">
            <text:p>0,030889143</text:p>
          </table:table-cell>
          <table:table-cell office:value-type="float" office:value="142451" calcext:value-type="float">
            <text:p>142451</text:p>
          </table:table-cell>
          <table:table-cell office:value-type="string" calcext:value-type="string">
            <text:p>Crooked Rain, Crooked Rain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433.09999999999" calcext:value-type="float">
            <text:p>1433,1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2663995315965" calcext:value-type="float">
            <text:p>0,0002663995</text:p>
          </table:table-cell>
          <table:table-cell office:value-type="float" office:value="0.0370755451922072" calcext:value-type="float">
            <text:p>0,037075545</text:p>
          </table:table-cell>
          <table:table-cell office:value-type="float" office:value="14" calcext:value-type="float">
            <text:p>14</text:p>
          </table:table-cell>
          <table:table-cell office:value-type="float" office:value="0.0345802264424861" calcext:value-type="float">
            <text:p>0,034580226</text:p>
          </table:table-cell>
          <table:table-cell office:value-type="float" office:value="110410" calcext:value-type="float">
            <text:p>110410</text:p>
          </table:table-cell>
          <table:table-cell office:value-type="string" calcext:value-type="string">
            <text:p>Pierced From Within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467.89999999999" calcext:value-type="float">
            <text:p>1467,9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913068713335" calcext:value-type="float">
            <text:p>0,0001913069</text:p>
          </table:table-cell>
          <table:table-cell office:value-type="float" office:value="0.0370598336671115" calcext:value-type="float">
            <text:p>0,037059834</text:p>
          </table:table-cell>
          <table:table-cell office:value-type="float" office:value="14" calcext:value-type="float">
            <text:p>14</text:p>
          </table:table-cell>
          <table:table-cell office:value-type="float" office:value="0.0400805968906227" calcext:value-type="float">
            <text:p>0,040080597</text:p>
          </table:table-cell>
          <table:table-cell office:value-type="float" office:value="89084" calcext:value-type="float">
            <text:p>89084</text:p>
          </table:table-cell>
          <table:table-cell office:value-type="string" calcext:value-type="string">
            <text:p>'77 Live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446.99999999999" calcext:value-type="float">
            <text:p>1447,0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4001663654302" calcext:value-type="float">
            <text:p>0,0004001664</text:p>
          </table:table-cell>
          <table:table-cell office:value-type="float" office:value="0.037050690470258" calcext:value-type="float">
            <text:p>0,037050690</text:p>
          </table:table-cell>
          <table:table-cell office:value-type="float" office:value="14" calcext:value-type="float">
            <text:p>14</text:p>
          </table:table-cell>
          <table:table-cell office:value-type="float" office:value="0.0336260248104668" calcext:value-type="float">
            <text:p>0,033626025</text:p>
          </table:table-cell>
          <table:table-cell office:value-type="float" office:value="119933" calcext:value-type="float">
            <text:p>119933</text:p>
          </table:table-cell>
          <table:table-cell office:value-type="string" calcext:value-type="string">
            <text:p>White Light From the Mouth of Infinity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447.19999999999" calcext:value-type="float">
            <text:p>1447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3650945534713" calcext:value-type="float">
            <text:p>0,0003650946</text:p>
          </table:table-cell>
          <table:table-cell office:value-type="float" office:value="0.0369837713285372" calcext:value-type="float">
            <text:p>0,036983771</text:p>
          </table:table-cell>
          <table:table-cell office:value-type="float" office:value="14" calcext:value-type="float">
            <text:p>14</text:p>
          </table:table-cell>
          <table:table-cell office:value-type="float" office:value="0.0268730257714322" calcext:value-type="float">
            <text:p>0,026873026</text:p>
          </table:table-cell>
          <table:table-cell office:value-type="float" office:value="165754" calcext:value-type="float">
            <text:p>165754</text:p>
          </table:table-cell>
          <table:table-cell office:value-type="string" calcext:value-type="string">
            <text:p>Anthems to the Welkin at Dusk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49.29999999999" calcext:value-type="float">
            <text:p>1449,3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680699403478" calcext:value-type="float">
            <text:p>0,0004680699</text:p>
          </table:table-cell>
          <table:table-cell office:value-type="float" office:value="0.0369815536482318" calcext:value-type="float">
            <text:p>0,036981554</text:p>
          </table:table-cell>
          <table:table-cell office:value-type="float" office:value="14" calcext:value-type="float">
            <text:p>14</text:p>
          </table:table-cell>
          <table:table-cell office:value-type="float" office:value="0.0317107054141065" calcext:value-type="float">
            <text:p>0,031710705</text:p>
          </table:table-cell>
          <table:table-cell office:value-type="float" office:value="126813" calcext:value-type="float">
            <text:p>126813</text:p>
          </table:table-cell>
          <table:table-cell office:value-type="string" calcext:value-type="string">
            <text:p>Selected Ambient Works 85-92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2903705308514" calcext:value-type="float">
            <text:p>0,0002903705</text:p>
          </table:table-cell>
          <table:table-cell office:value-type="float" office:value="0.0369435168331562" calcext:value-type="float">
            <text:p>0,036943517</text:p>
          </table:table-cell>
          <table:table-cell office:value-type="float" office:value="14" calcext:value-type="float">
            <text:p>14</text:p>
          </table:table-cell>
          <table:table-cell office:value-type="float" office:value="0.0333063767135562" calcext:value-type="float">
            <text:p>0,033306377</text:p>
          </table:table-cell>
          <table:table-cell office:value-type="float" office:value="117478" calcext:value-type="float">
            <text:p>117478</text:p>
          </table:table-cell>
          <table:table-cell office:value-type="string" calcext:value-type="string">
            <text:p>Roseland NYC Live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414.09999999999" calcext:value-type="float">
            <text:p>1414,1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0245593431966177" calcext:value-type="float">
            <text:p>0,0000245593</text:p>
          </table:table-cell>
          <table:table-cell office:value-type="float" office:value="0.0369227784822732" calcext:value-type="float">
            <text:p>0,036922778</text:p>
          </table:table-cell>
          <table:table-cell office:value-type="float" office:value="14" calcext:value-type="float">
            <text:p>14</text:p>
          </table:table-cell>
          <table:table-cell office:value-type="float" office:value="0.0283605046516978" calcext:value-type="float">
            <text:p>0,028360505</text:p>
          </table:table-cell>
          <table:table-cell office:value-type="float" office:value="166391" calcext:value-type="float">
            <text:p>166391</text:p>
          </table:table-cell>
          <table:table-cell office:value-type="string" calcext:value-type="string">
            <text:p>Buena Vista Social Club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462.49999999999" calcext:value-type="float">
            <text:p>1462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8405389834915" calcext:value-type="float">
            <text:p>0,0008405390</text:p>
          </table:table-cell>
          <table:table-cell office:value-type="float" office:value="0.0368881342440956" calcext:value-type="float">
            <text:p>0,036888134</text:p>
          </table:table-cell>
          <table:table-cell office:value-type="float" office:value="14" calcext:value-type="float">
            <text:p>14</text:p>
          </table:table-cell>
          <table:table-cell office:value-type="float" office:value="0.0315082215694482" calcext:value-type="float">
            <text:p>0,031508222</text:p>
          </table:table-cell>
          <table:table-cell office:value-type="float" office:value="129077" calcext:value-type="float">
            <text:p>129077</text:p>
          </table:table-cell>
          <table:table-cell office:value-type="string" calcext:value-type="string">
            <text:p>The 6 String Quartet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29.39999999999" calcext:value-type="float">
            <text:p>1429,4</text:p>
          </table:table-cell>
          <table:table-cell office:value-type="float" office:value="599" calcext:value-type="float">
            <text:p>599</text:p>
          </table:table-cell>
          <table:table-cell office:value-type="float" office:value="0.5995995995996" calcext:value-type="float">
            <text:p>0,59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4081486776269" calcext:value-type="float">
            <text:p>0,7141</text:p>
          </table:table-cell>
          <table:table-cell office:value-type="float" office:value="0.000334335671677" calcext:value-type="float">
            <text:p>0,0003343357</text:p>
          </table:table-cell>
          <table:table-cell office:value-type="float" office:value="0.0368702930714843" calcext:value-type="float">
            <text:p>0,036870293</text:p>
          </table:table-cell>
          <table:table-cell office:value-type="float" office:value="14" calcext:value-type="float">
            <text:p>14</text:p>
          </table:table-cell>
          <table:table-cell office:value-type="float" office:value="0.0332286673724855" calcext:value-type="float">
            <text:p>0,033228667</text:p>
          </table:table-cell>
          <table:table-cell office:value-type="float" office:value="118653" calcext:value-type="float">
            <text:p>118653</text:p>
          </table:table-cell>
          <table:table-cell office:value-type="string" calcext:value-type="string">
            <text:p>Dummy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76.09999999999" calcext:value-type="float">
            <text:p>1476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2575578727883" calcext:value-type="float">
            <text:p>0,0002575579</text:p>
          </table:table-cell>
          <table:table-cell office:value-type="float" office:value="0.0368645541050188" calcext:value-type="float">
            <text:p>0,036864554</text:p>
          </table:table-cell>
          <table:table-cell office:value-type="float" office:value="14" calcext:value-type="float">
            <text:p>14</text:p>
          </table:table-cell>
          <table:table-cell office:value-type="float" office:value="0.0297331493896843" calcext:value-type="float">
            <text:p>0,029733149</text:p>
          </table:table-cell>
          <table:table-cell office:value-type="float" office:value="140878" calcext:value-type="float">
            <text:p>140878</text:p>
          </table:table-cell>
          <table:table-cell office:value-type="string" calcext:value-type="string">
            <text:p>Endtroducing.....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435.69999999999" calcext:value-type="float">
            <text:p>1435,7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1269185971924" calcext:value-type="float">
            <text:p>0,0001269186</text:p>
          </table:table-cell>
          <table:table-cell office:value-type="float" office:value="0.0367780832353319" calcext:value-type="float">
            <text:p>0,036778083</text:p>
          </table:table-cell>
          <table:table-cell office:value-type="float" office:value="14" calcext:value-type="float">
            <text:p>14</text:p>
          </table:table-cell>
          <table:table-cell office:value-type="float" office:value="0.0241949948152453" calcext:value-type="float">
            <text:p>0,024194995</text:p>
          </table:table-cell>
          <table:table-cell office:value-type="float" office:value="200340" calcext:value-type="float">
            <text:p>200340</text:p>
          </table:table-cell>
          <table:table-cell office:value-type="string" calcext:value-type="string">
            <text:p>At the Heart of Winter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441.49999999999" calcext:value-type="float">
            <text:p>1441,5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882303813499" calcext:value-type="float">
            <text:p>0,0004882304</text:p>
          </table:table-cell>
          <table:table-cell office:value-type="float" office:value="0.0367746093897479" calcext:value-type="float">
            <text:p>0,036774609</text:p>
          </table:table-cell>
          <table:table-cell office:value-type="float" office:value="14" calcext:value-type="float">
            <text:p>14</text:p>
          </table:table-cell>
          <table:table-cell office:value-type="float" office:value="0.0304777990643747" calcext:value-type="float">
            <text:p>0,030477799</text:p>
          </table:table-cell>
          <table:table-cell office:value-type="float" office:value="140118" calcext:value-type="float">
            <text:p>140118</text:p>
          </table:table-cell>
          <table:table-cell office:value-type="string" calcext:value-type="string">
            <text:p>The Lonesome Crowded West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421.69999999999" calcext:value-type="float">
            <text:p>1421,7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2051149345738" calcext:value-type="float">
            <text:p>0,0002051149</text:p>
          </table:table-cell>
          <table:table-cell office:value-type="float" office:value="0.0367574147930723" calcext:value-type="float">
            <text:p>0,036757415</text:p>
          </table:table-cell>
          <table:table-cell office:value-type="float" office:value="14" calcext:value-type="float">
            <text:p>14</text:p>
          </table:table-cell>
          <table:table-cell office:value-type="float" office:value="0.0346464433391652" calcext:value-type="float">
            <text:p>0,034646443</text:p>
          </table:table-cell>
          <table:table-cell office:value-type="float" office:value="114136" calcext:value-type="float">
            <text:p>114136</text:p>
          </table:table-cell>
          <table:table-cell office:value-type="string" calcext:value-type="string">
            <text:p>Portishead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434.99999999999" calcext:value-type="float">
            <text:p>143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07656086280001" calcext:value-type="float">
            <text:p>0,0000107656</text:p>
          </table:table-cell>
          <table:table-cell office:value-type="float" office:value="0.0367533853801725" calcext:value-type="float">
            <text:p>0,036753385</text:p>
          </table:table-cell>
          <table:table-cell office:value-type="float" office:value="14" calcext:value-type="float">
            <text:p>14</text:p>
          </table:table-cell>
          <table:table-cell office:value-type="float" office:value="0.0268091976413396" calcext:value-type="float">
            <text:p>0,026809198</text:p>
          </table:table-cell>
          <table:table-cell office:value-type="float" office:value="171975" calcext:value-type="float">
            <text:p>171975</text:p>
          </table:table-cell>
          <table:table-cell office:value-type="string" calcext:value-type="string">
            <text:p>October Rust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422.29999999999" calcext:value-type="float">
            <text:p>1422,3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4020386451916" calcext:value-type="float">
            <text:p>0,0004020386</text:p>
          </table:table-cell>
          <table:table-cell office:value-type="float" office:value="0.0366856026505512" calcext:value-type="float">
            <text:p>0,036685603</text:p>
          </table:table-cell>
          <table:table-cell office:value-type="float" office:value="14" calcext:value-type="float">
            <text:p>14</text:p>
          </table:table-cell>
          <table:table-cell office:value-type="float" office:value="0.0337260303339245" calcext:value-type="float">
            <text:p>0,033726030</text:p>
          </table:table-cell>
          <table:table-cell office:value-type="float" office:value="109247" calcext:value-type="float">
            <text:p>109247</text:p>
          </table:table-cell>
          <table:table-cell office:value-type="string" calcext:value-type="string">
            <text:p>Goldberg Variations BWV 988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404.39999999999" calcext:value-type="float">
            <text:p>1404,4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0772315401573919" calcext:value-type="float">
            <text:p>0,0000772315</text:p>
          </table:table-cell>
          <table:table-cell office:value-type="float" office:value="0.0366355976487559" calcext:value-type="float">
            <text:p>0,036635598</text:p>
          </table:table-cell>
          <table:table-cell office:value-type="float" office:value="14" calcext:value-type="float">
            <text:p>14</text:p>
          </table:table-cell>
          <table:table-cell office:value-type="float" office:value="0.0289753226377105" calcext:value-type="float">
            <text:p>0,028975323</text:p>
          </table:table-cell>
          <table:table-cell office:value-type="float" office:value="143968" calcext:value-type="float">
            <text:p>143968</text:p>
          </table:table-cell>
          <table:table-cell office:value-type="string" calcext:value-type="string">
            <text:p>Kyuss [Welcome to Sky Valley]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438.99999999999" calcext:value-type="float">
            <text:p>1439,0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066194450963" calcext:value-type="float">
            <text:p>0,0002066194</text:p>
          </table:table-cell>
          <table:table-cell office:value-type="float" office:value="0.0366311741042557" calcext:value-type="float">
            <text:p>0,036631174</text:p>
          </table:table-cell>
          <table:table-cell office:value-type="float" office:value="14" calcext:value-type="float">
            <text:p>14</text:p>
          </table:table-cell>
          <table:table-cell office:value-type="float" office:value="0.0378510140144454" calcext:value-type="float">
            <text:p>0,037851014</text:p>
          </table:table-cell>
          <table:table-cell office:value-type="float" office:value="99009" calcext:value-type="float">
            <text:p>99009</text:p>
          </table:table-cell>
          <table:table-cell office:value-type="string" calcext:value-type="string">
            <text:p>Fake Train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420.39999999999" calcext:value-type="float">
            <text:p>1420,4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177197905988821" calcext:value-type="float">
            <text:p>0,0000177198</text:p>
          </table:table-cell>
          <table:table-cell office:value-type="float" office:value="0.0366303587860712" calcext:value-type="float">
            <text:p>0,036630359</text:p>
          </table:table-cell>
          <table:table-cell office:value-type="float" office:value="14" calcext:value-type="float">
            <text:p>14</text:p>
          </table:table-cell>
          <table:table-cell office:value-type="float" office:value="0.03312618960069" calcext:value-type="float">
            <text:p>0,033126190</text:p>
          </table:table-cell>
          <table:table-cell office:value-type="float" office:value="134905" calcext:value-type="float">
            <text:p>134905</text:p>
          </table:table-cell>
          <table:table-cell office:value-type="string" calcext:value-type="string">
            <text:p>The Shape of Punk to Come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444.09999999999" calcext:value-type="float">
            <text:p>1444,1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1079904219516" calcext:value-type="float">
            <text:p>0,0001079904</text:p>
          </table:table-cell>
          <table:table-cell office:value-type="float" office:value="0.036628795310666" calcext:value-type="float">
            <text:p>0,036628795</text:p>
          </table:table-cell>
          <table:table-cell office:value-type="float" office:value="14" calcext:value-type="float">
            <text:p>14</text:p>
          </table:table-cell>
          <table:table-cell office:value-type="float" office:value="0.0408168581288924" calcext:value-type="float">
            <text:p>0,040816858</text:p>
          </table:table-cell>
          <table:table-cell office:value-type="float" office:value="89707" calcext:value-type="float">
            <text:p>89707</text:p>
          </table:table-cell>
          <table:table-cell office:value-type="string" calcext:value-type="string">
            <text:p>Twin Peaks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417.79999999999" calcext:value-type="float">
            <text:p>1417,8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0470298844825676" calcext:value-type="float">
            <text:p>0,0000470299</text:p>
          </table:table-cell>
          <table:table-cell office:value-type="float" office:value="0.0366273865508819" calcext:value-type="float">
            <text:p>0,036627387</text:p>
          </table:table-cell>
          <table:table-cell office:value-type="float" office:value="14" calcext:value-type="float">
            <text:p>14</text:p>
          </table:table-cell>
          <table:table-cell office:value-type="float" office:value="0.0281923921447642" calcext:value-type="float">
            <text:p>0,028192392</text:p>
          </table:table-cell>
          <table:table-cell office:value-type="float" office:value="166563" calcext:value-type="float">
            <text:p>166563</text:p>
          </table:table-cell>
          <table:table-cell office:value-type="string" calcext:value-type="string">
            <text:p>Different Class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417.89999999999" calcext:value-type="float">
            <text:p>1417,9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047762238811003" calcext:value-type="float">
            <text:p>0,0000477622</text:p>
          </table:table-cell>
          <table:table-cell office:value-type="float" office:value="0.0366259150506961" calcext:value-type="float">
            <text:p>0,036625915</text:p>
          </table:table-cell>
          <table:table-cell office:value-type="float" office:value="14" calcext:value-type="float">
            <text:p>14</text:p>
          </table:table-cell>
          <table:table-cell office:value-type="float" office:value="0.0290741049757432" calcext:value-type="float">
            <text:p>0,029074105</text:p>
          </table:table-cell>
          <table:table-cell office:value-type="float" office:value="158964" calcext:value-type="float">
            <text:p>158964</text:p>
          </table:table-cell>
          <table:table-cell office:value-type="string" calcext:value-type="string">
            <text:p>If You're Feeling Sinister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756.79999999999" calcext:value-type="float">
            <text:p>1756,8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21017868713259" calcext:value-type="float">
            <text:p>0,0021017869</text:p>
          </table:table-cell>
          <table:table-cell office:value-type="float" office:value="0.0365937307668349" calcext:value-type="float">
            <text:p>0,036593731</text:p>
          </table:table-cell>
          <table:table-cell office:value-type="float" office:value="16" calcext:value-type="float">
            <text:p>16</text:p>
          </table:table-cell>
          <table:table-cell office:value-type="float" office:value="0.0267603497824706" calcext:value-type="float">
            <text:p>0,026760350</text:p>
          </table:table-cell>
          <table:table-cell office:value-type="float" office:value="191347" calcext:value-type="float">
            <text:p>191347</text:p>
          </table:table-cell>
          <table:table-cell office:value-type="string" calcext:value-type="string">
            <text:p>Live at the Fillmore East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418.39999999999" calcext:value-type="float">
            <text:p>1418,4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4366280585385" calcext:value-type="float">
            <text:p>0,0004366281</text:p>
          </table:table-cell>
          <table:table-cell office:value-type="float" office:value="0.0365629799317224" calcext:value-type="float">
            <text:p>0,036562980</text:p>
          </table:table-cell>
          <table:table-cell office:value-type="float" office:value="14" calcext:value-type="float">
            <text:p>14</text:p>
          </table:table-cell>
          <table:table-cell office:value-type="float" office:value="0.0375760952266432" calcext:value-type="float">
            <text:p>0,037576095</text:p>
          </table:table-cell>
          <table:table-cell office:value-type="float" office:value="99849" calcext:value-type="float">
            <text:p>99849</text:p>
          </table:table-cell>
          <table:table-cell office:value-type="string" calcext:value-type="string">
            <text:p>Covenant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3455359166782" calcext:value-type="float">
            <text:p>0,0003455359</text:p>
          </table:table-cell>
          <table:table-cell office:value-type="float" office:value="0.0365618763328008" calcext:value-type="float">
            <text:p>0,036561876</text:p>
          </table:table-cell>
          <table:table-cell office:value-type="float" office:value="14" calcext:value-type="float">
            <text:p>14</text:p>
          </table:table-cell>
          <table:table-cell office:value-type="float" office:value="0.0367273272496977" calcext:value-type="float">
            <text:p>0,036727327</text:p>
          </table:table-cell>
          <table:table-cell office:value-type="float" office:value="100744" calcext:value-type="float">
            <text:p>100744</text:p>
          </table:table-cell>
          <table:table-cell office:value-type="string" calcext:value-type="string">
            <text:p>Selected Ambient Works Volume II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443.69999999999" calcext:value-type="float">
            <text:p>1443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3667662318296" calcext:value-type="float">
            <text:p>0,0003667662</text:p>
          </table:table-cell>
          <table:table-cell office:value-type="float" office:value="0.0365452754058831" calcext:value-type="float">
            <text:p>0,036545275</text:p>
          </table:table-cell>
          <table:table-cell office:value-type="float" office:value="14" calcext:value-type="float">
            <text:p>14</text:p>
          </table:table-cell>
          <table:table-cell office:value-type="float" office:value="0.0266747459038822" calcext:value-type="float">
            <text:p>0,026674746</text:p>
          </table:table-cell>
          <table:table-cell office:value-type="float" office:value="175139" calcext:value-type="float">
            <text:p>1751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428.99999999999" calcext:value-type="float">
            <text:p>1429,0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663204509341" calcext:value-type="float">
            <text:p>0,0003663205</text:p>
          </table:table-cell>
          <table:table-cell office:value-type="float" office:value="0.0364329411914552" calcext:value-type="float">
            <text:p>0,036432941</text:p>
          </table:table-cell>
          <table:table-cell office:value-type="float" office:value="14" calcext:value-type="float">
            <text:p>14</text:p>
          </table:table-cell>
          <table:table-cell office:value-type="float" office:value="0.0301247552260388" calcext:value-type="float">
            <text:p>0,030124755</text:p>
          </table:table-cell>
          <table:table-cell office:value-type="float" office:value="132576" calcext:value-type="float">
            <text:p>132576</text:p>
          </table:table-cell>
          <table:table-cell office:value-type="string" calcext:value-type="string">
            <text:p>Twin Peaks: Fire Walk With M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.79999999999" calcext:value-type="float">
            <text:p>1430,8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35666996321" calcext:value-type="float">
            <text:p>0,0003335667</text:p>
          </table:table-cell>
          <table:table-cell office:value-type="float" office:value="0.0363972461152912" calcext:value-type="float">
            <text:p>0,036397246</text:p>
          </table:table-cell>
          <table:table-cell office:value-type="float" office:value="14" calcext:value-type="float">
            <text:p>14</text:p>
          </table:table-cell>
          <table:table-cell office:value-type="float" office:value="0.0311074965415067" calcext:value-type="float">
            <text:p>0,031107497</text:p>
          </table:table-cell>
          <table:table-cell office:value-type="float" office:value="123986" calcext:value-type="float">
            <text:p>123986</text:p>
          </table:table-cell>
          <table:table-cell office:value-type="string" calcext:value-type="string">
            <text:p>Loveless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408.09999999999" calcext:value-type="float">
            <text:p>1408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1410896534477" calcext:value-type="float">
            <text:p>0,0001410897</text:p>
          </table:table-cell>
          <table:table-cell office:value-type="float" office:value="0.036369896044197" calcext:value-type="float">
            <text:p>0,036369896</text:p>
          </table:table-cell>
          <table:table-cell office:value-type="float" office:value="14" calcext:value-type="float">
            <text:p>14</text:p>
          </table:table-cell>
          <table:table-cell office:value-type="float" office:value="0.0311952518565099" calcext:value-type="float">
            <text:p>0,031195252</text:p>
          </table:table-cell>
          <table:table-cell office:value-type="float" office:value="127818" calcext:value-type="float">
            <text:p>127818</text:p>
          </table:table-cell>
          <table:table-cell office:value-type="string" calcext:value-type="string">
            <text:p>Mezzanine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013037085181" calcext:value-type="float">
            <text:p>0,0001013037</text:p>
          </table:table-cell>
          <table:table-cell office:value-type="float" office:value="0.0363579773375737" calcext:value-type="float">
            <text:p>0,036357977</text:p>
          </table:table-cell>
          <table:table-cell office:value-type="float" office:value="14" calcext:value-type="float">
            <text:p>14</text:p>
          </table:table-cell>
          <table:table-cell office:value-type="float" office:value="0.0417615666006842" calcext:value-type="float">
            <text:p>0,041761567</text:p>
          </table:table-cell>
          <table:table-cell office:value-type="float" office:value="92138" calcext:value-type="float">
            <text:p>92138</text:p>
          </table:table-cell>
          <table:table-cell office:value-type="string" calcext:value-type="string">
            <text:p>Down Colorful Hill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403.99999999999" calcext:value-type="float">
            <text:p>1404,0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559194273957" calcext:value-type="float">
            <text:p>0,0003559194</text:p>
          </table:table-cell>
          <table:table-cell office:value-type="float" office:value="0.0363242391245362" calcext:value-type="float">
            <text:p>0,036324239</text:p>
          </table:table-cell>
          <table:table-cell office:value-type="float" office:value="14" calcext:value-type="float">
            <text:p>14</text:p>
          </table:table-cell>
          <table:table-cell office:value-type="float" office:value="0.0389284423654217" calcext:value-type="float">
            <text:p>0,038928442</text:p>
          </table:table-cell>
          <table:table-cell office:value-type="float" office:value="94588" calcext:value-type="float">
            <text:p>94588</text:p>
          </table:table-cell>
          <table:table-cell office:value-type="string" calcext:value-type="string">
            <text:p>Obscura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431.59999999999" calcext:value-type="float">
            <text:p>1431,6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5217308156519" calcext:value-type="float">
            <text:p>0,0005217308</text:p>
          </table:table-cell>
          <table:table-cell office:value-type="float" office:value="0.0362947362909125" calcext:value-type="float">
            <text:p>0,036294736</text:p>
          </table:table-cell>
          <table:table-cell office:value-type="float" office:value="14" calcext:value-type="float">
            <text:p>14</text:p>
          </table:table-cell>
          <table:table-cell office:value-type="float" office:value="0.0355621039307683" calcext:value-type="float">
            <text:p>0,035562104</text:p>
          </table:table-cell>
          <table:table-cell office:value-type="float" office:value="109026" calcext:value-type="float">
            <text:p>109026</text:p>
          </table:table-cell>
          <table:table-cell office:value-type="string" calcext:value-type="string">
            <text:p>Arise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0780196170977734" calcext:value-type="float">
            <text:p>0,0000780196</text:p>
          </table:table-cell>
          <table:table-cell office:value-type="float" office:value="0.036267488824529" calcext:value-type="float">
            <text:p>0,036267489</text:p>
          </table:table-cell>
          <table:table-cell office:value-type="float" office:value="14" calcext:value-type="float">
            <text:p>14</text:p>
          </table:table-cell>
          <table:table-cell office:value-type="float" office:value="0.0299086318054986" calcext:value-type="float">
            <text:p>0,029908632</text:p>
          </table:table-cell>
          <table:table-cell office:value-type="float" office:value="142679" calcext:value-type="float">
            <text:p>142679</text:p>
          </table:table-cell>
          <table:table-cell office:value-type="string" calcext:value-type="string">
            <text:p>Angel Dust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401.69999999999" calcext:value-type="float">
            <text:p>1401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0899362956811187" calcext:value-type="float">
            <text:p>0,0000899363</text:p>
          </table:table-cell>
          <table:table-cell office:value-type="float" office:value="0.0362352365330077" calcext:value-type="float">
            <text:p>0,036235237</text:p>
          </table:table-cell>
          <table:table-cell office:value-type="float" office:value="14" calcext:value-type="float">
            <text:p>14</text:p>
          </table:table-cell>
          <table:table-cell office:value-type="float" office:value="0.0306232049723052" calcext:value-type="float">
            <text:p>0,030623205</text:p>
          </table:table-cell>
          <table:table-cell office:value-type="float" office:value="134141" calcext:value-type="float">
            <text:p>134141</text:p>
          </table:table-cell>
          <table:table-cell office:value-type="string" calcext:value-type="string">
            <text:p>Gnossiennes; GymnopÃ©dies; Ogives; Trois sarabandes; Petite ouverture Ã  danser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18.59999999999" calcext:value-type="float">
            <text:p>1418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108649063224" calcext:value-type="float">
            <text:p>0,0005108649</text:p>
          </table:table-cell>
          <table:table-cell office:value-type="float" office:value="0.0362101886380008" calcext:value-type="float">
            <text:p>0,036210189</text:p>
          </table:table-cell>
          <table:table-cell office:value-type="float" office:value="14" calcext:value-type="float">
            <text:p>14</text:p>
          </table:table-cell>
          <table:table-cell office:value-type="float" office:value="0.0395218905011398" calcext:value-type="float">
            <text:p>0,039521891</text:p>
          </table:table-cell>
          <table:table-cell office:value-type="float" office:value="87905" calcext:value-type="float">
            <text:p>87905</text:p>
          </table:table-cell>
          <table:table-cell office:value-type="string" calcext:value-type="string">
            <text:p>In Utero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408.49999999999" calcext:value-type="float">
            <text:p>1408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0996988972940877" calcext:value-type="float">
            <text:p>0,0000996989</text:p>
          </table:table-cell>
          <table:table-cell office:value-type="float" office:value="0.0361422889568081" calcext:value-type="float">
            <text:p>0,036142289</text:p>
          </table:table-cell>
          <table:table-cell office:value-type="float" office:value="14" calcext:value-type="float">
            <text:p>14</text:p>
          </table:table-cell>
          <table:table-cell office:value-type="float" office:value="0.0270317964516095" calcext:value-type="float">
            <text:p>0,027031796</text:p>
          </table:table-cell>
          <table:table-cell office:value-type="float" office:value="162314" calcext:value-type="float">
            <text:p>162314</text:p>
          </table:table-cell>
          <table:table-cell office:value-type="string" calcext:value-type="string">
            <text:p>The Velvet Rope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397.79999999999" calcext:value-type="float">
            <text:p>1397,8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395515087565" calcext:value-type="float">
            <text:p>0,0002395515</text:p>
          </table:table-cell>
          <table:table-cell office:value-type="float" office:value="0.0361192317932298" calcext:value-type="float">
            <text:p>0,036119232</text:p>
          </table:table-cell>
          <table:table-cell office:value-type="float" office:value="14" calcext:value-type="float">
            <text:p>14</text:p>
          </table:table-cell>
          <table:table-cell office:value-type="float" office:value="0.034479198163475" calcext:value-type="float">
            <text:p>0,034479198</text:p>
          </table:table-cell>
          <table:table-cell office:value-type="float" office:value="111842" calcext:value-type="float">
            <text:p>111842</text:p>
          </table:table-cell>
          <table:table-cell office:value-type="string" calcext:value-type="string">
            <text:p>Blade Runner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397.49999999999" calcext:value-type="float">
            <text:p>1397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0284719389595809" calcext:value-type="float">
            <text:p>0,0000284719</text:p>
          </table:table-cell>
          <table:table-cell office:value-type="float" office:value="0.0360613747937818" calcext:value-type="float">
            <text:p>0,036061375</text:p>
          </table:table-cell>
          <table:table-cell office:value-type="float" office:value="14" calcext:value-type="float">
            <text:p>14</text:p>
          </table:table-cell>
          <table:table-cell office:value-type="float" office:value="0.0350935555315715" calcext:value-type="float">
            <text:p>0,035093556</text:p>
          </table:table-cell>
          <table:table-cell office:value-type="float" office:value="108084" calcext:value-type="float">
            <text:p>108084</text:p>
          </table:table-cell>
          <table:table-cell office:value-type="string" calcext:value-type="string">
            <text:p>Arnold Schoenberg 2: Streichquartette I-IV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396.19999999999" calcext:value-type="float">
            <text:p>1396,2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4065856103264" calcext:value-type="float">
            <text:p>0,0004065856</text:p>
          </table:table-cell>
          <table:table-cell office:value-type="float" office:value="0.0360553026324561" calcext:value-type="float">
            <text:p>0,036055303</text:p>
          </table:table-cell>
          <table:table-cell office:value-type="float" office:value="14" calcext:value-type="float">
            <text:p>14</text:p>
          </table:table-cell>
          <table:table-cell office:value-type="float" office:value="0.0314837255126069" calcext:value-type="float">
            <text:p>0,031483726</text:p>
          </table:table-cell>
          <table:table-cell office:value-type="float" office:value="120610" calcext:value-type="float">
            <text:p>120610</text:p>
          </table:table-cell>
          <table:table-cell office:value-type="string" calcext:value-type="string">
            <text:p>Onward to Golgotha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394.39999999999" calcext:value-type="float">
            <text:p>1394,4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3476613363052" calcext:value-type="float">
            <text:p>0,0003476613</text:p>
          </table:table-cell>
          <table:table-cell office:value-type="float" office:value="0.0360396663803667" calcext:value-type="float">
            <text:p>0,036039666</text:p>
          </table:table-cell>
          <table:table-cell office:value-type="float" office:value="14" calcext:value-type="float">
            <text:p>14</text:p>
          </table:table-cell>
          <table:table-cell office:value-type="float" office:value="0.0335848449406676" calcext:value-type="float">
            <text:p>0,033584845</text:p>
          </table:table-cell>
          <table:table-cell office:value-type="float" office:value="111487" calcext:value-type="float">
            <text:p>111487</text:p>
          </table:table-cell>
          <table:table-cell office:value-type="string" calcext:value-type="string">
            <text:p>Transilvanian Hunger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439.59999999999" calcext:value-type="float">
            <text:p>1439,6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3427609306032" calcext:value-type="float">
            <text:p>0,0003427609</text:p>
          </table:table-cell>
          <table:table-cell office:value-type="float" office:value="0.0360284959821936" calcext:value-type="float">
            <text:p>0,036028496</text:p>
          </table:table-cell>
          <table:table-cell office:value-type="float" office:value="14" calcext:value-type="float">
            <text:p>14</text:p>
          </table:table-cell>
          <table:table-cell office:value-type="float" office:value="0.0405664934694909" calcext:value-type="float">
            <text:p>0,040566493</text:p>
          </table:table-cell>
          <table:table-cell office:value-type="float" office:value="85358" calcext:value-type="float">
            <text:p>85358</text:p>
          </table:table-cell>
          <table:table-cell office:value-type="string" calcext:value-type="string">
            <text:p>Consume Red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389.89999999999" calcext:value-type="float">
            <text:p>1389,9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917635961501" calcext:value-type="float">
            <text:p>0,0002917636</text:p>
          </table:table-cell>
          <table:table-cell office:value-type="float" office:value="0.0359960685003944" calcext:value-type="float">
            <text:p>0,035996069</text:p>
          </table:table-cell>
          <table:table-cell office:value-type="float" office:value="14" calcext:value-type="float">
            <text:p>14</text:p>
          </table:table-cell>
          <table:table-cell office:value-type="float" office:value="0.0334443116253466" calcext:value-type="float">
            <text:p>0,033444312</text:p>
          </table:table-cell>
          <table:table-cell office:value-type="float" office:value="113462" calcext:value-type="float">
            <text:p>113462</text:p>
          </table:table-cell>
          <table:table-cell office:value-type="string" calcext:value-type="string">
            <text:p>Diabolical Conquest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418.89999999999" calcext:value-type="float">
            <text:p>1418,9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2454023830109" calcext:value-type="float">
            <text:p>0,0002454024</text:p>
          </table:table-cell>
          <table:table-cell office:value-type="float" office:value="0.0359888405603309" calcext:value-type="float">
            <text:p>0,035988841</text:p>
          </table:table-cell>
          <table:table-cell office:value-type="float" office:value="14" calcext:value-type="float">
            <text:p>14</text:p>
          </table:table-cell>
          <table:table-cell office:value-type="float" office:value="0.0321163042488113" calcext:value-type="float">
            <text:p>0,032116304</text:p>
          </table:table-cell>
          <table:table-cell office:value-type="float" office:value="118776" calcext:value-type="float">
            <text:p>118776</text:p>
          </table:table-cell>
          <table:table-cell office:value-type="string" calcext:value-type="string">
            <text:p>Chrono Trigger (ã‚¯ãƒ­ãƒŽãƒ»ãƒˆãƒªã‚¬ãƒ¼)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126034518152" calcext:value-type="float">
            <text:p>0,0005126035</text:p>
          </table:table-cell>
          <table:table-cell office:value-type="float" office:value="0.0359650588532826" calcext:value-type="float">
            <text:p>0,035965059</text:p>
          </table:table-cell>
          <table:table-cell office:value-type="float" office:value="14" calcext:value-type="float">
            <text:p>14</text:p>
          </table:table-cell>
          <table:table-cell office:value-type="float" office:value="0.0398645631946169" calcext:value-type="float">
            <text:p>0,039864563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Willisau (Quartet) 1991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425.49999999999" calcext:value-type="float">
            <text:p>1425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6061505727504" calcext:value-type="float">
            <text:p>0,0006061506</text:p>
          </table:table-cell>
          <table:table-cell office:value-type="float" office:value="0.0359332338602358" calcext:value-type="float">
            <text:p>0,035933234</text:p>
          </table:table-cell>
          <table:table-cell office:value-type="float" office:value="14" calcext:value-type="float">
            <text:p>14</text:p>
          </table:table-cell>
          <table:table-cell office:value-type="float" office:value="0.0363078387855512" calcext:value-type="float">
            <text:p>0,036307839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The Legend of Zelda [Ocarina of Time]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15.59999999999" calcext:value-type="float">
            <text:p>1415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667668336339" calcext:value-type="float">
            <text:p>0,0006676683</text:p>
          </table:table-cell>
          <table:table-cell office:value-type="float" office:value="0.0359262156888984" calcext:value-type="float">
            <text:p>0,035926216</text:p>
          </table:table-cell>
          <table:table-cell office:value-type="float" office:value="14" calcext:value-type="float">
            <text:p>14</text:p>
          </table:table-cell>
          <table:table-cell office:value-type="float" office:value="0.033642376312884" calcext:value-type="float">
            <text:p>0,033642376</text:p>
          </table:table-cell>
          <table:table-cell office:value-type="float" office:value="116536" calcext:value-type="float">
            <text:p>116536</text:p>
          </table:table-cell>
          <table:table-cell office:value-type="string" calcext:value-type="string">
            <text:p>Love Deluxe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0277689656447171" calcext:value-type="float">
            <text:p>0,0000277690</text:p>
          </table:table-cell>
          <table:table-cell office:value-type="float" office:value="0.035917295027524" calcext:value-type="float">
            <text:p>0,035917295</text:p>
          </table:table-cell>
          <table:table-cell office:value-type="float" office:value="14" calcext:value-type="float">
            <text:p>14</text:p>
          </table:table-cell>
          <table:table-cell office:value-type="float" office:value="0.0337553544602843" calcext:value-type="float">
            <text:p>0,033755354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Miroirs; Jeux d'eau; Pavane pour une infante dÃ©funte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378.39999999999" calcext:value-type="float">
            <text:p>1378,4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0768972044857148" calcext:value-type="float">
            <text:p>0,0000076897</text:p>
          </table:table-cell>
          <table:table-cell office:value-type="float" office:value="0.0358422466431373" calcext:value-type="float">
            <text:p>0,035842247</text:p>
          </table:table-cell>
          <table:table-cell office:value-type="float" office:value="14" calcext:value-type="float">
            <text:p>14</text:p>
          </table:table-cell>
          <table:table-cell office:value-type="float" office:value="0.0349408211225459" calcext:value-type="float">
            <text:p>0,034940821</text:p>
          </table:table-cell>
          <table:table-cell office:value-type="float" office:value="119985" calcext:value-type="float">
            <text:p>119985</text:p>
          </table:table-cell>
          <table:table-cell office:value-type="string" calcext:value-type="string">
            <text:p>Rage Against the Machine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323969259841" calcext:value-type="float">
            <text:p>0,0001323969</text:p>
          </table:table-cell>
          <table:table-cell office:value-type="float" office:value="0.0358297184520242" calcext:value-type="float">
            <text:p>0,035829718</text:p>
          </table:table-cell>
          <table:table-cell office:value-type="float" office:value="14" calcext:value-type="float">
            <text:p>14</text:p>
          </table:table-cell>
          <table:table-cell office:value-type="float" office:value="0.033947224791624" calcext:value-type="float">
            <text:p>0,033947225</text:p>
          </table:table-cell>
          <table:table-cell office:value-type="float" office:value="107278" calcext:value-type="float">
            <text:p>107278</text:p>
          </table:table-cell>
          <table:table-cell office:value-type="string" calcext:value-type="string">
            <text:p>Ser hÃ¼mano!!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462718563586" calcext:value-type="float">
            <text:p>0,0001462719</text:p>
          </table:table-cell>
          <table:table-cell office:value-type="float" office:value="0.0357956833813959" calcext:value-type="float">
            <text:p>0,035795683</text:p>
          </table:table-cell>
          <table:table-cell office:value-type="float" office:value="14" calcext:value-type="float">
            <text:p>14</text:p>
          </table:table-cell>
          <table:table-cell office:value-type="float" office:value="0.0319312297020844" calcext:value-type="float">
            <text:p>0,031931230</text:p>
          </table:table-cell>
          <table:table-cell office:value-type="float" office:value="129012" calcext:value-type="float">
            <text:p>129012</text:p>
          </table:table-cell>
          <table:table-cell office:value-type="string" calcext:value-type="string">
            <text:p>Rust in Peace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374.29999999999" calcext:value-type="float">
            <text:p>1374,3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0804229261143089" calcext:value-type="float">
            <text:p>0,0000804229</text:p>
          </table:table-cell>
          <table:table-cell office:value-type="float" office:value="0.0357747164590722" calcext:value-type="float">
            <text:p>0,035774716</text:p>
          </table:table-cell>
          <table:table-cell office:value-type="float" office:value="14" calcext:value-type="float">
            <text:p>14</text:p>
          </table:table-cell>
          <table:table-cell office:value-type="float" office:value="0.0366786360035691" calcext:value-type="float">
            <text:p>0,036678636</text:p>
          </table:table-cell>
          <table:table-cell office:value-type="float" office:value="99639" calcext:value-type="float">
            <text:p>99639</text:p>
          </table:table-cell>
          <table:table-cell office:value-type="string" calcext:value-type="string">
            <text:p>In the Nightside Eclipse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376.19999999999" calcext:value-type="float">
            <text:p>1376,2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2151602018001" calcext:value-type="float">
            <text:p>0,0002151602</text:p>
          </table:table-cell>
          <table:table-cell office:value-type="float" office:value="0.035748970475338" calcext:value-type="float">
            <text:p>0,035748970</text:p>
          </table:table-cell>
          <table:table-cell office:value-type="float" office:value="14" calcext:value-type="float">
            <text:p>14</text:p>
          </table:table-cell>
          <table:table-cell office:value-type="float" office:value="0.0443523520107875" calcext:value-type="float">
            <text:p>0,044352352</text:p>
          </table:table-cell>
          <table:table-cell office:value-type="float" office:value="75768" calcext:value-type="float">
            <text:p>75768</text:p>
          </table:table-cell>
          <table:table-cell office:value-type="string" calcext:value-type="string">
            <text:p>St. John Passion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379.79999999999" calcext:value-type="float">
            <text:p>1379,8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2618516980574" calcext:value-type="float">
            <text:p>0,0002618517</text:p>
          </table:table-cell>
          <table:table-cell office:value-type="float" office:value="0.0357457343518988" calcext:value-type="float">
            <text:p>0,035745734</text:p>
          </table:table-cell>
          <table:table-cell office:value-type="float" office:value="14" calcext:value-type="float">
            <text:p>14</text:p>
          </table:table-cell>
          <table:table-cell office:value-type="float" office:value="0.0290339332133825" calcext:value-type="float">
            <text:p>0,029033933</text:p>
          </table:table-cell>
          <table:table-cell office:value-type="float" office:value="149689" calcext:value-type="float">
            <text:p>149689</text:p>
          </table:table-cell>
          <table:table-cell office:value-type="string" calcext:value-type="string">
            <text:p>Brown Sugar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367.8" calcext:value-type="float">
            <text:p>1367,8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1223668558337" calcext:value-type="float">
            <text:p>0,0001223669</text:p>
          </table:table-cell>
          <table:table-cell office:value-type="float" office:value="0.0357055994832859" calcext:value-type="float">
            <text:p>0,035705599</text:p>
          </table:table-cell>
          <table:table-cell office:value-type="float" office:value="14" calcext:value-type="float">
            <text:p>14</text:p>
          </table:table-cell>
          <table:table-cell office:value-type="float" office:value="0.0440319027668904" calcext:value-type="float">
            <text:p>0,044031903</text:p>
          </table:table-cell>
          <table:table-cell office:value-type="float" office:value="84175" calcext:value-type="float">
            <text:p>84175</text:p>
          </table:table-cell>
          <table:table-cell office:value-type="string" calcext:value-type="string">
            <text:p>Red House Painters [Rollercoaster]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395.49999999999" calcext:value-type="float">
            <text:p>1395,5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860567982812" calcext:value-type="float">
            <text:p>0,0006860568</text:p>
          </table:table-cell>
          <table:table-cell office:value-type="float" office:value="0.035665841810703" calcext:value-type="float">
            <text:p>0,035665842</text:p>
          </table:table-cell>
          <table:table-cell office:value-type="float" office:value="14" calcext:value-type="float">
            <text:p>14</text:p>
          </table:table-cell>
          <table:table-cell office:value-type="float" office:value="0.0409638503877806" calcext:value-type="float">
            <text:p>0,040963850</text:p>
          </table:table-cell>
          <table:table-cell office:value-type="float" office:value="85497" calcext:value-type="float">
            <text:p>85497</text:p>
          </table:table-cell>
          <table:table-cell office:value-type="string" calcext:value-type="string">
            <text:p>Musick to Play in the Dark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381.8" calcext:value-type="float">
            <text:p>1381,8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553373298864281" calcext:value-type="float">
            <text:p>0,0000553373</text:p>
          </table:table-cell>
          <table:table-cell office:value-type="float" office:value="0.0355999947519367" calcext:value-type="float">
            <text:p>0,035599995</text:p>
          </table:table-cell>
          <table:table-cell office:value-type="float" office:value="14" calcext:value-type="float">
            <text:p>14</text:p>
          </table:table-cell>
          <table:table-cell office:value-type="float" office:value="0.05083907293742" calcext:value-type="float">
            <text:p>0,050839073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6 Feet Deep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405.69999999999" calcext:value-type="float">
            <text:p>1405,7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6985943859691" calcext:value-type="float">
            <text:p>0,0006985944</text:p>
          </table:table-cell>
          <table:table-cell office:value-type="float" office:value="0.0355807200075978" calcext:value-type="float">
            <text:p>0,035580720</text:p>
          </table:table-cell>
          <table:table-cell office:value-type="float" office:value="14" calcext:value-type="float">
            <text:p>14</text:p>
          </table:table-cell>
          <table:table-cell office:value-type="float" office:value="0.0352720701040075" calcext:value-type="float">
            <text:p>0,035272070</text:p>
          </table:table-cell>
          <table:table-cell office:value-type="float" office:value="98292" calcext:value-type="float">
            <text:p>98292</text:p>
          </table:table-cell>
          <table:table-cell office:value-type="string" calcext:value-type="string">
            <text:p>The End of Evangelion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367.19999999999" calcext:value-type="float">
            <text:p>1367,2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661984629920502" calcext:value-type="float">
            <text:p>0,0000661985</text:p>
          </table:table-cell>
          <table:table-cell office:value-type="float" office:value="0.0355724140609393" calcext:value-type="float">
            <text:p>0,035572414</text:p>
          </table:table-cell>
          <table:table-cell office:value-type="float" office:value="14" calcext:value-type="float">
            <text:p>14</text:p>
          </table:table-cell>
          <table:table-cell office:value-type="float" office:value="0.0395267371240192" calcext:value-type="float">
            <text:p>0,039526737</text:p>
          </table:table-cell>
          <table:table-cell office:value-type="float" office:value="86812" calcext:value-type="float">
            <text:p>86812</text:p>
          </table:table-cell>
          <table:table-cell office:value-type="string" calcext:value-type="string">
            <text:p>None So Vil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85.59999999999" calcext:value-type="float">
            <text:p>1385,6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959207036027" calcext:value-type="float">
            <text:p>0,0001959207</text:p>
          </table:table-cell>
          <table:table-cell office:value-type="float" office:value="0.0355581881448941" calcext:value-type="float">
            <text:p>0,035558188</text:p>
          </table:table-cell>
          <table:table-cell office:value-type="float" office:value="14" calcext:value-type="float">
            <text:p>14</text:p>
          </table:table-cell>
          <table:table-cell office:value-type="float" office:value="0.0311359913237221" calcext:value-type="float">
            <text:p>0,031135991</text:p>
          </table:table-cell>
          <table:table-cell office:value-type="float" office:value="123111" calcext:value-type="float">
            <text:p>123111</text:p>
          </table:table-cell>
          <table:table-cell office:value-type="string" calcext:value-type="string">
            <text:p>Heaven or Las Vegas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367.49999999999" calcext:value-type="float">
            <text:p>1367,5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0409895533476028" calcext:value-type="float">
            <text:p>0,0000409896</text:p>
          </table:table-cell>
          <table:table-cell office:value-type="float" office:value="0.0355287901644069" calcext:value-type="float">
            <text:p>0,035528790</text:p>
          </table:table-cell>
          <table:table-cell office:value-type="float" office:value="14" calcext:value-type="float">
            <text:p>14</text:p>
          </table:table-cell>
          <table:table-cell office:value-type="float" office:value="0.0342243314167373" calcext:value-type="float">
            <text:p>0,034224331</text:p>
          </table:table-cell>
          <table:table-cell office:value-type="float" office:value="106990" calcext:value-type="float">
            <text:p>106990</text:p>
          </table:table-cell>
          <table:table-cell office:value-type="string" calcext:value-type="string">
            <text:p>Mental Funeral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349.59999999999" calcext:value-type="float">
            <text:p>1349,6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087428778143541" calcext:value-type="float">
            <text:p>0,0000874288</text:p>
          </table:table-cell>
          <table:table-cell office:value-type="float" office:value="0.0354861500177237" calcext:value-type="float">
            <text:p>0,035486150</text:p>
          </table:table-cell>
          <table:table-cell office:value-type="float" office:value="14" calcext:value-type="float">
            <text:p>14</text:p>
          </table:table-cell>
          <table:table-cell office:value-type="float" office:value="0.0339849246683605" calcext:value-type="float">
            <text:p>0,033984925</text:p>
          </table:table-cell>
          <table:table-cell office:value-type="float" office:value="105397" calcext:value-type="float">
            <text:p>105397</text:p>
          </table:table-cell>
          <table:table-cell office:value-type="string" calcext:value-type="string">
            <text:p>Nespithe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358.79999999999" calcext:value-type="float">
            <text:p>1358,8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15442697206" calcext:value-type="float">
            <text:p>0,0001815443</text:p>
          </table:table-cell>
          <table:table-cell office:value-type="float" office:value="0.0353779609497384" calcext:value-type="float">
            <text:p>0,035377961</text:p>
          </table:table-cell>
          <table:table-cell office:value-type="float" office:value="14" calcext:value-type="float">
            <text:p>14</text:p>
          </table:table-cell>
          <table:table-cell office:value-type="float" office:value="0.0390695423870099" calcext:value-type="float">
            <text:p>0,039069542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I Could Live in Hope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358.99999999999" calcext:value-type="float">
            <text:p>1359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457703528511" calcext:value-type="float">
            <text:p>0,0001457704</text:p>
          </table:table-cell>
          <table:table-cell office:value-type="float" office:value="0.0353425356636338" calcext:value-type="float">
            <text:p>0,035342536</text:p>
          </table:table-cell>
          <table:table-cell office:value-type="float" office:value="14" calcext:value-type="float">
            <text:p>14</text:p>
          </table:table-cell>
          <table:table-cell office:value-type="float" office:value="0.037470897812352" calcext:value-type="float">
            <text:p>0,037470898</text:p>
          </table:table-cell>
          <table:table-cell office:value-type="float" office:value="94388" calcext:value-type="float">
            <text:p>94388</text:p>
          </table:table-cell>
          <table:table-cell office:value-type="string" calcext:value-type="string">
            <text:p>Hvis lyset tar oss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360.09999999999" calcext:value-type="float">
            <text:p>1360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3268799861986" calcext:value-type="float">
            <text:p>0,0003268800</text:p>
          </table:table-cell>
          <table:table-cell office:value-type="float" office:value="0.0353339661747552" calcext:value-type="float">
            <text:p>0,035333966</text:p>
          </table:table-cell>
          <table:table-cell office:value-type="float" office:value="14" calcext:value-type="float">
            <text:p>14</text:p>
          </table:table-cell>
          <table:table-cell office:value-type="float" office:value="0.0356738757121842" calcext:value-type="float">
            <text:p>0,035673876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Ridin' Dirty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350.59999999999" calcext:value-type="float">
            <text:p>1350,6</text:p>
          </table:table-cell>
          <table:table-cell office:value-type="float" office:value="567" calcext:value-type="float">
            <text:p>567</text:p>
          </table:table-cell>
          <table:table-cell office:value-type="float" office:value="0.567567567567568" calcext:value-type="float">
            <text:p>0,56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811320754717" calcext:value-type="float">
            <text:p>0,6981</text:p>
          </table:table-cell>
          <table:table-cell office:value-type="float" office:value="0.0000174523220615405" calcext:value-type="float">
            <text:p>0,0000174523</text:p>
          </table:table-cell>
          <table:table-cell office:value-type="float" office:value="0.0353166125961202" calcext:value-type="float">
            <text:p>0,035316613</text:p>
          </table:table-cell>
          <table:table-cell office:value-type="float" office:value="14" calcext:value-type="float">
            <text:p>14</text:p>
          </table:table-cell>
          <table:table-cell office:value-type="float" office:value="0.0348517787919333" calcext:value-type="float">
            <text:p>0,034851779</text:p>
          </table:table-cell>
          <table:table-cell office:value-type="float" office:value="109483" calcext:value-type="float">
            <text:p>109483</text:p>
          </table:table-cell>
          <table:table-cell office:value-type="string" calcext:value-type="string">
            <text:p>American Football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366.69999999999" calcext:value-type="float">
            <text:p>1366,7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1056500722499" calcext:value-type="float">
            <text:p>0,0001056501</text:p>
          </table:table-cell>
          <table:table-cell office:value-type="float" office:value="0.0352551210464631" calcext:value-type="float">
            <text:p>0,035255121</text:p>
          </table:table-cell>
          <table:table-cell office:value-type="float" office:value="14" calcext:value-type="float">
            <text:p>14</text:p>
          </table:table-cell>
          <table:table-cell office:value-type="float" office:value="0.0411529296967837" calcext:value-type="float">
            <text:p>0,041152930</text:p>
          </table:table-cell>
          <table:table-cell office:value-type="float" office:value="84933" calcext:value-type="float">
            <text:p>84933</text:p>
          </table:table-cell>
          <table:table-cell office:value-type="string" calcext:value-type="string">
            <text:p>Filosofem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360.3" calcext:value-type="float">
            <text:p>1360,3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023236329181553" calcext:value-type="float">
            <text:p>0,0000232363</text:p>
          </table:table-cell>
          <table:table-cell office:value-type="float" office:value="0.0351551091414945" calcext:value-type="float">
            <text:p>0,035155109</text:p>
          </table:table-cell>
          <table:table-cell office:value-type="float" office:value="14" calcext:value-type="float">
            <text:p>14</text:p>
          </table:table-cell>
          <table:table-cell office:value-type="float" office:value="0.0370386403328748" calcext:value-type="float">
            <text:p>0,037038640</text:p>
          </table:table-cell>
          <table:table-cell office:value-type="float" office:value="100699" calcext:value-type="float">
            <text:p>100699</text:p>
          </table:table-cell>
          <table:table-cell office:value-type="string" calcext:value-type="string">
            <text:p>Like an Ever Flowing Stream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348.49999999999" calcext:value-type="float">
            <text:p>1348,5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2644595162965" calcext:value-type="float">
            <text:p>0,0002644595</text:p>
          </table:table-cell>
          <table:table-cell office:value-type="float" office:value="0.0350915817207203" calcext:value-type="float">
            <text:p>0,035091582</text:p>
          </table:table-cell>
          <table:table-cell office:value-type="float" office:value="14" calcext:value-type="float">
            <text:p>14</text:p>
          </table:table-cell>
          <table:table-cell office:value-type="float" office:value="0.0413952775291391" calcext:value-type="float">
            <text:p>0,041395278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Ã†nima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351.89999999999" calcext:value-type="float">
            <text:p>1351,9</text:p>
          </table:table-cell>
          <table:table-cell office:value-type="float" office:value="461" calcext:value-type="float">
            <text:p>461</text:p>
          </table:table-cell>
          <table:table-cell office:value-type="float" office:value="0.461461461461461" calcext:value-type="float">
            <text:p>0,46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9967469095641" calcext:value-type="float">
            <text:p>0,6500</text:p>
          </table:table-cell>
          <table:table-cell office:value-type="float" office:value="0.000211252382261" calcext:value-type="float">
            <text:p>0,0002112524</text:p>
          </table:table-cell>
          <table:table-cell office:value-type="float" office:value="0.035041239734122" calcext:value-type="float">
            <text:p>0,035041240</text:p>
          </table:table-cell>
          <table:table-cell office:value-type="float" office:value="14" calcext:value-type="float">
            <text:p>14</text:p>
          </table:table-cell>
          <table:table-cell office:value-type="float" office:value="0.045515058766735" calcext:value-type="float">
            <text:p>0,045515059</text:p>
          </table:table-cell>
          <table:table-cell office:value-type="float" office:value="71433" calcext:value-type="float">
            <text:p>71433</text:p>
          </table:table-cell>
          <table:table-cell office:value-type="string" calcext:value-type="string">
            <text:p>The Chronic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350.6" calcext:value-type="float">
            <text:p>1350,6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2577728028629" calcext:value-type="float">
            <text:p>0,0002577728</text:p>
          </table:table-cell>
          <table:table-cell office:value-type="float" office:value="0.034949996062091" calcext:value-type="float">
            <text:p>0,034949996</text:p>
          </table:table-cell>
          <table:table-cell office:value-type="float" office:value="14" calcext:value-type="float">
            <text:p>14</text:p>
          </table:table-cell>
          <table:table-cell office:value-type="float" office:value="0.0458552202173049" calcext:value-type="float">
            <text:p>0,045855220</text:p>
          </table:table-cell>
          <table:table-cell office:value-type="float" office:value="69687" calcext:value-type="float">
            <text:p>69687</text:p>
          </table:table-cell>
          <table:table-cell office:value-type="string" calcext:value-type="string">
            <text:p>A Blaze in the Northern Sky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339.8" calcext:value-type="float">
            <text:p>1339,8</text:p>
          </table:table-cell>
          <table:table-cell office:value-type="float" office:value="493" calcext:value-type="float">
            <text:p>493</text:p>
          </table:table-cell>
          <table:table-cell office:value-type="float" office:value="0.493493493493494" calcext:value-type="float">
            <text:p>0,493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3787375415282" calcext:value-type="float">
            <text:p>0,6638</text:p>
          </table:table-cell>
          <table:table-cell office:value-type="float" office:value="0.0000650282881411806" calcext:value-type="float">
            <text:p>0,0000650283</text:p>
          </table:table-cell>
          <table:table-cell office:value-type="float" office:value="0.0349304819410335" calcext:value-type="float">
            <text:p>0,034930482</text:p>
          </table:table-cell>
          <table:table-cell office:value-type="float" office:value="14" calcext:value-type="float">
            <text:p>14</text:p>
          </table:table-cell>
          <table:table-cell office:value-type="float" office:value="0.041748270962913" calcext:value-type="float">
            <text:p>0,041748271</text:p>
          </table:table-cell>
          <table:table-cell office:value-type="float" office:value="84498" calcext:value-type="float">
            <text:p>84498</text:p>
          </table:table-cell>
          <table:table-cell office:value-type="string" calcext:value-type="string">
            <text:p>We Are the Romans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331.09999999999" calcext:value-type="float">
            <text:p>1331,1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124372869863852" calcext:value-type="float">
            <text:p>0,0000124373</text:p>
          </table:table-cell>
          <table:table-cell office:value-type="float" office:value="0.0348049341155194" calcext:value-type="float">
            <text:p>0,034804934</text:p>
          </table:table-cell>
          <table:table-cell office:value-type="float" office:value="14" calcext:value-type="float">
            <text:p>14</text:p>
          </table:table-cell>
          <table:table-cell office:value-type="float" office:value="0.0400934222389993" calcext:value-type="float">
            <text:p>0,040093422</text:p>
          </table:table-cell>
          <table:table-cell office:value-type="float" office:value="86608" calcext:value-type="float">
            <text:p>86608</text:p>
          </table:table-cell>
          <table:table-cell office:value-type="string" calcext:value-type="string">
            <text:p>Souls at Zero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327.79999999999" calcext:value-type="float">
            <text:p>1327,8</text:p>
          </table:table-cell>
          <table:table-cell office:value-type="float" office:value="561" calcext:value-type="float">
            <text:p>561</text:p>
          </table:table-cell>
          <table:table-cell office:value-type="float" office:value="0.561561561561562" calcext:value-type="float">
            <text:p>0,5616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95198329853862" calcext:value-type="float">
            <text:p>0,6952</text:p>
          </table:table-cell>
          <table:table-cell office:value-type="float" office:value="0.0003149442027197" calcext:value-type="float">
            <text:p>0,0003149442</text:p>
          </table:table-cell>
          <table:table-cell office:value-type="float" office:value="0.03458789409833" calcext:value-type="float">
            <text:p>0,034587894</text:p>
          </table:table-cell>
          <table:table-cell office:value-type="float" office:value="14" calcext:value-type="float">
            <text:p>14</text:p>
          </table:table-cell>
          <table:table-cell office:value-type="float" office:value="0.0345327344142994" calcext:value-type="float">
            <text:p>0,034532734</text:p>
          </table:table-cell>
          <table:table-cell office:value-type="float" office:value="109262" calcext:value-type="float">
            <text:p>109262</text:p>
          </table:table-cell>
          <table:table-cell office:value-type="string" calcext:value-type="string">
            <text:p>Static Age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311.19999999999" calcext:value-type="float">
            <text:p>1311,2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1116681143401" calcext:value-type="float">
            <text:p>0,0001116681</text:p>
          </table:table-cell>
          <table:table-cell office:value-type="float" office:value="0.0345823457651226" calcext:value-type="float">
            <text:p>0,034582346</text:p>
          </table:table-cell>
          <table:table-cell office:value-type="float" office:value="14" calcext:value-type="float">
            <text:p>14</text:p>
          </table:table-cell>
          <table:table-cell office:value-type="float" office:value="0.0385548092395591" calcext:value-type="float">
            <text:p>0,038554809</text:p>
          </table:table-cell>
          <table:table-cell office:value-type="float" office:value="86284" calcext:value-type="float">
            <text:p>86284</text:p>
          </table:table-cell>
          <table:table-cell office:value-type="string" calcext:value-type="string">
            <text:p>Effigy of the Forgotten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322.29999999999" calcext:value-type="float">
            <text:p>1322,3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0595117495585098" calcext:value-type="float">
            <text:p>0,0000595117</text:p>
          </table:table-cell>
          <table:table-cell office:value-type="float" office:value="0.0345520736296056" calcext:value-type="float">
            <text:p>0,034552074</text:p>
          </table:table-cell>
          <table:table-cell office:value-type="float" office:value="14" calcext:value-type="float">
            <text:p>14</text:p>
          </table:table-cell>
          <table:table-cell office:value-type="float" office:value="0.0355077362753979" calcext:value-type="float">
            <text:p>0,035507736</text:p>
          </table:table-cell>
          <table:table-cell office:value-type="float" office:value="98426" calcext:value-type="float">
            <text:p>98426</text:p>
          </table:table-cell>
          <table:table-cell office:value-type="string" calcext:value-type="string">
            <text:p>Paysage d'Hiver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316.29999999999" calcext:value-type="float">
            <text:p>1316,3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00802405612024851" calcext:value-type="float">
            <text:p>0,0000080241</text:p>
          </table:table-cell>
          <table:table-cell office:value-type="float" office:value="0.0345187167283127" calcext:value-type="float">
            <text:p>0,034518717</text:p>
          </table:table-cell>
          <table:table-cell office:value-type="float" office:value="14" calcext:value-type="float">
            <text:p>14</text:p>
          </table:table-cell>
          <table:table-cell office:value-type="float" office:value="0.0372492805141922" calcext:value-type="float">
            <text:p>0,037249281</text:p>
          </table:table-cell>
          <table:table-cell office:value-type="float" office:value="92812" calcext:value-type="float">
            <text:p>92812</text:p>
          </table:table-cell>
          <table:table-cell office:value-type="string" calcext:value-type="string">
            <text:p>Through Silver in Blood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354.89999999999" calcext:value-type="float">
            <text:p>1354,9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360746183725" calcext:value-type="float">
            <text:p>0,0001360746</text:p>
          </table:table-cell>
          <table:table-cell office:value-type="float" office:value="0.0344595970595581" calcext:value-type="float">
            <text:p>0,034459597</text:p>
          </table:table-cell>
          <table:table-cell office:value-type="float" office:value="14" calcext:value-type="float">
            <text:p>14</text:p>
          </table:table-cell>
          <table:table-cell office:value-type="float" office:value="0.031704057823515" calcext:value-type="float">
            <text:p>0,031704058</text:p>
          </table:table-cell>
          <table:table-cell office:value-type="float" office:value="114339" calcext:value-type="float">
            <text:p>114339</text:p>
          </table:table-cell>
          <table:table-cell office:value-type="string" calcext:value-type="string">
            <text:p>The Nutcracker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338.49999999999" calcext:value-type="float">
            <text:p>1338,5</text:p>
          </table:table-cell>
          <table:table-cell office:value-type="float" office:value="541" calcext:value-type="float">
            <text:p>541</text:p>
          </table:table-cell>
          <table:table-cell office:value-type="float" office:value="0.541541541541542" calcext:value-type="float">
            <text:p>0,54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5655456417296" calcext:value-type="float">
            <text:p>0,6857</text:p>
          </table:table-cell>
          <table:table-cell office:value-type="float" office:value="0.0001618184650916" calcext:value-type="float">
            <text:p>0,0001618185</text:p>
          </table:table-cell>
          <table:table-cell office:value-type="float" office:value="0.0342982517334313" calcext:value-type="float">
            <text:p>0,034298252</text:p>
          </table:table-cell>
          <table:table-cell office:value-type="float" office:value="14" calcext:value-type="float">
            <text:p>14</text:p>
          </table:table-cell>
          <table:table-cell office:value-type="float" office:value="0.0353006172254122" calcext:value-type="float">
            <text:p>0,035300617</text:p>
          </table:table-cell>
          <table:table-cell office:value-type="float" office:value="96654" calcext:value-type="float">
            <text:p>96654</text:p>
          </table:table-cell>
          <table:table-cell office:value-type="string" calcext:value-type="string">
            <text:p>Final Fantasy VII (ãƒ•ã‚¡ã‚¤ãƒŠãƒ«ãƒ•ã‚¡ãƒ³ã‚¿ã‚¸ãƒ¼VII)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298.79999999999" calcext:value-type="float">
            <text:p>1298,8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0110330771653417" calcext:value-type="float">
            <text:p>0,0000110331</text:p>
          </table:table-cell>
          <table:table-cell office:value-type="float" office:value="0.0341912593223076" calcext:value-type="float">
            <text:p>0,034191259</text:p>
          </table:table-cell>
          <table:table-cell office:value-type="float" office:value="14" calcext:value-type="float">
            <text:p>14</text:p>
          </table:table-cell>
          <table:table-cell office:value-type="float" office:value="0.0305520826579349" calcext:value-type="float">
            <text:p>0,030552083</text:p>
          </table:table-cell>
          <table:table-cell office:value-type="float" office:value="121659" calcext:value-type="float">
            <text:p>121659</text:p>
          </table:table-cell>
          <table:table-cell office:value-type="string" calcext:value-type="string">
            <text:p>Storm of the Light's Ban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296.69999999999" calcext:value-type="float">
            <text:p>1296,7</text:p>
          </table:table-cell>
          <table:table-cell office:value-type="float" office:value="432" calcext:value-type="float">
            <text:p>432</text:p>
          </table:table-cell>
          <table:table-cell office:value-type="float" office:value="0.432432432432432" calcext:value-type="float">
            <text:p>0,432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37931034482759" calcext:value-type="float">
            <text:p>0,6379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341842560048742" calcext:value-type="float">
            <text:p>0,034184256</text:p>
          </table:table-cell>
          <table:table-cell office:value-type="float" office:value="14" calcext:value-type="float">
            <text:p>14</text:p>
          </table:table-cell>
          <table:table-cell office:value-type="float" office:value="0.0491584883258071" calcext:value-type="float">
            <text:p>0,049158488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Dirt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294.39999999999" calcext:value-type="float">
            <text:p>1294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0120360841803728" calcext:value-type="float">
            <text:p>0,0000120361</text:p>
          </table:table-cell>
          <table:table-cell office:value-type="float" office:value="0.0339518514413834" calcext:value-type="float">
            <text:p>0,033951851</text:p>
          </table:table-cell>
          <table:table-cell office:value-type="float" office:value="14" calcext:value-type="float">
            <text:p>14</text:p>
          </table:table-cell>
          <table:table-cell office:value-type="float" office:value="0.0299816474011293" calcext:value-type="float">
            <text:p>0,029981647</text:p>
          </table:table-cell>
          <table:table-cell office:value-type="float" office:value="131693" calcext:value-type="float">
            <text:p>131693</text:p>
          </table:table-cell>
          <table:table-cell office:value-type="string" calcext:value-type="string">
            <text:p>Juan Gabriel en el Palacio de Bellas Artes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298.09999999999" calcext:value-type="float">
            <text:p>1298,1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72279761391" calcext:value-type="float">
            <text:p>0,0001872280</text:p>
          </table:table-cell>
          <table:table-cell office:value-type="float" office:value="0.0339299690944198" calcext:value-type="float">
            <text:p>0,033929969</text:p>
          </table:table-cell>
          <table:table-cell office:value-type="float" office:value="14" calcext:value-type="float">
            <text:p>14</text:p>
          </table:table-cell>
          <table:table-cell office:value-type="float" office:value="0.0361282149895768" calcext:value-type="float">
            <text:p>0,036128215</text:p>
          </table:table-cell>
          <table:table-cell office:value-type="float" office:value="87244" calcext:value-type="float">
            <text:p>87244</text:p>
          </table:table-cell>
          <table:table-cell office:value-type="string" calcext:value-type="string">
            <text:p>é©å‘½äº¬åŠ‡ (Revolutionary Pekinese Opera) Ver.1.2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79.39999999999" calcext:value-type="float">
            <text:p>1279,4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1774207964366" calcext:value-type="float">
            <text:p>0,0001774208</text:p>
          </table:table-cell>
          <table:table-cell office:value-type="float" office:value="0.0336814035282196" calcext:value-type="float">
            <text:p>0,033681404</text:p>
          </table:table-cell>
          <table:table-cell office:value-type="float" office:value="14" calcext:value-type="float">
            <text:p>14</text:p>
          </table:table-cell>
          <table:table-cell office:value-type="float" office:value="0.0487317251880281" calcext:value-type="float">
            <text:p>0,048731725</text:p>
          </table:table-cell>
          <table:table-cell office:value-type="float" office:value="62620" calcext:value-type="float">
            <text:p>62620</text:p>
          </table:table-cell>
          <table:table-cell office:value-type="string" calcext:value-type="string">
            <text:p>The Downward Spiral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256.29999999999" calcext:value-type="float">
            <text:p>1256,3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33493503107528" calcext:value-type="float">
            <text:p>0,033493503</text:p>
          </table:table-cell>
          <table:table-cell office:value-type="float" office:value="14" calcext:value-type="float">
            <text:p>14</text:p>
          </table:table-cell>
          <table:table-cell office:value-type="float" office:value="0.0342699256250717" calcext:value-type="float">
            <text:p>0,034269926</text:p>
          </table:table-cell>
          <table:table-cell office:value-type="float" office:value="111186" calcext:value-type="float">
            <text:p>111186</text:p>
          </table:table-cell>
          <table:table-cell office:value-type="string" calcext:value-type="string">
            <text:p>Unplugged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276.3" calcext:value-type="float">
            <text:p>1276,3</text:p>
          </table:table-cell>
          <table:table-cell office:value-type="float" office:value="385" calcext:value-type="float">
            <text:p>385</text:p>
          </table:table-cell>
          <table:table-cell office:value-type="float" office:value="0.385385385385385" calcext:value-type="float">
            <text:p>0,385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19342839429634" calcext:value-type="float">
            <text:p>0,6193</text:p>
          </table:table-cell>
          <table:table-cell office:value-type="float" office:value="0.0000499831829157147" calcext:value-type="float">
            <text:p>0,0000499832</text:p>
          </table:table-cell>
          <table:table-cell office:value-type="float" office:value="0.0334811104444496" calcext:value-type="float">
            <text:p>0,033481110</text:p>
          </table:table-cell>
          <table:table-cell office:value-type="float" office:value="14" calcext:value-type="float">
            <text:p>14</text:p>
          </table:table-cell>
          <table:table-cell office:value-type="float" office:value="0.0576664364159729" calcext:value-type="float">
            <text:p>0,057666436</text:p>
          </table:table-cell>
          <table:table-cell office:value-type="float" office:value="53263" calcext:value-type="float">
            <text:p>53263</text:p>
          </table:table-cell>
          <table:table-cell office:value-type="string" calcext:value-type="string">
            <text:p>Doggystyle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280.4" calcext:value-type="float">
            <text:p>1280,4</text:p>
          </table:table-cell>
          <table:table-cell office:value-type="float" office:value="416" calcext:value-type="float">
            <text:p>416</text:p>
          </table:table-cell>
          <table:table-cell office:value-type="float" office:value="0.416416416416416" calcext:value-type="float">
            <text:p>0,416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31479140328698" calcext:value-type="float">
            <text:p>0,6315</text:p>
          </table:table-cell>
          <table:table-cell office:value-type="float" office:value="0.0004616698003471" calcext:value-type="float">
            <text:p>0,0004616698</text:p>
          </table:table-cell>
          <table:table-cell office:value-type="float" office:value="0.0333002068001612" calcext:value-type="float">
            <text:p>0,033300207</text:p>
          </table:table-cell>
          <table:table-cell office:value-type="float" office:value="14" calcext:value-type="float">
            <text:p>14</text:p>
          </table:table-cell>
          <table:table-cell office:value-type="float" office:value="0.0508027541894401" calcext:value-type="float">
            <text:p>0,050802754</text:p>
          </table:table-cell>
          <table:table-cell office:value-type="float" office:value="60146" calcext:value-type="float">
            <text:p>60146</text:p>
          </table:table-cell>
          <table:table-cell office:value-type="string" calcext:value-type="string">
            <text:p>Mystic Stylez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253.19999999999" calcext:value-type="float">
            <text:p>1253,2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0690403162013048" calcext:value-type="float">
            <text:p>0,0000690403</text:p>
          </table:table-cell>
          <table:table-cell office:value-type="float" office:value="0.033075945421802" calcext:value-type="float">
            <text:p>0,033075945</text:p>
          </table:table-cell>
          <table:table-cell office:value-type="float" office:value="14" calcext:value-type="float">
            <text:p>14</text:p>
          </table:table-cell>
          <table:table-cell office:value-type="float" office:value="0.0413537576364396" calcext:value-type="float">
            <text:p>0,041353758</text:p>
          </table:table-cell>
          <table:table-cell office:value-type="float" office:value="77993" calcext:value-type="float">
            <text:p>77993</text:p>
          </table:table-cell>
          <table:table-cell office:value-type="string" calcext:value-type="string">
            <text:p>Bergtatt: Et eeventyr i 5 capitler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239.1" calcext:value-type="float">
            <text:p>1239,1</text:p>
          </table:table-cell>
          <table:table-cell office:value-type="float" office:value="422" calcext:value-type="float">
            <text:p>422</text:p>
          </table:table-cell>
          <table:table-cell office:value-type="float" office:value="0.422422422422422" calcext:value-type="float">
            <text:p>0,422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33883248730965" calcext:value-type="float">
            <text:p>0,6339</text:p>
          </table:table-cell>
          <table:table-cell office:value-type="float" office:value="0.0002515875929369" calcext:value-type="float">
            <text:p>0,0002515876</text:p>
          </table:table-cell>
          <table:table-cell office:value-type="float" office:value="0.0327562215943453" calcext:value-type="float">
            <text:p>0,032756222</text:p>
          </table:table-cell>
          <table:table-cell office:value-type="float" office:value="14" calcext:value-type="float">
            <text:p>14</text:p>
          </table:table-cell>
          <table:table-cell office:value-type="float" office:value="0.0484853954960751" calcext:value-type="float">
            <text:p>0,048485395</text:p>
          </table:table-cell>
          <table:table-cell office:value-type="float" office:value="60938" calcext:value-type="float">
            <text:p>60938</text:p>
          </table:table-cell>
          <table:table-cell office:value-type="string" calcext:value-type="string">
            <text:p>Koyaanisqatsi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229.6" calcext:value-type="float">
            <text:p>1229,6</text:p>
          </table:table-cell>
          <table:table-cell office:value-type="float" office:value="378" calcext:value-type="float">
            <text:p>378</text:p>
          </table:table-cell>
          <table:table-cell office:value-type="float" office:value="0.378378378378378" calcext:value-type="float">
            <text:p>0,37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6666666666667" calcext:value-type="float">
            <text:p>0,6167</text:p>
          </table:table-cell>
          <table:table-cell office:value-type="float" office:value="0.0000932796523978889" calcext:value-type="float">
            <text:p>0,0000932797</text:p>
          </table:table-cell>
          <table:table-cell office:value-type="float" office:value="0.0326288021983463" calcext:value-type="float">
            <text:p>0,032628802</text:p>
          </table:table-cell>
          <table:table-cell office:value-type="float" office:value="14" calcext:value-type="float">
            <text:p>14</text:p>
          </table:table-cell>
          <table:table-cell office:value-type="float" office:value="0.0583858768721807" calcext:value-type="float">
            <text:p>0,058385877</text:p>
          </table:table-cell>
          <table:table-cell office:value-type="float" office:value="51975" calcext:value-type="float">
            <text:p>51975</text:p>
          </table:table-cell>
          <table:table-cell office:value-type="string" calcext:value-type="string">
            <text:p>When the Kite String Pops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612.49999999999" calcext:value-type="float">
            <text:p>1612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7060023092087" calcext:value-type="float">
            <text:p>0,0007060023</text:p>
          </table:table-cell>
          <table:table-cell office:value-type="float" office:value="0.0308780047196706" calcext:value-type="float">
            <text:p>0,030878005</text:p>
          </table:table-cell>
          <table:table-cell office:value-type="float" office:value="16" calcext:value-type="float">
            <text:p>16</text:p>
          </table:table-cell>
          <table:table-cell office:value-type="float" office:value="0.0278368837945644" calcext:value-type="float">
            <text:p>0,027836884</text:p>
          </table:table-cell>
          <table:table-cell office:value-type="float" office:value="169045" calcext:value-type="float">
            <text:p>169045</text:p>
          </table:table-cell>
          <table:table-cell office:value-type="string" calcext:value-type="string">
            <text:p>Live at Massey Hall 1971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666.59999999999" calcext:value-type="float">
            <text:p>1666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10722813662025" calcext:value-type="float">
            <text:p>0,0010722814</text:p>
          </table:table-cell>
          <table:table-cell office:value-type="float" office:value="0.0299881016738555" calcext:value-type="float">
            <text:p>0,029988102</text:p>
          </table:table-cell>
          <table:table-cell office:value-type="float" office:value="16" calcext:value-type="float">
            <text:p>16</text:p>
          </table:table-cell>
          <table:table-cell office:value-type="float" office:value="0.0253093523786004" calcext:value-type="float">
            <text:p>0,025309352</text:p>
          </table:table-cell>
          <table:table-cell office:value-type="float" office:value="211124" calcext:value-type="float">
            <text:p>211124</text:p>
          </table:table-cell>
          <table:table-cell office:value-type="string" calcext:value-type="string">
            <text:p>Live in Chicago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526.89999999999" calcext:value-type="float">
            <text:p>1526,9</text:p>
          </table:table-cell>
          <table:table-cell office:value-type="float" office:value="728" calcext:value-type="float">
            <text:p>728</text:p>
          </table:table-cell>
          <table:table-cell office:value-type="float" office:value="0.728728728728729" calcext:value-type="float">
            <text:p>0,728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86614173228347" calcext:value-type="float">
            <text:p>0,7866</text:p>
          </table:table-cell>
          <table:table-cell office:value-type="float" office:value="0.0006891326864606" calcext:value-type="float">
            <text:p>0,0006891327</text:p>
          </table:table-cell>
          <table:table-cell office:value-type="float" office:value="0.0287354010311059" calcext:value-type="float">
            <text:p>0,028735401</text:p>
          </table:table-cell>
          <table:table-cell office:value-type="float" office:value="16" calcext:value-type="float">
            <text:p>16</text:p>
          </table:table-cell>
          <table:table-cell office:value-type="float" office:value="0.0251376254664069" calcext:value-type="float">
            <text:p>0,025137625</text:p>
          </table:table-cell>
          <table:table-cell office:value-type="float" office:value="176355" calcext:value-type="float">
            <text:p>176355</text:p>
          </table:table-cell>
          <table:table-cell office:value-type="string" calcext:value-type="string">
            <text:p>Frances the Mute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545.79999999998" calcext:value-type="float">
            <text:p>1545,8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3696080850389" calcext:value-type="float">
            <text:p>0,0003696081</text:p>
          </table:table-cell>
          <table:table-cell office:value-type="float" office:value="0.0281676685675406" calcext:value-type="float">
            <text:p>0,028167669</text:p>
          </table:table-cell>
          <table:table-cell office:value-type="float" office:value="16" calcext:value-type="float">
            <text:p>16</text:p>
          </table:table-cell>
          <table:table-cell office:value-type="float" office:value="0.0247055130571951" calcext:value-type="float">
            <text:p>0,024705513</text:p>
          </table:table-cell>
          <table:table-cell office:value-type="float" office:value="185416" calcext:value-type="float">
            <text:p>185416</text:p>
          </table:table-cell>
          <table:table-cell office:value-type="string" calcext:value-type="string">
            <text:p>Live at Sin-Ã©: Legacy Edition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537.49999999999" calcext:value-type="float">
            <text:p>1537,5</text:p>
          </table:table-cell>
          <table:table-cell office:value-type="float" office:value="745" calcext:value-type="float">
            <text:p>745</text:p>
          </table:table-cell>
          <table:table-cell office:value-type="float" office:value="0.745745745745746" calcext:value-type="float">
            <text:p>0,74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7286512370311" calcext:value-type="float">
            <text:p>0,7973</text:p>
          </table:table-cell>
          <table:table-cell office:value-type="float" office:value="0.0003571373644853" calcext:value-type="float">
            <text:p>0,0003571374</text:p>
          </table:table-cell>
          <table:table-cell office:value-type="float" office:value="0.0279074802944272" calcext:value-type="float">
            <text:p>0,027907480</text:p>
          </table:table-cell>
          <table:table-cell office:value-type="float" office:value="16" calcext:value-type="float">
            <text:p>16</text:p>
          </table:table-cell>
          <table:table-cell office:value-type="float" office:value="0.0252905884045243" calcext:value-type="float">
            <text:p>0,025290588</text:p>
          </table:table-cell>
          <table:table-cell office:value-type="float" office:value="186948" calcext:value-type="float">
            <text:p>186948</text:p>
          </table:table-cell>
          <table:table-cell office:value-type="string" calcext:value-type="string">
            <text:p>Stories From the City, Stories From the Sea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11316784863879" calcext:value-type="float">
            <text:p>0,0011316785</text:p>
          </table:table-cell>
          <table:table-cell office:value-type="float" office:value="0.0274877635145853" calcext:value-type="float">
            <text:p>0,027487764</text:p>
          </table:table-cell>
          <table:table-cell office:value-type="float" office:value="16" calcext:value-type="float">
            <text:p>16</text:p>
          </table:table-cell>
          <table:table-cell office:value-type="float" office:value="0.0281259643700778" calcext:value-type="float">
            <text:p>0,028125964</text:p>
          </table:table-cell>
          <table:table-cell office:value-type="float" office:value="139362" calcext:value-type="float">
            <text:p>139362</text:p>
          </table:table-cell>
          <table:table-cell office:value-type="string" calcext:value-type="string">
            <text:p>The Bootleg Series Vol. 5: Live 1975 - The Rolling Thunder Revue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496.19999999999" calcext:value-type="float">
            <text:p>1496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8573035293142" calcext:value-type="float">
            <text:p>0,0008573035</text:p>
          </table:table-cell>
          <table:table-cell office:value-type="float" office:value="0.0268159060899769" calcext:value-type="float">
            <text:p>0,026815906</text:p>
          </table:table-cell>
          <table:table-cell office:value-type="float" office:value="16" calcext:value-type="float">
            <text:p>16</text:p>
          </table:table-cell>
          <table:table-cell office:value-type="float" office:value="0.0267280554861947" calcext:value-type="float">
            <text:p>0,026728055</text:p>
          </table:table-cell>
          <table:table-cell office:value-type="float" office:value="146851" calcext:value-type="float">
            <text:p>146851</text:p>
          </table:table-cell>
          <table:table-cell office:value-type="string" calcext:value-type="string">
            <text:p>Quebe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97.99999999999" calcext:value-type="float">
            <text:p>1498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12207264044271" calcext:value-type="float">
            <text:p>0,0012207264</text:p>
          </table:table-cell>
          <table:table-cell office:value-type="float" office:value="0.026570668600017" calcext:value-type="float">
            <text:p>0,026570669</text:p>
          </table:table-cell>
          <table:table-cell office:value-type="float" office:value="16" calcext:value-type="float">
            <text:p>16</text:p>
          </table:table-cell>
          <table:table-cell office:value-type="float" office:value="0.0269932313800005" calcext:value-type="float">
            <text:p>0,026993231</text:p>
          </table:table-cell>
          <table:table-cell office:value-type="float" office:value="154379" calcext:value-type="float">
            <text:p>154379</text:p>
          </table:table-cell>
          <table:table-cell office:value-type="string" calcext:value-type="string">
            <text:p>In Rainbows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428.09999999999" calcext:value-type="float">
            <text:p>1428,1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07950769741" calcext:value-type="float">
            <text:p>0,0003207951</text:p>
          </table:table-cell>
          <table:table-cell office:value-type="float" office:value="0.0265687439879883" calcext:value-type="float">
            <text:p>0,026568744</text:p>
          </table:table-cell>
          <table:table-cell office:value-type="float" office:value="10" calcext:value-type="float">
            <text:p>10</text:p>
          </table:table-cell>
          <table:table-cell office:value-type="float" office:value="0.0259622588555486" calcext:value-type="float">
            <text:p>0,025962259</text:p>
          </table:table-cell>
          <table:table-cell office:value-type="float" office:value="165260" calcext:value-type="float">
            <text:p>165260</text:p>
          </table:table-cell>
          <table:table-cell office:value-type="string" calcext:value-type="string">
            <text:p>Spinetta y las bandas eternas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471.99999999999" calcext:value-type="float">
            <text:p>1472,0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197441071188" calcext:value-type="float">
            <text:p>0,0004197441</text:p>
          </table:table-cell>
          <table:table-cell office:value-type="float" office:value="0.0264711732828362" calcext:value-type="float">
            <text:p>0,026471173</text:p>
          </table:table-cell>
          <table:table-cell office:value-type="float" office:value="16" calcext:value-type="float">
            <text:p>16</text:p>
          </table:table-cell>
          <table:table-cell office:value-type="float" office:value="0.028926721571899" calcext:value-type="float">
            <text:p>0,028926722</text:p>
          </table:table-cell>
          <table:table-cell office:value-type="float" office:value="143270" calcext:value-type="float">
            <text:p>143270</text:p>
          </table:table-cell>
          <table:table-cell office:value-type="string" calcext:value-type="string">
            <text:p>Figure 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455.69999999999" calcext:value-type="float">
            <text:p>1455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63500851744" calcext:value-type="float">
            <text:p>0,0006350085</text:p>
          </table:table-cell>
          <table:table-cell office:value-type="float" office:value="0.0261516207168666" calcext:value-type="float">
            <text:p>0,026151621</text:p>
          </table:table-cell>
          <table:table-cell office:value-type="float" office:value="16" calcext:value-type="float">
            <text:p>16</text:p>
          </table:table-cell>
          <table:table-cell office:value-type="float" office:value="0.0245453345170125" calcext:value-type="float">
            <text:p>0,024545335</text:p>
          </table:table-cell>
          <table:table-cell office:value-type="float" office:value="182575" calcext:value-type="float">
            <text:p>182575</text:p>
          </table:table-cell>
          <table:table-cell office:value-type="string" calcext:value-type="string">
            <text:p>Ys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478.19999999999" calcext:value-type="float">
            <text:p>147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4.8" calcext:value-type="float">
            <text:p>64,8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9732511402518" calcext:value-type="float">
            <text:p>0,0009732511</text:p>
          </table:table-cell>
          <table:table-cell office:value-type="float" office:value="0.0257748795823943" calcext:value-type="float">
            <text:p>0,025774880</text:p>
          </table:table-cell>
          <table:table-cell office:value-type="float" office:value="16" calcext:value-type="float">
            <text:p>16</text:p>
          </table:table-cell>
          <table:table-cell office:value-type="float" office:value="0.0293645583713162" calcext:value-type="float">
            <text:p>0,029364558</text:p>
          </table:table-cell>
          <table:table-cell office:value-type="float" office:value="133819" calcext:value-type="float">
            <text:p>133819</text:p>
          </table:table-cell>
          <table:table-cell office:value-type="string" calcext:value-type="string">
            <text:p>Michigan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480.59999999999" calcext:value-type="float">
            <text:p>1480,6</text:p>
          </table:table-cell>
          <table:table-cell office:value-type="float" office:value="770" calcext:value-type="float">
            <text:p>770</text:p>
          </table:table-cell>
          <table:table-cell office:value-type="float" office:value="0.770770770770771" calcext:value-type="float">
            <text:p>0,770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3517915309446" calcext:value-type="float">
            <text:p>0,8135</text:p>
          </table:table-cell>
          <table:table-cell office:value-type="float" office:value="0.0001552989194939" calcext:value-type="float">
            <text:p>0,0001552989</text:p>
          </table:table-cell>
          <table:table-cell office:value-type="float" office:value="0.025713943649904" calcext:value-type="float">
            <text:p>0,025713944</text:p>
          </table:table-cell>
          <table:table-cell office:value-type="float" office:value="16" calcext:value-type="float">
            <text:p>16</text:p>
          </table:table-cell>
          <table:table-cell office:value-type="float" office:value="0.0240173177728628" calcext:value-type="float">
            <text:p>0,024017318</text:p>
          </table:table-cell>
          <table:table-cell office:value-type="float" office:value="200451" calcext:value-type="float">
            <text:p>200451</text:p>
          </table:table-cell>
          <table:table-cell office:value-type="string" calcext:value-type="string">
            <text:p>Live at Stubb's, 7/200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416.49999999999" calcext:value-type="float">
            <text:p>1416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3360742171697" calcext:value-type="float">
            <text:p>0,0003360742</text:p>
          </table:table-cell>
          <table:table-cell office:value-type="float" office:value="0.0256774433070816" calcext:value-type="float">
            <text:p>0,025677443</text:p>
          </table:table-cell>
          <table:table-cell office:value-type="float" office:value="16" calcext:value-type="float">
            <text:p>16</text:p>
          </table:table-cell>
          <table:table-cell office:value-type="float" office:value="0.024684240860235" calcext:value-type="float">
            <text:p>0,024684241</text:p>
          </table:table-cell>
          <table:table-cell office:value-type="float" office:value="171589" calcext:value-type="float">
            <text:p>171589</text:p>
          </table:table-cell>
          <table:table-cell office:value-type="string" calcext:value-type="string">
            <text:p>De-Loused in the Comatorium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449.89999999999" calcext:value-type="float">
            <text:p>1449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973099829479" calcext:value-type="float">
            <text:p>0,0004973100</text:p>
          </table:table-cell>
          <table:table-cell office:value-type="float" office:value="0.0256560340430213" calcext:value-type="float">
            <text:p>0,025656034</text:p>
          </table:table-cell>
          <table:table-cell office:value-type="float" office:value="16" calcext:value-type="float">
            <text:p>16</text:p>
          </table:table-cell>
          <table:table-cell office:value-type="float" office:value="0.0273242836760996" calcext:value-type="float">
            <text:p>0,027324284</text:p>
          </table:table-cell>
          <table:table-cell office:value-type="float" office:value="136946" calcext:value-type="float">
            <text:p>136946</text:p>
          </table:table-cell>
          <table:table-cell office:value-type="string" calcext:value-type="string">
            <text:p>From a Basement on the Hill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394.09999999999" calcext:value-type="float">
            <text:p>1394,1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9977913785529" calcext:value-type="float">
            <text:p>0,0009977914</text:p>
          </table:table-cell>
          <table:table-cell office:value-type="float" office:value="0.0256254032437005" calcext:value-type="float">
            <text:p>0,025625403</text:p>
          </table:table-cell>
          <table:table-cell office:value-type="float" office:value="10" calcext:value-type="float">
            <text:p>10</text:p>
          </table:table-cell>
          <table:table-cell office:value-type="float" office:value="0.0242433450304683" calcext:value-type="float">
            <text:p>0,024243345</text:p>
          </table:table-cell>
          <table:table-cell office:value-type="float" office:value="150352" calcext:value-type="float">
            <text:p>150352</text:p>
          </table:table-cell>
          <table:table-cell office:value-type="string" calcext:value-type="string">
            <text:p>The Real Royal Albert Hall 1966 Concert!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408.19999999999" calcext:value-type="float">
            <text:p>1408,2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9424110626515" calcext:value-type="float">
            <text:p>0,0009424111</text:p>
          </table:table-cell>
          <table:table-cell office:value-type="float" office:value="0.025528030697473" calcext:value-type="float">
            <text:p>0,025528031</text:p>
          </table:table-cell>
          <table:table-cell office:value-type="float" office:value="16" calcext:value-type="float">
            <text:p>16</text:p>
          </table:table-cell>
          <table:table-cell office:value-type="float" office:value="0.0227768479116891" calcext:value-type="float">
            <text:p>0,022776848</text:p>
          </table:table-cell>
          <table:table-cell office:value-type="float" office:value="204083" calcext:value-type="float">
            <text:p>204083</text:p>
          </table:table-cell>
          <table:table-cell office:value-type="string" calcext:value-type="string">
            <text:p>How the West Was Won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425.19999999999" calcext:value-type="float">
            <text:p>142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2030277247378" calcext:value-type="float">
            <text:p>0,0002030277</text:p>
          </table:table-cell>
          <table:table-cell office:value-type="float" office:value="0.0252460132511194" calcext:value-type="float">
            <text:p>0,025246013</text:p>
          </table:table-cell>
          <table:table-cell office:value-type="float" office:value="16" calcext:value-type="float">
            <text:p>16</text:p>
          </table:table-cell>
          <table:table-cell office:value-type="float" office:value="0.028567038810053" calcext:value-type="float">
            <text:p>0,028567039</text:p>
          </table:table-cell>
          <table:table-cell office:value-type="float" office:value="136490" calcext:value-type="float">
            <text:p>136490</text:p>
          </table:table-cell>
          <table:table-cell office:value-type="string" calcext:value-type="string">
            <text:p>For Emma, Forever Ago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443.59999999999" calcext:value-type="float">
            <text:p>1443,6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4964884724403" calcext:value-type="float">
            <text:p>0,0004964885</text:p>
          </table:table-cell>
          <table:table-cell office:value-type="float" office:value="0.0251444131223267" calcext:value-type="float">
            <text:p>0,025144413</text:p>
          </table:table-cell>
          <table:table-cell office:value-type="float" office:value="16" calcext:value-type="float">
            <text:p>16</text:p>
          </table:table-cell>
          <table:table-cell office:value-type="float" office:value="0.0241603871637566" calcext:value-type="float">
            <text:p>0,024160387</text:p>
          </table:table-cell>
          <table:table-cell office:value-type="float" office:value="171568" calcext:value-type="float">
            <text:p>171568</text:p>
          </table:table-cell>
          <table:table-cell office:value-type="string" calcext:value-type="string">
            <text:p>åŠ çˆ¾åŸº ç²¾æ¶² æ —ãƒŽèŠ± (Kalk samen kuri no hana)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274.59999999999" calcext:value-type="float">
            <text:p>1274,6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3462881719394" calcext:value-type="float">
            <text:p>0,0003462882</text:p>
          </table:table-cell>
          <table:table-cell office:value-type="float" office:value="0.0250604531500571" calcext:value-type="float">
            <text:p>0,025060453</text:p>
          </table:table-cell>
          <table:table-cell office:value-type="float" office:value="8" calcext:value-type="float">
            <text:p>8</text:p>
          </table:table-cell>
          <table:table-cell office:value-type="float" office:value="0.023752100923011" calcext:value-type="float">
            <text:p>0,023752101</text:p>
          </table:table-cell>
          <table:table-cell office:value-type="float" office:value="144892" calcext:value-type="float">
            <text:p>144892</text:p>
          </table:table-cell>
          <table:table-cell office:value-type="string" calcext:value-type="string">
            <text:p>Everybody Knows This Is Nowhere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362.39999999999" calcext:value-type="float">
            <text:p>1362,4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0598460852301868" calcext:value-type="float">
            <text:p>0,0000598461</text:p>
          </table:table-cell>
          <table:table-cell office:value-type="float" office:value="0.0249206230648653" calcext:value-type="float">
            <text:p>0,024920623</text:p>
          </table:table-cell>
          <table:table-cell office:value-type="float" office:value="16" calcext:value-type="float">
            <text:p>16</text:p>
          </table:table-cell>
          <table:table-cell office:value-type="float" office:value="0.031433473780942" calcext:value-type="float">
            <text:p>0,031433474</text:p>
          </table:table-cell>
          <table:table-cell office:value-type="float" office:value="104606" calcext:value-type="float">
            <text:p>104606</text:p>
          </table:table-cell>
          <table:table-cell office:value-type="string" calcext:value-type="string">
            <text:p>Ghosts of the Great Highway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407.59999999999" calcext:value-type="float">
            <text:p>1407,6</text:p>
          </table:table-cell>
          <table:table-cell office:value-type="float" office:value="530" calcext:value-type="float">
            <text:p>530</text:p>
          </table:table-cell>
          <table:table-cell office:value-type="float" office:value="0.530530530530531" calcext:value-type="float">
            <text:p>0,5305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80517711171662" calcext:value-type="float">
            <text:p>0,6805</text:p>
          </table:table-cell>
          <table:table-cell office:value-type="float" office:value="0.000959142174907" calcext:value-type="float">
            <text:p>0,0009591422</text:p>
          </table:table-cell>
          <table:table-cell office:value-type="float" office:value="0.0248929006368791" calcext:value-type="float">
            <text:p>0,024892901</text:p>
          </table:table-cell>
          <table:table-cell office:value-type="float" office:value="16" calcext:value-type="float">
            <text:p>16</text:p>
          </table:table-cell>
          <table:table-cell office:value-type="float" office:value="0.0335520280072488" calcext:value-type="float">
            <text:p>0,033552028</text:p>
          </table:table-cell>
          <table:table-cell office:value-type="float" office:value="95237" calcext:value-type="float">
            <text:p>95237</text:p>
          </table:table-cell>
          <table:table-cell office:value-type="string" calcext:value-type="string">
            <text:p>Ghost Tropic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414.59999999999" calcext:value-type="float">
            <text:p>1414,6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1631080455395" calcext:value-type="float">
            <text:p>0,0001631080</text:p>
          </table:table-cell>
          <table:table-cell office:value-type="float" office:value="0.0248173205140454" calcext:value-type="float">
            <text:p>0,024817321</text:p>
          </table:table-cell>
          <table:table-cell office:value-type="float" office:value="16" calcext:value-type="float">
            <text:p>16</text:p>
          </table:table-cell>
          <table:table-cell office:value-type="float" office:value="0.0285517043396838" calcext:value-type="float">
            <text:p>0,028551704</text:p>
          </table:table-cell>
          <table:table-cell office:value-type="float" office:value="139018" calcext:value-type="float">
            <text:p>139018</text:p>
          </table:table-cell>
          <table:table-cell office:value-type="string" calcext:value-type="string">
            <text:p>Illinois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395.79999999999" calcext:value-type="float">
            <text:p>1395,8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5358397809967" calcext:value-type="float">
            <text:p>0,0005358398</text:p>
          </table:table-cell>
          <table:table-cell office:value-type="float" office:value="0.0247564541426825" calcext:value-type="float">
            <text:p>0,024756454</text:p>
          </table:table-cell>
          <table:table-cell office:value-type="float" office:value="10" calcext:value-type="float">
            <text:p>10</text:p>
          </table:table-cell>
          <table:table-cell office:value-type="float" office:value="0.0290187742005777" calcext:value-type="float">
            <text:p>0,029018774</text:p>
          </table:table-cell>
          <table:table-cell office:value-type="float" office:value="113900" calcext:value-type="float">
            <text:p>113900</text:p>
          </table:table-cell>
          <table:table-cell office:value-type="string" calcext:value-type="string">
            <text:p>Skeleton Tree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419.89999999999" calcext:value-type="float">
            <text:p>1419,9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345903685917" calcext:value-type="float">
            <text:p>0,0003459037</text:p>
          </table:table-cell>
          <table:table-cell office:value-type="float" office:value="0.0246474641867776" calcext:value-type="float">
            <text:p>0,024647464</text:p>
          </table:table-cell>
          <table:table-cell office:value-type="float" office:value="16" calcext:value-type="float">
            <text:p>16</text:p>
          </table:table-cell>
          <table:table-cell office:value-type="float" office:value="0.0291148028872362" calcext:value-type="float">
            <text:p>0,029114803</text:p>
          </table:table-cell>
          <table:table-cell office:value-type="float" office:value="136780" calcext:value-type="float">
            <text:p>136780</text:p>
          </table:table-cell>
          <table:table-cell office:value-type="string" calcext:value-type="string">
            <text:p>Yankee Hotel Foxtrot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389.09999999999" calcext:value-type="float">
            <text:p>1389,1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489954598171" calcext:value-type="float">
            <text:p>0,0004899546</text:p>
          </table:table-cell>
          <table:table-cell office:value-type="float" office:value="0.0245296933113445" calcext:value-type="float">
            <text:p>0,024529693</text:p>
          </table:table-cell>
          <table:table-cell office:value-type="float" office:value="16" calcext:value-type="float">
            <text:p>16</text:p>
          </table:table-cell>
          <table:table-cell office:value-type="float" office:value="0.0300019407646702" calcext:value-type="float">
            <text:p>0,030001941</text:p>
          </table:table-cell>
          <table:table-cell office:value-type="float" office:value="112314" calcext:value-type="float">
            <text:p>112314</text:p>
          </table:table-cell>
          <table:table-cell office:value-type="string" calcext:value-type="string">
            <text:p>Live in Copenhagen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432.89999999999" calcext:value-type="float">
            <text:p>1432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" calcext:value-type="float">
            <text:p>66,0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268801868" calcext:value-type="float">
            <text:p>0,0002268802</text:p>
          </table:table-cell>
          <table:table-cell office:value-type="float" office:value="0.0244982867122843" calcext:value-type="float">
            <text:p>0,024498287</text:p>
          </table:table-cell>
          <table:table-cell office:value-type="float" office:value="16" calcext:value-type="float">
            <text:p>16</text:p>
          </table:table-cell>
          <table:table-cell office:value-type="float" office:value="0.0261718573685786" calcext:value-type="float">
            <text:p>0,026171857</text:p>
          </table:table-cell>
          <table:table-cell office:value-type="float" office:value="154839" calcext:value-type="float">
            <text:p>154839</text:p>
          </table:table-cell>
          <table:table-cell office:value-type="string" calcext:value-type="string">
            <text:p>You Forgot It in People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376.29999999999" calcext:value-type="float">
            <text:p>1376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431625346121" calcext:value-type="float">
            <text:p>0,0001431625</text:p>
          </table:table-cell>
          <table:table-cell office:value-type="float" office:value="0.024292416156874" calcext:value-type="float">
            <text:p>0,024292416</text:p>
          </table:table-cell>
          <table:table-cell office:value-type="float" office:value="16" calcext:value-type="float">
            <text:p>16</text:p>
          </table:table-cell>
          <table:table-cell office:value-type="float" office:value="0.027475402201555" calcext:value-type="float">
            <text:p>0,027475402</text:p>
          </table:table-cell>
          <table:table-cell office:value-type="float" office:value="121211" calcext:value-type="float">
            <text:p>121211</text:p>
          </table:table-cell>
          <table:table-cell office:value-type="string" calcext:value-type="string">
            <text:p>All Hail West Texas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448.49999999999" calcext:value-type="float">
            <text:p>1448,5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7610351389019" calcext:value-type="float">
            <text:p>0,0017610351</text:p>
          </table:table-cell>
          <table:table-cell office:value-type="float" office:value="0.0242487256329473" calcext:value-type="float">
            <text:p>0,024248726</text:p>
          </table:table-cell>
          <table:table-cell office:value-type="float" office:value="10" calcext:value-type="float">
            <text:p>10</text:p>
          </table:table-cell>
          <table:table-cell office:value-type="float" office:value="0.025340095856927" calcext:value-type="float">
            <text:p>0,025340096</text:p>
          </table:table-cell>
          <table:table-cell office:value-type="float" office:value="151345" calcext:value-type="float">
            <text:p>151345</text:p>
          </table:table-cell>
          <table:table-cell office:value-type="string" calcext:value-type="string">
            <text:p>Carrie &amp; Lowell Live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338.59999999999" calcext:value-type="float">
            <text:p>1338,6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9387031208451" calcext:value-type="float">
            <text:p>0,0009387031</text:p>
          </table:table-cell>
          <table:table-cell office:value-type="float" office:value="0.0239674937955179" calcext:value-type="float">
            <text:p>0,023967494</text:p>
          </table:table-cell>
          <table:table-cell office:value-type="float" office:value="16" calcext:value-type="float">
            <text:p>16</text:p>
          </table:table-cell>
          <table:table-cell office:value-type="float" office:value="0.0214123649416083" calcext:value-type="float">
            <text:p>0,021412365</text:p>
          </table:table-cell>
          <table:table-cell office:value-type="float" office:value="177676" calcext:value-type="float">
            <text:p>177676</text:p>
          </table:table-cell>
          <table:table-cell office:value-type="string" calcext:value-type="string">
            <text:p>The Cellar Door Sessions 1970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330.19999999999" calcext:value-type="float">
            <text:p>133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9335989295909" calcext:value-type="float">
            <text:p>0,0009335989</text:p>
          </table:table-cell>
          <table:table-cell office:value-type="float" office:value="0.0238024227394003" calcext:value-type="float">
            <text:p>0,023802423</text:p>
          </table:table-cell>
          <table:table-cell office:value-type="float" office:value="16" calcext:value-type="float">
            <text:p>16</text:p>
          </table:table-cell>
          <table:table-cell office:value-type="float" office:value="0.0240866617433956" calcext:value-type="float">
            <text:p>0,024086662</text:p>
          </table:table-cell>
          <table:table-cell office:value-type="float" office:value="134471" calcext:value-type="float">
            <text:p>134471</text:p>
          </table:table-cell>
          <table:table-cell office:value-type="string" calcext:value-type="string">
            <text:p>Live at the Fillmore East (March 7, 1970): It's About That Time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362.69999999999" calcext:value-type="float">
            <text:p>1362,7</text:p>
          </table:table-cell>
          <table:table-cell office:value-type="float" office:value="757" calcext:value-type="float">
            <text:p>757</text:p>
          </table:table-cell>
          <table:table-cell office:value-type="float" office:value="0.757757757757758" calcext:value-type="float">
            <text:p>0,7578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804995970991136" calcext:value-type="float">
            <text:p>0,8050</text:p>
          </table:table-cell>
          <table:table-cell office:value-type="float" office:value="0.001426242541807" calcext:value-type="float">
            <text:p>0,0014262425</text:p>
          </table:table-cell>
          <table:table-cell office:value-type="float" office:value="0.0235116135710875" calcext:value-type="float">
            <text:p>0,023511614</text:p>
          </table:table-cell>
          <table:table-cell office:value-type="float" office:value="16" calcext:value-type="float">
            <text:p>16</text:p>
          </table:table-cell>
          <table:table-cell office:value-type="float" office:value="0.0214905504358412" calcext:value-type="float">
            <text:p>0,021490550</text:p>
          </table:table-cell>
          <table:table-cell office:value-type="float" office:value="190437" calcext:value-type="float">
            <text:p>190437</text:p>
          </table:table-cell>
          <table:table-cell office:value-type="string" calcext:value-type="string">
            <text:p>Fillmore West 1969: The Complete Recordings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278.59999999999" calcext:value-type="float">
            <text:p>1278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0991285206382" calcext:value-type="float">
            <text:p>0,0010991285</text:p>
          </table:table-cell>
          <table:table-cell office:value-type="float" office:value="0.0235079637845592" calcext:value-type="float">
            <text:p>0,023507964</text:p>
          </table:table-cell>
          <table:table-cell office:value-type="float" office:value="17" calcext:value-type="float">
            <text:p>17</text:p>
          </table:table-cell>
          <table:table-cell office:value-type="float" office:value="0.0247494013377977" calcext:value-type="float">
            <text:p>0,024749401</text:p>
          </table:table-cell>
          <table:table-cell office:value-type="float" office:value="132876" calcext:value-type="float">
            <text:p>132876</text:p>
          </table:table-cell>
          <table:table-cell office:value-type="string" calcext:value-type="string">
            <text:p>Discipline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360.39999999999" calcext:value-type="float">
            <text:p>1360,4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026035752154" calcext:value-type="float">
            <text:p>0,0006026036</text:p>
          </table:table-cell>
          <table:table-cell office:value-type="float" office:value="0.0234572118313549" calcext:value-type="float">
            <text:p>0,023457212</text:p>
          </table:table-cell>
          <table:table-cell office:value-type="float" office:value="10" calcext:value-type="float">
            <text:p>10</text:p>
          </table:table-cell>
          <table:table-cell office:value-type="float" office:value="0.0224454651834086" calcext:value-type="float">
            <text:p>0,022445465</text:p>
          </table:table-cell>
          <table:table-cell office:value-type="float" office:value="190646" calcext:value-type="float">
            <text:p>190646</text:p>
          </table:table-cell>
          <table:table-cell office:value-type="string" calcext:value-type="string">
            <text:p>Have One on Me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340.99999999999" calcext:value-type="float">
            <text:p>1341,0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4243388344924" calcext:value-type="float">
            <text:p>0,0004243388</text:p>
          </table:table-cell>
          <table:table-cell office:value-type="float" office:value="0.0233183972681649" calcext:value-type="float">
            <text:p>0,023318397</text:p>
          </table:table-cell>
          <table:table-cell office:value-type="float" office:value="16" calcext:value-type="float">
            <text:p>16</text:p>
          </table:table-cell>
          <table:table-cell office:value-type="float" office:value="0.0289423902410582" calcext:value-type="float">
            <text:p>0,028942390</text:p>
          </table:table-cell>
          <table:table-cell office:value-type="float" office:value="108248" calcext:value-type="float">
            <text:p>108248</text:p>
          </table:table-cell>
          <table:table-cell office:value-type="string" calcext:value-type="string">
            <text:p>Amnesiac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332.79999999999" calcext:value-type="float">
            <text:p>1332,8</text:p>
          </table:table-cell>
          <table:table-cell office:value-type="float" office:value="868" calcext:value-type="float">
            <text:p>868</text:p>
          </table:table-cell>
          <table:table-cell office:value-type="float" office:value="0.868868868868869" calcext:value-type="float">
            <text:p>0,8689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84070796460177" calcext:value-type="float">
            <text:p>0,8841</text:p>
          </table:table-cell>
          <table:table-cell office:value-type="float" office:value="0.0012723143985669" calcext:value-type="float">
            <text:p>0,0012723144</text:p>
          </table:table-cell>
          <table:table-cell office:value-type="float" office:value="0.0232765397145438" calcext:value-type="float">
            <text:p>0,023276540</text:p>
          </table:table-cell>
          <table:table-cell office:value-type="float" office:value="10" calcext:value-type="float">
            <text:p>10</text:p>
          </table:table-cell>
          <table:table-cell office:value-type="float" office:value="0.0191356159901002" calcext:value-type="float">
            <text:p>0,019135616</text:p>
          </table:table-cell>
          <table:table-cell office:value-type="float" office:value="246342" calcext:value-type="float">
            <text:p>246342</text:p>
          </table:table-cell>
          <table:table-cell office:value-type="string" calcext:value-type="string">
            <text:p>Welcome to the Blackout (Live London '78)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318.1" calcext:value-type="float">
            <text:p>1318,1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3344885108412" calcext:value-type="float">
            <text:p>0,0003344885</text:p>
          </table:table-cell>
          <table:table-cell office:value-type="float" office:value="0.0232437156559481" calcext:value-type="float">
            <text:p>0,023243716</text:p>
          </table:table-cell>
          <table:table-cell office:value-type="float" office:value="16" calcext:value-type="float">
            <text:p>16</text:p>
          </table:table-cell>
          <table:table-cell office:value-type="float" office:value="0.0458709583090497" calcext:value-type="float">
            <text:p>0,045870958</text:p>
          </table:table-cell>
          <table:table-cell office:value-type="float" office:value="58535" calcext:value-type="float">
            <text:p>58535</text:p>
          </table:table-cell>
          <table:table-cell office:value-type="string" calcext:value-type="string">
            <text:p>Didn't It Rai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0.59999999999" calcext:value-type="float">
            <text:p>1330,6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2034098226482" calcext:value-type="float">
            <text:p>0,0002034098</text:p>
          </table:table-cell>
          <table:table-cell office:value-type="float" office:value="0.0229687095761403" calcext:value-type="float">
            <text:p>0,022968710</text:p>
          </table:table-cell>
          <table:table-cell office:value-type="float" office:value="16" calcext:value-type="float">
            <text:p>16</text:p>
          </table:table-cell>
          <table:table-cell office:value-type="float" office:value="0.0303905259786749" calcext:value-type="float">
            <text:p>0,030390526</text:p>
          </table:table-cell>
          <table:table-cell office:value-type="float" office:value="101062" calcext:value-type="float">
            <text:p>101062</text:p>
          </table:table-cell>
          <table:table-cell office:value-type="string" calcext:value-type="string">
            <text:p>Kid A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402.59999999999" calcext:value-type="float">
            <text:p>1402,6</text:p>
          </table:table-cell>
          <table:table-cell office:value-type="float" office:value="749" calcext:value-type="float">
            <text:p>749</text:p>
          </table:table-cell>
          <table:table-cell office:value-type="float" office:value="0.74974974974975" calcext:value-type="float">
            <text:p>0,74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9839871897518" calcext:value-type="float">
            <text:p>0,7998</text:p>
          </table:table-cell>
          <table:table-cell office:value-type="float" office:value="0.0011094929264601" calcext:value-type="float">
            <text:p>0,0011094929</text:p>
          </table:table-cell>
          <table:table-cell office:value-type="float" office:value="0.0228471257618265" calcext:value-type="float">
            <text:p>0,022847126</text:p>
          </table:table-cell>
          <table:table-cell office:value-type="float" office:value="16" calcext:value-type="float">
            <text:p>16</text:p>
          </table:table-cell>
          <table:table-cell office:value-type="float" office:value="0.022876772158765" calcext:value-type="float">
            <text:p>0,022876772</text:p>
          </table:table-cell>
          <table:table-cell office:value-type="float" office:value="187387" calcext:value-type="float">
            <text:p>187387</text:p>
          </table:table-cell>
          <table:table-cell office:value-type="string" calcext:value-type="string">
            <text:p>Strawberry Jam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383.39999999999" calcext:value-type="float">
            <text:p>1383,4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777129835246" calcext:value-type="float">
            <text:p>0,0007771298</text:p>
          </table:table-cell>
          <table:table-cell office:value-type="float" office:value="0.0226308614442068" calcext:value-type="float">
            <text:p>0,022630861</text:p>
          </table:table-cell>
          <table:table-cell office:value-type="float" office:value="16" calcext:value-type="float">
            <text:p>16</text:p>
          </table:table-cell>
          <table:table-cell office:value-type="float" office:value="0.022109192214524" calcext:value-type="float">
            <text:p>0,022109192</text:p>
          </table:table-cell>
          <table:table-cell office:value-type="float" office:value="200748" calcext:value-type="float">
            <text:p>200748</text:p>
          </table:table-cell>
          <table:table-cell office:value-type="string" calcext:value-type="string">
            <text:p>ã‚µãƒƒãƒãƒ­ Omoide in My Head çŠ¶æ…‹ (Sapporo Omoide in My Head JÅtai)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225.29999999999" calcext:value-type="float">
            <text:p>1225,3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7092596938956" calcext:value-type="float">
            <text:p>0,0007092597</text:p>
          </table:table-cell>
          <table:table-cell office:value-type="float" office:value="0.022523010792649" calcext:value-type="float">
            <text:p>0,022523011</text:p>
          </table:table-cell>
          <table:table-cell office:value-type="float" office:value="17" calcext:value-type="float">
            <text:p>17</text:p>
          </table:table-cell>
          <table:table-cell office:value-type="float" office:value="0.0239847650124723" calcext:value-type="float">
            <text:p>0,023984765</text:p>
          </table:table-cell>
          <table:table-cell office:value-type="float" office:value="149045" calcext:value-type="float">
            <text:p>149045</text:p>
          </table:table-cell>
          <table:table-cell office:value-type="string" calcext:value-type="string">
            <text:p>Moving Pictures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242.99999999999" calcext:value-type="float">
            <text:p>1243,0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621528007633" calcext:value-type="float">
            <text:p>0,0001621528</text:p>
          </table:table-cell>
          <table:table-cell office:value-type="float" office:value="0.0224483682578881" calcext:value-type="float">
            <text:p>0,022448368</text:p>
          </table:table-cell>
          <table:table-cell office:value-type="float" office:value="16" calcext:value-type="float">
            <text:p>16</text:p>
          </table:table-cell>
          <table:table-cell office:value-type="float" office:value="0.025350245491206" calcext:value-type="float">
            <text:p>0,025350245</text:p>
          </table:table-cell>
          <table:table-cell office:value-type="float" office:value="129621" calcext:value-type="float">
            <text:p>129621</text:p>
          </table:table-cell>
          <table:table-cell office:value-type="string" calcext:value-type="string">
            <text:p>Damnation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356.39999999999" calcext:value-type="float">
            <text:p>1356,4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2704775583867" calcext:value-type="float">
            <text:p>0,0002704776</text:p>
          </table:table-cell>
          <table:table-cell office:value-type="float" office:value="0.0222662105576149" calcext:value-type="float">
            <text:p>0,022266211</text:p>
          </table:table-cell>
          <table:table-cell office:value-type="float" office:value="16" calcext:value-type="float">
            <text:p>16</text:p>
          </table:table-cell>
          <table:table-cell office:value-type="float" office:value="0.0234353048929916" calcext:value-type="float">
            <text:p>0,023435305</text:p>
          </table:table-cell>
          <table:table-cell office:value-type="float" office:value="186376" calcext:value-type="float">
            <text:p>186376</text:p>
          </table:table-cell>
          <table:table-cell office:value-type="string" calcext:value-type="string">
            <text:p>å‹è¨´ã‚¹ãƒˆãƒªãƒƒãƒ— (ShÅso Strip)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325.79999999999" calcext:value-type="float">
            <text:p>1325,8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1435637374181" calcext:value-type="float">
            <text:p>0,0001435637</text:p>
          </table:table-cell>
          <table:table-cell office:value-type="float" office:value="0.0221937463423887" calcext:value-type="float">
            <text:p>0,022193746</text:p>
          </table:table-cell>
          <table:table-cell office:value-type="float" office:value="16" calcext:value-type="float">
            <text:p>16</text:p>
          </table:table-cell>
          <table:table-cell office:value-type="float" office:value="0.023149456171735" calcext:value-type="float">
            <text:p>0,023149456</text:p>
          </table:table-cell>
          <table:table-cell office:value-type="float" office:value="181055" calcext:value-type="float">
            <text:p>181055</text:p>
          </table:table-cell>
          <table:table-cell office:value-type="string" calcext:value-type="string">
            <text:p>The Black Parade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306.79999999999" calcext:value-type="float">
            <text:p>1306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8634218721059" calcext:value-type="float">
            <text:p>0,0008634219</text:p>
          </table:table-cell>
          <table:table-cell office:value-type="float" office:value="0.0221824458488883" calcext:value-type="float">
            <text:p>0,022182446</text:p>
          </table:table-cell>
          <table:table-cell office:value-type="float" office:value="16" calcext:value-type="float">
            <text:p>16</text:p>
          </table:table-cell>
          <table:table-cell office:value-type="float" office:value="0.0268265911877371" calcext:value-type="float">
            <text:p>0,026826591</text:p>
          </table:table-cell>
          <table:table-cell office:value-type="float" office:value="140965" calcext:value-type="float">
            <text:p>140965</text:p>
          </table:table-cell>
          <table:table-cell office:value-type="string" calcext:value-type="string">
            <text:p>The Magnolia Electric Co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299.29999999999" calcext:value-type="float">
            <text:p>1299,3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5028408502022" calcext:value-type="float">
            <text:p>0,0005028409</text:p>
          </table:table-cell>
          <table:table-cell office:value-type="float" office:value="0.0221762470698892" calcext:value-type="float">
            <text:p>0,022176247</text:p>
          </table:table-cell>
          <table:table-cell office:value-type="float" office:value="10" calcext:value-type="float">
            <text:p>10</text:p>
          </table:table-cell>
          <table:table-cell office:value-type="float" office:value="0.0218385739401388" calcext:value-type="float">
            <text:p>0,021838574</text:p>
          </table:table-cell>
          <table:table-cell office:value-type="float" office:value="171202" calcext:value-type="float">
            <text:p>171202</text:p>
          </table:table-cell>
          <table:table-cell office:value-type="string" calcext:value-type="string">
            <text:p>The Idler Wheel Is Wiser Than the Driver of the Screw and Whipping Cords Will Serve You More Than Ropes Will Ever D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174.09999999999" calcext:value-type="float">
            <text:p>1174,1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6977585467899" calcext:value-type="float">
            <text:p>0,0006977585</text:p>
          </table:table-cell>
          <table:table-cell office:value-type="float" office:value="0.0220579169321783" calcext:value-type="float">
            <text:p>0,022057917</text:p>
          </table:table-cell>
          <table:table-cell office:value-type="float" office:value="8" calcext:value-type="float">
            <text:p>8</text:p>
          </table:table-cell>
          <table:table-cell office:value-type="float" office:value="0.022765833809233" calcext:value-type="float">
            <text:p>0,022765834</text:p>
          </table:table-cell>
          <table:table-cell office:value-type="float" office:value="131105" calcext:value-type="float">
            <text:p>131105</text:p>
          </table:table-cell>
          <table:table-cell office:value-type="string" calcext:value-type="string">
            <text:p>Highway 61 Revisited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330.29999999999" calcext:value-type="float">
            <text:p>1330,3</text:p>
          </table:table-cell>
          <table:table-cell office:value-type="float" office:value="784" calcext:value-type="float">
            <text:p>784</text:p>
          </table:table-cell>
          <table:table-cell office:value-type="float" office:value="0.784784784784785" calcext:value-type="float">
            <text:p>0,784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2899505766063" calcext:value-type="float">
            <text:p>0,8229</text:p>
          </table:table-cell>
          <table:table-cell office:value-type="float" office:value="0.0002277876693374" calcext:value-type="float">
            <text:p>0,0002277877</text:p>
          </table:table-cell>
          <table:table-cell office:value-type="float" office:value="0.0220392120089644" calcext:value-type="float">
            <text:p>0,022039212</text:p>
          </table:table-cell>
          <table:table-cell office:value-type="float" office:value="16" calcext:value-type="float">
            <text:p>16</text:p>
          </table:table-cell>
          <table:table-cell office:value-type="float" office:value="0.0218985607123894" calcext:value-type="float">
            <text:p>0,021898561</text:p>
          </table:table-cell>
          <table:table-cell office:value-type="float" office:value="204338" calcext:value-type="float">
            <text:p>204338</text:p>
          </table:table-cell>
          <table:table-cell office:value-type="string" calcext:value-type="string">
            <text:p>Three Cheers for Sweet Reveng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44.39999999999" calcext:value-type="float">
            <text:p>1144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9911046651193" calcext:value-type="float">
            <text:p>0,0009911047</text:p>
          </table:table-cell>
          <table:table-cell office:value-type="float" office:value="0.0220203250657662" calcext:value-type="float">
            <text:p>0,022020325</text:p>
          </table:table-cell>
          <table:table-cell office:value-type="float" office:value="8" calcext:value-type="float">
            <text:p>8</text:p>
          </table:table-cell>
          <table:table-cell office:value-type="float" office:value="0.02232152547172" calcext:value-type="float">
            <text:p>0,022321525</text:p>
          </table:table-cell>
          <table:table-cell office:value-type="float" office:value="119007" calcext:value-type="float">
            <text:p>119007</text:p>
          </table:table-cell>
          <table:table-cell office:value-type="string" calcext:value-type="string">
            <text:p>In the Court of the Crimson King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189.29999999999" calcext:value-type="float">
            <text:p>1189,3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6465717554561" calcext:value-type="float">
            <text:p>0,0006465718</text:p>
          </table:table-cell>
          <table:table-cell office:value-type="float" office:value="0.0218724421136572" calcext:value-type="float">
            <text:p>0,021872442</text:p>
          </table:table-cell>
          <table:table-cell office:value-type="float" office:value="17" calcext:value-type="float">
            <text:p>17</text:p>
          </table:table-cell>
          <table:table-cell office:value-type="float" office:value="0.02264771352001" calcext:value-type="float">
            <text:p>0,022647714</text:p>
          </table:table-cell>
          <table:table-cell office:value-type="float" office:value="145069" calcext:value-type="float">
            <text:p>145069</text:p>
          </table:table-cell>
          <table:table-cell office:value-type="string" calcext:value-type="string">
            <text:p>Permanent Waves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351.09999999999" calcext:value-type="float">
            <text:p>1351,1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0701689379044" calcext:value-type="float">
            <text:p>0,0007016894</text:p>
          </table:table-cell>
          <table:table-cell office:value-type="float" office:value="0.0218233751018855" calcext:value-type="float">
            <text:p>0,021823375</text:p>
          </table:table-cell>
          <table:table-cell office:value-type="float" office:value="16" calcext:value-type="float">
            <text:p>16</text:p>
          </table:table-cell>
          <table:table-cell office:value-type="float" office:value="0.0269838361725969" calcext:value-type="float">
            <text:p>0,026983836</text:p>
          </table:table-cell>
          <table:table-cell office:value-type="float" office:value="143443" calcext:value-type="float">
            <text:p>143443</text:p>
          </table:table-cell>
          <table:table-cell office:value-type="string" calcext:value-type="string">
            <text:p>You Will Never Know Why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308.99999999999" calcext:value-type="float">
            <text:p>1309,0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226694782473" calcext:value-type="float">
            <text:p>0,0002266948</text:p>
          </table:table-cell>
          <table:table-cell office:value-type="float" office:value="0.0217559499512195" calcext:value-type="float">
            <text:p>0,021755950</text:p>
          </table:table-cell>
          <table:table-cell office:value-type="float" office:value="10" calcext:value-type="float">
            <text:p>10</text:p>
          </table:table-cell>
          <table:table-cell office:value-type="float" office:value="0.0305097513722567" calcext:value-type="float">
            <text:p>0,030509751</text:p>
          </table:table-cell>
          <table:table-cell office:value-type="float" office:value="106448" calcext:value-type="float">
            <text:p>106448</text:p>
          </table:table-cell>
          <table:table-cell office:value-type="string" calcext:value-type="string">
            <text:p>Norman Fucking Rockwell!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325.39999999999" calcext:value-type="float">
            <text:p>1325,4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4971237102165" calcext:value-type="float">
            <text:p>0,0004971237</text:p>
          </table:table-cell>
          <table:table-cell office:value-type="float" office:value="0.0217531490820592" calcext:value-type="float">
            <text:p>0,021753149</text:p>
          </table:table-cell>
          <table:table-cell office:value-type="float" office:value="16" calcext:value-type="float">
            <text:p>16</text:p>
          </table:table-cell>
          <table:table-cell office:value-type="float" office:value="0.0221944200757946" calcext:value-type="float">
            <text:p>0,022194420</text:p>
          </table:table-cell>
          <table:table-cell office:value-type="float" office:value="204561" calcext:value-type="float">
            <text:p>204561</text:p>
          </table:table-cell>
          <table:table-cell office:value-type="string" calcext:value-type="string">
            <text:p>Persona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227.29999999999" calcext:value-type="float">
            <text:p>1227,3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6658318782567" calcext:value-type="float">
            <text:p>0,0006658319</text:p>
          </table:table-cell>
          <table:table-cell office:value-type="float" office:value="0.021718922221013" calcext:value-type="float">
            <text:p>0,021718922</text:p>
          </table:table-cell>
          <table:table-cell office:value-type="float" office:value="8" calcext:value-type="float">
            <text:p>8</text:p>
          </table:table-cell>
          <table:table-cell office:value-type="float" office:value="0.0260534533597286" calcext:value-type="float">
            <text:p>0,026053453</text:p>
          </table:table-cell>
          <table:table-cell office:value-type="float" office:value="116787" calcext:value-type="float">
            <text:p>116787</text:p>
          </table:table-cell>
          <table:table-cell office:value-type="string" calcext:value-type="string">
            <text:p>Townes Van Zandt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221.49999999999" calcext:value-type="float">
            <text:p>1221,5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5343185536906" calcext:value-type="float">
            <text:p>0,0005343186</text:p>
          </table:table-cell>
          <table:table-cell office:value-type="float" office:value="0.0216634983246215" calcext:value-type="float">
            <text:p>0,021663498</text:p>
          </table:table-cell>
          <table:table-cell office:value-type="float" office:value="8" calcext:value-type="float">
            <text:p>8</text:p>
          </table:table-cell>
          <table:table-cell office:value-type="float" office:value="0.023703976833655" calcext:value-type="float">
            <text:p>0,023703977</text:p>
          </table:table-cell>
          <table:table-cell office:value-type="float" office:value="138287" calcext:value-type="float">
            <text:p>138287</text:p>
          </table:table-cell>
          <table:table-cell office:value-type="string" calcext:value-type="string">
            <text:p>Five Leaves Left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162.69999999999" calcext:value-type="float">
            <text:p>1162,7</text:p>
          </table:table-cell>
          <table:table-cell office:value-type="float" office:value="468" calcext:value-type="float">
            <text:p>468</text:p>
          </table:table-cell>
          <table:table-cell office:value-type="float" office:value="0.468468468468468" calcext:value-type="float">
            <text:p>0,4685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652941176470588" calcext:value-type="float">
            <text:p>0,6529</text:p>
          </table:table-cell>
          <table:table-cell office:value-type="float" office:value="0.0005471737602666" calcext:value-type="float">
            <text:p>0,0005471738</text:p>
          </table:table-cell>
          <table:table-cell office:value-type="float" office:value="0.0216453085757816" calcext:value-type="float">
            <text:p>0,021645309</text:p>
          </table:table-cell>
          <table:table-cell office:value-type="float" office:value="8" calcext:value-type="float">
            <text:p>8</text:p>
          </table:table-cell>
          <table:table-cell office:value-type="float" office:value="0.0287958198368116" calcext:value-type="float">
            <text:p>0,028795820</text:p>
          </table:table-cell>
          <table:table-cell office:value-type="float" office:value="71366" calcext:value-type="float">
            <text:p>71366</text:p>
          </table:table-cell>
          <table:table-cell office:value-type="string" calcext:value-type="string">
            <text:p>Bringing It All Back Home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60.89999999999" calcext:value-type="float">
            <text:p>1160,9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380133640654" calcext:value-type="float">
            <text:p>0,0003380134</text:p>
          </table:table-cell>
          <table:table-cell office:value-type="float" office:value="0.0215072006473699" calcext:value-type="float">
            <text:p>0,021507201</text:p>
          </table:table-cell>
          <table:table-cell office:value-type="float" office:value="8" calcext:value-type="float">
            <text:p>8</text:p>
          </table:table-cell>
          <table:table-cell office:value-type="float" office:value="0.0262884541136287" calcext:value-type="float">
            <text:p>0,026288454</text:p>
          </table:table-cell>
          <table:table-cell office:value-type="float" office:value="94329" calcext:value-type="float">
            <text:p>94329</text:p>
          </table:table-cell>
          <table:table-cell office:value-type="string" calcext:value-type="string">
            <text:p>Blonde on Blonde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91.79999999999" calcext:value-type="float">
            <text:p>1291,8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444188820942328" calcext:value-type="float">
            <text:p>0,0000444189</text:p>
          </table:table-cell>
          <table:table-cell office:value-type="float" office:value="0.0212102817464982" calcext:value-type="float">
            <text:p>0,021210282</text:p>
          </table:table-cell>
          <table:table-cell office:value-type="float" office:value="16" calcext:value-type="float">
            <text:p>16</text:p>
          </table:table-cell>
          <table:table-cell office:value-type="float" office:value="0.0237758636185003" calcext:value-type="float">
            <text:p>0,023775864</text:p>
          </table:table-cell>
          <table:table-cell office:value-type="float" office:value="172810" calcext:value-type="float">
            <text:p>172810</text:p>
          </table:table-cell>
          <table:table-cell office:value-type="string" calcext:value-type="string">
            <text:p>Funeral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309.29999999999" calcext:value-type="float">
            <text:p>1309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1741888849437" calcext:value-type="float">
            <text:p>0,0001741889</text:p>
          </table:table-cell>
          <table:table-cell office:value-type="float" office:value="0.0211525052013285" calcext:value-type="float">
            <text:p>0,021152505</text:p>
          </table:table-cell>
          <table:table-cell office:value-type="float" office:value="16" calcext:value-type="float">
            <text:p>16</text:p>
          </table:table-cell>
          <table:table-cell office:value-type="float" office:value="0.0257410470566812" calcext:value-type="float">
            <text:p>0,025741047</text:p>
          </table:table-cell>
          <table:table-cell office:value-type="float" office:value="142421" calcext:value-type="float">
            <text:p>142421</text:p>
          </table:table-cell>
          <table:table-cell office:value-type="string" calcext:value-type="string">
            <text:p>The Woods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293.19999999999" calcext:value-type="float">
            <text:p>1293,2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0151460745" calcext:value-type="float">
            <text:p>0,0002830151</text:p>
          </table:table-cell>
          <table:table-cell office:value-type="float" office:value="0.0211360833749015" calcext:value-type="float">
            <text:p>0,021136083</text:p>
          </table:table-cell>
          <table:table-cell office:value-type="float" office:value="16" calcext:value-type="float">
            <text:p>16</text:p>
          </table:table-cell>
          <table:table-cell office:value-type="float" office:value="0.0274561558601848" calcext:value-type="float">
            <text:p>0,027456156</text:p>
          </table:table-cell>
          <table:table-cell office:value-type="float" office:value="124813" calcext:value-type="float">
            <text:p>124813</text:p>
          </table:table-cell>
          <table:table-cell office:value-type="string" calcext:value-type="string">
            <text:p>And Then Nothing Turned Itself Inside-Ou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277.49999999999" calcext:value-type="float">
            <text:p>1277,5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3108318739581" calcext:value-type="float">
            <text:p>0,0003108319</text:p>
          </table:table-cell>
          <table:table-cell office:value-type="float" office:value="0.0210926686707902" calcext:value-type="float">
            <text:p>0,021092669</text:p>
          </table:table-cell>
          <table:table-cell office:value-type="float" office:value="16" calcext:value-type="float">
            <text:p>16</text:p>
          </table:table-cell>
          <table:table-cell office:value-type="float" office:value="0.0268411812927606" calcext:value-type="float">
            <text:p>0,026841181</text:p>
          </table:table-cell>
          <table:table-cell office:value-type="float" office:value="117400" calcext:value-type="float">
            <text:p>117400</text:p>
          </table:table-cell>
          <table:table-cell office:value-type="string" calcext:value-type="string">
            <text:p>Demon Days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200.59999999999" calcext:value-type="float">
            <text:p>1200,6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8409401862975" calcext:value-type="float">
            <text:p>0,0008409402</text:p>
          </table:table-cell>
          <table:table-cell office:value-type="float" office:value="0.020946745241347" calcext:value-type="float">
            <text:p>0,020946745</text:p>
          </table:table-cell>
          <table:table-cell office:value-type="float" office:value="17" calcext:value-type="float">
            <text:p>17</text:p>
          </table:table-cell>
          <table:table-cell office:value-type="float" office:value="0.0199231986589378" calcext:value-type="float">
            <text:p>0,019923199</text:p>
          </table:table-cell>
          <table:table-cell office:value-type="float" office:value="192904" calcext:value-type="float">
            <text:p>192904</text:p>
          </table:table-cell>
          <table:table-cell office:value-type="string" calcext:value-type="string">
            <text:p>Heaven and Hell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261.09999999999" calcext:value-type="float">
            <text:p>1261,1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4604136534664" calcext:value-type="float">
            <text:p>0,0004604137</text:p>
          </table:table-cell>
          <table:table-cell office:value-type="float" office:value="0.0208809620808147" calcext:value-type="float">
            <text:p>0,020880962</text:p>
          </table:table-cell>
          <table:table-cell office:value-type="float" office:value="10" calcext:value-type="float">
            <text:p>10</text:p>
          </table:table-cell>
          <table:table-cell office:value-type="float" office:value="0.02452085197219" calcext:value-type="float">
            <text:p>0,024520852</text:p>
          </table:table-cell>
          <table:table-cell office:value-type="float" office:value="134304" calcext:value-type="float">
            <text:p>134304</text:p>
          </table:table-cell>
          <table:table-cell office:value-type="string" calcext:value-type="string">
            <text:p>Bury Me at Makeout Creek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251.39999999999" calcext:value-type="float">
            <text:p>1251,4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708118940583" calcext:value-type="float">
            <text:p>0,0002708119</text:p>
          </table:table-cell>
          <table:table-cell office:value-type="float" office:value="0.0208693618765114" calcext:value-type="float">
            <text:p>0,020869362</text:p>
          </table:table-cell>
          <table:table-cell office:value-type="float" office:value="16" calcext:value-type="float">
            <text:p>16</text:p>
          </table:table-cell>
          <table:table-cell office:value-type="float" office:value="0.0212397495853829" calcext:value-type="float">
            <text:p>0,021239750</text:p>
          </table:table-cell>
          <table:table-cell office:value-type="float" office:value="188108" calcext:value-type="float">
            <text:p>188108</text:p>
          </table:table-cell>
          <table:table-cell office:value-type="string" calcext:value-type="string">
            <text:p>Songs for the Deaf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171.39999999999" calcext:value-type="float">
            <text:p>1171,4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11227660526257" calcext:value-type="float">
            <text:p>0,0011227661</text:p>
          </table:table-cell>
          <table:table-cell office:value-type="float" office:value="0.0208594712321326" calcext:value-type="float">
            <text:p>0,020859471</text:p>
          </table:table-cell>
          <table:table-cell office:value-type="float" office:value="10" calcext:value-type="float">
            <text:p>10</text:p>
          </table:table-cell>
          <table:table-cell office:value-type="float" office:value="0.0233179173127608" calcext:value-type="float">
            <text:p>0,023317917</text:p>
          </table:table-cell>
          <table:table-cell office:value-type="float" office:value="118588" calcext:value-type="float">
            <text:p>118588</text:p>
          </table:table-cell>
          <table:table-cell office:value-type="string" calcext:value-type="string">
            <text:p>Meltdown: Live in Mexico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223.39999999999" calcext:value-type="float">
            <text:p>1223,4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3976922814598" calcext:value-type="float">
            <text:p>0,0003976923</text:p>
          </table:table-cell>
          <table:table-cell office:value-type="float" office:value="0.0208533357215516" calcext:value-type="float">
            <text:p>0,020853336</text:p>
          </table:table-cell>
          <table:table-cell office:value-type="float" office:value="17" calcext:value-type="float">
            <text:p>17</text:p>
          </table:table-cell>
          <table:table-cell office:value-type="float" office:value="0.0217723108974148" calcext:value-type="float">
            <text:p>0,021772311</text:p>
          </table:table-cell>
          <table:table-cell office:value-type="float" office:value="168175" calcext:value-type="float">
            <text:p>168175</text:p>
          </table:table-cell>
          <table:table-cell office:value-type="string" calcext:value-type="string">
            <text:p>Scary Monsters (And Super Creeps)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74.79999999999" calcext:value-type="float">
            <text:p>1274,8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5570032290139" calcext:value-type="float">
            <text:p>0,0005570032</text:p>
          </table:table-cell>
          <table:table-cell office:value-type="float" office:value="0.0207975346876331" calcext:value-type="float">
            <text:p>0,020797535</text:p>
          </table:table-cell>
          <table:table-cell office:value-type="float" office:value="16" calcext:value-type="float">
            <text:p>16</text:p>
          </table:table-cell>
          <table:table-cell office:value-type="float" office:value="0.0305813135997132" calcext:value-type="float">
            <text:p>0,030581314</text:p>
          </table:table-cell>
          <table:table-cell office:value-type="float" office:value="98202" calcext:value-type="float">
            <text:p>98202</text:p>
          </table:table-cell>
          <table:table-cell office:value-type="string" calcext:value-type="string">
            <text:p>Leaves Turn Inside You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216.19999999999" calcext:value-type="float">
            <text:p>1216,2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7080417568059" calcext:value-type="float">
            <text:p>0,0007080418</text:p>
          </table:table-cell>
          <table:table-cell office:value-type="float" office:value="0.0207508854851371" calcext:value-type="float">
            <text:p>0,020750885</text:p>
          </table:table-cell>
          <table:table-cell office:value-type="float" office:value="17" calcext:value-type="float">
            <text:p>17</text:p>
          </table:table-cell>
          <table:table-cell office:value-type="float" office:value="0.0268351137758662" calcext:value-type="float">
            <text:p>0,026835114</text:p>
          </table:table-cell>
          <table:table-cell office:value-type="float" office:value="95630" calcext:value-type="float">
            <text:p>95630</text:p>
          </table:table-cell>
          <table:table-cell office:value-type="string" calcext:value-type="string">
            <text:p>Nebrask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78.19999999999" calcext:value-type="float">
            <text:p>1278,2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12213091037" calcext:value-type="float">
            <text:p>0,0007012213</text:p>
          </table:table-cell>
          <table:table-cell office:value-type="float" office:value="0.0207220794848586" calcext:value-type="float">
            <text:p>0,020722079</text:p>
          </table:table-cell>
          <table:table-cell office:value-type="float" office:value="16" calcext:value-type="float">
            <text:p>16</text:p>
          </table:table-cell>
          <table:table-cell office:value-type="float" office:value="0.0232682516856644" calcext:value-type="float">
            <text:p>0,023268252</text:p>
          </table:table-cell>
          <table:table-cell office:value-type="float" office:value="148991" calcext:value-type="float">
            <text:p>148991</text:p>
          </table:table-cell>
          <table:table-cell office:value-type="string" calcext:value-type="string">
            <text:p>Vespertine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60.79999999999" calcext:value-type="float">
            <text:p>1260,8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4795042203191" calcext:value-type="float">
            <text:p>0,0004795042</text:p>
          </table:table-cell>
          <table:table-cell office:value-type="float" office:value="0.020547918105784" calcext:value-type="float">
            <text:p>0,020547918</text:p>
          </table:table-cell>
          <table:table-cell office:value-type="float" office:value="16" calcext:value-type="float">
            <text:p>16</text:p>
          </table:table-cell>
          <table:table-cell office:value-type="float" office:value="0.0220673127551754" calcext:value-type="float">
            <text:p>0,022067313</text:p>
          </table:table-cell>
          <table:table-cell office:value-type="float" office:value="182070" calcext:value-type="float">
            <text:p>182070</text:p>
          </table:table-cell>
          <table:table-cell office:value-type="string" calcext:value-type="string">
            <text:p>Is This It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68.69999999999" calcext:value-type="float">
            <text:p>1268,7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552969134799" calcext:value-type="float">
            <text:p>0,0011552969</text:p>
          </table:table-cell>
          <table:table-cell office:value-type="float" office:value="0.0205262517315228" calcext:value-type="float">
            <text:p>0,020526252</text:p>
          </table:table-cell>
          <table:table-cell office:value-type="float" office:value="16" calcext:value-type="float">
            <text:p>16</text:p>
          </table:table-cell>
          <table:table-cell office:value-type="float" office:value="0.0229165768307456" calcext:value-type="float">
            <text:p>0,022916577</text:p>
          </table:table-cell>
          <table:table-cell office:value-type="float" office:value="162576" calcext:value-type="float">
            <text:p>162576</text:p>
          </table:table-cell>
          <table:table-cell office:value-type="string" calcext:value-type="string">
            <text:p>Pink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225.69999999999" calcext:value-type="float">
            <text:p>1225,7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2536493295789" calcext:value-type="float">
            <text:p>0,0002536493</text:p>
          </table:table-cell>
          <table:table-cell office:value-type="float" office:value="0.0204679361116109" calcext:value-type="float">
            <text:p>0,020467936</text:p>
          </table:table-cell>
          <table:table-cell office:value-type="float" office:value="10" calcext:value-type="float">
            <text:p>10</text:p>
          </table:table-cell>
          <table:table-cell office:value-type="float" office:value="0.0217747911225022" calcext:value-type="float">
            <text:p>0,021774791</text:p>
          </table:table-cell>
          <table:table-cell office:value-type="float" office:value="159059" calcext:value-type="float">
            <text:p>159059</text:p>
          </table:table-cell>
          <table:table-cell office:value-type="string" calcext:value-type="string">
            <text:p>Divers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239.19999999999" calcext:value-type="float">
            <text:p>1239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1491137095679" calcext:value-type="float">
            <text:p>0,0001491137</text:p>
          </table:table-cell>
          <table:table-cell office:value-type="float" office:value="0.0204617097684639" calcext:value-type="float">
            <text:p>0,020461710</text:p>
          </table:table-cell>
          <table:table-cell office:value-type="float" office:value="16" calcext:value-type="float">
            <text:p>16</text:p>
          </table:table-cell>
          <table:table-cell office:value-type="float" office:value="0.0216586690197629" calcext:value-type="float">
            <text:p>0,021658669</text:p>
          </table:table-cell>
          <table:table-cell office:value-type="float" office:value="184599" calcext:value-type="float">
            <text:p>184599</text:p>
          </table:table-cell>
          <table:table-cell office:value-type="string" calcext:value-type="string">
            <text:p>Masked Dancers: Concern in So Many Things You Forget Where You Are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98.29999999999" calcext:value-type="float">
            <text:p>1198,3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646125560621" calcext:value-type="float">
            <text:p>0,0001646126</text:p>
          </table:table-cell>
          <table:table-cell office:value-type="float" office:value="0.020437564518894" calcext:value-type="float">
            <text:p>0,020437565</text:p>
          </table:table-cell>
          <table:table-cell office:value-type="float" office:value="17" calcext:value-type="float">
            <text:p>17</text:p>
          </table:table-cell>
          <table:table-cell office:value-type="float" office:value="0.0246170519154128" calcext:value-type="float">
            <text:p>0,024617052</text:p>
          </table:table-cell>
          <table:table-cell office:value-type="float" office:value="106549" calcext:value-type="float">
            <text:p>106549</text:p>
          </table:table-cell>
          <table:table-cell office:value-type="string" calcext:value-type="string">
            <text:p>Rain Dogs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256.79999999999" calcext:value-type="float">
            <text:p>1256,8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36928960643" calcext:value-type="float">
            <text:p>0,0004369290</text:p>
          </table:table-cell>
          <table:table-cell office:value-type="float" office:value="0.0204163680278943" calcext:value-type="float">
            <text:p>0,020416368</text:p>
          </table:table-cell>
          <table:table-cell office:value-type="float" office:value="16" calcext:value-type="float">
            <text:p>16</text:p>
          </table:table-cell>
          <table:table-cell office:value-type="float" office:value="0.024858001608599" calcext:value-type="float">
            <text:p>0,024858002</text:p>
          </table:table-cell>
          <table:table-cell office:value-type="float" office:value="132639" calcext:value-type="float">
            <text:p>132639</text:p>
          </table:table-cell>
          <table:table-cell office:value-type="string" calcext:value-type="string">
            <text:p>Vespertine Live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1176.49999999999" calcext:value-type="float">
            <text:p>1176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125208709043" calcext:value-type="float">
            <text:p>0,0001252087</text:p>
          </table:table-cell>
          <table:table-cell office:value-type="float" office:value="0.0203707701456927" calcext:value-type="float">
            <text:p>0,020370770</text:p>
          </table:table-cell>
          <table:table-cell office:value-type="float" office:value="8" calcext:value-type="float">
            <text:p>8</text:p>
          </table:table-cell>
          <table:table-cell office:value-type="float" office:value="0.0218356377107726" calcext:value-type="float">
            <text:p>0,021835638</text:p>
          </table:table-cell>
          <table:table-cell office:value-type="float" office:value="170557" calcext:value-type="float">
            <text:p>170557</text:p>
          </table:table-cell>
          <table:table-cell office:value-type="string" calcext:value-type="string">
            <text:p>Scott 4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229.49999999999" calcext:value-type="float">
            <text:p>1229,5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2539279426386" calcext:value-type="float">
            <text:p>0,0002539279</text:p>
          </table:table-cell>
          <table:table-cell office:value-type="float" office:value="0.0202953931670611" calcext:value-type="float">
            <text:p>0,020295393</text:p>
          </table:table-cell>
          <table:table-cell office:value-type="float" office:value="16" calcext:value-type="float">
            <text:p>16</text:p>
          </table:table-cell>
          <table:table-cell office:value-type="float" office:value="0.0239906858310881" calcext:value-type="float">
            <text:p>0,023990686</text:p>
          </table:table-cell>
          <table:table-cell office:value-type="float" office:value="129651" calcext:value-type="float">
            <text:p>129651</text:p>
          </table:table-cell>
          <table:table-cell office:value-type="string" calcext:value-type="string">
            <text:p>Game Theory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169.49999999999" calcext:value-type="float">
            <text:p>1169,5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62285331423608" calcext:value-type="float">
            <text:p>0,0000762285</text:p>
          </table:table-cell>
          <table:table-cell office:value-type="float" office:value="0.0201478733086662" calcext:value-type="float">
            <text:p>0,020147873</text:p>
          </table:table-cell>
          <table:table-cell office:value-type="float" office:value="10" calcext:value-type="float">
            <text:p>10</text:p>
          </table:table-cell>
          <table:table-cell office:value-type="float" office:value="0.0208072290549133" calcext:value-type="float">
            <text:p>0,020807229</text:p>
          </table:table-cell>
          <table:table-cell office:value-type="float" office:value="181831" calcext:value-type="float">
            <text:p>181831</text:p>
          </table:table-cell>
          <table:table-cell office:value-type="string" calcext:value-type="string">
            <text:p>Live Nassau Coliseum '7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200.29999999999" calcext:value-type="float">
            <text:p>1200,3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55943795689" calcext:value-type="float">
            <text:p>0,0007255944</text:p>
          </table:table-cell>
          <table:table-cell office:value-type="float" office:value="0.0200670489023394" calcext:value-type="float">
            <text:p>0,020067049</text:p>
          </table:table-cell>
          <table:table-cell office:value-type="float" office:value="17" calcext:value-type="float">
            <text:p>17</text:p>
          </table:table-cell>
          <table:table-cell office:value-type="float" office:value="0.0207836749120216" calcext:value-type="float">
            <text:p>0,020783675</text:p>
          </table:table-cell>
          <table:table-cell office:value-type="float" office:value="141473" calcext:value-type="float">
            <text:p>141473</text:p>
          </table:table-cell>
          <table:table-cell office:value-type="string" calcext:value-type="string">
            <text:p>Swordfishtrombone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219.79999999999" calcext:value-type="float">
            <text:p>1219,8</text:p>
          </table:table-cell>
          <table:table-cell office:value-type="float" office:value="734" calcext:value-type="float">
            <text:p>734</text:p>
          </table:table-cell>
          <table:table-cell office:value-type="float" office:value="0.734734734734735" calcext:value-type="float">
            <text:p>0,734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0348101265823" calcext:value-type="float">
            <text:p>0,7903</text:p>
          </table:table-cell>
          <table:table-cell office:value-type="float" office:value="0.0000193914689572672" calcext:value-type="float">
            <text:p>0,0000193915</text:p>
          </table:table-cell>
          <table:table-cell office:value-type="float" office:value="0.0200556981102209" calcext:value-type="float">
            <text:p>0,020055698</text:p>
          </table:table-cell>
          <table:table-cell office:value-type="float" office:value="16" calcext:value-type="float">
            <text:p>16</text:p>
          </table:table-cell>
          <table:table-cell office:value-type="float" office:value="0.0216214619395528" calcext:value-type="float">
            <text:p>0,021621462</text:p>
          </table:table-cell>
          <table:table-cell office:value-type="float" office:value="182757" calcext:value-type="float">
            <text:p>182757</text:p>
          </table:table-cell>
          <table:table-cell office:value-type="string" calcext:value-type="string">
            <text:p>Relationship of Command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191.39999999999" calcext:value-type="float">
            <text:p>1191,4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904228687127" calcext:value-type="float">
            <text:p>0,0003904229</text:p>
          </table:table-cell>
          <table:table-cell office:value-type="float" office:value="0.0200136101020937" calcext:value-type="float">
            <text:p>0,020013610</text:p>
          </table:table-cell>
          <table:table-cell office:value-type="float" office:value="16" calcext:value-type="float">
            <text:p>16</text:p>
          </table:table-cell>
          <table:table-cell office:value-type="float" office:value="0.0278006843951294" calcext:value-type="float">
            <text:p>0,027800684</text:p>
          </table:table-cell>
          <table:table-cell office:value-type="float" office:value="97267" calcext:value-type="float">
            <text:p>97267</text:p>
          </table:table-cell>
          <table:table-cell office:value-type="string" calcext:value-type="string">
            <text:p>At the Mountains of Madness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222.09999999999" calcext:value-type="float">
            <text:p>1222,1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8017703742486" calcext:value-type="float">
            <text:p>0,0008017704</text:p>
          </table:table-cell>
          <table:table-cell office:value-type="float" office:value="0.0199660265848239" calcext:value-type="float">
            <text:p>0,019966027</text:p>
          </table:table-cell>
          <table:table-cell office:value-type="float" office:value="10" calcext:value-type="float">
            <text:p>10</text:p>
          </table:table-cell>
          <table:table-cell office:value-type="float" office:value="0.0240822176136251" calcext:value-type="float">
            <text:p>0,024082218</text:p>
          </table:table-cell>
          <table:table-cell office:value-type="float" office:value="120367" calcext:value-type="float">
            <text:p>120367</text:p>
          </table:table-cell>
          <table:table-cell table:style-name="ce12" office:value-type="string" calcext:value-type="string">
            <text:p>0%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24.99999999999" calcext:value-type="float">
            <text:p>1225,0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73747628724" calcext:value-type="float">
            <text:p>0,0003473748</text:p>
          </table:table-cell>
          <table:table-cell office:value-type="float" office:value="0.0199329182666952" calcext:value-type="float">
            <text:p>0,019932918</text:p>
          </table:table-cell>
          <table:table-cell office:value-type="float" office:value="10" calcext:value-type="float">
            <text:p>10</text:p>
          </table:table-cell>
          <table:table-cell office:value-type="float" office:value="0.024724042767631" calcext:value-type="float">
            <text:p>0,024724043</text:p>
          </table:table-cell>
          <table:table-cell office:value-type="float" office:value="122828" calcext:value-type="float">
            <text:p>122828</text:p>
          </table:table-cell>
          <table:table-cell office:value-type="string" calcext:value-type="string">
            <text:p>A Moon Shaped Pool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232.09999999999" calcext:value-type="float">
            <text:p>1232,1</text:p>
          </table:table-cell>
          <table:table-cell office:value-type="float" office:value="671" calcext:value-type="float">
            <text:p>671</text:p>
          </table:table-cell>
          <table:table-cell office:value-type="float" office:value="0.671671671671672" calcext:value-type="float">
            <text:p>0,671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52825923134891" calcext:value-type="float">
            <text:p>0,7528</text:p>
          </table:table-cell>
          <table:table-cell office:value-type="float" office:value="0.0000768972044857148" calcext:value-type="float">
            <text:p>0,0000768972</text:p>
          </table:table-cell>
          <table:table-cell office:value-type="float" office:value="0.0199112310135226" calcext:value-type="float">
            <text:p>0,019911231</text:p>
          </table:table-cell>
          <table:table-cell office:value-type="float" office:value="16" calcext:value-type="float">
            <text:p>16</text:p>
          </table:table-cell>
          <table:table-cell office:value-type="float" office:value="0.0232640555453523" calcext:value-type="float">
            <text:p>0,023264056</text:p>
          </table:table-cell>
          <table:table-cell office:value-type="float" office:value="151100" calcext:value-type="float">
            <text:p>151100</text:p>
          </table:table-cell>
          <table:table-cell office:value-type="string" calcext:value-type="string">
            <text:p>The Devil and God Are Raging Inside Me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119.29999999999" calcext:value-type="float">
            <text:p>1119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400862452298" calcext:value-type="float">
            <text:p>0,0003400862</text:p>
          </table:table-cell>
          <table:table-cell office:value-type="float" office:value="0.0198267540051067" calcext:value-type="float">
            <text:p>0,019826754</text:p>
          </table:table-cell>
          <table:table-cell office:value-type="float" office:value="8" calcext:value-type="float">
            <text:p>8</text:p>
          </table:table-cell>
          <table:table-cell office:value-type="float" office:value="0.0264243390905337" calcext:value-type="float">
            <text:p>0,026424339</text:p>
          </table:table-cell>
          <table:table-cell office:value-type="float" office:value="86255" calcext:value-type="float">
            <text:p>86255</text:p>
          </table:table-cell>
          <table:table-cell office:value-type="string" calcext:value-type="string">
            <text:p>The Freewheelin' Bob Dylan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206.69999999999" calcext:value-type="float">
            <text:p>1206,7</text:p>
          </table:table-cell>
          <table:table-cell office:value-type="float" office:value="748" calcext:value-type="float">
            <text:p>748</text:p>
          </table:table-cell>
          <table:table-cell office:value-type="float" office:value="0.748748748748749" calcext:value-type="float">
            <text:p>0,74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0001166831494152" calcext:value-type="float">
            <text:p>0,0001166831</text:p>
          </table:table-cell>
          <table:table-cell office:value-type="float" office:value="0.0198110225574354" calcext:value-type="float">
            <text:p>0,019811023</text:p>
          </table:table-cell>
          <table:table-cell office:value-type="float" office:value="16" calcext:value-type="float">
            <text:p>16</text:p>
          </table:table-cell>
          <table:table-cell office:value-type="float" office:value="0.0212651249940669" calcext:value-type="float">
            <text:p>0,021265125</text:p>
          </table:table-cell>
          <table:table-cell office:value-type="float" office:value="189452" calcext:value-type="float">
            <text:p>189452</text:p>
          </table:table-cell>
          <table:table-cell office:value-type="string" calcext:value-type="string">
            <text:p>Mama's Gun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212.29999999999" calcext:value-type="float">
            <text:p>1212,3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3542620777089" calcext:value-type="float">
            <text:p>0,0003542621</text:p>
          </table:table-cell>
          <table:table-cell office:value-type="float" office:value="0.0198005131681727" calcext:value-type="float">
            <text:p>0,019800513</text:p>
          </table:table-cell>
          <table:table-cell office:value-type="float" office:value="16" calcext:value-type="float">
            <text:p>16</text:p>
          </table:table-cell>
          <table:table-cell office:value-type="float" office:value="0.0279495899470766" calcext:value-type="float">
            <text:p>0,027949590</text:p>
          </table:table-cell>
          <table:table-cell office:value-type="float" office:value="102967" calcext:value-type="float">
            <text:p>102967</text:p>
          </table:table-cell>
          <table:table-cell office:value-type="string" calcext:value-type="string">
            <text:p>Third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211.59999999999" calcext:value-type="float">
            <text:p>1211,6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211966809829" calcext:value-type="float">
            <text:p>0,0001211967</text:p>
          </table:table-cell>
          <table:table-cell office:value-type="float" office:value="0.0197755866565466" calcext:value-type="float">
            <text:p>0,019775587</text:p>
          </table:table-cell>
          <table:table-cell office:value-type="float" office:value="16" calcext:value-type="float">
            <text:p>16</text:p>
          </table:table-cell>
          <table:table-cell office:value-type="float" office:value="0.0250976576445743" calcext:value-type="float">
            <text:p>0,025097658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ã‚ã‚‰ãŸã‚ã¾ã—ã¦ã€ã¯ã˜ã‚ã¾ã—ã¦ã€ãƒŸãƒ‰ãƒªã§ã™ã€‚ (Aratamemashite, hajimemashite, Midori desu.)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143.69999999999" calcext:value-type="float">
            <text:p>1143,7</text:p>
          </table:table-cell>
          <table:table-cell office:value-type="float" office:value="648" calcext:value-type="float">
            <text:p>648</text:p>
          </table:table-cell>
          <table:table-cell office:value-type="float" office:value="0.648648648648649" calcext:value-type="float">
            <text:p>0,64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0</text:p>
          </table:table-cell>
          <table:table-cell office:value-type="float" office:value="0.0002205779593889" calcext:value-type="float">
            <text:p>0,0002205780</text:p>
          </table:table-cell>
          <table:table-cell office:value-type="float" office:value="0.0197618560104423" calcext:value-type="float">
            <text:p>0,019761856</text:p>
          </table:table-cell>
          <table:table-cell office:value-type="float" office:value="8" calcext:value-type="float">
            <text:p>8</text:p>
          </table:table-cell>
          <table:table-cell office:value-type="float" office:value="0.0226402809368896" calcext:value-type="float">
            <text:p>0,022640281</text:p>
          </table:table-cell>
          <table:table-cell office:value-type="float" office:value="148632" calcext:value-type="float">
            <text:p>148632</text:p>
          </table:table-cell>
          <table:table-cell office:value-type="string" calcext:value-type="string">
            <text:p>Astral Weeks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210.79999999999" calcext:value-type="float">
            <text:p>1210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3657632248146" calcext:value-type="float">
            <text:p>0,0003657632</text:p>
          </table:table-cell>
          <table:table-cell office:value-type="float" office:value="0.0197322954850807" calcext:value-type="float">
            <text:p>0,019732295</text:p>
          </table:table-cell>
          <table:table-cell office:value-type="float" office:value="16" calcext:value-type="float">
            <text:p>16</text:p>
          </table:table-cell>
          <table:table-cell office:value-type="float" office:value="0.0242351550626728" calcext:value-type="float">
            <text:p>0,024235155</text:p>
          </table:table-cell>
          <table:table-cell office:value-type="float" office:value="144646" calcext:value-type="float">
            <text:p>144646</text:p>
          </table:table-cell>
          <table:table-cell office:value-type="string" calcext:value-type="string">
            <text:p>Yoshimi Battles the Pink Robots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125.29999999999" calcext:value-type="float">
            <text:p>1125,3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21213598367907" calcext:value-type="float">
            <text:p>0,0000212136</text:p>
          </table:table-cell>
          <table:table-cell office:value-type="float" office:value="0.0197049245810294" calcext:value-type="float">
            <text:p>0,019704925</text:p>
          </table:table-cell>
          <table:table-cell office:value-type="float" office:value="8" calcext:value-type="float">
            <text:p>8</text:p>
          </table:table-cell>
          <table:table-cell office:value-type="float" office:value="0.0283231508185938" calcext:value-type="float">
            <text:p>0,028323151</text:p>
          </table:table-cell>
          <table:table-cell office:value-type="float" office:value="92452" calcext:value-type="float">
            <text:p>92452</text:p>
          </table:table-cell>
          <table:table-cell office:value-type="string" calcext:value-type="string">
            <text:p>Our Mother the Mountain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031.3" calcext:value-type="float">
            <text:p>1031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4236367295819" calcext:value-type="float">
            <text:p>0,0004236367</text:p>
          </table:table-cell>
          <table:table-cell office:value-type="float" office:value="0.0196933523796761" calcext:value-type="float">
            <text:p>0,019693352</text:p>
          </table:table-cell>
          <table:table-cell office:value-type="float" office:value="12" calcext:value-type="float">
            <text:p>12</text:p>
          </table:table-cell>
          <table:table-cell office:value-type="float" office:value="0.0183062481017673" calcext:value-type="float">
            <text:p>0,018306248</text:p>
          </table:table-cell>
          <table:table-cell office:value-type="float" office:value="189279" calcext:value-type="float">
            <text:p>189279</text:p>
          </table:table-cell>
          <table:table-cell office:value-type="string" calcext:value-type="string">
            <text:p>Fetch the Bolt Cutters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205.49999999999" calcext:value-type="float">
            <text:p>1205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9300215379039" calcext:value-type="float">
            <text:p>0,0009300215</text:p>
          </table:table-cell>
          <table:table-cell office:value-type="float" office:value="0.0196602241500842" calcext:value-type="float">
            <text:p>0,019660224</text:p>
          </table:table-cell>
          <table:table-cell office:value-type="float" office:value="16" calcext:value-type="float">
            <text:p>16</text:p>
          </table:table-cell>
          <table:table-cell office:value-type="float" office:value="0.0202502538191959" calcext:value-type="float">
            <text:p>0,020250254</text:p>
          </table:table-cell>
          <table:table-cell office:value-type="float" office:value="177802" calcext:value-type="float">
            <text:p>177802</text:p>
          </table:table-cell>
          <table:table-cell office:value-type="string" calcext:value-type="string">
            <text:p>Crack the Skye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215.8" calcext:value-type="float">
            <text:p>1215,8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595117495585" calcext:value-type="float">
            <text:p>0,0005951175</text:p>
          </table:table-cell>
          <table:table-cell office:value-type="float" office:value="0.0195720436172498" calcext:value-type="float">
            <text:p>0,019572044</text:p>
          </table:table-cell>
          <table:table-cell office:value-type="float" office:value="16" calcext:value-type="float">
            <text:p>16</text:p>
          </table:table-cell>
          <table:table-cell office:value-type="float" office:value="0.0228426308185695" calcext:value-type="float">
            <text:p>0,022842631</text:p>
          </table:table-cell>
          <table:table-cell office:value-type="float" office:value="159681" calcext:value-type="float">
            <text:p>159681</text:p>
          </table:table-cell>
          <table:table-cell office:value-type="string" calcext:value-type="string">
            <text:p>Stankonia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171.99999999999" calcext:value-type="float">
            <text:p>1172,0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71380665903044" calcext:value-type="float">
            <text:p>0,0000713807</text:p>
          </table:table-cell>
          <table:table-cell office:value-type="float" office:value="0.0195118552477401" calcext:value-type="float">
            <text:p>0,019511855</text:p>
          </table:table-cell>
          <table:table-cell office:value-type="float" office:value="16" calcext:value-type="float">
            <text:p>16</text:p>
          </table:table-cell>
          <table:table-cell office:value-type="float" office:value="0.0237425381617452" calcext:value-type="float">
            <text:p>0,023742538</text:p>
          </table:table-cell>
          <table:table-cell office:value-type="float" office:value="126873" calcext:value-type="float">
            <text:p>126873</text:p>
          </table:table-cell>
          <table:table-cell office:value-type="string" calcext:value-type="string">
            <text:p>æ¸‹æ˜Ÿ (Shibuboshi)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234.39999999999" calcext:value-type="float">
            <text:p>1234,4</text:p>
          </table:table-cell>
          <table:table-cell office:value-type="float" office:value="687" calcext:value-type="float">
            <text:p>687</text:p>
          </table:table-cell>
          <table:table-cell office:value-type="float" office:value="0.687687687687688" calcext:value-type="float">
            <text:p>0,68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2013729977117" calcext:value-type="float">
            <text:p>0,7620</text:p>
          </table:table-cell>
          <table:table-cell office:value-type="float" office:value="0.0011467713538521" calcext:value-type="float">
            <text:p>0,0011467714</text:p>
          </table:table-cell>
          <table:table-cell office:value-type="float" office:value="0.0194831118338305" calcext:value-type="float">
            <text:p>0,019483112</text:p>
          </table:table-cell>
          <table:table-cell office:value-type="float" office:value="16" calcext:value-type="float">
            <text:p>16</text:p>
          </table:table-cell>
          <table:table-cell office:value-type="float" office:value="0.0219120661877724" calcext:value-type="float">
            <text:p>0,021912066</text:p>
          </table:table-cell>
          <table:table-cell office:value-type="float" office:value="157330" calcext:value-type="float">
            <text:p>157330</text:p>
          </table:table-cell>
          <table:table-cell office:value-type="string" calcext:value-type="string">
            <text:p>The Olatunji Concert: The Last Live Recording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136.39999999999" calcext:value-type="float">
            <text:p>1136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02528771733848" calcext:value-type="float">
            <text:p>0,0002528772</text:p>
          </table:table-cell>
          <table:table-cell office:value-type="float" office:value="0.0194691322049711" calcext:value-type="float">
            <text:p>0,019469132</text:p>
          </table:table-cell>
          <table:table-cell office:value-type="float" office:value="17" calcext:value-type="float">
            <text:p>17</text:p>
          </table:table-cell>
          <table:table-cell office:value-type="float" office:value="0.0217198787605703" calcext:value-type="float">
            <text:p>0,021719879</text:p>
          </table:table-cell>
          <table:table-cell office:value-type="float" office:value="157932" calcext:value-type="float">
            <text:p>157932</text:p>
          </table:table-cell>
          <table:table-cell office:value-type="string" calcext:value-type="string">
            <text:p>Screaming for Vengeance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229.99999999999" calcext:value-type="float">
            <text:p>1230,0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12746547482686" calcext:value-type="float">
            <text:p>0,0012746547</text:p>
          </table:table-cell>
          <table:table-cell office:value-type="float" office:value="0.0194648539025861" calcext:value-type="float">
            <text:p>0,019464854</text:p>
          </table:table-cell>
          <table:table-cell office:value-type="float" office:value="10" calcext:value-type="float">
            <text:p>10</text:p>
          </table:table-cell>
          <table:table-cell office:value-type="float" office:value="0.0199328134141533" calcext:value-type="float">
            <text:p>0,019932813</text:p>
          </table:table-cell>
          <table:table-cell office:value-type="float" office:value="185246" calcext:value-type="float">
            <text:p>185246</text:p>
          </table:table-cell>
          <table:table-cell office:value-type="string" calcext:value-type="string">
            <text:p>Live in Europe 1967: The Bootleg Series Vol. 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,0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4462378209873" calcext:value-type="float">
            <text:p>0,0004462378</text:p>
          </table:table-cell>
          <table:table-cell office:value-type="float" office:value="0.0194623828617224" calcext:value-type="float">
            <text:p>0,019462383</text:p>
          </table:table-cell>
          <table:table-cell office:value-type="float" office:value="8" calcext:value-type="float">
            <text:p>8</text:p>
          </table:table-cell>
          <table:table-cell office:value-type="float" office:value="0.0208646087601374" calcext:value-type="float">
            <text:p>0,020864609</text:p>
          </table:table-cell>
          <table:table-cell office:value-type="float" office:value="160440" calcext:value-type="float">
            <text:p>160440</text:p>
          </table:table-cell>
          <table:table-cell office:value-type="string" calcext:value-type="string">
            <text:p>Led Zeppelin II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207.19999999999" calcext:value-type="float">
            <text:p>1207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396514082552" calcext:value-type="float">
            <text:p>0,0004396514</text:p>
          </table:table-cell>
          <table:table-cell office:value-type="float" office:value="0.0194467871213208" calcext:value-type="float">
            <text:p>0,019446787</text:p>
          </table:table-cell>
          <table:table-cell office:value-type="float" office:value="16" calcext:value-type="float">
            <text:p>16</text:p>
          </table:table-cell>
          <table:table-cell office:value-type="float" office:value="0.026637538298384" calcext:value-type="float">
            <text:p>0,026637538</text:p>
          </table:table-cell>
          <table:table-cell office:value-type="float" office:value="107395" calcext:value-type="float">
            <text:p>107395</text:p>
          </table:table-cell>
          <table:table-cell office:value-type="string" calcext:value-type="string">
            <text:p>The Argument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189.39999999999" calcext:value-type="float">
            <text:p>1189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4157464077303" calcext:value-type="float">
            <text:p>0,0004157464</text:p>
          </table:table-cell>
          <table:table-cell office:value-type="float" office:value="0.0194290303911692" calcext:value-type="float">
            <text:p>0,019429030</text:p>
          </table:table-cell>
          <table:table-cell office:value-type="float" office:value="16" calcext:value-type="float">
            <text:p>16</text:p>
          </table:table-cell>
          <table:table-cell office:value-type="float" office:value="0.0248541377064893" calcext:value-type="float">
            <text:p>0,024854138</text:p>
          </table:table-cell>
          <table:table-cell office:value-type="float" office:value="119470" calcext:value-type="float">
            <text:p>119470</text:p>
          </table:table-cell>
          <table:table-cell office:value-type="string" calcext:value-type="string">
            <text:p>Blackwater Park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181.89999999999" calcext:value-type="float">
            <text:p>1181,9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6070532790639" calcext:value-type="float">
            <text:p>0,0006070533</text:p>
          </table:table-cell>
          <table:table-cell office:value-type="float" office:value="0.0193860943622762" calcext:value-type="float">
            <text:p>0,019386094</text:p>
          </table:table-cell>
          <table:table-cell office:value-type="float" office:value="16" calcext:value-type="float">
            <text:p>16</text:p>
          </table:table-cell>
          <table:table-cell office:value-type="float" office:value="0.0219648520500032" calcext:value-type="float">
            <text:p>0,021964852</text:p>
          </table:table-cell>
          <table:table-cell office:value-type="float" office:value="143885" calcext:value-type="float">
            <text:p>143885</text:p>
          </table:table-cell>
          <table:table-cell office:value-type="string" calcext:value-type="string">
            <text:p>Ghost Reveries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179.5" calcext:value-type="float">
            <text:p>1179,5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70177057485" calcext:value-type="float">
            <text:p>0,0007017706</text:p>
          </table:table-cell>
          <table:table-cell office:value-type="float" office:value="0.0193754588056046" calcext:value-type="float">
            <text:p>0,019375459</text:p>
          </table:table-cell>
          <table:table-cell office:value-type="float" office:value="10" calcext:value-type="float">
            <text:p>10</text:p>
          </table:table-cell>
          <table:table-cell office:value-type="float" office:value="0.0269863014121524" calcext:value-type="float">
            <text:p>0,026986301</text:p>
          </table:table-cell>
          <table:table-cell office:value-type="float" office:value="94559" calcext:value-type="float">
            <text:p>94559</text:p>
          </table:table-cell>
          <table:table-cell office:value-type="string" calcext:value-type="string">
            <text:p>A Crow Looked at M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226.29999999999" calcext:value-type="float">
            <text:p>1226,3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58630517147" calcext:value-type="float">
            <text:p>0,0001258631</text:p>
          </table:table-cell>
          <table:table-cell office:value-type="float" office:value="0.0193726708358314" calcext:value-type="float">
            <text:p>0,019372671</text:p>
          </table:table-cell>
          <table:table-cell office:value-type="float" office:value="16" calcext:value-type="float">
            <text:p>16</text:p>
          </table:table-cell>
          <table:table-cell office:value-type="float" office:value="0.0239542892485416" calcext:value-type="float">
            <text:p>0,023954289</text:p>
          </table:table-cell>
          <table:table-cell office:value-type="float" office:value="129832" calcext:value-type="float">
            <text:p>129832</text:p>
          </table:table-cell>
          <table:table-cell office:value-type="string" calcext:value-type="string">
            <text:p>Silent Hill 2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198.49999999999" calcext:value-type="float">
            <text:p>1198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2148106690524" calcext:value-type="float">
            <text:p>0,0002148107</text:p>
          </table:table-cell>
          <table:table-cell office:value-type="float" office:value="0.0193472384653101" calcext:value-type="float">
            <text:p>0,019347238</text:p>
          </table:table-cell>
          <table:table-cell office:value-type="float" office:value="16" calcext:value-type="float">
            <text:p>16</text:p>
          </table:table-cell>
          <table:table-cell office:value-type="float" office:value="0.0226345123297971" calcext:value-type="float">
            <text:p>0,022634512</text:p>
          </table:table-cell>
          <table:table-cell office:value-type="float" office:value="150094" calcext:value-type="float">
            <text:p>150094</text:p>
          </table:table-cell>
          <table:table-cell office:value-type="string" calcext:value-type="string">
            <text:p>Feels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174.69999999999" calcext:value-type="float">
            <text:p>1174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562682923404" calcext:value-type="float">
            <text:p>0,0002562683</text:p>
          </table:table-cell>
          <table:table-cell office:value-type="float" office:value="0.0192738971170885" calcext:value-type="float">
            <text:p>0,019273897</text:p>
          </table:table-cell>
          <table:table-cell office:value-type="float" office:value="16" calcext:value-type="float">
            <text:p>16</text:p>
          </table:table-cell>
          <table:table-cell office:value-type="float" office:value="0.0239863239518812" calcext:value-type="float">
            <text:p>0,023986324</text:p>
          </table:table-cell>
          <table:table-cell office:value-type="float" office:value="142980" calcext:value-type="float">
            <text:p>142980</text:p>
          </table:table-cell>
          <table:table-cell office:value-type="string" calcext:value-type="string">
            <text:p>Kicking Television: Live in Chicago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197.79999999999" calcext:value-type="float">
            <text:p>1197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282513642567" calcext:value-type="float">
            <text:p>0,0002825136</text:p>
          </table:table-cell>
          <table:table-cell office:value-type="float" office:value="0.0192469835052821" calcext:value-type="float">
            <text:p>0,019246984</text:p>
          </table:table-cell>
          <table:table-cell office:value-type="float" office:value="16" calcext:value-type="float">
            <text:p>16</text:p>
          </table:table-cell>
          <table:table-cell office:value-type="float" office:value="0.0278092075175332" calcext:value-type="float">
            <text:p>0,027809208</text:p>
          </table:table-cell>
          <table:table-cell office:value-type="float" office:value="105544" calcext:value-type="float">
            <text:p>105544</text:p>
          </table:table-cell>
          <table:table-cell office:value-type="string" calcext:value-type="string">
            <text:p>The Moon &amp; Antarctica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1197.39999999999" calcext:value-type="float">
            <text:p>1197,4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8882295789443" calcext:value-type="float">
            <text:p>0,0008882296</text:p>
          </table:table-cell>
          <table:table-cell office:value-type="float" office:value="0.0192447953960388" calcext:value-type="float">
            <text:p>0,019244795</text:p>
          </table:table-cell>
          <table:table-cell office:value-type="float" office:value="16" calcext:value-type="float">
            <text:p>16</text:p>
          </table:table-cell>
          <table:table-cell office:value-type="float" office:value="0.0277805037391353" calcext:value-type="float">
            <text:p>0,027780504</text:p>
          </table:table-cell>
          <table:table-cell office:value-type="float" office:value="90181" calcext:value-type="float">
            <text:p>90181</text:p>
          </table:table-cell>
          <table:table-cell office:value-type="string" calcext:value-type="string">
            <text:p>Supreme Clientele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170.09999999999" calcext:value-type="float">
            <text:p>1170,1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138745291717" calcext:value-type="float">
            <text:p>0,0002138745</text:p>
          </table:table-cell>
          <table:table-cell office:value-type="float" office:value="0.0192238412997709" calcext:value-type="float">
            <text:p>0,019223841</text:p>
          </table:table-cell>
          <table:table-cell office:value-type="float" office:value="16" calcext:value-type="float">
            <text:p>16</text:p>
          </table:table-cell>
          <table:table-cell office:value-type="float" office:value="0.0213945385084909" calcext:value-type="float">
            <text:p>0,021394539</text:p>
          </table:table-cell>
          <table:table-cell office:value-type="float" office:value="164969" calcext:value-type="float">
            <text:p>164969</text:p>
          </table:table-cell>
          <table:table-cell office:value-type="string" calcext:value-type="string">
            <text:p>Converging Age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184.29999999999" calcext:value-type="float">
            <text:p>1184,3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594108470527" calcext:value-type="float">
            <text:p>0,0003594108</text:p>
          </table:table-cell>
          <table:table-cell office:value-type="float" office:value="0.0192219392617611" calcext:value-type="float">
            <text:p>0,019221939</text:p>
          </table:table-cell>
          <table:table-cell office:value-type="float" office:value="10" calcext:value-type="float">
            <text:p>10</text:p>
          </table:table-cell>
          <table:table-cell office:value-type="float" office:value="0.026942262766175" calcext:value-type="float">
            <text:p>0,026942263</text:p>
          </table:table-cell>
          <table:table-cell office:value-type="float" office:value="92622" calcext:value-type="float">
            <text:p>92622</text:p>
          </table:table-cell>
          <table:table-cell office:value-type="string" calcext:value-type="string">
            <text:p>Carrie &amp; Lowell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217.59999999999" calcext:value-type="float">
            <text:p>1217,6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065521767592" calcext:value-type="float">
            <text:p>0,0004065522</text:p>
          </table:table-cell>
          <table:table-cell office:value-type="float" office:value="0.0192155995269357" calcext:value-type="float">
            <text:p>0,019215600</text:p>
          </table:table-cell>
          <table:table-cell office:value-type="float" office:value="16" calcext:value-type="float">
            <text:p>16</text:p>
          </table:table-cell>
          <table:table-cell office:value-type="float" office:value="0.0212202799102204" calcext:value-type="float">
            <text:p>0,021220280</text:p>
          </table:table-cell>
          <table:table-cell office:value-type="float" office:value="160159" calcext:value-type="float">
            <text:p>160159</text:p>
          </table:table-cell>
          <table:table-cell office:value-type="string" calcext:value-type="string">
            <text:p>Rock Dream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151.79999999999" calcext:value-type="float">
            <text:p>1151,8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160516848559" calcext:value-type="float">
            <text:p>0,0006160517</text:p>
          </table:table-cell>
          <table:table-cell office:value-type="float" office:value="0.0192060176724058" calcext:value-type="float">
            <text:p>0,019206018</text:p>
          </table:table-cell>
          <table:table-cell office:value-type="float" office:value="17" calcext:value-type="float">
            <text:p>17</text:p>
          </table:table-cell>
          <table:table-cell office:value-type="float" office:value="0.0283207072805213" calcext:value-type="float">
            <text:p>0,028320707</text:p>
          </table:table-cell>
          <table:table-cell office:value-type="float" office:value="84919" calcext:value-type="float">
            <text:p>84919</text:p>
          </table:table-cell>
          <table:table-cell office:value-type="string" calcext:value-type="string">
            <text:p>Songs From Suicide Bridge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184.59999999999" calcext:value-type="float">
            <text:p>1184,6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5250264101299" calcext:value-type="float">
            <text:p>0,0005250264</text:p>
          </table:table-cell>
          <table:table-cell office:value-type="float" office:value="0.0191431275479353" calcext:value-type="float">
            <text:p>0,019143128</text:p>
          </table:table-cell>
          <table:table-cell office:value-type="float" office:value="16" calcext:value-type="float">
            <text:p>16</text:p>
          </table:table-cell>
          <table:table-cell office:value-type="float" office:value="0.0196777885589401" calcext:value-type="float">
            <text:p>0,019677789</text:p>
          </table:table-cell>
          <table:table-cell office:value-type="float" office:value="188105" calcext:value-type="float">
            <text:p>188105</text:p>
          </table:table-cell>
          <table:table-cell office:value-type="string" calcext:value-type="string">
            <text:p>White Pony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116.89999999999" calcext:value-type="float">
            <text:p>1116,9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2333662988305" calcext:value-type="float">
            <text:p>0,0002333663</text:p>
          </table:table-cell>
          <table:table-cell office:value-type="float" office:value="0.019048461944559" calcext:value-type="float">
            <text:p>0,019048462</text:p>
          </table:table-cell>
          <table:table-cell office:value-type="float" office:value="10" calcext:value-type="float">
            <text:p>10</text:p>
          </table:table-cell>
          <table:table-cell office:value-type="float" office:value="0.0236273229836744" calcext:value-type="float">
            <text:p>0,023627323</text:p>
          </table:table-cell>
          <table:table-cell office:value-type="float" office:value="105828" calcext:value-type="float">
            <text:p>105828</text:p>
          </table:table-cell>
          <table:table-cell office:value-type="string" calcext:value-type="string">
            <text:p>â˜… [Blackstar]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194.5" calcext:value-type="float">
            <text:p>1194,5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4493471427339" calcext:value-type="float">
            <text:p>0,0004493471</text:p>
          </table:table-cell>
          <table:table-cell office:value-type="float" office:value="0.0190288186364458" calcext:value-type="float">
            <text:p>0,019028819</text:p>
          </table:table-cell>
          <table:table-cell office:value-type="float" office:value="16" calcext:value-type="float">
            <text:p>16</text:p>
          </table:table-cell>
          <table:table-cell office:value-type="float" office:value="0.0248259571938986" calcext:value-type="float">
            <text:p>0,024825957</text:p>
          </table:table-cell>
          <table:table-cell office:value-type="float" office:value="128677" calcext:value-type="float">
            <text:p>128677</text:p>
          </table:table-cell>
          <table:table-cell office:value-type="string" calcext:value-type="string">
            <text:p>ã‚ãã¾ã®ã†ãŸ (Akuma no uta)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159.1" calcext:value-type="float">
            <text:p>1159,1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8756585576892" calcext:value-type="float">
            <text:p>0,0008756586</text:p>
          </table:table-cell>
          <table:table-cell office:value-type="float" office:value="0.0190062221911273" calcext:value-type="float">
            <text:p>0,019006222</text:p>
          </table:table-cell>
          <table:table-cell office:value-type="float" office:value="10" calcext:value-type="float">
            <text:p>10</text:p>
          </table:table-cell>
          <table:table-cell office:value-type="float" office:value="0.0288016230954918" calcext:value-type="float">
            <text:p>0,028801623</text:p>
          </table:table-cell>
          <table:table-cell office:value-type="float" office:value="82527" calcext:value-type="float">
            <text:p>825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95.09999999999" calcext:value-type="float">
            <text:p>1095,1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2863083524406" calcext:value-type="float">
            <text:p>0,0002863084</text:p>
          </table:table-cell>
          <table:table-cell office:value-type="float" office:value="0.0189790281655864" calcext:value-type="float">
            <text:p>0,018979028</text:p>
          </table:table-cell>
          <table:table-cell office:value-type="float" office:value="8" calcext:value-type="float">
            <text:p>8</text:p>
          </table:table-cell>
          <table:table-cell office:value-type="float" office:value="0.0248992527684288" calcext:value-type="float">
            <text:p>0,024899253</text:p>
          </table:table-cell>
          <table:table-cell office:value-type="float" office:value="96799" calcext:value-type="float">
            <text:p>96799</text:p>
          </table:table-cell>
          <table:table-cell office:value-type="string" calcext:value-type="string">
            <text:p>Songs of Leonard Cohen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13.79999999999" calcext:value-type="float">
            <text:p>1213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9398844402184" calcext:value-type="float">
            <text:p>0,0009398844</text:p>
          </table:table-cell>
          <table:table-cell office:value-type="float" office:value="0.0189616380875994" calcext:value-type="float">
            <text:p>0,018961638</text:p>
          </table:table-cell>
          <table:table-cell office:value-type="float" office:value="16" calcext:value-type="float">
            <text:p>16</text:p>
          </table:table-cell>
          <table:table-cell office:value-type="float" office:value="0.0212945883450265" calcext:value-type="float">
            <text:p>0,021294588</text:p>
          </table:table-cell>
          <table:table-cell office:value-type="float" office:value="171205" calcext:value-type="float">
            <text:p>171205</text:p>
          </table:table-cell>
          <table:table-cell office:value-type="string" calcext:value-type="string">
            <text:p>Late Registration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070.6" calcext:value-type="float">
            <text:p>1070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248067038314" calcext:value-type="float">
            <text:p>0,0005248067</text:p>
          </table:table-cell>
          <table:table-cell office:value-type="float" office:value="0.0189476505067646" calcext:value-type="float">
            <text:p>0,018947651</text:p>
          </table:table-cell>
          <table:table-cell office:value-type="float" office:value="10" calcext:value-type="float">
            <text:p>10</text:p>
          </table:table-cell>
          <table:table-cell office:value-type="float" office:value="0.0261177708486629" calcext:value-type="float">
            <text:p>0,026117771</text:p>
          </table:table-cell>
          <table:table-cell office:value-type="float" office:value="88437" calcext:value-type="float">
            <text:p>88437</text:p>
          </table:table-cell>
          <table:table-cell office:value-type="string" calcext:value-type="string">
            <text:p>The Roxy Performances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196.59999999999" calcext:value-type="float">
            <text:p>1196,6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4676353039746" calcext:value-type="float">
            <text:p>0,0004676353</text:p>
          </table:table-cell>
          <table:table-cell office:value-type="float" office:value="0.0189411275612816" calcext:value-type="float">
            <text:p>0,018941128</text:p>
          </table:table-cell>
          <table:table-cell office:value-type="float" office:value="16" calcext:value-type="float">
            <text:p>16</text:p>
          </table:table-cell>
          <table:table-cell office:value-type="float" office:value="0.0205359335526563" calcext:value-type="float">
            <text:p>0,020535934</text:p>
          </table:table-cell>
          <table:table-cell office:value-type="float" office:value="163960" calcext:value-type="float">
            <text:p>163960</text:p>
          </table:table-cell>
          <table:table-cell office:value-type="string" calcext:value-type="string">
            <text:p>Two Airships / Exploder Falls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221.99999999999" calcext:value-type="float">
            <text:p>1222,0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8511183193881" calcext:value-type="float">
            <text:p>0,0008511183</text:p>
          </table:table-cell>
          <table:table-cell office:value-type="float" office:value="0.0188974720459863" calcext:value-type="float">
            <text:p>0,018897472</text:p>
          </table:table-cell>
          <table:table-cell office:value-type="float" office:value="17" calcext:value-type="float">
            <text:p>17</text:p>
          </table:table-cell>
          <table:table-cell office:value-type="float" office:value="0.0200981367522862" calcext:value-type="float">
            <text:p>0,020098137</text:p>
          </table:table-cell>
          <table:table-cell office:value-type="float" office:value="180909" calcext:value-type="float">
            <text:p>180909</text:p>
          </table:table-cell>
          <table:table-cell office:value-type="string" calcext:value-type="string">
            <text:p>The Head on the Door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142.99999999999" calcext:value-type="float">
            <text:p>1143,0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2939479225384" calcext:value-type="float">
            <text:p>0,0002939479</text:p>
          </table:table-cell>
          <table:table-cell office:value-type="float" office:value="0.0188945460140826" calcext:value-type="float">
            <text:p>0,018894546</text:p>
          </table:table-cell>
          <table:table-cell office:value-type="float" office:value="10" calcext:value-type="float">
            <text:p>10</text:p>
          </table:table-cell>
          <table:table-cell office:value-type="float" office:value="0.019837968328219" calcext:value-type="float">
            <text:p>0,019837968</text:p>
          </table:table-cell>
          <table:table-cell office:value-type="float" office:value="186859" calcext:value-type="float">
            <text:p>186859</text:p>
          </table:table-cell>
          <table:table-cell office:value-type="string" calcext:value-type="string">
            <text:p>Live at the Rainbow '7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200.09999999999" calcext:value-type="float">
            <text:p>1200,1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14345340664645" calcext:value-type="float">
            <text:p>0,0014345341</text:p>
          </table:table-cell>
          <table:table-cell office:value-type="float" office:value="0.0188497172560545" calcext:value-type="float">
            <text:p>0,018849717</text:p>
          </table:table-cell>
          <table:table-cell office:value-type="float" office:value="17" calcext:value-type="float">
            <text:p>17</text:p>
          </table:table-cell>
          <table:table-cell office:value-type="float" office:value="0.0210013269959309" calcext:value-type="float">
            <text:p>0,021001327</text:p>
          </table:table-cell>
          <table:table-cell office:value-type="float" office:value="187484" calcext:value-type="float">
            <text:p>187484</text:p>
          </table:table-cell>
          <table:table-cell office:value-type="string" calcext:value-type="string">
            <text:p>Stop Making Sense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262781819896" calcext:value-type="float">
            <text:p>0,0003262782</text:p>
          </table:table-cell>
          <table:table-cell office:value-type="float" office:value="0.0188476859067656" calcext:value-type="float">
            <text:p>0,018847686</text:p>
          </table:table-cell>
          <table:table-cell office:value-type="float" office:value="16" calcext:value-type="float">
            <text:p>16</text:p>
          </table:table-cell>
          <table:table-cell office:value-type="float" office:value="0.0247866458656014" calcext:value-type="float">
            <text:p>0,024786646</text:p>
          </table:table-cell>
          <table:table-cell office:value-type="float" office:value="122272" calcext:value-type="float">
            <text:p>122272</text:p>
          </table:table-cell>
          <table:table-cell office:value-type="string" calcext:value-type="string">
            <text:p>Leviathan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122.49999999999" calcext:value-type="float">
            <text:p>1122,5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673208756041088" calcext:value-type="float">
            <text:p>0,0000673209</text:p>
          </table:table-cell>
          <table:table-cell office:value-type="float" office:value="0.0188364183243566" calcext:value-type="float">
            <text:p>0,018836418</text:p>
          </table:table-cell>
          <table:table-cell office:value-type="float" office:value="17" calcext:value-type="float">
            <text:p>17</text:p>
          </table:table-cell>
          <table:table-cell office:value-type="float" office:value="0.0216802897003297" calcext:value-type="float">
            <text:p>0,021680290</text:p>
          </table:table-cell>
          <table:table-cell office:value-type="float" office:value="163600" calcext:value-type="float">
            <text:p>163600</text:p>
          </table:table-cell>
          <table:table-cell office:value-type="string" calcext:value-type="string">
            <text:p>Holy Diver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166.69999999999" calcext:value-type="float">
            <text:p>1166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4140747293719" calcext:value-type="float">
            <text:p>0,0004140747</text:p>
          </table:table-cell>
          <table:table-cell office:value-type="float" office:value="0.018835379094969" calcext:value-type="float">
            <text:p>0,018835379</text:p>
          </table:table-cell>
          <table:table-cell office:value-type="float" office:value="16" calcext:value-type="float">
            <text:p>16</text:p>
          </table:table-cell>
          <table:table-cell office:value-type="float" office:value="0.0209317955725425" calcext:value-type="float">
            <text:p>0,020931796</text:p>
          </table:table-cell>
          <table:table-cell office:value-type="float" office:value="158122" calcext:value-type="float">
            <text:p>158122</text:p>
          </table:table-cell>
          <table:table-cell office:value-type="string" calcext:value-type="string">
            <text:p>drukqs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179.7" calcext:value-type="float">
            <text:p>1179,7</text:p>
          </table:table-cell>
          <table:table-cell office:value-type="float" office:value="677" calcext:value-type="float">
            <text:p>677</text:p>
          </table:table-cell>
          <table:table-cell office:value-type="float" office:value="0.677677677677678" calcext:value-type="float">
            <text:p>0,677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56245268735806" calcext:value-type="float">
            <text:p>0,7562</text:p>
          </table:table-cell>
          <table:table-cell office:value-type="float" office:value="0.0001023735826675" calcext:value-type="float">
            <text:p>0,0001023736</text:p>
          </table:table-cell>
          <table:table-cell office:value-type="float" office:value="0.0188169802055735" calcext:value-type="float">
            <text:p>0,018816980</text:p>
          </table:table-cell>
          <table:table-cell office:value-type="float" office:value="16" calcext:value-type="float">
            <text:p>16</text:p>
          </table:table-cell>
          <table:table-cell office:value-type="float" office:value="0.0229672073217621" calcext:value-type="float">
            <text:p>0,022967207</text:p>
          </table:table-cell>
          <table:table-cell office:value-type="float" office:value="158904" calcext:value-type="float">
            <text:p>158904</text:p>
          </table:table-cell>
          <table:table-cell office:value-type="string" calcext:value-type="string">
            <text:p>å¡Šé­‚ã‚µã‚¦ãƒ³ãƒ‰ãƒˆãƒ©ãƒƒã‚¯ã€Œå¡Šãƒ•ã‚©ãƒ«ãƒ†ãƒƒã‚·ãƒ¢é­‚ã€ (Katamari Damacy Soundtrack: Katamari Fortissimo Damacy)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149.39999999999" calcext:value-type="float">
            <text:p>1149,4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132247621225" calcext:value-type="float">
            <text:p>0,0003132248</text:p>
          </table:table-cell>
          <table:table-cell office:value-type="float" office:value="0.0187795552478077" calcext:value-type="float">
            <text:p>0,018779555</text:p>
          </table:table-cell>
          <table:table-cell office:value-type="float" office:value="16" calcext:value-type="float">
            <text:p>16</text:p>
          </table:table-cell>
          <table:table-cell office:value-type="float" office:value="0.0234834018013877" calcext:value-type="float">
            <text:p>0,023483402</text:p>
          </table:table-cell>
          <table:table-cell office:value-type="float" office:value="156746" calcext:value-type="float">
            <text:p>156746</text:p>
          </table:table-cell>
          <table:table-cell office:value-type="string" calcext:value-type="string">
            <text:p>Hammersmith Odeon, London '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177.99999999999" calcext:value-type="float">
            <text:p>1178,0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5347699068473" calcext:value-type="float">
            <text:p>0,0005347699</text:p>
          </table:table-cell>
          <table:table-cell office:value-type="float" office:value="0.0187109788339976" calcext:value-type="float">
            <text:p>0,018710979</text:p>
          </table:table-cell>
          <table:table-cell office:value-type="float" office:value="16" calcext:value-type="float">
            <text:p>16</text:p>
          </table:table-cell>
          <table:table-cell office:value-type="float" office:value="0.0290042797922977" calcext:value-type="float">
            <text:p>0,029004280</text:p>
          </table:table-cell>
          <table:table-cell office:value-type="float" office:value="87932" calcext:value-type="float">
            <text:p>87932</text:p>
          </table:table-cell>
          <table:table-cell office:value-type="string" calcext:value-type="string">
            <text:p>MM..FOOD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206.99999999999" calcext:value-type="float">
            <text:p>1207,0</text:p>
          </table:table-cell>
          <table:table-cell office:value-type="float" office:value="516" calcext:value-type="float">
            <text:p>516</text:p>
          </table:table-cell>
          <table:table-cell office:value-type="float" office:value="0.516516516516517" calcext:value-type="float">
            <text:p>0,516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4089068825911" calcext:value-type="float">
            <text:p>0,6741</text:p>
          </table:table-cell>
          <table:table-cell office:value-type="float" office:value="0.0006145089645423" calcext:value-type="float">
            <text:p>0,0006145090</text:p>
          </table:table-cell>
          <table:table-cell office:value-type="float" office:value="0.0187096779540445" calcext:value-type="float">
            <text:p>0,018709678</text:p>
          </table:table-cell>
          <table:table-cell office:value-type="float" office:value="16" calcext:value-type="float">
            <text:p>16</text:p>
          </table:table-cell>
          <table:table-cell office:value-type="float" office:value="0.0300346404679843" calcext:value-type="float">
            <text:p>0,030034640</text:p>
          </table:table-cell>
          <table:table-cell office:value-type="float" office:value="88702" calcext:value-type="float">
            <text:p>88702</text:p>
          </table:table-cell>
          <table:table-cell office:value-type="string" calcext:value-type="string">
            <text:p>The Winter Ray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82.09999999999" calcext:value-type="float">
            <text:p>1182,1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7320279531368" calcext:value-type="float">
            <text:p>0,0007320280</text:p>
          </table:table-cell>
          <table:table-cell office:value-type="float" office:value="0.018707137621847" calcext:value-type="float">
            <text:p>0,018707138</text:p>
          </table:table-cell>
          <table:table-cell office:value-type="float" office:value="16" calcext:value-type="float">
            <text:p>16</text:p>
          </table:table-cell>
          <table:table-cell office:value-type="float" office:value="0.0242703023734799" calcext:value-type="float">
            <text:p>0,024270302</text:p>
          </table:table-cell>
          <table:table-cell office:value-type="float" office:value="117174" calcext:value-type="float">
            <text:p>117174</text:p>
          </table:table-cell>
          <table:table-cell office:value-type="string" calcext:value-type="string">
            <text:p>Boris at Last -Feedbacker-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154.29999999999" calcext:value-type="float">
            <text:p>1154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4941481227386" calcext:value-type="float">
            <text:p>0,0004941481</text:p>
          </table:table-cell>
          <table:table-cell office:value-type="float" office:value="0.0186813285721166" calcext:value-type="float">
            <text:p>0,018681329</text:p>
          </table:table-cell>
          <table:table-cell office:value-type="float" office:value="16" calcext:value-type="float">
            <text:p>16</text:p>
          </table:table-cell>
          <table:table-cell office:value-type="float" office:value="0.0244701891466925" calcext:value-type="float">
            <text:p>0,024470189</text:p>
          </table:table-cell>
          <table:table-cell office:value-type="float" office:value="132949" calcext:value-type="float">
            <text:p>132949</text:p>
          </table:table-cell>
          <table:table-cell office:value-type="string" calcext:value-type="string">
            <text:p>Live at Reading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151.19999999999" calcext:value-type="float">
            <text:p>1151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91994446971" calcext:value-type="float">
            <text:p>0,0002919944</text:p>
          </table:table-cell>
          <table:table-cell office:value-type="float" office:value="0.0186720015018848" calcext:value-type="float">
            <text:p>0,018672002</text:p>
          </table:table-cell>
          <table:table-cell office:value-type="float" office:value="16" calcext:value-type="float">
            <text:p>16</text:p>
          </table:table-cell>
          <table:table-cell office:value-type="float" office:value="0.0211782294307786" calcext:value-type="float">
            <text:p>0,021178229</text:p>
          </table:table-cell>
          <table:table-cell office:value-type="float" office:value="169191" calcext:value-type="float">
            <text:p>169191</text:p>
          </table:table-cell>
          <table:table-cell office:value-type="string" calcext:value-type="string">
            <text:p>Voodoo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185.5" calcext:value-type="float">
            <text:p>1185,5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3154648111227" calcext:value-type="float">
            <text:p>0,0003154648</text:p>
          </table:table-cell>
          <table:table-cell office:value-type="float" office:value="0.0186368482999108" calcext:value-type="float">
            <text:p>0,018636848</text:p>
          </table:table-cell>
          <table:table-cell office:value-type="float" office:value="16" calcext:value-type="float">
            <text:p>16</text:p>
          </table:table-cell>
          <table:table-cell office:value-type="float" office:value="0.028524394555231" calcext:value-type="float">
            <text:p>0,028524395</text:p>
          </table:table-cell>
          <table:table-cell office:value-type="float" office:value="106134" calcext:value-type="float">
            <text:p>106134</text:p>
          </table:table-cell>
          <table:table-cell office:value-type="string" calcext:value-type="string">
            <text:p>( )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154.59999999999" calcext:value-type="float">
            <text:p>1154,6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1835502837506" calcext:value-type="float">
            <text:p>0,0001835503</text:p>
          </table:table-cell>
          <table:table-cell office:value-type="float" office:value="0.018626316184184" calcext:value-type="float">
            <text:p>0,018626316</text:p>
          </table:table-cell>
          <table:table-cell office:value-type="float" office:value="16" calcext:value-type="float">
            <text:p>16</text:p>
          </table:table-cell>
          <table:table-cell office:value-type="float" office:value="0.0241371261679379" calcext:value-type="float">
            <text:p>0,024137126</text:p>
          </table:table-cell>
          <table:table-cell office:value-type="float" office:value="116629" calcext:value-type="float">
            <text:p>116629</text:p>
          </table:table-cell>
          <table:table-cell office:value-type="string" calcext:value-type="string">
            <text:p>The Blueprint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161.59999999999" calcext:value-type="float">
            <text:p>1161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593111481555" calcext:value-type="float">
            <text:p>0,0005931115</text:p>
          </table:table-cell>
          <table:table-cell office:value-type="float" office:value="0.0186047747945972" calcext:value-type="float">
            <text:p>0,018604775</text:p>
          </table:table-cell>
          <table:table-cell office:value-type="float" office:value="16" calcext:value-type="float">
            <text:p>16</text:p>
          </table:table-cell>
          <table:table-cell office:value-type="float" office:value="0.0215669777253987" calcext:value-type="float">
            <text:p>0,021566978</text:p>
          </table:table-cell>
          <table:table-cell office:value-type="float" office:value="141745" calcext:value-type="float">
            <text:p>141745</text:p>
          </table:table-cell>
          <table:table-cell office:value-type="string" calcext:value-type="string">
            <text:p>Panopticon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104.09999999999" calcext:value-type="float">
            <text:p>1104,1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1801734934667" calcext:value-type="float">
            <text:p>0,0001801735</text:p>
          </table:table-cell>
          <table:table-cell office:value-type="float" office:value="0.0185936692385911" calcext:value-type="float">
            <text:p>0,018593669</text:p>
          </table:table-cell>
          <table:table-cell office:value-type="float" office:value="10" calcext:value-type="float">
            <text:p>10</text:p>
          </table:table-cell>
          <table:table-cell office:value-type="float" office:value="0.0189575659319143" calcext:value-type="float">
            <text:p>0,018957566</text:p>
          </table:table-cell>
          <table:table-cell office:value-type="float" office:value="172166" calcext:value-type="float">
            <text:p>172166</text:p>
          </table:table-cell>
          <table:table-cell office:value-type="string" calcext:value-type="string">
            <text:p>Anesthetize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138.9" calcext:value-type="float">
            <text:p>1138,9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41758324791" calcext:value-type="float">
            <text:p>0,0001417583</text:p>
          </table:table-cell>
          <table:table-cell office:value-type="float" office:value="0.0185927451782454" calcext:value-type="float">
            <text:p>0,018592745</text:p>
          </table:table-cell>
          <table:table-cell office:value-type="float" office:value="10" calcext:value-type="float">
            <text:p>10</text:p>
          </table:table-cell>
          <table:table-cell office:value-type="float" office:value="0.0375040872794185" calcext:value-type="float">
            <text:p>0,037504087</text:p>
          </table:table-cell>
          <table:table-cell office:value-type="float" office:value="56472" calcext:value-type="float">
            <text:p>56472</text:p>
          </table:table-cell>
          <table:table-cell office:value-type="string" calcext:value-type="string">
            <text:p>Purple Mountains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142.89999999999" calcext:value-type="float">
            <text:p>1142,9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140420982104349" calcext:value-type="float">
            <text:p>0,0000140421</text:p>
          </table:table-cell>
          <table:table-cell office:value-type="float" office:value="0.0185295243367366" calcext:value-type="float">
            <text:p>0,018529524</text:p>
          </table:table-cell>
          <table:table-cell office:value-type="float" office:value="16" calcext:value-type="float">
            <text:p>16</text:p>
          </table:table-cell>
          <table:table-cell office:value-type="float" office:value="0.0226102149992314" calcext:value-type="float">
            <text:p>0,022610215</text:p>
          </table:table-cell>
          <table:table-cell office:value-type="float" office:value="142216" calcext:value-type="float">
            <text:p>142216</text:p>
          </table:table-cell>
          <table:table-cell office:value-type="string" calcext:value-type="string">
            <text:p>The Moon Is a Dead World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144.09999999999" calcext:value-type="float">
            <text:p>1144,1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278692663462203" calcext:value-type="float">
            <text:p>0,0000278693</text:p>
          </table:table-cell>
          <table:table-cell office:value-type="float" office:value="0.0185179503373948" calcext:value-type="float">
            <text:p>0,018517950</text:p>
          </table:table-cell>
          <table:table-cell office:value-type="float" office:value="16" calcext:value-type="float">
            <text:p>16</text:p>
          </table:table-cell>
          <table:table-cell office:value-type="float" office:value="0.0227261694701272" calcext:value-type="float">
            <text:p>0,022726169</text:p>
          </table:table-cell>
          <table:table-cell office:value-type="float" office:value="151610" calcext:value-type="float">
            <text:p>151610</text:p>
          </table:table-cell>
          <table:table-cell office:value-type="string" calcext:value-type="string">
            <text:p>Dance Tonight! Revolution Tomorrow!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158.29999999999" calcext:value-type="float">
            <text:p>1158,3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3401865459313" calcext:value-type="float">
            <text:p>0,0003401865</text:p>
          </table:table-cell>
          <table:table-cell office:value-type="float" office:value="0.0184924712603204" calcext:value-type="float">
            <text:p>0,018492471</text:p>
          </table:table-cell>
          <table:table-cell office:value-type="float" office:value="16" calcext:value-type="float">
            <text:p>16</text:p>
          </table:table-cell>
          <table:table-cell office:value-type="float" office:value="0.0231776328607742" calcext:value-type="float">
            <text:p>0,023177633</text:p>
          </table:table-cell>
          <table:table-cell office:value-type="float" office:value="134219" calcext:value-type="float">
            <text:p>134219</text:p>
          </table:table-cell>
          <table:table-cell office:value-type="string" calcext:value-type="string">
            <text:p>Modal Soul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161.89999999999" calcext:value-type="float">
            <text:p>1161,9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3394175738865" calcext:value-type="float">
            <text:p>0,0003394176</text:p>
          </table:table-cell>
          <table:table-cell office:value-type="float" office:value="0.0184226099905763" calcext:value-type="float">
            <text:p>0,018422610</text:p>
          </table:table-cell>
          <table:table-cell office:value-type="float" office:value="16" calcext:value-type="float">
            <text:p>16</text:p>
          </table:table-cell>
          <table:table-cell office:value-type="float" office:value="0.0204873383248966" calcext:value-type="float">
            <text:p>0,020487338</text:p>
          </table:table-cell>
          <table:table-cell office:value-type="float" office:value="170814" calcext:value-type="float">
            <text:p>170814</text:p>
          </table:table-cell>
          <table:table-cell office:value-type="string" calcext:value-type="string">
            <text:p>Sound of Silver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164.9" calcext:value-type="float">
            <text:p>1164,9</text:p>
          </table:table-cell>
          <table:table-cell office:value-type="float" office:value="753" calcext:value-type="float">
            <text:p>753</text:p>
          </table:table-cell>
          <table:table-cell office:value-type="float" office:value="0.753753753753754" calcext:value-type="float">
            <text:p>0,753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02409638554217" calcext:value-type="float">
            <text:p>0,8024</text:p>
          </table:table-cell>
          <table:table-cell office:value-type="float" office:value="0.0004861431715139" calcext:value-type="float">
            <text:p>0,0004861432</text:p>
          </table:table-cell>
          <table:table-cell office:value-type="float" office:value="0.0184094463790718" calcext:value-type="float">
            <text:p>0,018409446</text:p>
          </table:table-cell>
          <table:table-cell office:value-type="float" office:value="17" calcext:value-type="float">
            <text:p>17</text:p>
          </table:table-cell>
          <table:table-cell office:value-type="float" office:value="0.020237008484226" calcext:value-type="float">
            <text:p>0,020237008</text:p>
          </table:table-cell>
          <table:table-cell office:value-type="float" office:value="194242" calcext:value-type="float">
            <text:p>194242</text:p>
          </table:table-cell>
          <table:table-cell office:value-type="string" calcext:value-type="string">
            <text:p>Live After Death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195.89999999999" calcext:value-type="float">
            <text:p>119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8452674451338" calcext:value-type="float">
            <text:p>0,0008452674</text:p>
          </table:table-cell>
          <table:table-cell office:value-type="float" office:value="0.0183854738944539" calcext:value-type="float">
            <text:p>0,018385474</text:p>
          </table:table-cell>
          <table:table-cell office:value-type="float" office:value="16" calcext:value-type="float">
            <text:p>16</text:p>
          </table:table-cell>
          <table:table-cell office:value-type="float" office:value="0.0231766156952161" calcext:value-type="float">
            <text:p>0,023176616</text:p>
          </table:table-cell>
          <table:table-cell office:value-type="float" office:value="133314" calcext:value-type="float">
            <text:p>133314</text:p>
          </table:table-cell>
          <table:table-cell office:value-type="string" calcext:value-type="string">
            <text:p>Radio Amor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168.39999999999" calcext:value-type="float">
            <text:p>1168,4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4111325754612" calcext:value-type="float">
            <text:p>0,0004111326</text:p>
          </table:table-cell>
          <table:table-cell office:value-type="float" office:value="0.0183844412853741" calcext:value-type="float">
            <text:p>0,018384441</text:p>
          </table:table-cell>
          <table:table-cell office:value-type="float" office:value="16" calcext:value-type="float">
            <text:p>16</text:p>
          </table:table-cell>
          <table:table-cell office:value-type="float" office:value="0.0283310572483768" calcext:value-type="float">
            <text:p>0,028331057</text:p>
          </table:table-cell>
          <table:table-cell office:value-type="float" office:value="93536" calcext:value-type="float">
            <text:p>93536</text:p>
          </table:table-cell>
          <table:table-cell office:value-type="string" calcext:value-type="string">
            <text:p>Merriweather Post Pavilion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171.89999999999" calcext:value-type="float">
            <text:p>1171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8617501937475" calcext:value-type="float">
            <text:p>0,0008617502</text:p>
          </table:table-cell>
          <table:table-cell office:value-type="float" office:value="0.018307033608249" calcext:value-type="float">
            <text:p>0,018307034</text:p>
          </table:table-cell>
          <table:table-cell office:value-type="float" office:value="16" calcext:value-type="float">
            <text:p>16</text:p>
          </table:table-cell>
          <table:table-cell office:value-type="float" office:value="0.0291494740530113" calcext:value-type="float">
            <text:p>0,029149474</text:p>
          </table:table-cell>
          <table:table-cell office:value-type="float" office:value="80857" calcext:value-type="float">
            <text:p>80857</text:p>
          </table:table-cell>
          <table:table-cell office:value-type="string" calcext:value-type="string">
            <text:p>Take Me to Your Leader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069.09999999999" calcext:value-type="float">
            <text:p>1069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1465560416796" calcext:value-type="float">
            <text:p>0,0001465560</text:p>
          </table:table-cell>
          <table:table-cell office:value-type="float" office:value="0.0182816781663686" calcext:value-type="float">
            <text:p>0,018281678</text:p>
          </table:table-cell>
          <table:table-cell office:value-type="float" office:value="8" calcext:value-type="float">
            <text:p>8</text:p>
          </table:table-cell>
          <table:table-cell office:value-type="float" office:value="0.0276727545407679" calcext:value-type="float">
            <text:p>0,027672755</text:p>
          </table:table-cell>
          <table:table-cell office:value-type="float" office:value="81734" calcext:value-type="float">
            <text:p>81734</text:p>
          </table:table-cell>
          <table:table-cell office:value-type="string" calcext:value-type="string">
            <text:p>Jackson C. Frank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166.29999999999" calcext:value-type="float">
            <text:p>1166,3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630615523067" calcext:value-type="float">
            <text:p>0,0002630616</text:p>
          </table:table-cell>
          <table:table-cell office:value-type="float" office:value="0.0182692442818837" calcext:value-type="float">
            <text:p>0,018269244</text:p>
          </table:table-cell>
          <table:table-cell office:value-type="float" office:value="17" calcext:value-type="float">
            <text:p>17</text:p>
          </table:table-cell>
          <table:table-cell office:value-type="float" office:value="0.0208829560726392" calcext:value-type="float">
            <text:p>0,020882956</text:p>
          </table:table-cell>
          <table:table-cell office:value-type="float" office:value="189861" calcext:value-type="float">
            <text:p>189861</text:p>
          </table:table-cell>
          <table:table-cell office:value-type="string" calcext:value-type="string">
            <text:p>Tim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77.89999999999" calcext:value-type="float">
            <text:p>1177,9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3855081343391" calcext:value-type="float">
            <text:p>0,0003855081</text:p>
          </table:table-cell>
          <table:table-cell office:value-type="float" office:value="0.0182260815201829" calcext:value-type="float">
            <text:p>0,018226082</text:p>
          </table:table-cell>
          <table:table-cell office:value-type="float" office:value="16" calcext:value-type="float">
            <text:p>16</text:p>
          </table:table-cell>
          <table:table-cell office:value-type="float" office:value="0.023531088575122" calcext:value-type="float">
            <text:p>0,023531089</text:p>
          </table:table-cell>
          <table:table-cell office:value-type="float" office:value="123757" calcext:value-type="float">
            <text:p>123757</text:p>
          </table:table-cell>
          <table:table-cell office:value-type="string" calcext:value-type="string">
            <text:p>Lift Yr. Skinny Fists Like Antennas to Heaven!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128.59999999999" calcext:value-type="float">
            <text:p>1128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07416635071" calcext:value-type="float">
            <text:p>0,0002807417</text:p>
          </table:table-cell>
          <table:table-cell office:value-type="float" office:value="0.018215348743116" calcext:value-type="float">
            <text:p>0,018215349</text:p>
          </table:table-cell>
          <table:table-cell office:value-type="float" office:value="16" calcext:value-type="float">
            <text:p>16</text:p>
          </table:table-cell>
          <table:table-cell office:value-type="float" office:value="0.0207348092239168" calcext:value-type="float">
            <text:p>0,020734809</text:p>
          </table:table-cell>
          <table:table-cell office:value-type="float" office:value="171891" calcext:value-type="float">
            <text:p>171891</text:p>
          </table:table-cell>
          <table:table-cell office:value-type="string" calcext:value-type="string">
            <text:p>The Great Santa Barbara Oil Slick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136.6" calcext:value-type="float">
            <text:p>1136,6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07889519445966" calcext:value-type="float">
            <text:p>0,0000407890</text:p>
          </table:table-cell>
          <table:table-cell office:value-type="float" office:value="0.0181523172724767" calcext:value-type="float">
            <text:p>0,018152317</text:p>
          </table:table-cell>
          <table:table-cell office:value-type="float" office:value="16" calcext:value-type="float">
            <text:p>16</text:p>
          </table:table-cell>
          <table:table-cell office:value-type="float" office:value="0.02361707255918" calcext:value-type="float">
            <text:p>0,023617073</text:p>
          </table:table-cell>
          <table:table-cell office:value-type="float" office:value="132005" calcext:value-type="float">
            <text:p>132005</text:p>
          </table:table-cell>
          <table:table-cell office:value-type="string" calcext:value-type="string">
            <text:p>Turn on the Bright Lights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082" calcext:value-type="float">
            <text:p>1082,0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2870828967466" calcext:value-type="float">
            <text:p>0,0002870829</text:p>
          </table:table-cell>
          <table:table-cell office:value-type="float" office:value="0.0181506202685223" calcext:value-type="float">
            <text:p>0,018150620</text:p>
          </table:table-cell>
          <table:table-cell office:value-type="float" office:value="8" calcext:value-type="float">
            <text:p>8</text:p>
          </table:table-cell>
          <table:table-cell office:value-type="float" office:value="0.0205960791924426" calcext:value-type="float">
            <text:p>0,020596079</text:p>
          </table:table-cell>
          <table:table-cell office:value-type="float" office:value="146651" calcext:value-type="float">
            <text:p>146651</text:p>
          </table:table-cell>
          <table:table-cell office:value-type="string" calcext:value-type="string">
            <text:p>Are You Experienced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166.49999999999" calcext:value-type="float">
            <text:p>1166,5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08410127849" calcext:value-type="float">
            <text:p>0,0004084101</text:p>
          </table:table-cell>
          <table:table-cell office:value-type="float" office:value="0.0181449910012479" calcext:value-type="float">
            <text:p>0,018144991</text:p>
          </table:table-cell>
          <table:table-cell office:value-type="float" office:value="16" calcext:value-type="float">
            <text:p>16</text:p>
          </table:table-cell>
          <table:table-cell office:value-type="float" office:value="0.0262035838111429" calcext:value-type="float">
            <text:p>0,026203584</text:p>
          </table:table-cell>
          <table:table-cell office:value-type="float" office:value="109419" calcext:value-type="float">
            <text:p>109419</text:p>
          </table:table-cell>
          <table:table-cell office:value-type="string" calcext:value-type="string">
            <text:p>And Their Refinement of the Decline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172.89999999999" calcext:value-type="float">
            <text:p>1172,9</text:p>
          </table:table-cell>
          <table:table-cell office:value-type="float" office:value="800" calcext:value-type="float">
            <text:p>800</text:p>
          </table:table-cell>
          <table:table-cell office:value-type="float" office:value="0.800800800800801" calcext:value-type="float">
            <text:p>0,800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33889816360601" calcext:value-type="float">
            <text:p>0,8339</text:p>
          </table:table-cell>
          <table:table-cell office:value-type="float" office:value="0.0005331985291905" calcext:value-type="float">
            <text:p>0,0005331985</text:p>
          </table:table-cell>
          <table:table-cell office:value-type="float" office:value="0.0181368548795994" calcext:value-type="float">
            <text:p>0,018136855</text:p>
          </table:table-cell>
          <table:table-cell office:value-type="float" office:value="17" calcext:value-type="float">
            <text:p>17</text:p>
          </table:table-cell>
          <table:table-cell office:value-type="float" office:value="0.0190630935210116" calcext:value-type="float">
            <text:p>0,019063094</text:p>
          </table:table-cell>
          <table:table-cell office:value-type="float" office:value="216423" calcext:value-type="float">
            <text:p>216423</text:p>
          </table:table-cell>
          <table:table-cell office:value-type="string" calcext:value-type="string">
            <text:p>Power, Corruption &amp; Lies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106.7" calcext:value-type="float">
            <text:p>1106,7</text:p>
          </table:table-cell>
          <table:table-cell office:value-type="float" office:value="405" calcext:value-type="float">
            <text:p>405</text:p>
          </table:table-cell>
          <table:table-cell office:value-type="float" office:value="0.405405405405405" calcext:value-type="float">
            <text:p>0,4054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27118644067797" calcext:value-type="float">
            <text:p>0,6271</text:p>
          </table:table-cell>
          <table:table-cell office:value-type="float" office:value="0.0004763948985725" calcext:value-type="float">
            <text:p>0,0004763949</text:p>
          </table:table-cell>
          <table:table-cell office:value-type="float" office:value="0.0181093514479069" calcext:value-type="float">
            <text:p>0,018109351</text:p>
          </table:table-cell>
          <table:table-cell office:value-type="float" office:value="10" calcext:value-type="float">
            <text:p>10</text:p>
          </table:table-cell>
          <table:table-cell office:value-type="float" office:value="0.0350256094539571" calcext:value-type="float">
            <text:p>0,035025609</text:p>
          </table:table-cell>
          <table:table-cell office:value-type="float" office:value="53970" calcext:value-type="float">
            <text:p>53970</text:p>
          </table:table-cell>
          <table:table-cell office:value-type="string" calcext:value-type="string">
            <text:p>Giles Corey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134.9" calcext:value-type="float">
            <text:p>1134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3657612188" calcext:value-type="float">
            <text:p>0,0001365761</text:p>
          </table:table-cell>
          <table:table-cell office:value-type="float" office:value="0.0180768377923498" calcext:value-type="float">
            <text:p>0,018076838</text:p>
          </table:table-cell>
          <table:table-cell office:value-type="float" office:value="16" calcext:value-type="float">
            <text:p>16</text:p>
          </table:table-cell>
          <table:table-cell office:value-type="float" office:value="0.0265566411406825" calcext:value-type="float">
            <text:p>0,026556641</text:p>
          </table:table-cell>
          <table:table-cell office:value-type="float" office:value="100969" calcext:value-type="float">
            <text:p>100969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170.79999999999" calcext:value-type="float">
            <text:p>1170,8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695750526745" calcext:value-type="float">
            <text:p>0,0001695751</text:p>
          </table:table-cell>
          <table:table-cell office:value-type="float" office:value="0.018069272877649" calcext:value-type="float">
            <text:p>0,018069273</text:p>
          </table:table-cell>
          <table:table-cell office:value-type="float" office:value="16" calcext:value-type="float">
            <text:p>16</text:p>
          </table:table-cell>
          <table:table-cell office:value-type="float" office:value="0.024301514676036" calcext:value-type="float">
            <text:p>0,024301515</text:p>
          </table:table-cell>
          <table:table-cell office:value-type="float" office:value="117888" calcext:value-type="float">
            <text:p>117888</text:p>
          </table:table-cell>
          <table:table-cell office:value-type="string" calcext:value-type="string">
            <text:p>Harmony in Ultraviolet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131.3" calcext:value-type="float">
            <text:p>1131,3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0404546162729195" calcext:value-type="float">
            <text:p>0,0000404546</text:p>
          </table:table-cell>
          <table:table-cell office:value-type="float" office:value="0.018037085939913" calcext:value-type="float">
            <text:p>0,018037086</text:p>
          </table:table-cell>
          <table:table-cell office:value-type="float" office:value="16" calcext:value-type="float">
            <text:p>16</text:p>
          </table:table-cell>
          <table:table-cell office:value-type="float" office:value="0.0251057093869307" calcext:value-type="float">
            <text:p>0,025105709</text:p>
          </table:table-cell>
          <table:table-cell office:value-type="float" office:value="137906" calcext:value-type="float">
            <text:p>137906</text:p>
          </table:table-cell>
          <table:table-cell office:value-type="string" calcext:value-type="string">
            <text:p>æ‹äººã¸ (Koibito e)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882.299999999995" calcext:value-type="float">
            <text:p>882,3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576243387198" calcext:value-type="float">
            <text:p>0,0004576243</text:p>
          </table:table-cell>
          <table:table-cell office:value-type="float" office:value="0.0180286992171084" calcext:value-type="float">
            <text:p>0,018028699</text:p>
          </table:table-cell>
          <table:table-cell office:value-type="float" office:value="12" calcext:value-type="float">
            <text:p>12</text:p>
          </table:table-cell>
          <table:table-cell office:value-type="float" office:value="0.0186888042407429" calcext:value-type="float">
            <text:p>0,018688804</text:p>
          </table:table-cell>
          <table:table-cell office:value-type="float" office:value="105700" calcext:value-type="float">
            <text:p>105700</text:p>
          </table:table-cell>
          <table:table-cell office:value-type="string" calcext:value-type="string">
            <text:p>The Dark Side of the Moon - Live at Wembley Empire Pool, London, 197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04.69999999999" calcext:value-type="float">
            <text:p>1104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3588070368297" calcext:value-type="float">
            <text:p>0,0013588070</text:p>
          </table:table-cell>
          <table:table-cell office:value-type="float" office:value="0.0179751494428467" calcext:value-type="float">
            <text:p>0,017975149</text:p>
          </table:table-cell>
          <table:table-cell office:value-type="float" office:value="8" calcext:value-type="float">
            <text:p>8</text:p>
          </table:table-cell>
          <table:table-cell office:value-type="float" office:value="0.0204426769491199" calcext:value-type="float">
            <text:p>0,020442677</text:p>
          </table:table-cell>
          <table:table-cell office:value-type="float" office:value="172963" calcext:value-type="float">
            <text:p>172963</text:p>
          </table:table-cell>
          <table:table-cell office:value-type="string" calcext:value-type="string">
            <text:p>The Beatles [White Album]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152.99999999999" calcext:value-type="float">
            <text:p>1153,0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6298072096335" calcext:value-type="float">
            <text:p>0,0006298072</text:p>
          </table:table-cell>
          <table:table-cell office:value-type="float" office:value="0.0179743617672985" calcext:value-type="float">
            <text:p>0,017974362</text:p>
          </table:table-cell>
          <table:table-cell office:value-type="float" office:value="16" calcext:value-type="float">
            <text:p>16</text:p>
          </table:table-cell>
          <table:table-cell office:value-type="float" office:value="0.0230732945204959" calcext:value-type="float">
            <text:p>0,023073295</text:p>
          </table:table-cell>
          <table:table-cell office:value-type="float" office:value="124252" calcext:value-type="float">
            <text:p>124252</text:p>
          </table:table-cell>
          <table:table-cell office:value-type="string" calcext:value-type="string">
            <text:p>ã‚¼ãƒ«ãƒ€ã®ä¼èª¬: ãƒ ã‚¸ãƒ¥ãƒ©ã®ä»®é¢ (The Legend of Zelda: Majora's Mask)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166" calcext:value-type="float">
            <text:p>1166,0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.0006438859255603" calcext:value-type="float">
            <text:p>0,0006438859</text:p>
          </table:table-cell>
          <table:table-cell office:value-type="float" office:value="0.0179264418708552" calcext:value-type="float">
            <text:p>0,017926442</text:p>
          </table:table-cell>
          <table:table-cell office:value-type="float" office:value="16" calcext:value-type="float">
            <text:p>16</text:p>
          </table:table-cell>
          <table:table-cell office:value-type="float" office:value="0.0286031590885213" calcext:value-type="float">
            <text:p>0,028603159</text:p>
          </table:table-cell>
          <table:table-cell office:value-type="float" office:value="92954" calcext:value-type="float">
            <text:p>92954</text:p>
          </table:table-cell>
          <table:table-cell office:value-type="string" calcext:value-type="string">
            <text:p>Flood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155.99999999999" calcext:value-type="float">
            <text:p>1156,0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047805989021" calcext:value-type="float">
            <text:p>0,0002047806</text:p>
          </table:table-cell>
          <table:table-cell office:value-type="float" office:value="0.0179228462283695" calcext:value-type="float">
            <text:p>0,017922846</text:p>
          </table:table-cell>
          <table:table-cell office:value-type="float" office:value="17" calcext:value-type="float">
            <text:p>17</text:p>
          </table:table-cell>
          <table:table-cell office:value-type="float" office:value="0.0215322302893998" calcext:value-type="float">
            <text:p>0,021532230</text:p>
          </table:table-cell>
          <table:table-cell office:value-type="float" office:value="178056" calcext:value-type="float">
            <text:p>178056</text:p>
          </table:table-cell>
          <table:table-cell office:value-type="string" calcext:value-type="string">
            <text:p>The Colour of Spring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039.8" calcext:value-type="float">
            <text:p>1039,8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3500494482458" calcext:value-type="float">
            <text:p>0,0003500494</text:p>
          </table:table-cell>
          <table:table-cell office:value-type="float" office:value="0.0178965142062381" calcext:value-type="float">
            <text:p>0,017896514</text:p>
          </table:table-cell>
          <table:table-cell office:value-type="float" office:value="8" calcext:value-type="float">
            <text:p>8</text:p>
          </table:table-cell>
          <table:table-cell office:value-type="float" office:value="0.0214216684156475" calcext:value-type="float">
            <text:p>0,021421668</text:p>
          </table:table-cell>
          <table:table-cell office:value-type="float" office:value="132586" calcext:value-type="float">
            <text:p>132586</text:p>
          </table:table-cell>
          <table:table-cell office:value-type="string" calcext:value-type="string">
            <text:p>Led Zeppelin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38.8" calcext:value-type="float">
            <text:p>1138,8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3176188880931" calcext:value-type="float">
            <text:p>0,0003176189</text:p>
          </table:table-cell>
          <table:table-cell office:value-type="float" office:value="0.0178900425529032" calcext:value-type="float">
            <text:p>0,017890043</text:p>
          </table:table-cell>
          <table:table-cell office:value-type="float" office:value="16" calcext:value-type="float">
            <text:p>16</text:p>
          </table:table-cell>
          <table:table-cell office:value-type="float" office:value="0.0278782305400818" calcext:value-type="float">
            <text:p>0,027878231</text:p>
          </table:table-cell>
          <table:table-cell office:value-type="float" office:value="99131" calcext:value-type="float">
            <text:p>99131</text:p>
          </table:table-cell>
          <table:table-cell office:value-type="string" calcext:value-type="string">
            <text:p>The Glow Pt. 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119.69999999999" calcext:value-type="float">
            <text:p>1119,7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2175378928885" calcext:value-type="float">
            <text:p>0,0002175379</text:p>
          </table:table-cell>
          <table:table-cell office:value-type="float" office:value="0.0178762455199422" calcext:value-type="float">
            <text:p>0,017876246</text:p>
          </table:table-cell>
          <table:table-cell office:value-type="float" office:value="16" calcext:value-type="float">
            <text:p>16</text:p>
          </table:table-cell>
          <table:table-cell office:value-type="float" office:value="0.030242513457929" calcext:value-type="float">
            <text:p>0,030242513</text:p>
          </table:table-cell>
          <table:table-cell office:value-type="float" office:value="87123" calcext:value-type="float">
            <text:p>87123</text:p>
          </table:table-cell>
          <table:table-cell office:value-type="string" calcext:value-type="string">
            <text:p>Livebox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132.19999999999" calcext:value-type="float">
            <text:p>1132,2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984618553088827" calcext:value-type="float">
            <text:p>0,0000984619</text:p>
          </table:table-cell>
          <table:table-cell office:value-type="float" office:value="0.0178389849906541" calcext:value-type="float">
            <text:p>0,017838985</text:p>
          </table:table-cell>
          <table:table-cell office:value-type="float" office:value="16" calcext:value-type="float">
            <text:p>16</text:p>
          </table:table-cell>
          <table:table-cell office:value-type="float" office:value="0.0203870380641236" calcext:value-type="float">
            <text:p>0,020387038</text:p>
          </table:table-cell>
          <table:table-cell office:value-type="float" office:value="163575" calcext:value-type="float">
            <text:p>163575</text:p>
          </table:table-cell>
          <table:table-cell office:value-type="string" calcext:value-type="string">
            <text:p>Donuts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120.69999999999" calcext:value-type="float">
            <text:p>1120,7</text:p>
          </table:table-cell>
          <table:table-cell office:value-type="float" office:value="790" calcext:value-type="float">
            <text:p>790</text:p>
          </table:table-cell>
          <table:table-cell office:value-type="float" office:value="0.790790790790791" calcext:value-type="float">
            <text:p>0,790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6986754966887" calcext:value-type="float">
            <text:p>0,8270</text:p>
          </table:table-cell>
          <table:table-cell office:value-type="float" office:value="0.0003889389326931" calcext:value-type="float">
            <text:p>0,0003889389</text:p>
          </table:table-cell>
          <table:table-cell office:value-type="float" office:value="0.0178221589621646" calcext:value-type="float">
            <text:p>0,017822159</text:p>
          </table:table-cell>
          <table:table-cell office:value-type="float" office:value="17" calcext:value-type="float">
            <text:p>17</text:p>
          </table:table-cell>
          <table:table-cell office:value-type="float" office:value="0.0183002448155841" calcext:value-type="float">
            <text:p>0,018300245</text:p>
          </table:table-cell>
          <table:table-cell office:value-type="float" office:value="205095" calcext:value-type="float">
            <text:p>205095</text:p>
          </table:table-cell>
          <table:table-cell office:value-type="string" calcext:value-type="string">
            <text:p>Murmur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05805261316283" calcext:value-type="float">
            <text:p>0,0005805261</text:p>
          </table:table-cell>
          <table:table-cell office:value-type="float" office:value="0.0177911875486122" calcext:value-type="float">
            <text:p>0,017791188</text:p>
          </table:table-cell>
          <table:table-cell office:value-type="float" office:value="16" calcext:value-type="float">
            <text:p>16</text:p>
          </table:table-cell>
          <table:table-cell office:value-type="float" office:value="0.022025597181628" calcext:value-type="float">
            <text:p>0,022025597</text:p>
          </table:table-cell>
          <table:table-cell office:value-type="float" office:value="139040" calcext:value-type="float">
            <text:p>139040</text:p>
          </table:table-cell>
          <table:table-cell office:value-type="string" calcext:value-type="string">
            <text:p>Super Mario Galaxy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144.59999999999" calcext:value-type="float">
            <text:p>1144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1456011790013" calcext:value-type="float">
            <text:p>0,0011456012</text:p>
          </table:table-cell>
          <table:table-cell office:value-type="float" office:value="0.0177308813519867" calcext:value-type="float">
            <text:p>0,017730881</text:p>
          </table:table-cell>
          <table:table-cell office:value-type="float" office:value="10" calcext:value-type="float">
            <text:p>10</text:p>
          </table:table-cell>
          <table:table-cell office:value-type="float" office:value="0.0213624772922464" calcext:value-type="float">
            <text:p>0,021362477</text:p>
          </table:table-cell>
          <table:table-cell office:value-type="float" office:value="126102" calcext:value-type="float">
            <text:p>126102</text:p>
          </table:table-cell>
          <table:table-cell office:value-type="string" calcext:value-type="string">
            <text:p>We got it from Hereâ€¦ Thank You 4 Your service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137.2" calcext:value-type="float">
            <text:p>1137,2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5160471092334" calcext:value-type="float">
            <text:p>0,0005160471</text:p>
          </table:table-cell>
          <table:table-cell office:value-type="float" office:value="0.0176480330021028" calcext:value-type="float">
            <text:p>0,017648033</text:p>
          </table:table-cell>
          <table:table-cell office:value-type="float" office:value="16" calcext:value-type="float">
            <text:p>16</text:p>
          </table:table-cell>
          <table:table-cell office:value-type="float" office:value="0.0331693540584962" calcext:value-type="float">
            <text:p>0,033169354</text:p>
          </table:table-cell>
          <table:table-cell office:value-type="float" office:value="63306" calcext:value-type="float">
            <text:p>63306</text:p>
          </table:table-cell>
          <table:table-cell office:value-type="string" calcext:value-type="string">
            <text:p>Vaudeville Villain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114.39999999999" calcext:value-type="float">
            <text:p>1114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3328980282888" calcext:value-type="float">
            <text:p>0,0003328980</text:p>
          </table:table-cell>
          <table:table-cell office:value-type="float" office:value="0.0176446934126416" calcext:value-type="float">
            <text:p>0,017644693</text:p>
          </table:table-cell>
          <table:table-cell office:value-type="float" office:value="16" calcext:value-type="float">
            <text:p>16</text:p>
          </table:table-cell>
          <table:table-cell office:value-type="float" office:value="0.0245655653700729" calcext:value-type="float">
            <text:p>0,024565565</text:p>
          </table:table-cell>
          <table:table-cell office:value-type="float" office:value="109403" calcext:value-type="float">
            <text:p>109403</text:p>
          </table:table-cell>
          <table:table-cell office:value-type="string" calcext:value-type="string">
            <text:p>Geogaddi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137.1" calcext:value-type="float">
            <text:p>1137,1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1731858779286" calcext:value-type="float">
            <text:p>0,0001731859</text:p>
          </table:table-cell>
          <table:table-cell office:value-type="float" office:value="0.0176417174615807" calcext:value-type="float">
            <text:p>0,017641717</text:p>
          </table:table-cell>
          <table:table-cell office:value-type="float" office:value="17" calcext:value-type="float">
            <text:p>17</text:p>
          </table:table-cell>
          <table:table-cell office:value-type="float" office:value="0.0213772658161592" calcext:value-type="float">
            <text:p>0,021377266</text:p>
          </table:table-cell>
          <table:table-cell office:value-type="float" office:value="171114" calcext:value-type="float">
            <text:p>171114</text:p>
          </table:table-cell>
          <table:table-cell office:value-type="string" calcext:value-type="string">
            <text:p>Songs From the Big Chair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100.1" calcext:value-type="float">
            <text:p>1100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539269396316" calcext:value-type="float">
            <text:p>0,0007539269</text:p>
          </table:table-cell>
          <table:table-cell office:value-type="float" office:value="0.017503795262346" calcext:value-type="float">
            <text:p>0,017503795</text:p>
          </table:table-cell>
          <table:table-cell office:value-type="float" office:value="10" calcext:value-type="float">
            <text:p>10</text:p>
          </table:table-cell>
          <table:table-cell office:value-type="float" office:value="0.0228430788914228" calcext:value-type="float">
            <text:p>0,022843079</text:p>
          </table:table-cell>
          <table:table-cell office:value-type="float" office:value="130218" calcext:value-type="float">
            <text:p>130218</text:p>
          </table:table-cell>
          <table:table-cell office:value-type="string" calcext:value-type="string">
            <text:p>Sunshine Daydream: Veneta, Oregon, August 27, 197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17.1" calcext:value-type="float">
            <text:p>1117,1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1425941639702" calcext:value-type="float">
            <text:p>0,0001425942</text:p>
          </table:table-cell>
          <table:table-cell office:value-type="float" office:value="0.0174506569340251" calcext:value-type="float">
            <text:p>0,017450657</text:p>
          </table:table-cell>
          <table:table-cell office:value-type="float" office:value="16" calcext:value-type="float">
            <text:p>16</text:p>
          </table:table-cell>
          <table:table-cell office:value-type="float" office:value="0.0315564397661502" calcext:value-type="float">
            <text:p>0,031556440</text:p>
          </table:table-cell>
          <table:table-cell office:value-type="float" office:value="76510" calcext:value-type="float">
            <text:p>76510</text:p>
          </table:table-cell>
          <table:table-cell office:value-type="string" calcext:value-type="string">
            <text:p>Deathconsciousness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079.29999999999" calcext:value-type="float">
            <text:p>1079,3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0368309319545125" calcext:value-type="float">
            <text:p>0,0000368309</text:p>
          </table:table-cell>
          <table:table-cell office:value-type="float" office:value="0.0174295971316732" calcext:value-type="float">
            <text:p>0,017429597</text:p>
          </table:table-cell>
          <table:table-cell office:value-type="float" office:value="17" calcext:value-type="float">
            <text:p>17</text:p>
          </table:table-cell>
          <table:table-cell office:value-type="float" office:value="0.0190775960382507" calcext:value-type="float">
            <text:p>0,019077596</text:p>
          </table:table-cell>
          <table:table-cell office:value-type="float" office:value="163356" calcext:value-type="float">
            <text:p>163356</text:p>
          </table:table-cell>
          <table:table-cell office:value-type="string" calcext:value-type="string">
            <text:p>Peter Gabriel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107.99999999999" calcext:value-type="float">
            <text:p>1108,0</text:p>
          </table:table-cell>
          <table:table-cell office:value-type="float" office:value="763" calcext:value-type="float">
            <text:p>763</text:p>
          </table:table-cell>
          <table:table-cell office:value-type="float" office:value="0.763763763763764" calcext:value-type="float">
            <text:p>0,763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8906882591093" calcext:value-type="float">
            <text:p>0,8089</text:p>
          </table:table-cell>
          <table:table-cell office:value-type="float" office:value="0.0007866440732172" calcext:value-type="float">
            <text:p>0,0007866441</text:p>
          </table:table-cell>
          <table:table-cell office:value-type="float" office:value="0.017394128355632" calcext:value-type="float">
            <text:p>0,017394128</text:p>
          </table:table-cell>
          <table:table-cell office:value-type="float" office:value="17" calcext:value-type="float">
            <text:p>17</text:p>
          </table:table-cell>
          <table:table-cell office:value-type="float" office:value="0.0195286491090006" calcext:value-type="float">
            <text:p>0,019528649</text:p>
          </table:table-cell>
          <table:table-cell office:value-type="float" office:value="198918" calcext:value-type="float">
            <text:p>198918</text:p>
          </table:table-cell>
          <table:table-cell office:value-type="string" calcext:value-type="string">
            <text:p>Live / 1975-85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70.69999999999" calcext:value-type="float">
            <text:p>1070,7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4175852539245" calcext:value-type="float">
            <text:p>0,0004175853</text:p>
          </table:table-cell>
          <table:table-cell office:value-type="float" office:value="0.0173325916165088" calcext:value-type="float">
            <text:p>0,017332592</text:p>
          </table:table-cell>
          <table:table-cell office:value-type="float" office:value="16" calcext:value-type="float">
            <text:p>16</text:p>
          </table:table-cell>
          <table:table-cell office:value-type="float" office:value="0.0242861945958028" calcext:value-type="float">
            <text:p>0,024286195</text:p>
          </table:table-cell>
          <table:table-cell office:value-type="float" office:value="102361" calcext:value-type="float">
            <text:p>102361</text:p>
          </table:table-cell>
          <table:table-cell office:value-type="string" calcext:value-type="string">
            <text:p>Lateralus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130.29999999999" calcext:value-type="float">
            <text:p>1130,3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057169393842" calcext:value-type="float">
            <text:p>0,0001057169</text:p>
          </table:table-cell>
          <table:table-cell office:value-type="float" office:value="0.0173246951264365" calcext:value-type="float">
            <text:p>0,017324695</text:p>
          </table:table-cell>
          <table:table-cell office:value-type="float" office:value="16" calcext:value-type="float">
            <text:p>16</text:p>
          </table:table-cell>
          <table:table-cell office:value-type="float" office:value="0.0253595918201625" calcext:value-type="float">
            <text:p>0,025359592</text:p>
          </table:table-cell>
          <table:table-cell office:value-type="float" office:value="110622" calcext:value-type="float">
            <text:p>110622</text:p>
          </table:table-cell>
          <table:table-cell office:value-type="string" calcext:value-type="string">
            <text:p>Clannad ï¼ã‚¯ãƒ©ãƒŠãƒ‰ï¼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132.4" calcext:value-type="float">
            <text:p>1132,4</text:p>
          </table:table-cell>
          <table:table-cell office:value-type="float" office:value="391" calcext:value-type="float">
            <text:p>391</text:p>
          </table:table-cell>
          <table:table-cell office:value-type="float" office:value="0.391391391391391" calcext:value-type="float">
            <text:p>0,391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21655258245177" calcext:value-type="float">
            <text:p>0,6217</text:p>
          </table:table-cell>
          <table:table-cell office:value-type="float" office:value="0.0004403200795986" calcext:value-type="float">
            <text:p>0,0004403201</text:p>
          </table:table-cell>
          <table:table-cell office:value-type="float" office:value="0.0172107176386197" calcext:value-type="float">
            <text:p>0,017210718</text:p>
          </table:table-cell>
          <table:table-cell office:value-type="float" office:value="16" calcext:value-type="float">
            <text:p>16</text:p>
          </table:table-cell>
          <table:table-cell office:value-type="float" office:value="0.0395950694767057" calcext:value-type="float">
            <text:p>0,039595069</text:p>
          </table:table-cell>
          <table:table-cell office:value-type="float" office:value="50148" calcext:value-type="float">
            <text:p>50148</text:p>
          </table:table-cell>
          <table:table-cell office:value-type="string" calcext:value-type="string">
            <text:p>The Cold Vein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044.5" calcext:value-type="float">
            <text:p>1044,5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725172065853" calcext:value-type="float">
            <text:p>0,0001725172</text:p>
          </table:table-cell>
          <table:table-cell office:value-type="float" office:value="0.0172022858245262" calcext:value-type="float">
            <text:p>0,017202286</text:p>
          </table:table-cell>
          <table:table-cell office:value-type="float" office:value="17" calcext:value-type="float">
            <text:p>17</text:p>
          </table:table-cell>
          <table:table-cell office:value-type="float" office:value="0.0253984482914773" calcext:value-type="float">
            <text:p>0,025398448</text:p>
          </table:table-cell>
          <table:table-cell office:value-type="float" office:value="101466" calcext:value-type="float">
            <text:p>101466</text:p>
          </table:table-cell>
          <table:table-cell office:value-type="string" calcext:value-type="string">
            <text:p>No Sleep 'Til Hammersmith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113.39999999999" calcext:value-type="float">
            <text:p>1113,4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453359170794" calcext:value-type="float">
            <text:p>0,0004533592</text:p>
          </table:table-cell>
          <table:table-cell office:value-type="float" office:value="0.0171993477415167" calcext:value-type="float">
            <text:p>0,017199348</text:p>
          </table:table-cell>
          <table:table-cell office:value-type="float" office:value="17" calcext:value-type="float">
            <text:p>17</text:p>
          </table:table-cell>
          <table:table-cell office:value-type="float" office:value="0.022706747951372" calcext:value-type="float">
            <text:p>0,022706748</text:p>
          </table:table-cell>
          <table:table-cell office:value-type="float" office:value="125866" calcext:value-type="float">
            <text:p>125866</text:p>
          </table:table-cell>
          <table:table-cell office:value-type="string" calcext:value-type="string">
            <text:p>The Name of This Band Is Talking Heads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076.29999999999" calcext:value-type="float">
            <text:p>1076,3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5444193486945" calcext:value-type="float">
            <text:p>0,0005444193</text:p>
          </table:table-cell>
          <table:table-cell office:value-type="float" office:value="0.0171658985271458" calcext:value-type="float">
            <text:p>0,017165899</text:p>
          </table:table-cell>
          <table:table-cell office:value-type="float" office:value="17" calcext:value-type="float">
            <text:p>17</text:p>
          </table:table-cell>
          <table:table-cell office:value-type="float" office:value="0.0195959726053142" calcext:value-type="float">
            <text:p>0,019595973</text:p>
          </table:table-cell>
          <table:table-cell office:value-type="float" office:value="154815" calcext:value-type="float">
            <text:p>154815</text:p>
          </table:table-cell>
          <table:table-cell office:value-type="string" calcext:value-type="string">
            <text:p>Spirit of Eden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096.2" calcext:value-type="float">
            <text:p>1096,2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6271802864989" calcext:value-type="float">
            <text:p>0,0006271803</text:p>
          </table:table-cell>
          <table:table-cell office:value-type="float" office:value="0.0171447034218842" calcext:value-type="float">
            <text:p>0,017144703</text:p>
          </table:table-cell>
          <table:table-cell office:value-type="float" office:value="17" calcext:value-type="float">
            <text:p>17</text:p>
          </table:table-cell>
          <table:table-cell office:value-type="float" office:value="0.0211624766908758" calcext:value-type="float">
            <text:p>0,021162477</text:p>
          </table:table-cell>
          <table:table-cell office:value-type="float" office:value="166856" calcext:value-type="float">
            <text:p>166856</text:p>
          </table:table-cell>
          <table:table-cell office:value-type="string" calcext:value-type="string">
            <text:p>Jimi Plays Monterey: Original Motion Picture Sound Track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096.2" calcext:value-type="float">
            <text:p>1096,2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174539077678" calcext:value-type="float">
            <text:p>0,0004174539</text:p>
          </table:table-cell>
          <table:table-cell office:value-type="float" office:value="0.0171437387992796" calcext:value-type="float">
            <text:p>0,017143739</text:p>
          </table:table-cell>
          <table:table-cell office:value-type="float" office:value="17" calcext:value-type="float">
            <text:p>17</text:p>
          </table:table-cell>
          <table:table-cell office:value-type="float" office:value="0.0193625362299844" calcext:value-type="float">
            <text:p>0,019362536</text:p>
          </table:table-cell>
          <table:table-cell office:value-type="float" office:value="183662" calcext:value-type="float">
            <text:p>183662</text:p>
          </table:table-cell>
          <table:table-cell office:value-type="string" calcext:value-type="string">
            <text:p>Don't Break the Oath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102.39999999999" calcext:value-type="float">
            <text:p>1102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1781006123023" calcext:value-type="float">
            <text:p>0,0001781006</text:p>
          </table:table-cell>
          <table:table-cell office:value-type="float" office:value="0.0171310628734969" calcext:value-type="float">
            <text:p>0,017131063</text:p>
          </table:table-cell>
          <table:table-cell office:value-type="float" office:value="16" calcext:value-type="float">
            <text:p>16</text:p>
          </table:table-cell>
          <table:table-cell office:value-type="float" office:value="0.0245650689789257" calcext:value-type="float">
            <text:p>0,024565069</text:p>
          </table:table-cell>
          <table:table-cell office:value-type="float" office:value="111470" calcext:value-type="float">
            <text:p>111470</text:p>
          </table:table-cell>
          <table:table-cell office:value-type="string" calcext:value-type="string">
            <text:p>Velocity : Design : Comfort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107.89999999999" calcext:value-type="float">
            <text:p>1107,9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0951376034876369" calcext:value-type="float">
            <text:p>0,0000951376</text:p>
          </table:table-cell>
          <table:table-cell office:value-type="float" office:value="0.017129553696249" calcext:value-type="float">
            <text:p>0,017129554</text:p>
          </table:table-cell>
          <table:table-cell office:value-type="float" office:value="17" calcext:value-type="float">
            <text:p>17</text:p>
          </table:table-cell>
          <table:table-cell office:value-type="float" office:value="0.021088797436772" calcext:value-type="float">
            <text:p>0,021088797</text:p>
          </table:table-cell>
          <table:table-cell office:value-type="float" office:value="167646" calcext:value-type="float">
            <text:p>167646</text:p>
          </table:table-cell>
          <table:table-cell office:value-type="string" calcext:value-type="string">
            <text:p>The Number of the Beast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098.6" calcext:value-type="float">
            <text:p>1098,6</text:p>
          </table:table-cell>
          <table:table-cell office:value-type="float" office:value="471" calcext:value-type="float">
            <text:p>471</text:p>
          </table:table-cell>
          <table:table-cell office:value-type="float" office:value="0.471471471471471" calcext:value-type="float">
            <text:p>0,47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4223968565815" calcext:value-type="float">
            <text:p>0,6542</text:p>
          </table:table-cell>
          <table:table-cell office:value-type="float" office:value="0.0002851883279404" calcext:value-type="float">
            <text:p>0,0002851883</text:p>
          </table:table-cell>
          <table:table-cell office:value-type="float" office:value="0.0170533803367857" calcext:value-type="float">
            <text:p>0,017053380</text:p>
          </table:table-cell>
          <table:table-cell office:value-type="float" office:value="16" calcext:value-type="float">
            <text:p>16</text:p>
          </table:table-cell>
          <table:table-cell office:value-type="float" office:value="0.0316242471185249" calcext:value-type="float">
            <text:p>0,031624247</text:p>
          </table:table-cell>
          <table:table-cell office:value-type="float" office:value="74971" calcext:value-type="float">
            <text:p>74971</text:p>
          </table:table-cell>
          <table:table-cell office:value-type="string" calcext:value-type="string">
            <text:p>The Dance of the Moon and the Sun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113.69999999999" calcext:value-type="float">
            <text:p>1113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595113483557" calcext:value-type="float">
            <text:p>0,0002595113</text:p>
          </table:table-cell>
          <table:table-cell office:value-type="float" office:value="0.0170256406816787" calcext:value-type="float">
            <text:p>0,017025641</text:p>
          </table:table-cell>
          <table:table-cell office:value-type="float" office:value="10" calcext:value-type="float">
            <text:p>10</text:p>
          </table:table-cell>
          <table:table-cell office:value-type="float" office:value="0.0195332710101232" calcext:value-type="float">
            <text:p>0,019533271</text:p>
          </table:table-cell>
          <table:table-cell office:value-type="float" office:value="184290" calcext:value-type="float">
            <text:p>184290</text:p>
          </table:table-cell>
          <table:table-cell office:value-type="string" calcext:value-type="string">
            <text:p>Just Got Back From the Discomfortâ€”We're Alright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059.89999999999" calcext:value-type="float">
            <text:p>1059,9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3614168610828" calcext:value-type="float">
            <text:p>0,0003614169</text:p>
          </table:table-cell>
          <table:table-cell office:value-type="float" office:value="0.0169975064284595" calcext:value-type="float">
            <text:p>0,016997506</text:p>
          </table:table-cell>
          <table:table-cell office:value-type="float" office:value="16" calcext:value-type="float">
            <text:p>16</text:p>
          </table:table-cell>
          <table:table-cell office:value-type="float" office:value="0.0250060660208516" calcext:value-type="float">
            <text:p>0,025006066</text:p>
          </table:table-cell>
          <table:table-cell office:value-type="float" office:value="98375" calcext:value-type="float">
            <text:p>98375</text:p>
          </table:table-cell>
          <table:table-cell office:value-type="string" calcext:value-type="string">
            <text:p>Theusz Hamtaahk Trilogie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102.19999999999" calcext:value-type="float">
            <text:p>1102,2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3760798683978" calcext:value-type="float">
            <text:p>0,0003760799</text:p>
          </table:table-cell>
          <table:table-cell office:value-type="float" office:value="0.0169930004393165" calcext:value-type="float">
            <text:p>0,016993000</text:p>
          </table:table-cell>
          <table:table-cell office:value-type="float" office:value="17" calcext:value-type="float">
            <text:p>17</text:p>
          </table:table-cell>
          <table:table-cell office:value-type="float" office:value="0.0207454783617109" calcext:value-type="float">
            <text:p>0,020745478</text:p>
          </table:table-cell>
          <table:table-cell office:value-type="float" office:value="167693" calcext:value-type="float">
            <text:p>167693</text:p>
          </table:table-cell>
          <table:table-cell office:value-type="string" calcext:value-type="string">
            <text:p>Somewhere in Time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073.8" calcext:value-type="float">
            <text:p>1073,8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5308327062947" calcext:value-type="float">
            <text:p>0,0005308327</text:p>
          </table:table-cell>
          <table:table-cell office:value-type="float" office:value="0.0169737089475181" calcext:value-type="float">
            <text:p>0,016973709</text:p>
          </table:table-cell>
          <table:table-cell office:value-type="float" office:value="8" calcext:value-type="float">
            <text:p>8</text:p>
          </table:table-cell>
          <table:table-cell office:value-type="float" office:value="0.0196833368984067" calcext:value-type="float">
            <text:p>0,019683337</text:p>
          </table:table-cell>
          <table:table-cell office:value-type="float" office:value="181331" calcext:value-type="float">
            <text:p>181331</text:p>
          </table:table-cell>
          <table:table-cell office:value-type="string" calcext:value-type="string">
            <text:p>Axis: Bold as Love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153.29999999999" calcext:value-type="float">
            <text:p>1153,3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8395026876434" calcext:value-type="float">
            <text:p>0,0008395027</text:p>
          </table:table-cell>
          <table:table-cell office:value-type="float" office:value="0.0169734040654187" calcext:value-type="float">
            <text:p>0,016973404</text:p>
          </table:table-cell>
          <table:table-cell office:value-type="float" office:value="10" calcext:value-type="float">
            <text:p>10</text:p>
          </table:table-cell>
          <table:table-cell office:value-type="float" office:value="0.0185722743490712" calcext:value-type="float">
            <text:p>0,018572274</text:p>
          </table:table-cell>
          <table:table-cell office:value-type="float" office:value="177892" calcext:value-type="float">
            <text:p>177892</text:p>
          </table:table-cell>
          <table:table-cell office:value-type="string" calcext:value-type="string">
            <text:p>The Age of Adz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78.3" calcext:value-type="float">
            <text:p>1078,3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0050150350751553" calcext:value-type="float">
            <text:p>0,0000005015</text:p>
          </table:table-cell>
          <table:table-cell office:value-type="float" office:value="0.0169482153504951" calcext:value-type="float">
            <text:p>0,016948215</text:p>
          </table:table-cell>
          <table:table-cell office:value-type="float" office:value="16" calcext:value-type="float">
            <text:p>16</text:p>
          </table:table-cell>
          <table:table-cell office:value-type="float" office:value="0.0260870315511574" calcext:value-type="float">
            <text:p>0,026087032</text:p>
          </table:table-cell>
          <table:table-cell office:value-type="float" office:value="105444" calcext:value-type="float">
            <text:p>105444</text:p>
          </table:table-cell>
          <table:table-cell office:value-type="string" calcext:value-type="string">
            <text:p>Untrue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078" calcext:value-type="float">
            <text:p>1078,0</text:p>
          </table:table-cell>
          <table:table-cell office:value-type="float" office:value="441" calcext:value-type="float">
            <text:p>441</text:p>
          </table:table-cell>
          <table:table-cell office:value-type="float" office:value="0.441441441441441" calcext:value-type="float">
            <text:p>0,441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1618497109827" calcext:value-type="float">
            <text:p>0,6416</text:p>
          </table:table-cell>
          <table:table-cell office:value-type="float" office:value="0.0003808083300401" calcext:value-type="float">
            <text:p>0,0003808083</text:p>
          </table:table-cell>
          <table:table-cell office:value-type="float" office:value="0.0169381863356611" calcext:value-type="float">
            <text:p>0,016938186</text:p>
          </table:table-cell>
          <table:table-cell office:value-type="float" office:value="16" calcext:value-type="float">
            <text:p>16</text:p>
          </table:table-cell>
          <table:table-cell office:value-type="float" office:value="0.0328929053306598" calcext:value-type="float">
            <text:p>0,032892905</text:p>
          </table:table-cell>
          <table:table-cell office:value-type="float" office:value="64170" calcext:value-type="float">
            <text:p>64170</text:p>
          </table:table-cell>
          <table:table-cell office:value-type="string" calcext:value-type="string">
            <text:p>Nada como um dia apÃ³s o outro dia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081.09999999999" calcext:value-type="float">
            <text:p>1081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5165486127409" calcext:value-type="float">
            <text:p>0,0005165486</text:p>
          </table:table-cell>
          <table:table-cell office:value-type="float" office:value="0.016891501132198" calcext:value-type="float">
            <text:p>0,016891501</text:p>
          </table:table-cell>
          <table:table-cell office:value-type="float" office:value="16" calcext:value-type="float">
            <text:p>16</text:p>
          </table:table-cell>
          <table:table-cell office:value-type="float" office:value="0.0253439947017143" calcext:value-type="float">
            <text:p>0,025343995</text:p>
          </table:table-cell>
          <table:table-cell office:value-type="float" office:value="98617" calcext:value-type="float">
            <text:p>98617</text:p>
          </table:table-cell>
          <table:table-cell office:value-type="string" calcext:value-type="string">
            <text:p>Unholy Cult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108.69999999999" calcext:value-type="float">
            <text:p>1108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930788503934" calcext:value-type="float">
            <text:p>0,0001930789</text:p>
          </table:table-cell>
          <table:table-cell office:value-type="float" office:value="0.0168779438796906" calcext:value-type="float">
            <text:p>0,016877944</text:p>
          </table:table-cell>
          <table:table-cell office:value-type="float" office:value="16" calcext:value-type="float">
            <text:p>16</text:p>
          </table:table-cell>
          <table:table-cell office:value-type="float" office:value="0.0243037791256508" calcext:value-type="float">
            <text:p>0,024303779</text:p>
          </table:table-cell>
          <table:table-cell office:value-type="float" office:value="106392" calcext:value-type="float">
            <text:p>106392</text:p>
          </table:table-cell>
          <table:table-cell office:value-type="string" calcext:value-type="string">
            <text:p>Yanqui U.X.O.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109" calcext:value-type="float">
            <text:p>1109,0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5796377539864" calcext:value-type="float">
            <text:p>0,0005796378</text:p>
          </table:table-cell>
          <table:table-cell office:value-type="float" office:value="0.0168490529365161" calcext:value-type="float">
            <text:p>0,016849053</text:p>
          </table:table-cell>
          <table:table-cell office:value-type="float" office:value="17" calcext:value-type="float">
            <text:p>17</text:p>
          </table:table-cell>
          <table:table-cell office:value-type="float" office:value="0.0222492588772273" calcext:value-type="float">
            <text:p>0,022249259</text:p>
          </table:table-cell>
          <table:table-cell office:value-type="float" office:value="139739" calcext:value-type="float">
            <text:p>139739</text:p>
          </table:table-cell>
          <table:table-cell office:value-type="string" calcext:value-type="string">
            <text:p>Skylarking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065.1" calcext:value-type="float">
            <text:p>1065,1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199884969424" calcext:value-type="float">
            <text:p>0,0001998850</text:p>
          </table:table-cell>
          <table:table-cell office:value-type="float" office:value="0.0168272032294266" calcext:value-type="float">
            <text:p>0,016827203</text:p>
          </table:table-cell>
          <table:table-cell office:value-type="float" office:value="16" calcext:value-type="float">
            <text:p>16</text:p>
          </table:table-cell>
          <table:table-cell office:value-type="float" office:value="0.0251150552082829" calcext:value-type="float">
            <text:p>0,025115055</text:p>
          </table:table-cell>
          <table:table-cell office:value-type="float" office:value="116935" calcext:value-type="float">
            <text:p>116935</text:p>
          </table:table-cell>
          <table:table-cell office:value-type="string" calcext:value-type="string">
            <text:p>Back to Black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127.59999999999" calcext:value-type="float">
            <text:p>112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7716801637977" calcext:value-type="float">
            <text:p>0,0007716802</text:p>
          </table:table-cell>
          <table:table-cell office:value-type="float" office:value="0.01681808709545" calcext:value-type="float">
            <text:p>0,016818087</text:p>
          </table:table-cell>
          <table:table-cell office:value-type="float" office:value="17" calcext:value-type="float">
            <text:p>17</text:p>
          </table:table-cell>
          <table:table-cell office:value-type="float" office:value="0.0204054748825319" calcext:value-type="float">
            <text:p>0,020405475</text:p>
          </table:table-cell>
          <table:table-cell office:value-type="float" office:value="162564" calcext:value-type="float">
            <text:p>162564</text:p>
          </table:table-cell>
          <table:table-cell office:value-type="string" calcext:value-type="string">
            <text:p>You're Living All Over Me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103.79999999999" calcext:value-type="float">
            <text:p>1103,8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3635900429487" calcext:value-type="float">
            <text:p>0,0003635900</text:p>
          </table:table-cell>
          <table:table-cell office:value-type="float" office:value="0.0168137730221788" calcext:value-type="float">
            <text:p>0,016813773</text:p>
          </table:table-cell>
          <table:table-cell office:value-type="float" office:value="16" calcext:value-type="float">
            <text:p>16</text:p>
          </table:table-cell>
          <table:table-cell office:value-type="float" office:value="0.0253409866356904" calcext:value-type="float">
            <text:p>0,025340987</text:p>
          </table:table-cell>
          <table:table-cell office:value-type="float" office:value="103935" calcext:value-type="float">
            <text:p>103935</text:p>
          </table:table-cell>
          <table:table-cell office:value-type="string" calcext:value-type="string">
            <text:p>The Tired Sounds Of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091.69999999999" calcext:value-type="float">
            <text:p>1091,7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2651281876398" calcext:value-type="float">
            <text:p>0,0002651282</text:p>
          </table:table-cell>
          <table:table-cell office:value-type="float" office:value="0.0168083529221946" calcext:value-type="float">
            <text:p>0,016808353</text:p>
          </table:table-cell>
          <table:table-cell office:value-type="float" office:value="17" calcext:value-type="float">
            <text:p>17</text:p>
          </table:table-cell>
          <table:table-cell office:value-type="float" office:value="0.0202782974324533" calcext:value-type="float">
            <text:p>0,020278297</text:p>
          </table:table-cell>
          <table:table-cell office:value-type="float" office:value="171837" calcext:value-type="float">
            <text:p>171837</text:p>
          </table:table-cell>
          <table:table-cell office:value-type="string" calcext:value-type="string">
            <text:p>Seventh Son of a Seventh Son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061.09999999999" calcext:value-type="float">
            <text:p>1061,1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403873479357" calcext:value-type="float">
            <text:p>0,0002403873</text:p>
          </table:table-cell>
          <table:table-cell office:value-type="float" office:value="0.0168063921252386" calcext:value-type="float">
            <text:p>0,016806392</text:p>
          </table:table-cell>
          <table:table-cell office:value-type="float" office:value="16" calcext:value-type="float">
            <text:p>16</text:p>
          </table:table-cell>
          <table:table-cell office:value-type="float" office:value="0.0225441476396461" calcext:value-type="float">
            <text:p>0,022544148</text:p>
          </table:table-cell>
          <table:table-cell office:value-type="float" office:value="131844" calcext:value-type="float">
            <text:p>131844</text:p>
          </table:table-cell>
          <table:table-cell office:value-type="string" calcext:value-type="string">
            <text:p>Cowboy Bebop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066.4" calcext:value-type="float">
            <text:p>1066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32430560152671" calcext:value-type="float">
            <text:p>0,0000324306</text:p>
          </table:table-cell>
          <table:table-cell office:value-type="float" office:value="0.0168062712079596" calcext:value-type="float">
            <text:p>0,016806271</text:p>
          </table:table-cell>
          <table:table-cell office:value-type="float" office:value="16" calcext:value-type="float">
            <text:p>16</text:p>
          </table:table-cell>
          <table:table-cell office:value-type="float" office:value="0.024819081414339" calcext:value-type="float">
            <text:p>0,024819081</text:p>
          </table:table-cell>
          <table:table-cell office:value-type="float" office:value="111821" calcext:value-type="float">
            <text:p>111821</text:p>
          </table:table-cell>
          <table:table-cell office:value-type="string" calcext:value-type="string">
            <text:p>Toxicity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96.49999999999" calcext:value-type="float">
            <text:p>1096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537607748028" calcext:value-type="float">
            <text:p>0,0002537608</text:p>
          </table:table-cell>
          <table:table-cell office:value-type="float" office:value="0.0167723290709682" calcext:value-type="float">
            <text:p>0,016772329</text:p>
          </table:table-cell>
          <table:table-cell office:value-type="float" office:value="16" calcext:value-type="float">
            <text:p>16</text:p>
          </table:table-cell>
          <table:table-cell office:value-type="float" office:value="0.0231348776517463" calcext:value-type="float">
            <text:p>0,023134878</text:p>
          </table:table-cell>
          <table:table-cell office:value-type="float" office:value="127438" calcext:value-type="float">
            <text:p>127438</text:p>
          </table:table-cell>
          <table:table-cell office:value-type="string" calcext:value-type="string">
            <text:p>The College Dropout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090.39999999999" calcext:value-type="float">
            <text:p>1090,4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3105978389879" calcext:value-type="float">
            <text:p>0,0003105978</text:p>
          </table:table-cell>
          <table:table-cell office:value-type="float" office:value="0.0167361137922827" calcext:value-type="float">
            <text:p>0,016736114</text:p>
          </table:table-cell>
          <table:table-cell office:value-type="float" office:value="17" calcext:value-type="float">
            <text:p>17</text:p>
          </table:table-cell>
          <table:table-cell office:value-type="float" office:value="0.0217118419027633" calcext:value-type="float">
            <text:p>0,021711842</text:p>
          </table:table-cell>
          <table:table-cell office:value-type="float" office:value="162560" calcext:value-type="float">
            <text:p>162560</text:p>
          </table:table-cell>
          <table:table-cell office:value-type="string" calcext:value-type="string">
            <text:p>Let It Be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050.29999999999" calcext:value-type="float">
            <text:p>1050,3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0934620173097127" calcext:value-type="float">
            <text:p>0,0000934620</text:p>
          </table:table-cell>
          <table:table-cell office:value-type="float" office:value="0.0167268120656216" calcext:value-type="float">
            <text:p>0,016726812</text:p>
          </table:table-cell>
          <table:table-cell office:value-type="float" office:value="10" calcext:value-type="float">
            <text:p>10</text:p>
          </table:table-cell>
          <table:table-cell office:value-type="float" office:value="0.0206849952448094" calcext:value-type="float">
            <text:p>0,020684995</text:p>
          </table:table-cell>
          <table:table-cell office:value-type="float" office:value="150962" calcext:value-type="float">
            <text:p>150962</text:p>
          </table:table-cell>
          <table:table-cell office:value-type="string" calcext:value-type="string">
            <text:p>Cornell 5/8/77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117.79999999999" calcext:value-type="float">
            <text:p>1117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62487136435" calcext:value-type="float">
            <text:p>0,0001624871</text:p>
          </table:table-cell>
          <table:table-cell office:value-type="float" office:value="0.0167155911852504" calcext:value-type="float">
            <text:p>0,016715591</text:p>
          </table:table-cell>
          <table:table-cell office:value-type="float" office:value="10" calcext:value-type="float">
            <text:p>10</text:p>
          </table:table-cell>
          <table:table-cell office:value-type="float" office:value="0.0197364817397707" calcext:value-type="float">
            <text:p>0,019736482</text:p>
          </table:table-cell>
          <table:table-cell office:value-type="float" office:value="187743" calcext:value-type="float">
            <text:p>187743</text:p>
          </table:table-cell>
          <table:table-cell office:value-type="string" calcext:value-type="string">
            <text:p>WORRY.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100.4" calcext:value-type="float">
            <text:p>1100,4</text:p>
          </table:table-cell>
          <table:table-cell office:value-type="float" office:value="762" calcext:value-type="float">
            <text:p>762</text:p>
          </table:table-cell>
          <table:table-cell office:value-type="float" office:value="0.762762762762763" calcext:value-type="float">
            <text:p>0,762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08252427184466" calcext:value-type="float">
            <text:p>0,8083</text:p>
          </table:table-cell>
          <table:table-cell office:value-type="float" office:value="0.0004606811220037" calcext:value-type="float">
            <text:p>0,0004606811</text:p>
          </table:table-cell>
          <table:table-cell office:value-type="float" office:value="0.0166780242394063" calcext:value-type="float">
            <text:p>0,016678024</text:p>
          </table:table-cell>
          <table:table-cell office:value-type="float" office:value="17" calcext:value-type="float">
            <text:p>17</text:p>
          </table:table-cell>
          <table:table-cell office:value-type="float" office:value="0.0185580661972848" calcext:value-type="float">
            <text:p>0,018558066</text:p>
          </table:table-cell>
          <table:table-cell office:value-type="float" office:value="192691" calcext:value-type="float">
            <text:p>192691</text:p>
          </table:table-cell>
          <table:table-cell office:value-type="string" calcext:value-type="string">
            <text:p>Juju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105" calcext:value-type="float">
            <text:p>110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1055497715484" calcext:value-type="float">
            <text:p>0,0001055498</text:p>
          </table:table-cell>
          <table:table-cell office:value-type="float" office:value="0.0166702670441715" calcext:value-type="float">
            <text:p>0,016670267</text:p>
          </table:table-cell>
          <table:table-cell office:value-type="float" office:value="17" calcext:value-type="float">
            <text:p>17</text:p>
          </table:table-cell>
          <table:table-cell office:value-type="float" office:value="0.0205589906338864" calcext:value-type="float">
            <text:p>0,020558991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The Stone Roses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045.6" calcext:value-type="float">
            <text:p>1045,6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423119655584" calcext:value-type="float">
            <text:p>0,0003423120</text:p>
          </table:table-cell>
          <table:table-cell office:value-type="float" office:value="0.0166207070928365" calcext:value-type="float">
            <text:p>0,016620707</text:p>
          </table:table-cell>
          <table:table-cell office:value-type="float" office:value="17" calcext:value-type="float">
            <text:p>17</text:p>
          </table:table-cell>
          <table:table-cell office:value-type="float" office:value="0.0209071452478365" calcext:value-type="float">
            <text:p>0,020907145</text:p>
          </table:table-cell>
          <table:table-cell office:value-type="float" office:value="155834" calcext:value-type="float">
            <text:p>155834</text:p>
          </table:table-cell>
          <table:table-cell office:value-type="string" calcext:value-type="string">
            <text:p>Defenders of the Faith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099.1" calcext:value-type="float">
            <text:p>1099,1</text:p>
          </table:table-cell>
          <table:table-cell office:value-type="float" office:value="735" calcext:value-type="float">
            <text:p>735</text:p>
          </table:table-cell>
          <table:table-cell office:value-type="float" office:value="0.735735735735736" calcext:value-type="float">
            <text:p>0,73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0973871733967" calcext:value-type="float">
            <text:p>0,7910</text:p>
          </table:table-cell>
          <table:table-cell office:value-type="float" office:value="0.0004070536802667" calcext:value-type="float">
            <text:p>0,0004070537</text:p>
          </table:table-cell>
          <table:table-cell office:value-type="float" office:value="0.0165920453460028" calcext:value-type="float">
            <text:p>0,016592045</text:p>
          </table:table-cell>
          <table:table-cell office:value-type="float" office:value="17" calcext:value-type="float">
            <text:p>17</text:p>
          </table:table-cell>
          <table:table-cell office:value-type="float" office:value="0.0199732944229367" calcext:value-type="float">
            <text:p>0,019973294</text:p>
          </table:table-cell>
          <table:table-cell office:value-type="float" office:value="181476" calcext:value-type="float">
            <text:p>181476</text:p>
          </table:table-cell>
          <table:table-cell office:value-type="string" calcext:value-type="string">
            <text:p>Live at the It Club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059.5" calcext:value-type="float">
            <text:p>1059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4072208481026" calcext:value-type="float">
            <text:p>0,0004072208</text:p>
          </table:table-cell>
          <table:table-cell office:value-type="float" office:value="0.0165879592622238" calcext:value-type="float">
            <text:p>0,016587959</text:p>
          </table:table-cell>
          <table:table-cell office:value-type="float" office:value="16" calcext:value-type="float">
            <text:p>16</text:p>
          </table:table-cell>
          <table:table-cell office:value-type="float" office:value="0.0301275339212307" calcext:value-type="float">
            <text:p>0,030127534</text:p>
          </table:table-cell>
          <table:table-cell office:value-type="float" office:value="75665" calcext:value-type="float">
            <text:p>75665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055.9" calcext:value-type="float">
            <text:p>1055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4337002332994" calcext:value-type="float">
            <text:p>0,0004337002</text:p>
          </table:table-cell>
          <table:table-cell office:value-type="float" office:value="0.0165763479737356" calcext:value-type="float">
            <text:p>0,016576348</text:p>
          </table:table-cell>
          <table:table-cell office:value-type="float" office:value="16" calcext:value-type="float">
            <text:p>16</text:p>
          </table:table-cell>
          <table:table-cell office:value-type="float" office:value="0.0280111113839252" calcext:value-type="float">
            <text:p>0,028011111</text:p>
          </table:table-cell>
          <table:table-cell office:value-type="float" office:value="81447" calcext:value-type="float">
            <text:p>81447</text:p>
          </table:table-cell>
          <table:table-cell office:value-type="string" calcext:value-type="string">
            <text:p>The Ape of Napl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69.9" calcext:value-type="float">
            <text:p>1069,9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2801732928653" calcext:value-type="float">
            <text:p>0,0002801733</text:p>
          </table:table-cell>
          <table:table-cell office:value-type="float" office:value="0.0165751433161621" calcext:value-type="float">
            <text:p>0,016575143</text:p>
          </table:table-cell>
          <table:table-cell office:value-type="float" office:value="16" calcext:value-type="float">
            <text:p>16</text:p>
          </table:table-cell>
          <table:table-cell office:value-type="float" office:value="0.0239590391134478" calcext:value-type="float">
            <text:p>0,023959039</text:p>
          </table:table-cell>
          <table:table-cell office:value-type="float" office:value="118271" calcext:value-type="float">
            <text:p>118271</text:p>
          </table:table-cell>
          <table:table-cell office:value-type="string" calcext:value-type="string">
            <text:p>Discovery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107.59999999999" calcext:value-type="float">
            <text:p>110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8945341944673" calcext:value-type="float">
            <text:p>0,0008945342</text:p>
          </table:table-cell>
          <table:table-cell office:value-type="float" office:value="0.0165710087887229" calcext:value-type="float">
            <text:p>0,016571009</text:p>
          </table:table-cell>
          <table:table-cell office:value-type="float" office:value="17" calcext:value-type="float">
            <text:p>17</text:p>
          </table:table-cell>
          <table:table-cell office:value-type="float" office:value="0.0196643183559566" calcext:value-type="float">
            <text:p>0,019664318</text:p>
          </table:table-cell>
          <table:table-cell office:value-type="float" office:value="160839" calcext:value-type="float">
            <text:p>160839</text:p>
          </table:table-cell>
          <table:table-cell office:value-type="string" calcext:value-type="string">
            <text:p>Never for Ever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095.19999999999" calcext:value-type="float">
            <text:p>109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5311256480261" calcext:value-type="float">
            <text:p>0,0005311256</text:p>
          </table:table-cell>
          <table:table-cell office:value-type="float" office:value="0.0165448457852327" calcext:value-type="float">
            <text:p>0,016544846</text:p>
          </table:table-cell>
          <table:table-cell office:value-type="float" office:value="17" calcext:value-type="float">
            <text:p>17</text:p>
          </table:table-cell>
          <table:table-cell office:value-type="float" office:value="0.021879169685516" calcext:value-type="float">
            <text:p>0,021879170</text:p>
          </table:table-cell>
          <table:table-cell office:value-type="float" office:value="138604" calcext:value-type="float">
            <text:p>138604</text:p>
          </table:table-cell>
          <table:table-cell office:value-type="string" calcext:value-type="string">
            <text:p>Youth of America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069.5" calcext:value-type="float">
            <text:p>1069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3181203916006" calcext:value-type="float">
            <text:p>0,0003181204</text:p>
          </table:table-cell>
          <table:table-cell office:value-type="float" office:value="0.0165429146723408" calcext:value-type="float">
            <text:p>0,016542915</text:p>
          </table:table-cell>
          <table:table-cell office:value-type="float" office:value="16" calcext:value-type="float">
            <text:p>16</text:p>
          </table:table-cell>
          <table:table-cell office:value-type="float" office:value="0.0282628942245815" calcext:value-type="float">
            <text:p>0,028262894</text:p>
          </table:table-cell>
          <table:table-cell office:value-type="float" office:value="89154" calcext:value-type="float">
            <text:p>89154</text:p>
          </table:table-cell>
          <table:table-cell office:value-type="string" calcext:value-type="string">
            <text:p>Ashes Against the Grain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053.19999999999" calcext:value-type="float">
            <text:p>1053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4963547381717" calcext:value-type="float">
            <text:p>0,0004963547</text:p>
          </table:table-cell>
          <table:table-cell office:value-type="float" office:value="0.0165367776201851" calcext:value-type="float">
            <text:p>0,016536778</text:p>
          </table:table-cell>
          <table:table-cell office:value-type="float" office:value="16" calcext:value-type="float">
            <text:p>16</text:p>
          </table:table-cell>
          <table:table-cell office:value-type="float" office:value="0.0249779524389084" calcext:value-type="float">
            <text:p>0,024977952</text:p>
          </table:table-cell>
          <table:table-cell office:value-type="float" office:value="94740" calcext:value-type="float">
            <text:p>94740</text:p>
          </table:table-cell>
          <table:table-cell office:value-type="string" calcext:value-type="string">
            <text:p>Those Once Loyal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97.89999999999" calcext:value-type="float">
            <text:p>1097,9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331650956233" calcext:value-type="float">
            <text:p>0,0005331651</text:p>
          </table:table-cell>
          <table:table-cell office:value-type="float" office:value="0.0164816427413197" calcext:value-type="float">
            <text:p>0,016481643</text:p>
          </table:table-cell>
          <table:table-cell office:value-type="float" office:value="17" calcext:value-type="float">
            <text:p>17</text:p>
          </table:table-cell>
          <table:table-cell office:value-type="float" office:value="0.0217443253840706" calcext:value-type="float">
            <text:p>0,021744325</text:p>
          </table:table-cell>
          <table:table-cell office:value-type="float" office:value="151482" calcext:value-type="float">
            <text:p>151482</text:p>
          </table:table-cell>
          <table:table-cell office:value-type="string" calcext:value-type="string">
            <text:p>Hounds of Lov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04.7" calcext:value-type="float">
            <text:p>1004,7</text:p>
          </table:table-cell>
          <table:table-cell office:value-type="float" office:value="515" calcext:value-type="float">
            <text:p>515</text:p>
          </table:table-cell>
          <table:table-cell office:value-type="float" office:value="0.515515515515516" calcext:value-type="float">
            <text:p>0,5155</text:p>
          </table:table-cell>
          <table:table-cell office:value-type="float" office:value="64.8" calcext:value-type="float">
            <text:p>64,80</text:p>
          </table:table-cell>
          <table:table-cell office:value-type="float" office:value="2" calcext:value-type="float">
            <text:p>2</text:p>
          </table:table-cell>
          <table:table-cell office:value-type="float" office:value="0.673634524612273" calcext:value-type="float">
            <text:p>0,6736</text:p>
          </table:table-cell>
          <table:table-cell office:value-type="float" office:value="0.0008270461510274" calcext:value-type="float">
            <text:p>0,0008270462</text:p>
          </table:table-cell>
          <table:table-cell office:value-type="float" office:value="0.0164678832749119" calcext:value-type="float">
            <text:p>0,016467883</text:p>
          </table:table-cell>
          <table:table-cell office:value-type="float" office:value="8" calcext:value-type="float">
            <text:p>8</text:p>
          </table:table-cell>
          <table:table-cell office:value-type="float" office:value="0.0231220168135929" calcext:value-type="float">
            <text:p>0,023122017</text:p>
          </table:table-cell>
          <table:table-cell office:value-type="float" office:value="89576" calcext:value-type="float">
            <text:p>89576</text:p>
          </table:table-cell>
          <table:table-cell office:value-type="string" calcext:value-type="string">
            <text:p>In a Silent Way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078.7" calcext:value-type="float">
            <text:p>1078,7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4660639263177" calcext:value-type="float">
            <text:p>0,0004660639</text:p>
          </table:table-cell>
          <table:table-cell office:value-type="float" office:value="0.0164596557554389" calcext:value-type="float">
            <text:p>0,016459656</text:p>
          </table:table-cell>
          <table:table-cell office:value-type="float" office:value="16" calcext:value-type="float">
            <text:p>16</text:p>
          </table:table-cell>
          <table:table-cell office:value-type="float" office:value="0.0260171746924549" calcext:value-type="float">
            <text:p>0,026017175</text:p>
          </table:table-cell>
          <table:table-cell office:value-type="float" office:value="96022" calcext:value-type="float">
            <text:p>96022</text:p>
          </table:table-cell>
          <table:table-cell office:value-type="string" calcext:value-type="string">
            <text:p>ãƒ‹ãƒ³ãƒ†ãƒ³ãƒ‰ãƒ¼DS ãƒã‚±ãƒ¢ãƒ³ ãƒ€ã‚¤ãƒ¤ãƒ¢ãƒ³ãƒ‰&amp;ãƒ‘ãƒ¼ãƒ« ã‚¹ãƒ¼ãƒ‘ãƒ¼ãƒŸãƒ¥ãƒ¼ã‚¸ãƒƒã‚¯ã‚³ãƒ¬ã‚¯ã‚·ãƒ§ãƒ³ <text:s/>(Nintendo DS PokÃ©mon Diamond &amp; Pearl Super Music Collection)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121.2" calcext:value-type="float">
            <text:p>1121,2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927647754635" calcext:value-type="float">
            <text:p>0,0009276478</text:p>
          </table:table-cell>
          <table:table-cell office:value-type="float" office:value="0.0164575503070701" calcext:value-type="float">
            <text:p>0,016457550</text:p>
          </table:table-cell>
          <table:table-cell office:value-type="float" office:value="17" calcext:value-type="float">
            <text:p>17</text:p>
          </table:table-cell>
          <table:table-cell office:value-type="float" office:value="0.0199314786195661" calcext:value-type="float">
            <text:p>0,019931479</text:p>
          </table:table-cell>
          <table:table-cell office:value-type="float" office:value="167861" calcext:value-type="float">
            <text:p>167861</text:p>
          </table:table-cell>
          <table:table-cell office:value-type="string" calcext:value-type="string">
            <text:p>Symphony No. 9 'From the New World'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061.19999999999" calcext:value-type="float">
            <text:p>1061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511533577665842" calcext:value-type="float">
            <text:p>0,0000511534</text:p>
          </table:table-cell>
          <table:table-cell office:value-type="float" office:value="0.0164516019566434" calcext:value-type="float">
            <text:p>0,016451602</text:p>
          </table:table-cell>
          <table:table-cell office:value-type="float" office:value="16" calcext:value-type="float">
            <text:p>16</text:p>
          </table:table-cell>
          <table:table-cell office:value-type="float" office:value="0.0259978203314923" calcext:value-type="float">
            <text:p>0,025997820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Metaphorical Music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013.2" calcext:value-type="float">
            <text:p>1013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3256429442134" calcext:value-type="float">
            <text:p>0,0003256429</text:p>
          </table:table-cell>
          <table:table-cell office:value-type="float" office:value="0.0163719588269328" calcext:value-type="float">
            <text:p>0,016371959</text:p>
          </table:table-cell>
          <table:table-cell office:value-type="float" office:value="17" calcext:value-type="float">
            <text:p>17</text:p>
          </table:table-cell>
          <table:table-cell office:value-type="float" office:value="0.0247180021507964" calcext:value-type="float">
            <text:p>0,024718002</text:p>
          </table:table-cell>
          <table:table-cell office:value-type="float" office:value="105399" calcext:value-type="float">
            <text:p>105399</text:p>
          </table:table-cell>
          <table:table-cell office:value-type="string" calcext:value-type="string">
            <text:p>The Jimi Hendrix Concerts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022.8" calcext:value-type="float">
            <text:p>1022,8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5390159698776" calcext:value-type="float">
            <text:p>0,0005390160</text:p>
          </table:table-cell>
          <table:table-cell office:value-type="float" office:value="0.0163483424251124" calcext:value-type="float">
            <text:p>0,016348342</text:p>
          </table:table-cell>
          <table:table-cell office:value-type="float" office:value="10" calcext:value-type="float">
            <text:p>10</text:p>
          </table:table-cell>
          <table:table-cell office:value-type="float" office:value="0.0223190079006938" calcext:value-type="float">
            <text:p>0,022319008</text:p>
          </table:table-cell>
          <table:table-cell office:value-type="float" office:value="122419" calcext:value-type="float">
            <text:p>122419</text:p>
          </table:table-cell>
          <table:table-cell office:value-type="string" calcext:value-type="string">
            <text:p>The Brussels Affair: Live 197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40.5" calcext:value-type="float">
            <text:p>1040,5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0224004900023604" calcext:value-type="float">
            <text:p>0,0000224005</text:p>
          </table:table-cell>
          <table:table-cell office:value-type="float" office:value="0.0162270401460766" calcext:value-type="float">
            <text:p>0,016227040</text:p>
          </table:table-cell>
          <table:table-cell office:value-type="float" office:value="16" calcext:value-type="float">
            <text:p>16</text:p>
          </table:table-cell>
          <table:table-cell office:value-type="float" office:value="0.0258025111038404" calcext:value-type="float">
            <text:p>0,025802511</text:p>
          </table:table-cell>
          <table:table-cell office:value-type="float" office:value="100932" calcext:value-type="float">
            <text:p>100932</text:p>
          </table:table-cell>
          <table:table-cell office:value-type="string" calcext:value-type="string">
            <text:p>Since I Left You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105.2" calcext:value-type="float">
            <text:p>1105,2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7964210035018" calcext:value-type="float">
            <text:p>0,0007964210</text:p>
          </table:table-cell>
          <table:table-cell office:value-type="float" office:value="0.0162069468483432" calcext:value-type="float">
            <text:p>0,016206947</text:p>
          </table:table-cell>
          <table:table-cell office:value-type="float" office:value="10" calcext:value-type="float">
            <text:p>10</text:p>
          </table:table-cell>
          <table:table-cell office:value-type="float" office:value="0.0208623203559817" calcext:value-type="float">
            <text:p>0,020862320</text:p>
          </table:table-cell>
          <table:table-cell office:value-type="float" office:value="140181" calcext:value-type="float">
            <text:p>140181</text:p>
          </table:table-cell>
          <table:table-cell office:value-type="string" calcext:value-type="string">
            <text:p>I'm in Your Mind Fuzz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082.09999999999" calcext:value-type="float">
            <text:p>1082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385624952091" calcext:value-type="float">
            <text:p>0,0008385625</text:p>
          </table:table-cell>
          <table:table-cell office:value-type="float" office:value="0.0161814483500109" calcext:value-type="float">
            <text:p>0,016181448</text:p>
          </table:table-cell>
          <table:table-cell office:value-type="float" office:value="8" calcext:value-type="float">
            <text:p>8</text:p>
          </table:table-cell>
          <table:table-cell office:value-type="float" office:value="0.0192091269327663" calcext:value-type="float">
            <text:p>0,019209127</text:p>
          </table:table-cell>
          <table:table-cell office:value-type="float" office:value="182081" calcext:value-type="float">
            <text:p>182081</text:p>
          </table:table-cell>
          <table:table-cell office:value-type="string" calcext:value-type="string">
            <text:p>OlÃ© Coltran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99.099999999995" calcext:value-type="float">
            <text:p>99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7408878484362" calcext:value-type="float">
            <text:p>0,0007408878</text:p>
          </table:table-cell>
          <table:table-cell office:value-type="float" office:value="0.0161545150434164" calcext:value-type="float">
            <text:p>0,016154515</text:p>
          </table:table-cell>
          <table:table-cell office:value-type="float" office:value="8" calcext:value-type="float">
            <text:p>8</text:p>
          </table:table-cell>
          <table:table-cell office:value-type="float" office:value="0.0217308423483315" calcext:value-type="float">
            <text:p>0,021730842</text:p>
          </table:table-cell>
          <table:table-cell office:value-type="float" office:value="90414" calcext:value-type="float">
            <text:p>90414</text:p>
          </table:table-cell>
          <table:table-cell office:value-type="string" calcext:value-type="string">
            <text:p>The Velvet Underground &amp; Nico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074.7" calcext:value-type="float">
            <text:p>1074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4356728137623" calcext:value-type="float">
            <text:p>0,0004356728</text:p>
          </table:table-cell>
          <table:table-cell office:value-type="float" office:value="0.0161254957557215" calcext:value-type="float">
            <text:p>0,016125496</text:p>
          </table:table-cell>
          <table:table-cell office:value-type="float" office:value="8" calcext:value-type="float">
            <text:p>8</text:p>
          </table:table-cell>
          <table:table-cell office:value-type="float" office:value="0.0193149091440238" calcext:value-type="float">
            <text:p>0,019314909</text:p>
          </table:table-cell>
          <table:table-cell office:value-type="float" office:value="176175" calcext:value-type="float">
            <text:p>176175</text:p>
          </table:table-cell>
          <table:table-cell office:value-type="string" calcext:value-type="string">
            <text:p>Free for All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074.5" calcext:value-type="float">
            <text:p>1074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4242719673581" calcext:value-type="float">
            <text:p>0,0004242720</text:p>
          </table:table-cell>
          <table:table-cell office:value-type="float" office:value="0.0160942355098737" calcext:value-type="float">
            <text:p>0,016094236</text:p>
          </table:table-cell>
          <table:table-cell office:value-type="float" office:value="10" calcext:value-type="float">
            <text:p>10</text:p>
          </table:table-cell>
          <table:table-cell office:value-type="float" office:value="0.0226474936129746" calcext:value-type="float">
            <text:p>0,022647494</text:p>
          </table:table-cell>
          <table:table-cell office:value-type="float" office:value="100278" calcext:value-type="float">
            <text:p>100278</text:p>
          </table:table-cell>
          <table:table-cell office:value-type="string" calcext:value-type="string">
            <text:p>The G.A.T...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072.6" calcext:value-type="float">
            <text:p>1072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012876077227" calcext:value-type="float">
            <text:p>0,0001287608</text:p>
          </table:table-cell>
          <table:table-cell office:value-type="float" office:value="0.0160548691543547" calcext:value-type="float">
            <text:p>0,016054869</text:p>
          </table:table-cell>
          <table:table-cell office:value-type="float" office:value="10" calcext:value-type="float">
            <text:p>10</text:p>
          </table:table-cell>
          <table:table-cell office:value-type="float" office:value="0.0179095728267273" calcext:value-type="float">
            <text:p>0,017909573</text:p>
          </table:table-cell>
          <table:table-cell office:value-type="float" office:value="209478" calcext:value-type="float">
            <text:p>209478</text:p>
          </table:table-cell>
          <table:table-cell office:value-type="string" calcext:value-type="string">
            <text:p>Slide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996.499999999996" calcext:value-type="float">
            <text:p>996,5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678028730132" calcext:value-type="float">
            <text:p>0,0002678029</text:p>
          </table:table-cell>
          <table:table-cell office:value-type="float" office:value="0.0160523516859094" calcext:value-type="float">
            <text:p>0,016052352</text:p>
          </table:table-cell>
          <table:table-cell office:value-type="float" office:value="8" calcext:value-type="float">
            <text:p>8</text:p>
          </table:table-cell>
          <table:table-cell office:value-type="float" office:value="0.0199038350211715" calcext:value-type="float">
            <text:p>0,019903835</text:p>
          </table:table-cell>
          <table:table-cell office:value-type="float" office:value="162682" calcext:value-type="float">
            <text:p>162682</text:p>
          </table:table-cell>
          <table:table-cell office:value-type="string" calcext:value-type="string">
            <text:p>Let It Bleed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073.1" calcext:value-type="float">
            <text:p>1073,1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1406550170745" calcext:value-type="float">
            <text:p>0,0001406550</text:p>
          </table:table-cell>
          <table:table-cell office:value-type="float" office:value="0.0160318566453232" calcext:value-type="float">
            <text:p>0,016031857</text:p>
          </table:table-cell>
          <table:table-cell office:value-type="float" office:value="10" calcext:value-type="float">
            <text:p>10</text:p>
          </table:table-cell>
          <table:table-cell office:value-type="float" office:value="0.0214159889955073" calcext:value-type="float">
            <text:p>0,021415989</text:p>
          </table:table-cell>
          <table:table-cell office:value-type="float" office:value="138783" calcext:value-type="float">
            <text:p>138783</text:p>
          </table:table-cell>
          <table:table-cell office:value-type="string" calcext:value-type="string">
            <text:p>Those Who Throw Objects at the Crocodiles Will Be Asked to Retrieve Them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077.7" calcext:value-type="float">
            <text:p>1077,7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1215310166545" calcext:value-type="float">
            <text:p>0,0001215310</text:p>
          </table:table-cell>
          <table:table-cell office:value-type="float" office:value="0.0160259458456063" calcext:value-type="float">
            <text:p>0,016025946</text:p>
          </table:table-cell>
          <table:table-cell office:value-type="float" office:value="10" calcext:value-type="float">
            <text:p>10</text:p>
          </table:table-cell>
          <table:table-cell office:value-type="float" office:value="0.0204504325283891" calcext:value-type="float">
            <text:p>0,020450433</text:p>
          </table:table-cell>
          <table:table-cell office:value-type="float" office:value="166946" calcext:value-type="float">
            <text:p>166946</text:p>
          </table:table-cell>
          <table:table-cell office:value-type="string" calcext:value-type="string">
            <text:p>Thanks, Sorry!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85.6" calcext:value-type="float">
            <text:p>1085,6</text:p>
          </table:table-cell>
          <table:table-cell office:value-type="float" office:value="424" calcext:value-type="float">
            <text:p>424</text:p>
          </table:table-cell>
          <table:table-cell office:value-type="float" office:value="0.424424424424424" calcext:value-type="float">
            <text:p>0,424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4688691232529" calcext:value-type="float">
            <text:p>0,6347</text:p>
          </table:table-cell>
          <table:table-cell office:value-type="float" office:value="0.000226679585397" calcext:value-type="float">
            <text:p>0,0002266796</text:p>
          </table:table-cell>
          <table:table-cell office:value-type="float" office:value="0.0160068990234693" calcext:value-type="float">
            <text:p>0,016006899</text:p>
          </table:table-cell>
          <table:table-cell office:value-type="float" office:value="16" calcext:value-type="float">
            <text:p>16</text:p>
          </table:table-cell>
          <table:table-cell office:value-type="float" office:value="0.0343219100164641" calcext:value-type="float">
            <text:p>0,034321910</text:p>
          </table:table-cell>
          <table:table-cell office:value-type="float" office:value="57802" calcext:value-type="float">
            <text:p>57802</text:p>
          </table:table-cell>
          <table:table-cell office:value-type="string" calcext:value-type="string">
            <text:p>Deltron 303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116.69999999999" calcext:value-type="float">
            <text:p>1116,7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6298549718723" calcext:value-type="float">
            <text:p>0,0006298550</text:p>
          </table:table-cell>
          <table:table-cell office:value-type="float" office:value="0.0159819834330838" calcext:value-type="float">
            <text:p>0,015981983</text:p>
          </table:table-cell>
          <table:table-cell office:value-type="float" office:value="10" calcext:value-type="float">
            <text:p>10</text:p>
          </table:table-cell>
          <table:table-cell office:value-type="float" office:value="0.0206822992114945" calcext:value-type="float">
            <text:p>0,020682299</text:p>
          </table:table-cell>
          <table:table-cell office:value-type="float" office:value="134051" calcext:value-type="float">
            <text:p>134051</text:p>
          </table:table-cell>
          <table:table-cell office:value-type="string" calcext:value-type="string">
            <text:p>Disco Elysium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041.99999999999" calcext:value-type="float">
            <text:p>1042,0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6224995870954" calcext:value-type="float">
            <text:p>0,0006224996</text:p>
          </table:table-cell>
          <table:table-cell office:value-type="float" office:value="0.0159644959213252" calcext:value-type="float">
            <text:p>0,015964496</text:p>
          </table:table-cell>
          <table:table-cell office:value-type="float" office:value="8" calcext:value-type="float">
            <text:p>8</text:p>
          </table:table-cell>
          <table:table-cell office:value-type="float" office:value="0.0210283418634712" calcext:value-type="float">
            <text:p>0,021028342</text:p>
          </table:table-cell>
          <table:table-cell office:value-type="float" office:value="138950" calcext:value-type="float">
            <text:p>138950</text:p>
          </table:table-cell>
          <table:table-cell office:value-type="string" calcext:value-type="string">
            <text:p>Magical Mystery Tour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866.599999999998" calcext:value-type="float">
            <text:p>866,6</text:p>
          </table:table-cell>
          <table:table-cell office:value-type="float" office:value="812" calcext:value-type="float">
            <text:p>812</text:p>
          </table:table-cell>
          <table:table-cell office:value-type="float" office:value="0.812812812812813" calcext:value-type="float">
            <text:p>0,812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42327150084317" calcext:value-type="float">
            <text:p>0,8423</text:p>
          </table:table-cell>
          <table:table-cell office:value-type="float" office:value="0.0000865595053971808" calcext:value-type="float">
            <text:p>0,0000865595</text:p>
          </table:table-cell>
          <table:table-cell office:value-type="float" office:value="0.0159638377444901" calcext:value-type="float">
            <text:p>0,015963838</text:p>
          </table:table-cell>
          <table:table-cell office:value-type="float" office:value="12" calcext:value-type="float">
            <text:p>12</text:p>
          </table:table-cell>
          <table:table-cell office:value-type="float" office:value="0.015426459923074" calcext:value-type="float">
            <text:p>0,015426460</text:p>
          </table:table-cell>
          <table:table-cell office:value-type="float" office:value="215885" calcext:value-type="float">
            <text:p>215885</text:p>
          </table:table-cell>
          <table:table-cell office:value-type="string" calcext:value-type="string">
            <text:p>ç”»é‹² (GabyÅ)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037" calcext:value-type="float">
            <text:p>1037,0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2624535022664" calcext:value-type="float">
            <text:p>0,0002624535</text:p>
          </table:table-cell>
          <table:table-cell office:value-type="float" office:value="0.0159545174339148" calcext:value-type="float">
            <text:p>0,015954517</text:p>
          </table:table-cell>
          <table:table-cell office:value-type="float" office:value="16" calcext:value-type="float">
            <text:p>16</text:p>
          </table:table-cell>
          <table:table-cell office:value-type="float" office:value="0.0336219888575379" calcext:value-type="float">
            <text:p>0,033621989</text:p>
          </table:table-cell>
          <table:table-cell office:value-type="float" office:value="65780" calcext:value-type="float">
            <text:p>65780</text:p>
          </table:table-cell>
          <table:table-cell office:value-type="string" calcext:value-type="string">
            <text:p>Feldman Edition 6: String Quartet No. 2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056.4" calcext:value-type="float">
            <text:p>1056,4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3433293012451" calcext:value-type="float">
            <text:p>0,0003433293</text:p>
          </table:table-cell>
          <table:table-cell office:value-type="float" office:value="0.0159438435291836" calcext:value-type="float">
            <text:p>0,015943844</text:p>
          </table:table-cell>
          <table:table-cell office:value-type="float" office:value="17" calcext:value-type="float">
            <text:p>17</text:p>
          </table:table-cell>
          <table:table-cell office:value-type="float" office:value="0.0206454199312592" calcext:value-type="float">
            <text:p>0,020645420</text:p>
          </table:table-cell>
          <table:table-cell office:value-type="float" office:value="161806" calcext:value-type="float">
            <text:p>161806</text:p>
          </table:table-cell>
          <table:table-cell office:value-type="string" calcext:value-type="string">
            <text:p>Purple Rain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054.6" calcext:value-type="float">
            <text:p>1054,6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1088931282652" calcext:value-type="float">
            <text:p>0,0001088931</text:p>
          </table:table-cell>
          <table:table-cell office:value-type="float" office:value="0.0158898390043279" calcext:value-type="float">
            <text:p>0,015889839</text:p>
          </table:table-cell>
          <table:table-cell office:value-type="float" office:value="17" calcext:value-type="float">
            <text:p>17</text:p>
          </table:table-cell>
          <table:table-cell office:value-type="float" office:value="0.0210612607550984" calcext:value-type="float">
            <text:p>0,021061261</text:p>
          </table:table-cell>
          <table:table-cell office:value-type="float" office:value="161007" calcext:value-type="float">
            <text:p>161007</text:p>
          </table:table-cell>
          <table:table-cell office:value-type="string" calcext:value-type="string">
            <text:p>Steve McQuee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39.3" calcext:value-type="float">
            <text:p>1039,3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956196008968" calcext:value-type="float">
            <text:p>0,0002956196</text:p>
          </table:table-cell>
          <table:table-cell office:value-type="float" office:value="0.0158869726230825" calcext:value-type="float">
            <text:p>0,015886973</text:p>
          </table:table-cell>
          <table:table-cell office:value-type="float" office:value="8" calcext:value-type="float">
            <text:p>8</text:p>
          </table:table-cell>
          <table:table-cell office:value-type="float" office:value="0.0214838264037803" calcext:value-type="float">
            <text:p>0,021483826</text:p>
          </table:table-cell>
          <table:table-cell office:value-type="float" office:value="135381" calcext:value-type="float">
            <text:p>135381</text:p>
          </table:table-cell>
          <table:table-cell office:value-type="string" calcext:value-type="string">
            <text:p>Sgt. Pepper's Lonely Hearts Club Band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025.1" calcext:value-type="float">
            <text:p>1025,1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2226675573368" calcext:value-type="float">
            <text:p>0,0002226676</text:p>
          </table:table-cell>
          <table:table-cell office:value-type="float" office:value="0.0158775259185331" calcext:value-type="float">
            <text:p>0,015877526</text:p>
          </table:table-cell>
          <table:table-cell office:value-type="float" office:value="16" calcext:value-type="float">
            <text:p>16</text:p>
          </table:table-cell>
          <table:table-cell office:value-type="float" office:value="0.0258496498368747" calcext:value-type="float">
            <text:p>0,025849650</text:p>
          </table:table-cell>
          <table:table-cell office:value-type="float" office:value="95011" calcext:value-type="float">
            <text:p>95011</text:p>
          </table:table-cell>
          <table:table-cell office:value-type="string" calcext:value-type="string">
            <text:p>American IV: The Man Comes Around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040.4" calcext:value-type="float">
            <text:p>1040,4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9440636361144" calcext:value-type="float">
            <text:p>0,0009440636</text:p>
          </table:table-cell>
          <table:table-cell office:value-type="float" office:value="0.0158766356518612" calcext:value-type="float">
            <text:p>0,015876636</text:p>
          </table:table-cell>
          <table:table-cell office:value-type="float" office:value="8" calcext:value-type="float">
            <text:p>8</text:p>
          </table:table-cell>
          <table:table-cell office:value-type="float" office:value="0.0181244003646752" calcext:value-type="float">
            <text:p>0,018124400</text:p>
          </table:table-cell>
          <table:table-cell office:value-type="float" office:value="188847" calcext:value-type="float">
            <text:p>188847</text:p>
          </table:table-cell>
          <table:table-cell office:value-type="string" calcext:value-type="string">
            <text:p>Empyrean Isles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045" calcext:value-type="float">
            <text:p>1045,0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1628214721067" calcext:value-type="float">
            <text:p>0,0001628215</text:p>
          </table:table-cell>
          <table:table-cell office:value-type="float" office:value="0.0158744914127777" calcext:value-type="float">
            <text:p>0,015874491</text:p>
          </table:table-cell>
          <table:table-cell office:value-type="float" office:value="10" calcext:value-type="float">
            <text:p>10</text:p>
          </table:table-cell>
          <table:table-cell office:value-type="float" office:value="0.0223200642099151" calcext:value-type="float">
            <text:p>0,022320064</text:p>
          </table:table-cell>
          <table:table-cell office:value-type="float" office:value="126384" calcext:value-type="float">
            <text:p>126384</text:p>
          </table:table-cell>
          <table:table-cell office:value-type="string" calcext:value-type="string">
            <text:p>...Like Clockwork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050.89999999999" calcext:value-type="float">
            <text:p>1050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946165938817" calcext:value-type="float">
            <text:p>0,0002946166</text:p>
          </table:table-cell>
          <table:table-cell office:value-type="float" office:value="0.0158700881617101" calcext:value-type="float">
            <text:p>0,015870088</text:p>
          </table:table-cell>
          <table:table-cell office:value-type="float" office:value="17" calcext:value-type="float">
            <text:p>17</text:p>
          </table:table-cell>
          <table:table-cell office:value-type="float" office:value="0.0193332131466645" calcext:value-type="float">
            <text:p>0,019333213</text:p>
          </table:table-cell>
          <table:table-cell office:value-type="float" office:value="153256" calcext:value-type="float">
            <text:p>153256</text:p>
          </table:table-cell>
          <table:table-cell office:value-type="string" calcext:value-type="string">
            <text:p>Piano Bar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54.299999999997" calcext:value-type="float">
            <text:p>954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953188993937" calcext:value-type="float">
            <text:p>0,0001953189</text:p>
          </table:table-cell>
          <table:table-cell office:value-type="float" office:value="0.0158614640433339" calcext:value-type="float">
            <text:p>0,015861464</text:p>
          </table:table-cell>
          <table:table-cell office:value-type="float" office:value="8" calcext:value-type="float">
            <text:p>8</text:p>
          </table:table-cell>
          <table:table-cell office:value-type="float" office:value="0.0205099661585647" calcext:value-type="float">
            <text:p>0,020509966</text:p>
          </table:table-cell>
          <table:table-cell office:value-type="float" office:value="129910" calcext:value-type="float">
            <text:p>129910</text:p>
          </table:table-cell>
          <table:table-cell office:value-type="string" calcext:value-type="string">
            <text:p>Hot Ra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1.5" calcext:value-type="float">
            <text:p>1051,5</text:p>
          </table:table-cell>
          <table:table-cell office:value-type="float" office:value="465" calcext:value-type="float">
            <text:p>465</text:p>
          </table:table-cell>
          <table:table-cell office:value-type="float" office:value="0.465465465465465" calcext:value-type="float">
            <text:p>0,46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1663405088063" calcext:value-type="float">
            <text:p>0,6517</text:p>
          </table:table-cell>
          <table:table-cell office:value-type="float" office:value="0.0000636909454544725" calcext:value-type="float">
            <text:p>0,0000636909</text:p>
          </table:table-cell>
          <table:table-cell office:value-type="float" office:value="0.0158375643615421" calcext:value-type="float">
            <text:p>0,015837564</text:p>
          </table:table-cell>
          <table:table-cell office:value-type="float" office:value="16" calcext:value-type="float">
            <text:p>16</text:p>
          </table:table-cell>
          <table:table-cell office:value-type="float" office:value="0.0303687473374744" calcext:value-type="float">
            <text:p>0,030368747</text:p>
          </table:table-cell>
          <table:table-cell office:value-type="float" office:value="70236" calcext:value-type="float">
            <text:p>70236</text:p>
          </table:table-cell>
          <table:table-cell office:value-type="string" calcext:value-type="string">
            <text:p>Madvillainy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021.6" calcext:value-type="float">
            <text:p>1021,6</text:p>
          </table:table-cell>
          <table:table-cell office:value-type="float" office:value="451" calcext:value-type="float">
            <text:p>451</text:p>
          </table:table-cell>
          <table:table-cell office:value-type="float" office:value="0.451451451451451" calcext:value-type="float">
            <text:p>0,45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5765998707175" calcext:value-type="float">
            <text:p>0,6458</text:p>
          </table:table-cell>
          <table:table-cell office:value-type="float" office:value="0.0002886988524931" calcext:value-type="float">
            <text:p>0,0002886989</text:p>
          </table:table-cell>
          <table:table-cell office:value-type="float" office:value="0.0157770321430295" calcext:value-type="float">
            <text:p>0,015777032</text:p>
          </table:table-cell>
          <table:table-cell office:value-type="float" office:value="16" calcext:value-type="float">
            <text:p>16</text:p>
          </table:table-cell>
          <table:table-cell office:value-type="float" office:value="0.0308466241702657" calcext:value-type="float">
            <text:p>0,030846624</text:p>
          </table:table-cell>
          <table:table-cell office:value-type="float" office:value="69437" calcext:value-type="float">
            <text:p>69437</text:p>
          </table:table-cell>
          <table:table-cell office:value-type="string" calcext:value-type="string">
            <text:p>Hell Hath No Fur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49.99999999999" calcext:value-type="float">
            <text:p>1050,0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3846531902644" calcext:value-type="float">
            <text:p>0,0003846532</text:p>
          </table:table-cell>
          <table:table-cell office:value-type="float" office:value="0.0157614223559925" calcext:value-type="float">
            <text:p>0,015761422</text:p>
          </table:table-cell>
          <table:table-cell office:value-type="float" office:value="17" calcext:value-type="float">
            <text:p>17</text:p>
          </table:table-cell>
          <table:table-cell office:value-type="float" office:value="0.0220205155073312" calcext:value-type="float">
            <text:p>0,022020516</text:p>
          </table:table-cell>
          <table:table-cell office:value-type="float" office:value="117863" calcext:value-type="float">
            <text:p>117863</text:p>
          </table:table-cell>
          <table:table-cell office:value-type="string" calcext:value-type="string">
            <text:p>Remain in Light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866.399999999998" calcext:value-type="float">
            <text:p>866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3898019596082" calcext:value-type="float">
            <text:p>0,0003898020</text:p>
          </table:table-cell>
          <table:table-cell office:value-type="float" office:value="0.0157544341458788" calcext:value-type="float">
            <text:p>0,015754434</text:p>
          </table:table-cell>
          <table:table-cell office:value-type="float" office:value="12" calcext:value-type="float">
            <text:p>12</text:p>
          </table:table-cell>
          <table:table-cell office:value-type="float" office:value="0.0238404445256803" calcext:value-type="float">
            <text:p>0,023840445</text:p>
          </table:table-cell>
          <table:table-cell office:value-type="float" office:value="82095" calcext:value-type="float">
            <text:p>82095</text:p>
          </table:table-cell>
          <table:table-cell office:value-type="string" calcext:value-type="string">
            <text:p>Microphones in 202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022.9" calcext:value-type="float">
            <text:p>1022,9</text:p>
          </table:table-cell>
          <table:table-cell office:value-type="float" office:value="440" calcext:value-type="float">
            <text:p>440</text:p>
          </table:table-cell>
          <table:table-cell office:value-type="float" office:value="0.44044044044044" calcext:value-type="float">
            <text:p>0,44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1206675224647" calcext:value-type="float">
            <text:p>0,6412</text:p>
          </table:table-cell>
          <table:table-cell office:value-type="float" office:value="0.00000869272746360255" calcext:value-type="float">
            <text:p>0,0000086927</text:p>
          </table:table-cell>
          <table:table-cell office:value-type="float" office:value="0.0157469514573043" calcext:value-type="float">
            <text:p>0,015746951</text:p>
          </table:table-cell>
          <table:table-cell office:value-type="float" office:value="16" calcext:value-type="float">
            <text:p>16</text:p>
          </table:table-cell>
          <table:table-cell office:value-type="float" office:value="0.0318128250781351" calcext:value-type="float">
            <text:p>0,031812825</text:p>
          </table:table-cell>
          <table:table-cell office:value-type="float" office:value="63669" calcext:value-type="float">
            <text:p>63669</text:p>
          </table:table-cell>
          <table:table-cell office:value-type="string" calcext:value-type="string">
            <text:p>The Texas-Jerusalem Crossroads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073.8" calcext:value-type="float">
            <text:p>1073,8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3326639933186" calcext:value-type="float">
            <text:p>0,0003326640</text:p>
          </table:table-cell>
          <table:table-cell office:value-type="float" office:value="0.0157209089369498" calcext:value-type="float">
            <text:p>0,015720909</text:p>
          </table:table-cell>
          <table:table-cell office:value-type="float" office:value="10" calcext:value-type="float">
            <text:p>10</text:p>
          </table:table-cell>
          <table:table-cell office:value-type="float" office:value="0.0191371853631742" calcext:value-type="float">
            <text:p>0,019137185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Teens of Denial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24" calcext:value-type="float">
            <text:p>1024,0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885653188258" calcext:value-type="float">
            <text:p>0,0001885653</text:p>
          </table:table-cell>
          <table:table-cell office:value-type="float" office:value="0.015715920588472" calcext:value-type="float">
            <text:p>0,015715921</text:p>
          </table:table-cell>
          <table:table-cell office:value-type="float" office:value="16" calcext:value-type="float">
            <text:p>16</text:p>
          </table:table-cell>
          <table:table-cell office:value-type="float" office:value="0.0241546824255498" calcext:value-type="float">
            <text:p>0,024154682</text:p>
          </table:table-cell>
          <table:table-cell office:value-type="float" office:value="109162" calcext:value-type="float">
            <text:p>109162</text:p>
          </table:table-cell>
          <table:table-cell office:value-type="string" calcext:value-type="string">
            <text:p>Jane Doe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070.9" calcext:value-type="float">
            <text:p>1070,9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0737210156047831" calcext:value-type="float">
            <text:p>0,0000737210</text:p>
          </table:table-cell>
          <table:table-cell office:value-type="float" office:value="0.0157031338577498" calcext:value-type="float">
            <text:p>0,015703134</text:p>
          </table:table-cell>
          <table:table-cell office:value-type="float" office:value="17" calcext:value-type="float">
            <text:p>17</text:p>
          </table:table-cell>
          <table:table-cell office:value-type="float" office:value="0.0258108649391214" calcext:value-type="float">
            <text:p>0,025810865</text:p>
          </table:table-cell>
          <table:table-cell office:value-type="float" office:value="99805" calcext:value-type="float">
            <text:p>99805</text:p>
          </table:table-cell>
          <table:table-cell office:value-type="string" calcext:value-type="string">
            <text:p>Surfer Rosa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026.3" calcext:value-type="float">
            <text:p>1026,3</text:p>
          </table:table-cell>
          <table:table-cell office:value-type="float" office:value="519" calcext:value-type="float">
            <text:p>519</text:p>
          </table:table-cell>
          <table:table-cell office:value-type="float" office:value="0.51951951951952" calcext:value-type="float">
            <text:p>0,51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5456389452333" calcext:value-type="float">
            <text:p>0,6755</text:p>
          </table:table-cell>
          <table:table-cell office:value-type="float" office:value="0.0001959207036027" calcext:value-type="float">
            <text:p>0,0001959207</text:p>
          </table:table-cell>
          <table:table-cell office:value-type="float" office:value="0.0156946512547024" calcext:value-type="float">
            <text:p>0,015694651</text:p>
          </table:table-cell>
          <table:table-cell office:value-type="float" office:value="16" calcext:value-type="float">
            <text:p>16</text:p>
          </table:table-cell>
          <table:table-cell office:value-type="float" office:value="0.0262623834003396" calcext:value-type="float">
            <text:p>0,026262383</text:p>
          </table:table-cell>
          <table:table-cell office:value-type="float" office:value="87840" calcext:value-type="float">
            <text:p>87840</text:p>
          </table:table-cell>
          <table:table-cell office:value-type="string" calcext:value-type="string">
            <text:p>Dead as Dream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028.7" calcext:value-type="float">
            <text:p>1028,7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2161480117391" calcext:value-type="float">
            <text:p>0,0002161480</text:p>
          </table:table-cell>
          <table:table-cell office:value-type="float" office:value="0.0156846019163703" calcext:value-type="float">
            <text:p>0,015684602</text:p>
          </table:table-cell>
          <table:table-cell office:value-type="float" office:value="16" calcext:value-type="float">
            <text:p>16</text:p>
          </table:table-cell>
          <table:table-cell office:value-type="float" office:value="0.0266019145163891" calcext:value-type="float">
            <text:p>0,026601915</text:p>
          </table:table-cell>
          <table:table-cell office:value-type="float" office:value="80063" calcext:value-type="float">
            <text:p>80063</text:p>
          </table:table-cell>
          <table:table-cell office:value-type="string" calcext:value-type="string">
            <text:p>Daughter of Darknes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19.1" calcext:value-type="float">
            <text:p>1019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453010793024" calcext:value-type="float">
            <text:p>0,0007453011</text:p>
          </table:table-cell>
          <table:table-cell office:value-type="float" office:value="0.0156765661895015" calcext:value-type="float">
            <text:p>0,015676566</text:p>
          </table:table-cell>
          <table:table-cell office:value-type="float" office:value="8" calcext:value-type="float">
            <text:p>8</text:p>
          </table:table-cell>
          <table:table-cell office:value-type="float" office:value="0.021243055090897" calcext:value-type="float">
            <text:p>0,021243055</text:p>
          </table:table-cell>
          <table:table-cell office:value-type="float" office:value="129028" calcext:value-type="float">
            <text:p>129028</text:p>
          </table:table-cell>
          <table:table-cell office:value-type="string" calcext:value-type="string">
            <text:p>Revolver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063.6" calcext:value-type="float">
            <text:p>1063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0711800645000378" calcext:value-type="float">
            <text:p>0,0000711801</text:p>
          </table:table-cell>
          <table:table-cell office:value-type="float" office:value="0.0156696026648505" calcext:value-type="float">
            <text:p>0,015669603</text:p>
          </table:table-cell>
          <table:table-cell office:value-type="float" office:value="17" calcext:value-type="float">
            <text:p>17</text:p>
          </table:table-cell>
          <table:table-cell office:value-type="float" office:value="0.0206279123292149" calcext:value-type="float">
            <text:p>0,020627912</text:p>
          </table:table-cell>
          <table:table-cell office:value-type="float" office:value="156042" calcext:value-type="float">
            <text:p>156042</text:p>
          </table:table-cell>
          <table:table-cell office:value-type="string" calcext:value-type="string">
            <text:p>Symphonie No. 2 "Resurrection"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073.2" calcext:value-type="float">
            <text:p>1073,2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16119994409907" calcext:value-type="float">
            <text:p>0,0016119994</text:p>
          </table:table-cell>
          <table:table-cell office:value-type="float" office:value="0.0156422780360042" calcext:value-type="float">
            <text:p>0,015642278</text:p>
          </table:table-cell>
          <table:table-cell office:value-type="float" office:value="8" calcext:value-type="float">
            <text:p>8</text:p>
          </table:table-cell>
          <table:table-cell office:value-type="float" office:value="0.0200381567568663" calcext:value-type="float">
            <text:p>0,020038157</text:p>
          </table:table-cell>
          <table:table-cell office:value-type="float" office:value="138525" calcext:value-type="float">
            <text:p>138525</text:p>
          </table:table-cell>
          <table:table-cell office:value-type="string" calcext:value-type="string">
            <text:p>Symphonie Nr. 5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007" calcext:value-type="float">
            <text:p>1007,0</text:p>
          </table:table-cell>
          <table:table-cell office:value-type="float" office:value="453" calcext:value-type="float">
            <text:p>453</text:p>
          </table:table-cell>
          <table:table-cell office:value-type="float" office:value="0.453453453453453" calcext:value-type="float">
            <text:p>0,453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6601941747573" calcext:value-type="float">
            <text:p>0,6466</text:p>
          </table:table-cell>
          <table:table-cell office:value-type="float" office:value="0.00000942826594129199" calcext:value-type="float">
            <text:p>0,0000094283</text:p>
          </table:table-cell>
          <table:table-cell office:value-type="float" office:value="0.0156291695854769" calcext:value-type="float">
            <text:p>0,015629170</text:p>
          </table:table-cell>
          <table:table-cell office:value-type="float" office:value="16" calcext:value-type="float">
            <text:p>16</text:p>
          </table:table-cell>
          <table:table-cell office:value-type="float" office:value="0.0314185233343451" calcext:value-type="float">
            <text:p>0,031418523</text:p>
          </table:table-cell>
          <table:table-cell office:value-type="float" office:value="66967" calcext:value-type="float">
            <text:p>66967</text:p>
          </table:table-cell>
          <table:table-cell office:value-type="string" calcext:value-type="string">
            <text:p>Terrifyer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59.2" calcext:value-type="float">
            <text:p>1059,2</text:p>
          </table:table-cell>
          <table:table-cell office:value-type="float" office:value="543" calcext:value-type="float">
            <text:p>543</text:p>
          </table:table-cell>
          <table:table-cell office:value-type="float" office:value="0.543543543543544" calcext:value-type="float">
            <text:p>0,543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659793814433" calcext:value-type="float">
            <text:p>0,6866</text:p>
          </table:table-cell>
          <table:table-cell office:value-type="float" office:value="0.0001797054235263" calcext:value-type="float">
            <text:p>0,0001797054</text:p>
          </table:table-cell>
          <table:table-cell office:value-type="float" office:value="0.0156132340769277" calcext:value-type="float">
            <text:p>0,015613234</text:p>
          </table:table-cell>
          <table:table-cell office:value-type="float" office:value="17" calcext:value-type="float">
            <text:p>17</text:p>
          </table:table-cell>
          <table:table-cell office:value-type="float" office:value="0.024917781483989" calcext:value-type="float">
            <text:p>0,024917781</text:p>
          </table:table-cell>
          <table:table-cell office:value-type="float" office:value="102588" calcext:value-type="float">
            <text:p>102588</text:p>
          </table:table-cell>
          <table:table-cell office:value-type="string" calcext:value-type="string">
            <text:p>Doolittle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044.5" calcext:value-type="float">
            <text:p>1044,5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5.5" calcext:value-type="float">
            <text:p>65,5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896009570024" calcext:value-type="float">
            <text:p>0,0005896010</text:p>
          </table:table-cell>
          <table:table-cell office:value-type="float" office:value="0.0156089296985697" calcext:value-type="float">
            <text:p>0,015608930</text:p>
          </table:table-cell>
          <table:table-cell office:value-type="float" office:value="17" calcext:value-type="float">
            <text:p>17</text:p>
          </table:table-cell>
          <table:table-cell office:value-type="float" office:value="0.0228706326252276" calcext:value-type="float">
            <text:p>0,022870633</text:p>
          </table:table-cell>
          <table:table-cell office:value-type="float" office:value="103460" calcext:value-type="float">
            <text:p>103460</text:p>
          </table:table-cell>
          <table:table-cell office:value-type="string" calcext:value-type="string">
            <text:p>The Dreaming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99.199999999994" calcext:value-type="float">
            <text:p>999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1327503665513" calcext:value-type="float">
            <text:p>0,0001327504</text:p>
          </table:table-cell>
          <table:table-cell office:value-type="float" office:value="0.0155702862016314" calcext:value-type="float">
            <text:p>0,015570286</text:p>
          </table:table-cell>
          <table:table-cell office:value-type="float" office:value="16" calcext:value-type="float">
            <text:p>16</text:p>
          </table:table-cell>
          <table:table-cell office:value-type="float" office:value="0.0226979753437949" calcext:value-type="float">
            <text:p>0,022697975</text:p>
          </table:table-cell>
          <table:table-cell office:value-type="float" office:value="114458" calcext:value-type="float">
            <text:p>114458</text:p>
          </table:table-cell>
          <table:table-cell office:value-type="string" calcext:value-type="string">
            <text:p>Il Ã©tait une forÃªt...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028.7" calcext:value-type="float">
            <text:p>1028,7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4140747293719" calcext:value-type="float">
            <text:p>0,0004140747</text:p>
          </table:table-cell>
          <table:table-cell office:value-type="float" office:value="0.0155461095732341" calcext:value-type="float">
            <text:p>0,015546110</text:p>
          </table:table-cell>
          <table:table-cell office:value-type="float" office:value="8" calcext:value-type="float">
            <text:p>8</text:p>
          </table:table-cell>
          <table:table-cell office:value-type="float" office:value="0.0191991312996482" calcext:value-type="float">
            <text:p>0,019199131</text:p>
          </table:table-cell>
          <table:table-cell office:value-type="float" office:value="171569" calcext:value-type="float">
            <text:p>171569</text:p>
          </table:table-cell>
          <table:table-cell office:value-type="string" calcext:value-type="string">
            <text:p>Blues &amp; Roots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055.4" calcext:value-type="float">
            <text:p>1055,4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1846394075296" calcext:value-type="float">
            <text:p>0,0001846394</text:p>
          </table:table-cell>
          <table:table-cell office:value-type="float" office:value="0.0155343252948768" calcext:value-type="float">
            <text:p>0,015534325</text:p>
          </table:table-cell>
          <table:table-cell office:value-type="float" office:value="10" calcext:value-type="float">
            <text:p>10</text:p>
          </table:table-cell>
          <table:table-cell office:value-type="float" office:value="0.020492151552211" calcext:value-type="float">
            <text:p>0,020492152</text:p>
          </table:table-cell>
          <table:table-cell office:value-type="float" office:value="146566" calcext:value-type="float">
            <text:p>146566</text:p>
          </table:table-cell>
          <table:table-cell office:value-type="string" calcext:value-type="string">
            <text:p>ë¬´ë„ˆì§€ê¸° (Crumbling)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058.19999999999" calcext:value-type="float">
            <text:p>1058,2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1968902770505" calcext:value-type="float">
            <text:p>0,0001968903</text:p>
          </table:table-cell>
          <table:table-cell office:value-type="float" office:value="0.015532259258358" calcext:value-type="float">
            <text:p>0,015532259</text:p>
          </table:table-cell>
          <table:table-cell office:value-type="float" office:value="10" calcext:value-type="float">
            <text:p>10</text:p>
          </table:table-cell>
          <table:table-cell office:value-type="float" office:value="0.0200481086445426" calcext:value-type="float">
            <text:p>0,020048109</text:p>
          </table:table-cell>
          <table:table-cell office:value-type="float" office:value="157851" calcext:value-type="float">
            <text:p>157851</text:p>
          </table:table-cell>
          <table:table-cell office:value-type="string" calcext:value-type="string">
            <text:p>Magdalene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972.399999999997" calcext:value-type="float">
            <text:p>972,4</text:p>
          </table:table-cell>
          <table:table-cell office:value-type="float" office:value="697" calcext:value-type="float">
            <text:p>697</text:p>
          </table:table-cell>
          <table:table-cell office:value-type="float" office:value="0.697697697697698" calcext:value-type="float">
            <text:p>0,69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7870868562644" calcext:value-type="float">
            <text:p>0,7679</text:p>
          </table:table-cell>
          <table:table-cell office:value-type="float" office:value="0.0000870610089046963" calcext:value-type="float">
            <text:p>0,0000870610</text:p>
          </table:table-cell>
          <table:table-cell office:value-type="float" office:value="0.015531936833078" calcext:value-type="float">
            <text:p>0,015531937</text:p>
          </table:table-cell>
          <table:table-cell office:value-type="float" office:value="8" calcext:value-type="float">
            <text:p>8</text:p>
          </table:table-cell>
          <table:table-cell office:value-type="float" office:value="0.0197289978471484" calcext:value-type="float">
            <text:p>0,019728998</text:p>
          </table:table-cell>
          <table:table-cell office:value-type="float" office:value="172354" calcext:value-type="float">
            <text:p>172354</text:p>
          </table:table-cell>
          <table:table-cell office:value-type="string" calcext:value-type="string">
            <text:p>Beggars Banquet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94.099999999997" calcext:value-type="float">
            <text:p>994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10288177288845" calcext:value-type="float">
            <text:p>0,0010288177</text:p>
          </table:table-cell>
          <table:table-cell office:value-type="float" office:value="0.0155181691949641" calcext:value-type="float">
            <text:p>0,015518169</text:p>
          </table:table-cell>
          <table:table-cell office:value-type="float" office:value="8" calcext:value-type="float">
            <text:p>8</text:p>
          </table:table-cell>
          <table:table-cell office:value-type="float" office:value="0.0206557967215913" calcext:value-type="float">
            <text:p>0,020655797</text:p>
          </table:table-cell>
          <table:table-cell office:value-type="float" office:value="142541" calcext:value-type="float">
            <text:p>142541</text:p>
          </table:table-cell>
          <table:table-cell office:value-type="string" calcext:value-type="string">
            <text:p>The Velvet Underground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041" calcext:value-type="float">
            <text:p>1041,0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059499713474" calcext:value-type="float">
            <text:p>0,0006059500</text:p>
          </table:table-cell>
          <table:table-cell office:value-type="float" office:value="0.0155142180577431" calcext:value-type="float">
            <text:p>0,015514218</text:p>
          </table:table-cell>
          <table:table-cell office:value-type="float" office:value="17" calcext:value-type="float">
            <text:p>17</text:p>
          </table:table-cell>
          <table:table-cell office:value-type="float" office:value="0.0213185357582678" calcext:value-type="float">
            <text:p>0,021318536</text:p>
          </table:table-cell>
          <table:table-cell office:value-type="float" office:value="131669" calcext:value-type="float">
            <text:p>131669</text:p>
          </table:table-cell>
          <table:table-cell office:value-type="string" calcext:value-type="string">
            <text:p>The Goldberg Variations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003.6" calcext:value-type="float">
            <text:p>1003,6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0934324915620841" calcext:value-type="float">
            <text:p>0,0000934325</text:p>
          </table:table-cell>
          <table:table-cell office:value-type="float" office:value="0.0154991237555844" calcext:value-type="float">
            <text:p>0,015499124</text:p>
          </table:table-cell>
          <table:table-cell office:value-type="float" office:value="16" calcext:value-type="float">
            <text:p>16</text:p>
          </table:table-cell>
          <table:table-cell office:value-type="float" office:value="0.0326278689833025" calcext:value-type="float">
            <text:p>0,032627869</text:p>
          </table:table-cell>
          <table:table-cell office:value-type="float" office:value="57416" calcext:value-type="float">
            <text:p>57416</text:p>
          </table:table-cell>
          <table:table-cell office:value-type="string" calcext:value-type="string">
            <text:p>From Mars to Sirius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47.79999999999" calcext:value-type="float">
            <text:p>1047,8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9678889104406" calcext:value-type="float">
            <text:p>0,0009678889</text:p>
          </table:table-cell>
          <table:table-cell office:value-type="float" office:value="0.0154921110636449" calcext:value-type="float">
            <text:p>0,015492111</text:p>
          </table:table-cell>
          <table:table-cell office:value-type="float" office:value="17" calcext:value-type="float">
            <text:p>17</text:p>
          </table:table-cell>
          <table:table-cell office:value-type="float" office:value="0.0243411065697132" calcext:value-type="float">
            <text:p>0,024341107</text:p>
          </table:table-cell>
          <table:table-cell office:value-type="float" office:value="99286" calcext:value-type="float">
            <text:p>99286</text:p>
          </table:table-cell>
          <table:table-cell office:value-type="string" calcext:value-type="string">
            <text:p>Daydream Nation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9" calcext:value-type="float">
            <text:p>1009,0</text:p>
          </table:table-cell>
          <table:table-cell office:value-type="float" office:value="550" calcext:value-type="float">
            <text:p>550</text:p>
          </table:table-cell>
          <table:table-cell office:value-type="float" office:value="0.550550550550551" calcext:value-type="float">
            <text:p>0,55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9917127071823" calcext:value-type="float">
            <text:p>0,6899</text:p>
          </table:table-cell>
          <table:table-cell office:value-type="float" office:value="0.00000234034970173915" calcext:value-type="float">
            <text:p>0,0000023403</text:p>
          </table:table-cell>
          <table:table-cell office:value-type="float" office:value="0.0154713394637727" calcext:value-type="float">
            <text:p>0,015471339</text:p>
          </table:table-cell>
          <table:table-cell office:value-type="float" office:value="16" calcext:value-type="float">
            <text:p>16</text:p>
          </table:table-cell>
          <table:table-cell office:value-type="float" office:value="0.0246587597615398" calcext:value-type="float">
            <text:p>0,024658760</text:p>
          </table:table-cell>
          <table:table-cell office:value-type="float" office:value="104404" calcext:value-type="float">
            <text:p>104404</text:p>
          </table:table-cell>
          <table:table-cell office:value-type="string" calcext:value-type="string">
            <text:p>Alive 2007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024.9" calcext:value-type="float">
            <text:p>1024,9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834358549789412" calcext:value-type="float">
            <text:p>0,0000834359</text:p>
          </table:table-cell>
          <table:table-cell office:value-type="float" office:value="0.0154559098105389" calcext:value-type="float">
            <text:p>0,015455910</text:p>
          </table:table-cell>
          <table:table-cell office:value-type="float" office:value="8" calcext:value-type="float">
            <text:p>8</text:p>
          </table:table-cell>
          <table:table-cell office:value-type="float" office:value="0.0195837033785435" calcext:value-type="float">
            <text:p>0,019583703</text:p>
          </table:table-cell>
          <table:table-cell office:value-type="float" office:value="177731" calcext:value-type="float">
            <text:p>177731</text:p>
          </table:table-cell>
          <table:table-cell office:value-type="string" calcext:value-type="string">
            <text:p>Monk's Dream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009.1" calcext:value-type="float">
            <text:p>1009,1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154278677062987" calcext:value-type="float">
            <text:p>0,015427868</text:p>
          </table:table-cell>
          <table:table-cell office:value-type="float" office:value="16" calcext:value-type="float">
            <text:p>16</text:p>
          </table:table-cell>
          <table:table-cell office:value-type="float" office:value="0.0326787580714789" calcext:value-type="float">
            <text:p>0,032678758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The Mantle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024.9" calcext:value-type="float">
            <text:p>1024,9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401198793984" calcext:value-type="float">
            <text:p>0,0002401199</text:p>
          </table:table-cell>
          <table:table-cell office:value-type="float" office:value="0.0154067377970162" calcext:value-type="float">
            <text:p>0,015406738</text:p>
          </table:table-cell>
          <table:table-cell office:value-type="float" office:value="17" calcext:value-type="float">
            <text:p>17</text:p>
          </table:table-cell>
          <table:table-cell office:value-type="float" office:value="0.0242570217888192" calcext:value-type="float">
            <text:p>0,024257022</text:p>
          </table:table-cell>
          <table:table-cell office:value-type="float" office:value="107769" calcext:value-type="float">
            <text:p>107769</text:p>
          </table:table-cell>
          <table:table-cell office:value-type="string" calcext:value-type="string">
            <text:p>Double Nickels on the Dime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015.2" calcext:value-type="float">
            <text:p>1015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6006340341677" calcext:value-type="float">
            <text:p>0,0006006340</text:p>
          </table:table-cell>
          <table:table-cell office:value-type="float" office:value="0.0154009668945932" calcext:value-type="float">
            <text:p>0,015400967</text:p>
          </table:table-cell>
          <table:table-cell office:value-type="float" office:value="16" calcext:value-type="float">
            <text:p>16</text:p>
          </table:table-cell>
          <table:table-cell office:value-type="float" office:value="0.0261905574696916" calcext:value-type="float">
            <text:p>0,026190557</text:p>
          </table:table-cell>
          <table:table-cell office:value-type="float" office:value="81572" calcext:value-type="float">
            <text:p>81572</text:p>
          </table:table-cell>
          <table:table-cell office:value-type="string" calcext:value-type="string">
            <text:p>Mount Eeri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97.699999999996" calcext:value-type="float">
            <text:p>997,7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1763620668096" calcext:value-type="float">
            <text:p>0,0001763621</text:p>
          </table:table-cell>
          <table:table-cell office:value-type="float" office:value="0.0153891453174583" calcext:value-type="float">
            <text:p>0,015389145</text:p>
          </table:table-cell>
          <table:table-cell office:value-type="float" office:value="8" calcext:value-type="float">
            <text:p>8</text:p>
          </table:table-cell>
          <table:table-cell office:value-type="float" office:value="0.0235459324796476" calcext:value-type="float">
            <text:p>0,023545932</text:p>
          </table:table-cell>
          <table:table-cell office:value-type="float" office:value="122516" calcext:value-type="float">
            <text:p>122516</text:p>
          </table:table-cell>
          <table:table-cell office:value-type="string" calcext:value-type="string">
            <text:p>Abbey Road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016.4" calcext:value-type="float">
            <text:p>1016,4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3711125955614" calcext:value-type="float">
            <text:p>0,0003711126</text:p>
          </table:table-cell>
          <table:table-cell office:value-type="float" office:value="0.0153832025925364" calcext:value-type="float">
            <text:p>0,015383203</text:p>
          </table:table-cell>
          <table:table-cell office:value-type="float" office:value="17" calcext:value-type="float">
            <text:p>17</text:p>
          </table:table-cell>
          <table:table-cell office:value-type="float" office:value="0.0220731453632173" calcext:value-type="float">
            <text:p>0,022073145</text:p>
          </table:table-cell>
          <table:table-cell office:value-type="float" office:value="118841" calcext:value-type="float">
            <text:p>118841</text:p>
          </table:table-cell>
          <table:table-cell office:value-type="string" calcext:value-type="string">
            <text:p>Leprosy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2.9" calcext:value-type="float">
            <text:p>1072,9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2947837617176" calcext:value-type="float">
            <text:p>0,0002947838</text:p>
          </table:table-cell>
          <table:table-cell office:value-type="float" office:value="0.0153718308194457" calcext:value-type="float">
            <text:p>0,015371831</text:p>
          </table:table-cell>
          <table:table-cell office:value-type="float" office:value="10" calcext:value-type="float">
            <text:p>10</text:p>
          </table:table-cell>
          <table:table-cell office:value-type="float" office:value="0.0211751912715314" calcext:value-type="float">
            <text:p>0,021175191</text:p>
          </table:table-cell>
          <table:table-cell office:value-type="float" office:value="104995" calcext:value-type="float">
            <text:p>104995</text:p>
          </table:table-cell>
          <table:table-cell office:value-type="string" calcext:value-type="string">
            <text:p>To Be Kind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025.4" calcext:value-type="float">
            <text:p>1025,4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2106314731565" calcext:value-type="float">
            <text:p>0,0002106315</text:p>
          </table:table-cell>
          <table:table-cell office:value-type="float" office:value="0.0153486707649344" calcext:value-type="float">
            <text:p>0,015348671</text:p>
          </table:table-cell>
          <table:table-cell office:value-type="float" office:value="16" calcext:value-type="float">
            <text:p>16</text:p>
          </table:table-cell>
          <table:table-cell office:value-type="float" office:value="0.0267173991364738" calcext:value-type="float">
            <text:p>0,026717399</text:p>
          </table:table-cell>
          <table:table-cell office:value-type="float" office:value="94298" calcext:value-type="float">
            <text:p>94298</text:p>
          </table:table-cell>
          <table:table-cell office:value-type="string" calcext:value-type="string">
            <text:p>Graduation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1253758768788" calcext:value-type="float">
            <text:p>0,0001253759</text:p>
          </table:table-cell>
          <table:table-cell office:value-type="float" office:value="0.0153362180855085" calcext:value-type="float">
            <text:p>0,015336218</text:p>
          </table:table-cell>
          <table:table-cell office:value-type="float" office:value="16" calcext:value-type="float">
            <text:p>16</text:p>
          </table:table-cell>
          <table:table-cell office:value-type="float" office:value="0.0248539138595845" calcext:value-type="float">
            <text:p>0,024853914</text:p>
          </table:table-cell>
          <table:table-cell office:value-type="float" office:value="87926" calcext:value-type="float">
            <text:p>87926</text:p>
          </table:table-cell>
          <table:table-cell office:value-type="string" calcext:value-type="string">
            <text:p>Dopesmoker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031.7" calcext:value-type="float">
            <text:p>1031,7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1317282546407" calcext:value-type="float">
            <text:p>0,0001317283</text:p>
          </table:table-cell>
          <table:table-cell office:value-type="float" office:value="0.0153331281139191" calcext:value-type="float">
            <text:p>0,015333128</text:p>
          </table:table-cell>
          <table:table-cell office:value-type="float" office:value="17" calcext:value-type="float">
            <text:p>17</text:p>
          </table:table-cell>
          <table:table-cell office:value-type="float" office:value="0.0208482864097405" calcext:value-type="float">
            <text:p>0,020848286</text:p>
          </table:table-cell>
          <table:table-cell office:value-type="float" office:value="139894" calcext:value-type="float">
            <text:p>139894</text:p>
          </table:table-cell>
          <table:table-cell office:value-type="string" calcext:value-type="string">
            <text:p>Speaking in Tongues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97.399999999996" calcext:value-type="float">
            <text:p>997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449566021153" calcext:value-type="float">
            <text:p>0,0002449566</text:p>
          </table:table-cell>
          <table:table-cell office:value-type="float" office:value="0.0153253737494133" calcext:value-type="float">
            <text:p>0,015325374</text:p>
          </table:table-cell>
          <table:table-cell office:value-type="float" office:value="8" calcext:value-type="float">
            <text:p>8</text:p>
          </table:table-cell>
          <table:table-cell office:value-type="float" office:value="0.0193896384557792" calcext:value-type="float">
            <text:p>0,019389638</text:p>
          </table:table-cell>
          <table:table-cell office:value-type="float" office:value="147051" calcext:value-type="float">
            <text:p>147051</text:p>
          </table:table-cell>
          <table:table-cell office:value-type="string" calcext:value-type="string">
            <text:p>Electric Ladyland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059.9" calcext:value-type="float">
            <text:p>1059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0512019884097373" calcext:value-type="float">
            <text:p>0,0000512020</text:p>
          </table:table-cell>
          <table:table-cell office:value-type="float" office:value="0.015250006061189" calcext:value-type="float">
            <text:p>0,015250006</text:p>
          </table:table-cell>
          <table:table-cell office:value-type="float" office:value="10" calcext:value-type="float">
            <text:p>10</text:p>
          </table:table-cell>
          <table:table-cell office:value-type="float" office:value="0.0252816987528095" calcext:value-type="float">
            <text:p>0,025281699</text:p>
          </table:table-cell>
          <table:table-cell office:value-type="float" office:value="109720" calcext:value-type="float">
            <text:p>109720</text:p>
          </table:table-cell>
          <table:table-cell office:value-type="string" calcext:value-type="string">
            <text:p>Titanic Rising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015.8" calcext:value-type="float">
            <text:p>101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4850207589018" calcext:value-type="float">
            <text:p>0,0004850208</text:p>
          </table:table-cell>
          <table:table-cell office:value-type="float" office:value="0.0152395136460758" calcext:value-type="float">
            <text:p>0,015239514</text:p>
          </table:table-cell>
          <table:table-cell office:value-type="float" office:value="8" calcext:value-type="float">
            <text:p>8</text:p>
          </table:table-cell>
          <table:table-cell office:value-type="float" office:value="0.0187339557739532" calcext:value-type="float">
            <text:p>0,018733956</text:p>
          </table:table-cell>
          <table:table-cell office:value-type="float" office:value="171959" calcext:value-type="float">
            <text:p>171959</text:p>
          </table:table-cell>
          <table:table-cell office:value-type="string" calcext:value-type="string">
            <text:p>Mingus Mingus Mingus Mingus Mingus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053.8" calcext:value-type="float">
            <text:p>1053,8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3663315954565" calcext:value-type="float">
            <text:p>0,0003663316</text:p>
          </table:table-cell>
          <table:table-cell office:value-type="float" office:value="0.0152350637915796" calcext:value-type="float">
            <text:p>0,015235064</text:p>
          </table:table-cell>
          <table:table-cell office:value-type="float" office:value="10" calcext:value-type="float">
            <text:p>10</text:p>
          </table:table-cell>
          <table:table-cell office:value-type="float" office:value="0.0207590829849155" calcext:value-type="float">
            <text:p>0,020759083</text:p>
          </table:table-cell>
          <table:table-cell office:value-type="float" office:value="141424" calcext:value-type="float">
            <text:p>141424</text:p>
          </table:table-cell>
          <table:table-cell office:value-type="string" calcext:value-type="string">
            <text:p>Bloom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006" calcext:value-type="float">
            <text:p>1006,0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57270296348453" calcext:value-type="float">
            <text:p>0,0000757270</text:p>
          </table:table-cell>
          <table:table-cell office:value-type="float" office:value="0.0152305237972134" calcext:value-type="float">
            <text:p>0,015230524</text:p>
          </table:table-cell>
          <table:table-cell office:value-type="float" office:value="8" calcext:value-type="float">
            <text:p>8</text:p>
          </table:table-cell>
          <table:table-cell office:value-type="float" office:value="0.0185436821119994" calcext:value-type="float">
            <text:p>0,018543682</text:p>
          </table:table-cell>
          <table:table-cell office:value-type="float" office:value="176613" calcext:value-type="float">
            <text:p>176613</text:p>
          </table:table-cell>
          <table:table-cell office:value-type="string" calcext:value-type="string">
            <text:p>The Real McCoy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040.6" calcext:value-type="float">
            <text:p>1040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670784790579" calcext:value-type="float">
            <text:p>0,0002670785</text:p>
          </table:table-cell>
          <table:table-cell office:value-type="float" office:value="0.0152027380281768" calcext:value-type="float">
            <text:p>0,015202738</text:p>
          </table:table-cell>
          <table:table-cell office:value-type="float" office:value="10" calcext:value-type="float">
            <text:p>10</text:p>
          </table:table-cell>
          <table:table-cell office:value-type="float" office:value="0.0178280202428724" calcext:value-type="float">
            <text:p>0,017828020</text:p>
          </table:table-cell>
          <table:table-cell office:value-type="float" office:value="184128" calcext:value-type="float">
            <text:p>184128</text:p>
          </table:table-cell>
          <table:table-cell office:value-type="string" calcext:value-type="string">
            <text:p>Koi no yokan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974.199999999995" calcext:value-type="float">
            <text:p>974,2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1960878714385" calcext:value-type="float">
            <text:p>0,0001960879</text:p>
          </table:table-cell>
          <table:table-cell office:value-type="float" office:value="0.0151975818287639" calcext:value-type="float">
            <text:p>0,015197582</text:p>
          </table:table-cell>
          <table:table-cell office:value-type="float" office:value="17" calcext:value-type="float">
            <text:p>17</text:p>
          </table:table-cell>
          <table:table-cell office:value-type="float" office:value="0.0223014243449944" calcext:value-type="float">
            <text:p>0,022301424</text:p>
          </table:table-cell>
          <table:table-cell office:value-type="float" office:value="104978" calcext:value-type="float">
            <text:p>104978</text:p>
          </table:table-cell>
          <table:table-cell office:value-type="string" calcext:value-type="string">
            <text:p>Un baiÃ³n para el ojo idiota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026.1" calcext:value-type="float">
            <text:p>1026,1</text:p>
          </table:table-cell>
          <table:table-cell office:value-type="float" office:value="351" calcext:value-type="float">
            <text:p>351</text:p>
          </table:table-cell>
          <table:table-cell office:value-type="float" office:value="0.351351351351351" calcext:value-type="float">
            <text:p>0,351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0655737704918" calcext:value-type="float">
            <text:p>0,6066</text:p>
          </table:table-cell>
          <table:table-cell office:value-type="float" office:value="0.0008003995979947" calcext:value-type="float">
            <text:p>0,0008003996</text:p>
          </table:table-cell>
          <table:table-cell office:value-type="float" office:value="0.0151947503589176" calcext:value-type="float">
            <text:p>0,015194750</text:p>
          </table:table-cell>
          <table:table-cell office:value-type="float" office:value="16" calcext:value-type="float">
            <text:p>16</text:p>
          </table:table-cell>
          <table:table-cell office:value-type="float" office:value="0.0432319456819221" calcext:value-type="float">
            <text:p>0,043231946</text:p>
          </table:table-cell>
          <table:table-cell office:value-type="float" office:value="44924" calcext:value-type="float">
            <text:p>44924</text:p>
          </table:table-cell>
          <table:table-cell office:value-type="string" calcext:value-type="string">
            <text:p>The Late String Quartets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059.9" calcext:value-type="float">
            <text:p>1059,9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825241852852" calcext:value-type="float">
            <text:p>0,0005825242</text:p>
          </table:table-cell>
          <table:table-cell office:value-type="float" office:value="0.0151624374889133" calcext:value-type="float">
            <text:p>0,015162437</text:p>
          </table:table-cell>
          <table:table-cell office:value-type="float" office:value="10" calcext:value-type="float">
            <text:p>10</text:p>
          </table:table-cell>
          <table:table-cell office:value-type="float" office:value="0.0236200457630273" calcext:value-type="float">
            <text:p>0,023620046</text:p>
          </table:table-cell>
          <table:table-cell office:value-type="float" office:value="84764" calcext:value-type="float">
            <text:p>84764</text:p>
          </table:table-cell>
          <table:table-cell office:value-type="string" calcext:value-type="string">
            <text:p>The Glowing Man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047.49999999999" calcext:value-type="float">
            <text:p>1047,5</text:p>
          </table:table-cell>
          <table:table-cell office:value-type="float" office:value="644" calcext:value-type="float">
            <text:p>644</text:p>
          </table:table-cell>
          <table:table-cell office:value-type="float" office:value="0.644644644644645" calcext:value-type="float">
            <text:p>0,644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781388478582" calcext:value-type="float">
            <text:p>0,7378</text:p>
          </table:table-cell>
          <table:table-cell office:value-type="float" office:value="0.0003216309161532" calcext:value-type="float">
            <text:p>0,0003216309</text:p>
          </table:table-cell>
          <table:table-cell office:value-type="float" office:value="0.0151594201672176" calcext:value-type="float">
            <text:p>0,015159420</text:p>
          </table:table-cell>
          <table:table-cell office:value-type="float" office:value="10" calcext:value-type="float">
            <text:p>10</text:p>
          </table:table-cell>
          <table:table-cell office:value-type="float" office:value="0.0201949023130613" calcext:value-type="float">
            <text:p>0,020194902</text:p>
          </table:table-cell>
          <table:table-cell office:value-type="float" office:value="138926" calcext:value-type="float">
            <text:p>138926</text:p>
          </table:table-cell>
          <table:table-cell office:value-type="string" calcext:value-type="string">
            <text:p>The ArchAndroid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85.499999999996" calcext:value-type="float">
            <text:p>985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5272473542346" calcext:value-type="float">
            <text:p>0,0005272474</text:p>
          </table:table-cell>
          <table:table-cell office:value-type="float" office:value="0.0151245877632316" calcext:value-type="float">
            <text:p>0,015124588</text:p>
          </table:table-cell>
          <table:table-cell office:value-type="float" office:value="8" calcext:value-type="float">
            <text:p>8</text:p>
          </table:table-cell>
          <table:table-cell office:value-type="float" office:value="0.0215404820275251" calcext:value-type="float">
            <text:p>0,021540482</text:p>
          </table:table-cell>
          <table:table-cell office:value-type="float" office:value="131438" calcext:value-type="float">
            <text:p>131438</text:p>
          </table:table-cell>
          <table:table-cell office:value-type="string" calcext:value-type="string">
            <text:p>Rubber Soul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991.799999999995" calcext:value-type="float">
            <text:p>991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0966898762489945" calcext:value-type="float">
            <text:p>0,0000966899</text:p>
          </table:table-cell>
          <table:table-cell office:value-type="float" office:value="0.015109630246531" calcext:value-type="float">
            <text:p>0,015109630</text:p>
          </table:table-cell>
          <table:table-cell office:value-type="float" office:value="17" calcext:value-type="float">
            <text:p>17</text:p>
          </table:table-cell>
          <table:table-cell office:value-type="float" office:value="0.0197053985394228" calcext:value-type="float">
            <text:p>0,019705399</text:p>
          </table:table-cell>
          <table:table-cell office:value-type="float" office:value="131625" calcext:value-type="float">
            <text:p>131625</text:p>
          </table:table-cell>
          <table:table-cell office:value-type="string" calcext:value-type="string">
            <text:p>Melissa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978.899999999996" calcext:value-type="float">
            <text:p>978,9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2113670116342" calcext:value-type="float">
            <text:p>0,0002113670</text:p>
          </table:table-cell>
          <table:table-cell office:value-type="float" office:value="0.0150512514637546" calcext:value-type="float">
            <text:p>0,015051251</text:p>
          </table:table-cell>
          <table:table-cell office:value-type="float" office:value="8" calcext:value-type="float">
            <text:p>8</text:p>
          </table:table-cell>
          <table:table-cell office:value-type="float" office:value="0.019530254326233" calcext:value-type="float">
            <text:p>0,019530254</text:p>
          </table:table-cell>
          <table:table-cell office:value-type="float" office:value="126014" calcext:value-type="float">
            <text:p>126014</text:p>
          </table:table-cell>
          <table:table-cell office:value-type="string" calcext:value-type="string">
            <text:p>Astigmatic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049.5" calcext:value-type="float">
            <text:p>1049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5348367739817" calcext:value-type="float">
            <text:p>0,0005348368</text:p>
          </table:table-cell>
          <table:table-cell office:value-type="float" office:value="0.0150443968836381" calcext:value-type="float">
            <text:p>0,015044397</text:p>
          </table:table-cell>
          <table:table-cell office:value-type="float" office:value="10" calcext:value-type="float">
            <text:p>10</text:p>
          </table:table-cell>
          <table:table-cell office:value-type="float" office:value="0.0210392300050497" calcext:value-type="float">
            <text:p>0,021039230</text:p>
          </table:table-cell>
          <table:table-cell office:value-type="float" office:value="102791" calcext:value-type="float">
            <text:p>102791</text:p>
          </table:table-cell>
          <table:table-cell office:value-type="string" calcext:value-type="string">
            <text:p>Deliquescence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977.099999999996" calcext:value-type="float">
            <text:p>977,1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787772440188" calcext:value-type="float">
            <text:p>0,0001787772</text:p>
          </table:table-cell>
          <table:table-cell office:value-type="float" office:value="0.0150393273906529" calcext:value-type="float">
            <text:p>0,015039327</text:p>
          </table:table-cell>
          <table:table-cell office:value-type="float" office:value="8" calcext:value-type="float">
            <text:p>8</text:p>
          </table:table-cell>
          <table:table-cell office:value-type="float" office:value="0.0204363266568201" calcext:value-type="float">
            <text:p>0,020436327</text:p>
          </table:table-cell>
          <table:table-cell office:value-type="float" office:value="128895" calcext:value-type="float">
            <text:p>128895</text:p>
          </table:table-cell>
          <table:table-cell office:value-type="string" calcext:value-type="string">
            <text:p>Safe as Milk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998.399999999996" calcext:value-type="float">
            <text:p>998,4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00869272746360255" calcext:value-type="float">
            <text:p>0,0000086927</text:p>
          </table:table-cell>
          <table:table-cell office:value-type="float" office:value="0.0150334818901941" calcext:value-type="float">
            <text:p>0,015033482</text:p>
          </table:table-cell>
          <table:table-cell office:value-type="float" office:value="8" calcext:value-type="float">
            <text:p>8</text:p>
          </table:table-cell>
          <table:table-cell office:value-type="float" office:value="0.0184624818050015" calcext:value-type="float">
            <text:p>0,018462482</text:p>
          </table:table-cell>
          <table:table-cell office:value-type="float" office:value="197857" calcext:value-type="float">
            <text:p>197857</text:p>
          </table:table-cell>
          <table:table-cell office:value-type="string" calcext:value-type="string">
            <text:p>Song for My Father (Cantiga para meu pai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36.8" calcext:value-type="float">
            <text:p>1036,8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1858571998852" calcext:value-type="float">
            <text:p>0,0001858572</text:p>
          </table:table-cell>
          <table:table-cell office:value-type="float" office:value="0.0150306547334681" calcext:value-type="float">
            <text:p>0,015030655</text:p>
          </table:table-cell>
          <table:table-cell office:value-type="float" office:value="10" calcext:value-type="float">
            <text:p>10</text:p>
          </table:table-cell>
          <table:table-cell office:value-type="float" office:value="0.0219677636091238" calcext:value-type="float">
            <text:p>0,021967764</text:p>
          </table:table-cell>
          <table:table-cell office:value-type="float" office:value="133674" calcext:value-type="float">
            <text:p>133674</text:p>
          </table:table-cell>
          <table:table-cell office:value-type="string" calcext:value-type="string">
            <text:p>Twin Fantasy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035.7" calcext:value-type="float">
            <text:p>1035,7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2083579905891" calcext:value-type="float">
            <text:p>0,0002083580</text:p>
          </table:table-cell>
          <table:table-cell office:value-type="float" office:value="0.0149982386979363" calcext:value-type="float">
            <text:p>0,014998239</text:p>
          </table:table-cell>
          <table:table-cell office:value-type="float" office:value="10" calcext:value-type="float">
            <text:p>10</text:p>
          </table:table-cell>
          <table:table-cell office:value-type="float" office:value="0.0218064695883402" calcext:value-type="float">
            <text:p>0,021806470</text:p>
          </table:table-cell>
          <table:table-cell office:value-type="float" office:value="139094" calcext:value-type="float">
            <text:p>139094</text:p>
          </table:table-cell>
          <table:table-cell office:value-type="string" calcext:value-type="string">
            <text:p>Teen Dream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984.899999999998" calcext:value-type="float">
            <text:p>984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2694267891328" calcext:value-type="float">
            <text:p>0,0002694268</text:p>
          </table:table-cell>
          <table:table-cell office:value-type="float" office:value="0.0149950482061224" calcext:value-type="float">
            <text:p>0,014995048</text:p>
          </table:table-cell>
          <table:table-cell office:value-type="float" office:value="8" calcext:value-type="float">
            <text:p>8</text:p>
          </table:table-cell>
          <table:table-cell office:value-type="float" office:value="0.0197317900230019" calcext:value-type="float">
            <text:p>0,019731790</text:p>
          </table:table-cell>
          <table:table-cell office:value-type="float" office:value="147318" calcext:value-type="float">
            <text:p>147318</text:p>
          </table:table-cell>
          <table:table-cell office:value-type="string" calcext:value-type="string">
            <text:p>The Nocturnes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064.9" calcext:value-type="float">
            <text:p>1064,9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3686719451582" calcext:value-type="float">
            <text:p>0,0003686719</text:p>
          </table:table-cell>
          <table:table-cell office:value-type="float" office:value="0.0149943338524844" calcext:value-type="float">
            <text:p>0,014994334</text:p>
          </table:table-cell>
          <table:table-cell office:value-type="float" office:value="10" calcext:value-type="float">
            <text:p>10</text:p>
          </table:table-cell>
          <table:table-cell office:value-type="float" office:value="0.0231042374479781" calcext:value-type="float">
            <text:p>0,023104237</text:p>
          </table:table-cell>
          <table:table-cell office:value-type="float" office:value="116777" calcext:value-type="float">
            <text:p>116777</text:p>
          </table:table-cell>
          <table:table-cell office:value-type="string" calcext:value-type="string">
            <text:p>Endless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035.2" calcext:value-type="float">
            <text:p>1035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804069266327" calcext:value-type="float">
            <text:p>0,0004804069</text:p>
          </table:table-cell>
          <table:table-cell office:value-type="float" office:value="0.0149936182273134" calcext:value-type="float">
            <text:p>0,014993618</text:p>
          </table:table-cell>
          <table:table-cell office:value-type="float" office:value="10" calcext:value-type="float">
            <text:p>10</text:p>
          </table:table-cell>
          <table:table-cell office:value-type="float" office:value="0.0185641906739963" calcext:value-type="float">
            <text:p>0,018564191</text:p>
          </table:table-cell>
          <table:table-cell office:value-type="float" office:value="184809" calcext:value-type="float">
            <text:p>184809</text:p>
          </table:table-cell>
          <table:table-cell office:value-type="string" calcext:value-type="string">
            <text:p>The Long Goodbye: LCD Soundsystem Live at Madison Square Garden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026.49999999999" calcext:value-type="float">
            <text:p>1026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2220323195607" calcext:value-type="float">
            <text:p>0,0002220323</text:p>
          </table:table-cell>
          <table:table-cell office:value-type="float" office:value="0.0149504153969415" calcext:value-type="float">
            <text:p>0,014950415</text:p>
          </table:table-cell>
          <table:table-cell office:value-type="float" office:value="10" calcext:value-type="float">
            <text:p>10</text:p>
          </table:table-cell>
          <table:table-cell office:value-type="float" office:value="0.0179116954063819" calcext:value-type="float">
            <text:p>0,017911695</text:p>
          </table:table-cell>
          <table:table-cell office:value-type="float" office:value="182907" calcext:value-type="float">
            <text:p>182907</text:p>
          </table:table-cell>
          <table:table-cell office:value-type="string" calcext:value-type="string">
            <text:p>Persona5 The Royal Straight Flush Edition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051.1" calcext:value-type="float">
            <text:p>1051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8084722847581" calcext:value-type="float">
            <text:p>0,0008084723</text:p>
          </table:table-cell>
          <table:table-cell office:value-type="float" office:value="0.0148819617695034" calcext:value-type="float">
            <text:p>0,014881962</text:p>
          </table:table-cell>
          <table:table-cell office:value-type="float" office:value="8" calcext:value-type="float">
            <text:p>8</text:p>
          </table:table-cell>
          <table:table-cell office:value-type="float" office:value="0.019193640170656" calcext:value-type="float">
            <text:p>0,019193640</text:p>
          </table:table-cell>
          <table:table-cell office:value-type="float" office:value="159481" calcext:value-type="float">
            <text:p>159481</text:p>
          </table:table-cell>
          <table:table-cell office:value-type="string" calcext:value-type="string">
            <text:p>My Favorite Thing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39.4" calcext:value-type="float">
            <text:p>1039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11095597935945" calcext:value-type="float">
            <text:p>0,0011095598</text:p>
          </table:table-cell>
          <table:table-cell office:value-type="float" office:value="0.0148395872946602" calcext:value-type="float">
            <text:p>0,014839587</text:p>
          </table:table-cell>
          <table:table-cell office:value-type="float" office:value="8" calcext:value-type="float">
            <text:p>8</text:p>
          </table:table-cell>
          <table:table-cell office:value-type="float" office:value="0.0192101507181468" calcext:value-type="float">
            <text:p>0,019210151</text:p>
          </table:table-cell>
          <table:table-cell office:value-type="float" office:value="149763" calcext:value-type="float">
            <text:p>149763</text:p>
          </table:table-cell>
          <table:table-cell office:value-type="string" calcext:value-type="string">
            <text:p>Giant Step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24.099999999997" calcext:value-type="float">
            <text:p>924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2958870694341" calcext:value-type="float">
            <text:p>0,0002958871</text:p>
          </table:table-cell>
          <table:table-cell office:value-type="float" office:value="0.0148353232351948" calcext:value-type="float">
            <text:p>0,014835323</text:p>
          </table:table-cell>
          <table:table-cell office:value-type="float" office:value="8" calcext:value-type="float">
            <text:p>8</text:p>
          </table:table-cell>
          <table:table-cell office:value-type="float" office:value="0.0196229091075366" calcext:value-type="float">
            <text:p>0,019622909</text:p>
          </table:table-cell>
          <table:table-cell office:value-type="float" office:value="128948" calcext:value-type="float">
            <text:p>128948</text:p>
          </table:table-cell>
          <table:table-cell office:value-type="string" calcext:value-type="string">
            <text:p>Karma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035.79999999999" calcext:value-type="float">
            <text:p>1035,8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4647345440041" calcext:value-type="float">
            <text:p>0,0004647345</text:p>
          </table:table-cell>
          <table:table-cell office:value-type="float" office:value="0.0148331071857366" calcext:value-type="float">
            <text:p>0,014833107</text:p>
          </table:table-cell>
          <table:table-cell office:value-type="float" office:value="8" calcext:value-type="float">
            <text:p>8</text:p>
          </table:table-cell>
          <table:table-cell office:value-type="float" office:value="0.0185249478202065" calcext:value-type="float">
            <text:p>0,018524948</text:p>
          </table:table-cell>
          <table:table-cell office:value-type="float" office:value="160703" calcext:value-type="float">
            <text:p>160703</text:p>
          </table:table-cell>
          <table:table-cell office:value-type="string" calcext:value-type="string">
            <text:p>Coltrane "Live" at the Village Vanguard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980.299999999998" calcext:value-type="float">
            <text:p>980,3</text:p>
          </table:table-cell>
          <table:table-cell office:value-type="float" office:value="373" calcext:value-type="float">
            <text:p>373</text:p>
          </table:table-cell>
          <table:table-cell office:value-type="float" office:value="0.373373373373373" calcext:value-type="float">
            <text:p>0,373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14769230769231" calcext:value-type="float">
            <text:p>0,6148</text:p>
          </table:table-cell>
          <table:table-cell office:value-type="float" office:value="0.0001297222406106" calcext:value-type="float">
            <text:p>0,0001297222</text:p>
          </table:table-cell>
          <table:table-cell office:value-type="float" office:value="0.0148268335569166" calcext:value-type="float">
            <text:p>0,014826834</text:p>
          </table:table-cell>
          <table:table-cell office:value-type="float" office:value="16" calcext:value-type="float">
            <text:p>16</text:p>
          </table:table-cell>
          <table:table-cell office:value-type="float" office:value="0.0380758686464169" calcext:value-type="float">
            <text:p>0,038075869</text:p>
          </table:table-cell>
          <table:table-cell office:value-type="float" office:value="47341" calcext:value-type="float">
            <text:p>47341</text:p>
          </table:table-cell>
          <table:table-cell office:value-type="string" calcext:value-type="string">
            <text:p>Close to a World Below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25.8" calcext:value-type="float">
            <text:p>1025,8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2935447137183" calcext:value-type="float">
            <text:p>0,0012935447</text:p>
          </table:table-cell>
          <table:table-cell office:value-type="float" office:value="0.0148152491261897" calcext:value-type="float">
            <text:p>0,014815249</text:p>
          </table:table-cell>
          <table:table-cell office:value-type="float" office:value="17" calcext:value-type="float">
            <text:p>17</text:p>
          </table:table-cell>
          <table:table-cell office:value-type="float" office:value="0.0193081102182423" calcext:value-type="float">
            <text:p>0,019308110</text:p>
          </table:table-cell>
          <table:table-cell office:value-type="float" office:value="143938" calcext:value-type="float">
            <text:p>143938</text:p>
          </table:table-cell>
          <table:table-cell office:value-type="string" calcext:value-type="string">
            <text:p>Ride the Lightning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005.4" calcext:value-type="float">
            <text:p>1005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3487789726934" calcext:value-type="float">
            <text:p>0,0003487790</text:p>
          </table:table-cell>
          <table:table-cell office:value-type="float" office:value="0.0148049133253795" calcext:value-type="float">
            <text:p>0,014804913</text:p>
          </table:table-cell>
          <table:table-cell office:value-type="float" office:value="10" calcext:value-type="float">
            <text:p>10</text:p>
          </table:table-cell>
          <table:table-cell office:value-type="float" office:value="0.0217883530933801" calcext:value-type="float">
            <text:p>0,021788353</text:p>
          </table:table-cell>
          <table:table-cell office:value-type="float" office:value="128058" calcext:value-type="float">
            <text:p>128058</text:p>
          </table:table-cell>
          <table:table-cell office:value-type="string" calcext:value-type="string">
            <text:p>Live at the Paramount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027.5" calcext:value-type="float">
            <text:p>1027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3880634141155" calcext:value-type="float">
            <text:p>0,0003880634</text:p>
          </table:table-cell>
          <table:table-cell office:value-type="float" office:value="0.014786976931492" calcext:value-type="float">
            <text:p>0,014786977</text:p>
          </table:table-cell>
          <table:table-cell office:value-type="float" office:value="10" calcext:value-type="float">
            <text:p>10</text:p>
          </table:table-cell>
          <table:table-cell office:value-type="float" office:value="0.0176578877779766" calcext:value-type="float">
            <text:p>0,017657888</text:p>
          </table:table-cell>
          <table:table-cell office:value-type="float" office:value="177443" calcext:value-type="float">
            <text:p>177443</text:p>
          </table:table-cell>
          <table:table-cell office:value-type="string" calcext:value-type="string">
            <text:p>Persona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,0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2176525222617" calcext:value-type="float">
            <text:p>0,0002176525</text:p>
          </table:table-cell>
          <table:table-cell office:value-type="float" office:value="0.014753226967669" calcext:value-type="float">
            <text:p>0,014753227</text:p>
          </table:table-cell>
          <table:table-cell office:value-type="float" office:value="8" calcext:value-type="float">
            <text:p>8</text:p>
          </table:table-cell>
          <table:table-cell office:value-type="float" office:value="0.0209301081686869" calcext:value-type="float">
            <text:p>0,020930108</text:p>
          </table:table-cell>
          <table:table-cell office:value-type="float" office:value="119387" calcext:value-type="float">
            <text:p>119387</text:p>
          </table:table-cell>
          <table:table-cell office:value-type="string" calcext:value-type="string">
            <text:p>A Love Supreme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007.8" calcext:value-type="float">
            <text:p>1007,8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116344801715" calcext:value-type="float">
            <text:p>0,0002116345</text:p>
          </table:table-cell>
          <table:table-cell office:value-type="float" office:value="0.0147444150815765" calcext:value-type="float">
            <text:p>0,014744415</text:p>
          </table:table-cell>
          <table:table-cell office:value-type="float" office:value="10" calcext:value-type="float">
            <text:p>10</text:p>
          </table:table-cell>
          <table:table-cell office:value-type="float" office:value="0.0207967403276463" calcext:value-type="float">
            <text:p>0,020796740</text:p>
          </table:table-cell>
          <table:table-cell office:value-type="float" office:value="128275" calcext:value-type="float">
            <text:p>128275</text:p>
          </table:table-cell>
          <table:table-cell office:value-type="string" calcext:value-type="string">
            <text:p>For Sale: Live at Maxwell's 198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0.399999999997" calcext:value-type="float">
            <text:p>970,4</text:p>
          </table:table-cell>
          <table:table-cell office:value-type="float" office:value="472" calcext:value-type="float">
            <text:p>472</text:p>
          </table:table-cell>
          <table:table-cell office:value-type="float" office:value="0.472472472472473" calcext:value-type="float">
            <text:p>0,472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54652686762779" calcext:value-type="float">
            <text:p>0,6547</text:p>
          </table:table-cell>
          <table:table-cell office:value-type="float" office:value="0.0002166495152467" calcext:value-type="float">
            <text:p>0,0002166495</text:p>
          </table:table-cell>
          <table:table-cell office:value-type="float" office:value="0.0147426173090951" calcext:value-type="float">
            <text:p>0,014742617</text:p>
          </table:table-cell>
          <table:table-cell office:value-type="float" office:value="16" calcext:value-type="float">
            <text:p>16</text:p>
          </table:table-cell>
          <table:table-cell office:value-type="float" office:value="0.0278229844114297" calcext:value-type="float">
            <text:p>0,027822984</text:p>
          </table:table-cell>
          <table:table-cell office:value-type="float" office:value="71923" calcext:value-type="float">
            <text:p>71923</text:p>
          </table:table-cell>
          <table:table-cell office:value-type="string" calcext:value-type="string">
            <text:p>Dopethro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27.9" calcext:value-type="float">
            <text:p>1027,9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2797125783" calcext:value-type="float">
            <text:p>0,0006327971</text:p>
          </table:table-cell>
          <table:table-cell office:value-type="float" office:value="0.0146598224112269" calcext:value-type="float">
            <text:p>0,014659822</text:p>
          </table:table-cell>
          <table:table-cell office:value-type="float" office:value="17" calcext:value-type="float">
            <text:p>17</text:p>
          </table:table-cell>
          <table:table-cell office:value-type="float" office:value="0.0213741214876939" calcext:value-type="float">
            <text:p>0,021374121</text:p>
          </table:table-cell>
          <table:table-cell office:value-type="float" office:value="121922" calcext:value-type="float">
            <text:p>121922</text:p>
          </table:table-cell>
          <table:table-cell office:value-type="string" calcext:value-type="string">
            <text:p>Disintegration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002.9" calcext:value-type="float">
            <text:p>1002,9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7" calcext:value-type="float">
            <text:p>67,7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567351586723" calcext:value-type="float">
            <text:p>0,0008567352</text:p>
          </table:table-cell>
          <table:table-cell office:value-type="float" office:value="0.0146465067249102" calcext:value-type="float">
            <text:p>0,014646507</text:p>
          </table:table-cell>
          <table:table-cell office:value-type="float" office:value="8" calcext:value-type="float">
            <text:p>8</text:p>
          </table:table-cell>
          <table:table-cell office:value-type="float" office:value="0.0182827538216647" calcext:value-type="float">
            <text:p>0,018282754</text:p>
          </table:table-cell>
          <table:table-cell office:value-type="float" office:value="178997" calcext:value-type="float">
            <text:p>178997</text:p>
          </table:table-cell>
          <table:table-cell office:value-type="string" calcext:value-type="string">
            <text:p>Juju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032.9" calcext:value-type="float">
            <text:p>1032,9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4747566537813" calcext:value-type="float">
            <text:p>0,0004747567</text:p>
          </table:table-cell>
          <table:table-cell office:value-type="float" office:value="0.0146347014977652" calcext:value-type="float">
            <text:p>0,014634701</text:p>
          </table:table-cell>
          <table:table-cell office:value-type="float" office:value="10" calcext:value-type="float">
            <text:p>10</text:p>
          </table:table-cell>
          <table:table-cell office:value-type="float" office:value="0.0238222365724286" calcext:value-type="float">
            <text:p>0,023822237</text:p>
          </table:table-cell>
          <table:table-cell office:value-type="float" office:value="81236" calcext:value-type="float">
            <text:p>81236</text:p>
          </table:table-cell>
          <table:table-cell office:value-type="string" calcext:value-type="string">
            <text:p>The Seer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025.7" calcext:value-type="float">
            <text:p>1025,7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867927379617" calcext:value-type="float">
            <text:p>0,0004867927</text:p>
          </table:table-cell>
          <table:table-cell office:value-type="float" office:value="0.0146112771391706" calcext:value-type="float">
            <text:p>0,014611277</text:p>
          </table:table-cell>
          <table:table-cell office:value-type="float" office:value="10" calcext:value-type="float">
            <text:p>10</text:p>
          </table:table-cell>
          <table:table-cell office:value-type="float" office:value="0.0185699496691868" calcext:value-type="float">
            <text:p>0,018569950</text:p>
          </table:table-cell>
          <table:table-cell office:value-type="float" office:value="160575" calcext:value-type="float">
            <text:p>160575</text:p>
          </table:table-cell>
          <table:table-cell office:value-type="string" calcext:value-type="string">
            <text:p>The Smile Sessions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056.2" calcext:value-type="float">
            <text:p>1056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6666653293239" calcext:value-type="float">
            <text:p>0,0006666653</text:p>
          </table:table-cell>
          <table:table-cell office:value-type="float" office:value="0.0146046872679144" calcext:value-type="float">
            <text:p>0,014604687</text:p>
          </table:table-cell>
          <table:table-cell office:value-type="float" office:value="10" calcext:value-type="float">
            <text:p>10</text:p>
          </table:table-cell>
          <table:table-cell office:value-type="float" office:value="0.0213316055466938" calcext:value-type="float">
            <text:p>0,021331606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Minecraft: Volume Beta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062.19999999999" calcext:value-type="float">
            <text:p>1062,2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14236012900007" calcext:value-type="float">
            <text:p>0,0014236013</text:p>
          </table:table-cell>
          <table:table-cell office:value-type="float" office:value="0.0145917405046857" calcext:value-type="float">
            <text:p>0,014591741</text:p>
          </table:table-cell>
          <table:table-cell office:value-type="float" office:value="17" calcext:value-type="float">
            <text:p>17</text:p>
          </table:table-cell>
          <table:table-cell office:value-type="float" office:value="0.0201293542626806" calcext:value-type="float">
            <text:p>0,020129354</text:p>
          </table:table-cell>
          <table:table-cell office:value-type="float" office:value="130109" calcext:value-type="float">
            <text:p>130109</text:p>
          </table:table-cell>
          <table:table-cell office:value-type="string" calcext:value-type="string">
            <text:p>Symphonie No.9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988.499999999996" calcext:value-type="float">
            <text:p>988,5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1589766118824" calcext:value-type="float">
            <text:p>0,0001589766</text:p>
          </table:table-cell>
          <table:table-cell office:value-type="float" office:value="0.0145900404595848" calcext:value-type="float">
            <text:p>0,014590040</text:p>
          </table:table-cell>
          <table:table-cell office:value-type="float" office:value="17" calcext:value-type="float">
            <text:p>17</text:p>
          </table:table-cell>
          <table:table-cell office:value-type="float" office:value="0.0178569873156904" calcext:value-type="float">
            <text:p>0,017856987</text:p>
          </table:table-cell>
          <table:table-cell office:value-type="float" office:value="170540" calcext:value-type="float">
            <text:p>170540</text:p>
          </table:table-cell>
          <table:table-cell office:value-type="string" calcext:value-type="string">
            <text:p>4 Balladen; Barcarolle; Fantasie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989.699999999998" calcext:value-type="float">
            <text:p>989,7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1594781153899" calcext:value-type="float">
            <text:p>0,0001594781</text:p>
          </table:table-cell>
          <table:table-cell office:value-type="float" office:value="0.0145786866107556" calcext:value-type="float">
            <text:p>0,014578687</text:p>
          </table:table-cell>
          <table:table-cell office:value-type="float" office:value="17" calcext:value-type="float">
            <text:p>17</text:p>
          </table:table-cell>
          <table:table-cell office:value-type="float" office:value="0.0224713499749589" calcext:value-type="float">
            <text:p>0,022471350</text:p>
          </table:table-cell>
          <table:table-cell office:value-type="float" office:value="112892" calcext:value-type="float">
            <text:p>112892</text:p>
          </table:table-cell>
          <table:table-cell office:value-type="string" calcext:value-type="string">
            <text:p>Paul's Boutique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793.299999999998" calcext:value-type="float">
            <text:p>793,3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2884146671721" calcext:value-type="float">
            <text:p>0,0002884147</text:p>
          </table:table-cell>
          <table:table-cell office:value-type="float" office:value="0.0145524148629148" calcext:value-type="float">
            <text:p>0,014552415</text:p>
          </table:table-cell>
          <table:table-cell office:value-type="float" office:value="12" calcext:value-type="float">
            <text:p>12</text:p>
          </table:table-cell>
          <table:table-cell office:value-type="float" office:value="0.0222679792946325" calcext:value-type="float">
            <text:p>0,022267979</text:p>
          </table:table-cell>
          <table:table-cell office:value-type="float" office:value="79055" calcext:value-type="float">
            <text:p>79055</text:p>
          </table:table-cell>
          <table:table-cell office:value-type="string" calcext:value-type="string">
            <text:p>Songs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974.799999999996" calcext:value-type="float">
            <text:p>974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197782707246" calcext:value-type="float">
            <text:p>0,0001977827</text:p>
          </table:table-cell>
          <table:table-cell office:value-type="float" office:value="0.0145518469594552" calcext:value-type="float">
            <text:p>0,014551847</text:p>
          </table:table-cell>
          <table:table-cell office:value-type="float" office:value="8" calcext:value-type="float">
            <text:p>8</text:p>
          </table:table-cell>
          <table:table-cell office:value-type="float" office:value="0.0209786844295633" calcext:value-type="float">
            <text:p>0,020978684</text:p>
          </table:table-cell>
          <table:table-cell office:value-type="float" office:value="133356" calcext:value-type="float">
            <text:p>133356</text:p>
          </table:table-cell>
          <table:table-cell office:value-type="string" calcext:value-type="string">
            <text:p>Forever Changes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56.099999999998" calcext:value-type="float">
            <text:p>956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145432005151" calcext:value-type="float">
            <text:p>0,0002145432</text:p>
          </table:table-cell>
          <table:table-cell office:value-type="float" office:value="0.0145513683562177" calcext:value-type="float">
            <text:p>0,014551368</text:p>
          </table:table-cell>
          <table:table-cell office:value-type="float" office:value="8" calcext:value-type="float">
            <text:p>8</text:p>
          </table:table-cell>
          <table:table-cell office:value-type="float" office:value="0.0199057483546942" calcext:value-type="float">
            <text:p>0,019905748</text:p>
          </table:table-cell>
          <table:table-cell office:value-type="float" office:value="149037" calcext:value-type="float">
            <text:p>149037</text:p>
          </table:table-cell>
          <table:table-cell office:value-type="string" calcext:value-type="string">
            <text:p>Sechs Suiten fÃ¼r Violoncello Solo BWV 1007-1012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012.1" calcext:value-type="float">
            <text:p>1012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3075888179428" calcext:value-type="float">
            <text:p>0,0003075888</text:p>
          </table:table-cell>
          <table:table-cell office:value-type="float" office:value="0.0145250795129239" calcext:value-type="float">
            <text:p>0,014525080</text:p>
          </table:table-cell>
          <table:table-cell office:value-type="float" office:value="10" calcext:value-type="float">
            <text:p>10</text:p>
          </table:table-cell>
          <table:table-cell office:value-type="float" office:value="0.0217246186967459" calcext:value-type="float">
            <text:p>0,021724619</text:p>
          </table:table-cell>
          <table:table-cell office:value-type="float" office:value="128071" calcext:value-type="float">
            <text:p>128071</text:p>
          </table:table-cell>
          <table:table-cell office:value-type="string" calcext:value-type="string">
            <text:p>Plastic Beach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989.199999999997" calcext:value-type="float">
            <text:p>989,2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334998324978" calcext:value-type="float">
            <text:p>0,0003334998</text:p>
          </table:table-cell>
          <table:table-cell office:value-type="float" office:value="0.0144712178206353" calcext:value-type="float">
            <text:p>0,014471218</text:p>
          </table:table-cell>
          <table:table-cell office:value-type="float" office:value="17" calcext:value-type="float">
            <text:p>17</text:p>
          </table:table-cell>
          <table:table-cell office:value-type="float" office:value="0.0235673580183538" calcext:value-type="float">
            <text:p>0,023567358</text:p>
          </table:table-cell>
          <table:table-cell office:value-type="float" office:value="97142" calcext:value-type="float">
            <text:p>97142</text:p>
          </table:table-cell>
          <table:table-cell office:value-type="string" calcext:value-type="string">
            <text:p>It Takes a Nation of Millions to Hold Us Back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958.299999999999" calcext:value-type="float">
            <text:p>958,3</text:p>
          </table:table-cell>
          <table:table-cell office:value-type="float" office:value="325" calcext:value-type="float">
            <text:p>325</text:p>
          </table:table-cell>
          <table:table-cell office:value-type="float" office:value="0.325325325325325" calcext:value-type="float">
            <text:p>0,3253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597130902570233" calcext:value-type="float">
            <text:p>0,5971</text:p>
          </table:table-cell>
          <table:table-cell office:value-type="float" office:value="0.0000414576232879506" calcext:value-type="float">
            <text:p>0,0000414576</text:p>
          </table:table-cell>
          <table:table-cell office:value-type="float" office:value="0.0144133141357757" calcext:value-type="float">
            <text:p>0,014413314</text:p>
          </table:table-cell>
          <table:table-cell office:value-type="float" office:value="16" calcext:value-type="float">
            <text:p>16</text:p>
          </table:table-cell>
          <table:table-cell office:value-type="float" office:value="0.0467218652587381" calcext:value-type="float">
            <text:p>0,046721865</text:p>
          </table:table-cell>
          <table:table-cell office:value-type="float" office:value="35519" calcext:value-type="float">
            <text:p>35519</text:p>
          </table:table-cell>
          <table:table-cell office:value-type="string" calcext:value-type="string">
            <text:p>A Promise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983.499999999995" calcext:value-type="float">
            <text:p>983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863816602404" calcext:value-type="float">
            <text:p>0,0002863817</text:p>
          </table:table-cell>
          <table:table-cell office:value-type="float" office:value="0.0143978595681054" calcext:value-type="float">
            <text:p>0,014397860</text:p>
          </table:table-cell>
          <table:table-cell office:value-type="float" office:value="8" calcext:value-type="float">
            <text:p>8</text:p>
          </table:table-cell>
          <table:table-cell office:value-type="float" office:value="0.0204633032767783" calcext:value-type="float">
            <text:p>0,020463303</text:p>
          </table:table-cell>
          <table:table-cell office:value-type="float" office:value="122356" calcext:value-type="float">
            <text:p>122356</text:p>
          </table:table-cell>
          <table:table-cell office:value-type="string" calcext:value-type="string">
            <text:p>Meditations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980.899999999997" calcext:value-type="float">
            <text:p>980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245066041325" calcext:value-type="float">
            <text:p>0,0001245066</text:p>
          </table:table-cell>
          <table:table-cell office:value-type="float" office:value="0.0143701542246578" calcext:value-type="float">
            <text:p>0,014370154</text:p>
          </table:table-cell>
          <table:table-cell office:value-type="float" office:value="17" calcext:value-type="float">
            <text:p>17</text:p>
          </table:table-cell>
          <table:table-cell office:value-type="float" office:value="0.0216127288367674" calcext:value-type="float">
            <text:p>0,021612729</text:p>
          </table:table-cell>
          <table:table-cell office:value-type="float" office:value="106588" calcext:value-type="float">
            <text:p>106588</text:p>
          </table:table-cell>
          <table:table-cell office:value-type="string" calcext:value-type="string">
            <text:p>Script of the Bridge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31.49999999999" calcext:value-type="float">
            <text:p>1031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4204939742681" calcext:value-type="float">
            <text:p>0,0004204940</text:p>
          </table:table-cell>
          <table:table-cell office:value-type="float" office:value="0.0143682893392575" calcext:value-type="float">
            <text:p>0,014368289</text:p>
          </table:table-cell>
          <table:table-cell office:value-type="float" office:value="10" calcext:value-type="float">
            <text:p>10</text:p>
          </table:table-cell>
          <table:table-cell office:value-type="float" office:value="0.0186150462335072" calcext:value-type="float">
            <text:p>0,018615046</text:p>
          </table:table-cell>
          <table:table-cell office:value-type="float" office:value="170077" calcext:value-type="float">
            <text:p>170077</text:p>
          </table:table-cell>
          <table:table-cell office:value-type="string" calcext:value-type="string">
            <text:p>KIDS SEE GHOSTS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943.099999999999" calcext:value-type="float">
            <text:p>943,1</text:p>
          </table:table-cell>
          <table:table-cell office:value-type="float" office:value="358" calcext:value-type="float">
            <text:p>358</text:p>
          </table:table-cell>
          <table:table-cell office:value-type="float" office:value="0.358358358358358" calcext:value-type="float">
            <text:p>0,35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09146341463415" calcext:value-type="float">
            <text:p>0,6091</text:p>
          </table:table-cell>
          <table:table-cell office:value-type="float" office:value="0.00000100300701503106" calcext:value-type="float">
            <text:p>0,0000010030</text:p>
          </table:table-cell>
          <table:table-cell office:value-type="float" office:value="0.0143440917301914" calcext:value-type="float">
            <text:p>0,014344092</text:p>
          </table:table-cell>
          <table:table-cell office:value-type="float" office:value="16" calcext:value-type="float">
            <text:p>16</text:p>
          </table:table-cell>
          <table:table-cell office:value-type="float" office:value="0.0422175177857415" calcext:value-type="float">
            <text:p>0,042217518</text:p>
          </table:table-cell>
          <table:table-cell office:value-type="float" office:value="47883" calcext:value-type="float">
            <text:p>47883</text:p>
          </table:table-cell>
          <table:table-cell office:value-type="string" calcext:value-type="string">
            <text:p>Songs About Leaving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11.8" calcext:value-type="float">
            <text:p>1011,8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3874950434736" calcext:value-type="float">
            <text:p>0,0003874950</text:p>
          </table:table-cell>
          <table:table-cell office:value-type="float" office:value="0.0143375509221498" calcext:value-type="float">
            <text:p>0,014337551</text:p>
          </table:table-cell>
          <table:table-cell office:value-type="float" office:value="10" calcext:value-type="float">
            <text:p>10</text:p>
          </table:table-cell>
          <table:table-cell office:value-type="float" office:value="0.0213454719991157" calcext:value-type="float">
            <text:p>0,021345472</text:p>
          </table:table-cell>
          <table:table-cell office:value-type="float" office:value="118165" calcext:value-type="float">
            <text:p>118165</text:p>
          </table:table-cell>
          <table:table-cell office:value-type="string" calcext:value-type="string">
            <text:p>Blonde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82.199999999996" calcext:value-type="float">
            <text:p>982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529585697922" calcext:value-type="float">
            <text:p>0,0001529586</text:p>
          </table:table-cell>
          <table:table-cell office:value-type="float" office:value="0.0143364783168935" calcext:value-type="float">
            <text:p>0,014336478</text:p>
          </table:table-cell>
          <table:table-cell office:value-type="float" office:value="17" calcext:value-type="float">
            <text:p>17</text:p>
          </table:table-cell>
          <table:table-cell office:value-type="float" office:value="0.0181053605467969" calcext:value-type="float">
            <text:p>0,018105361</text:p>
          </table:table-cell>
          <table:table-cell office:value-type="float" office:value="170670" calcext:value-type="float">
            <text:p>170670</text:p>
          </table:table-cell>
          <table:table-cell office:value-type="string" calcext:value-type="string">
            <text:p>Clics modern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3510524552608" calcext:value-type="float">
            <text:p>0,0003510525</text:p>
          </table:table-cell>
          <table:table-cell office:value-type="float" office:value="0.0142891865333476" calcext:value-type="float">
            <text:p>0,014289187</text:p>
          </table:table-cell>
          <table:table-cell office:value-type="float" office:value="10" calcext:value-type="float">
            <text:p>10</text:p>
          </table:table-cell>
          <table:table-cell office:value-type="float" office:value="0.0240477378718032" calcext:value-type="float">
            <text:p>0,024047738</text:p>
          </table:table-cell>
          <table:table-cell office:value-type="float" office:value="87489" calcext:value-type="float">
            <text:p>87489</text:p>
          </table:table-cell>
          <table:table-cell office:value-type="string" calcext:value-type="string">
            <text:p>To Pimp a Butterfly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818.299999999998" calcext:value-type="float">
            <text:p>818,3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34988228041" calcext:value-type="float">
            <text:p>0,0003498823</text:p>
          </table:table-cell>
          <table:table-cell office:value-type="float" office:value="0.0142855028450831" calcext:value-type="float">
            <text:p>0,014285503</text:p>
          </table:table-cell>
          <table:table-cell office:value-type="float" office:value="12" calcext:value-type="float">
            <text:p>12</text:p>
          </table:table-cell>
          <table:table-cell office:value-type="float" office:value="0.0225907105822588" calcext:value-type="float">
            <text:p>0,022590711</text:p>
          </table:table-cell>
          <table:table-cell office:value-type="float" office:value="77963" calcext:value-type="float">
            <text:p>77963</text:p>
          </table:table-cell>
          <table:table-cell office:value-type="string" calcext:value-type="string">
            <text:p>Javelin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991.399999999997" calcext:value-type="float">
            <text:p>991,4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1520224299115" calcext:value-type="float">
            <text:p>0,0001520224</text:p>
          </table:table-cell>
          <table:table-cell office:value-type="float" office:value="0.0142696872446818" calcext:value-type="float">
            <text:p>0,014269687</text:p>
          </table:table-cell>
          <table:table-cell office:value-type="float" office:value="8" calcext:value-type="float">
            <text:p>8</text:p>
          </table:table-cell>
          <table:table-cell office:value-type="float" office:value="0.0183264530652253" calcext:value-type="float">
            <text:p>0,018326453</text:p>
          </table:table-cell>
          <table:table-cell office:value-type="float" office:value="161020" calcext:value-type="float">
            <text:p>161020</text:p>
          </table:table-cell>
          <table:table-cell office:value-type="string" calcext:value-type="string">
            <text:p>Mosaic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959.599999999997" calcext:value-type="float">
            <text:p>959,6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0765608628" calcext:value-type="float">
            <text:p>0,0001076561</text:p>
          </table:table-cell>
          <table:table-cell office:value-type="float" office:value="0.0142690295936285" calcext:value-type="float">
            <text:p>0,014269030</text:p>
          </table:table-cell>
          <table:table-cell office:value-type="float" office:value="16" calcext:value-type="float">
            <text:p>16</text:p>
          </table:table-cell>
          <table:table-cell office:value-type="float" office:value="0.0336122396624581" calcext:value-type="float">
            <text:p>0,033612240</text:p>
          </table:table-cell>
          <table:table-cell office:value-type="float" office:value="55385" calcext:value-type="float">
            <text:p>55385</text:p>
          </table:table-cell>
          <table:table-cell office:value-type="string" calcext:value-type="string">
            <text:p>The Lord of the Rings: The Fellowship of the Ring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954.899999999998" calcext:value-type="float">
            <text:p>954,9</text:p>
          </table:table-cell>
          <table:table-cell office:value-type="float" office:value="372" calcext:value-type="float">
            <text:p>372</text:p>
          </table:table-cell>
          <table:table-cell office:value-type="float" office:value="0.372372372372372" calcext:value-type="float">
            <text:p>0,3724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14391143911439" calcext:value-type="float">
            <text:p>0,6144</text:p>
          </table:table-cell>
          <table:table-cell office:value-type="float" office:value="0.0001628214721067" calcext:value-type="float">
            <text:p>0,0001628215</text:p>
          </table:table-cell>
          <table:table-cell office:value-type="float" office:value="0.0142111990636517" calcext:value-type="float">
            <text:p>0,014211199</text:p>
          </table:table-cell>
          <table:table-cell office:value-type="float" office:value="16" calcext:value-type="float">
            <text:p>16</text:p>
          </table:table-cell>
          <table:table-cell office:value-type="float" office:value="0.0377719589418036" calcext:value-type="float">
            <text:p>0,037771959</text:p>
          </table:table-cell>
          <table:table-cell office:value-type="float" office:value="43873" calcext:value-type="float">
            <text:p>43873</text:p>
          </table:table-cell>
          <table:table-cell office:value-type="string" calcext:value-type="string">
            <text:p>The Fire This Time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019.1" calcext:value-type="float">
            <text:p>101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775543301038" calcext:value-type="float">
            <text:p>0,0002775543</text:p>
          </table:table-cell>
          <table:table-cell office:value-type="float" office:value="0.0142083210831441" calcext:value-type="float">
            <text:p>0,014208321</text:p>
          </table:table-cell>
          <table:table-cell office:value-type="float" office:value="10" calcext:value-type="float">
            <text:p>10</text:p>
          </table:table-cell>
          <table:table-cell office:value-type="float" office:value="0.0240817143065258" calcext:value-type="float">
            <text:p>0,024081714</text:p>
          </table:table-cell>
          <table:table-cell office:value-type="float" office:value="97285" calcext:value-type="float">
            <text:p>97285</text:p>
          </table:table-cell>
          <table:table-cell office:value-type="string" calcext:value-type="string">
            <text:p>Outer Wilds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798.499999999996" calcext:value-type="float">
            <text:p>798,5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4080232537146" calcext:value-type="float">
            <text:p>0,0004080233</text:p>
          </table:table-cell>
          <table:table-cell office:value-type="float" office:value="0.014192836863439" calcext:value-type="float">
            <text:p>0,014192837</text:p>
          </table:table-cell>
          <table:table-cell office:value-type="float" office:value="12" calcext:value-type="float">
            <text:p>12</text:p>
          </table:table-cell>
          <table:table-cell office:value-type="float" office:value="0.0187024233296301" calcext:value-type="float">
            <text:p>0,018702423</text:p>
          </table:table-cell>
          <table:table-cell office:value-type="float" office:value="105328" calcext:value-type="float">
            <text:p>105328</text:p>
          </table:table-cell>
          <table:table-cell office:value-type="string" calcext:value-type="string">
            <text:p>De todas las flores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974.899999999997" calcext:value-type="float">
            <text:p>974,9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1944161930801" calcext:value-type="float">
            <text:p>0,0001944162</text:p>
          </table:table-cell>
          <table:table-cell office:value-type="float" office:value="0.0141633726403252" calcext:value-type="float">
            <text:p>0,014163373</text:p>
          </table:table-cell>
          <table:table-cell office:value-type="float" office:value="17" calcext:value-type="float">
            <text:p>17</text:p>
          </table:table-cell>
          <table:table-cell office:value-type="float" office:value="0.0199420036782549" calcext:value-type="float">
            <text:p>0,019942004</text:p>
          </table:table-cell>
          <table:table-cell office:value-type="float" office:value="157787" calcext:value-type="float">
            <text:p>157787</text:p>
          </table:table-cell>
          <table:table-cell office:value-type="string" calcext:value-type="string">
            <text:p>Thriller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987.399999999997" calcext:value-type="float">
            <text:p>987,4</text:p>
          </table:table-cell>
          <table:table-cell office:value-type="float" office:value="616" calcext:value-type="float">
            <text:p>616</text:p>
          </table:table-cell>
          <table:table-cell office:value-type="float" office:value="0.616616616616617" calcext:value-type="float">
            <text:p>0,61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2865412445731" calcext:value-type="float">
            <text:p>0,7229</text:p>
          </table:table-cell>
          <table:table-cell office:value-type="float" office:value="0.0001705780596896" calcext:value-type="float">
            <text:p>0,0001705781</text:p>
          </table:table-cell>
          <table:table-cell office:value-type="float" office:value="0.0141509398819043" calcext:value-type="float">
            <text:p>0,014150940</text:p>
          </table:table-cell>
          <table:table-cell office:value-type="float" office:value="17" calcext:value-type="float">
            <text:p>17</text:p>
          </table:table-cell>
          <table:table-cell office:value-type="float" office:value="0.0212448576657276" calcext:value-type="float">
            <text:p>0,021244858</text:p>
          </table:table-cell>
          <table:table-cell office:value-type="float" office:value="133573" calcext:value-type="float">
            <text:p>133573</text:p>
          </table:table-cell>
          <table:table-cell office:value-type="string" calcext:value-type="string">
            <text:p>Zen Arcade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87.099999999997" calcext:value-type="float">
            <text:p>987,1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4541950099732" calcext:value-type="float">
            <text:p>0,0004541950</text:p>
          </table:table-cell>
          <table:table-cell office:value-type="float" office:value="0.0141471794568359" calcext:value-type="float">
            <text:p>0,014147179</text:p>
          </table:table-cell>
          <table:table-cell office:value-type="float" office:value="10" calcext:value-type="float">
            <text:p>10</text:p>
          </table:table-cell>
          <table:table-cell office:value-type="float" office:value="0.0196328517212551" calcext:value-type="float">
            <text:p>0,019632852</text:p>
          </table:table-cell>
          <table:table-cell office:value-type="float" office:value="148040" calcext:value-type="float">
            <text:p>148040</text:p>
          </table:table-cell>
          <table:table-cell office:value-type="string" calcext:value-type="string">
            <text:p>Random Access Memories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984.299999999996" calcext:value-type="float">
            <text:p>984,3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6816101338479" calcext:value-type="float">
            <text:p>0,0006816101</text:p>
          </table:table-cell>
          <table:table-cell office:value-type="float" office:value="0.0141435689919293" calcext:value-type="float">
            <text:p>0,014143569</text:p>
          </table:table-cell>
          <table:table-cell office:value-type="float" office:value="8" calcext:value-type="float">
            <text:p>8</text:p>
          </table:table-cell>
          <table:table-cell office:value-type="float" office:value="0.0185433820474345" calcext:value-type="float">
            <text:p>0,018543382</text:p>
          </table:table-cell>
          <table:table-cell office:value-type="float" office:value="142030" calcext:value-type="float">
            <text:p>142030</text:p>
          </table:table-cell>
          <table:table-cell office:value-type="string" calcext:value-type="string">
            <text:p>Money Jungle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966.599999999997" calcext:value-type="float">
            <text:p>966,6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323770664452" calcext:value-type="float">
            <text:p>0,0003237707</text:p>
          </table:table-cell>
          <table:table-cell office:value-type="float" office:value="0.0141409072664507" calcext:value-type="float">
            <text:p>0,014140907</text:p>
          </table:table-cell>
          <table:table-cell office:value-type="float" office:value="17" calcext:value-type="float">
            <text:p>17</text:p>
          </table:table-cell>
          <table:table-cell office:value-type="float" office:value="0.022365833332172" calcext:value-type="float">
            <text:p>0,022365833</text:p>
          </table:table-cell>
          <table:table-cell office:value-type="float" office:value="94657" calcext:value-type="float">
            <text:p>94657</text:p>
          </table:table-cell>
          <table:table-cell office:value-type="string" calcext:value-type="string">
            <text:p>Tender Prey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16.499999999997" calcext:value-type="float">
            <text:p>916,5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1578733041658" calcext:value-type="float">
            <text:p>0,0001578733</text:p>
          </table:table-cell>
          <table:table-cell office:value-type="float" office:value="0.0141153687780794" calcext:value-type="float">
            <text:p>0,014115369</text:p>
          </table:table-cell>
          <table:table-cell office:value-type="float" office:value="8" calcext:value-type="float">
            <text:p>8</text:p>
          </table:table-cell>
          <table:table-cell office:value-type="float" office:value="0.0196735745010383" calcext:value-type="float">
            <text:p>0,019673575</text:p>
          </table:table-cell>
          <table:table-cell office:value-type="float" office:value="158253" calcext:value-type="float">
            <text:p>158253</text:p>
          </table:table-cell>
          <table:table-cell office:value-type="string" calcext:value-type="string">
            <text:p>Hot Buttered Soul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013.6" calcext:value-type="float">
            <text:p>1013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604474882363" calcext:value-type="float">
            <text:p>0,0002604475</text:p>
          </table:table-cell>
          <table:table-cell office:value-type="float" office:value="0.0141104672230573" calcext:value-type="float">
            <text:p>0,014110467</text:p>
          </table:table-cell>
          <table:table-cell office:value-type="float" office:value="10" calcext:value-type="float">
            <text:p>10</text:p>
          </table:table-cell>
          <table:table-cell office:value-type="float" office:value="0.0214112397468453" calcext:value-type="float">
            <text:p>0,021411240</text:p>
          </table:table-cell>
          <table:table-cell office:value-type="float" office:value="114411" calcext:value-type="float">
            <text:p>114411</text:p>
          </table:table-cell>
          <table:table-cell office:value-type="string" calcext:value-type="string">
            <text:p>Minecraft: Volume Alpha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80.799999999996" calcext:value-type="float">
            <text:p>980,8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516949815547" calcext:value-type="float">
            <text:p>0,0005169498</text:p>
          </table:table-cell>
          <table:table-cell office:value-type="float" office:value="0.0141067506830897" calcext:value-type="float">
            <text:p>0,014106751</text:p>
          </table:table-cell>
          <table:table-cell office:value-type="float" office:value="17" calcext:value-type="float">
            <text:p>17</text:p>
          </table:table-cell>
          <table:table-cell office:value-type="float" office:value="0.0218464926944933" calcext:value-type="float">
            <text:p>0,021846493</text:p>
          </table:table-cell>
          <table:table-cell office:value-type="float" office:value="127534" calcext:value-type="float">
            <text:p>127534</text:p>
          </table:table-cell>
          <table:table-cell office:value-type="string" calcext:value-type="string">
            <text:p>The Smiths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28.199999999996" calcext:value-type="float">
            <text:p>928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2373783268906" calcext:value-type="float">
            <text:p>0,0002373783</text:p>
          </table:table-cell>
          <table:table-cell office:value-type="float" office:value="0.0140753425361743" calcext:value-type="float">
            <text:p>0,014075343</text:p>
          </table:table-cell>
          <table:table-cell office:value-type="float" office:value="8" calcext:value-type="float">
            <text:p>8</text:p>
          </table:table-cell>
          <table:table-cell office:value-type="float" office:value="0.0215419291042658" calcext:value-type="float">
            <text:p>0,021541929</text:p>
          </table:table-cell>
          <table:table-cell office:value-type="float" office:value="126299" calcext:value-type="float">
            <text:p>126299</text:p>
          </table:table-cell>
          <table:table-cell office:value-type="string" calcext:value-type="string">
            <text:p>Something Else by The Kinks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23.199999999996" calcext:value-type="float">
            <text:p>923,2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3159472097347" calcext:value-type="float">
            <text:p>0,0003159472</text:p>
          </table:table-cell>
          <table:table-cell office:value-type="float" office:value="0.0140663072867578" calcext:value-type="float">
            <text:p>0,014066307</text:p>
          </table:table-cell>
          <table:table-cell office:value-type="float" office:value="8" calcext:value-type="float">
            <text:p>8</text:p>
          </table:table-cell>
          <table:table-cell office:value-type="float" office:value="0.023049315656995" calcext:value-type="float">
            <text:p>0,023049316</text:p>
          </table:table-cell>
          <table:table-cell office:value-type="float" office:value="110640" calcext:value-type="float">
            <text:p>110640</text:p>
          </table:table-cell>
          <table:table-cell office:value-type="string" calcext:value-type="string">
            <text:p>The Kinks Are the Village Green Preservation Society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7126030506124" calcext:value-type="float">
            <text:p>0,0007126031</text:p>
          </table:table-cell>
          <table:table-cell office:value-type="float" office:value="0.0140420117375268" calcext:value-type="float">
            <text:p>0,014042012</text:p>
          </table:table-cell>
          <table:table-cell office:value-type="float" office:value="17" calcext:value-type="float">
            <text:p>17</text:p>
          </table:table-cell>
          <table:table-cell office:value-type="float" office:value="0.0220560417941515" calcext:value-type="float">
            <text:p>0,022056042</text:p>
          </table:table-cell>
          <table:table-cell office:value-type="float" office:value="93451" calcext:value-type="float">
            <text:p>93451</text:p>
          </table:table-cell>
          <table:table-cell office:value-type="string" calcext:value-type="string">
            <text:p>EVOL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947.099999999998" calcext:value-type="float">
            <text:p>947,1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00936139880695659" calcext:value-type="float">
            <text:p>0,0000936140</text:p>
          </table:table-cell>
          <table:table-cell office:value-type="float" office:value="0.0140004567213505" calcext:value-type="float">
            <text:p>0,014000457</text:p>
          </table:table-cell>
          <table:table-cell office:value-type="float" office:value="8" calcext:value-type="float">
            <text:p>8</text:p>
          </table:table-cell>
          <table:table-cell office:value-type="float" office:value="0.0177988006963727" calcext:value-type="float">
            <text:p>0,017798801</text:p>
          </table:table-cell>
          <table:table-cell office:value-type="float" office:value="180551" calcext:value-type="float">
            <text:p>180551</text:p>
          </table:table-cell>
          <table:table-cell office:value-type="string" calcext:value-type="string">
            <text:p>Search for the New Land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65.699999999996" calcext:value-type="float">
            <text:p>965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003007015031" calcext:value-type="float">
            <text:p>0,0001003007</text:p>
          </table:table-cell>
          <table:table-cell office:value-type="float" office:value="0.0139537162053599" calcext:value-type="float">
            <text:p>0,013953716</text:p>
          </table:table-cell>
          <table:table-cell office:value-type="float" office:value="17" calcext:value-type="float">
            <text:p>17</text:p>
          </table:table-cell>
          <table:table-cell office:value-type="float" office:value="0.0210188927392294" calcext:value-type="float">
            <text:p>0,021018893</text:p>
          </table:table-cell>
          <table:table-cell office:value-type="float" office:value="122149" calcext:value-type="float">
            <text:p>122149</text:p>
          </table:table-cell>
          <table:table-cell office:value-type="string" calcext:value-type="string">
            <text:p>Powerslave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994.999999999995" calcext:value-type="float">
            <text:p>995,0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342017368069" calcext:value-type="float">
            <text:p>0,0004342017</text:p>
          </table:table-cell>
          <table:table-cell office:value-type="float" office:value="0.0138775269655866" calcext:value-type="float">
            <text:p>0,013877527</text:p>
          </table:table-cell>
          <table:table-cell office:value-type="float" office:value="10" calcext:value-type="float">
            <text:p>10</text:p>
          </table:table-cell>
          <table:table-cell office:value-type="float" office:value="0.0178052758788012" calcext:value-type="float">
            <text:p>0,017805276</text:p>
          </table:table-cell>
          <table:table-cell office:value-type="float" office:value="165846" calcext:value-type="float">
            <text:p>165846</text:p>
          </table:table-cell>
          <table:table-cell office:value-type="string" calcext:value-type="string">
            <text:p>NieR Gestalt &amp; RepliCant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967.699999999996" calcext:value-type="float">
            <text:p>967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841853209254" calcext:value-type="float">
            <text:p>0,0002841853</text:p>
          </table:table-cell>
          <table:table-cell office:value-type="float" office:value="0.0138662206814245" calcext:value-type="float">
            <text:p>0,013866221</text:p>
          </table:table-cell>
          <table:table-cell office:value-type="float" office:value="10" calcext:value-type="float">
            <text:p>10</text:p>
          </table:table-cell>
          <table:table-cell office:value-type="float" office:value="0.0218747498246015" calcext:value-type="float">
            <text:p>0,021874750</text:p>
          </table:table-cell>
          <table:table-cell office:value-type="float" office:value="102865" calcext:value-type="float">
            <text:p>102865</text:p>
          </table:table-cell>
          <table:table-cell office:value-type="string" calcext:value-type="string">
            <text:p>Ceres &amp; Calypso in the Deep Time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907.499999999997" calcext:value-type="float">
            <text:p>907,5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493019341828" calcext:value-type="float">
            <text:p>0,0004930193</text:p>
          </table:table-cell>
          <table:table-cell office:value-type="float" office:value="0.0138281299354335" calcext:value-type="float">
            <text:p>0,013828130</text:p>
          </table:table-cell>
          <table:table-cell office:value-type="float" office:value="8" calcext:value-type="float">
            <text:p>8</text:p>
          </table:table-cell>
          <table:table-cell office:value-type="float" office:value="0.0202525836488691" calcext:value-type="float">
            <text:p>0,020252584</text:p>
          </table:table-cell>
          <table:table-cell office:value-type="float" office:value="103168" calcext:value-type="float">
            <text:p>103168</text:p>
          </table:table-cell>
          <table:table-cell office:value-type="string" calcext:value-type="string">
            <text:p>Strange Days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967.099999999999" calcext:value-type="float">
            <text:p>967,1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3704439242181" calcext:value-type="float">
            <text:p>0,0003704439</text:p>
          </table:table-cell>
          <table:table-cell office:value-type="float" office:value="0.0138051869066262" calcext:value-type="float">
            <text:p>0,013805187</text:p>
          </table:table-cell>
          <table:table-cell office:value-type="float" office:value="17" calcext:value-type="float">
            <text:p>17</text:p>
          </table:table-cell>
          <table:table-cell office:value-type="float" office:value="0.0208176179491301" calcext:value-type="float">
            <text:p>0,020817618</text:p>
          </table:table-cell>
          <table:table-cell office:value-type="float" office:value="118702" calcext:value-type="float">
            <text:p>118702</text:p>
          </table:table-cell>
          <table:table-cell office:value-type="string" calcext:value-type="string">
            <text:p>Consuming Impulse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985.399999999997" calcext:value-type="float">
            <text:p>985,4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872616103077" calcext:value-type="float">
            <text:p>0,0008726161</text:p>
          </table:table-cell>
          <table:table-cell office:value-type="float" office:value="0.0138023959436112" calcext:value-type="float">
            <text:p>0,013802396</text:p>
          </table:table-cell>
          <table:table-cell office:value-type="float" office:value="10" calcext:value-type="float">
            <text:p>10</text:p>
          </table:table-cell>
          <table:table-cell office:value-type="float" office:value="0.0238243062457034" calcext:value-type="float">
            <text:p>0,023824306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Hiding Place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55.199999999996" calcext:value-type="float">
            <text:p>955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2470740613693" calcext:value-type="float">
            <text:p>0,0002470741</text:p>
          </table:table-cell>
          <table:table-cell office:value-type="float" office:value="0.0137882532278704" calcext:value-type="float">
            <text:p>0,013788253</text:p>
          </table:table-cell>
          <table:table-cell office:value-type="float" office:value="17" calcext:value-type="float">
            <text:p>17</text:p>
          </table:table-cell>
          <table:table-cell office:value-type="float" office:value="0.0188007518339793" calcext:value-type="float">
            <text:p>0,018800752</text:p>
          </table:table-cell>
          <table:table-cell office:value-type="float" office:value="165443" calcext:value-type="float">
            <text:p>165443</text:p>
          </table:table-cell>
          <table:table-cell office:value-type="string" calcext:value-type="string">
            <text:p>Sign "â˜®ï¸Ž" the Times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847.299999999998" calcext:value-type="float">
            <text:p>847,3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666995652967" calcext:value-type="float">
            <text:p>0,0002666996</text:p>
          </table:table-cell>
          <table:table-cell office:value-type="float" office:value="0.0137878107550524" calcext:value-type="float">
            <text:p>0,013787811</text:p>
          </table:table-cell>
          <table:table-cell office:value-type="float" office:value="12" calcext:value-type="float">
            <text:p>12</text:p>
          </table:table-cell>
          <table:table-cell office:value-type="float" office:value="0.0157118510052789" calcext:value-type="float">
            <text:p>0,015711851</text:p>
          </table:table-cell>
          <table:table-cell office:value-type="float" office:value="206509" calcext:value-type="float">
            <text:p>206509</text:p>
          </table:table-cell>
          <table:table-cell office:value-type="string" calcext:value-type="string">
            <text:p>After the Night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80.199999999997" calcext:value-type="float">
            <text:p>980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9185538243654" calcext:value-type="float">
            <text:p>0,0009185538</text:p>
          </table:table-cell>
          <table:table-cell office:value-type="float" office:value="0.0137731989309731" calcext:value-type="float">
            <text:p>0,013773199</text:p>
          </table:table-cell>
          <table:table-cell office:value-type="float" office:value="8" calcext:value-type="float">
            <text:p>8</text:p>
          </table:table-cell>
          <table:table-cell office:value-type="float" office:value="0.0201839002169684" calcext:value-type="float">
            <text:p>0,020183900</text:p>
          </table:table-cell>
          <table:table-cell office:value-type="float" office:value="112207" calcext:value-type="float">
            <text:p>112207</text:p>
          </table:table-cell>
          <table:table-cell office:value-type="string" calcext:value-type="string">
            <text:p>Africa / Brass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978.999999999996" calcext:value-type="float">
            <text:p>979,0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06351976559" calcext:value-type="float">
            <text:p>0,0002063520</text:p>
          </table:table-cell>
          <table:table-cell office:value-type="float" office:value="0.0137728978819462" calcext:value-type="float">
            <text:p>0,013772898</text:p>
          </table:table-cell>
          <table:table-cell office:value-type="float" office:value="10" calcext:value-type="float">
            <text:p>10</text:p>
          </table:table-cell>
          <table:table-cell office:value-type="float" office:value="0.0208244504029931" calcext:value-type="float">
            <text:p>0,020824450</text:p>
          </table:table-cell>
          <table:table-cell office:value-type="float" office:value="106789" calcext:value-type="float">
            <text:p>106789</text:p>
          </table:table-cell>
          <table:table-cell office:value-type="string" calcext:value-type="string">
            <text:p>Nonagon Infinity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933.799999999996" calcext:value-type="float">
            <text:p>933,8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2187223964111" calcext:value-type="float">
            <text:p>0,0002187224</text:p>
          </table:table-cell>
          <table:table-cell office:value-type="float" office:value="0.013768033549167" calcext:value-type="float">
            <text:p>0,013768034</text:p>
          </table:table-cell>
          <table:table-cell office:value-type="float" office:value="17" calcext:value-type="float">
            <text:p>17</text:p>
          </table:table-cell>
          <table:table-cell office:value-type="float" office:value="0.023062970605021" calcext:value-type="float">
            <text:p>0,023062971</text:p>
          </table:table-cell>
          <table:table-cell office:value-type="float" office:value="82204" calcext:value-type="float">
            <text:p>82204</text:p>
          </table:table-cell>
          <table:table-cell office:value-type="string" calcext:value-type="string">
            <text:p>Oktubre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899.699999999996" calcext:value-type="float">
            <text:p>899,7</text:p>
          </table:table-cell>
          <table:table-cell office:value-type="float" office:value="467" calcext:value-type="float">
            <text:p>467</text:p>
          </table:table-cell>
          <table:table-cell office:value-type="float" office:value="0.467467467467468" calcext:value-type="float">
            <text:p>0,46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52514696276943" calcext:value-type="float">
            <text:p>0,6525</text:p>
          </table:table-cell>
          <table:table-cell office:value-type="float" office:value="0.0004947244537536" calcext:value-type="float">
            <text:p>0,0004947245</text:p>
          </table:table-cell>
          <table:table-cell office:value-type="float" office:value="0.0137588278585786" calcext:value-type="float">
            <text:p>0,013758828</text:p>
          </table:table-cell>
          <table:table-cell office:value-type="float" office:value="8" calcext:value-type="float">
            <text:p>8</text:p>
          </table:table-cell>
          <table:table-cell office:value-type="float" office:value="0.0230601440716894" calcext:value-type="float">
            <text:p>0,023060144</text:p>
          </table:table-cell>
          <table:table-cell office:value-type="float" office:value="71205" calcext:value-type="float">
            <text:p>71205</text:p>
          </table:table-cell>
          <table:table-cell office:value-type="string" calcext:value-type="string">
            <text:p>The Piper at the Gates of Dawn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950.499999999994" calcext:value-type="float">
            <text:p>950,5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0700433232163359" calcext:value-type="float">
            <text:p>0,0000700433</text:p>
          </table:table-cell>
          <table:table-cell office:value-type="float" office:value="0.0137415710124743" calcext:value-type="float">
            <text:p>0,013741571</text:p>
          </table:table-cell>
          <table:table-cell office:value-type="float" office:value="10" calcext:value-type="float">
            <text:p>10</text:p>
          </table:table-cell>
          <table:table-cell office:value-type="float" office:value="0.0176245964825939" calcext:value-type="float">
            <text:p>0,017624596</text:p>
          </table:table-cell>
          <table:table-cell office:value-type="float" office:value="150969" calcext:value-type="float">
            <text:p>150969</text:p>
          </table:table-cell>
          <table:table-cell office:value-type="string" calcext:value-type="string">
            <text:p>Hayalet IslÄ±ÄŸÄ±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99.499999999997" calcext:value-type="float">
            <text:p>799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3542286441418" calcext:value-type="float">
            <text:p>0,0003542286</text:p>
          </table:table-cell>
          <table:table-cell office:value-type="float" office:value="0.0137394341081854" calcext:value-type="float">
            <text:p>0,013739434</text:p>
          </table:table-cell>
          <table:table-cell office:value-type="float" office:value="12" calcext:value-type="float">
            <text:p>12</text:p>
          </table:table-cell>
          <table:table-cell office:value-type="float" office:value="0.0181896663039141" calcext:value-type="float">
            <text:p>0,018189666</text:p>
          </table:table-cell>
          <table:table-cell office:value-type="float" office:value="141271" calcext:value-type="float">
            <text:p>141271</text:p>
          </table:table-cell>
          <table:table-cell office:value-type="string" calcext:value-type="string">
            <text:p>Ants From Up There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61.199999999998" calcext:value-type="float">
            <text:p>961,2</text:p>
          </table:table-cell>
          <table:table-cell office:value-type="float" office:value="425" calcext:value-type="float">
            <text:p>425</text:p>
          </table:table-cell>
          <table:table-cell office:value-type="float" office:value="0.425425425425425" calcext:value-type="float">
            <text:p>0,425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5092180546726" calcext:value-type="float">
            <text:p>0,6351</text:p>
          </table:table-cell>
          <table:table-cell office:value-type="float" office:value="0.0004530248351223" calcext:value-type="float">
            <text:p>0,0004530248</text:p>
          </table:table-cell>
          <table:table-cell office:value-type="float" office:value="0.013737452643342" calcext:value-type="float">
            <text:p>0,013737453</text:p>
          </table:table-cell>
          <table:table-cell office:value-type="float" office:value="17" calcext:value-type="float">
            <text:p>17</text:p>
          </table:table-cell>
          <table:table-cell office:value-type="float" office:value="0.0280309417429654" calcext:value-type="float">
            <text:p>0,028030942</text:p>
          </table:table-cell>
          <table:table-cell office:value-type="float" office:value="58956" calcext:value-type="float">
            <text:p>58956</text:p>
          </table:table-cell>
          <table:table-cell office:value-type="string" calcext:value-type="string">
            <text:p>Sister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59.599999999998" calcext:value-type="float">
            <text:p>959,6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349933990993" calcext:value-type="float">
            <text:p>0,0002349934</text:p>
          </table:table-cell>
          <table:table-cell office:value-type="float" office:value="0.0137193968156873" calcext:value-type="float">
            <text:p>0,013719397</text:p>
          </table:table-cell>
          <table:table-cell office:value-type="float" office:value="10" calcext:value-type="float">
            <text:p>10</text:p>
          </table:table-cell>
          <table:table-cell office:value-type="float" office:value="0.020177937892688" calcext:value-type="float">
            <text:p>0,020177938</text:p>
          </table:table-cell>
          <table:table-cell office:value-type="float" office:value="141277" calcext:value-type="float">
            <text:p>141277</text:p>
          </table:table-cell>
          <table:table-cell office:value-type="string" calcext:value-type="string">
            <text:p>All We Love We Leave Behind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51.799999999996" calcext:value-type="float">
            <text:p>951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040452610258" calcext:value-type="float">
            <text:p>0,0001040453</text:p>
          </table:table-cell>
          <table:table-cell office:value-type="float" office:value="0.0137067464143436" calcext:value-type="float">
            <text:p>0,013706746</text:p>
          </table:table-cell>
          <table:table-cell office:value-type="float" office:value="17" calcext:value-type="float">
            <text:p>17</text:p>
          </table:table-cell>
          <table:table-cell office:value-type="float" office:value="0.0210053000962171" calcext:value-type="float">
            <text:p>0,021005300</text:p>
          </table:table-cell>
          <table:table-cell office:value-type="float" office:value="129015" calcext:value-type="float">
            <text:p>129015</text:p>
          </table:table-cell>
          <table:table-cell office:value-type="string" calcext:value-type="string">
            <text:p>The Queen Is Dead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67.599999999997" calcext:value-type="float">
            <text:p>967,6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37077625387579" calcext:value-type="float">
            <text:p>0,0000137078</text:p>
          </table:table-cell>
          <table:table-cell office:value-type="float" office:value="0.0137063267065034" calcext:value-type="float">
            <text:p>0,013706327</text:p>
          </table:table-cell>
          <table:table-cell office:value-type="float" office:value="10" calcext:value-type="float">
            <text:p>10</text:p>
          </table:table-cell>
          <table:table-cell office:value-type="float" office:value="0.0180116677428126" calcext:value-type="float">
            <text:p>0,018011668</text:p>
          </table:table-cell>
          <table:table-cell office:value-type="float" office:value="173450" calcext:value-type="float">
            <text:p>173450</text:p>
          </table:table-cell>
          <table:table-cell office:value-type="string" calcext:value-type="string">
            <text:p>ã‚¢ãƒ³ãƒãƒƒãƒ”ãƒ¼ãƒªãƒ•ãƒ¬ã‚¤ãƒ³ (Unhappy Refrain)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987.599999999997" calcext:value-type="float">
            <text:p>987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7434622331081" calcext:value-type="float">
            <text:p>0,0007434622</text:p>
          </table:table-cell>
          <table:table-cell office:value-type="float" office:value="0.0136877974812171" calcext:value-type="float">
            <text:p>0,013687797</text:p>
          </table:table-cell>
          <table:table-cell office:value-type="float" office:value="10" calcext:value-type="float">
            <text:p>10</text:p>
          </table:table-cell>
          <table:table-cell office:value-type="float" office:value="0.0243135234992395" calcext:value-type="float">
            <text:p>0,024313523</text:p>
          </table:table-cell>
          <table:table-cell office:value-type="float" office:value="78456" calcext:value-type="float">
            <text:p>78456</text:p>
          </table:table-cell>
          <table:table-cell office:value-type="string" calcext:value-type="string">
            <text:p>Schlagenheim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929.299999999997" calcext:value-type="float">
            <text:p>929,3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20325201621" calcext:value-type="float">
            <text:p>0,0001220325</text:p>
          </table:table-cell>
          <table:table-cell office:value-type="float" office:value="0.0136829124620479" calcext:value-type="float">
            <text:p>0,013682912</text:p>
          </table:table-cell>
          <table:table-cell office:value-type="float" office:value="8" calcext:value-type="float">
            <text:p>8</text:p>
          </table:table-cell>
          <table:table-cell office:value-type="float" office:value="0.0173181717499576" calcext:value-type="float">
            <text:p>0,017318172</text:p>
          </table:table-cell>
          <table:table-cell office:value-type="float" office:value="172058" calcext:value-type="float">
            <text:p>172058</text:p>
          </table:table-cell>
          <table:table-cell office:value-type="string" calcext:value-type="string">
            <text:p>Sonny's Dream (Birth of the New Cool)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48.599999999996" calcext:value-type="float">
            <text:p>948,6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7845266139632" calcext:value-type="float">
            <text:p>0,0007845266</text:p>
          </table:table-cell>
          <table:table-cell office:value-type="float" office:value="0.0136654415812657" calcext:value-type="float">
            <text:p>0,013665442</text:p>
          </table:table-cell>
          <table:table-cell office:value-type="float" office:value="8" calcext:value-type="float">
            <text:p>8</text:p>
          </table:table-cell>
          <table:table-cell office:value-type="float" office:value="0.0195627737256391" calcext:value-type="float">
            <text:p>0,019562774</text:p>
          </table:table-cell>
          <table:table-cell office:value-type="float" office:value="124298" calcext:value-type="float">
            <text:p>124298</text:p>
          </table:table-cell>
          <table:table-cell office:value-type="string" calcext:value-type="string">
            <text:p>Ascension [Edition I]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882.699999999998" calcext:value-type="float">
            <text:p>882,7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108458491892" calcext:value-type="float">
            <text:p>0,0001084585</text:p>
          </table:table-cell>
          <table:table-cell office:value-type="float" office:value="0.0136351312838656" calcext:value-type="float">
            <text:p>0,013635131</text:p>
          </table:table-cell>
          <table:table-cell office:value-type="float" office:value="8" calcext:value-type="float">
            <text:p>8</text:p>
          </table:table-cell>
          <table:table-cell office:value-type="float" office:value="0.0195589748018523" calcext:value-type="float">
            <text:p>0,019558975</text:p>
          </table:table-cell>
          <table:table-cell office:value-type="float" office:value="151445" calcext:value-type="float">
            <text:p>151445</text:p>
          </table:table-cell>
          <table:table-cell office:value-type="string" calcext:value-type="string">
            <text:p>Willy and the Poor Boys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983.699999999996" calcext:value-type="float">
            <text:p>983,7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685388126937893" calcext:value-type="float">
            <text:p>0,0000685388</text:p>
          </table:table-cell>
          <table:table-cell office:value-type="float" office:value="0.0136142708243885" calcext:value-type="float">
            <text:p>0,013614271</text:p>
          </table:table-cell>
          <table:table-cell office:value-type="float" office:value="10" calcext:value-type="float">
            <text:p>10</text:p>
          </table:table-cell>
          <table:table-cell office:value-type="float" office:value="0.0234518305782537" calcext:value-type="float">
            <text:p>0,023451831</text:p>
          </table:table-cell>
          <table:table-cell office:value-type="float" office:value="96348" calcext:value-type="float">
            <text:p>96348</text:p>
          </table:table-cell>
          <table:table-cell office:value-type="string" calcext:value-type="string">
            <text:p>The Ghost~Pop Tape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930.299999999995" calcext:value-type="float">
            <text:p>930,3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3492136090666" calcext:value-type="float">
            <text:p>0,0003492136</text:p>
          </table:table-cell>
          <table:table-cell office:value-type="float" office:value="0.0136087332121131" calcext:value-type="float">
            <text:p>0,013608733</text:p>
          </table:table-cell>
          <table:table-cell office:value-type="float" office:value="10" calcext:value-type="float">
            <text:p>10</text:p>
          </table:table-cell>
          <table:table-cell office:value-type="float" office:value="0.0184899362509405" calcext:value-type="float">
            <text:p>0,018489936</text:p>
          </table:table-cell>
          <table:table-cell office:value-type="float" office:value="124427" calcext:value-type="float">
            <text:p>124427</text:p>
          </table:table-cell>
          <table:table-cell office:value-type="string" calcext:value-type="string">
            <text:p>Coin Coin Chapter One: Gens de couleur libres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995.199999999996" calcext:value-type="float">
            <text:p>995,2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4426604293003" calcext:value-type="float">
            <text:p>0,0004426604</text:p>
          </table:table-cell>
          <table:table-cell office:value-type="float" office:value="0.0136079122360011" calcext:value-type="float">
            <text:p>0,013607912</text:p>
          </table:table-cell>
          <table:table-cell office:value-type="float" office:value="10" calcext:value-type="float">
            <text:p>10</text:p>
          </table:table-cell>
          <table:table-cell office:value-type="float" office:value="0.0192837596345067" calcext:value-type="float">
            <text:p>0,019283760</text:p>
          </table:table-cell>
          <table:table-cell office:value-type="float" office:value="122870" calcext:value-type="float">
            <text:p>122870</text:p>
          </table:table-cell>
          <table:table-cell office:value-type="string" calcext:value-type="string">
            <text:p>Ravedeath, 1972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908.399999999998" calcext:value-type="float">
            <text:p>908,4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03608418037" calcext:value-type="float">
            <text:p>0,0001203608</text:p>
          </table:table-cell>
          <table:table-cell office:value-type="float" office:value="0.0136039094857169" calcext:value-type="float">
            <text:p>0,013603909</text:p>
          </table:table-cell>
          <table:table-cell office:value-type="float" office:value="8" calcext:value-type="float">
            <text:p>8</text:p>
          </table:table-cell>
          <table:table-cell office:value-type="float" office:value="0.0208896330654159" calcext:value-type="float">
            <text:p>0,020889633</text:p>
          </table:table-cell>
          <table:table-cell office:value-type="float" office:value="150121" calcext:value-type="float">
            <text:p>150121</text:p>
          </table:table-cell>
          <table:table-cell office:value-type="string" calcext:value-type="string">
            <text:p>I Never Loved a Man the Way I Love You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969.799999999996" calcext:value-type="float">
            <text:p>969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188748343724" calcext:value-type="float">
            <text:p>0,0004188748</text:p>
          </table:table-cell>
          <table:table-cell office:value-type="float" office:value="0.0135451385058347" calcext:value-type="float">
            <text:p>0,013545139</text:p>
          </table:table-cell>
          <table:table-cell office:value-type="float" office:value="10" calcext:value-type="float">
            <text:p>10</text:p>
          </table:table-cell>
          <table:table-cell office:value-type="float" office:value="0.0186706358237531" calcext:value-type="float">
            <text:p>0,018670636</text:p>
          </table:table-cell>
          <table:table-cell office:value-type="float" office:value="137985" calcext:value-type="float">
            <text:p>137985</text:p>
          </table:table-cell>
          <table:table-cell office:value-type="string" calcext:value-type="string">
            <text:p>UNDERTALE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926.099999999996" calcext:value-type="float">
            <text:p>926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2963885729416" calcext:value-type="float">
            <text:p>0,0002963886</text:p>
          </table:table-cell>
          <table:table-cell office:value-type="float" office:value="0.0134784394912979" calcext:value-type="float">
            <text:p>0,013478439</text:p>
          </table:table-cell>
          <table:table-cell office:value-type="float" office:value="17" calcext:value-type="float">
            <text:p>17</text:p>
          </table:table-cell>
          <table:table-cell office:value-type="float" office:value="0.0191405586190756" calcext:value-type="float">
            <text:p>0,019140559</text:p>
          </table:table-cell>
          <table:table-cell office:value-type="float" office:value="134483" calcext:value-type="float">
            <text:p>134483</text:p>
          </table:table-cell>
          <table:table-cell office:value-type="string" calcext:value-type="string">
            <text:p>Computerwelt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945.399999999997" calcext:value-type="float">
            <text:p>945,4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0820794073967087" calcext:value-type="float">
            <text:p>0,0000820794</text:p>
          </table:table-cell>
          <table:table-cell office:value-type="float" office:value="0.0134682806527883" calcext:value-type="float">
            <text:p>0,013468281</text:p>
          </table:table-cell>
          <table:table-cell office:value-type="float" office:value="17" calcext:value-type="float">
            <text:p>17</text:p>
          </table:table-cell>
          <table:table-cell office:value-type="float" office:value="0.0176144240808352" calcext:value-type="float">
            <text:p>0,017614424</text:p>
          </table:table-cell>
          <table:table-cell office:value-type="float" office:value="171894" calcext:value-type="float">
            <text:p>171894</text:p>
          </table:table-cell>
          <table:table-cell office:value-type="string" calcext:value-type="string">
            <text:p>Tabula rasa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957.799999999997" calcext:value-type="float">
            <text:p>957,8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2599125511617" calcext:value-type="float">
            <text:p>0,0002599126</text:p>
          </table:table-cell>
          <table:table-cell office:value-type="float" office:value="0.0134028795901094" calcext:value-type="float">
            <text:p>0,013402880</text:p>
          </table:table-cell>
          <table:table-cell office:value-type="float" office:value="10" calcext:value-type="float">
            <text:p>10</text:p>
          </table:table-cell>
          <table:table-cell office:value-type="float" office:value="0.0229536998612346" calcext:value-type="float">
            <text:p>0,022953700</text:p>
          </table:table-cell>
          <table:table-cell office:value-type="float" office:value="91950" calcext:value-type="float">
            <text:p>91950</text:p>
          </table:table-cell>
          <table:table-cell office:value-type="string" calcext:value-type="string">
            <text:p>Replic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936.599999999997" calcext:value-type="float">
            <text:p>936,6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133925094934044" calcext:value-type="float">
            <text:p>0,013392509</text:p>
          </table:table-cell>
          <table:table-cell office:value-type="float" office:value="17" calcext:value-type="float">
            <text:p>17</text:p>
          </table:table-cell>
          <table:table-cell office:value-type="float" office:value="0.0212129580352955" calcext:value-type="float">
            <text:p>0,021212958</text:p>
          </table:table-cell>
          <table:table-cell office:value-type="float" office:value="149360" calcext:value-type="float">
            <text:p>149360</text:p>
          </table:table-cell>
          <table:table-cell office:value-type="string" calcext:value-type="string">
            <text:p>Live at the Harlem Square Club, 1963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889.899999999998" calcext:value-type="float">
            <text:p>889,9</text:p>
          </table:table-cell>
          <table:table-cell office:value-type="float" office:value="593" calcext:value-type="float">
            <text:p>593</text:p>
          </table:table-cell>
          <table:table-cell office:value-type="float" office:value="0.593593593593594" calcext:value-type="float">
            <text:p>0,59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1032028469751" calcext:value-type="float">
            <text:p>0,7110</text:p>
          </table:table-cell>
          <table:table-cell office:value-type="float" office:value="0.0000246405390025965" calcext:value-type="float">
            <text:p>0,0000246405</text:p>
          </table:table-cell>
          <table:table-cell office:value-type="float" office:value="0.0133832966913527" calcext:value-type="float">
            <text:p>0,013383297</text:p>
          </table:table-cell>
          <table:table-cell office:value-type="float" office:value="8" calcext:value-type="float">
            <text:p>8</text:p>
          </table:table-cell>
          <table:table-cell office:value-type="float" office:value="0.020889835456437" calcext:value-type="float">
            <text:p>0,020889835</text:p>
          </table:table-cell>
          <table:table-cell office:value-type="float" office:value="127745" calcext:value-type="float">
            <text:p>127745</text:p>
          </table:table-cell>
          <table:table-cell office:value-type="string" calcext:value-type="string">
            <text:p>Gal Costa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883.599999999998" calcext:value-type="float">
            <text:p>883,6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1126711213551" calcext:value-type="float">
            <text:p>0,0001126711</text:p>
          </table:table-cell>
          <table:table-cell office:value-type="float" office:value="0.0133830499255508" calcext:value-type="float">
            <text:p>0,013383050</text:p>
          </table:table-cell>
          <table:table-cell office:value-type="float" office:value="8" calcext:value-type="float">
            <text:p>8</text:p>
          </table:table-cell>
          <table:table-cell office:value-type="float" office:value="0.0225722558422551" calcext:value-type="float">
            <text:p>0,022572256</text:p>
          </table:table-cell>
          <table:table-cell office:value-type="float" office:value="83448" calcext:value-type="float">
            <text:p>83448</text:p>
          </table:table-cell>
          <table:table-cell office:value-type="string" calcext:value-type="string">
            <text:p>Sketches of Spain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23.799999999997" calcext:value-type="float">
            <text:p>923,8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907385006917" calcext:value-type="float">
            <text:p>0,0001907385</text:p>
          </table:table-cell>
          <table:table-cell office:value-type="float" office:value="0.0133778141924675" calcext:value-type="float">
            <text:p>0,013377814</text:p>
          </table:table-cell>
          <table:table-cell office:value-type="float" office:value="17" calcext:value-type="float">
            <text:p>17</text:p>
          </table:table-cell>
          <table:table-cell office:value-type="float" office:value="0.0223085044134998" calcext:value-type="float">
            <text:p>0,022308504</text:p>
          </table:table-cell>
          <table:table-cell office:value-type="float" office:value="88890" calcext:value-type="float">
            <text:p>88890</text:p>
          </table:table-cell>
          <table:table-cell office:value-type="string" calcext:value-type="string">
            <text:p>Closer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99.899999999996" calcext:value-type="float">
            <text:p>899,9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2637988053263" calcext:value-type="float">
            <text:p>0,0002637988</text:p>
          </table:table-cell>
          <table:table-cell office:value-type="float" office:value="0.0133727897555369" calcext:value-type="float">
            <text:p>0,013372790</text:p>
          </table:table-cell>
          <table:table-cell office:value-type="float" office:value="8" calcext:value-type="float">
            <text:p>8</text:p>
          </table:table-cell>
          <table:table-cell office:value-type="float" office:value="0.0192205439807126" calcext:value-type="float">
            <text:p>0,019220544</text:p>
          </table:table-cell>
          <table:table-cell office:value-type="float" office:value="125022" calcext:value-type="float">
            <text:p>125022</text:p>
          </table:table-cell>
          <table:table-cell office:value-type="string" calcext:value-type="string">
            <text:p>The Black Saint and the Sinner Lady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984.399999999996" calcext:value-type="float">
            <text:p>984,4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3550644833209" calcext:value-type="float">
            <text:p>0,0003550645</text:p>
          </table:table-cell>
          <table:table-cell office:value-type="float" office:value="0.0133612145749339" calcext:value-type="float">
            <text:p>0,013361215</text:p>
          </table:table-cell>
          <table:table-cell office:value-type="float" office:value="10" calcext:value-type="float">
            <text:p>10</text:p>
          </table:table-cell>
          <table:table-cell office:value-type="float" office:value="0.0200003592260987" calcext:value-type="float">
            <text:p>0,020000359</text:p>
          </table:table-cell>
          <table:table-cell office:value-type="float" office:value="105984" calcext:value-type="float">
            <text:p>105984</text:p>
          </table:table-cell>
          <table:table-cell office:value-type="string" calcext:value-type="string">
            <text:p>Virgins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925.799999999997" calcext:value-type="float">
            <text:p>925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767300366498763" calcext:value-type="float">
            <text:p>0,0000767300</text:p>
          </table:table-cell>
          <table:table-cell office:value-type="float" office:value="0.0132870188245062" calcext:value-type="float">
            <text:p>0,013287019</text:p>
          </table:table-cell>
          <table:table-cell office:value-type="float" office:value="17" calcext:value-type="float">
            <text:p>17</text:p>
          </table:table-cell>
          <table:table-cell office:value-type="float" office:value="0.0219268924039127" calcext:value-type="float">
            <text:p>0,021926892</text:p>
          </table:table-cell>
          <table:table-cell office:value-type="float" office:value="110427" calcext:value-type="float">
            <text:p>110427</text:p>
          </table:table-cell>
          <table:table-cell office:value-type="string" calcext:value-type="string">
            <text:p>Wrong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32.599999999996" calcext:value-type="float">
            <text:p>932,6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571041315196" calcext:value-type="float">
            <text:p>0,0002571041</text:p>
          </table:table-cell>
          <table:table-cell office:value-type="float" office:value="0.013281209041072" calcext:value-type="float">
            <text:p>0,013281209</text:p>
          </table:table-cell>
          <table:table-cell office:value-type="float" office:value="17" calcext:value-type="float">
            <text:p>17</text:p>
          </table:table-cell>
          <table:table-cell office:value-type="float" office:value="0.018335014112192" calcext:value-type="float">
            <text:p>0,018335014</text:p>
          </table:table-cell>
          <table:table-cell office:value-type="float" office:value="142659" calcext:value-type="float">
            <text:p>142659</text:p>
          </table:table-cell>
          <table:table-cell office:value-type="string" calcext:value-type="string">
            <text:p>Treasure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933.099999999996" calcext:value-type="float">
            <text:p>933,1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0722165050822366" calcext:value-type="float">
            <text:p>0,0000722165</text:p>
          </table:table-cell>
          <table:table-cell office:value-type="float" office:value="0.0132801823672188" calcext:value-type="float">
            <text:p>0,013280182</text:p>
          </table:table-cell>
          <table:table-cell office:value-type="float" office:value="17" calcext:value-type="float">
            <text:p>17</text:p>
          </table:table-cell>
          <table:table-cell office:value-type="float" office:value="0.0195783832550201" calcext:value-type="float">
            <text:p>0,019578383</text:p>
          </table:table-cell>
          <table:table-cell office:value-type="float" office:value="151542" calcext:value-type="float">
            <text:p>151542</text:p>
          </table:table-cell>
          <table:table-cell office:value-type="string" calcext:value-type="string">
            <text:p>Joy - Tatsuro Yamashita Live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900.399999999997" calcext:value-type="float">
            <text:p>900,4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1464390241945" calcext:value-type="float">
            <text:p>0,0001464390</text:p>
          </table:table-cell>
          <table:table-cell office:value-type="float" office:value="0.0132562589475597" calcext:value-type="float">
            <text:p>0,013256259</text:p>
          </table:table-cell>
          <table:table-cell office:value-type="float" office:value="8" calcext:value-type="float">
            <text:p>8</text:p>
          </table:table-cell>
          <table:table-cell office:value-type="float" office:value="0.0202204571197352" calcext:value-type="float">
            <text:p>0,020220457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Free Jazz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80.299999999996" calcext:value-type="float">
            <text:p>880,3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4027821440424" calcext:value-type="float">
            <text:p>0,0004027821</text:p>
          </table:table-cell>
          <table:table-cell office:value-type="float" office:value="0.0132397338353055" calcext:value-type="float">
            <text:p>0,013239734</text:p>
          </table:table-cell>
          <table:table-cell office:value-type="float" office:value="8" calcext:value-type="float">
            <text:p>8</text:p>
          </table:table-cell>
          <table:table-cell office:value-type="float" office:value="0.0188775869860037" calcext:value-type="float">
            <text:p>0,018877587</text:p>
          </table:table-cell>
          <table:table-cell office:value-type="float" office:value="97465" calcext:value-type="float">
            <text:p>97465</text:p>
          </table:table-cell>
          <table:table-cell office:value-type="string" calcext:value-type="string">
            <text:p>The Doors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28.199999999997" calcext:value-type="float">
            <text:p>928,2</text:p>
          </table:table-cell>
          <table:table-cell office:value-type="float" office:value="473" calcext:value-type="float">
            <text:p>473</text:p>
          </table:table-cell>
          <table:table-cell office:value-type="float" office:value="0.473473473473473" calcext:value-type="float">
            <text:p>0,473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5081967213115" calcext:value-type="float">
            <text:p>0,6551</text:p>
          </table:table-cell>
          <table:table-cell office:value-type="float" office:value="0.0001496820802098" calcext:value-type="float">
            <text:p>0,0001496821</text:p>
          </table:table-cell>
          <table:table-cell office:value-type="float" office:value="0.0132356474300249" calcext:value-type="float">
            <text:p>0,013235647</text:p>
          </table:table-cell>
          <table:table-cell office:value-type="float" office:value="17" calcext:value-type="float">
            <text:p>17</text:p>
          </table:table-cell>
          <table:table-cell office:value-type="float" office:value="0.0238811301810822" calcext:value-type="float">
            <text:p>0,023881130</text:p>
          </table:table-cell>
          <table:table-cell office:value-type="float" office:value="71399" calcext:value-type="float">
            <text:p>71399</text:p>
          </table:table-cell>
          <table:table-cell office:value-type="string" calcext:value-type="string">
            <text:p>Decei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60.899999999995" calcext:value-type="float">
            <text:p>960,9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519209256016" calcext:value-type="float">
            <text:p>0,0007519209</text:p>
          </table:table-cell>
          <table:table-cell office:value-type="float" office:value="0.0132343361672943" calcext:value-type="float">
            <text:p>0,013234336</text:p>
          </table:table-cell>
          <table:table-cell office:value-type="float" office:value="10" calcext:value-type="float">
            <text:p>10</text:p>
          </table:table-cell>
          <table:table-cell office:value-type="float" office:value="0.0199497472831358" calcext:value-type="float">
            <text:p>0,019949747</text:p>
          </table:table-cell>
          <table:table-cell office:value-type="float" office:value="122100" calcext:value-type="float">
            <text:p>122100</text:p>
          </table:table-cell>
          <table:table-cell office:value-type="string" calcext:value-type="string">
            <text:p>good kid, m.A.A.d city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32.899999999999" calcext:value-type="float">
            <text:p>932,9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763618662082" calcext:value-type="float">
            <text:p>0,0002763619</text:p>
          </table:table-cell>
          <table:table-cell office:value-type="float" office:value="0.0132204094790128" calcext:value-type="float">
            <text:p>0,013220409</text:p>
          </table:table-cell>
          <table:table-cell office:value-type="float" office:value="17" calcext:value-type="float">
            <text:p>17</text:p>
          </table:table-cell>
          <table:table-cell office:value-type="float" office:value="0.0220197941162196" calcext:value-type="float">
            <text:p>0,022019794</text:p>
          </table:table-cell>
          <table:table-cell office:value-type="float" office:value="103163" calcext:value-type="float">
            <text:p>103163</text:p>
          </table:table-cell>
          <table:table-cell office:value-type="string" calcext:value-type="string">
            <text:p>Floating Into the Night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917.099999999996" calcext:value-type="float">
            <text:p>917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840854214267708" calcext:value-type="float">
            <text:p>0,0000840854</text:p>
          </table:table-cell>
          <table:table-cell office:value-type="float" office:value="0.0132116437510035" calcext:value-type="float">
            <text:p>0,013211644</text:p>
          </table:table-cell>
          <table:table-cell office:value-type="float" office:value="17" calcext:value-type="float">
            <text:p>17</text:p>
          </table:table-cell>
          <table:table-cell office:value-type="float" office:value="0.0191264938487643" calcext:value-type="float">
            <text:p>0,019126494</text:p>
          </table:table-cell>
          <table:table-cell office:value-type="float" office:value="126703" calcext:value-type="float">
            <text:p>126703</text:p>
          </table:table-cell>
          <table:table-cell office:value-type="string" calcext:value-type="string">
            <text:p>Epicus Doomicus Metallicus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971.199999999997" calcext:value-type="float">
            <text:p>971,2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2398858444282" calcext:value-type="float">
            <text:p>0,0002398858</text:p>
          </table:table-cell>
          <table:table-cell office:value-type="float" office:value="0.0132093040298691" calcext:value-type="float">
            <text:p>0,013209304</text:p>
          </table:table-cell>
          <table:table-cell office:value-type="float" office:value="10" calcext:value-type="float">
            <text:p>10</text:p>
          </table:table-cell>
          <table:table-cell office:value-type="float" office:value="0.0212641447592855" calcext:value-type="float">
            <text:p>0,021264145</text:p>
          </table:table-cell>
          <table:table-cell office:value-type="float" office:value="106178" calcext:value-type="float">
            <text:p>106178</text:p>
          </table:table-cell>
          <table:table-cell office:value-type="string" calcext:value-type="string">
            <text:p>NieR:Automata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920.199999999997" calcext:value-type="float">
            <text:p>920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4092602956998" calcext:value-type="float">
            <text:p>0,0004092603</text:p>
          </table:table-cell>
          <table:table-cell office:value-type="float" office:value="0.0131690127033467" calcext:value-type="float">
            <text:p>0,013169013</text:p>
          </table:table-cell>
          <table:table-cell office:value-type="float" office:value="17" calcext:value-type="float">
            <text:p>17</text:p>
          </table:table-cell>
          <table:table-cell office:value-type="float" office:value="0.0221830110162823" calcext:value-type="float">
            <text:p>0,022183011</text:p>
          </table:table-cell>
          <table:table-cell office:value-type="float" office:value="94099" calcext:value-type="float">
            <text:p>94099</text:p>
          </table:table-cell>
          <table:table-cell office:value-type="string" calcext:value-type="string">
            <text:p>Octet; Music for a Large Ensemble; Violin Phase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939.799999999997" calcext:value-type="float">
            <text:p>939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203944759722983" calcext:value-type="float">
            <text:p>0,0000203945</text:p>
          </table:table-cell>
          <table:table-cell office:value-type="float" office:value="0.0131436034240273" calcext:value-type="float">
            <text:p>0,013143603</text:p>
          </table:table-cell>
          <table:table-cell office:value-type="float" office:value="10" calcext:value-type="float">
            <text:p>10</text:p>
          </table:table-cell>
          <table:table-cell office:value-type="float" office:value="0.0205353411349213" calcext:value-type="float">
            <text:p>0,020535341</text:p>
          </table:table-cell>
          <table:table-cell office:value-type="float" office:value="127368" calcext:value-type="float">
            <text:p>127368</text:p>
          </table:table-cell>
          <table:table-cell office:value-type="string" calcext:value-type="string">
            <text:p>Time 'n' Place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929.399999999997" calcext:value-type="float">
            <text:p>929,4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1445302714507" calcext:value-type="float">
            <text:p>0,0001445303</text:p>
          </table:table-cell>
          <table:table-cell office:value-type="float" office:value="0.0131300523177922" calcext:value-type="float">
            <text:p>0,013130052</text:p>
          </table:table-cell>
          <table:table-cell office:value-type="float" office:value="10" calcext:value-type="float">
            <text:p>10</text:p>
          </table:table-cell>
          <table:table-cell office:value-type="float" office:value="0.0192374780705601" calcext:value-type="float">
            <text:p>0,019237478</text:p>
          </table:table-cell>
          <table:table-cell office:value-type="float" office:value="150756" calcext:value-type="float">
            <text:p>150756</text:p>
          </table:table-cell>
          <table:table-cell office:value-type="string" calcext:value-type="string">
            <text:p>Hadestown [Original Broadway Cast]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956.999999999997" calcext:value-type="float">
            <text:p>957,0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373978329890154" calcext:value-type="float">
            <text:p>0,0000373978</text:p>
          </table:table-cell>
          <table:table-cell office:value-type="float" office:value="0.0131161483391628" calcext:value-type="float">
            <text:p>0,013116148</text:p>
          </table:table-cell>
          <table:table-cell office:value-type="float" office:value="17" calcext:value-type="float">
            <text:p>17</text:p>
          </table:table-cell>
          <table:table-cell office:value-type="float" office:value="0.02060047993091" calcext:value-type="float">
            <text:p>0,020600480</text:p>
          </table:table-cell>
          <table:table-cell office:value-type="float" office:value="118486" calcext:value-type="float">
            <text:p>118486</text:p>
          </table:table-cell>
          <table:table-cell office:value-type="string" calcext:value-type="string">
            <text:p>Symphonie No. 9 / Moldau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3.199999999997" calcext:value-type="float">
            <text:p>903,2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1892339901691" calcext:value-type="float">
            <text:p>0,0001892340</text:p>
          </table:table-cell>
          <table:table-cell office:value-type="float" office:value="0.0131051972834044" calcext:value-type="float">
            <text:p>0,013105197</text:p>
          </table:table-cell>
          <table:table-cell office:value-type="float" office:value="8" calcext:value-type="float">
            <text:p>8</text:p>
          </table:table-cell>
          <table:table-cell office:value-type="float" office:value="0.0209998020542584" calcext:value-type="float">
            <text:p>0,020999802</text:p>
          </table:table-cell>
          <table:table-cell office:value-type="float" office:value="131414" calcext:value-type="float">
            <text:p>131414</text:p>
          </table:table-cell>
          <table:table-cell office:value-type="string" calcext:value-type="string">
            <text:p>Pet Sounds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916.999999999997" calcext:value-type="float">
            <text:p>917,0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9153468766" calcext:value-type="float">
            <text:p>0,0003291535</text:p>
          </table:table-cell>
          <table:table-cell office:value-type="float" office:value="0.0130723501133386" calcext:value-type="float">
            <text:p>0,013072350</text:p>
          </table:table-cell>
          <table:table-cell office:value-type="float" office:value="17" calcext:value-type="float">
            <text:p>17</text:p>
          </table:table-cell>
          <table:table-cell office:value-type="float" office:value="0.0180905959160395" calcext:value-type="float">
            <text:p>0,018090596</text:p>
          </table:table-cell>
          <table:table-cell office:value-type="float" office:value="164732" calcext:value-type="float">
            <text:p>164732</text:p>
          </table:table-cell>
          <table:table-cell office:value-type="string" calcext:value-type="string">
            <text:p>Ride on Time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905.199999999996" calcext:value-type="float">
            <text:p>905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00200601403006213" calcext:value-type="float">
            <text:p>0,0000020060</text:p>
          </table:table-cell>
          <table:table-cell office:value-type="float" office:value="0.0130605235875489" calcext:value-type="float">
            <text:p>0,013060524</text:p>
          </table:table-cell>
          <table:table-cell office:value-type="float" office:value="17" calcext:value-type="float">
            <text:p>17</text:p>
          </table:table-cell>
          <table:table-cell office:value-type="float" office:value="0.017465400917493" calcext:value-type="float">
            <text:p>0,017465401</text:p>
          </table:table-cell>
          <table:table-cell office:value-type="float" office:value="163705" calcext:value-type="float">
            <text:p>163705</text:p>
          </table:table-cell>
          <table:table-cell office:value-type="string" calcext:value-type="string">
            <text:p>Tango: Zero Hour / Nuevo Tango: Hora Zero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876.899999999998" calcext:value-type="float">
            <text:p>876,9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1509047935233" calcext:value-type="float">
            <text:p>0,0001509048</text:p>
          </table:table-cell>
          <table:table-cell office:value-type="float" office:value="0.0130602980959788" calcext:value-type="float">
            <text:p>0,013060298</text:p>
          </table:table-cell>
          <table:table-cell office:value-type="float" office:value="8" calcext:value-type="float">
            <text:p>8</text:p>
          </table:table-cell>
          <table:table-cell office:value-type="float" office:value="0.0179072337090747" calcext:value-type="float">
            <text:p>0,017907234</text:p>
          </table:table-cell>
          <table:table-cell office:value-type="float" office:value="162651" calcext:value-type="float">
            <text:p>162651</text:p>
          </table:table-cell>
          <table:table-cell office:value-type="string" calcext:value-type="string">
            <text:p>Pastel Blues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882.299999999996" calcext:value-type="float">
            <text:p>882,3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196589374946" calcext:value-type="float">
            <text:p>0,0001965894</text:p>
          </table:table-cell>
          <table:table-cell office:value-type="float" office:value="0.0130487741758417" calcext:value-type="float">
            <text:p>0,013048774</text:p>
          </table:table-cell>
          <table:table-cell office:value-type="float" office:value="17" calcext:value-type="float">
            <text:p>17</text:p>
          </table:table-cell>
          <table:table-cell office:value-type="float" office:value="0.0174496525211781" calcext:value-type="float">
            <text:p>0,017449653</text:p>
          </table:table-cell>
          <table:table-cell office:value-type="float" office:value="157721" calcext:value-type="float">
            <text:p>157721</text:p>
          </table:table-cell>
          <table:table-cell office:value-type="string" calcext:value-type="string">
            <text:p>Vigilante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928.499999999998" calcext:value-type="float">
            <text:p>928,5</text:p>
          </table:table-cell>
          <table:table-cell office:value-type="float" office:value="577" calcext:value-type="float">
            <text:p>577</text:p>
          </table:table-cell>
          <table:table-cell office:value-type="float" office:value="0.577577577577578" calcext:value-type="float">
            <text:p>0,577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3026038001408" calcext:value-type="float">
            <text:p>0,7030</text:p>
          </table:table-cell>
          <table:table-cell office:value-type="float" office:value="0.000297057244285" calcext:value-type="float">
            <text:p>0,0002970572</text:p>
          </table:table-cell>
          <table:table-cell office:value-type="float" office:value="0.0130421384860327" calcext:value-type="float">
            <text:p>0,013042138</text:p>
          </table:table-cell>
          <table:table-cell office:value-type="float" office:value="17" calcext:value-type="float">
            <text:p>17</text:p>
          </table:table-cell>
          <table:table-cell office:value-type="float" office:value="0.0209037073166356" calcext:value-type="float">
            <text:p>0,020903707</text:p>
          </table:table-cell>
          <table:table-cell office:value-type="float" office:value="113575" calcext:value-type="float">
            <text:p>113575</text:p>
          </table:table-cell>
          <table:table-cell office:value-type="string" calcext:value-type="string">
            <text:p>...And Justice for All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864.999999999998" calcext:value-type="float">
            <text:p>865,0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1232695621473" calcext:value-type="float">
            <text:p>0,0001232696</text:p>
          </table:table-cell>
          <table:table-cell office:value-type="float" office:value="0.0130172083133033" calcext:value-type="float">
            <text:p>0,013017208</text:p>
          </table:table-cell>
          <table:table-cell office:value-type="float" office:value="8" calcext:value-type="float">
            <text:p>8</text:p>
          </table:table-cell>
          <table:table-cell office:value-type="float" office:value="0.0196305369323435" calcext:value-type="float">
            <text:p>0,019630537</text:p>
          </table:table-cell>
          <table:table-cell office:value-type="float" office:value="108172" calcext:value-type="float">
            <text:p>108172</text:p>
          </table:table-cell>
          <table:table-cell office:value-type="string" calcext:value-type="string">
            <text:p>Out to Lunch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903.999999999998" calcext:value-type="float">
            <text:p>904,0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3005677688376" calcext:value-type="float">
            <text:p>0,0003005678</text:p>
          </table:table-cell>
          <table:table-cell office:value-type="float" office:value="0.013004552991864" calcext:value-type="float">
            <text:p>0,013004553</text:p>
          </table:table-cell>
          <table:table-cell office:value-type="float" office:value="17" calcext:value-type="float">
            <text:p>17</text:p>
          </table:table-cell>
          <table:table-cell office:value-type="float" office:value="0.0253694892005645" calcext:value-type="float">
            <text:p>0,025369489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Mass in B minor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801.199999999999" calcext:value-type="float">
            <text:p>801,2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080236549174" calcext:value-type="float">
            <text:p>0,0002080237</text:p>
          </table:table-cell>
          <table:table-cell office:value-type="float" office:value="0.0129866500063292" calcext:value-type="float">
            <text:p>0,012986650</text:p>
          </table:table-cell>
          <table:table-cell office:value-type="float" office:value="12" calcext:value-type="float">
            <text:p>12</text:p>
          </table:table-cell>
          <table:table-cell office:value-type="float" office:value="0.0164508953966681" calcext:value-type="float">
            <text:p>0,016450895</text:p>
          </table:table-cell>
          <table:table-cell office:value-type="float" office:value="191997" calcext:value-type="float">
            <text:p>191997</text:p>
          </table:table-cell>
          <table:table-cell office:value-type="string" calcext:value-type="string">
            <text:p>The New Abnormal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916.399999999997" calcext:value-type="float">
            <text:p>916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1088262611308" calcext:value-type="float">
            <text:p>0,0001088263</text:p>
          </table:table-cell>
          <table:table-cell office:value-type="float" office:value="0.0129530795111314" calcext:value-type="float">
            <text:p>0,012953080</text:p>
          </table:table-cell>
          <table:table-cell office:value-type="float" office:value="17" calcext:value-type="float">
            <text:p>17</text:p>
          </table:table-cell>
          <table:table-cell office:value-type="float" office:value="0.0216791829829943" calcext:value-type="float">
            <text:p>0,021679183</text:p>
          </table:table-cell>
          <table:table-cell office:value-type="float" office:value="134103" calcext:value-type="float">
            <text:p>134103</text:p>
          </table:table-cell>
          <table:table-cell office:value-type="string" calcext:value-type="string">
            <text:p>For You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875.799999999998" calcext:value-type="float">
            <text:p>875,8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3" calcext:value-type="float">
            <text:p>69,3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219322194606" calcext:value-type="float">
            <text:p>0,0001219322</text:p>
          </table:table-cell>
          <table:table-cell office:value-type="float" office:value="0.0129152128058398" calcext:value-type="float">
            <text:p>0,012915213</text:p>
          </table:table-cell>
          <table:table-cell office:value-type="float" office:value="8" calcext:value-type="float">
            <text:p>8</text:p>
          </table:table-cell>
          <table:table-cell office:value-type="float" office:value="0.01992144865981" calcext:value-type="float">
            <text:p>0,019921449</text:p>
          </table:table-cell>
          <table:table-cell office:value-type="float" office:value="147928" calcext:value-type="float">
            <text:p>147928</text:p>
          </table:table-cell>
          <table:table-cell office:value-type="string" calcext:value-type="string">
            <text:p>Otis Blue: Otis Redding Sings Soul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937.199999999998" calcext:value-type="float">
            <text:p>937,2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775658758290689" calcext:value-type="float">
            <text:p>0,0000775659</text:p>
          </table:table-cell>
          <table:table-cell office:value-type="float" office:value="0.0128901861256785" calcext:value-type="float">
            <text:p>0,012890186</text:p>
          </table:table-cell>
          <table:table-cell office:value-type="float" office:value="10" calcext:value-type="float">
            <text:p>10</text:p>
          </table:table-cell>
          <table:table-cell office:value-type="float" office:value="0.0248346331398583" calcext:value-type="float">
            <text:p>0,024834633</text:p>
          </table:table-cell>
          <table:table-cell office:value-type="float" office:value="85124" calcext:value-type="float">
            <text:p>85124</text:p>
          </table:table-cell>
          <table:table-cell office:value-type="string" calcext:value-type="string">
            <text:p>A I A: Alien Observer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869.299999999998" calcext:value-type="float">
            <text:p>869,3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0421262946313047" calcext:value-type="float">
            <text:p>0,0000421263</text:p>
          </table:table-cell>
          <table:table-cell office:value-type="float" office:value="0.0128879756198721" calcext:value-type="float">
            <text:p>0,012887976</text:p>
          </table:table-cell>
          <table:table-cell office:value-type="float" office:value="8" calcext:value-type="float">
            <text:p>8</text:p>
          </table:table-cell>
          <table:table-cell office:value-type="float" office:value="0.0191763276905477" calcext:value-type="float">
            <text:p>0,019176328</text:p>
          </table:table-cell>
          <table:table-cell office:value-type="float" office:value="147567" calcext:value-type="float">
            <text:p>147567</text:p>
          </table:table-cell>
          <table:table-cell office:value-type="string" calcext:value-type="string">
            <text:p>Wild Is the Wind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911.599999999998" calcext:value-type="float">
            <text:p>911,6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0828149458743981" calcext:value-type="float">
            <text:p>0,0000828149</text:p>
          </table:table-cell>
          <table:table-cell office:value-type="float" office:value="0.0128808210077552" calcext:value-type="float">
            <text:p>0,012880821</text:p>
          </table:table-cell>
          <table:table-cell office:value-type="float" office:value="17" calcext:value-type="float">
            <text:p>17</text:p>
          </table:table-cell>
          <table:table-cell office:value-type="float" office:value="0.0207307757916994" calcext:value-type="float">
            <text:p>0,020730776</text:p>
          </table:table-cell>
          <table:table-cell office:value-type="float" office:value="134843" calcext:value-type="float">
            <text:p>134843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921.599999999998" calcext:value-type="float">
            <text:p>921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287695845478" calcext:value-type="float">
            <text:p>0,0002876958</text:p>
          </table:table-cell>
          <table:table-cell office:value-type="float" office:value="0.0128358126793219" calcext:value-type="float">
            <text:p>0,012835813</text:p>
          </table:table-cell>
          <table:table-cell office:value-type="float" office:value="17" calcext:value-type="float">
            <text:p>17</text:p>
          </table:table-cell>
          <table:table-cell office:value-type="float" office:value="0.0238089984786796" calcext:value-type="float">
            <text:p>0,023808998</text:p>
          </table:table-cell>
          <table:table-cell office:value-type="float" office:value="84063" calcext:value-type="float">
            <text:p>84063</text:p>
          </table:table-cell>
          <table:table-cell office:value-type="string" calcext:value-type="string">
            <text:p>Beneath the Remains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918.199999999996" calcext:value-type="float">
            <text:p>918,2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4027073165349" calcext:value-type="float">
            <text:p>0,0004027073</text:p>
          </table:table-cell>
          <table:table-cell office:value-type="float" office:value="0.0127685341165917" calcext:value-type="float">
            <text:p>0,012768534</text:p>
          </table:table-cell>
          <table:table-cell office:value-type="float" office:value="10" calcext:value-type="float">
            <text:p>10</text:p>
          </table:table-cell>
          <table:table-cell office:value-type="float" office:value="0.021205913611796" calcext:value-type="float">
            <text:p>0,021205914</text:p>
          </table:table-cell>
          <table:table-cell office:value-type="float" office:value="98692" calcext:value-type="float">
            <text:p>98692</text:p>
          </table:table-cell>
          <table:table-cell office:value-type="string" calcext:value-type="string">
            <text:p>Bandana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925.199999999996" calcext:value-type="float">
            <text:p>925,2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0506518542590687" calcext:value-type="float">
            <text:p>0,0000506519</text:p>
          </table:table-cell>
          <table:table-cell office:value-type="float" office:value="0.0127398357362182" calcext:value-type="float">
            <text:p>0,012739836</text:p>
          </table:table-cell>
          <table:table-cell office:value-type="float" office:value="10" calcext:value-type="float">
            <text:p>10</text:p>
          </table:table-cell>
          <table:table-cell office:value-type="float" office:value="0.0183773521371395" calcext:value-type="float">
            <text:p>0,018377352</text:p>
          </table:table-cell>
          <table:table-cell office:value-type="float" office:value="141604" calcext:value-type="float">
            <text:p>141604</text:p>
          </table:table-cell>
          <table:table-cell office:value-type="string" calcext:value-type="string">
            <text:p>This Is Happening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22.399999999995" calcext:value-type="float">
            <text:p>922,4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0882168550839225" calcext:value-type="float">
            <text:p>0,0000882169</text:p>
          </table:table-cell>
          <table:table-cell office:value-type="float" office:value="0.0126814100127037" calcext:value-type="float">
            <text:p>0,012681410</text:p>
          </table:table-cell>
          <table:table-cell office:value-type="float" office:value="17" calcext:value-type="float">
            <text:p>17</text:p>
          </table:table-cell>
          <table:table-cell office:value-type="float" office:value="0.0189807397261606" calcext:value-type="float">
            <text:p>0,018980740</text:p>
          </table:table-cell>
          <table:table-cell office:value-type="float" office:value="117268" calcext:value-type="float">
            <text:p>117268</text:p>
          </table:table-cell>
          <table:table-cell office:value-type="string" calcext:value-type="string">
            <text:p>The Ascension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59.199999999997" calcext:value-type="float">
            <text:p>959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6126701183481" calcext:value-type="float">
            <text:p>0,0006126701</text:p>
          </table:table-cell>
          <table:table-cell office:value-type="float" office:value="0.0126546952863529" calcext:value-type="float">
            <text:p>0,012654695</text:p>
          </table:table-cell>
          <table:table-cell office:value-type="float" office:value="10" calcext:value-type="float">
            <text:p>10</text:p>
          </table:table-cell>
          <table:table-cell office:value-type="float" office:value="0.0229511694160006" calcext:value-type="float">
            <text:p>0,022951169</text:p>
          </table:table-cell>
          <table:table-cell office:value-type="float" office:value="97415" calcext:value-type="float">
            <text:p>97415</text:p>
          </table:table-cell>
          <table:table-cell office:value-type="string" calcext:value-type="string">
            <text:p>Flower Boy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877.799999999998" calcext:value-type="float">
            <text:p>877,8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1310595832973" calcext:value-type="float">
            <text:p>0,0001310596</text:p>
          </table:table-cell>
          <table:table-cell office:value-type="float" office:value="0.0126100428681754" calcext:value-type="float">
            <text:p>0,012610043</text:p>
          </table:table-cell>
          <table:table-cell office:value-type="float" office:value="8" calcext:value-type="float">
            <text:p>8</text:p>
          </table:table-cell>
          <table:table-cell office:value-type="float" office:value="0.0161697554630296" calcext:value-type="float">
            <text:p>0,016169755</text:p>
          </table:table-cell>
          <table:table-cell office:value-type="float" office:value="182501" calcext:value-type="float">
            <text:p>182501</text:p>
          </table:table-cell>
          <table:table-cell office:value-type="string" calcext:value-type="string">
            <text:p>Duke Ellington's Far East Suite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13.099999999996" calcext:value-type="float">
            <text:p>913,1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3493807769024" calcext:value-type="float">
            <text:p>0,0003493808</text:p>
          </table:table-cell>
          <table:table-cell office:value-type="float" office:value="0.0126095344391129" calcext:value-type="float">
            <text:p>0,012609534</text:p>
          </table:table-cell>
          <table:table-cell office:value-type="float" office:value="17" calcext:value-type="float">
            <text:p>17</text:p>
          </table:table-cell>
          <table:table-cell office:value-type="float" office:value="0.0239065296862052" calcext:value-type="float">
            <text:p>0,023906530</text:p>
          </table:table-cell>
          <table:table-cell office:value-type="float" office:value="74847" calcext:value-type="float">
            <text:p>74847</text:p>
          </table:table-cell>
          <table:table-cell office:value-type="string" calcext:value-type="string">
            <text:p>Pornography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890.999999999997" calcext:value-type="float">
            <text:p>891,0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28618331089941" calcext:value-type="float">
            <text:p>0,0000428618</text:p>
          </table:table-cell>
          <table:table-cell office:value-type="float" office:value="0.0125876061845607" calcext:value-type="float">
            <text:p>0,012587606</text:p>
          </table:table-cell>
          <table:table-cell office:value-type="float" office:value="17" calcext:value-type="float">
            <text:p>17</text:p>
          </table:table-cell>
          <table:table-cell office:value-type="float" office:value="0.0192540165588582" calcext:value-type="float">
            <text:p>0,019254017</text:p>
          </table:table-cell>
          <table:table-cell office:value-type="float" office:value="120167" calcext:value-type="float">
            <text:p>120167</text:p>
          </table:table-cell>
          <table:table-cell office:value-type="string" calcext:value-type="string">
            <text:p>Nightfall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897.999999999996" calcext:value-type="float">
            <text:p>898,0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5531583687896" calcext:value-type="float">
            <text:p>0,0005531584</text:p>
          </table:table-cell>
          <table:table-cell office:value-type="float" office:value="0.0125844823263887" calcext:value-type="float">
            <text:p>0,012584482</text:p>
          </table:table-cell>
          <table:table-cell office:value-type="float" office:value="10" calcext:value-type="float">
            <text:p>10</text:p>
          </table:table-cell>
          <table:table-cell office:value-type="float" office:value="0.0193151865372172" calcext:value-type="float">
            <text:p>0,019315187</text:p>
          </table:table-cell>
          <table:table-cell office:value-type="float" office:value="106364" calcext:value-type="float">
            <text:p>106364</text:p>
          </table:table-cell>
          <table:table-cell office:value-type="string" calcext:value-type="string">
            <text:p>Colored Sands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835.299999999997" calcext:value-type="float">
            <text:p>835,3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11232876162736" calcext:value-type="float">
            <text:p>0,0000411233</text:p>
          </table:table-cell>
          <table:table-cell office:value-type="float" office:value="0.0125425101053169" calcext:value-type="float">
            <text:p>0,012542510</text:p>
          </table:table-cell>
          <table:table-cell office:value-type="float" office:value="8" calcext:value-type="float">
            <text:p>8</text:p>
          </table:table-cell>
          <table:table-cell office:value-type="float" office:value="0.0182621232776178" calcext:value-type="float">
            <text:p>0,018262123</text:p>
          </table:table-cell>
          <table:table-cell office:value-type="float" office:value="128524" calcext:value-type="float">
            <text:p>128524</text:p>
          </table:table-cell>
          <table:table-cell office:value-type="string" calcext:value-type="string">
            <text:p>We Insist! Max Roach's Freedom Now Suite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917.499999999998" calcext:value-type="float">
            <text:p>917,5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6736863784291" calcext:value-type="float">
            <text:p>0,0006736864</text:p>
          </table:table-cell>
          <table:table-cell office:value-type="float" office:value="0.0125366852306862" calcext:value-type="float">
            <text:p>0,012536685</text:p>
          </table:table-cell>
          <table:table-cell office:value-type="float" office:value="8" calcext:value-type="float">
            <text:p>8</text:p>
          </table:table-cell>
          <table:table-cell office:value-type="float" office:value="0.0226542021000253" calcext:value-type="float">
            <text:p>0,022654202</text:p>
          </table:table-cell>
          <table:table-cell office:value-type="float" office:value="88879" calcext:value-type="float">
            <text:p>88879</text:p>
          </table:table-cell>
          <table:table-cell office:value-type="string" calcext:value-type="string">
            <text:p>IX. Symphonie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921.699999999998" calcext:value-type="float">
            <text:p>921,7</text:p>
          </table:table-cell>
          <table:table-cell office:value-type="float" office:value="455" calcext:value-type="float">
            <text:p>455</text:p>
          </table:table-cell>
          <table:table-cell office:value-type="float" office:value="0.455455455455455" calcext:value-type="float">
            <text:p>0,45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7440051847051" calcext:value-type="float">
            <text:p>0,6474</text:p>
          </table:table-cell>
          <table:table-cell office:value-type="float" office:value="0.0002881973489855" calcext:value-type="float">
            <text:p>0,0002881973</text:p>
          </table:table-cell>
          <table:table-cell office:value-type="float" office:value="0.0124639705966925" calcext:value-type="float">
            <text:p>0,012463971</text:p>
          </table:table-cell>
          <table:table-cell office:value-type="float" office:value="10" calcext:value-type="float">
            <text:p>10</text:p>
          </table:table-cell>
          <table:table-cell office:value-type="float" office:value="0.0250202844448926" calcext:value-type="float">
            <text:p>0,025020284</text:p>
          </table:table-cell>
          <table:table-cell office:value-type="float" office:value="66535" calcext:value-type="float">
            <text:p>66535</text:p>
          </table:table-cell>
          <table:table-cell office:value-type="string" calcext:value-type="string">
            <text:p>Muerte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920.899999999997" calcext:value-type="float">
            <text:p>920,9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0564024278119135" calcext:value-type="float">
            <text:p>0,0000564024</text:p>
          </table:table-cell>
          <table:table-cell office:value-type="float" office:value="0.0124583092900844" calcext:value-type="float">
            <text:p>0,012458309</text:p>
          </table:table-cell>
          <table:table-cell office:value-type="float" office:value="10" calcext:value-type="float">
            <text:p>10</text:p>
          </table:table-cell>
          <table:table-cell office:value-type="float" office:value="0.0190674962366706" calcext:value-type="float">
            <text:p>0,019067496</text:p>
          </table:table-cell>
          <table:table-cell office:value-type="float" office:value="107552" calcext:value-type="float">
            <text:p>107552</text:p>
          </table:table-cell>
          <table:table-cell office:value-type="string" calcext:value-type="string">
            <text:p>çœŸãƒ»å¥³ç¥žè»¢ç”Ÿ IV (Shin Megami Tensei IV)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06.599999999997" calcext:value-type="float">
            <text:p>906,6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0992976944880752" calcext:value-type="float">
            <text:p>0,0000992977</text:p>
          </table:table-cell>
          <table:table-cell office:value-type="float" office:value="0.0124574782514553" calcext:value-type="float">
            <text:p>0,012457478</text:p>
          </table:table-cell>
          <table:table-cell office:value-type="float" office:value="10" calcext:value-type="float">
            <text:p>10</text:p>
          </table:table-cell>
          <table:table-cell office:value-type="float" office:value="0.0255753703635985" calcext:value-type="float">
            <text:p>0,025575370</text:p>
          </table:table-cell>
          <table:table-cell office:value-type="float" office:value="74184" calcext:value-type="float">
            <text:p>74184</text:p>
          </table:table-cell>
          <table:table-cell office:value-type="string" calcext:value-type="string">
            <text:p>Dead Magic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883.099999999998" calcext:value-type="float">
            <text:p>883,1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818953221758" calcext:value-type="float">
            <text:p>0,0001818953</text:p>
          </table:table-cell>
          <table:table-cell office:value-type="float" office:value="0.0124508137786536" calcext:value-type="float">
            <text:p>0,012450814</text:p>
          </table:table-cell>
          <table:table-cell office:value-type="float" office:value="17" calcext:value-type="float">
            <text:p>17</text:p>
          </table:table-cell>
          <table:table-cell office:value-type="float" office:value="0.0217313769831802" calcext:value-type="float">
            <text:p>0,021731377</text:p>
          </table:table-cell>
          <table:table-cell office:value-type="float" office:value="117016" calcext:value-type="float">
            <text:p>117016</text:p>
          </table:table-cell>
          <table:table-cell office:value-type="string" calcext:value-type="string">
            <text:p>Bad Brains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856.299999999999" calcext:value-type="float">
            <text:p>856,3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0511533577665842" calcext:value-type="float">
            <text:p>0,0000511534</text:p>
          </table:table-cell>
          <table:table-cell office:value-type="float" office:value="0.0124378554575199" calcext:value-type="float">
            <text:p>0,012437855</text:p>
          </table:table-cell>
          <table:table-cell office:value-type="float" office:value="8" calcext:value-type="float">
            <text:p>8</text:p>
          </table:table-cell>
          <table:table-cell office:value-type="float" office:value="0.0206550816778538" calcext:value-type="float">
            <text:p>0,020655082</text:p>
          </table:table-cell>
          <table:table-cell office:value-type="float" office:value="139608" calcext:value-type="float">
            <text:p>139608</text:p>
          </table:table-cell>
          <table:table-cell office:value-type="string" calcext:value-type="string">
            <text:p>Lady Soul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864.499999999998" calcext:value-type="float">
            <text:p>864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414572220851" calcext:value-type="float">
            <text:p>0,0002414572</text:p>
          </table:table-cell>
          <table:table-cell office:value-type="float" office:value="0.0123961624093252" calcext:value-type="float">
            <text:p>0,012396162</text:p>
          </table:table-cell>
          <table:table-cell office:value-type="float" office:value="8" calcext:value-type="float">
            <text:p>8</text:p>
          </table:table-cell>
          <table:table-cell office:value-type="float" office:value="0.0191256141318242" calcext:value-type="float">
            <text:p>0,019125614</text:p>
          </table:table-cell>
          <table:table-cell office:value-type="float" office:value="124089" calcext:value-type="float">
            <text:p>124089</text:p>
          </table:table-cell>
          <table:table-cell office:value-type="string" calcext:value-type="string">
            <text:p>Maiden Voyage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820.999999999998" calcext:value-type="float">
            <text:p>821,0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3527241336192" calcext:value-type="float">
            <text:p>0,0003527241</text:p>
          </table:table-cell>
          <table:table-cell office:value-type="float" office:value="0.0123632079297805" calcext:value-type="float">
            <text:p>0,012363208</text:p>
          </table:table-cell>
          <table:table-cell office:value-type="float" office:value="8" calcext:value-type="float">
            <text:p>8</text:p>
          </table:table-cell>
          <table:table-cell office:value-type="float" office:value="0.0197442664111769" calcext:value-type="float">
            <text:p>0,019744266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Stand!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29.599999999995" calcext:value-type="float">
            <text:p>929,6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54127741636" calcext:value-type="float">
            <text:p>0,0006541277</text:p>
          </table:table-cell>
          <table:table-cell office:value-type="float" office:value="0.0123437358067583" calcext:value-type="float">
            <text:p>0,012343736</text:p>
          </table:table-cell>
          <table:table-cell office:value-type="float" office:value="10" calcext:value-type="float">
            <text:p>10</text:p>
          </table:table-cell>
          <table:table-cell office:value-type="float" office:value="0.0186444116501862" calcext:value-type="float">
            <text:p>0,018644412</text:p>
          </table:table-cell>
          <table:table-cell office:value-type="float" office:value="128943" calcext:value-type="float">
            <text:p>128943</text:p>
          </table:table-cell>
          <table:table-cell office:value-type="string" calcext:value-type="string">
            <text:p>My Beautiful Dark Twisted Fantasy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896.999999999999" calcext:value-type="float">
            <text:p>897,0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4744223181096" calcext:value-type="float">
            <text:p>0,0004744223</text:p>
          </table:table-cell>
          <table:table-cell office:value-type="float" office:value="0.0123098854727673" calcext:value-type="float">
            <text:p>0,012309885</text:p>
          </table:table-cell>
          <table:table-cell office:value-type="float" office:value="17" calcext:value-type="float">
            <text:p>17</text:p>
          </table:table-cell>
          <table:table-cell office:value-type="float" office:value="0.0254503314476795" calcext:value-type="float">
            <text:p>0,025450331</text:p>
          </table:table-cell>
          <table:table-cell office:value-type="float" office:value="74855" calcext:value-type="float">
            <text:p>74855</text:p>
          </table:table-cell>
          <table:table-cell office:value-type="string" calcext:value-type="string">
            <text:p>Reign in Blood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890.099999999998" calcext:value-type="float">
            <text:p>890,1</text:p>
          </table:table-cell>
          <table:table-cell office:value-type="float" office:value="434" calcext:value-type="float">
            <text:p>434</text:p>
          </table:table-cell>
          <table:table-cell office:value-type="float" office:value="0.434434434434434" calcext:value-type="float">
            <text:p>0,434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38746803069054" calcext:value-type="float">
            <text:p>0,6387</text:p>
          </table:table-cell>
          <table:table-cell office:value-type="float" office:value="0.0002774986074919" calcext:value-type="float">
            <text:p>0,0002774986</text:p>
          </table:table-cell>
          <table:table-cell office:value-type="float" office:value="0.0122781292651479" calcext:value-type="float">
            <text:p>0,012278129</text:p>
          </table:table-cell>
          <table:table-cell office:value-type="float" office:value="8" calcext:value-type="float">
            <text:p>8</text:p>
          </table:table-cell>
          <table:table-cell office:value-type="float" office:value="0.0246720798703242" calcext:value-type="float">
            <text:p>0,024672080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Ascension [Edition II]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910.599999999996" calcext:value-type="float">
            <text:p>910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4994974934854" calcext:value-type="float">
            <text:p>0,0004994975</text:p>
          </table:table-cell>
          <table:table-cell office:value-type="float" office:value="0.0122592508872769" calcext:value-type="float">
            <text:p>0,012259251</text:p>
          </table:table-cell>
          <table:table-cell office:value-type="float" office:value="10" calcext:value-type="float">
            <text:p>10</text:p>
          </table:table-cell>
          <table:table-cell office:value-type="float" office:value="0.0192821814663006" calcext:value-type="float">
            <text:p>0,019282181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TA13OO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58.7" calcext:value-type="float">
            <text:p>758,7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7.1" calcext:value-type="float">
            <text:p>67,10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6901436538488" calcext:value-type="float">
            <text:p>0,0006901437</text:p>
          </table:table-cell>
          <table:table-cell office:value-type="float" office:value="0.0122568190999119" calcext:value-type="float">
            <text:p>0,012256819</text:p>
          </table:table-cell>
          <table:table-cell office:value-type="float" office:value="12" calcext:value-type="float">
            <text:p>12</text:p>
          </table:table-cell>
          <table:table-cell office:value-type="float" office:value="0.0163265738686195" calcext:value-type="float">
            <text:p>0,016326574</text:p>
          </table:table-cell>
          <table:table-cell office:value-type="float" office:value="131938" calcext:value-type="float">
            <text:p>131938</text:p>
          </table:table-cell>
          <table:table-cell office:value-type="string" calcext:value-type="string">
            <text:p>Live at Red Rocks '2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711" calcext:value-type="float">
            <text:p>711,0</text:p>
          </table:table-cell>
          <table:table-cell office:value-type="float" office:value="348" calcext:value-type="float">
            <text:p>348</text:p>
          </table:table-cell>
          <table:table-cell office:value-type="float" office:value="0.348348348348348" calcext:value-type="float">
            <text:p>0,3483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05454545454546" calcext:value-type="float">
            <text:p>0,6055</text:p>
          </table:table-cell>
          <table:table-cell office:value-type="float" office:value="0.000126211716058" calcext:value-type="float">
            <text:p>0,0001262117</text:p>
          </table:table-cell>
          <table:table-cell office:value-type="float" office:value="0.0122462181390798" calcext:value-type="float">
            <text:p>0,012246218</text:p>
          </table:table-cell>
          <table:table-cell office:value-type="float" office:value="12" calcext:value-type="float">
            <text:p>12</text:p>
          </table:table-cell>
          <table:table-cell office:value-type="float" office:value="0.0277659253663239" calcext:value-type="float">
            <text:p>0,027765925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ã‚¢ãƒ€ãƒ³ã®é¢¨ (Adan no kaze)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752.699999999999" calcext:value-type="float">
            <text:p>752,7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1488803432" calcext:value-type="float">
            <text:p>0,0002831489</text:p>
          </table:table-cell>
          <table:table-cell office:value-type="float" office:value="0.012227516559154" calcext:value-type="float">
            <text:p>0,012227517</text:p>
          </table:table-cell>
          <table:table-cell office:value-type="float" office:value="12" calcext:value-type="float">
            <text:p>12</text:p>
          </table:table-cell>
          <table:table-cell office:value-type="float" office:value="0.0167696523762942" calcext:value-type="float">
            <text:p>0,016769652</text:p>
          </table:table-cell>
          <table:table-cell office:value-type="float" office:value="125943" calcext:value-type="float">
            <text:p>125943</text:p>
          </table:table-cell>
          <table:table-cell office:value-type="string" calcext:value-type="string">
            <text:p>Live in Chicago '2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85.799999999998" calcext:value-type="float">
            <text:p>885,8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1425941639702" calcext:value-type="float">
            <text:p>0,0001425942</text:p>
          </table:table-cell>
          <table:table-cell office:value-type="float" office:value="0.0122234331544155" calcext:value-type="float">
            <text:p>0,012223433</text:p>
          </table:table-cell>
          <table:table-cell office:value-type="float" office:value="17" calcext:value-type="float">
            <text:p>17</text:p>
          </table:table-cell>
          <table:table-cell office:value-type="float" office:value="0.0235871568233939" calcext:value-type="float">
            <text:p>0,023587157</text:p>
          </table:table-cell>
          <table:table-cell office:value-type="float" office:value="90125" calcext:value-type="float">
            <text:p>90125</text:p>
          </table:table-cell>
          <table:table-cell office:value-type="string" calcext:value-type="string">
            <text:p>Master of Puppets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806.199999999998" calcext:value-type="float">
            <text:p>806,2</text:p>
          </table:table-cell>
          <table:table-cell office:value-type="float" office:value="533" calcext:value-type="float">
            <text:p>533</text:p>
          </table:table-cell>
          <table:table-cell office:value-type="float" office:value="0.533533533533534" calcext:value-type="float">
            <text:p>0,533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1911262798635" calcext:value-type="float">
            <text:p>0,6819</text:p>
          </table:table-cell>
          <table:table-cell office:value-type="float" office:value="0.0002244061028296" calcext:value-type="float">
            <text:p>0,0002244061</text:p>
          </table:table-cell>
          <table:table-cell office:value-type="float" office:value="0.0122096704834271" calcext:value-type="float">
            <text:p>0,012209670</text:p>
          </table:table-cell>
          <table:table-cell office:value-type="float" office:value="8" calcext:value-type="float">
            <text:p>8</text:p>
          </table:table-cell>
          <table:table-cell office:value-type="float" office:value="0.0215542207802083" calcext:value-type="float">
            <text:p>0,021554221</text:p>
          </table:table-cell>
          <table:table-cell office:value-type="float" office:value="106642" calcext:value-type="float">
            <text:p>106642</text:p>
          </table:table-cell>
          <table:table-cell office:value-type="string" calcext:value-type="string">
            <text:p>Samba esquema novo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873.599999999997" calcext:value-type="float">
            <text:p>873,6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11739034028" calcext:value-type="float">
            <text:p>0,0001117390</text:p>
          </table:table-cell>
          <table:table-cell office:value-type="float" office:value="0.0121644660094139" calcext:value-type="float">
            <text:p>0,012164466</text:p>
          </table:table-cell>
          <table:table-cell office:value-type="float" office:value="10" calcext:value-type="float">
            <text:p>10</text:p>
          </table:table-cell>
          <table:table-cell office:value-type="float" office:value="0.022409556731301" calcext:value-type="float">
            <text:p>0,022409557</text:p>
          </table:table-cell>
          <table:table-cell office:value-type="float" office:value="88463" calcext:value-type="float">
            <text:p>88463</text:p>
          </table:table-cell>
          <table:table-cell office:value-type="string" calcext:value-type="string">
            <text:p>Black Messiah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869.999999999998" calcext:value-type="float">
            <text:p>870,0</text:p>
          </table:table-cell>
          <table:table-cell office:value-type="float" office:value="420" calcext:value-type="float">
            <text:p>420</text:p>
          </table:table-cell>
          <table:table-cell office:value-type="float" office:value="0.42042042042042" calcext:value-type="float">
            <text:p>0,42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3079847908745" calcext:value-type="float">
            <text:p>0,6331</text:p>
          </table:table-cell>
          <table:table-cell office:value-type="float" office:value="0.0002440650403242" calcext:value-type="float">
            <text:p>0,0002440650</text:p>
          </table:table-cell>
          <table:table-cell office:value-type="float" office:value="0.0121482715844745" calcext:value-type="float">
            <text:p>0,012148272</text:p>
          </table:table-cell>
          <table:table-cell office:value-type="float" office:value="17" calcext:value-type="float">
            <text:p>17</text:p>
          </table:table-cell>
          <table:table-cell office:value-type="float" office:value="0.0271342293329656" calcext:value-type="float">
            <text:p>0,027134229</text:p>
          </table:table-cell>
          <table:table-cell office:value-type="float" office:value="58928" calcext:value-type="float">
            <text:p>58928</text:p>
          </table:table-cell>
          <table:table-cell office:value-type="string" calcext:value-type="string">
            <text:p>Altars of Madness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919.699999999995" calcext:value-type="float">
            <text:p>919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3492693316785" calcext:value-type="float">
            <text:p>0,0003492693</text:p>
          </table:table-cell>
          <table:table-cell office:value-type="float" office:value="0.0121284351346209" calcext:value-type="float">
            <text:p>0,012128435</text:p>
          </table:table-cell>
          <table:table-cell office:value-type="float" office:value="10" calcext:value-type="float">
            <text:p>10</text:p>
          </table:table-cell>
          <table:table-cell office:value-type="float" office:value="0.0196202048631912" calcext:value-type="float">
            <text:p>0,019620205</text:p>
          </table:table-cell>
          <table:table-cell office:value-type="float" office:value="95320" calcext:value-type="float">
            <text:p>95320</text:p>
          </table:table-cell>
          <table:table-cell office:value-type="string" calcext:value-type="string">
            <text:p>Performing "flood"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890.499999999998" calcext:value-type="float">
            <text:p>890,5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0722165050822366" calcext:value-type="float">
            <text:p>0,0000722165</text:p>
          </table:table-cell>
          <table:table-cell office:value-type="float" office:value="0.0121079939071697" calcext:value-type="float">
            <text:p>0,012107994</text:p>
          </table:table-cell>
          <table:table-cell office:value-type="float" office:value="10" calcext:value-type="float">
            <text:p>10</text:p>
          </table:table-cell>
          <table:table-cell office:value-type="float" office:value="0.0200003279116496" calcext:value-type="float">
            <text:p>0,020000328</text:p>
          </table:table-cell>
          <table:table-cell office:value-type="float" office:value="132855" calcext:value-type="float">
            <text:p>132855</text:p>
          </table:table-cell>
          <table:table-cell office:value-type="string" calcext:value-type="string">
            <text:p>EÂ·MOÂ·TION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828.099999999997" calcext:value-type="float">
            <text:p>828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7.5" calcext:value-type="float">
            <text:p>67,50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183617150885" calcext:value-type="float">
            <text:p>0,0001836172</text:p>
          </table:table-cell>
          <table:table-cell office:value-type="float" office:value="0.0120824718011716" calcext:value-type="float">
            <text:p>0,012082472</text:p>
          </table:table-cell>
          <table:table-cell office:value-type="float" office:value="8" calcext:value-type="float">
            <text:p>8</text:p>
          </table:table-cell>
          <table:table-cell office:value-type="float" office:value="0.0240533052693754" calcext:value-type="float">
            <text:p>0,024053305</text:p>
          </table:table-cell>
          <table:table-cell office:value-type="float" office:value="78968" calcext:value-type="float">
            <text:p>78968</text:p>
          </table:table-cell>
          <table:table-cell office:value-type="string" calcext:value-type="string">
            <text:p>Arthur or the Decline and Fall of the British Empire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874.599999999999" calcext:value-type="float">
            <text:p>874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2975587477925" calcext:value-type="float">
            <text:p>0,0002975587</text:p>
          </table:table-cell>
          <table:table-cell office:value-type="float" office:value="0.0120809714740492" calcext:value-type="float">
            <text:p>0,012080971</text:p>
          </table:table-cell>
          <table:table-cell office:value-type="float" office:value="8" calcext:value-type="float">
            <text:p>8</text:p>
          </table:table-cell>
          <table:table-cell office:value-type="float" office:value="0.019233462685347" calcext:value-type="float">
            <text:p>0,019233463</text:p>
          </table:table-cell>
          <table:table-cell office:value-type="float" office:value="115749" calcext:value-type="float">
            <text:p>115749</text:p>
          </table:table-cell>
          <table:table-cell office:value-type="string" calcext:value-type="string">
            <text:p>Idle Moments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864.199999999999" calcext:value-type="float">
            <text:p>864,2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387561910608" calcext:value-type="float">
            <text:p>0,0003875619</text:p>
          </table:table-cell>
          <table:table-cell office:value-type="float" office:value="0.0120774509530754" calcext:value-type="float">
            <text:p>0,012077451</text:p>
          </table:table-cell>
          <table:table-cell office:value-type="float" office:value="8" calcext:value-type="float">
            <text:p>8</text:p>
          </table:table-cell>
          <table:table-cell office:value-type="float" office:value="0.0201154803907916" calcext:value-type="float">
            <text:p>0,020115480</text:p>
          </table:table-cell>
          <table:table-cell office:value-type="float" office:value="96623" calcext:value-type="float">
            <text:p>96623</text:p>
          </table:table-cell>
          <table:table-cell office:value-type="string" calcext:value-type="string">
            <text:p>Speak No Evil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839.699999999998" calcext:value-type="float">
            <text:p>839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031093217465963" calcext:value-type="float">
            <text:p>0,0000310932</text:p>
          </table:table-cell>
          <table:table-cell office:value-type="float" office:value="0.0120768198833081" calcext:value-type="float">
            <text:p>0,012076820</text:p>
          </table:table-cell>
          <table:table-cell office:value-type="float" office:value="8" calcext:value-type="float">
            <text:p>8</text:p>
          </table:table-cell>
          <table:table-cell office:value-type="float" office:value="0.0191650060890178" calcext:value-type="float">
            <text:p>0,019165006</text:p>
          </table:table-cell>
          <table:table-cell office:value-type="float" office:value="118590" calcext:value-type="float">
            <text:p>118590</text:p>
          </table:table-cell>
          <table:table-cell office:value-type="string" calcext:value-type="string">
            <text:p>Tristan und Isolde (Bayreuth 1966)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758.899999999998" calcext:value-type="float">
            <text:p>758,9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11312916122535" calcext:value-type="float">
            <text:p>0,0011312916</text:p>
          </table:table-cell>
          <table:table-cell office:value-type="float" office:value="0.0120399609575723" calcext:value-type="float">
            <text:p>0,012039961</text:p>
          </table:table-cell>
          <table:table-cell office:value-type="float" office:value="12" calcext:value-type="float">
            <text:p>12</text:p>
          </table:table-cell>
          <table:table-cell office:value-type="float" office:value="0.0137314835469111" calcext:value-type="float">
            <text:p>0,013731484</text:p>
          </table:table-cell>
          <table:table-cell office:value-type="float" office:value="200069" calcext:value-type="float">
            <text:p>200069</text:p>
          </table:table-cell>
          <table:table-cell office:value-type="string" calcext:value-type="string">
            <text:p>Melt My Eyez See Your Future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48.199999999995" calcext:value-type="float">
            <text:p>948,2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10324285541386" calcext:value-type="float">
            <text:p>0,0010324286</text:p>
          </table:table-cell>
          <table:table-cell office:value-type="float" office:value="0.0120280540398975" calcext:value-type="float">
            <text:p>0,012028054</text:p>
          </table:table-cell>
          <table:table-cell office:value-type="float" office:value="10" calcext:value-type="float">
            <text:p>10</text:p>
          </table:table-cell>
          <table:table-cell office:value-type="float" office:value="0.0209198870246312" calcext:value-type="float">
            <text:p>0,020919887</text:p>
          </table:table-cell>
          <table:table-cell office:value-type="float" office:value="106623" calcext:value-type="float">
            <text:p>106623</text:p>
          </table:table-cell>
          <table:table-cell office:value-type="string" calcext:value-type="string">
            <text:p>The Life of Pablo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886.199999999998" calcext:value-type="float">
            <text:p>886,2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2345364736814" calcext:value-type="float">
            <text:p>0,0002345365</text:p>
          </table:table-cell>
          <table:table-cell office:value-type="float" office:value="0.0120193365523881" calcext:value-type="float">
            <text:p>0,012019337</text:p>
          </table:table-cell>
          <table:table-cell office:value-type="float" office:value="10" calcext:value-type="float">
            <text:p>10</text:p>
          </table:table-cell>
          <table:table-cell office:value-type="float" office:value="0.0225878889413857" calcext:value-type="float">
            <text:p>0,022587889</text:p>
          </table:table-cell>
          <table:table-cell office:value-type="float" office:value="95463" calcext:value-type="float">
            <text:p>95463</text:p>
          </table:table-cell>
          <table:table-cell office:value-type="string" calcext:value-type="string">
            <text:p>channel ORANG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49.999999999997" calcext:value-type="float">
            <text:p>950,0</text:p>
          </table:table-cell>
          <table:table-cell office:value-type="float" office:value="495" calcext:value-type="float">
            <text:p>495</text:p>
          </table:table-cell>
          <table:table-cell office:value-type="float" office:value="0.495495495495496" calcext:value-type="float">
            <text:p>0,495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4670658682635" calcext:value-type="float">
            <text:p>0,6647</text:p>
          </table:table-cell>
          <table:table-cell office:value-type="float" office:value="0.0001385821359101" calcext:value-type="float">
            <text:p>0,0001385821</text:p>
          </table:table-cell>
          <table:table-cell office:value-type="float" office:value="0.0120136312015977" calcext:value-type="float">
            <text:p>0,012013631</text:p>
          </table:table-cell>
          <table:table-cell office:value-type="float" office:value="10" calcext:value-type="float">
            <text:p>10</text:p>
          </table:table-cell>
          <table:table-cell office:value-type="float" office:value="0.0233037846322666" calcext:value-type="float">
            <text:p>0,023303785</text:p>
          </table:table-cell>
          <table:table-cell office:value-type="float" office:value="84273" calcext:value-type="float">
            <text:p>84273</text:p>
          </table:table-cell>
          <table:table-cell office:value-type="string" calcext:value-type="string">
            <text:p>The Money Store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912.499999999997" calcext:value-type="float">
            <text:p>912,5</text:p>
          </table:table-cell>
          <table:table-cell office:value-type="float" office:value="438" calcext:value-type="float">
            <text:p>438</text:p>
          </table:table-cell>
          <table:table-cell office:value-type="float" office:value="0.438438438438438" calcext:value-type="float">
            <text:p>0,4384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40384615384615" calcext:value-type="float">
            <text:p>0,6404</text:p>
          </table:table-cell>
          <table:table-cell office:value-type="float" office:value="0.0004058835054159" calcext:value-type="float">
            <text:p>0,0004058835</text:p>
          </table:table-cell>
          <table:table-cell office:value-type="float" office:value="0.0119735071841941" calcext:value-type="float">
            <text:p>0,011973507</text:p>
          </table:table-cell>
          <table:table-cell office:value-type="float" office:value="17" calcext:value-type="float">
            <text:p>17</text:p>
          </table:table-cell>
          <table:table-cell office:value-type="float" office:value="0.0246284373782799" calcext:value-type="float">
            <text:p>0,024628437</text:p>
          </table:table-cell>
          <table:table-cell office:value-type="float" office:value="65063" calcext:value-type="float">
            <text:p>65063</text:p>
          </table:table-cell>
          <table:table-cell office:value-type="string" calcext:value-type="string">
            <text:p>Symphony No. 9 "Choral"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754.999999999997" calcext:value-type="float">
            <text:p>755,0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036432558142" calcext:value-type="float">
            <text:p>0,0005036433</text:p>
          </table:table-cell>
          <table:table-cell office:value-type="float" office:value="0.0119655181909495" calcext:value-type="float">
            <text:p>0,011965518</text:p>
          </table:table-cell>
          <table:table-cell office:value-type="float" office:value="12" calcext:value-type="float">
            <text:p>12</text:p>
          </table:table-cell>
          <table:table-cell office:value-type="float" office:value="0.0153533078537297" calcext:value-type="float">
            <text:p>0,015353308</text:p>
          </table:table-cell>
          <table:table-cell office:value-type="float" office:value="143445" calcext:value-type="float">
            <text:p>143445</text:p>
          </table:table-cell>
          <table:table-cell office:value-type="string" calcext:value-type="string">
            <text:p>For the First Time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876.199999999998" calcext:value-type="float">
            <text:p>876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3487121055591" calcext:value-type="float">
            <text:p>0,0003487121</text:p>
          </table:table-cell>
          <table:table-cell office:value-type="float" office:value="0.0119591318351174" calcext:value-type="float">
            <text:p>0,011959132</text:p>
          </table:table-cell>
          <table:table-cell office:value-type="float" office:value="17" calcext:value-type="float">
            <text:p>17</text:p>
          </table:table-cell>
          <table:table-cell office:value-type="float" office:value="0.0216587540461434" calcext:value-type="float">
            <text:p>0,021658754</text:p>
          </table:table-cell>
          <table:table-cell office:value-type="float" office:value="96904" calcext:value-type="float">
            <text:p>96904</text:p>
          </table:table-cell>
          <table:table-cell office:value-type="string" calcext:value-type="string">
            <text:p>Blood Fire Death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897.599999999997" calcext:value-type="float">
            <text:p>897,6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854890294436" calcext:value-type="float">
            <text:p>0,0003854890</text:p>
          </table:table-cell>
          <table:table-cell office:value-type="float" office:value="0.0119077773428644" calcext:value-type="float">
            <text:p>0,011907777</text:p>
          </table:table-cell>
          <table:table-cell office:value-type="float" office:value="10" calcext:value-type="float">
            <text:p>10</text:p>
          </table:table-cell>
          <table:table-cell office:value-type="float" office:value="0.0216175700486864" calcext:value-type="float">
            <text:p>0,021617570</text:p>
          </table:table-cell>
          <table:table-cell office:value-type="float" office:value="90285" calcext:value-type="float">
            <text:p>90285</text:p>
          </table:table-cell>
          <table:table-cell office:value-type="string" calcext:value-type="string">
            <text:p>Rodeo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690.1" calcext:value-type="float">
            <text:p>690,1</text:p>
          </table:table-cell>
          <table:table-cell office:value-type="float" office:value="326" calcext:value-type="float">
            <text:p>326</text:p>
          </table:table-cell>
          <table:table-cell office:value-type="float" office:value="0.326326326326326" calcext:value-type="float">
            <text:p>0,3263</text:p>
          </table:table-cell>
          <table:table-cell office:value-type="float" office:value="67.9" calcext:value-type="float">
            <text:p>67,90</text:p>
          </table:table-cell>
          <table:table-cell office:value-type="float" office:value="2" calcext:value-type="float">
            <text:p>2</text:p>
          </table:table-cell>
          <table:table-cell office:value-type="float" office:value="0.597488038277512" calcext:value-type="float">
            <text:p>0,5975</text:p>
          </table:table-cell>
          <table:table-cell office:value-type="float" office:value="0.0000633566097827955" calcext:value-type="float">
            <text:p>0,0000633566</text:p>
          </table:table-cell>
          <table:table-cell office:value-type="float" office:value="0.0118494194791625" calcext:value-type="float">
            <text:p>0,011849419</text:p>
          </table:table-cell>
          <table:table-cell office:value-type="float" office:value="12" calcext:value-type="float">
            <text:p>12</text:p>
          </table:table-cell>
          <table:table-cell office:value-type="float" office:value="0.0287616662863729" calcext:value-type="float">
            <text:p>0,028761666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Ichiko Aoba With 12 Ensemble (Live at Milton Court)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67.099999999996" calcext:value-type="float">
            <text:p>867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185556297780747" calcext:value-type="float">
            <text:p>0,0000185556</text:p>
          </table:table-cell>
          <table:table-cell office:value-type="float" office:value="0.0118219368730056" calcext:value-type="float">
            <text:p>0,011821937</text:p>
          </table:table-cell>
          <table:table-cell office:value-type="float" office:value="10" calcext:value-type="float">
            <text:p>10</text:p>
          </table:table-cell>
          <table:table-cell office:value-type="float" office:value="0.0232588713176433" calcext:value-type="float">
            <text:p>0,023258871</text:p>
          </table:table-cell>
          <table:table-cell office:value-type="float" office:value="80089" calcext:value-type="float">
            <text:p>80089</text:p>
          </table:table-cell>
          <table:table-cell office:value-type="string" calcext:value-type="string">
            <text:p>Helplessness Blues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78.099999999997" calcext:value-type="float">
            <text:p>878,1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117656333369594" calcext:value-type="float">
            <text:p>0,011765633</text:p>
          </table:table-cell>
          <table:table-cell office:value-type="float" office:value="10" calcext:value-type="float">
            <text:p>10</text:p>
          </table:table-cell>
          <table:table-cell office:value-type="float" office:value="0.0230781917546047" calcext:value-type="float">
            <text:p>0,023078192</text:p>
          </table:table-cell>
          <table:table-cell office:value-type="float" office:value="86638" calcext:value-type="float">
            <text:p>86638</text:p>
          </table:table-cell>
          <table:table-cell office:value-type="string" calcext:value-type="string">
            <text:p>Run the Jewels 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15.899999999996" calcext:value-type="float">
            <text:p>915,9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7588416740053" calcext:value-type="float">
            <text:p>0,0007588417</text:p>
          </table:table-cell>
          <table:table-cell office:value-type="float" office:value="0.0117587417890432" calcext:value-type="float">
            <text:p>0,011758742</text:p>
          </table:table-cell>
          <table:table-cell office:value-type="float" office:value="10" calcext:value-type="float">
            <text:p>10</text:p>
          </table:table-cell>
          <table:table-cell office:value-type="float" office:value="0.0219608870766497" calcext:value-type="float">
            <text:p>0,021960887</text:p>
          </table:table-cell>
          <table:table-cell office:value-type="float" office:value="79529" calcext:value-type="float">
            <text:p>79529</text:p>
          </table:table-cell>
          <table:table-cell office:value-type="string" calcext:value-type="string">
            <text:p>Atrocity Exhibition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838.399999999999" calcext:value-type="float">
            <text:p>838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766297359483732" calcext:value-type="float">
            <text:p>0,0000766297</text:p>
          </table:table-cell>
          <table:table-cell office:value-type="float" office:value="0.0117434375766627" calcext:value-type="float">
            <text:p>0,011743438</text:p>
          </table:table-cell>
          <table:table-cell office:value-type="float" office:value="8" calcext:value-type="float">
            <text:p>8</text:p>
          </table:table-cell>
          <table:table-cell office:value-type="float" office:value="0.0202594905643458" calcext:value-type="float">
            <text:p>0,020259491</text:p>
          </table:table-cell>
          <table:table-cell office:value-type="float" office:value="120889" calcext:value-type="float">
            <text:p>120889</text:p>
          </table:table-cell>
          <table:table-cell office:value-type="string" calcext:value-type="string">
            <text:p>Odessey and Oracle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859.099999999997" calcext:value-type="float">
            <text:p>859,1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292197340961" calcext:value-type="float">
            <text:p>0,0006292197</text:p>
          </table:table-cell>
          <table:table-cell office:value-type="float" office:value="0.0117256166506555" calcext:value-type="float">
            <text:p>0,011725617</text:p>
          </table:table-cell>
          <table:table-cell office:value-type="float" office:value="17" calcext:value-type="float">
            <text:p>17</text:p>
          </table:table-cell>
          <table:table-cell office:value-type="float" office:value="0.0190428025602449" calcext:value-type="float">
            <text:p>0,019042803</text:p>
          </table:table-cell>
          <table:table-cell office:value-type="float" office:value="124842" calcext:value-type="float">
            <text:p>124842</text:p>
          </table:table-cell>
          <table:table-cell office:value-type="string" calcext:value-type="string">
            <text:p>Promise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0262453502266462" calcext:value-type="float">
            <text:p>0,0000262454</text:p>
          </table:table-cell>
          <table:table-cell office:value-type="float" office:value="0.0116579638730447" calcext:value-type="float">
            <text:p>0,011657964</text:p>
          </table:table-cell>
          <table:table-cell office:value-type="float" office:value="21" calcext:value-type="float">
            <text:p>21</text:p>
          </table:table-cell>
          <table:table-cell office:value-type="float" office:value="0.0152858638886183" calcext:value-type="float">
            <text:p>0,015285864</text:p>
          </table:table-cell>
          <table:table-cell office:value-type="float" office:value="190661" calcext:value-type="float">
            <text:p>190661</text:p>
          </table:table-cell>
          <table:table-cell office:value-type="string" calcext:value-type="string">
            <text:p>Art Blakey and The Jazz Messengers [Moanin']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673.7" calcext:value-type="float">
            <text:p>673,7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218321193605" calcext:value-type="float">
            <text:p>0,0002183212</text:p>
          </table:table-cell>
          <table:table-cell office:value-type="float" office:value="0.0115787239238435" calcext:value-type="float">
            <text:p>0,011578724</text:p>
          </table:table-cell>
          <table:table-cell office:value-type="float" office:value="12" calcext:value-type="float">
            <text:p>12</text:p>
          </table:table-cell>
          <table:table-cell office:value-type="float" office:value="0.0150341565574929" calcext:value-type="float">
            <text:p>0,015034157</text:p>
          </table:table-cell>
          <table:table-cell office:value-type="float" office:value="124474" calcext:value-type="float">
            <text:p>124474</text:p>
          </table:table-cell>
          <table:table-cell office:value-type="string" calcext:value-type="string">
            <text:p>Live in Paris 1973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871.299999999998" calcext:value-type="float">
            <text:p>871,3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2324970260842" calcext:value-type="float">
            <text:p>0,0002324970</text:p>
          </table:table-cell>
          <table:table-cell office:value-type="float" office:value="0.0115492752575313" calcext:value-type="float">
            <text:p>0,011549275</text:p>
          </table:table-cell>
          <table:table-cell office:value-type="float" office:value="10" calcext:value-type="float">
            <text:p>10</text:p>
          </table:table-cell>
          <table:table-cell office:value-type="float" office:value="0.0261977968550489" calcext:value-type="float">
            <text:p>0,026197797</text:p>
          </table:table-cell>
          <table:table-cell office:value-type="float" office:value="60945" calcext:value-type="float">
            <text:p>60945</text:p>
          </table:table-cell>
          <table:table-cell office:value-type="string" calcext:value-type="string">
            <text:p>You Won't Get What You Want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24.999999999998" calcext:value-type="float">
            <text:p>825,0</text:p>
          </table:table-cell>
          <table:table-cell office:value-type="float" office:value="395" calcext:value-type="float">
            <text:p>395</text:p>
          </table:table-cell>
          <table:table-cell office:value-type="float" office:value="0.395395395395395" calcext:value-type="float">
            <text:p>0,3954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23206487835309" calcext:value-type="float">
            <text:p>0,6232</text:p>
          </table:table-cell>
          <table:table-cell office:value-type="float" office:value="0.0004731518425573" calcext:value-type="float">
            <text:p>0,0004731518</text:p>
          </table:table-cell>
          <table:table-cell office:value-type="float" office:value="0.0115425098877418" calcext:value-type="float">
            <text:p>0,011542510</text:p>
          </table:table-cell>
          <table:table-cell office:value-type="float" office:value="8" calcext:value-type="float">
            <text:p>8</text:p>
          </table:table-cell>
          <table:table-cell office:value-type="float" office:value="0.0248747258656978" calcext:value-type="float">
            <text:p>0,024874726</text:p>
          </table:table-cell>
          <table:table-cell office:value-type="float" office:value="48204" calcext:value-type="float">
            <text:p>48204</text:p>
          </table:table-cell>
          <table:table-cell office:value-type="string" calcext:value-type="string">
            <text:p>White Light / White Heat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42.2" calcext:value-type="float">
            <text:p>642,2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1604811224049" calcext:value-type="float">
            <text:p>0,0001604811</text:p>
          </table:table-cell>
          <table:table-cell office:value-type="float" office:value="0.0115375890522826" calcext:value-type="float">
            <text:p>0,011537589</text:p>
          </table:table-cell>
          <table:table-cell office:value-type="float" office:value="21" calcext:value-type="float">
            <text:p>21</text:p>
          </table:table-cell>
          <table:table-cell office:value-type="float" office:value="0.0152619849538557" calcext:value-type="float">
            <text:p>0,015261985</text:p>
          </table:table-cell>
          <table:table-cell office:value-type="float" office:value="187018" calcext:value-type="float">
            <text:p>187018</text:p>
          </table:table-cell>
          <table:table-cell office:value-type="string" calcext:value-type="string">
            <text:p>Mingus Ah Um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843.499999999998" calcext:value-type="float">
            <text:p>843,5</text:p>
          </table:table-cell>
          <table:table-cell office:value-type="float" office:value="460" calcext:value-type="float">
            <text:p>460</text:p>
          </table:table-cell>
          <table:table-cell office:value-type="float" office:value="0.46046046046046" calcext:value-type="float">
            <text:p>0,4605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49544863459038" calcext:value-type="float">
            <text:p>0,6495</text:p>
          </table:table-cell>
          <table:table-cell office:value-type="float" office:value="0.0000486124066618389" calcext:value-type="float">
            <text:p>0,0000486124</text:p>
          </table:table-cell>
          <table:table-cell office:value-type="float" office:value="0.0115232431145329" calcext:value-type="float">
            <text:p>0,011523243</text:p>
          </table:table-cell>
          <table:table-cell office:value-type="float" office:value="17" calcext:value-type="float">
            <text:p>17</text:p>
          </table:table-cell>
          <table:table-cell office:value-type="float" office:value="0.0241043635139065" calcext:value-type="float">
            <text:p>0,024104364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Down on the Road by the Beach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831.699999999998" calcext:value-type="float">
            <text:p>831,7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3433627348123" calcext:value-type="float">
            <text:p>0,0003433627</text:p>
          </table:table-cell>
          <table:table-cell office:value-type="float" office:value="0.0115220979019837" calcext:value-type="float">
            <text:p>0,011522098</text:p>
          </table:table-cell>
          <table:table-cell office:value-type="float" office:value="17" calcext:value-type="float">
            <text:p>17</text:p>
          </table:table-cell>
          <table:table-cell office:value-type="float" office:value="0.0224447288887281" calcext:value-type="float">
            <text:p>0,022444729</text:p>
          </table:table-cell>
          <table:table-cell office:value-type="float" office:value="74216" calcext:value-type="float">
            <text:p>74216</text:p>
          </table:table-cell>
          <table:table-cell office:value-type="string" calcext:value-type="string">
            <text:p>Apollo: Atmospheres &amp; Soundtracks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700.299999999999" calcext:value-type="float">
            <text:p>700,3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066863122307" calcext:value-type="float">
            <text:p>0,0002066863</text:p>
          </table:table-cell>
          <table:table-cell office:value-type="float" office:value="0.0115218410449802" calcext:value-type="float">
            <text:p>0,011521841</text:p>
          </table:table-cell>
          <table:table-cell office:value-type="float" office:value="12" calcext:value-type="float">
            <text:p>12</text:p>
          </table:table-cell>
          <table:table-cell office:value-type="float" office:value="0.016267936095081" calcext:value-type="float">
            <text:p>0,016267936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Cheat Codes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730.9" calcext:value-type="float">
            <text:p>730,9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706350973552" calcext:value-type="float">
            <text:p>0,0007063510</text:p>
          </table:table-cell>
          <table:table-cell office:value-type="float" office:value="0.0114717993209177" calcext:value-type="float">
            <text:p>0,011471799</text:p>
          </table:table-cell>
          <table:table-cell office:value-type="float" office:value="12" calcext:value-type="float">
            <text:p>12</text:p>
          </table:table-cell>
          <table:table-cell office:value-type="float" office:value="0.0154052690898251" calcext:value-type="float">
            <text:p>0,015405269</text:p>
          </table:table-cell>
          <table:table-cell office:value-type="float" office:value="143715" calcext:value-type="float">
            <text:p>143715</text:p>
          </table:table-cell>
          <table:table-cell office:value-type="string" calcext:value-type="string">
            <text:p>Live at Bonnaroo '22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37.199999999997" calcext:value-type="float">
            <text:p>937,2</text:p>
          </table:table-cell>
          <table:table-cell office:value-type="float" office:value="484" calcext:value-type="float">
            <text:p>484</text:p>
          </table:table-cell>
          <table:table-cell office:value-type="float" office:value="0.484484484484485" calcext:value-type="float">
            <text:p>0,48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9841479524439" calcext:value-type="float">
            <text:p>0,6598</text:p>
          </table:table-cell>
          <table:table-cell office:value-type="float" office:value="0.0011668314941528" calcext:value-type="float">
            <text:p>0,0011668315</text:p>
          </table:table-cell>
          <table:table-cell office:value-type="float" office:value="0.0114357394034091" calcext:value-type="float">
            <text:p>0,011435739</text:p>
          </table:table-cell>
          <table:table-cell office:value-type="float" office:value="10" calcext:value-type="float">
            <text:p>10</text:p>
          </table:table-cell>
          <table:table-cell office:value-type="float" office:value="0.0231302426528628" calcext:value-type="float">
            <text:p>0,023130243</text:p>
          </table:table-cell>
          <table:table-cell office:value-type="float" office:value="79772" calcext:value-type="float">
            <text:p>79772</text:p>
          </table:table-cell>
          <table:table-cell office:value-type="string" calcext:value-type="string">
            <text:p>Bottomless Pit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867.299999999998" calcext:value-type="float">
            <text:p>867,3</text:p>
          </table:table-cell>
          <table:table-cell office:value-type="float" office:value="413" calcext:value-type="float">
            <text:p>413</text:p>
          </table:table-cell>
          <table:table-cell office:value-type="float" office:value="0.413413413413413" calcext:value-type="float">
            <text:p>0,413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30283911671924" calcext:value-type="float">
            <text:p>0,6303</text:p>
          </table:table-cell>
          <table:table-cell office:value-type="float" office:value="0.0000979603518013672" calcext:value-type="float">
            <text:p>0,0000979604</text:p>
          </table:table-cell>
          <table:table-cell office:value-type="float" office:value="0.0114164482585453" calcext:value-type="float">
            <text:p>0,011416448</text:p>
          </table:table-cell>
          <table:table-cell office:value-type="float" office:value="10" calcext:value-type="float">
            <text:p>10</text:p>
          </table:table-cell>
          <table:table-cell office:value-type="float" office:value="0.0268828486915488" calcext:value-type="float">
            <text:p>0,026882849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DAYTONA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919.799999999997" calcext:value-type="float">
            <text:p>919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7689720448571" calcext:value-type="float">
            <text:p>0,0007689720</text:p>
          </table:table-cell>
          <table:table-cell office:value-type="float" office:value="0.0114069831487722" calcext:value-type="float">
            <text:p>0,011406983</text:p>
          </table:table-cell>
          <table:table-cell office:value-type="float" office:value="10" calcext:value-type="float">
            <text:p>10</text:p>
          </table:table-cell>
          <table:table-cell office:value-type="float" office:value="0.0225413863587663" calcext:value-type="float">
            <text:p>0,022541386</text:p>
          </table:table-cell>
          <table:table-cell office:value-type="float" office:value="80632" calcext:value-type="float">
            <text:p>80632</text:p>
          </table:table-cell>
          <table:table-cell office:value-type="string" calcext:value-type="string">
            <text:p>All My Heroes Are Cornballs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837.799999999999" calcext:value-type="float">
            <text:p>837,8</text:p>
          </table:table-cell>
          <table:table-cell office:value-type="float" office:value="317" calcext:value-type="float">
            <text:p>317</text:p>
          </table:table-cell>
          <table:table-cell office:value-type="float" office:value="0.317317317317317" calcext:value-type="float">
            <text:p>0,3173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594289113622844" calcext:value-type="float">
            <text:p>0,5943</text:p>
          </table:table-cell>
          <table:table-cell office:value-type="float" office:value="0.0001203608418037" calcext:value-type="float">
            <text:p>0,0001203608</text:p>
          </table:table-cell>
          <table:table-cell office:value-type="float" office:value="0.0113725647415007" calcext:value-type="float">
            <text:p>0,011372565</text:p>
          </table:table-cell>
          <table:table-cell office:value-type="float" office:value="8" calcext:value-type="float">
            <text:p>8</text:p>
          </table:table-cell>
          <table:table-cell office:value-type="float" office:value="0.0359692858022749" calcext:value-type="float">
            <text:p>0,035969286</text:p>
          </table:table-cell>
          <table:table-cell office:value-type="float" office:value="37606" calcext:value-type="float">
            <text:p>37606</text:p>
          </table:table-cell>
          <table:table-cell office:value-type="string" calcext:value-type="string">
            <text:p>Sinfonie e-Moll "Aus der neuen Welt" (Nouveau monde)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844.499999999998" calcext:value-type="float">
            <text:p>844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4160329811632" calcext:value-type="float">
            <text:p>0,0004160330</text:p>
          </table:table-cell>
          <table:table-cell office:value-type="float" office:value="0.0113658951571162" calcext:value-type="float">
            <text:p>0,011365895</text:p>
          </table:table-cell>
          <table:table-cell office:value-type="float" office:value="17" calcext:value-type="float">
            <text:p>17</text:p>
          </table:table-cell>
          <table:table-cell office:value-type="float" office:value="0.0194088785982599" calcext:value-type="float">
            <text:p>0,019408879</text:p>
          </table:table-cell>
          <table:table-cell office:value-type="float" office:value="97451" calcext:value-type="float">
            <text:p>97451</text:p>
          </table:table-cell>
          <table:table-cell office:value-type="string" calcext:value-type="string">
            <text:p>Glassworks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720.2" calcext:value-type="float">
            <text:p>720,2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868932392646" calcext:value-type="float">
            <text:p>0,0003868932</text:p>
          </table:table-cell>
          <table:table-cell office:value-type="float" office:value="0.011364012976415" calcext:value-type="float">
            <text:p>0,011364013</text:p>
          </table:table-cell>
          <table:table-cell office:value-type="float" office:value="12" calcext:value-type="float">
            <text:p>12</text:p>
          </table:table-cell>
          <table:table-cell office:value-type="float" office:value="0.0165398171752552" calcext:value-type="float">
            <text:p>0,016539817</text:p>
          </table:table-cell>
          <table:table-cell office:value-type="float" office:value="122920" calcext:value-type="float">
            <text:p>122920</text:p>
          </table:table-cell>
          <table:table-cell office:value-type="string" calcext:value-type="string">
            <text:p>Live in San Francisco '16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814.099999999999" calcext:value-type="float">
            <text:p>814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397186765924" calcext:value-type="float">
            <text:p>0,0002397187</text:p>
          </table:table-cell>
          <table:table-cell office:value-type="float" office:value="0.0113596935651215" calcext:value-type="float">
            <text:p>0,011359694</text:p>
          </table:table-cell>
          <table:table-cell office:value-type="float" office:value="17" calcext:value-type="float">
            <text:p>17</text:p>
          </table:table-cell>
          <table:table-cell office:value-type="float" office:value="0.0223693478036754" calcext:value-type="float">
            <text:p>0,022369348</text:p>
          </table:table-cell>
          <table:table-cell office:value-type="float" office:value="73145" calcext:value-type="float">
            <text:p>73145</text:p>
          </table:table-cell>
          <table:table-cell office:value-type="string" calcext:value-type="string">
            <text:p>RÃ©trospective Vol. 1 &amp; 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95.499999999997" calcext:value-type="float">
            <text:p>895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2032912854556" calcext:value-type="float">
            <text:p>0,0002032913</text:p>
          </table:table-cell>
          <table:table-cell office:value-type="float" office:value="0.0113588980760849" calcext:value-type="float">
            <text:p>0,011358898</text:p>
          </table:table-cell>
          <table:table-cell office:value-type="float" office:value="10" calcext:value-type="float">
            <text:p>10</text:p>
          </table:table-cell>
          <table:table-cell office:value-type="float" office:value="0.0241997265039898" calcext:value-type="float">
            <text:p>0,024199727</text:p>
          </table:table-cell>
          <table:table-cell office:value-type="float" office:value="78579" calcext:value-type="float">
            <text:p>78579</text:p>
          </table:table-cell>
          <table:table-cell office:value-type="string" calcext:value-type="string">
            <text:p>Igor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857.899999999997" calcext:value-type="float">
            <text:p>857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084919254591" calcext:value-type="float">
            <text:p>0,0001084919</text:p>
          </table:table-cell>
          <table:table-cell office:value-type="float" office:value="0.0113475566586047" calcext:value-type="float">
            <text:p>0,011347557</text:p>
          </table:table-cell>
          <table:table-cell office:value-type="float" office:value="10" calcext:value-type="float">
            <text:p>10</text:p>
          </table:table-cell>
          <table:table-cell office:value-type="float" office:value="0.0189211625125459" calcext:value-type="float">
            <text:p>0,018921163</text:p>
          </table:table-cell>
          <table:table-cell office:value-type="float" office:value="106840" calcext:value-type="float">
            <text:p>106840</text:p>
          </table:table-cell>
          <table:table-cell office:value-type="string" calcext:value-type="string">
            <text:p>Cosmogramma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915.899999999998" calcext:value-type="float">
            <text:p>915,9</text:p>
          </table:table-cell>
          <table:table-cell office:value-type="float" office:value="377" calcext:value-type="float">
            <text:p>377</text:p>
          </table:table-cell>
          <table:table-cell office:value-type="float" office:value="0.377377377377377" calcext:value-type="float">
            <text:p>0,377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1628624305984" calcext:value-type="float">
            <text:p>0,6163</text:p>
          </table:table-cell>
          <table:table-cell office:value-type="float" office:value="0.0002309256484273" calcext:value-type="float">
            <text:p>0,0002309256</text:p>
          </table:table-cell>
          <table:table-cell office:value-type="float" office:value="0.011331905543564" calcext:value-type="float">
            <text:p>0,011331906</text:p>
          </table:table-cell>
          <table:table-cell office:value-type="float" office:value="10" calcext:value-type="float">
            <text:p>10</text:p>
          </table:table-cell>
          <table:table-cell office:value-type="float" office:value="0.0303853588985936" calcext:value-type="float">
            <text:p>0,030385359</text:p>
          </table:table-cell>
          <table:table-cell office:value-type="float" office:value="45871" calcext:value-type="float">
            <text:p>45871</text:p>
          </table:table-cell>
          <table:table-cell office:value-type="string" calcext:value-type="string">
            <text:p>Jenny Death: The Powers That B Disc 2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596.900000000002" calcext:value-type="float">
            <text:p>596,9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4784343461698" calcext:value-type="float">
            <text:p>0,0004784343</text:p>
          </table:table-cell>
          <table:table-cell office:value-type="float" office:value="0.0113028429967786" calcext:value-type="float">
            <text:p>0,011302843</text:p>
          </table:table-cell>
          <table:table-cell office:value-type="float" office:value="21" calcext:value-type="float">
            <text:p>21</text:p>
          </table:table-cell>
          <table:table-cell office:value-type="float" office:value="0.015109752104869" calcext:value-type="float">
            <text:p>0,015109752</text:p>
          </table:table-cell>
          <table:table-cell office:value-type="float" office:value="157039" calcext:value-type="float">
            <text:p>157039</text:p>
          </table:table-cell>
          <table:table-cell office:value-type="string" calcext:value-type="string">
            <text:p>The Goldberg Variations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826.099999999998" calcext:value-type="float">
            <text:p>826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478764669813" calcext:value-type="float">
            <text:p>0,0002478765</text:p>
          </table:table-cell>
          <table:table-cell office:value-type="float" office:value="0.0111702945440355" calcext:value-type="float">
            <text:p>0,011170295</text:p>
          </table:table-cell>
          <table:table-cell office:value-type="float" office:value="17" calcext:value-type="float">
            <text:p>17</text:p>
          </table:table-cell>
          <table:table-cell office:value-type="float" office:value="0.0229119921140789" calcext:value-type="float">
            <text:p>0,022911992</text:p>
          </table:table-cell>
          <table:table-cell office:value-type="float" office:value="77947" calcext:value-type="float">
            <text:p>77947</text:p>
          </table:table-cell>
          <table:table-cell office:value-type="string" calcext:value-type="string">
            <text:p>Diamond Life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608.500000000002" calcext:value-type="float">
            <text:p>608,5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541287446431" calcext:value-type="float">
            <text:p>0,0001541287</text:p>
          </table:table-cell>
          <table:table-cell office:value-type="float" office:value="0.0110956641929543" calcext:value-type="float">
            <text:p>0,011095664</text:p>
          </table:table-cell>
          <table:table-cell office:value-type="float" office:value="21" calcext:value-type="float">
            <text:p>21</text:p>
          </table:table-cell>
          <table:table-cell office:value-type="float" office:value="0.0155415811051282" calcext:value-type="float">
            <text:p>0,015541581</text:p>
          </table:table-cell>
          <table:table-cell office:value-type="float" office:value="175051" calcext:value-type="float">
            <text:p>175051</text:p>
          </table:table-cell>
          <table:table-cell office:value-type="string" calcext:value-type="string">
            <text:p>Monk's Music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838.299999999998" calcext:value-type="float">
            <text:p>838,3</text:p>
          </table:table-cell>
          <table:table-cell office:value-type="float" office:value="339" calcext:value-type="float">
            <text:p>339</text:p>
          </table:table-cell>
          <table:table-cell office:value-type="float" office:value="0.339339339339339" calcext:value-type="float">
            <text:p>0,3393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02169981916817" calcext:value-type="float">
            <text:p>0,6022</text:p>
          </table:table-cell>
          <table:table-cell office:value-type="float" office:value="0.0001568034300165" calcext:value-type="float">
            <text:p>0,0001568034</text:p>
          </table:table-cell>
          <table:table-cell office:value-type="float" office:value="0.0110219425004952" calcext:value-type="float">
            <text:p>0,011021943</text:p>
          </table:table-cell>
          <table:table-cell office:value-type="float" office:value="17" calcext:value-type="float">
            <text:p>17</text:p>
          </table:table-cell>
          <table:table-cell office:value-type="float" office:value="0.0334721227257962" calcext:value-type="float">
            <text:p>0,033472123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Atomizer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812.499999999998" calcext:value-type="float">
            <text:p>812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1333999329991" calcext:value-type="float">
            <text:p>0,0001333999</text:p>
          </table:table-cell>
          <table:table-cell office:value-type="float" office:value="0.0110184604015357" calcext:value-type="float">
            <text:p>0,011018460</text:p>
          </table:table-cell>
          <table:table-cell office:value-type="float" office:value="8" calcext:value-type="float">
            <text:p>8</text:p>
          </table:table-cell>
          <table:table-cell office:value-type="float" office:value="0.0201595139520762" calcext:value-type="float">
            <text:p>0,020159514</text:p>
          </table:table-cell>
          <table:table-cell office:value-type="float" office:value="110040" calcext:value-type="float">
            <text:p>110040</text:p>
          </table:table-cell>
          <table:table-cell office:value-type="string" calcext:value-type="string">
            <text:p>Klavierkonzert Nr. 2 in c-Moll; 6 Preludes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813.199999999998" calcext:value-type="float">
            <text:p>813,2</text:p>
          </table:table-cell>
          <table:table-cell office:value-type="float" office:value="402" calcext:value-type="float">
            <text:p>402</text:p>
          </table:table-cell>
          <table:table-cell office:value-type="float" office:value="0.402402402402402" calcext:value-type="float">
            <text:p>0,402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2593984962406" calcext:value-type="float">
            <text:p>0,6259</text:p>
          </table:table-cell>
          <table:table-cell office:value-type="float" office:value="0.0003702767563823" calcext:value-type="float">
            <text:p>0,0003702768</text:p>
          </table:table-cell>
          <table:table-cell office:value-type="float" office:value="0.0110028287236875" calcext:value-type="float">
            <text:p>0,011002829</text:p>
          </table:table-cell>
          <table:table-cell office:value-type="float" office:value="17" calcext:value-type="float">
            <text:p>17</text:p>
          </table:table-cell>
          <table:table-cell office:value-type="float" office:value="0.0266206044832576" calcext:value-type="float">
            <text:p>0,026620604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Requiem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88097449486895" calcext:value-type="float">
            <text:p>0,0000880974</text:p>
          </table:table-cell>
          <table:table-cell office:value-type="float" office:value="0.0109409212211083" calcext:value-type="float">
            <text:p>0,010940921</text:p>
          </table:table-cell>
          <table:table-cell office:value-type="float" office:value="21" calcext:value-type="float">
            <text:p>21</text:p>
          </table:table-cell>
          <table:table-cell office:value-type="float" office:value="0.0146419397250326" calcext:value-type="float">
            <text:p>0,014641940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Blue Train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657.399999999999" calcext:value-type="float">
            <text:p>657,4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250417418086" calcext:value-type="float">
            <text:p>0,0002504174</text:p>
          </table:table-cell>
          <table:table-cell office:value-type="float" office:value="0.010855141035681" calcext:value-type="float">
            <text:p>0,010855141</text:p>
          </table:table-cell>
          <table:table-cell office:value-type="float" office:value="12" calcext:value-type="float">
            <text:p>12</text:p>
          </table:table-cell>
          <table:table-cell office:value-type="float" office:value="0.0144814802880082" calcext:value-type="float">
            <text:p>0,014481480</text:p>
          </table:table-cell>
          <table:table-cell office:value-type="float" office:value="119990" calcext:value-type="float">
            <text:p>119990</text:p>
          </table:table-cell>
          <table:table-cell office:value-type="string" calcext:value-type="string">
            <text:p>The Carnegie Hall Concert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810.999999999999" calcext:value-type="float">
            <text:p>811,0</text:p>
          </table:table-cell>
          <table:table-cell office:value-type="float" office:value="490" calcext:value-type="float">
            <text:p>490</text:p>
          </table:table-cell>
          <table:table-cell office:value-type="float" office:value="0.490490490490491" calcext:value-type="float">
            <text:p>0,49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2466843501326" calcext:value-type="float">
            <text:p>0,6625</text:p>
          </table:table-cell>
          <table:table-cell office:value-type="float" office:value="0.0000802405612024851" calcext:value-type="float">
            <text:p>0,0000802406</text:p>
          </table:table-cell>
          <table:table-cell office:value-type="float" office:value="0.0107783995229211" calcext:value-type="float">
            <text:p>0,010778400</text:p>
          </table:table-cell>
          <table:table-cell office:value-type="float" office:value="17" calcext:value-type="float">
            <text:p>17</text:p>
          </table:table-cell>
          <table:table-cell office:value-type="float" office:value="0.0218038682837308" calcext:value-type="float">
            <text:p>0,021803868</text:p>
          </table:table-cell>
          <table:table-cell office:value-type="float" office:value="78982" calcext:value-type="float">
            <text:p>78982</text:p>
          </table:table-cell>
          <table:table-cell office:value-type="string" calcext:value-type="string">
            <text:p>Within the Realm of a Dying Sun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808.199999999998" calcext:value-type="float">
            <text:p>808,2</text:p>
          </table:table-cell>
          <table:table-cell office:value-type="float" office:value="452" calcext:value-type="float">
            <text:p>452</text:p>
          </table:table-cell>
          <table:table-cell office:value-type="float" office:value="0.452452452452452" calcext:value-type="float">
            <text:p>0,45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6183699870634" calcext:value-type="float">
            <text:p>0,6462</text:p>
          </table:table-cell>
          <table:table-cell office:value-type="float" office:value="0.0000327648958243481" calcext:value-type="float">
            <text:p>0,0000327649</text:p>
          </table:table-cell>
          <table:table-cell office:value-type="float" office:value="0.0107472673518678" calcext:value-type="float">
            <text:p>0,010747267</text:p>
          </table:table-cell>
          <table:table-cell office:value-type="float" office:value="17" calcext:value-type="float">
            <text:p>17</text:p>
          </table:table-cell>
          <table:table-cell office:value-type="float" office:value="0.0247400440048162" calcext:value-type="float">
            <text:p>0,024740044</text:p>
          </table:table-cell>
          <table:table-cell office:value-type="float" office:value="74984" calcext:value-type="float">
            <text:p>74984</text:p>
          </table:table-cell>
          <table:table-cell office:value-type="string" calcext:value-type="string">
            <text:p>Fresh Fruit for Rotting Vegetables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818.8" calcext:value-type="float">
            <text:p>818,8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195586367931" calcext:value-type="float">
            <text:p>0,0001955864</text:p>
          </table:table-cell>
          <table:table-cell office:value-type="float" office:value="0.0106770267379589" calcext:value-type="float">
            <text:p>0,010677027</text:p>
          </table:table-cell>
          <table:table-cell office:value-type="float" office:value="17" calcext:value-type="float">
            <text:p>17</text:p>
          </table:table-cell>
          <table:table-cell office:value-type="float" office:value="0.0281134653781477" calcext:value-type="float">
            <text:p>0,028113465</text:p>
          </table:table-cell>
          <table:table-cell office:value-type="float" office:value="51268" calcext:value-type="float">
            <text:p>51268</text:p>
          </table:table-cell>
          <table:table-cell office:value-type="string" calcext:value-type="string">
            <text:p>Under the Sign of the Black Mark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799.499999999999" calcext:value-type="float">
            <text:p>799,5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0585756096778141" calcext:value-type="float">
            <text:p>0,0000585756</text:p>
          </table:table-cell>
          <table:table-cell office:value-type="float" office:value="0.0106335824318412" calcext:value-type="float">
            <text:p>0,010633582</text:p>
          </table:table-cell>
          <table:table-cell office:value-type="float" office:value="8" calcext:value-type="float">
            <text:p>8</text:p>
          </table:table-cell>
          <table:table-cell office:value-type="float" office:value="0.0205164651751129" calcext:value-type="float">
            <text:p>0,020516465</text:p>
          </table:table-cell>
          <table:table-cell office:value-type="float" office:value="98835" calcext:value-type="float">
            <text:p>98835</text:p>
          </table:table-cell>
          <table:table-cell office:value-type="string" calcext:value-type="string">
            <text:p>A Charlie Brown Christmas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821.099999999998" calcext:value-type="float">
            <text:p>821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0120360841803728" calcext:value-type="float">
            <text:p>0,0000120361</text:p>
          </table:table-cell>
          <table:table-cell office:value-type="float" office:value="0.0106273116763111" calcext:value-type="float">
            <text:p>0,010627312</text:p>
          </table:table-cell>
          <table:table-cell office:value-type="float" office:value="10" calcext:value-type="float">
            <text:p>10</text:p>
          </table:table-cell>
          <table:table-cell office:value-type="float" office:value="0.0233044898602099" calcext:value-type="float">
            <text:p>0,023304490</text:p>
          </table:table-cell>
          <table:table-cell office:value-type="float" office:value="68019" calcext:value-type="float">
            <text:p>68019</text:p>
          </table:table-cell>
          <table:table-cell office:value-type="string" calcext:value-type="string">
            <text:p>OIL OF EVERY PEARL'S UN-INSIDES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13.899999999998" calcext:value-type="float">
            <text:p>813,9</text:p>
          </table:table-cell>
          <table:table-cell office:value-type="float" office:value="390" calcext:value-type="float">
            <text:p>390</text:p>
          </table:table-cell>
          <table:table-cell office:value-type="float" office:value="0.39039039039039" calcext:value-type="float">
            <text:p>0,390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1268656716418" calcext:value-type="float">
            <text:p>0,6213</text:p>
          </table:table-cell>
          <table:table-cell office:value-type="float" office:value="0.0001103307716534" calcext:value-type="float">
            <text:p>0,0001103308</text:p>
          </table:table-cell>
          <table:table-cell office:value-type="float" office:value="0.0105632951537226" calcext:value-type="float">
            <text:p>0,010563295</text:p>
          </table:table-cell>
          <table:table-cell office:value-type="float" office:value="10" calcext:value-type="float">
            <text:p>10</text:p>
          </table:table-cell>
          <table:table-cell office:value-type="float" office:value="0.0274594855679274" calcext:value-type="float">
            <text:p>0,027459486</text:p>
          </table:table-cell>
          <table:table-cell office:value-type="float" office:value="50170" calcext:value-type="float">
            <text:p>50170</text:p>
          </table:table-cell>
          <table:table-cell office:value-type="string" calcext:value-type="string">
            <text:p>PiÃ±ata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797.699999999998" calcext:value-type="float">
            <text:p>797,7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0270811894058387" calcext:value-type="float">
            <text:p>0,0000270812</text:p>
          </table:table-cell>
          <table:table-cell office:value-type="float" office:value="0.0105415212472589" calcext:value-type="float">
            <text:p>0,010541521</text:p>
          </table:table-cell>
          <table:table-cell office:value-type="float" office:value="17" calcext:value-type="float">
            <text:p>17</text:p>
          </table:table-cell>
          <table:table-cell office:value-type="float" office:value="0.0248755067023658" calcext:value-type="float">
            <text:p>0,024875507</text:p>
          </table:table-cell>
          <table:table-cell office:value-type="float" office:value="74062" calcext:value-type="float">
            <text:p>74062</text:p>
          </table:table-cell>
          <table:table-cell office:value-type="string" calcext:value-type="string">
            <text:p>Plastic Surgery Disaster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760.899999999999" calcext:value-type="float">
            <text:p>760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290872034359" calcext:value-type="float">
            <text:p>0,0002908720</text:p>
          </table:table-cell>
          <table:table-cell office:value-type="float" office:value="0.0105333013055153" calcext:value-type="float">
            <text:p>0,010533301</text:p>
          </table:table-cell>
          <table:table-cell office:value-type="float" office:value="8" calcext:value-type="float">
            <text:p>8</text:p>
          </table:table-cell>
          <table:table-cell office:value-type="float" office:value="0.0172112164142366" calcext:value-type="float">
            <text:p>0,017211216</text:p>
          </table:table-cell>
          <table:table-cell office:value-type="float" office:value="124101" calcext:value-type="float">
            <text:p>124101</text:p>
          </table:table-cell>
          <table:table-cell office:value-type="string" calcext:value-type="string">
            <text:p>At Folsom Prison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790.899999999998" calcext:value-type="float">
            <text:p>790,9</text:p>
          </table:table-cell>
          <table:table-cell office:value-type="float" office:value="447" calcext:value-type="float">
            <text:p>447</text:p>
          </table:table-cell>
          <table:table-cell office:value-type="float" office:value="0.447447447447447" calcext:value-type="float">
            <text:p>0,447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4100580270793" calcext:value-type="float">
            <text:p>0,6441</text:p>
          </table:table-cell>
          <table:table-cell office:value-type="float" office:value="0.0000063523777618634" calcext:value-type="float">
            <text:p>0,0000063524</text:p>
          </table:table-cell>
          <table:table-cell office:value-type="float" office:value="0.0105134203245455" calcext:value-type="float">
            <text:p>0,010513420</text:p>
          </table:table-cell>
          <table:table-cell office:value-type="float" office:value="10" calcext:value-type="float">
            <text:p>10</text:p>
          </table:table-cell>
          <table:table-cell office:value-type="float" office:value="0.0232739638768571" calcext:value-type="float">
            <text:p>0,023273964</text:p>
          </table:table-cell>
          <table:table-cell office:value-type="float" office:value="65559" calcext:value-type="float">
            <text:p>65559</text:p>
          </table:table-cell>
          <table:table-cell office:value-type="string" calcext:value-type="string">
            <text:p>Terminal Redux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807.599999999998" calcext:value-type="float">
            <text:p>807,6</text:p>
          </table:table-cell>
          <table:table-cell office:value-type="float" office:value="527" calcext:value-type="float">
            <text:p>527</text:p>
          </table:table-cell>
          <table:table-cell office:value-type="float" office:value="0.527527527527528" calcext:value-type="float">
            <text:p>0,527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7912984364378" calcext:value-type="float">
            <text:p>0,6791</text:p>
          </table:table-cell>
          <table:table-cell office:value-type="float" office:value="0.0001945355986772" calcext:value-type="float">
            <text:p>0,0001945356</text:p>
          </table:table-cell>
          <table:table-cell office:value-type="float" office:value="0.0104985462939854" calcext:value-type="float">
            <text:p>0,010498546</text:p>
          </table:table-cell>
          <table:table-cell office:value-type="float" office:value="17" calcext:value-type="float">
            <text:p>17</text:p>
          </table:table-cell>
          <table:table-cell office:value-type="float" office:value="0.0205305357613426" calcext:value-type="float">
            <text:p>0,020530536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The Planets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876.499999999998" calcext:value-type="float">
            <text:p>876,5</text:p>
          </table:table-cell>
          <table:table-cell office:value-type="float" office:value="384" calcext:value-type="float">
            <text:p>384</text:p>
          </table:table-cell>
          <table:table-cell office:value-type="float" office:value="0.384384384384384" calcext:value-type="float">
            <text:p>0,384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18959107806692" calcext:value-type="float">
            <text:p>0,6190</text:p>
          </table:table-cell>
          <table:table-cell office:value-type="float" office:value="0.0007836828144109" calcext:value-type="float">
            <text:p>0,0007836828</text:p>
          </table:table-cell>
          <table:table-cell office:value-type="float" office:value="0.010411874313851" calcext:value-type="float">
            <text:p>0,010411874</text:p>
          </table:table-cell>
          <table:table-cell office:value-type="float" office:value="10" calcext:value-type="float">
            <text:p>10</text:p>
          </table:table-cell>
          <table:table-cell office:value-type="float" office:value="0.027731268977974" calcext:value-type="float">
            <text:p>0,027731269</text:p>
          </table:table-cell>
          <table:table-cell office:value-type="float" office:value="45476" calcext:value-type="float">
            <text:p>45476</text:p>
          </table:table-cell>
          <table:table-cell office:value-type="string" calcext:value-type="string">
            <text:p>Niggas on the Moon: The Powers That B Disc 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7.500000000002" calcext:value-type="float">
            <text:p>537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104001730983841" calcext:value-type="float">
            <text:p>0,010400173</text:p>
          </table:table-cell>
          <table:table-cell office:value-type="float" office:value="21" calcext:value-type="float">
            <text:p>21</text:p>
          </table:table-cell>
          <table:table-cell office:value-type="float" office:value="0.016169434687595" calcext:value-type="float">
            <text:p>0,016169435</text:p>
          </table:table-cell>
          <table:table-cell office:value-type="float" office:value="88658" calcext:value-type="float">
            <text:p>88658</text:p>
          </table:table-cell>
          <table:table-cell office:value-type="string" calcext:value-type="string">
            <text:p>Kind of Blu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67.699999999998" calcext:value-type="float">
            <text:p>767,7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4470067930321" calcext:value-type="float">
            <text:p>0,0004470068</text:p>
          </table:table-cell>
          <table:table-cell office:value-type="float" office:value="0.0103888347466847" calcext:value-type="float">
            <text:p>0,010388835</text:p>
          </table:table-cell>
          <table:table-cell office:value-type="float" office:value="8" calcext:value-type="float">
            <text:p>8</text:p>
          </table:table-cell>
          <table:table-cell office:value-type="float" office:value="0.0173621110958963" calcext:value-type="float">
            <text:p>0,017362111</text:p>
          </table:table-cell>
          <table:table-cell office:value-type="float" office:value="128843" calcext:value-type="float">
            <text:p>128843</text:p>
          </table:table-cell>
          <table:table-cell office:value-type="string" calcext:value-type="string">
            <text:p>C'era una volta il West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581.800000000001" calcext:value-type="float">
            <text:p>581,8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1289532685658" calcext:value-type="float">
            <text:p>0,0001289533</text:p>
          </table:table-cell>
          <table:table-cell office:value-type="float" office:value="0.0103724143097261" calcext:value-type="float">
            <text:p>0,010372414</text:p>
          </table:table-cell>
          <table:table-cell office:value-type="float" office:value="21" calcext:value-type="float">
            <text:p>21</text:p>
          </table:table-cell>
          <table:table-cell office:value-type="float" office:value="0.014694474410063" calcext:value-type="float">
            <text:p>0,014694474</text:p>
          </table:table-cell>
          <table:table-cell office:value-type="float" office:value="194540" calcext:value-type="float">
            <text:p>194540</text:p>
          </table:table-cell>
          <table:table-cell office:value-type="string" calcext:value-type="string">
            <text:p>Saxophone Colossus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781.399999999998" calcext:value-type="float">
            <text:p>781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1461046885228" calcext:value-type="float">
            <text:p>0,0001461047</text:p>
          </table:table-cell>
          <table:table-cell office:value-type="float" office:value="0.0102654725352677" calcext:value-type="float">
            <text:p>0,010265473</text:p>
          </table:table-cell>
          <table:table-cell office:value-type="float" office:value="8" calcext:value-type="float">
            <text:p>8</text:p>
          </table:table-cell>
          <table:table-cell office:value-type="float" office:value="0.0197964671705152" calcext:value-type="float">
            <text:p>0,019796467</text:p>
          </table:table-cell>
          <table:table-cell office:value-type="float" office:value="85170" calcext:value-type="float">
            <text:p>85170</text:p>
          </table:table-cell>
          <table:table-cell office:value-type="string" calcext:value-type="string">
            <text:p>Waltz for Debby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659.8" calcext:value-type="float">
            <text:p>659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57770796848" calcext:value-type="float">
            <text:p>0,0001257771</text:p>
          </table:table-cell>
          <table:table-cell office:value-type="float" office:value="0.0102612383209836" calcext:value-type="float">
            <text:p>0,010261238</text:p>
          </table:table-cell>
          <table:table-cell office:value-type="float" office:value="12" calcext:value-type="float">
            <text:p>12</text:p>
          </table:table-cell>
          <table:table-cell office:value-type="float" office:value="0.0150246779161385" calcext:value-type="float">
            <text:p>0,015024678</text:p>
          </table:table-cell>
          <table:table-cell office:value-type="float" office:value="176846" calcext:value-type="float">
            <text:p>176846</text:p>
          </table:table-cell>
          <table:table-cell office:value-type="string" calcext:value-type="string">
            <text:p>Mercurial World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800.099999999998" calcext:value-type="float">
            <text:p>800,1</text:p>
          </table:table-cell>
          <table:table-cell office:value-type="float" office:value="483" calcext:value-type="float">
            <text:p>483</text:p>
          </table:table-cell>
          <table:table-cell office:value-type="float" office:value="0.483483483483483" calcext:value-type="float">
            <text:p>0,483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9405940594059" calcext:value-type="float">
            <text:p>0,6594</text:p>
          </table:table-cell>
          <table:table-cell office:value-type="float" office:value="0.0000244065040324225" calcext:value-type="float">
            <text:p>0,0000244065</text:p>
          </table:table-cell>
          <table:table-cell office:value-type="float" office:value="0.0102531170017871" calcext:value-type="float">
            <text:p>0,010253117</text:p>
          </table:table-cell>
          <table:table-cell office:value-type="float" office:value="17" calcext:value-type="float">
            <text:p>17</text:p>
          </table:table-cell>
          <table:table-cell office:value-type="float" office:value="0.0214572357838784" calcext:value-type="float">
            <text:p>0,021457236</text:p>
          </table:table-cell>
          <table:table-cell office:value-type="float" office:value="77750" calcext:value-type="float">
            <text:p>77750</text:p>
          </table:table-cell>
          <table:table-cell office:value-type="string" calcext:value-type="string">
            <text:p>Structures From Silence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807.899999999998" calcext:value-type="float">
            <text:p>807,9</text:p>
          </table:table-cell>
          <table:table-cell office:value-type="float" office:value="363" calcext:value-type="float">
            <text:p>363</text:p>
          </table:table-cell>
          <table:table-cell office:value-type="float" office:value="0.363363363363363" calcext:value-type="float">
            <text:p>0,363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1009174311927" calcext:value-type="float">
            <text:p>0,6110</text:p>
          </table:table-cell>
          <table:table-cell office:value-type="float" office:value="0.0002149778368883" calcext:value-type="float">
            <text:p>0,0002149778</text:p>
          </table:table-cell>
          <table:table-cell office:value-type="float" office:value="0.0102297611364268" calcext:value-type="float">
            <text:p>0,010229761</text:p>
          </table:table-cell>
          <table:table-cell office:value-type="float" office:value="10" calcext:value-type="float">
            <text:p>10</text:p>
          </table:table-cell>
          <table:table-cell office:value-type="float" office:value="0.0296859424938581" calcext:value-type="float">
            <text:p>0,029685942</text:p>
          </table:table-cell>
          <table:table-cell office:value-type="float" office:value="42491" calcext:value-type="float">
            <text:p>42491</text:p>
          </table:table-cell>
          <table:table-cell office:value-type="string" calcext:value-type="string">
            <text:p>Mista Thug Isolation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867.699999999998" calcext:value-type="float">
            <text:p>867,7</text:p>
          </table:table-cell>
          <table:table-cell office:value-type="float" office:value="399" calcext:value-type="float">
            <text:p>399</text:p>
          </table:table-cell>
          <table:table-cell office:value-type="float" office:value="0.399399399399399" calcext:value-type="float">
            <text:p>0,399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24765478424015" calcext:value-type="float">
            <text:p>0,6248</text:p>
          </table:table-cell>
          <table:table-cell office:value-type="float" office:value="0.0004811090315432" calcext:value-type="float">
            <text:p>0,0004811090</text:p>
          </table:table-cell>
          <table:table-cell office:value-type="float" office:value="0.0102028011654647" calcext:value-type="float">
            <text:p>0,010202801</text:p>
          </table:table-cell>
          <table:table-cell office:value-type="float" office:value="10" calcext:value-type="float">
            <text:p>10</text:p>
          </table:table-cell>
          <table:table-cell office:value-type="float" office:value="0.0268734030103712" calcext:value-type="float">
            <text:p>0,026873403</text:p>
          </table:table-cell>
          <table:table-cell office:value-type="float" office:value="51508" calcext:value-type="float">
            <text:p>51508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842.099999999998" calcext:value-type="float">
            <text:p>842,1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2075221514099" calcext:value-type="float">
            <text:p>0,0002075222</text:p>
          </table:table-cell>
          <table:table-cell office:value-type="float" office:value="0.0101394719766587" calcext:value-type="float">
            <text:p>0,010139472</text:p>
          </table:table-cell>
          <table:table-cell office:value-type="float" office:value="10" calcext:value-type="float">
            <text:p>10</text:p>
          </table:table-cell>
          <table:table-cell office:value-type="float" office:value="0.0278663046986668" calcext:value-type="float">
            <text:p>0,027866305</text:p>
          </table:table-cell>
          <table:table-cell office:value-type="float" office:value="48796" calcext:value-type="float">
            <text:p>48796</text:p>
          </table:table-cell>
          <table:table-cell office:value-type="string" calcext:value-type="string">
            <text:p>Some Rap Songs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679.1" calcext:value-type="float">
            <text:p>679,1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831158479789" calcext:value-type="float">
            <text:p>0,0008311585</text:p>
          </table:table-cell>
          <table:table-cell office:value-type="float" office:value="0.0101235882247322" calcext:value-type="float">
            <text:p>0,010123588</text:p>
          </table:table-cell>
          <table:table-cell office:value-type="float" office:value="12" calcext:value-type="float">
            <text:p>12</text:p>
          </table:table-cell>
          <table:table-cell office:value-type="float" office:value="0.0165892362567612" calcext:value-type="float">
            <text:p>0,016589236</text:p>
          </table:table-cell>
          <table:table-cell office:value-type="float" office:value="104373" calcext:value-type="float">
            <text:p>104373</text:p>
          </table:table-cell>
          <table:table-cell office:value-type="string" calcext:value-type="string">
            <text:p>Maps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44.500000000002" calcext:value-type="float">
            <text:p>644,5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2313602848004" calcext:value-type="float">
            <text:p>0,0002313603</text:p>
          </table:table-cell>
          <table:table-cell office:value-type="float" office:value="0.0100885308392919" calcext:value-type="float">
            <text:p>0,010088531</text:p>
          </table:table-cell>
          <table:table-cell office:value-type="float" office:value="12" calcext:value-type="float">
            <text:p>12</text:p>
          </table:table-cell>
          <table:table-cell office:value-type="float" office:value="0.0159514879390277" calcext:value-type="float">
            <text:p>0,015951488</text:p>
          </table:table-cell>
          <table:table-cell office:value-type="float" office:value="134774" calcext:value-type="float">
            <text:p>134774</text:p>
          </table:table-cell>
          <table:table-cell office:value-type="string" calcext:value-type="string">
            <text:p>Prince and the Revolution: Live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718.999999999998" calcext:value-type="float">
            <text:p>719,0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337679028393791" calcext:value-type="float">
            <text:p>0,0000337679</text:p>
          </table:table-cell>
          <table:table-cell office:value-type="float" office:value="0.0100616587030096" calcext:value-type="float">
            <text:p>0,010061659</text:p>
          </table:table-cell>
          <table:table-cell office:value-type="float" office:value="8" calcext:value-type="float">
            <text:p>8</text:p>
          </table:table-cell>
          <table:table-cell office:value-type="float" office:value="0.0180948512525325" calcext:value-type="float">
            <text:p>0,018094851</text:p>
          </table:table-cell>
          <table:table-cell office:value-type="float" office:value="108182" calcext:value-type="float">
            <text:p>108182</text:p>
          </table:table-cell>
          <table:table-cell office:value-type="string" calcext:value-type="string">
            <text:p>Os afro-sambas de Baden e VinÃ­cius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665.000000000001" calcext:value-type="float">
            <text:p>665,0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3462045880215" calcext:value-type="float">
            <text:p>0,0003462046</text:p>
          </table:table-cell>
          <table:table-cell office:value-type="float" office:value="0.010037520237456" calcext:value-type="float">
            <text:p>0,010037520</text:p>
          </table:table-cell>
          <table:table-cell office:value-type="float" office:value="12" calcext:value-type="float">
            <text:p>12</text:p>
          </table:table-cell>
          <table:table-cell office:value-type="float" office:value="0.0155026537586935" calcext:value-type="float">
            <text:p>0,015502654</text:p>
          </table:table-cell>
          <table:table-cell office:value-type="float" office:value="117718" calcext:value-type="float">
            <text:p>117718</text:p>
          </table:table-cell>
          <table:table-cell office:value-type="string" calcext:value-type="string">
            <text:p>The Forever Story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531.500000000003" calcext:value-type="float">
            <text:p>531,5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1263788838939" calcext:value-type="float">
            <text:p>0,0001263789</text:p>
          </table:table-cell>
          <table:table-cell office:value-type="float" office:value="0.0100339373914833" calcext:value-type="float">
            <text:p>0,010033937</text:p>
          </table:table-cell>
          <table:table-cell office:value-type="float" office:value="21" calcext:value-type="float">
            <text:p>21</text:p>
          </table:table-cell>
          <table:table-cell office:value-type="float" office:value="0.0143846540310211" calcext:value-type="float">
            <text:p>0,014384654</text:p>
          </table:table-cell>
          <table:table-cell office:value-type="float" office:value="147425" calcext:value-type="float">
            <text:p>147425</text:p>
          </table:table-cell>
          <table:table-cell office:value-type="string" calcext:value-type="string">
            <text:p>The Shape of Jazz to Come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849.499999999998" calcext:value-type="float">
            <text:p>849,5</text:p>
          </table:table-cell>
          <table:table-cell office:value-type="float" office:value="353" calcext:value-type="float">
            <text:p>353</text:p>
          </table:table-cell>
          <table:table-cell office:value-type="float" office:value="0.353353353353353" calcext:value-type="float">
            <text:p>0,353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07294832826748" calcext:value-type="float">
            <text:p>0,6073</text:p>
          </table:table-cell>
          <table:table-cell office:value-type="float" office:value="0.0003308251471244" calcext:value-type="float">
            <text:p>0,0003308251</text:p>
          </table:table-cell>
          <table:table-cell office:value-type="float" office:value="0.0099049398023516" calcext:value-type="float">
            <text:p>0,009904940</text:p>
          </table:table-cell>
          <table:table-cell office:value-type="float" office:value="10" calcext:value-type="float">
            <text:p>10</text:p>
          </table:table-cell>
          <table:table-cell office:value-type="float" office:value="0.0313936222571117" calcext:value-type="float">
            <text:p>0,031393622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Yeezus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533.600000000002" calcext:value-type="float">
            <text:p>533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0859242676209944" calcext:value-type="float">
            <text:p>0,0000859243</text:p>
          </table:table-cell>
          <table:table-cell office:value-type="float" office:value="0.0098399839590257" calcext:value-type="float">
            <text:p>0,009839984</text:p>
          </table:table-cell>
          <table:table-cell office:value-type="float" office:value="21" calcext:value-type="float">
            <text:p>21</text:p>
          </table:table-cell>
          <table:table-cell office:value-type="float" office:value="0.0141073079352153" calcext:value-type="float">
            <text:p>0,014107308</text:p>
          </table:table-cell>
          <table:table-cell office:value-type="float" office:value="195946" calcext:value-type="float">
            <text:p>195946</text:p>
          </table:table-cell>
          <table:table-cell office:value-type="string" calcext:value-type="string">
            <text:p>Ellington at Newport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645.2" calcext:value-type="float">
            <text:p>645,2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84786723931681" calcext:value-type="float">
            <text:p>0,0000484787</text:p>
          </table:table-cell>
          <table:table-cell office:value-type="float" office:value="0.0098024960853391" calcext:value-type="float">
            <text:p>0,009802496</text:p>
          </table:table-cell>
          <table:table-cell office:value-type="float" office:value="12" calcext:value-type="float">
            <text:p>12</text:p>
          </table:table-cell>
          <table:table-cell office:value-type="float" office:value="0.0151409299990635" calcext:value-type="float">
            <text:p>0,015140930</text:p>
          </table:table-cell>
          <table:table-cell office:value-type="float" office:value="139407" calcext:value-type="float">
            <text:p>139407</text:p>
          </table:table-cell>
          <table:table-cell office:value-type="string" calcext:value-type="string">
            <text:p>Blue Rev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557.500000000004" calcext:value-type="float">
            <text:p>557,5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9201586355894" calcext:value-type="float">
            <text:p>0,0009201586</text:p>
          </table:table-cell>
          <table:table-cell office:value-type="float" office:value="0.0097215920925796" calcext:value-type="float">
            <text:p>0,009721592</text:p>
          </table:table-cell>
          <table:table-cell office:value-type="float" office:value="21" calcext:value-type="float">
            <text:p>21</text:p>
          </table:table-cell>
          <table:table-cell office:value-type="float" office:value="0.0138887943251875" calcext:value-type="float">
            <text:p>0,013888794</text:p>
          </table:table-cell>
          <table:table-cell office:value-type="float" office:value="165369" calcext:value-type="float">
            <text:p>165369</text:p>
          </table:table-cell>
          <table:table-cell office:value-type="string" calcext:value-type="string">
            <text:p>Symphony No. 5, Op. 47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756.199999999999" calcext:value-type="float">
            <text:p>756,2</text:p>
          </table:table-cell>
          <table:table-cell office:value-type="float" office:value="419" calcext:value-type="float">
            <text:p>419</text:p>
          </table:table-cell>
          <table:table-cell office:value-type="float" office:value="0.419419419419419" calcext:value-type="float">
            <text:p>0,419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2678910702977" calcext:value-type="float">
            <text:p>0,6327</text:p>
          </table:table-cell>
          <table:table-cell office:value-type="float" office:value="0.0003009021045093" calcext:value-type="float">
            <text:p>0,0003009021</text:p>
          </table:table-cell>
          <table:table-cell office:value-type="float" office:value="0.009685467011555" calcext:value-type="float">
            <text:p>0,009685467</text:p>
          </table:table-cell>
          <table:table-cell office:value-type="float" office:value="8" calcext:value-type="float">
            <text:p>8</text:p>
          </table:table-cell>
          <table:table-cell office:value-type="float" office:value="0.0230367850237227" calcext:value-type="float">
            <text:p>0,023036785</text:p>
          </table:table-cell>
          <table:table-cell office:value-type="float" office:value="59521" calcext:value-type="float">
            <text:p>59521</text:p>
          </table:table-cell>
          <table:table-cell office:value-type="string" calcext:value-type="string">
            <text:p>Boulez Conducts Stravinsky's Le sacre du printemps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728.199999999999" calcext:value-type="float">
            <text:p>728,2</text:p>
          </table:table-cell>
          <table:table-cell office:value-type="float" office:value="431" calcext:value-type="float">
            <text:p>431</text:p>
          </table:table-cell>
          <table:table-cell office:value-type="float" office:value="0.431431431431431" calcext:value-type="float">
            <text:p>0,431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7523931078494" calcext:value-type="float">
            <text:p>0,6375</text:p>
          </table:table-cell>
          <table:table-cell office:value-type="float" office:value="0.0000220661543306834" calcext:value-type="float">
            <text:p>0,0000220662</text:p>
          </table:table-cell>
          <table:table-cell office:value-type="float" office:value="0.0096053143994287" calcext:value-type="float">
            <text:p>0,009605314</text:p>
          </table:table-cell>
          <table:table-cell office:value-type="float" office:value="8" calcext:value-type="float">
            <text:p>8</text:p>
          </table:table-cell>
          <table:table-cell office:value-type="float" office:value="0.0222107155657719" calcext:value-type="float">
            <text:p>0,022210716</text:p>
          </table:table-cell>
          <table:table-cell office:value-type="float" office:value="62809" calcext:value-type="float">
            <text:p>62809</text:p>
          </table:table-cell>
          <table:table-cell office:value-type="string" calcext:value-type="string">
            <text:p>The Jazz Composer's Orchestra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85.200000000002" calcext:value-type="float">
            <text:p>585,2</text:p>
          </table:table-cell>
          <table:table-cell office:value-type="float" office:value="427" calcext:value-type="float">
            <text:p>427</text:p>
          </table:table-cell>
          <table:table-cell office:value-type="float" office:value="0.427427427427427" calcext:value-type="float">
            <text:p>0,427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5900700190961" calcext:value-type="float">
            <text:p>0,6359</text:p>
          </table:table-cell>
          <table:table-cell office:value-type="float" office:value="0.0000135405947029194" calcext:value-type="float">
            <text:p>0,0000135406</text:p>
          </table:table-cell>
          <table:table-cell office:value-type="float" office:value="0.0095847316169079" calcext:value-type="float">
            <text:p>0,009584732</text:p>
          </table:table-cell>
          <table:table-cell office:value-type="float" office:value="12" calcext:value-type="float">
            <text:p>12</text:p>
          </table:table-cell>
          <table:table-cell office:value-type="float" office:value="0.0203211937984235" calcext:value-type="float">
            <text:p>0,020321194</text:p>
          </table:table-cell>
          <table:table-cell office:value-type="float" office:value="66348" calcext:value-type="float">
            <text:p>66348</text:p>
          </table:table-cell>
          <table:table-cell office:value-type="string" calcext:value-type="string">
            <text:p>Dragon New Warm Mountain I Believe in You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521.400000000004" calcext:value-type="float">
            <text:p>521,4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94108470527" calcext:value-type="float">
            <text:p>0,0003594108</text:p>
          </table:table-cell>
          <table:table-cell office:value-type="float" office:value="0.0095378992966843" calcext:value-type="float">
            <text:p>0,009537899</text:p>
          </table:table-cell>
          <table:table-cell office:value-type="float" office:value="21" calcext:value-type="float">
            <text:p>21</text:p>
          </table:table-cell>
          <table:table-cell office:value-type="float" office:value="0.0138332314786431" calcext:value-type="float">
            <text:p>0,013833231</text:p>
          </table:table-cell>
          <table:table-cell office:value-type="float" office:value="170104" calcext:value-type="float">
            <text:p>170104</text:p>
          </table:table-cell>
          <table:table-cell office:value-type="string" calcext:value-type="string">
            <text:p>Time Out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754.499999999999" calcext:value-type="float">
            <text:p>754,5</text:p>
          </table:table-cell>
          <table:table-cell office:value-type="float" office:value="376" calcext:value-type="float">
            <text:p>376</text:p>
          </table:table-cell>
          <table:table-cell office:value-type="float" office:value="0.376376376376376" calcext:value-type="float">
            <text:p>0,376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15906288532676" calcext:value-type="float">
            <text:p>0,6159</text:p>
          </table:table-cell>
          <table:table-cell office:value-type="float" office:value="0.0000461383226914289" calcext:value-type="float">
            <text:p>0,0000461383</text:p>
          </table:table-cell>
          <table:table-cell office:value-type="float" office:value="0.0094700309474578" calcext:value-type="float">
            <text:p>0,009470031</text:p>
          </table:table-cell>
          <table:table-cell office:value-type="float" office:value="10" calcext:value-type="float">
            <text:p>10</text:p>
          </table:table-cell>
          <table:table-cell office:value-type="float" office:value="0.0268516713901321" calcext:value-type="float">
            <text:p>0,026851671</text:p>
          </table:table-cell>
          <table:table-cell office:value-type="float" office:value="46308" calcext:value-type="float">
            <text:p>46308</text:p>
          </table:table-cell>
          <table:table-cell office:value-type="string" calcext:value-type="string">
            <text:p>Paracletus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777.1" calcext:value-type="float">
            <text:p>777,1</text:p>
          </table:table-cell>
          <table:table-cell office:value-type="float" office:value="288" calcext:value-type="float">
            <text:p>288</text:p>
          </table:table-cell>
          <table:table-cell office:value-type="float" office:value="0.288288288288288" calcext:value-type="float">
            <text:p>0,2883</text:p>
          </table:table-cell>
          <table:table-cell office:value-type="float" office:value="69.8" calcext:value-type="float">
            <text:p>69,80</text:p>
          </table:table-cell>
          <table:table-cell office:value-type="float" office:value="2" calcext:value-type="float">
            <text:p>2</text:p>
          </table:table-cell>
          <table:table-cell office:value-type="float" office:value="0.58421052631579" calcext:value-type="float">
            <text:p>0,5842</text:p>
          </table:table-cell>
          <table:table-cell office:value-type="float" office:value="0.0000531593717966463" calcext:value-type="float">
            <text:p>0,0000531594</text:p>
          </table:table-cell>
          <table:table-cell office:value-type="float" office:value="0.0094086770177942" calcext:value-type="float">
            <text:p>0,009408677</text:p>
          </table:table-cell>
          <table:table-cell office:value-type="float" office:value="10" calcext:value-type="float">
            <text:p>10</text:p>
          </table:table-cell>
          <table:table-cell office:value-type="float" office:value="0.0391627519264629" calcext:value-type="float">
            <text:p>0,039162752</text:p>
          </table:table-cell>
          <table:table-cell office:value-type="float" office:value="27348" calcext:value-type="float">
            <text:p>27348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714.699999999999" calcext:value-type="float">
            <text:p>714,7</text:p>
          </table:table-cell>
          <table:table-cell office:value-type="float" office:value="466" calcext:value-type="float">
            <text:p>466</text:p>
          </table:table-cell>
          <table:table-cell office:value-type="float" office:value="0.466466466466466" calcext:value-type="float">
            <text:p>0,466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52088772845953" calcext:value-type="float">
            <text:p>0,6521</text:p>
          </table:table-cell>
          <table:table-cell office:value-type="float" office:value="0.0002197254034261" calcext:value-type="float">
            <text:p>0,0002197254</text:p>
          </table:table-cell>
          <table:table-cell office:value-type="float" office:value="0.0092452044960627" calcext:value-type="float">
            <text:p>0,009245204</text:p>
          </table:table-cell>
          <table:table-cell office:value-type="float" office:value="8" calcext:value-type="float">
            <text:p>8</text:p>
          </table:table-cell>
          <table:table-cell office:value-type="float" office:value="0.0198432954946313" calcext:value-type="float">
            <text:p>0,019843295</text:p>
          </table:table-cell>
          <table:table-cell office:value-type="float" office:value="74398" calcext:value-type="float">
            <text:p>74398</text:p>
          </table:table-cell>
          <table:table-cell office:value-type="string" calcext:value-type="string">
            <text:p>Il buono, il brutto, il cattivo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590.900000000002" calcext:value-type="float">
            <text:p>590,9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00936139880695659" calcext:value-type="float">
            <text:p>0,0000093614</text:p>
          </table:table-cell>
          <table:table-cell office:value-type="float" office:value="0.0091452720427349" calcext:value-type="float">
            <text:p>0,009145272</text:p>
          </table:table-cell>
          <table:table-cell office:value-type="float" office:value="12" calcext:value-type="float">
            <text:p>12</text:p>
          </table:table-cell>
          <table:table-cell office:value-type="float" office:value="0.0153056627085275" calcext:value-type="float">
            <text:p>0,015305663</text:p>
          </table:table-cell>
          <table:table-cell office:value-type="float" office:value="146654" calcext:value-type="float">
            <text:p>146654</text:p>
          </table:table-cell>
          <table:table-cell office:value-type="string" calcext:value-type="string">
            <text:p>Knebworth 1996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637.8" calcext:value-type="float">
            <text:p>637,8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5426936622661" calcext:value-type="float">
            <text:p>0,0005426937</text:p>
          </table:table-cell>
          <table:table-cell office:value-type="float" office:value="0.0091146495481963" calcext:value-type="float">
            <text:p>0,009114650</text:p>
          </table:table-cell>
          <table:table-cell office:value-type="float" office:value="12" calcext:value-type="float">
            <text:p>12</text:p>
          </table:table-cell>
          <table:table-cell office:value-type="float" office:value="0.016451198350728" calcext:value-type="float">
            <text:p>0,016451198</text:p>
          </table:table-cell>
          <table:table-cell office:value-type="float" office:value="58642" calcext:value-type="float">
            <text:p>58642</text:p>
          </table:table-cell>
          <table:table-cell office:value-type="string" calcext:value-type="string">
            <text:p>Aethiope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669.000000000001" calcext:value-type="float">
            <text:p>669,0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016048112240497" calcext:value-type="float">
            <text:p>0,0000160481</text:p>
          </table:table-cell>
          <table:table-cell office:value-type="float" office:value="0.008881891797064" calcext:value-type="float">
            <text:p>0,008881892</text:p>
          </table:table-cell>
          <table:table-cell office:value-type="float" office:value="8" calcext:value-type="float">
            <text:p>8</text:p>
          </table:table-cell>
          <table:table-cell office:value-type="float" office:value="0.0273875643914832" calcext:value-type="float">
            <text:p>0,027387564</text:p>
          </table:table-cell>
          <table:table-cell office:value-type="float" office:value="49529" calcext:value-type="float">
            <text:p>49529</text:p>
          </table:table-cell>
          <table:table-cell office:value-type="string" calcext:value-type="string">
            <text:p>Getz / Gilberto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603.600000000001" calcext:value-type="float">
            <text:p>603,6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3635900429487" calcext:value-type="float">
            <text:p>0,0003635900</text:p>
          </table:table-cell>
          <table:table-cell office:value-type="float" office:value="0.0087362439151397" calcext:value-type="float">
            <text:p>0,008736244</text:p>
          </table:table-cell>
          <table:table-cell office:value-type="float" office:value="12" calcext:value-type="float">
            <text:p>12</text:p>
          </table:table-cell>
          <table:table-cell office:value-type="float" office:value="0.0164429709187246" calcext:value-type="float">
            <text:p>0,016442971</text:p>
          </table:table-cell>
          <table:table-cell office:value-type="float" office:value="83988" calcext:value-type="float">
            <text:p>83988</text:p>
          </table:table-cell>
          <table:table-cell office:value-type="string" calcext:value-type="string">
            <text:p>Mr. Morale &amp; The Big Steppers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710.599999999999" calcext:value-type="float">
            <text:p>710,6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1758605633021" calcext:value-type="float">
            <text:p>0,0001758606</text:p>
          </table:table-cell>
          <table:table-cell office:value-type="float" office:value="0.0086707660493817" calcext:value-type="float">
            <text:p>0,008670766</text:p>
          </table:table-cell>
          <table:table-cell office:value-type="float" office:value="8" calcext:value-type="float">
            <text:p>8</text:p>
          </table:table-cell>
          <table:table-cell office:value-type="float" office:value="0.0254830432106982" calcext:value-type="float">
            <text:p>0,025483043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Stravinsky Conducts Le sacre du printemps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663.5" calcext:value-type="float">
            <text:p>663,5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12943996577931" calcext:value-type="float">
            <text:p>0,0012943997</text:p>
          </table:table-cell>
          <table:table-cell office:value-type="float" office:value="0.008621961743966" calcext:value-type="float">
            <text:p>0,008621962</text:p>
          </table:table-cell>
          <table:table-cell office:value-type="float" office:value="12" calcext:value-type="float">
            <text:p>12</text:p>
          </table:table-cell>
          <table:table-cell office:value-type="float" office:value="0.0156366810755792" calcext:value-type="float">
            <text:p>0,015636681</text:p>
          </table:table-cell>
          <table:table-cell office:value-type="float" office:value="102863" calcext:value-type="float">
            <text:p>102863</text:p>
          </table:table-cell>
          <table:table-cell office:value-type="string" calcext:value-type="string">
            <text:p>Scaring the Hoes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74.100000000002" calcext:value-type="float">
            <text:p>574,1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237041985204" calcext:value-type="float">
            <text:p>0,0001237042</text:p>
          </table:table-cell>
          <table:table-cell office:value-type="float" office:value="0.0085122361437397" calcext:value-type="float">
            <text:p>0,008512236</text:p>
          </table:table-cell>
          <table:table-cell office:value-type="float" office:value="12" calcext:value-type="float">
            <text:p>12</text:p>
          </table:table-cell>
          <table:table-cell office:value-type="float" office:value="0.0140887619785762" calcext:value-type="float">
            <text:p>0,014088762</text:p>
          </table:table-cell>
          <table:table-cell office:value-type="float" office:value="110439" calcext:value-type="float">
            <text:p>110439</text:p>
          </table:table-cell>
          <table:table-cell office:value-type="string" calcext:value-type="string">
            <text:p>Sometimes I Might Be Introvert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665.6" calcext:value-type="float">
            <text:p>665,6</text:p>
          </table:table-cell>
          <table:table-cell office:value-type="float" office:value="368" calcext:value-type="float">
            <text:p>368</text:p>
          </table:table-cell>
          <table:table-cell office:value-type="float" office:value="0.368368368368368" calcext:value-type="float">
            <text:p>0,36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2883435582822" calcext:value-type="float">
            <text:p>0,6129</text:p>
          </table:table-cell>
          <table:table-cell office:value-type="float" office:value="0.0000842525892626093" calcext:value-type="float">
            <text:p>0,0000842526</text:p>
          </table:table-cell>
          <table:table-cell office:value-type="float" office:value="0.0083077166783549" calcext:value-type="float">
            <text:p>0,008307717</text:p>
          </table:table-cell>
          <table:table-cell office:value-type="float" office:value="8" calcext:value-type="float">
            <text:p>8</text:p>
          </table:table-cell>
          <table:table-cell office:value-type="float" office:value="0.0235708967661112" calcext:value-type="float">
            <text:p>0,023570897</text:p>
          </table:table-cell>
          <table:table-cell office:value-type="float" office:value="44816" calcext:value-type="float">
            <text:p>44816</text:p>
          </table:table-cell>
          <table:table-cell office:value-type="string" calcext:value-type="string">
            <text:p>Requiem; Lontano; Continuum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561.300000000002" calcext:value-type="float">
            <text:p>561,3</text:p>
          </table:table-cell>
          <table:table-cell office:value-type="float" office:value="509" calcext:value-type="float">
            <text:p>509</text:p>
          </table:table-cell>
          <table:table-cell office:value-type="float" office:value="0.50950950950951" calcext:value-type="float">
            <text:p>0,50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920080591001" calcext:value-type="float">
            <text:p>0,6709</text:p>
          </table:table-cell>
          <table:table-cell office:value-type="float" office:value="0.0000869272746360255" calcext:value-type="float">
            <text:p>0,0000869273</text:p>
          </table:table-cell>
          <table:table-cell office:value-type="float" office:value="0.0082194255554381" calcext:value-type="float">
            <text:p>0,008219426</text:p>
          </table:table-cell>
          <table:table-cell office:value-type="float" office:value="12" calcext:value-type="float">
            <text:p>12</text:p>
          </table:table-cell>
          <table:table-cell office:value-type="float" office:value="0.0159592372215738" calcext:value-type="float">
            <text:p>0,015959237</text:p>
          </table:table-cell>
          <table:table-cell office:value-type="float" office:value="86862" calcext:value-type="float">
            <text:p>86862</text:p>
          </table:table-cell>
          <table:table-cell office:value-type="string" calcext:value-type="string">
            <text:p>Volcanic Bird Enemy and the Voiced Concern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538.900000000002" calcext:value-type="float">
            <text:p>538,9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1277162265806" calcext:value-type="float">
            <text:p>0,0001277162</text:p>
          </table:table-cell>
          <table:table-cell office:value-type="float" office:value="0.0079330763853234" calcext:value-type="float">
            <text:p>0,007933076</text:p>
          </table:table-cell>
          <table:table-cell office:value-type="float" office:value="12" calcext:value-type="float">
            <text:p>12</text:p>
          </table:table-cell>
          <table:table-cell office:value-type="float" office:value="0.0177847567654794" calcext:value-type="float">
            <text:p>0,017784757</text:p>
          </table:table-cell>
          <table:table-cell office:value-type="float" office:value="59853" calcext:value-type="float">
            <text:p>59853</text:p>
          </table:table-cell>
          <table:table-cell office:value-type="string" calcext:value-type="string">
            <text:p>Cavalcade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574.500000000002" calcext:value-type="float">
            <text:p>574,5</text:p>
          </table:table-cell>
          <table:table-cell office:value-type="float" office:value="521" calcext:value-type="float">
            <text:p>521</text:p>
          </table:table-cell>
          <table:table-cell office:value-type="float" office:value="0.521521521521522" calcext:value-type="float">
            <text:p>0,521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76371022342586" calcext:value-type="float">
            <text:p>0,6764</text:p>
          </table:table-cell>
          <table:table-cell office:value-type="float" office:value="0.0005748901874486" calcext:value-type="float">
            <text:p>0,0005748902</text:p>
          </table:table-cell>
          <table:table-cell office:value-type="float" office:value="0.0078905265768764" calcext:value-type="float">
            <text:p>0,007890527</text:p>
          </table:table-cell>
          <table:table-cell office:value-type="float" office:value="12" calcext:value-type="float">
            <text:p>12</text:p>
          </table:table-cell>
          <table:table-cell office:value-type="float" office:value="0.0153203471258902" calcext:value-type="float">
            <text:p>0,015320347</text:p>
          </table:table-cell>
          <table:table-cell office:value-type="float" office:value="93407" calcext:value-type="float">
            <text:p>93407</text:p>
          </table:table-cell>
          <table:table-cell office:value-type="string" calcext:value-type="string">
            <text:p>Call Me If You Get Lost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97.100000000002" calcext:value-type="float">
            <text:p>597,1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5755588587919" calcext:value-type="float">
            <text:p>0,0005755589</text:p>
          </table:table-cell>
          <table:table-cell office:value-type="float" office:value="0.0078851565391014" calcext:value-type="float">
            <text:p>0,007885157</text:p>
          </table:table-cell>
          <table:table-cell office:value-type="float" office:value="12" calcext:value-type="float">
            <text:p>12</text:p>
          </table:table-cell>
          <table:table-cell office:value-type="float" office:value="0.0142919870251332" calcext:value-type="float">
            <text:p>0,014291987</text:p>
          </table:table-cell>
          <table:table-cell office:value-type="float" office:value="96823" calcext:value-type="float">
            <text:p>96823</text:p>
          </table:table-cell>
          <table:table-cell office:value-type="string" calcext:value-type="string">
            <text:p>LP!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524.800000000003" calcext:value-type="float">
            <text:p>524,8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397523107609" calcext:value-type="float">
            <text:p>0,0001397523</text:p>
          </table:table-cell>
          <table:table-cell office:value-type="float" office:value="0.0077378905780917" calcext:value-type="float">
            <text:p>0,007737891</text:p>
          </table:table-cell>
          <table:table-cell office:value-type="float" office:value="12" calcext:value-type="float">
            <text:p>12</text:p>
          </table:table-cell>
          <table:table-cell office:value-type="float" office:value="0.0134733508111368" calcext:value-type="float">
            <text:p>0,013473351</text:p>
          </table:table-cell>
          <table:table-cell office:value-type="float" office:value="103594" calcext:value-type="float">
            <text:p>103594</text:p>
          </table:table-cell>
          <table:table-cell office:value-type="string" calcext:value-type="string">
            <text:p>Cutting the Throat of God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514.900000000002" calcext:value-type="float">
            <text:p>514,9</text:p>
          </table:table-cell>
          <table:table-cell office:value-type="float" office:value="429" calcext:value-type="float">
            <text:p>429</text:p>
          </table:table-cell>
          <table:table-cell office:value-type="float" office:value="0.429429429429429" calcext:value-type="float">
            <text:p>0,4294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36711281070746" calcext:value-type="float">
            <text:p>0,6367</text:p>
          </table:table-cell>
          <table:table-cell office:value-type="float" office:value="0.000046806994034783" calcext:value-type="float">
            <text:p>0,0000468070</text:p>
          </table:table-cell>
          <table:table-cell office:value-type="float" office:value="0.0076526981149954" calcext:value-type="float">
            <text:p>0,007652698</text:p>
          </table:table-cell>
          <table:table-cell office:value-type="float" office:value="12" calcext:value-type="float">
            <text:p>12</text:p>
          </table:table-cell>
          <table:table-cell office:value-type="float" office:value="0.0164951471546253" calcext:value-type="float">
            <text:p>0,016495147</text:p>
          </table:table-cell>
          <table:table-cell office:value-type="float" office:value="63593" calcext:value-type="float">
            <text:p>63593</text:p>
          </table:table-cell>
          <table:table-cell office:value-type="string" calcext:value-type="string">
            <text:p>Promises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23.800000000002" calcext:value-type="float">
            <text:p>523,8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0491473437365221" calcext:value-type="float">
            <text:p>0,0000491473</text:p>
          </table:table-cell>
          <table:table-cell office:value-type="float" office:value="0.0075700743477859" calcext:value-type="float">
            <text:p>0,007570074</text:p>
          </table:table-cell>
          <table:table-cell office:value-type="float" office:value="12" calcext:value-type="float">
            <text:p>12</text:p>
          </table:table-cell>
          <table:table-cell office:value-type="float" office:value="0.0165909832853719" calcext:value-type="float">
            <text:p>0,016590983</text:p>
          </table:table-cell>
          <table:table-cell office:value-type="float" office:value="84661" calcext:value-type="float">
            <text:p>84661</text:p>
          </table:table-cell>
          <table:table-cell office:value-type="string" calcext:value-type="string">
            <text:p>Circles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536.900000000003" calcext:value-type="float">
            <text:p>536,9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237569375845929" calcext:value-type="float">
            <text:p>0,0000237569</text:p>
          </table:table-cell>
          <table:table-cell office:value-type="float" office:value="0.007546358217801" calcext:value-type="float">
            <text:p>0,007546358</text:p>
          </table:table-cell>
          <table:table-cell office:value-type="float" office:value="12" calcext:value-type="float">
            <text:p>12</text:p>
          </table:table-cell>
          <table:table-cell office:value-type="float" office:value="0.0147134966172034" calcext:value-type="float">
            <text:p>0,014713497</text:p>
          </table:table-cell>
          <table:table-cell office:value-type="float" office:value="103868" calcext:value-type="float">
            <text:p>103868</text:p>
          </table:table-cell>
          <table:table-cell office:value-type="string" calcext:value-type="string">
            <text:p>Diamond Jubilee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393.900000000003" calcext:value-type="float">
            <text:p>393,9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082911234547" calcext:value-type="float">
            <text:p>0,0002082911</text:p>
          </table:table-cell>
          <table:table-cell office:value-type="float" office:value="0.007509788066734" calcext:value-type="float">
            <text:p>0,007509788</text:p>
          </table:table-cell>
          <table:table-cell office:value-type="float" office:value="21" calcext:value-type="float">
            <text:p>21</text:p>
          </table:table-cell>
          <table:table-cell office:value-type="float" office:value="0.0129308882130293" calcext:value-type="float">
            <text:p>0,012930888</text:p>
          </table:table-cell>
          <table:table-cell office:value-type="float" office:value="133222" calcext:value-type="float">
            <text:p>133222</text:p>
          </table:table-cell>
          <table:table-cell office:value-type="string" calcext:value-type="string">
            <text:p>Piano Concerto No. 2 in C minor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518.200000000004" calcext:value-type="float">
            <text:p>51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814433672149" calcext:value-type="float">
            <text:p>0,0004814434</text:p>
          </table:table-cell>
          <table:table-cell office:value-type="float" office:value="0.0074732489490832" calcext:value-type="float">
            <text:p>0,007473249</text:p>
          </table:table-cell>
          <table:table-cell office:value-type="float" office:value="12" calcext:value-type="float">
            <text:p>12</text:p>
          </table:table-cell>
          <table:table-cell office:value-type="float" office:value="0.0132797228214545" calcext:value-type="float">
            <text:p>0,013279723</text:p>
          </table:table-cell>
          <table:table-cell office:value-type="float" office:value="131232" calcext:value-type="float">
            <text:p>131232</text:p>
          </table:table-cell>
          <table:table-cell office:value-type="string" calcext:value-type="string">
            <text:p>Brat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06.000000000002" calcext:value-type="float">
            <text:p>506,0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121029513147" calcext:value-type="float">
            <text:p>0,0001210295</text:p>
          </table:table-cell>
          <table:table-cell office:value-type="float" office:value="0.0073880863086482" calcext:value-type="float">
            <text:p>0,007388086</text:p>
          </table:table-cell>
          <table:table-cell office:value-type="float" office:value="12" calcext:value-type="float">
            <text:p>12</text:p>
          </table:table-cell>
          <table:table-cell office:value-type="float" office:value="0.0167275067093746" calcext:value-type="float">
            <text:p>0,016727507</text:p>
          </table:table-cell>
          <table:table-cell office:value-type="float" office:value="62058" calcext:value-type="float">
            <text:p>62058</text:p>
          </table:table-cell>
          <table:table-cell office:value-type="string" calcext:value-type="string">
            <text:p>Hellfire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436.600000000003" calcext:value-type="float">
            <text:p>436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312599840989" calcext:value-type="float">
            <text:p>0,0002312600</text:p>
          </table:table-cell>
          <table:table-cell office:value-type="float" office:value="0.0070154557522175" calcext:value-type="float">
            <text:p>0,007015456</text:p>
          </table:table-cell>
          <table:table-cell office:value-type="float" office:value="21" calcext:value-type="float">
            <text:p>21</text:p>
          </table:table-cell>
          <table:table-cell office:value-type="float" office:value="0.0134658524632508" calcext:value-type="float">
            <text:p>0,013465852</text:p>
          </table:table-cell>
          <table:table-cell office:value-type="float" office:value="122458" calcext:value-type="float">
            <text:p>122458</text:p>
          </table:table-cell>
          <table:table-cell office:value-type="string" calcext:value-type="string">
            <text:p>Somethin' Else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32.400000000002" calcext:value-type="float">
            <text:p>532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068197849196823" calcext:value-type="float">
            <text:p>0,006819785</text:p>
          </table:table-cell>
          <table:table-cell office:value-type="float" office:value="12" calcext:value-type="float">
            <text:p>12</text:p>
          </table:table-cell>
          <table:table-cell office:value-type="float" office:value="0.0146378135554878" calcext:value-type="float">
            <text:p>0,014637814</text:p>
          </table:table-cell>
          <table:table-cell office:value-type="float" office:value="75504" calcext:value-type="float">
            <text:p>75504</text:p>
          </table:table-cell>
          <table:table-cell office:value-type="string" calcext:value-type="string">
            <text:p>Visions of Bodies Being Burned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424.000000000002" calcext:value-type="float">
            <text:p>424,0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1093277646383" calcext:value-type="float">
            <text:p>0,0001093278</text:p>
          </table:table-cell>
          <table:table-cell office:value-type="float" office:value="0.0065319102361368" calcext:value-type="float">
            <text:p>0,006531910</text:p>
          </table:table-cell>
          <table:table-cell office:value-type="float" office:value="21" calcext:value-type="float">
            <text:p>21</text:p>
          </table:table-cell>
          <table:table-cell office:value-type="float" office:value="0.0146561155279903" calcext:value-type="float">
            <text:p>0,014656116</text:p>
          </table:table-cell>
          <table:table-cell office:value-type="float" office:value="58686" calcext:value-type="float">
            <text:p>58686</text:p>
          </table:table-cell>
          <table:table-cell office:value-type="string" calcext:value-type="string">
            <text:p>IX. Sinfonie; Egmont-Ouverture; Leonore III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519.200000000002" calcext:value-type="float">
            <text:p>519,2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999663658314293" calcext:value-type="float">
            <text:p>0,0000999664</text:p>
          </table:table-cell>
          <table:table-cell office:value-type="float" office:value="0.0064798769743845" calcext:value-type="float">
            <text:p>0,006479877</text:p>
          </table:table-cell>
          <table:table-cell office:value-type="float" office:value="12" calcext:value-type="float">
            <text:p>12</text:p>
          </table:table-cell>
          <table:table-cell office:value-type="float" office:value="0.0151631983840241" calcext:value-type="float">
            <text:p>0,015163198</text:p>
          </table:table-cell>
          <table:table-cell office:value-type="float" office:value="56592" calcext:value-type="float">
            <text:p>56592</text:p>
          </table:table-cell>
          <table:table-cell office:value-type="string" calcext:value-type="string">
            <text:p>By the Time I Get to Phoenix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71.800000000003" calcext:value-type="float">
            <text:p>471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0558340571700625" calcext:value-type="float">
            <text:p>0,0000558341</text:p>
          </table:table-cell>
          <table:table-cell office:value-type="float" office:value="0.0063506329239448" calcext:value-type="float">
            <text:p>0,006350633</text:p>
          </table:table-cell>
          <table:table-cell office:value-type="float" office:value="12" calcext:value-type="float">
            <text:p>12</text:p>
          </table:table-cell>
          <table:table-cell office:value-type="float" office:value="0.0139720987297588" calcext:value-type="float">
            <text:p>0,013972099</text:p>
          </table:table-cell>
          <table:table-cell office:value-type="float" office:value="84766" calcext:value-type="float">
            <text:p>84766</text:p>
          </table:table-cell>
          <table:table-cell office:value-type="string" calcext:value-type="string">
            <text:p>What's Your Pleasure?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461.300000000003" calcext:value-type="float">
            <text:p>461,3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47093567467649" calcext:value-type="float">
            <text:p>0,0000470936</text:p>
          </table:table-cell>
          <table:table-cell office:value-type="float" office:value="0.0063324391755963" calcext:value-type="float">
            <text:p>0,006332439</text:p>
          </table:table-cell>
          <table:table-cell office:value-type="float" office:value="12" calcext:value-type="float">
            <text:p>12</text:p>
          </table:table-cell>
          <table:table-cell office:value-type="float" office:value="0.0134669126878191" calcext:value-type="float">
            <text:p>0,013466913</text:p>
          </table:table-cell>
          <table:table-cell office:value-type="float" office:value="86481" calcext:value-type="float">
            <text:p>86481</text:p>
          </table:table-cell>
          <table:table-cell office:value-type="string" calcext:value-type="string">
            <text:p>Sinner Get Ready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478.400000000002" calcext:value-type="float">
            <text:p>478,4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1815442697206" calcext:value-type="float">
            <text:p>0,0001815443</text:p>
          </table:table-cell>
          <table:table-cell office:value-type="float" office:value="0.0062588943159196" calcext:value-type="float">
            <text:p>0,006258894</text:p>
          </table:table-cell>
          <table:table-cell office:value-type="float" office:value="12" calcext:value-type="float">
            <text:p>12</text:p>
          </table:table-cell>
          <table:table-cell office:value-type="float" office:value="0.0160949829107035" calcext:value-type="float">
            <text:p>0,016094983</text:p>
          </table:table-cell>
          <table:table-cell office:value-type="float" office:value="70659" calcext:value-type="float">
            <text:p>70659</text:p>
          </table:table-cell>
          <table:table-cell office:value-type="string" calcext:value-type="string">
            <text:p>How I'm Feeling Now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50.900000000002" calcext:value-type="float">
            <text:p>350,9</text:p>
          </table:table-cell>
          <table:table-cell office:value-type="float" office:value="330" calcext:value-type="float">
            <text:p>330</text:p>
          </table:table-cell>
          <table:table-cell office:value-type="float" office:value="0.33033033033033" calcext:value-type="float">
            <text:p>0,3303</text:p>
          </table:table-cell>
          <table:table-cell office:value-type="float" office:value="69.8" calcext:value-type="float">
            <text:p>69,80</text:p>
          </table:table-cell>
          <table:table-cell office:value-type="float" office:value="2" calcext:value-type="float">
            <text:p>2</text:p>
          </table:table-cell>
          <table:table-cell office:value-type="float" office:value="0.598920863309353" calcext:value-type="float">
            <text:p>0,5989</text:p>
          </table:table-cell>
          <table:table-cell office:value-type="float" office:value="0.0003153454055257" calcext:value-type="float">
            <text:p>0,0003153454</text:p>
          </table:table-cell>
          <table:table-cell office:value-type="float" office:value="0.0052992482299422" calcext:value-type="float">
            <text:p>0,005299248</text:p>
          </table:table-cell>
          <table:table-cell office:value-type="float" office:value="21" calcext:value-type="float">
            <text:p>21</text:p>
          </table:table-cell>
          <table:table-cell office:value-type="float" office:value="0.016721588378931" calcext:value-type="float">
            <text:p>0,016721588</text:p>
          </table:table-cell>
          <table:table-cell office:value-type="float" office:value="38443" calcext:value-type="float">
            <text:p>38443</text:p>
          </table:table-cell>
          <table:table-cell office:value-type="string" calcext:value-type="string">
            <text:p>Le sacre du printemps</text:p>
          </table:table-cell>
        </table:table-row>
        <table:table-row table:style-name="ro2" table:number-rows-repeated="104757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vertex_metrics.A1:vertex_metrics.M1001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6T22:26:29.155000000</dc:date>
    <meta:editing-duration>PT7H32M33S</meta:editing-duration>
    <meta:editing-cycles>3</meta:editing-cycles>
    <meta:generator>LibreOffice/7.4.3.2$Windows_X86_64 LibreOffice_project/1048a8393ae2eeec98dff31b5c133c5f1d08b890</meta:generator>
    <meta:document-statistic meta:table-count="1" meta:cell-count="13013" meta:object-count="0"/>
  </office:meta>
</office:document-meta>
</file>